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746717" calcext:value-type="float">
            <text:p>-0,746717</text:p>
          </table:table-cell>
          <table:table-cell office:value-type="float" office:value="0.09497" calcext:value-type="float">
            <text:p>0,09497</text:p>
          </table:table-cell>
          <table:table-cell office:value-type="float" office:value="0.503741" calcext:value-type="float">
            <text:p>0,503741</text:p>
          </table:table-cell>
          <table:table-cell office:value-type="float" office:value="-0.865175" calcext:value-type="float">
            <text:p>-0,8651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765966" calcext:value-type="float">
            <text:p>-0,765966</text:p>
          </table:table-cell>
          <table:table-cell office:value-type="float" office:value="-0.258542" calcext:value-type="float">
            <text:p>-0,258542</text:p>
          </table:table-cell>
          <table:table-cell office:value-type="float" office:value="-0.108992" calcext:value-type="float">
            <text:p>-0,108992</text:p>
          </table:table-cell>
          <table:table-cell office:value-type="float" office:value="0.012206" calcext:value-type="float">
            <text:p>0,012206</text:p>
          </table:table-cell>
          <table:table-cell office:value-type="float" office:value="0.145751" calcext:value-type="float">
            <text:p>0,145751</text:p>
          </table:table-cell>
          <table:table-cell office:value-type="float" office:value="0.273148" calcext:value-type="float">
            <text:p>0,273148</text:p>
          </table:table-cell>
          <table:table-cell office:value-type="float" office:value="0.424299" calcext:value-type="float">
            <text:p>0,424299</text:p>
          </table:table-cell>
          <table:table-cell office:value-type="float" office:value="0.503741" calcext:value-type="float">
            <text:p>0,503741</text:p>
          </table:table-cell>
          <table:table-cell office:value-type="float" office:value="-0.32781" calcext:value-type="float">
            <text:p>-0,327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64953" calcext:value-type="float">
            <text:p>-0,564953</text:p>
          </table:table-cell>
          <table:table-cell office:value-type="float" office:value="-0.125163" calcext:value-type="float">
            <text:p>-0,125163</text:p>
          </table:table-cell>
          <table:table-cell office:value-type="float" office:value="0.009108" calcext:value-type="float">
            <text:p>0,009108</text:p>
          </table:table-cell>
          <table:table-cell office:value-type="float" office:value="0.09622" calcext:value-type="float">
            <text:p>0,09622</text:p>
          </table:table-cell>
          <table:table-cell office:value-type="float" office:value="0.21882" calcext:value-type="float">
            <text:p>0,21882</text:p>
          </table:table-cell>
          <table:table-cell office:value-type="float" office:value="0.315354" calcext:value-type="float">
            <text:p>0,315354</text:p>
          </table:table-cell>
          <table:table-cell office:value-type="float" office:value="0.462126" calcext:value-type="float">
            <text:p>0,462126</text:p>
          </table:table-cell>
          <table:table-cell office:value-type="float" office:value="0.555194" calcext:value-type="float">
            <text:p>0,555194</text:p>
          </table:table-cell>
          <table:table-cell office:value-type="float" office:value="-0.258849" calcext:value-type="float">
            <text:p>-0,2588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38229" calcext:value-type="float">
            <text:p>-0,538229</text:p>
          </table:table-cell>
          <table:table-cell office:value-type="float" office:value="-0.048565" calcext:value-type="float">
            <text:p>-0,048565</text:p>
          </table:table-cell>
          <table:table-cell office:value-type="float" office:value="0.057927" calcext:value-type="float">
            <text:p>0,057927</text:p>
          </table:table-cell>
          <table:table-cell office:value-type="float" office:value="0.162145" calcext:value-type="float">
            <text:p>0,162145</text:p>
          </table:table-cell>
          <table:table-cell office:value-type="float" office:value="0.252076" calcext:value-type="float">
            <text:p>0,252076</text:p>
          </table:table-cell>
          <table:table-cell office:value-type="float" office:value="0.367328" calcext:value-type="float">
            <text:p>0,367328</text:p>
          </table:table-cell>
          <table:table-cell office:value-type="float" office:value="0.496797" calcext:value-type="float">
            <text:p>0,496797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-0.225052" calcext:value-type="float">
            <text:p>-0,2250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302499" calcext:value-type="float">
            <text:p>-0,302499</text:p>
          </table:table-cell>
          <table:table-cell office:value-type="float" office:value="0.013503" calcext:value-type="float">
            <text:p>0,013503</text:p>
          </table:table-cell>
          <table:table-cell office:value-type="float" office:value="0.104731" calcext:value-type="float">
            <text:p>0,104731</text:p>
          </table:table-cell>
          <table:table-cell office:value-type="float" office:value="0.21546" calcext:value-type="float">
            <text:p>0,21546</text:p>
          </table:table-cell>
          <table:table-cell office:value-type="float" office:value="0.294793" calcext:value-type="float">
            <text:p>0,294793</text:p>
          </table:table-cell>
          <table:table-cell office:value-type="float" office:value="0.419805" calcext:value-type="float">
            <text:p>0,419805</text:p>
          </table:table-cell>
          <table:table-cell office:value-type="float" office:value="0.514657" calcext:value-type="float">
            <text:p>0,514657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-0.173955" calcext:value-type="float">
            <text:p>-0,1739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113231" calcext:value-type="float">
            <text:p>-0,113231</text:p>
          </table:table-cell>
          <table:table-cell office:value-type="float" office:value="0.05941" calcext:value-type="float">
            <text:p>0,05941</text:p>
          </table:table-cell>
          <table:table-cell office:value-type="float" office:value="0.178876" calcext:value-type="float">
            <text:p>0,178876</text:p>
          </table:table-cell>
          <table:table-cell office:value-type="float" office:value="0.25644" calcext:value-type="float">
            <text:p>0,25644</text:p>
          </table:table-cell>
          <table:table-cell office:value-type="float" office:value="0.342167" calcext:value-type="float">
            <text:p>0,342167</text:p>
          </table:table-cell>
          <table:table-cell office:value-type="float" office:value="0.444676" calcext:value-type="float">
            <text:p>0,444676</text:p>
          </table:table-cell>
          <table:table-cell office:value-type="float" office:value="0.527116" calcext:value-type="float">
            <text:p>0,527116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-0.130455" calcext:value-type="float">
            <text:p>-0,1304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615228" calcext:value-type="float">
            <text:p>-0,615228</text:p>
          </table:table-cell>
          <table:table-cell office:value-type="float" office:value="0.022818" calcext:value-type="float">
            <text:p>0,022818</text:p>
          </table:table-cell>
          <table:table-cell office:value-type="float" office:value="0.085956" calcext:value-type="float">
            <text:p>0,085956</text:p>
          </table:table-cell>
          <table:table-cell office:value-type="float" office:value="0.19304" calcext:value-type="float">
            <text:p>0,19304</text:p>
          </table:table-cell>
          <table:table-cell office:value-type="float" office:value="0.268739" calcext:value-type="float">
            <text:p>0,268739</text:p>
          </table:table-cell>
          <table:table-cell office:value-type="float" office:value="0.362314" calcext:value-type="float">
            <text:p>0,362314</text:p>
          </table:table-cell>
          <table:table-cell office:value-type="float" office:value="0.450667" calcext:value-type="float">
            <text:p>0,450667</text:p>
          </table:table-cell>
          <table:table-cell office:value-type="float" office:value="0.534787" calcext:value-type="float">
            <text:p>0,534787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-0.069691" calcext:value-type="float">
            <text:p>-0,0696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640672" calcext:value-type="float">
            <text:p>-0,640672</text:p>
          </table:table-cell>
          <table:table-cell office:value-type="float" office:value="0.031524" calcext:value-type="float">
            <text:p>0,031524</text:p>
          </table:table-cell>
          <table:table-cell office:value-type="float" office:value="0.09989" calcext:value-type="float">
            <text:p>0,09989</text:p>
          </table:table-cell>
          <table:table-cell office:value-type="float" office:value="0.215852" calcext:value-type="float">
            <text:p>0,215852</text:p>
          </table:table-cell>
          <table:table-cell office:value-type="float" office:value="0.291533" calcext:value-type="float">
            <text:p>0,291533</text:p>
          </table:table-cell>
          <table:table-cell office:value-type="float" office:value="0.401593" calcext:value-type="float">
            <text:p>0,401593</text:p>
          </table:table-cell>
          <table:table-cell office:value-type="float" office:value="0.473982" calcext:value-type="float">
            <text:p>0,473982</text:p>
          </table:table-cell>
          <table:table-cell office:value-type="float" office:value="0.546907" calcext:value-type="float">
            <text:p>0,546907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-0.057939" calcext:value-type="float">
            <text:p>-0,0579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92947" calcext:value-type="float">
            <text:p>-0,892947</text:p>
          </table:table-cell>
          <table:table-cell office:value-type="float" office:value="0.005584" calcext:value-type="float">
            <text:p>0,005584</text:p>
          </table:table-cell>
          <table:table-cell office:value-type="float" office:value="0.071289" calcext:value-type="float">
            <text:p>0,071289</text:p>
          </table:table-cell>
          <table:table-cell office:value-type="float" office:value="0.189175" calcext:value-type="float">
            <text:p>0,189175</text:p>
          </table:table-cell>
          <table:table-cell office:value-type="float" office:value="0.257807" calcext:value-type="float">
            <text:p>0,257807</text:p>
          </table:table-cell>
          <table:table-cell office:value-type="float" office:value="0.337269" calcext:value-type="float">
            <text:p>0,337269</text:p>
          </table:table-cell>
          <table:table-cell office:value-type="float" office:value="0.432306" calcext:value-type="float">
            <text:p>0,432306</text:p>
          </table:table-cell>
          <table:table-cell office:value-type="float" office:value="0.488458" calcext:value-type="float">
            <text:p>0,488458</text:p>
          </table:table-cell>
          <table:table-cell office:value-type="float" office:value="0.561949" calcext:value-type="float">
            <text:p>0,561949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045089" calcext:value-type="float">
            <text:p>0,0450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85969" calcext:value-type="float">
            <text:p>-0,085969</text:p>
          </table:table-cell>
          <table:table-cell office:value-type="float" office:value="0.116439" calcext:value-type="float">
            <text:p>0,116439</text:p>
          </table:table-cell>
          <table:table-cell office:value-type="float" office:value="0.232586" calcext:value-type="float">
            <text:p>0,232586</text:p>
          </table:table-cell>
          <table:table-cell office:value-type="float" office:value="0.30947" calcext:value-type="float">
            <text:p>0,30947</text:p>
          </table:table-cell>
          <table:table-cell office:value-type="float" office:value="0.395233" calcext:value-type="float">
            <text:p>0,395233</text:p>
          </table:table-cell>
          <table:table-cell office:value-type="float" office:value="0.456165" calcext:value-type="float">
            <text:p>0,456165</text:p>
          </table:table-cell>
          <table:table-cell office:value-type="float" office:value="0.506216" calcext:value-type="float">
            <text:p>0,506216</text:p>
          </table:table-cell>
          <table:table-cell office:value-type="float" office:value="0.568594" calcext:value-type="float">
            <text:p>0,568594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049873" calcext:value-type="float">
            <text:p>0,0498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87007" calcext:value-type="float">
            <text:p>-0,387007</text:p>
          </table:table-cell>
          <table:table-cell office:value-type="float" office:value="0.092529" calcext:value-type="float">
            <text:p>0,092529</text:p>
          </table:table-cell>
          <table:table-cell office:value-type="float" office:value="0.233772" calcext:value-type="float">
            <text:p>0,233772</text:p>
          </table:table-cell>
          <table:table-cell office:value-type="float" office:value="0.321986" calcext:value-type="float">
            <text:p>0,321986</text:p>
          </table:table-cell>
          <table:table-cell office:value-type="float" office:value="0.398467" calcext:value-type="float">
            <text:p>0,398467</text:p>
          </table:table-cell>
          <table:table-cell office:value-type="float" office:value="0.455715" calcext:value-type="float">
            <text:p>0,455715</text:p>
          </table:table-cell>
          <table:table-cell office:value-type="float" office:value="0.50885" calcext:value-type="float">
            <text:p>0,50885</text:p>
          </table:table-cell>
          <table:table-cell office:value-type="float" office:value="0.569666" calcext:value-type="float">
            <text:p>0,569666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019398" calcext:value-type="float">
            <text:p>0,0193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67641" calcext:value-type="float">
            <text:p>-0,667641</text:p>
          </table:table-cell>
          <table:table-cell office:value-type="float" office:value="0.097838" calcext:value-type="float">
            <text:p>0,097838</text:p>
          </table:table-cell>
          <table:table-cell office:value-type="float" office:value="0.228734" calcext:value-type="float">
            <text:p>0,228734</text:p>
          </table:table-cell>
          <table:table-cell office:value-type="float" office:value="0.324574" calcext:value-type="float">
            <text:p>0,324574</text:p>
          </table:table-cell>
          <table:table-cell office:value-type="float" office:value="0.399343" calcext:value-type="float">
            <text:p>0,399343</text:p>
          </table:table-cell>
          <table:table-cell office:value-type="float" office:value="0.447995" calcext:value-type="float">
            <text:p>0,447995</text:p>
          </table:table-cell>
          <table:table-cell office:value-type="float" office:value="0.494387" calcext:value-type="float">
            <text:p>0,494387</text:p>
          </table:table-cell>
          <table:table-cell office:value-type="float" office:value="0.534895" calcext:value-type="float">
            <text:p>0,534895</text:p>
          </table:table-cell>
          <table:table-cell office:value-type="float" office:value="0.580111" calcext:value-type="float">
            <text:p>0,580111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144024" calcext:value-type="float">
            <text:p>0,1440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47026" calcext:value-type="float">
            <text:p>-0,347026</text:p>
          </table:table-cell>
          <table:table-cell office:value-type="float" office:value="0.152482" calcext:value-type="float">
            <text:p>0,152482</text:p>
          </table:table-cell>
          <table:table-cell office:value-type="float" office:value="0.27624" calcext:value-type="float">
            <text:p>0,27624</text:p>
          </table:table-cell>
          <table:table-cell office:value-type="float" office:value="0.369931" calcext:value-type="float">
            <text:p>0,369931</text:p>
          </table:table-cell>
          <table:table-cell office:value-type="float" office:value="0.426666" calcext:value-type="float">
            <text:p>0,426666</text:p>
          </table:table-cell>
          <table:table-cell office:value-type="float" office:value="0.470489" calcext:value-type="float">
            <text:p>0,470489</text:p>
          </table:table-cell>
          <table:table-cell office:value-type="float" office:value="0.509645" calcext:value-type="float">
            <text:p>0,509645</text:p>
          </table:table-cell>
          <table:table-cell office:value-type="float" office:value="0.54458" calcext:value-type="float">
            <text:p>0,54458</text:p>
          </table:table-cell>
          <table:table-cell office:value-type="float" office:value="0.585361" calcext:value-type="float">
            <text:p>0,585361</text:p>
          </table:table-cell>
          <table:table-cell office:value-type="float" office:value="0.627371" calcext:value-type="float">
            <text:p>0,627371</text:p>
          </table:table-cell>
          <table:table-cell office:value-type="float" office:value="0.198837" calcext:value-type="float">
            <text:p>0,1988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5891" calcext:value-type="float">
            <text:p>-0,35891</text:p>
          </table:table-cell>
          <table:table-cell office:value-type="float" office:value="0.183837" calcext:value-type="float">
            <text:p>0,183837</text:p>
          </table:table-cell>
          <table:table-cell office:value-type="float" office:value="0.28605" calcext:value-type="float">
            <text:p>0,28605</text:p>
          </table:table-cell>
          <table:table-cell office:value-type="float" office:value="0.373299" calcext:value-type="float">
            <text:p>0,373299</text:p>
          </table:table-cell>
          <table:table-cell office:value-type="float" office:value="0.42878" calcext:value-type="float">
            <text:p>0,42878</text:p>
          </table:table-cell>
          <table:table-cell office:value-type="float" office:value="0.47206" calcext:value-type="float">
            <text:p>0,47206</text:p>
          </table:table-cell>
          <table:table-cell office:value-type="float" office:value="0.502423" calcext:value-type="float">
            <text:p>0,502423</text:p>
          </table:table-cell>
          <table:table-cell office:value-type="float" office:value="0.539589" calcext:value-type="float">
            <text:p>0,539589</text:p>
          </table:table-cell>
          <table:table-cell office:value-type="float" office:value="0.582215" calcext:value-type="float">
            <text:p>0,582215</text:p>
          </table:table-cell>
          <table:table-cell office:value-type="float" office:value="0.627371" calcext:value-type="float">
            <text:p>0,627371</text:p>
          </table:table-cell>
          <table:table-cell office:value-type="float" office:value="0.200934" calcext:value-type="float">
            <text:p>0,2009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540888" calcext:value-type="float">
            <text:p>-0,540888</text:p>
          </table:table-cell>
          <table:table-cell office:value-type="float" office:value="0.182412" calcext:value-type="float">
            <text:p>0,182412</text:p>
          </table:table-cell>
          <table:table-cell office:value-type="float" office:value="0.282246" calcext:value-type="float">
            <text:p>0,282246</text:p>
          </table:table-cell>
          <table:table-cell office:value-type="float" office:value="0.365107" calcext:value-type="float">
            <text:p>0,365107</text:p>
          </table:table-cell>
          <table:table-cell office:value-type="float" office:value="0.418036" calcext:value-type="float">
            <text:p>0,418036</text:p>
          </table:table-cell>
          <table:table-cell office:value-type="float" office:value="0.465409" calcext:value-type="float">
            <text:p>0,465409</text:p>
          </table:table-cell>
          <table:table-cell office:value-type="float" office:value="0.489563" calcext:value-type="float">
            <text:p>0,489563</text:p>
          </table:table-cell>
          <table:table-cell office:value-type="float" office:value="0.518012" calcext:value-type="float">
            <text:p>0,518012</text:p>
          </table:table-cell>
          <table:table-cell office:value-type="float" office:value="0.54787" calcext:value-type="float">
            <text:p>0,54787</text:p>
          </table:table-cell>
          <table:table-cell office:value-type="float" office:value="0.592077" calcext:value-type="float">
            <text:p>0,592077</text:p>
          </table:table-cell>
          <table:table-cell office:value-type="float" office:value="0.736284" calcext:value-type="float">
            <text:p>0,736284</text:p>
          </table:table-cell>
          <table:table-cell office:value-type="float" office:value="0.331984" calcext:value-type="float">
            <text:p>0,3319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410594" calcext:value-type="float">
            <text:p>-0,410594</text:p>
          </table:table-cell>
          <table:table-cell office:value-type="float" office:value="0.187137" calcext:value-type="float">
            <text:p>0,187137</text:p>
          </table:table-cell>
          <table:table-cell office:value-type="float" office:value="0.285918" calcext:value-type="float">
            <text:p>0,285918</text:p>
          </table:table-cell>
          <table:table-cell office:value-type="float" office:value="0.361438" calcext:value-type="float">
            <text:p>0,361438</text:p>
          </table:table-cell>
          <table:table-cell office:value-type="float" office:value="0.40704" calcext:value-type="float">
            <text:p>0,40704</text:p>
          </table:table-cell>
          <table:table-cell office:value-type="float" office:value="0.450916" calcext:value-type="float">
            <text:p>0,450916</text:p>
          </table:table-cell>
          <table:table-cell office:value-type="float" office:value="0.478073" calcext:value-type="float">
            <text:p>0,478073</text:p>
          </table:table-cell>
          <table:table-cell office:value-type="float" office:value="0.508752" calcext:value-type="float">
            <text:p>0,508752</text:p>
          </table:table-cell>
          <table:table-cell office:value-type="float" office:value="0.541204" calcext:value-type="float">
            <text:p>0,541204</text:p>
          </table:table-cell>
          <table:table-cell office:value-type="float" office:value="0.585966" calcext:value-type="float">
            <text:p>0,585966</text:p>
          </table:table-cell>
          <table:table-cell office:value-type="float" office:value="0.736284" calcext:value-type="float">
            <text:p>0,736284</text:p>
          </table:table-cell>
          <table:table-cell office:value-type="float" office:value="0.339585" calcext:value-type="float">
            <text:p>0,33958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475794" calcext:value-type="float">
            <text:p>-0,475794</text:p>
          </table:table-cell>
          <table:table-cell office:value-type="float" office:value="0.188581" calcext:value-type="float">
            <text:p>0,188581</text:p>
          </table:table-cell>
          <table:table-cell office:value-type="float" office:value="0.283246" calcext:value-type="float">
            <text:p>0,283246</text:p>
          </table:table-cell>
          <table:table-cell office:value-type="float" office:value="0.356941" calcext:value-type="float">
            <text:p>0,356941</text:p>
          </table:table-cell>
          <table:table-cell office:value-type="float" office:value="0.402518" calcext:value-type="float">
            <text:p>0,402518</text:p>
          </table:table-cell>
          <table:table-cell office:value-type="float" office:value="0.445151" calcext:value-type="float">
            <text:p>0,445151</text:p>
          </table:table-cell>
          <table:table-cell office:value-type="float" office:value="0.478339" calcext:value-type="float">
            <text:p>0,478339</text:p>
          </table:table-cell>
          <table:table-cell office:value-type="float" office:value="0.510706" calcext:value-type="float">
            <text:p>0,510706</text:p>
          </table:table-cell>
          <table:table-cell office:value-type="float" office:value="0.538824" calcext:value-type="float">
            <text:p>0,538824</text:p>
          </table:table-cell>
          <table:table-cell office:value-type="float" office:value="0.592185" calcext:value-type="float">
            <text:p>0,592185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33207" calcext:value-type="float">
            <text:p>0,332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281117" calcext:value-type="float">
            <text:p>-0,281117</text:p>
          </table:table-cell>
          <table:table-cell office:value-type="float" office:value="0.225299" calcext:value-type="float">
            <text:p>0,225299</text:p>
          </table:table-cell>
          <table:table-cell office:value-type="float" office:value="0.318494" calcext:value-type="float">
            <text:p>0,318494</text:p>
          </table:table-cell>
          <table:table-cell office:value-type="float" office:value="0.392683" calcext:value-type="float">
            <text:p>0,392683</text:p>
          </table:table-cell>
          <table:table-cell office:value-type="float" office:value="0.434244" calcext:value-type="float">
            <text:p>0,434244</text:p>
          </table:table-cell>
          <table:table-cell office:value-type="float" office:value="0.471706" calcext:value-type="float">
            <text:p>0,471706</text:p>
          </table:table-cell>
          <table:table-cell office:value-type="float" office:value="0.493261" calcext:value-type="float">
            <text:p>0,493261</text:p>
          </table:table-cell>
          <table:table-cell office:value-type="float" office:value="0.519159" calcext:value-type="float">
            <text:p>0,519159</text:p>
          </table:table-cell>
          <table:table-cell office:value-type="float" office:value="0.544118" calcext:value-type="float">
            <text:p>0,544118</text:p>
          </table:table-cell>
          <table:table-cell office:value-type="float" office:value="0.594772" calcext:value-type="float">
            <text:p>0,594772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371262" calcext:value-type="float">
            <text:p>0,37126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178991" calcext:value-type="float">
            <text:p>-0,178991</text:p>
          </table:table-cell>
          <table:table-cell office:value-type="float" office:value="0.218477" calcext:value-type="float">
            <text:p>0,218477</text:p>
          </table:table-cell>
          <table:table-cell office:value-type="float" office:value="0.316495" calcext:value-type="float">
            <text:p>0,316495</text:p>
          </table:table-cell>
          <table:table-cell office:value-type="float" office:value="0.385838" calcext:value-type="float">
            <text:p>0,385838</text:p>
          </table:table-cell>
          <table:table-cell office:value-type="float" office:value="0.430987" calcext:value-type="float">
            <text:p>0,430987</text:p>
          </table:table-cell>
          <table:table-cell office:value-type="float" office:value="0.473653" calcext:value-type="float">
            <text:p>0,473653</text:p>
          </table:table-cell>
          <table:table-cell office:value-type="float" office:value="0.500001" calcext:value-type="float">
            <text:p>0,500001</text:p>
          </table:table-cell>
          <table:table-cell office:value-type="float" office:value="0.52325" calcext:value-type="float">
            <text:p>0,52325</text:p>
          </table:table-cell>
          <table:table-cell office:value-type="float" office:value="0.549088" calcext:value-type="float">
            <text:p>0,549088</text:p>
          </table:table-cell>
          <table:table-cell office:value-type="float" office:value="0.595077" calcext:value-type="float">
            <text:p>0,595077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381387" calcext:value-type="float">
            <text:p>0,3813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241379" calcext:value-type="float">
            <text:p>-0,241379</text:p>
          </table:table-cell>
          <table:table-cell office:value-type="float" office:value="0.244385" calcext:value-type="float">
            <text:p>0,244385</text:p>
          </table:table-cell>
          <table:table-cell office:value-type="float" office:value="0.367205" calcext:value-type="float">
            <text:p>0,367205</text:p>
          </table:table-cell>
          <table:table-cell office:value-type="float" office:value="0.416954" calcext:value-type="float">
            <text:p>0,416954</text:p>
          </table:table-cell>
          <table:table-cell office:value-type="float" office:value="0.464527" calcext:value-type="float">
            <text:p>0,464527</text:p>
          </table:table-cell>
          <table:table-cell office:value-type="float" office:value="0.492592" calcext:value-type="float">
            <text:p>0,492592</text:p>
          </table:table-cell>
          <table:table-cell office:value-type="float" office:value="0.51642" calcext:value-type="float">
            <text:p>0,51642</text:p>
          </table:table-cell>
          <table:table-cell office:value-type="float" office:value="0.537979" calcext:value-type="float">
            <text:p>0,537979</text:p>
          </table:table-cell>
          <table:table-cell office:value-type="float" office:value="0.557727" calcext:value-type="float">
            <text:p>0,557727</text:p>
          </table:table-cell>
          <table:table-cell office:value-type="float" office:value="0.603866" calcext:value-type="float">
            <text:p>0,603866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396028" calcext:value-type="float">
            <text:p>0,3960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147399" calcext:value-type="float">
            <text:p>-0,147399</text:p>
          </table:table-cell>
          <table:table-cell office:value-type="float" office:value="0.229736" calcext:value-type="float">
            <text:p>0,229736</text:p>
          </table:table-cell>
          <table:table-cell office:value-type="float" office:value="0.348625" calcext:value-type="float">
            <text:p>0,348625</text:p>
          </table:table-cell>
          <table:table-cell office:value-type="float" office:value="0.418564" calcext:value-type="float">
            <text:p>0,418564</text:p>
          </table:table-cell>
          <table:table-cell office:value-type="float" office:value="0.460038" calcext:value-type="float">
            <text:p>0,460038</text:p>
          </table:table-cell>
          <table:table-cell office:value-type="float" office:value="0.487" calcext:value-type="float">
            <text:p>0,487</text:p>
          </table:table-cell>
          <table:table-cell office:value-type="float" office:value="0.509992" calcext:value-type="float">
            <text:p>0,509992</text:p>
          </table:table-cell>
          <table:table-cell office:value-type="float" office:value="0.532882" calcext:value-type="float">
            <text:p>0,532882</text:p>
          </table:table-cell>
          <table:table-cell office:value-type="float" office:value="0.555512" calcext:value-type="float">
            <text:p>0,555512</text:p>
          </table:table-cell>
          <table:table-cell office:value-type="float" office:value="0.60053" calcext:value-type="float">
            <text:p>0,60053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399548" calcext:value-type="float">
            <text:p>0,39954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.014922" calcext:value-type="float">
            <text:p>0,014922</text:p>
          </table:table-cell>
          <table:table-cell office:value-type="float" office:value="0.247646" calcext:value-type="float">
            <text:p>0,247646</text:p>
          </table:table-cell>
          <table:table-cell office:value-type="float" office:value="0.340228" calcext:value-type="float">
            <text:p>0,340228</text:p>
          </table:table-cell>
          <table:table-cell office:value-type="float" office:value="0.398558" calcext:value-type="float">
            <text:p>0,398558</text:p>
          </table:table-cell>
          <table:table-cell office:value-type="float" office:value="0.448414" calcext:value-type="float">
            <text:p>0,448414</text:p>
          </table:table-cell>
          <table:table-cell office:value-type="float" office:value="0.478576" calcext:value-type="float">
            <text:p>0,478576</text:p>
          </table:table-cell>
          <table:table-cell office:value-type="float" office:value="0.505498" calcext:value-type="float">
            <text:p>0,505498</text:p>
          </table:table-cell>
          <table:table-cell office:value-type="float" office:value="0.532621" calcext:value-type="float">
            <text:p>0,532621</text:p>
          </table:table-cell>
          <table:table-cell office:value-type="float" office:value="0.555961" calcext:value-type="float">
            <text:p>0,555961</text:p>
          </table:table-cell>
          <table:table-cell office:value-type="float" office:value="0.605837" calcext:value-type="float">
            <text:p>0,605837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12826" calcext:value-type="float">
            <text:p>0,4128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065703" calcext:value-type="float">
            <text:p>-0,065703</text:p>
          </table:table-cell>
          <table:table-cell office:value-type="float" office:value="0.26142" calcext:value-type="float">
            <text:p>0,26142</text:p>
          </table:table-cell>
          <table:table-cell office:value-type="float" office:value="0.351096" calcext:value-type="float">
            <text:p>0,351096</text:p>
          </table:table-cell>
          <table:table-cell office:value-type="float" office:value="0.406991" calcext:value-type="float">
            <text:p>0,406991</text:p>
          </table:table-cell>
          <table:table-cell office:value-type="float" office:value="0.456867" calcext:value-type="float">
            <text:p>0,456867</text:p>
          </table:table-cell>
          <table:table-cell office:value-type="float" office:value="0.489005" calcext:value-type="float">
            <text:p>0,489005</text:p>
          </table:table-cell>
          <table:table-cell office:value-type="float" office:value="0.521538" calcext:value-type="float">
            <text:p>0,521538</text:p>
          </table:table-cell>
          <table:table-cell office:value-type="float" office:value="0.545994" calcext:value-type="float">
            <text:p>0,545994</text:p>
          </table:table-cell>
          <table:table-cell office:value-type="float" office:value="0.569079" calcext:value-type="float">
            <text:p>0,569079</text:p>
          </table:table-cell>
          <table:table-cell office:value-type="float" office:value="0.608645" calcext:value-type="float">
            <text:p>0,608645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14493" calcext:value-type="float">
            <text:p>0,4144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139438" calcext:value-type="float">
            <text:p>-0,139438</text:p>
          </table:table-cell>
          <table:table-cell office:value-type="float" office:value="0.284308" calcext:value-type="float">
            <text:p>0,284308</text:p>
          </table:table-cell>
          <table:table-cell office:value-type="float" office:value="0.375781" calcext:value-type="float">
            <text:p>0,375781</text:p>
          </table:table-cell>
          <table:table-cell office:value-type="float" office:value="0.43783" calcext:value-type="float">
            <text:p>0,43783</text:p>
          </table:table-cell>
          <table:table-cell office:value-type="float" office:value="0.478741" calcext:value-type="float">
            <text:p>0,478741</text:p>
          </table:table-cell>
          <table:table-cell office:value-type="float" office:value="0.503095" calcext:value-type="float">
            <text:p>0,503095</text:p>
          </table:table-cell>
          <table:table-cell office:value-type="float" office:value="0.528683" calcext:value-type="float">
            <text:p>0,528683</text:p>
          </table:table-cell>
          <table:table-cell office:value-type="float" office:value="0.548868" calcext:value-type="float">
            <text:p>0,548868</text:p>
          </table:table-cell>
          <table:table-cell office:value-type="float" office:value="0.569862" calcext:value-type="float">
            <text:p>0,569862</text:p>
          </table:table-cell>
          <table:table-cell office:value-type="float" office:value="0.60991" calcext:value-type="float">
            <text:p>0,60991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19764" calcext:value-type="float">
            <text:p>0,4197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.091684" calcext:value-type="float">
            <text:p>0,091684</text:p>
          </table:table-cell>
          <table:table-cell office:value-type="float" office:value="0.318916" calcext:value-type="float">
            <text:p>0,318916</text:p>
          </table:table-cell>
          <table:table-cell office:value-type="float" office:value="0.38521" calcext:value-type="float">
            <text:p>0,38521</text:p>
          </table:table-cell>
          <table:table-cell office:value-type="float" office:value="0.441843" calcext:value-type="float">
            <text:p>0,441843</text:p>
          </table:table-cell>
          <table:table-cell office:value-type="float" office:value="0.471416" calcext:value-type="float">
            <text:p>0,471416</text:p>
          </table:table-cell>
          <table:table-cell office:value-type="float" office:value="0.500102" calcext:value-type="float">
            <text:p>0,500102</text:p>
          </table:table-cell>
          <table:table-cell office:value-type="float" office:value="0.522757" calcext:value-type="float">
            <text:p>0,522757</text:p>
          </table:table-cell>
          <table:table-cell office:value-type="float" office:value="0.54459" calcext:value-type="float">
            <text:p>0,54459</text:p>
          </table:table-cell>
          <table:table-cell office:value-type="float" office:value="0.564938" calcext:value-type="float">
            <text:p>0,564938</text:p>
          </table:table-cell>
          <table:table-cell office:value-type="float" office:value="0.607378" calcext:value-type="float">
            <text:p>0,607378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44883" calcext:value-type="float">
            <text:p>0,4448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013268" calcext:value-type="float">
            <text:p>-0,013268</text:p>
          </table:table-cell>
          <table:table-cell office:value-type="float" office:value="0.309672" calcext:value-type="float">
            <text:p>0,309672</text:p>
          </table:table-cell>
          <table:table-cell office:value-type="float" office:value="0.379643" calcext:value-type="float">
            <text:p>0,379643</text:p>
          </table:table-cell>
          <table:table-cell office:value-type="float" office:value="0.434723" calcext:value-type="float">
            <text:p>0,434723</text:p>
          </table:table-cell>
          <table:table-cell office:value-type="float" office:value="0.464041" calcext:value-type="float">
            <text:p>0,464041</text:p>
          </table:table-cell>
          <table:table-cell office:value-type="float" office:value="0.495181" calcext:value-type="float">
            <text:p>0,495181</text:p>
          </table:table-cell>
          <table:table-cell office:value-type="float" office:value="0.519693" calcext:value-type="float">
            <text:p>0,519693</text:p>
          </table:table-cell>
          <table:table-cell office:value-type="float" office:value="0.545422" calcext:value-type="float">
            <text:p>0,545422</text:p>
          </table:table-cell>
          <table:table-cell office:value-type="float" office:value="0.563879" calcext:value-type="float">
            <text:p>0,563879</text:p>
          </table:table-cell>
          <table:table-cell office:value-type="float" office:value="0.605237" calcext:value-type="float">
            <text:p>0,605237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30422" calcext:value-type="float">
            <text:p>0,4304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0.072848" calcext:value-type="float">
            <text:p>0,072848</text:p>
          </table:table-cell>
          <table:table-cell office:value-type="float" office:value="0.318803" calcext:value-type="float">
            <text:p>0,318803</text:p>
          </table:table-cell>
          <table:table-cell office:value-type="float" office:value="0.386035" calcext:value-type="float">
            <text:p>0,386035</text:p>
          </table:table-cell>
          <table:table-cell office:value-type="float" office:value="0.440396" calcext:value-type="float">
            <text:p>0,440396</text:p>
          </table:table-cell>
          <table:table-cell office:value-type="float" office:value="0.473016" calcext:value-type="float">
            <text:p>0,473016</text:p>
          </table:table-cell>
          <table:table-cell office:value-type="float" office:value="0.498683" calcext:value-type="float">
            <text:p>0,498683</text:p>
          </table:table-cell>
          <table:table-cell office:value-type="float" office:value="0.521033" calcext:value-type="float">
            <text:p>0,521033</text:p>
          </table:table-cell>
          <table:table-cell office:value-type="float" office:value="0.543577" calcext:value-type="float">
            <text:p>0,543577</text:p>
          </table:table-cell>
          <table:table-cell office:value-type="float" office:value="0.562139" calcext:value-type="float">
            <text:p>0,562139</text:p>
          </table:table-cell>
          <table:table-cell office:value-type="float" office:value="0.607026" calcext:value-type="float">
            <text:p>0,607026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42356" calcext:value-type="float">
            <text:p>0,4423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008339" calcext:value-type="float">
            <text:p>-0,008339</text:p>
          </table:table-cell>
          <table:table-cell office:value-type="float" office:value="0.30735" calcext:value-type="float">
            <text:p>0,30735</text:p>
          </table:table-cell>
          <table:table-cell office:value-type="float" office:value="0.400598" calcext:value-type="float">
            <text:p>0,400598</text:p>
          </table:table-cell>
          <table:table-cell office:value-type="float" office:value="0.447362" calcext:value-type="float">
            <text:p>0,447362</text:p>
          </table:table-cell>
          <table:table-cell office:value-type="float" office:value="0.481704" calcext:value-type="float">
            <text:p>0,481704</text:p>
          </table:table-cell>
          <table:table-cell office:value-type="float" office:value="0.49966" calcext:value-type="float">
            <text:p>0,49966</text:p>
          </table:table-cell>
          <table:table-cell office:value-type="float" office:value="0.521112" calcext:value-type="float">
            <text:p>0,521112</text:p>
          </table:table-cell>
          <table:table-cell office:value-type="float" office:value="0.542953" calcext:value-type="float">
            <text:p>0,542953</text:p>
          </table:table-cell>
          <table:table-cell office:value-type="float" office:value="0.560981" calcext:value-type="float">
            <text:p>0,560981</text:p>
          </table:table-cell>
          <table:table-cell office:value-type="float" office:value="0.605767" calcext:value-type="float">
            <text:p>0,605767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35915" calcext:value-type="float">
            <text:p>0,4359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0.090412" calcext:value-type="float">
            <text:p>0,090412</text:p>
          </table:table-cell>
          <table:table-cell office:value-type="float" office:value="0.316553" calcext:value-type="float">
            <text:p>0,316553</text:p>
          </table:table-cell>
          <table:table-cell office:value-type="float" office:value="0.41929" calcext:value-type="float">
            <text:p>0,41929</text:p>
          </table:table-cell>
          <table:table-cell office:value-type="float" office:value="0.46052" calcext:value-type="float">
            <text:p>0,46052</text:p>
          </table:table-cell>
          <table:table-cell office:value-type="float" office:value="0.48564" calcext:value-type="float">
            <text:p>0,48564</text:p>
          </table:table-cell>
          <table:table-cell office:value-type="float" office:value="0.502214" calcext:value-type="float">
            <text:p>0,502214</text:p>
          </table:table-cell>
          <table:table-cell office:value-type="float" office:value="0.520904" calcext:value-type="float">
            <text:p>0,520904</text:p>
          </table:table-cell>
          <table:table-cell office:value-type="float" office:value="0.541298" calcext:value-type="float">
            <text:p>0,541298</text:p>
          </table:table-cell>
          <table:table-cell office:value-type="float" office:value="0.559514" calcext:value-type="float">
            <text:p>0,559514</text:p>
          </table:table-cell>
          <table:table-cell office:value-type="float" office:value="0.603649" calcext:value-type="float">
            <text:p>0,603649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49999" calcext:value-type="float">
            <text:p>0,44999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012817" calcext:value-type="float">
            <text:p>-0,012817</text:p>
          </table:table-cell>
          <table:table-cell office:value-type="float" office:value="0.31938" calcext:value-type="float">
            <text:p>0,31938</text:p>
          </table:table-cell>
          <table:table-cell office:value-type="float" office:value="0.411911" calcext:value-type="float">
            <text:p>0,411911</text:p>
          </table:table-cell>
          <table:table-cell office:value-type="float" office:value="0.45303" calcext:value-type="float">
            <text:p>0,45303</text:p>
          </table:table-cell>
          <table:table-cell office:value-type="float" office:value="0.483132" calcext:value-type="float">
            <text:p>0,483132</text:p>
          </table:table-cell>
          <table:table-cell office:value-type="float" office:value="0.499977" calcext:value-type="float">
            <text:p>0,499977</text:p>
          </table:table-cell>
          <table:table-cell office:value-type="float" office:value="0.519656" calcext:value-type="float">
            <text:p>0,519656</text:p>
          </table:table-cell>
          <table:table-cell office:value-type="float" office:value="0.542731" calcext:value-type="float">
            <text:p>0,542731</text:p>
          </table:table-cell>
          <table:table-cell office:value-type="float" office:value="0.561164" calcext:value-type="float">
            <text:p>0,561164</text:p>
          </table:table-cell>
          <table:table-cell office:value-type="float" office:value="0.600212" calcext:value-type="float">
            <text:p>0,600212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37838" calcext:value-type="float">
            <text:p>0,4378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072617" calcext:value-type="float">
            <text:p>0,072617</text:p>
          </table:table-cell>
          <table:table-cell office:value-type="float" office:value="0.326786" calcext:value-type="float">
            <text:p>0,326786</text:p>
          </table:table-cell>
          <table:table-cell office:value-type="float" office:value="0.417816" calcext:value-type="float">
            <text:p>0,417816</text:p>
          </table:table-cell>
          <table:table-cell office:value-type="float" office:value="0.458937" calcext:value-type="float">
            <text:p>0,458937</text:p>
          </table:table-cell>
          <table:table-cell office:value-type="float" office:value="0.487764" calcext:value-type="float">
            <text:p>0,487764</text:p>
          </table:table-cell>
          <table:table-cell office:value-type="float" office:value="0.50479" calcext:value-type="float">
            <text:p>0,50479</text:p>
          </table:table-cell>
          <table:table-cell office:value-type="float" office:value="0.526233" calcext:value-type="float">
            <text:p>0,526233</text:p>
          </table:table-cell>
          <table:table-cell office:value-type="float" office:value="0.546279" calcext:value-type="float">
            <text:p>0,546279</text:p>
          </table:table-cell>
          <table:table-cell office:value-type="float" office:value="0.567009" calcext:value-type="float">
            <text:p>0,567009</text:p>
          </table:table-cell>
          <table:table-cell office:value-type="float" office:value="0.604062" calcext:value-type="float">
            <text:p>0,604062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51229" calcext:value-type="float">
            <text:p>0,4512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94731" calcext:value-type="float">
            <text:p>-0,094731</text:p>
          </table:table-cell>
          <table:table-cell office:value-type="float" office:value="0.193323" calcext:value-type="float">
            <text:p>0,193323</text:p>
          </table:table-cell>
          <table:table-cell office:value-type="float" office:value="0.350475" calcext:value-type="float">
            <text:p>0,350475</text:p>
          </table:table-cell>
          <table:table-cell office:value-type="float" office:value="0.418339" calcext:value-type="float">
            <text:p>0,418339</text:p>
          </table:table-cell>
          <table:table-cell office:value-type="float" office:value="0.45336" calcext:value-type="float">
            <text:p>0,45336</text:p>
          </table:table-cell>
          <table:table-cell office:value-type="float" office:value="0.484485" calcext:value-type="float">
            <text:p>0,484485</text:p>
          </table:table-cell>
          <table:table-cell office:value-type="float" office:value="0.505426" calcext:value-type="float">
            <text:p>0,505426</text:p>
          </table:table-cell>
          <table:table-cell office:value-type="float" office:value="0.527938" calcext:value-type="float">
            <text:p>0,527938</text:p>
          </table:table-cell>
          <table:table-cell office:value-type="float" office:value="0.547665" calcext:value-type="float">
            <text:p>0,547665</text:p>
          </table:table-cell>
          <table:table-cell office:value-type="float" office:value="0.564465" calcext:value-type="float">
            <text:p>0,564465</text:p>
          </table:table-cell>
          <table:table-cell office:value-type="float" office:value="0.600399" calcext:value-type="float">
            <text:p>0,600399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64587" calcext:value-type="float">
            <text:p>0,4645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.111629" calcext:value-type="float">
            <text:p>0,111629</text:p>
          </table:table-cell>
          <table:table-cell office:value-type="float" office:value="0.346461" calcext:value-type="float">
            <text:p>0,346461</text:p>
          </table:table-cell>
          <table:table-cell office:value-type="float" office:value="0.41675" calcext:value-type="float">
            <text:p>0,41675</text:p>
          </table:table-cell>
          <table:table-cell office:value-type="float" office:value="0.459254" calcext:value-type="float">
            <text:p>0,459254</text:p>
          </table:table-cell>
          <table:table-cell office:value-type="float" office:value="0.487604" calcext:value-type="float">
            <text:p>0,487604</text:p>
          </table:table-cell>
          <table:table-cell office:value-type="float" office:value="0.507659" calcext:value-type="float">
            <text:p>0,507659</text:p>
          </table:table-cell>
          <table:table-cell office:value-type="float" office:value="0.52667" calcext:value-type="float">
            <text:p>0,52667</text:p>
          </table:table-cell>
          <table:table-cell office:value-type="float" office:value="0.545895" calcext:value-type="float">
            <text:p>0,545895</text:p>
          </table:table-cell>
          <table:table-cell office:value-type="float" office:value="0.565209" calcext:value-type="float">
            <text:p>0,565209</text:p>
          </table:table-cell>
          <table:table-cell office:value-type="float" office:value="0.600052" calcext:value-type="float">
            <text:p>0,600052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56718" calcext:value-type="float">
            <text:p>0,4567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170069" calcext:value-type="float">
            <text:p>0,170069</text:p>
          </table:table-cell>
          <table:table-cell office:value-type="float" office:value="0.345721" calcext:value-type="float">
            <text:p>0,345721</text:p>
          </table:table-cell>
          <table:table-cell office:value-type="float" office:value="0.41744" calcext:value-type="float">
            <text:p>0,41744</text:p>
          </table:table-cell>
          <table:table-cell office:value-type="float" office:value="0.453015" calcext:value-type="float">
            <text:p>0,453015</text:p>
          </table:table-cell>
          <table:table-cell office:value-type="float" office:value="0.483288" calcext:value-type="float">
            <text:p>0,483288</text:p>
          </table:table-cell>
          <table:table-cell office:value-type="float" office:value="0.5046" calcext:value-type="float">
            <text:p>0,5046</text:p>
          </table:table-cell>
          <table:table-cell office:value-type="float" office:value="0.522861" calcext:value-type="float">
            <text:p>0,522861</text:p>
          </table:table-cell>
          <table:table-cell office:value-type="float" office:value="0.543147" calcext:value-type="float">
            <text:p>0,543147</text:p>
          </table:table-cell>
          <table:table-cell office:value-type="float" office:value="0.562848" calcext:value-type="float">
            <text:p>0,562848</text:p>
          </table:table-cell>
          <table:table-cell office:value-type="float" office:value="0.596858" calcext:value-type="float">
            <text:p>0,596858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59985" calcext:value-type="float">
            <text:p>0,45998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.112826" calcext:value-type="float">
            <text:p>0,112826</text:p>
          </table:table-cell>
          <table:table-cell office:value-type="float" office:value="0.312676" calcext:value-type="float">
            <text:p>0,312676</text:p>
          </table:table-cell>
          <table:table-cell office:value-type="float" office:value="0.395227" calcext:value-type="float">
            <text:p>0,395227</text:p>
          </table:table-cell>
          <table:table-cell office:value-type="float" office:value="0.437402" calcext:value-type="float">
            <text:p>0,437402</text:p>
          </table:table-cell>
          <table:table-cell office:value-type="float" office:value="0.467604" calcext:value-type="float">
            <text:p>0,467604</text:p>
          </table:table-cell>
          <table:table-cell office:value-type="float" office:value="0.49148" calcext:value-type="float">
            <text:p>0,49148</text:p>
          </table:table-cell>
          <table:table-cell office:value-type="float" office:value="0.516687" calcext:value-type="float">
            <text:p>0,516687</text:p>
          </table:table-cell>
          <table:table-cell office:value-type="float" office:value="0.540911" calcext:value-type="float">
            <text:p>0,540911</text:p>
          </table:table-cell>
          <table:table-cell office:value-type="float" office:value="0.564064" calcext:value-type="float">
            <text:p>0,564064</text:p>
          </table:table-cell>
          <table:table-cell office:value-type="float" office:value="0.600764" calcext:value-type="float">
            <text:p>0,600764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43964" calcext:value-type="float">
            <text:p>0,4439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.179831" calcext:value-type="float">
            <text:p>0,179831</text:p>
          </table:table-cell>
          <table:table-cell office:value-type="float" office:value="0.375275" calcext:value-type="float">
            <text:p>0,375275</text:p>
          </table:table-cell>
          <table:table-cell office:value-type="float" office:value="0.429794" calcext:value-type="float">
            <text:p>0,429794</text:p>
          </table:table-cell>
          <table:table-cell office:value-type="float" office:value="0.462186" calcext:value-type="float">
            <text:p>0,462186</text:p>
          </table:table-cell>
          <table:table-cell office:value-type="float" office:value="0.488562" calcext:value-type="float">
            <text:p>0,488562</text:p>
          </table:table-cell>
          <table:table-cell office:value-type="float" office:value="0.50896" calcext:value-type="float">
            <text:p>0,50896</text:p>
          </table:table-cell>
          <table:table-cell office:value-type="float" office:value="0.53159" calcext:value-type="float">
            <text:p>0,53159</text:p>
          </table:table-cell>
          <table:table-cell office:value-type="float" office:value="0.547892" calcext:value-type="float">
            <text:p>0,547892</text:p>
          </table:table-cell>
          <table:table-cell office:value-type="float" office:value="0.567476" calcext:value-type="float">
            <text:p>0,567476</text:p>
          </table:table-cell>
          <table:table-cell office:value-type="float" office:value="0.603966" calcext:value-type="float">
            <text:p>0,603966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69553" calcext:value-type="float">
            <text:p>0,46955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095015" calcext:value-type="float">
            <text:p>0,095015</text:p>
          </table:table-cell>
          <table:table-cell office:value-type="float" office:value="0.364472" calcext:value-type="float">
            <text:p>0,364472</text:p>
          </table:table-cell>
          <table:table-cell office:value-type="float" office:value="0.423427" calcext:value-type="float">
            <text:p>0,423427</text:p>
          </table:table-cell>
          <table:table-cell office:value-type="float" office:value="0.452395" calcext:value-type="float">
            <text:p>0,452395</text:p>
          </table:table-cell>
          <table:table-cell office:value-type="float" office:value="0.479085" calcext:value-type="float">
            <text:p>0,479085</text:p>
          </table:table-cell>
          <table:table-cell office:value-type="float" office:value="0.503488" calcext:value-type="float">
            <text:p>0,503488</text:p>
          </table:table-cell>
          <table:table-cell office:value-type="float" office:value="0.532557" calcext:value-type="float">
            <text:p>0,532557</text:p>
          </table:table-cell>
          <table:table-cell office:value-type="float" office:value="0.551298" calcext:value-type="float">
            <text:p>0,551298</text:p>
          </table:table-cell>
          <table:table-cell office:value-type="float" office:value="0.569542" calcext:value-type="float">
            <text:p>0,569542</text:p>
          </table:table-cell>
          <table:table-cell office:value-type="float" office:value="0.610225" calcext:value-type="float">
            <text:p>0,610225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5815" calcext:value-type="float">
            <text:p>0,458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14443" calcext:value-type="float">
            <text:p>0,14443</text:p>
          </table:table-cell>
          <table:table-cell office:value-type="float" office:value="0.378609" calcext:value-type="float">
            <text:p>0,378609</text:p>
          </table:table-cell>
          <table:table-cell office:value-type="float" office:value="0.43296" calcext:value-type="float">
            <text:p>0,43296</text:p>
          </table:table-cell>
          <table:table-cell office:value-type="float" office:value="0.467635" calcext:value-type="float">
            <text:p>0,467635</text:p>
          </table:table-cell>
          <table:table-cell office:value-type="float" office:value="0.492084" calcext:value-type="float">
            <text:p>0,492084</text:p>
          </table:table-cell>
          <table:table-cell office:value-type="float" office:value="0.516287" calcext:value-type="float">
            <text:p>0,516287</text:p>
          </table:table-cell>
          <table:table-cell office:value-type="float" office:value="0.539319" calcext:value-type="float">
            <text:p>0,539319</text:p>
          </table:table-cell>
          <table:table-cell office:value-type="float" office:value="0.558647" calcext:value-type="float">
            <text:p>0,558647</text:p>
          </table:table-cell>
          <table:table-cell office:value-type="float" office:value="0.573786" calcext:value-type="float">
            <text:p>0,573786</text:p>
          </table:table-cell>
          <table:table-cell office:value-type="float" office:value="0.612732" calcext:value-type="float">
            <text:p>0,612732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71649" calcext:value-type="float">
            <text:p>0,47164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257851" calcext:value-type="float">
            <text:p>0,257851</text:p>
          </table:table-cell>
          <table:table-cell office:value-type="float" office:value="0.395366" calcext:value-type="float">
            <text:p>0,395366</text:p>
          </table:table-cell>
          <table:table-cell office:value-type="float" office:value="0.446004" calcext:value-type="float">
            <text:p>0,446004</text:p>
          </table:table-cell>
          <table:table-cell office:value-type="float" office:value="0.470927" calcext:value-type="float">
            <text:p>0,470927</text:p>
          </table:table-cell>
          <table:table-cell office:value-type="float" office:value="0.495822" calcext:value-type="float">
            <text:p>0,495822</text:p>
          </table:table-cell>
          <table:table-cell office:value-type="float" office:value="0.519818" calcext:value-type="float">
            <text:p>0,519818</text:p>
          </table:table-cell>
          <table:table-cell office:value-type="float" office:value="0.541132" calcext:value-type="float">
            <text:p>0,541132</text:p>
          </table:table-cell>
          <table:table-cell office:value-type="float" office:value="0.554916" calcext:value-type="float">
            <text:p>0,554916</text:p>
          </table:table-cell>
          <table:table-cell office:value-type="float" office:value="0.567675" calcext:value-type="float">
            <text:p>0,567675</text:p>
          </table:table-cell>
          <table:table-cell office:value-type="float" office:value="0.609782" calcext:value-type="float">
            <text:p>0,609782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85929" calcext:value-type="float">
            <text:p>0,48592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516" calcext:value-type="float">
            <text:p>0,07516</text:p>
          </table:table-cell>
          <table:table-cell office:value-type="float" office:value="0.262198" calcext:value-type="float">
            <text:p>0,262198</text:p>
          </table:table-cell>
          <table:table-cell office:value-type="float" office:value="0.39319" calcext:value-type="float">
            <text:p>0,39319</text:p>
          </table:table-cell>
          <table:table-cell office:value-type="float" office:value="0.442567" calcext:value-type="float">
            <text:p>0,442567</text:p>
          </table:table-cell>
          <table:table-cell office:value-type="float" office:value="0.466868" calcext:value-type="float">
            <text:p>0,466868</text:p>
          </table:table-cell>
          <table:table-cell office:value-type="float" office:value="0.487873" calcext:value-type="float">
            <text:p>0,487873</text:p>
          </table:table-cell>
          <table:table-cell office:value-type="float" office:value="0.517683" calcext:value-type="float">
            <text:p>0,517683</text:p>
          </table:table-cell>
          <table:table-cell office:value-type="float" office:value="0.539048" calcext:value-type="float">
            <text:p>0,539048</text:p>
          </table:table-cell>
          <table:table-cell office:value-type="float" office:value="0.552729" calcext:value-type="float">
            <text:p>0,552729</text:p>
          </table:table-cell>
          <table:table-cell office:value-type="float" office:value="0.570436" calcext:value-type="float">
            <text:p>0,570436</text:p>
          </table:table-cell>
          <table:table-cell office:value-type="float" office:value="0.609685" calcext:value-type="float">
            <text:p>0,609685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84228" calcext:value-type="float">
            <text:p>0,4842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243395" calcext:value-type="float">
            <text:p>0,243395</text:p>
          </table:table-cell>
          <table:table-cell office:value-type="float" office:value="0.404458" calcext:value-type="float">
            <text:p>0,404458</text:p>
          </table:table-cell>
          <table:table-cell office:value-type="float" office:value="0.449894" calcext:value-type="float">
            <text:p>0,449894</text:p>
          </table:table-cell>
          <table:table-cell office:value-type="float" office:value="0.468502" calcext:value-type="float">
            <text:p>0,468502</text:p>
          </table:table-cell>
          <table:table-cell office:value-type="float" office:value="0.488513" calcext:value-type="float">
            <text:p>0,488513</text:p>
          </table:table-cell>
          <table:table-cell office:value-type="float" office:value="0.51451" calcext:value-type="float">
            <text:p>0,51451</text:p>
          </table:table-cell>
          <table:table-cell office:value-type="float" office:value="0.536212" calcext:value-type="float">
            <text:p>0,536212</text:p>
          </table:table-cell>
          <table:table-cell office:value-type="float" office:value="0.55065" calcext:value-type="float">
            <text:p>0,55065</text:p>
          </table:table-cell>
          <table:table-cell office:value-type="float" office:value="0.569744" calcext:value-type="float">
            <text:p>0,569744</text:p>
          </table:table-cell>
          <table:table-cell office:value-type="float" office:value="0.609299" calcext:value-type="float">
            <text:p>0,609299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83518" calcext:value-type="float">
            <text:p>0,4835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156054" calcext:value-type="float">
            <text:p>0,156054</text:p>
          </table:table-cell>
          <table:table-cell office:value-type="float" office:value="0.402679" calcext:value-type="float">
            <text:p>0,402679</text:p>
          </table:table-cell>
          <table:table-cell office:value-type="float" office:value="0.449" calcext:value-type="float">
            <text:p>0,449</text:p>
          </table:table-cell>
          <table:table-cell office:value-type="float" office:value="0.469769" calcext:value-type="float">
            <text:p>0,469769</text:p>
          </table:table-cell>
          <table:table-cell office:value-type="float" office:value="0.494718" calcext:value-type="float">
            <text:p>0,494718</text:p>
          </table:table-cell>
          <table:table-cell office:value-type="float" office:value="0.521354" calcext:value-type="float">
            <text:p>0,521354</text:p>
          </table:table-cell>
          <table:table-cell office:value-type="float" office:value="0.541905" calcext:value-type="float">
            <text:p>0,541905</text:p>
          </table:table-cell>
          <table:table-cell office:value-type="float" office:value="0.556565" calcext:value-type="float">
            <text:p>0,556565</text:p>
          </table:table-cell>
          <table:table-cell office:value-type="float" office:value="0.572651" calcext:value-type="float">
            <text:p>0,572651</text:p>
          </table:table-cell>
          <table:table-cell office:value-type="float" office:value="0.61351" calcext:value-type="float">
            <text:p>0,61351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7782" calcext:value-type="float">
            <text:p>0,477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.219004" calcext:value-type="float">
            <text:p>0,219004</text:p>
          </table:table-cell>
          <table:table-cell office:value-type="float" office:value="0.411336" calcext:value-type="float">
            <text:p>0,411336</text:p>
          </table:table-cell>
          <table:table-cell office:value-type="float" office:value="0.452988" calcext:value-type="float">
            <text:p>0,452988</text:p>
          </table:table-cell>
          <table:table-cell office:value-type="float" office:value="0.477635" calcext:value-type="float">
            <text:p>0,477635</text:p>
          </table:table-cell>
          <table:table-cell office:value-type="float" office:value="0.502214" calcext:value-type="float">
            <text:p>0,502214</text:p>
          </table:table-cell>
          <table:table-cell office:value-type="float" office:value="0.524713" calcext:value-type="float">
            <text:p>0,524713</text:p>
          </table:table-cell>
          <table:table-cell office:value-type="float" office:value="0.544266" calcext:value-type="float">
            <text:p>0,544266</text:p>
          </table:table-cell>
          <table:table-cell office:value-type="float" office:value="0.559552" calcext:value-type="float">
            <text:p>0,559552</text:p>
          </table:table-cell>
          <table:table-cell office:value-type="float" office:value="0.578931" calcext:value-type="float">
            <text:p>0,578931</text:p>
          </table:table-cell>
          <table:table-cell office:value-type="float" office:value="0.61563" calcext:value-type="float">
            <text:p>0,61563</text:p>
          </table:table-cell>
          <table:table-cell office:value-type="float" office:value="0.747682" calcext:value-type="float">
            <text:p>0,747682</text:p>
          </table:table-cell>
          <table:table-cell office:value-type="float" office:value="0.488627" calcext:value-type="float">
            <text:p>0,48862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9218" calcext:value-type="float">
            <text:p>0,119218</text:p>
          </table:table-cell>
          <table:table-cell office:value-type="float" office:value="0.285424" calcext:value-type="float">
            <text:p>0,285424</text:p>
          </table:table-cell>
          <table:table-cell office:value-type="float" office:value="0.418067" calcext:value-type="float">
            <text:p>0,418067</text:p>
          </table:table-cell>
          <table:table-cell office:value-type="float" office:value="0.450415" calcext:value-type="float">
            <text:p>0,450415</text:p>
          </table:table-cell>
          <table:table-cell office:value-type="float" office:value="0.476336" calcext:value-type="float">
            <text:p>0,476336</text:p>
          </table:table-cell>
          <table:table-cell office:value-type="float" office:value="0.502502" calcext:value-type="float">
            <text:p>0,502502</text:p>
          </table:table-cell>
          <table:table-cell office:value-type="float" office:value="0.523325" calcext:value-type="float">
            <text:p>0,523325</text:p>
          </table:table-cell>
          <table:table-cell office:value-type="float" office:value="0.542186" calcext:value-type="float">
            <text:p>0,542186</text:p>
          </table:table-cell>
          <table:table-cell office:value-type="float" office:value="0.556939" calcext:value-type="float">
            <text:p>0,556939</text:p>
          </table:table-cell>
          <table:table-cell office:value-type="float" office:value="0.576498" calcext:value-type="float">
            <text:p>0,576498</text:p>
          </table:table-cell>
          <table:table-cell office:value-type="float" office:value="0.616219" calcext:value-type="float">
            <text:p>0,616219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94791" calcext:value-type="float">
            <text:p>0,4947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243141" calcext:value-type="float">
            <text:p>0,243141</text:p>
          </table:table-cell>
          <table:table-cell office:value-type="float" office:value="0.416242" calcext:value-type="float">
            <text:p>0,416242</text:p>
          </table:table-cell>
          <table:table-cell office:value-type="float" office:value="0.454169" calcext:value-type="float">
            <text:p>0,454169</text:p>
          </table:table-cell>
          <table:table-cell office:value-type="float" office:value="0.478752" calcext:value-type="float">
            <text:p>0,478752</text:p>
          </table:table-cell>
          <table:table-cell office:value-type="float" office:value="0.509482" calcext:value-type="float">
            <text:p>0,509482</text:p>
          </table:table-cell>
          <table:table-cell office:value-type="float" office:value="0.530173" calcext:value-type="float">
            <text:p>0,530173</text:p>
          </table:table-cell>
          <table:table-cell office:value-type="float" office:value="0.546478" calcext:value-type="float">
            <text:p>0,546478</text:p>
          </table:table-cell>
          <table:table-cell office:value-type="float" office:value="0.561101" calcext:value-type="float">
            <text:p>0,561101</text:p>
          </table:table-cell>
          <table:table-cell office:value-type="float" office:value="0.579415" calcext:value-type="float">
            <text:p>0,579415</text:p>
          </table:table-cell>
          <table:table-cell office:value-type="float" office:value="0.613756" calcext:value-type="float">
            <text:p>0,613756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93271" calcext:value-type="float">
            <text:p>0,49327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2977" calcext:value-type="float">
            <text:p>0,022977</text:p>
          </table:table-cell>
          <table:table-cell office:value-type="float" office:value="0.3072" calcext:value-type="float">
            <text:p>0,3072</text:p>
          </table:table-cell>
          <table:table-cell office:value-type="float" office:value="0.41909" calcext:value-type="float">
            <text:p>0,41909</text:p>
          </table:table-cell>
          <table:table-cell office:value-type="float" office:value="0.450689" calcext:value-type="float">
            <text:p>0,450689</text:p>
          </table:table-cell>
          <table:table-cell office:value-type="float" office:value="0.47469" calcext:value-type="float">
            <text:p>0,47469</text:p>
          </table:table-cell>
          <table:table-cell office:value-type="float" office:value="0.502396" calcext:value-type="float">
            <text:p>0,502396</text:p>
          </table:table-cell>
          <table:table-cell office:value-type="float" office:value="0.52394" calcext:value-type="float">
            <text:p>0,52394</text:p>
          </table:table-cell>
          <table:table-cell office:value-type="float" office:value="0.54355" calcext:value-type="float">
            <text:p>0,54355</text:p>
          </table:table-cell>
          <table:table-cell office:value-type="float" office:value="0.557565" calcext:value-type="float">
            <text:p>0,557565</text:p>
          </table:table-cell>
          <table:table-cell office:value-type="float" office:value="0.571692" calcext:value-type="float">
            <text:p>0,571692</text:p>
          </table:table-cell>
          <table:table-cell office:value-type="float" office:value="0.615398" calcext:value-type="float">
            <text:p>0,615398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96621" calcext:value-type="float">
            <text:p>0,49662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198104" calcext:value-type="float">
            <text:p>0,198104</text:p>
          </table:table-cell>
          <table:table-cell office:value-type="float" office:value="0.396597" calcext:value-type="float">
            <text:p>0,396597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466133" calcext:value-type="float">
            <text:p>0,466133</text:p>
          </table:table-cell>
          <table:table-cell office:value-type="float" office:value="0.496883" calcext:value-type="float">
            <text:p>0,496883</text:p>
          </table:table-cell>
          <table:table-cell office:value-type="float" office:value="0.523659" calcext:value-type="float">
            <text:p>0,523659</text:p>
          </table:table-cell>
          <table:table-cell office:value-type="float" office:value="0.542797" calcext:value-type="float">
            <text:p>0,542797</text:p>
          </table:table-cell>
          <table:table-cell office:value-type="float" office:value="0.555205" calcext:value-type="float">
            <text:p>0,555205</text:p>
          </table:table-cell>
          <table:table-cell office:value-type="float" office:value="0.571133" calcext:value-type="float">
            <text:p>0,571133</text:p>
          </table:table-cell>
          <table:table-cell office:value-type="float" office:value="0.614033" calcext:value-type="float">
            <text:p>0,614033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81134" calcext:value-type="float">
            <text:p>0,48113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0.227369" calcext:value-type="float">
            <text:p>0,227369</text:p>
          </table:table-cell>
          <table:table-cell office:value-type="float" office:value="0.399926" calcext:value-type="float">
            <text:p>0,399926</text:p>
          </table:table-cell>
          <table:table-cell office:value-type="float" office:value="0.446407" calcext:value-type="float">
            <text:p>0,446407</text:p>
          </table:table-cell>
          <table:table-cell office:value-type="float" office:value="0.473885" calcext:value-type="float">
            <text:p>0,473885</text:p>
          </table:table-cell>
          <table:table-cell office:value-type="float" office:value="0.502352" calcext:value-type="float">
            <text:p>0,502352</text:p>
          </table:table-cell>
          <table:table-cell office:value-type="float" office:value="0.526727" calcext:value-type="float">
            <text:p>0,526727</text:p>
          </table:table-cell>
          <table:table-cell office:value-type="float" office:value="0.543895" calcext:value-type="float">
            <text:p>0,543895</text:p>
          </table:table-cell>
          <table:table-cell office:value-type="float" office:value="0.559373" calcext:value-type="float">
            <text:p>0,559373</text:p>
          </table:table-cell>
          <table:table-cell office:value-type="float" office:value="0.578053" calcext:value-type="float">
            <text:p>0,578053</text:p>
          </table:table-cell>
          <table:table-cell office:value-type="float" office:value="0.625501" calcext:value-type="float">
            <text:p>0,625501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88349" calcext:value-type="float">
            <text:p>0,48834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8239" calcext:value-type="float">
            <text:p>0,068239</text:p>
          </table:table-cell>
          <table:table-cell office:value-type="float" office:value="0.246535" calcext:value-type="float">
            <text:p>0,246535</text:p>
          </table:table-cell>
          <table:table-cell office:value-type="float" office:value="0.395481" calcext:value-type="float">
            <text:p>0,395481</text:p>
          </table:table-cell>
          <table:table-cell office:value-type="float" office:value="0.446444" calcext:value-type="float">
            <text:p>0,446444</text:p>
          </table:table-cell>
          <table:table-cell office:value-type="float" office:value="0.481618" calcext:value-type="float">
            <text:p>0,481618</text:p>
          </table:table-cell>
          <table:table-cell office:value-type="float" office:value="0.508518" calcext:value-type="float">
            <text:p>0,508518</text:p>
          </table:table-cell>
          <table:table-cell office:value-type="float" office:value="0.531667" calcext:value-type="float">
            <text:p>0,531667</text:p>
          </table:table-cell>
          <table:table-cell office:value-type="float" office:value="0.545731" calcext:value-type="float">
            <text:p>0,545731</text:p>
          </table:table-cell>
          <table:table-cell office:value-type="float" office:value="0.561028" calcext:value-type="float">
            <text:p>0,561028</text:p>
          </table:table-cell>
          <table:table-cell office:value-type="float" office:value="0.575843" calcext:value-type="float">
            <text:p>0,575843</text:p>
          </table:table-cell>
          <table:table-cell office:value-type="float" office:value="0.616485" calcext:value-type="float">
            <text:p>0,616485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90935" calcext:value-type="float">
            <text:p>0,4909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214066" calcext:value-type="float">
            <text:p>0,214066</text:p>
          </table:table-cell>
          <table:table-cell office:value-type="float" office:value="0.396376" calcext:value-type="float">
            <text:p>0,396376</text:p>
          </table:table-cell>
          <table:table-cell office:value-type="float" office:value="0.4479" calcext:value-type="float">
            <text:p>0,4479</text:p>
          </table:table-cell>
          <table:table-cell office:value-type="float" office:value="0.480367" calcext:value-type="float">
            <text:p>0,480367</text:p>
          </table:table-cell>
          <table:table-cell office:value-type="float" office:value="0.507758" calcext:value-type="float">
            <text:p>0,507758</text:p>
          </table:table-cell>
          <table:table-cell office:value-type="float" office:value="0.528983" calcext:value-type="float">
            <text:p>0,528983</text:p>
          </table:table-cell>
          <table:table-cell office:value-type="float" office:value="0.544986" calcext:value-type="float">
            <text:p>0,544986</text:p>
          </table:table-cell>
          <table:table-cell office:value-type="float" office:value="0.560077" calcext:value-type="float">
            <text:p>0,560077</text:p>
          </table:table-cell>
          <table:table-cell office:value-type="float" office:value="0.574461" calcext:value-type="float">
            <text:p>0,574461</text:p>
          </table:table-cell>
          <table:table-cell office:value-type="float" office:value="0.612514" calcext:value-type="float">
            <text:p>0,612514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86749" calcext:value-type="float">
            <text:p>0,4867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34886" calcext:value-type="float">
            <text:p>0,234886</text:p>
          </table:table-cell>
          <table:table-cell office:value-type="float" office:value="0.40345" calcext:value-type="float">
            <text:p>0,40345</text:p>
          </table:table-cell>
          <table:table-cell office:value-type="float" office:value="0.443031" calcext:value-type="float">
            <text:p>0,443031</text:p>
          </table:table-cell>
          <table:table-cell office:value-type="float" office:value="0.476897" calcext:value-type="float">
            <text:p>0,476897</text:p>
          </table:table-cell>
          <table:table-cell office:value-type="float" office:value="0.504475" calcext:value-type="float">
            <text:p>0,504475</text:p>
          </table:table-cell>
          <table:table-cell office:value-type="float" office:value="0.525621" calcext:value-type="float">
            <text:p>0,525621</text:p>
          </table:table-cell>
          <table:table-cell office:value-type="float" office:value="0.543302" calcext:value-type="float">
            <text:p>0,543302</text:p>
          </table:table-cell>
          <table:table-cell office:value-type="float" office:value="0.55701" calcext:value-type="float">
            <text:p>0,55701</text:p>
          </table:table-cell>
          <table:table-cell office:value-type="float" office:value="0.573851" calcext:value-type="float">
            <text:p>0,573851</text:p>
          </table:table-cell>
          <table:table-cell office:value-type="float" office:value="0.614482" calcext:value-type="float">
            <text:p>0,614482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877" calcext:value-type="float">
            <text:p>0,487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236045" calcext:value-type="float">
            <text:p>0,236045</text:p>
          </table:table-cell>
          <table:table-cell office:value-type="float" office:value="0.384273" calcext:value-type="float">
            <text:p>0,384273</text:p>
          </table:table-cell>
          <table:table-cell office:value-type="float" office:value="0.436127" calcext:value-type="float">
            <text:p>0,436127</text:p>
          </table:table-cell>
          <table:table-cell office:value-type="float" office:value="0.46981" calcext:value-type="float">
            <text:p>0,46981</text:p>
          </table:table-cell>
          <table:table-cell office:value-type="float" office:value="0.497809" calcext:value-type="float">
            <text:p>0,497809</text:p>
          </table:table-cell>
          <table:table-cell office:value-type="float" office:value="0.52392" calcext:value-type="float">
            <text:p>0,52392</text:p>
          </table:table-cell>
          <table:table-cell office:value-type="float" office:value="0.543992" calcext:value-type="float">
            <text:p>0,543992</text:p>
          </table:table-cell>
          <table:table-cell office:value-type="float" office:value="0.55889" calcext:value-type="float">
            <text:p>0,55889</text:p>
          </table:table-cell>
          <table:table-cell office:value-type="float" office:value="0.574982" calcext:value-type="float">
            <text:p>0,574982</text:p>
          </table:table-cell>
          <table:table-cell office:value-type="float" office:value="0.611759" calcext:value-type="float">
            <text:p>0,611759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83761" calcext:value-type="float">
            <text:p>0,4837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293138" calcext:value-type="float">
            <text:p>0,293138</text:p>
          </table:table-cell>
          <table:table-cell office:value-type="float" office:value="0.384022" calcext:value-type="float">
            <text:p>0,384022</text:p>
          </table:table-cell>
          <table:table-cell office:value-type="float" office:value="0.428125" calcext:value-type="float">
            <text:p>0,428125</text:p>
          </table:table-cell>
          <table:table-cell office:value-type="float" office:value="0.46775" calcext:value-type="float">
            <text:p>0,46775</text:p>
          </table:table-cell>
          <table:table-cell office:value-type="float" office:value="0.501203" calcext:value-type="float">
            <text:p>0,501203</text:p>
          </table:table-cell>
          <table:table-cell office:value-type="float" office:value="0.520723" calcext:value-type="float">
            <text:p>0,520723</text:p>
          </table:table-cell>
          <table:table-cell office:value-type="float" office:value="0.541356" calcext:value-type="float">
            <text:p>0,541356</text:p>
          </table:table-cell>
          <table:table-cell office:value-type="float" office:value="0.556993" calcext:value-type="float">
            <text:p>0,556993</text:p>
          </table:table-cell>
          <table:table-cell office:value-type="float" office:value="0.57287" calcext:value-type="float">
            <text:p>0,57287</text:p>
          </table:table-cell>
          <table:table-cell office:value-type="float" office:value="0.611025" calcext:value-type="float">
            <text:p>0,611025</text:p>
          </table:table-cell>
          <table:table-cell office:value-type="float" office:value="0.771408" calcext:value-type="float">
            <text:p>0,771408</text:p>
          </table:table-cell>
          <table:table-cell office:value-type="float" office:value="0.487721" calcext:value-type="float">
            <text:p>0,48772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.266153" calcext:value-type="float">
            <text:p>0,266153</text:p>
          </table:table-cell>
          <table:table-cell office:value-type="float" office:value="0.402627" calcext:value-type="float">
            <text:p>0,402627</text:p>
          </table:table-cell>
          <table:table-cell office:value-type="float" office:value="0.444167" calcext:value-type="float">
            <text:p>0,444167</text:p>
          </table:table-cell>
          <table:table-cell office:value-type="float" office:value="0.473454" calcext:value-type="float">
            <text:p>0,473454</text:p>
          </table:table-cell>
          <table:table-cell office:value-type="float" office:value="0.50531" calcext:value-type="float">
            <text:p>0,50531</text:p>
          </table:table-cell>
          <table:table-cell office:value-type="float" office:value="0.524233" calcext:value-type="float">
            <text:p>0,524233</text:p>
          </table:table-cell>
          <table:table-cell office:value-type="float" office:value="0.543804" calcext:value-type="float">
            <text:p>0,543804</text:p>
          </table:table-cell>
          <table:table-cell office:value-type="float" office:value="0.55773" calcext:value-type="float">
            <text:p>0,55773</text:p>
          </table:table-cell>
          <table:table-cell office:value-type="float" office:value="0.572795" calcext:value-type="float">
            <text:p>0,572795</text:p>
          </table:table-cell>
          <table:table-cell office:value-type="float" office:value="0.619183" calcext:value-type="float">
            <text:p>0,619183</text:p>
          </table:table-cell>
          <table:table-cell office:value-type="float" office:value="0.781176" calcext:value-type="float">
            <text:p>0,781176</text:p>
          </table:table-cell>
          <table:table-cell office:value-type="float" office:value="0.490946" calcext:value-type="float">
            <text:p>0,49094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277773" calcext:value-type="float">
            <text:p>0,277773</text:p>
          </table:table-cell>
          <table:table-cell office:value-type="float" office:value="0.408912" calcext:value-type="float">
            <text:p>0,408912</text:p>
          </table:table-cell>
          <table:table-cell office:value-type="float" office:value="0.444274" calcext:value-type="float">
            <text:p>0,444274</text:p>
          </table:table-cell>
          <table:table-cell office:value-type="float" office:value="0.474076" calcext:value-type="float">
            <text:p>0,474076</text:p>
          </table:table-cell>
          <table:table-cell office:value-type="float" office:value="0.505991" calcext:value-type="float">
            <text:p>0,505991</text:p>
          </table:table-cell>
          <table:table-cell office:value-type="float" office:value="0.525813" calcext:value-type="float">
            <text:p>0,525813</text:p>
          </table:table-cell>
          <table:table-cell office:value-type="float" office:value="0.542819" calcext:value-type="float">
            <text:p>0,542819</text:p>
          </table:table-cell>
          <table:table-cell office:value-type="float" office:value="0.557715" calcext:value-type="float">
            <text:p>0,557715</text:p>
          </table:table-cell>
          <table:table-cell office:value-type="float" office:value="0.576135" calcext:value-type="float">
            <text:p>0,576135</text:p>
          </table:table-cell>
          <table:table-cell office:value-type="float" office:value="0.619065" calcext:value-type="float">
            <text:p>0,619065</text:p>
          </table:table-cell>
          <table:table-cell office:value-type="float" office:value="0.781176" calcext:value-type="float">
            <text:p>0,781176</text:p>
          </table:table-cell>
          <table:table-cell office:value-type="float" office:value="0.493257" calcext:value-type="float">
            <text:p>0,49325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18393" calcext:value-type="float">
            <text:p>0,18393</text:p>
          </table:table-cell>
          <table:table-cell office:value-type="float" office:value="0.401797" calcext:value-type="float">
            <text:p>0,401797</text:p>
          </table:table-cell>
          <table:table-cell office:value-type="float" office:value="0.44692" calcext:value-type="float">
            <text:p>0,44692</text:p>
          </table:table-cell>
          <table:table-cell office:value-type="float" office:value="0.478114" calcext:value-type="float">
            <text:p>0,478114</text:p>
          </table:table-cell>
          <table:table-cell office:value-type="float" office:value="0.5112" calcext:value-type="float">
            <text:p>0,5112</text:p>
          </table:table-cell>
          <table:table-cell office:value-type="float" office:value="0.531858" calcext:value-type="float">
            <text:p>0,531858</text:p>
          </table:table-cell>
          <table:table-cell office:value-type="float" office:value="0.547271" calcext:value-type="float">
            <text:p>0,547271</text:p>
          </table:table-cell>
          <table:table-cell office:value-type="float" office:value="0.563567" calcext:value-type="float">
            <text:p>0,563567</text:p>
          </table:table-cell>
          <table:table-cell office:value-type="float" office:value="0.581486" calcext:value-type="float">
            <text:p>0,581486</text:p>
          </table:table-cell>
          <table:table-cell office:value-type="float" office:value="0.619933" calcext:value-type="float">
            <text:p>0,619933</text:p>
          </table:table-cell>
          <table:table-cell office:value-type="float" office:value="0.781176" calcext:value-type="float">
            <text:p>0,781176</text:p>
          </table:table-cell>
          <table:table-cell office:value-type="float" office:value="0.486608" calcext:value-type="float">
            <text:p>0,4866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304167" calcext:value-type="float">
            <text:p>0,304167</text:p>
          </table:table-cell>
          <table:table-cell office:value-type="float" office:value="0.419937" calcext:value-type="float">
            <text:p>0,419937</text:p>
          </table:table-cell>
          <table:table-cell office:value-type="float" office:value="0.452675" calcext:value-type="float">
            <text:p>0,452675</text:p>
          </table:table-cell>
          <table:table-cell office:value-type="float" office:value="0.480152" calcext:value-type="float">
            <text:p>0,480152</text:p>
          </table:table-cell>
          <table:table-cell office:value-type="float" office:value="0.50869" calcext:value-type="float">
            <text:p>0,50869</text:p>
          </table:table-cell>
          <table:table-cell office:value-type="float" office:value="0.525882" calcext:value-type="float">
            <text:p>0,525882</text:p>
          </table:table-cell>
          <table:table-cell office:value-type="float" office:value="0.544977" calcext:value-type="float">
            <text:p>0,544977</text:p>
          </table:table-cell>
          <table:table-cell office:value-type="float" office:value="0.562252" calcext:value-type="float">
            <text:p>0,562252</text:p>
          </table:table-cell>
          <table:table-cell office:value-type="float" office:value="0.575033" calcext:value-type="float">
            <text:p>0,575033</text:p>
          </table:table-cell>
          <table:table-cell office:value-type="float" office:value="0.628995" calcext:value-type="float">
            <text:p>0,62899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0276" calcext:value-type="float">
            <text:p>0,50027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257977" calcext:value-type="float">
            <text:p>0,257977</text:p>
          </table:table-cell>
          <table:table-cell office:value-type="float" office:value="0.411533" calcext:value-type="float">
            <text:p>0,411533</text:p>
          </table:table-cell>
          <table:table-cell office:value-type="float" office:value="0.446305" calcext:value-type="float">
            <text:p>0,446305</text:p>
          </table:table-cell>
          <table:table-cell office:value-type="float" office:value="0.471374" calcext:value-type="float">
            <text:p>0,471374</text:p>
          </table:table-cell>
          <table:table-cell office:value-type="float" office:value="0.497619" calcext:value-type="float">
            <text:p>0,497619</text:p>
          </table:table-cell>
          <table:table-cell office:value-type="float" office:value="0.518443" calcext:value-type="float">
            <text:p>0,518443</text:p>
          </table:table-cell>
          <table:table-cell office:value-type="float" office:value="0.537745" calcext:value-type="float">
            <text:p>0,537745</text:p>
          </table:table-cell>
          <table:table-cell office:value-type="float" office:value="0.559738" calcext:value-type="float">
            <text:p>0,559738</text:p>
          </table:table-cell>
          <table:table-cell office:value-type="float" office:value="0.573538" calcext:value-type="float">
            <text:p>0,573538</text:p>
          </table:table-cell>
          <table:table-cell office:value-type="float" office:value="0.627307" calcext:value-type="float">
            <text:p>0,627307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0158" calcext:value-type="float">
            <text:p>0,49015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1931" calcext:value-type="float">
            <text:p>0,011931</text:p>
          </table:table-cell>
          <table:table-cell office:value-type="float" office:value="0.264524" calcext:value-type="float">
            <text:p>0,264524</text:p>
          </table:table-cell>
          <table:table-cell office:value-type="float" office:value="0.39462" calcext:value-type="float">
            <text:p>0,39462</text:p>
          </table:table-cell>
          <table:table-cell office:value-type="float" office:value="0.436079" calcext:value-type="float">
            <text:p>0,436079</text:p>
          </table:table-cell>
          <table:table-cell office:value-type="float" office:value="0.464707" calcext:value-type="float">
            <text:p>0,464707</text:p>
          </table:table-cell>
          <table:table-cell office:value-type="float" office:value="0.490069" calcext:value-type="float">
            <text:p>0,490069</text:p>
          </table:table-cell>
          <table:table-cell office:value-type="float" office:value="0.513933" calcext:value-type="float">
            <text:p>0,513933</text:p>
          </table:table-cell>
          <table:table-cell office:value-type="float" office:value="0.532277" calcext:value-type="float">
            <text:p>0,532277</text:p>
          </table:table-cell>
          <table:table-cell office:value-type="float" office:value="0.548699" calcext:value-type="float">
            <text:p>0,548699</text:p>
          </table:table-cell>
          <table:table-cell office:value-type="float" office:value="0.567951" calcext:value-type="float">
            <text:p>0,567951</text:p>
          </table:table-cell>
          <table:table-cell office:value-type="float" office:value="0.623138" calcext:value-type="float">
            <text:p>0,623138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836" calcext:value-type="float">
            <text:p>0,483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221148" calcext:value-type="float">
            <text:p>0,221148</text:p>
          </table:table-cell>
          <table:table-cell office:value-type="float" office:value="0.392905" calcext:value-type="float">
            <text:p>0,392905</text:p>
          </table:table-cell>
          <table:table-cell office:value-type="float" office:value="0.432791" calcext:value-type="float">
            <text:p>0,432791</text:p>
          </table:table-cell>
          <table:table-cell office:value-type="float" office:value="0.462222" calcext:value-type="float">
            <text:p>0,462222</text:p>
          </table:table-cell>
          <table:table-cell office:value-type="float" office:value="0.491898" calcext:value-type="float">
            <text:p>0,491898</text:p>
          </table:table-cell>
          <table:table-cell office:value-type="float" office:value="0.514644" calcext:value-type="float">
            <text:p>0,514644</text:p>
          </table:table-cell>
          <table:table-cell office:value-type="float" office:value="0.537204" calcext:value-type="float">
            <text:p>0,537204</text:p>
          </table:table-cell>
          <table:table-cell office:value-type="float" office:value="0.550229" calcext:value-type="float">
            <text:p>0,550229</text:p>
          </table:table-cell>
          <table:table-cell office:value-type="float" office:value="0.568652" calcext:value-type="float">
            <text:p>0,568652</text:p>
          </table:table-cell>
          <table:table-cell office:value-type="float" office:value="0.620352" calcext:value-type="float">
            <text:p>0,620352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79205" calcext:value-type="float">
            <text:p>0,4792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931" calcext:value-type="float">
            <text:p>0,011931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38252" calcext:value-type="float">
            <text:p>0,38252</text:p>
          </table:table-cell>
          <table:table-cell office:value-type="float" office:value="0.430991" calcext:value-type="float">
            <text:p>0,430991</text:p>
          </table:table-cell>
          <table:table-cell office:value-type="float" office:value="0.465978" calcext:value-type="float">
            <text:p>0,465978</text:p>
          </table:table-cell>
          <table:table-cell office:value-type="float" office:value="0.497811" calcext:value-type="float">
            <text:p>0,497811</text:p>
          </table:table-cell>
          <table:table-cell office:value-type="float" office:value="0.517736" calcext:value-type="float">
            <text:p>0,517736</text:p>
          </table:table-cell>
          <table:table-cell office:value-type="float" office:value="0.537735" calcext:value-type="float">
            <text:p>0,537735</text:p>
          </table:table-cell>
          <table:table-cell office:value-type="float" office:value="0.555766" calcext:value-type="float">
            <text:p>0,555766</text:p>
          </table:table-cell>
          <table:table-cell office:value-type="float" office:value="0.571245" calcext:value-type="float">
            <text:p>0,571245</text:p>
          </table:table-cell>
          <table:table-cell office:value-type="float" office:value="0.613429" calcext:value-type="float">
            <text:p>0,61342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80315" calcext:value-type="float">
            <text:p>0,48031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25031" calcext:value-type="float">
            <text:p>0,25031</text:p>
          </table:table-cell>
          <table:table-cell office:value-type="float" office:value="0.388624" calcext:value-type="float">
            <text:p>0,388624</text:p>
          </table:table-cell>
          <table:table-cell office:value-type="float" office:value="0.436786" calcext:value-type="float">
            <text:p>0,436786</text:p>
          </table:table-cell>
          <table:table-cell office:value-type="float" office:value="0.466769" calcext:value-type="float">
            <text:p>0,466769</text:p>
          </table:table-cell>
          <table:table-cell office:value-type="float" office:value="0.499061" calcext:value-type="float">
            <text:p>0,499061</text:p>
          </table:table-cell>
          <table:table-cell office:value-type="float" office:value="0.521277" calcext:value-type="float">
            <text:p>0,521277</text:p>
          </table:table-cell>
          <table:table-cell office:value-type="float" office:value="0.542677" calcext:value-type="float">
            <text:p>0,542677</text:p>
          </table:table-cell>
          <table:table-cell office:value-type="float" office:value="0.559872" calcext:value-type="float">
            <text:p>0,559872</text:p>
          </table:table-cell>
          <table:table-cell office:value-type="float" office:value="0.57649" calcext:value-type="float">
            <text:p>0,57649</text:p>
          </table:table-cell>
          <table:table-cell office:value-type="float" office:value="0.617057" calcext:value-type="float">
            <text:p>0,617057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85892" calcext:value-type="float">
            <text:p>0,48589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5795" calcext:value-type="float">
            <text:p>0,015795</text:p>
          </table:table-cell>
          <table:table-cell office:value-type="float" office:value="0.256305" calcext:value-type="float">
            <text:p>0,256305</text:p>
          </table:table-cell>
          <table:table-cell office:value-type="float" office:value="0.374806" calcext:value-type="float">
            <text:p>0,374806</text:p>
          </table:table-cell>
          <table:table-cell office:value-type="float" office:value="0.416361" calcext:value-type="float">
            <text:p>0,416361</text:p>
          </table:table-cell>
          <table:table-cell office:value-type="float" office:value="0.449335" calcext:value-type="float">
            <text:p>0,449335</text:p>
          </table:table-cell>
          <table:table-cell office:value-type="float" office:value="0.478572" calcext:value-type="float">
            <text:p>0,478572</text:p>
          </table:table-cell>
          <table:table-cell office:value-type="float" office:value="0.509777" calcext:value-type="float">
            <text:p>0,509777</text:p>
          </table:table-cell>
          <table:table-cell office:value-type="float" office:value="0.534575" calcext:value-type="float">
            <text:p>0,534575</text:p>
          </table:table-cell>
          <table:table-cell office:value-type="float" office:value="0.552223" calcext:value-type="float">
            <text:p>0,552223</text:p>
          </table:table-cell>
          <table:table-cell office:value-type="float" office:value="0.571168" calcext:value-type="float">
            <text:p>0,571168</text:p>
          </table:table-cell>
          <table:table-cell office:value-type="float" office:value="0.621437" calcext:value-type="float">
            <text:p>0,621437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76456" calcext:value-type="float">
            <text:p>0,47645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5795" calcext:value-type="float">
            <text:p>0,015795</text:p>
          </table:table-cell>
          <table:table-cell office:value-type="float" office:value="0.286573" calcext:value-type="float">
            <text:p>0,286573</text:p>
          </table:table-cell>
          <table:table-cell office:value-type="float" office:value="0.397822" calcext:value-type="float">
            <text:p>0,397822</text:p>
          </table:table-cell>
          <table:table-cell office:value-type="float" office:value="0.440861" calcext:value-type="float">
            <text:p>0,440861</text:p>
          </table:table-cell>
          <table:table-cell office:value-type="float" office:value="0.467877" calcext:value-type="float">
            <text:p>0,467877</text:p>
          </table:table-cell>
          <table:table-cell office:value-type="float" office:value="0.500752" calcext:value-type="float">
            <text:p>0,500752</text:p>
          </table:table-cell>
          <table:table-cell office:value-type="float" office:value="0.526955" calcext:value-type="float">
            <text:p>0,526955</text:p>
          </table:table-cell>
          <table:table-cell office:value-type="float" office:value="0.54255" calcext:value-type="float">
            <text:p>0,54255</text:p>
          </table:table-cell>
          <table:table-cell office:value-type="float" office:value="0.558597" calcext:value-type="float">
            <text:p>0,558597</text:p>
          </table:table-cell>
          <table:table-cell office:value-type="float" office:value="0.57714" calcext:value-type="float">
            <text:p>0,57714</text:p>
          </table:table-cell>
          <table:table-cell office:value-type="float" office:value="0.618665" calcext:value-type="float">
            <text:p>0,61866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1779" calcext:value-type="float">
            <text:p>0,49177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174944" calcext:value-type="float">
            <text:p>0,174944</text:p>
          </table:table-cell>
          <table:table-cell office:value-type="float" office:value="0.386105" calcext:value-type="float">
            <text:p>0,386105</text:p>
          </table:table-cell>
          <table:table-cell office:value-type="float" office:value="0.43988" calcext:value-type="float">
            <text:p>0,43988</text:p>
          </table:table-cell>
          <table:table-cell office:value-type="float" office:value="0.468065" calcext:value-type="float">
            <text:p>0,468065</text:p>
          </table:table-cell>
          <table:table-cell office:value-type="float" office:value="0.50516" calcext:value-type="float">
            <text:p>0,50516</text:p>
          </table:table-cell>
          <table:table-cell office:value-type="float" office:value="0.528252" calcext:value-type="float">
            <text:p>0,528252</text:p>
          </table:table-cell>
          <table:table-cell office:value-type="float" office:value="0.544404" calcext:value-type="float">
            <text:p>0,544404</text:p>
          </table:table-cell>
          <table:table-cell office:value-type="float" office:value="0.560223" calcext:value-type="float">
            <text:p>0,560223</text:p>
          </table:table-cell>
          <table:table-cell office:value-type="float" office:value="0.576711" calcext:value-type="float">
            <text:p>0,576711</text:p>
          </table:table-cell>
          <table:table-cell office:value-type="float" office:value="0.627741" calcext:value-type="float">
            <text:p>0,627741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81149" calcext:value-type="float">
            <text:p>0,48114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256148" calcext:value-type="float">
            <text:p>0,256148</text:p>
          </table:table-cell>
          <table:table-cell office:value-type="float" office:value="0.397746" calcext:value-type="float">
            <text:p>0,397746</text:p>
          </table:table-cell>
          <table:table-cell office:value-type="float" office:value="0.448628" calcext:value-type="float">
            <text:p>0,448628</text:p>
          </table:table-cell>
          <table:table-cell office:value-type="float" office:value="0.483788" calcext:value-type="float">
            <text:p>0,483788</text:p>
          </table:table-cell>
          <table:table-cell office:value-type="float" office:value="0.512698" calcext:value-type="float">
            <text:p>0,512698</text:p>
          </table:table-cell>
          <table:table-cell office:value-type="float" office:value="0.534033" calcext:value-type="float">
            <text:p>0,534033</text:p>
          </table:table-cell>
          <table:table-cell office:value-type="float" office:value="0.546766" calcext:value-type="float">
            <text:p>0,546766</text:p>
          </table:table-cell>
          <table:table-cell office:value-type="float" office:value="0.560595" calcext:value-type="float">
            <text:p>0,560595</text:p>
          </table:table-cell>
          <table:table-cell office:value-type="float" office:value="0.574289" calcext:value-type="float">
            <text:p>0,574289</text:p>
          </table:table-cell>
          <table:table-cell office:value-type="float" office:value="0.62486" calcext:value-type="float">
            <text:p>0,62486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3955" calcext:value-type="float">
            <text:p>0,49395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25209" calcext:value-type="float">
            <text:p>0,25209</text:p>
          </table:table-cell>
          <table:table-cell office:value-type="float" office:value="0.413158" calcext:value-type="float">
            <text:p>0,413158</text:p>
          </table:table-cell>
          <table:table-cell office:value-type="float" office:value="0.456037" calcext:value-type="float">
            <text:p>0,456037</text:p>
          </table:table-cell>
          <table:table-cell office:value-type="float" office:value="0.497821" calcext:value-type="float">
            <text:p>0,497821</text:p>
          </table:table-cell>
          <table:table-cell office:value-type="float" office:value="0.516632" calcext:value-type="float">
            <text:p>0,516632</text:p>
          </table:table-cell>
          <table:table-cell office:value-type="float" office:value="0.538871" calcext:value-type="float">
            <text:p>0,538871</text:p>
          </table:table-cell>
          <table:table-cell office:value-type="float" office:value="0.550619" calcext:value-type="float">
            <text:p>0,550619</text:p>
          </table:table-cell>
          <table:table-cell office:value-type="float" office:value="0.56358" calcext:value-type="float">
            <text:p>0,56358</text:p>
          </table:table-cell>
          <table:table-cell office:value-type="float" office:value="0.578095" calcext:value-type="float">
            <text:p>0,578095</text:p>
          </table:table-cell>
          <table:table-cell office:value-type="float" office:value="0.618612" calcext:value-type="float">
            <text:p>0,618612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8552" calcext:value-type="float">
            <text:p>0,49855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252378" calcext:value-type="float">
            <text:p>0,252378</text:p>
          </table:table-cell>
          <table:table-cell office:value-type="float" office:value="0.413675" calcext:value-type="float">
            <text:p>0,413675</text:p>
          </table:table-cell>
          <table:table-cell office:value-type="float" office:value="0.459915" calcext:value-type="float">
            <text:p>0,459915</text:p>
          </table:table-cell>
          <table:table-cell office:value-type="float" office:value="0.504028" calcext:value-type="float">
            <text:p>0,504028</text:p>
          </table:table-cell>
          <table:table-cell office:value-type="float" office:value="0.522645" calcext:value-type="float">
            <text:p>0,522645</text:p>
          </table:table-cell>
          <table:table-cell office:value-type="float" office:value="0.542392" calcext:value-type="float">
            <text:p>0,542392</text:p>
          </table:table-cell>
          <table:table-cell office:value-type="float" office:value="0.549727" calcext:value-type="float">
            <text:p>0,549727</text:p>
          </table:table-cell>
          <table:table-cell office:value-type="float" office:value="0.562144" calcext:value-type="float">
            <text:p>0,562144</text:p>
          </table:table-cell>
          <table:table-cell office:value-type="float" office:value="0.574838" calcext:value-type="float">
            <text:p>0,574838</text:p>
          </table:table-cell>
          <table:table-cell office:value-type="float" office:value="0.619768" calcext:value-type="float">
            <text:p>0,619768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0151" calcext:value-type="float">
            <text:p>0,50015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09139" calcext:value-type="float">
            <text:p>0,309139</text:p>
          </table:table-cell>
          <table:table-cell office:value-type="float" office:value="0.42544" calcext:value-type="float">
            <text:p>0,42544</text:p>
          </table:table-cell>
          <table:table-cell office:value-type="float" office:value="0.4673" calcext:value-type="float">
            <text:p>0,4673</text:p>
          </table:table-cell>
          <table:table-cell office:value-type="float" office:value="0.500983" calcext:value-type="float">
            <text:p>0,500983</text:p>
          </table:table-cell>
          <table:table-cell office:value-type="float" office:value="0.51884" calcext:value-type="float">
            <text:p>0,51884</text:p>
          </table:table-cell>
          <table:table-cell office:value-type="float" office:value="0.539389" calcext:value-type="float">
            <text:p>0,539389</text:p>
          </table:table-cell>
          <table:table-cell office:value-type="float" office:value="0.549727" calcext:value-type="float">
            <text:p>0,549727</text:p>
          </table:table-cell>
          <table:table-cell office:value-type="float" office:value="0.56123" calcext:value-type="float">
            <text:p>0,56123</text:p>
          </table:table-cell>
          <table:table-cell office:value-type="float" office:value="0.571713" calcext:value-type="float">
            <text:p>0,571713</text:p>
          </table:table-cell>
          <table:table-cell office:value-type="float" office:value="0.617254" calcext:value-type="float">
            <text:p>0,61725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6102" calcext:value-type="float">
            <text:p>0,5061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32716" calcext:value-type="float">
            <text:p>0,32716</text:p>
          </table:table-cell>
          <table:table-cell office:value-type="float" office:value="0.42405" calcext:value-type="float">
            <text:p>0,42405</text:p>
          </table:table-cell>
          <table:table-cell office:value-type="float" office:value="0.467524" calcext:value-type="float">
            <text:p>0,467524</text:p>
          </table:table-cell>
          <table:table-cell office:value-type="float" office:value="0.502365" calcext:value-type="float">
            <text:p>0,502365</text:p>
          </table:table-cell>
          <table:table-cell office:value-type="float" office:value="0.521327" calcext:value-type="float">
            <text:p>0,521327</text:p>
          </table:table-cell>
          <table:table-cell office:value-type="float" office:value="0.541922" calcext:value-type="float">
            <text:p>0,541922</text:p>
          </table:table-cell>
          <table:table-cell office:value-type="float" office:value="0.549682" calcext:value-type="float">
            <text:p>0,549682</text:p>
          </table:table-cell>
          <table:table-cell office:value-type="float" office:value="0.563213" calcext:value-type="float">
            <text:p>0,563213</text:p>
          </table:table-cell>
          <table:table-cell office:value-type="float" office:value="0.57107" calcext:value-type="float">
            <text:p>0,57107</text:p>
          </table:table-cell>
          <table:table-cell office:value-type="float" office:value="0.612697" calcext:value-type="float">
            <text:p>0,612697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8101" calcext:value-type="float">
            <text:p>0,50810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25441" calcext:value-type="float">
            <text:p>0,325441</text:p>
          </table:table-cell>
          <table:table-cell office:value-type="float" office:value="0.42086" calcext:value-type="float">
            <text:p>0,42086</text:p>
          </table:table-cell>
          <table:table-cell office:value-type="float" office:value="0.462941" calcext:value-type="float">
            <text:p>0,462941</text:p>
          </table:table-cell>
          <table:table-cell office:value-type="float" office:value="0.500407" calcext:value-type="float">
            <text:p>0,500407</text:p>
          </table:table-cell>
          <table:table-cell office:value-type="float" office:value="0.519404" calcext:value-type="float">
            <text:p>0,519404</text:p>
          </table:table-cell>
          <table:table-cell office:value-type="float" office:value="0.538201" calcext:value-type="float">
            <text:p>0,538201</text:p>
          </table:table-cell>
          <table:table-cell office:value-type="float" office:value="0.547528" calcext:value-type="float">
            <text:p>0,547528</text:p>
          </table:table-cell>
          <table:table-cell office:value-type="float" office:value="0.561478" calcext:value-type="float">
            <text:p>0,561478</text:p>
          </table:table-cell>
          <table:table-cell office:value-type="float" office:value="0.574255" calcext:value-type="float">
            <text:p>0,574255</text:p>
          </table:table-cell>
          <table:table-cell office:value-type="float" office:value="0.611154" calcext:value-type="float">
            <text:p>0,61115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6167" calcext:value-type="float">
            <text:p>0,50616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08883" calcext:value-type="float">
            <text:p>0,308883</text:p>
          </table:table-cell>
          <table:table-cell office:value-type="float" office:value="0.414031" calcext:value-type="float">
            <text:p>0,414031</text:p>
          </table:table-cell>
          <table:table-cell office:value-type="float" office:value="0.465583" calcext:value-type="float">
            <text:p>0,465583</text:p>
          </table:table-cell>
          <table:table-cell office:value-type="float" office:value="0.505909" calcext:value-type="float">
            <text:p>0,505909</text:p>
          </table:table-cell>
          <table:table-cell office:value-type="float" office:value="0.523832" calcext:value-type="float">
            <text:p>0,523832</text:p>
          </table:table-cell>
          <table:table-cell office:value-type="float" office:value="0.542047" calcext:value-type="float">
            <text:p>0,542047</text:p>
          </table:table-cell>
          <table:table-cell office:value-type="float" office:value="0.550703" calcext:value-type="float">
            <text:p>0,550703</text:p>
          </table:table-cell>
          <table:table-cell office:value-type="float" office:value="0.563843" calcext:value-type="float">
            <text:p>0,563843</text:p>
          </table:table-cell>
          <table:table-cell office:value-type="float" office:value="0.577774" calcext:value-type="float">
            <text:p>0,577774</text:p>
          </table:table-cell>
          <table:table-cell office:value-type="float" office:value="0.613969" calcext:value-type="float">
            <text:p>0,61396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6657" calcext:value-type="float">
            <text:p>0,50665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288865" calcext:value-type="float">
            <text:p>0,288865</text:p>
          </table:table-cell>
          <table:table-cell office:value-type="float" office:value="0.432324" calcext:value-type="float">
            <text:p>0,432324</text:p>
          </table:table-cell>
          <table:table-cell office:value-type="float" office:value="0.485932" calcext:value-type="float">
            <text:p>0,485932</text:p>
          </table:table-cell>
          <table:table-cell office:value-type="float" office:value="0.51552" calcext:value-type="float">
            <text:p>0,51552</text:p>
          </table:table-cell>
          <table:table-cell office:value-type="float" office:value="0.533022" calcext:value-type="float">
            <text:p>0,533022</text:p>
          </table:table-cell>
          <table:table-cell office:value-type="float" office:value="0.543992" calcext:value-type="float">
            <text:p>0,543992</text:p>
          </table:table-cell>
          <table:table-cell office:value-type="float" office:value="0.556949" calcext:value-type="float">
            <text:p>0,556949</text:p>
          </table:table-cell>
          <table:table-cell office:value-type="float" office:value="0.566033" calcext:value-type="float">
            <text:p>0,566033</text:p>
          </table:table-cell>
          <table:table-cell office:value-type="float" office:value="0.582625" calcext:value-type="float">
            <text:p>0,582625</text:p>
          </table:table-cell>
          <table:table-cell office:value-type="float" office:value="0.616755" calcext:value-type="float">
            <text:p>0,61675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12202" calcext:value-type="float">
            <text:p>0,51220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5343" calcext:value-type="float">
            <text:p>0,125343</text:p>
          </table:table-cell>
          <table:table-cell office:value-type="float" office:value="0.329337" calcext:value-type="float">
            <text:p>0,329337</text:p>
          </table:table-cell>
          <table:table-cell office:value-type="float" office:value="0.423185" calcext:value-type="float">
            <text:p>0,423185</text:p>
          </table:table-cell>
          <table:table-cell office:value-type="float" office:value="0.478058" calcext:value-type="float">
            <text:p>0,478058</text:p>
          </table:table-cell>
          <table:table-cell office:value-type="float" office:value="0.510611" calcext:value-type="float">
            <text:p>0,510611</text:p>
          </table:table-cell>
          <table:table-cell office:value-type="float" office:value="0.528081" calcext:value-type="float">
            <text:p>0,528081</text:p>
          </table:table-cell>
          <table:table-cell office:value-type="float" office:value="0.543177" calcext:value-type="float">
            <text:p>0,543177</text:p>
          </table:table-cell>
          <table:table-cell office:value-type="float" office:value="0.552832" calcext:value-type="float">
            <text:p>0,552832</text:p>
          </table:table-cell>
          <table:table-cell office:value-type="float" office:value="0.564704" calcext:value-type="float">
            <text:p>0,564704</text:p>
          </table:table-cell>
          <table:table-cell office:value-type="float" office:value="0.582316" calcext:value-type="float">
            <text:p>0,582316</text:p>
          </table:table-cell>
          <table:table-cell office:value-type="float" office:value="0.612186" calcext:value-type="float">
            <text:p>0,612186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12449" calcext:value-type="float">
            <text:p>0,51244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0.281045" calcext:value-type="float">
            <text:p>0,281045</text:p>
          </table:table-cell>
          <table:table-cell office:value-type="float" office:value="0.422867" calcext:value-type="float">
            <text:p>0,422867</text:p>
          </table:table-cell>
          <table:table-cell office:value-type="float" office:value="0.462645" calcext:value-type="float">
            <text:p>0,462645</text:p>
          </table:table-cell>
          <table:table-cell office:value-type="float" office:value="0.502585" calcext:value-type="float">
            <text:p>0,502585</text:p>
          </table:table-cell>
          <table:table-cell office:value-type="float" office:value="0.524199" calcext:value-type="float">
            <text:p>0,524199</text:p>
          </table:table-cell>
          <table:table-cell office:value-type="float" office:value="0.543287" calcext:value-type="float">
            <text:p>0,543287</text:p>
          </table:table-cell>
          <table:table-cell office:value-type="float" office:value="0.553852" calcext:value-type="float">
            <text:p>0,553852</text:p>
          </table:table-cell>
          <table:table-cell office:value-type="float" office:value="0.56407" calcext:value-type="float">
            <text:p>0,56407</text:p>
          </table:table-cell>
          <table:table-cell office:value-type="float" office:value="0.582765" calcext:value-type="float">
            <text:p>0,582765</text:p>
          </table:table-cell>
          <table:table-cell office:value-type="float" office:value="0.613225" calcext:value-type="float">
            <text:p>0,61322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5054" calcext:value-type="float">
            <text:p>0,5050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246659" calcext:value-type="float">
            <text:p>0,246659</text:p>
          </table:table-cell>
          <table:table-cell office:value-type="float" office:value="0.421792" calcext:value-type="float">
            <text:p>0,421792</text:p>
          </table:table-cell>
          <table:table-cell office:value-type="float" office:value="0.451523" calcext:value-type="float">
            <text:p>0,451523</text:p>
          </table:table-cell>
          <table:table-cell office:value-type="float" office:value="0.497341" calcext:value-type="float">
            <text:p>0,497341</text:p>
          </table:table-cell>
          <table:table-cell office:value-type="float" office:value="0.518929" calcext:value-type="float">
            <text:p>0,518929</text:p>
          </table:table-cell>
          <table:table-cell office:value-type="float" office:value="0.538074" calcext:value-type="float">
            <text:p>0,538074</text:p>
          </table:table-cell>
          <table:table-cell office:value-type="float" office:value="0.548907" calcext:value-type="float">
            <text:p>0,548907</text:p>
          </table:table-cell>
          <table:table-cell office:value-type="float" office:value="0.562855" calcext:value-type="float">
            <text:p>0,562855</text:p>
          </table:table-cell>
          <table:table-cell office:value-type="float" office:value="0.582203" calcext:value-type="float">
            <text:p>0,582203</text:p>
          </table:table-cell>
          <table:table-cell office:value-type="float" office:value="0.613225" calcext:value-type="float">
            <text:p>0,61322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8151" calcext:value-type="float">
            <text:p>0,49815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0.303628" calcext:value-type="float">
            <text:p>0,303628</text:p>
          </table:table-cell>
          <table:table-cell office:value-type="float" office:value="0.424957" calcext:value-type="float">
            <text:p>0,424957</text:p>
          </table:table-cell>
          <table:table-cell office:value-type="float" office:value="0.452367" calcext:value-type="float">
            <text:p>0,452367</text:p>
          </table:table-cell>
          <table:table-cell office:value-type="float" office:value="0.495779" calcext:value-type="float">
            <text:p>0,495779</text:p>
          </table:table-cell>
          <table:table-cell office:value-type="float" office:value="0.522306" calcext:value-type="float">
            <text:p>0,522306</text:p>
          </table:table-cell>
          <table:table-cell office:value-type="float" office:value="0.541431" calcext:value-type="float">
            <text:p>0,541431</text:p>
          </table:table-cell>
          <table:table-cell office:value-type="float" office:value="0.549221" calcext:value-type="float">
            <text:p>0,549221</text:p>
          </table:table-cell>
          <table:table-cell office:value-type="float" office:value="0.564196" calcext:value-type="float">
            <text:p>0,564196</text:p>
          </table:table-cell>
          <table:table-cell office:value-type="float" office:value="0.583569" calcext:value-type="float">
            <text:p>0,583569</text:p>
          </table:table-cell>
          <table:table-cell office:value-type="float" office:value="0.623781" calcext:value-type="float">
            <text:p>0,623781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6123" calcext:value-type="float">
            <text:p>0,50612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47626" calcext:value-type="float">
            <text:p>-0,047626</text:p>
          </table:table-cell>
          <table:table-cell office:value-type="float" office:value="0.317798" calcext:value-type="float">
            <text:p>0,317798</text:p>
          </table:table-cell>
          <table:table-cell office:value-type="float" office:value="0.418421" calcext:value-type="float">
            <text:p>0,418421</text:p>
          </table:table-cell>
          <table:table-cell office:value-type="float" office:value="0.454548" calcext:value-type="float">
            <text:p>0,454548</text:p>
          </table:table-cell>
          <table:table-cell office:value-type="float" office:value="0.497929" calcext:value-type="float">
            <text:p>0,497929</text:p>
          </table:table-cell>
          <table:table-cell office:value-type="float" office:value="0.524536" calcext:value-type="float">
            <text:p>0,524536</text:p>
          </table:table-cell>
          <table:table-cell office:value-type="float" office:value="0.541294" calcext:value-type="float">
            <text:p>0,541294</text:p>
          </table:table-cell>
          <table:table-cell office:value-type="float" office:value="0.54842" calcext:value-type="float">
            <text:p>0,54842</text:p>
          </table:table-cell>
          <table:table-cell office:value-type="float" office:value="0.560352" calcext:value-type="float">
            <text:p>0,560352</text:p>
          </table:table-cell>
          <table:table-cell office:value-type="float" office:value="0.579696" calcext:value-type="float">
            <text:p>0,579696</text:p>
          </table:table-cell>
          <table:table-cell office:value-type="float" office:value="0.628707" calcext:value-type="float">
            <text:p>0,628707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717" calcext:value-type="float">
            <text:p>0,5071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77321" calcext:value-type="float">
            <text:p>-0,077321</text:p>
          </table:table-cell>
          <table:table-cell office:value-type="float" office:value="0.299216" calcext:value-type="float">
            <text:p>0,299216</text:p>
          </table:table-cell>
          <table:table-cell office:value-type="float" office:value="0.410089" calcext:value-type="float">
            <text:p>0,410089</text:p>
          </table:table-cell>
          <table:table-cell office:value-type="float" office:value="0.447604" calcext:value-type="float">
            <text:p>0,447604</text:p>
          </table:table-cell>
          <table:table-cell office:value-type="float" office:value="0.486022" calcext:value-type="float">
            <text:p>0,486022</text:p>
          </table:table-cell>
          <table:table-cell office:value-type="float" office:value="0.511146" calcext:value-type="float">
            <text:p>0,511146</text:p>
          </table:table-cell>
          <table:table-cell office:value-type="float" office:value="0.53335" calcext:value-type="float">
            <text:p>0,53335</text:p>
          </table:table-cell>
          <table:table-cell office:value-type="float" office:value="0.546248" calcext:value-type="float">
            <text:p>0,546248</text:p>
          </table:table-cell>
          <table:table-cell office:value-type="float" office:value="0.55787" calcext:value-type="float">
            <text:p>0,55787</text:p>
          </table:table-cell>
          <table:table-cell office:value-type="float" office:value="0.572609" calcext:value-type="float">
            <text:p>0,572609</text:p>
          </table:table-cell>
          <table:table-cell office:value-type="float" office:value="0.619731" calcext:value-type="float">
            <text:p>0,619731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8389" calcext:value-type="float">
            <text:p>0,49838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11193" calcext:value-type="float">
            <text:p>0,111193</text:p>
          </table:table-cell>
          <table:table-cell office:value-type="float" office:value="0.294516" calcext:value-type="float">
            <text:p>0,294516</text:p>
          </table:table-cell>
          <table:table-cell office:value-type="float" office:value="0.406816" calcext:value-type="float">
            <text:p>0,406816</text:p>
          </table:table-cell>
          <table:table-cell office:value-type="float" office:value="0.449506" calcext:value-type="float">
            <text:p>0,449506</text:p>
          </table:table-cell>
          <table:table-cell office:value-type="float" office:value="0.492753" calcext:value-type="float">
            <text:p>0,492753</text:p>
          </table:table-cell>
          <table:table-cell office:value-type="float" office:value="0.517146" calcext:value-type="float">
            <text:p>0,517146</text:p>
          </table:table-cell>
          <table:table-cell office:value-type="float" office:value="0.537765" calcext:value-type="float">
            <text:p>0,537765</text:p>
          </table:table-cell>
          <table:table-cell office:value-type="float" office:value="0.546104" calcext:value-type="float">
            <text:p>0,546104</text:p>
          </table:table-cell>
          <table:table-cell office:value-type="float" office:value="0.559635" calcext:value-type="float">
            <text:p>0,559635</text:p>
          </table:table-cell>
          <table:table-cell office:value-type="float" office:value="0.573445" calcext:value-type="float">
            <text:p>0,573445</text:p>
          </table:table-cell>
          <table:table-cell office:value-type="float" office:value="0.615158" calcext:value-type="float">
            <text:p>0,615158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9284" calcext:value-type="float">
            <text:p>0,49928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6599" calcext:value-type="float">
            <text:p>0,096599</text:p>
          </table:table-cell>
          <table:table-cell office:value-type="float" office:value="0.280641" calcext:value-type="float">
            <text:p>0,280641</text:p>
          </table:table-cell>
          <table:table-cell office:value-type="float" office:value="0.399178" calcext:value-type="float">
            <text:p>0,399178</text:p>
          </table:table-cell>
          <table:table-cell office:value-type="float" office:value="0.447847" calcext:value-type="float">
            <text:p>0,447847</text:p>
          </table:table-cell>
          <table:table-cell office:value-type="float" office:value="0.491489" calcext:value-type="float">
            <text:p>0,491489</text:p>
          </table:table-cell>
          <table:table-cell office:value-type="float" office:value="0.519682" calcext:value-type="float">
            <text:p>0,519682</text:p>
          </table:table-cell>
          <table:table-cell office:value-type="float" office:value="0.540176" calcext:value-type="float">
            <text:p>0,540176</text:p>
          </table:table-cell>
          <table:table-cell office:value-type="float" office:value="0.546605" calcext:value-type="float">
            <text:p>0,546605</text:p>
          </table:table-cell>
          <table:table-cell office:value-type="float" office:value="0.559238" calcext:value-type="float">
            <text:p>0,559238</text:p>
          </table:table-cell>
          <table:table-cell office:value-type="float" office:value="0.571602" calcext:value-type="float">
            <text:p>0,571602</text:p>
          </table:table-cell>
          <table:table-cell office:value-type="float" office:value="0.619974" calcext:value-type="float">
            <text:p>0,61997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7643" calcext:value-type="float">
            <text:p>0,49764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2973" calcext:value-type="float">
            <text:p>0,072973</text:p>
          </table:table-cell>
          <table:table-cell office:value-type="float" office:value="0.233591" calcext:value-type="float">
            <text:p>0,233591</text:p>
          </table:table-cell>
          <table:table-cell office:value-type="float" office:value="0.396555" calcext:value-type="float">
            <text:p>0,396555</text:p>
          </table:table-cell>
          <table:table-cell office:value-type="float" office:value="0.44289" calcext:value-type="float">
            <text:p>0,44289</text:p>
          </table:table-cell>
          <table:table-cell office:value-type="float" office:value="0.487412" calcext:value-type="float">
            <text:p>0,487412</text:p>
          </table:table-cell>
          <table:table-cell office:value-type="float" office:value="0.516673" calcext:value-type="float">
            <text:p>0,516673</text:p>
          </table:table-cell>
          <table:table-cell office:value-type="float" office:value="0.536883" calcext:value-type="float">
            <text:p>0,536883</text:p>
          </table:table-cell>
          <table:table-cell office:value-type="float" office:value="0.545285" calcext:value-type="float">
            <text:p>0,545285</text:p>
          </table:table-cell>
          <table:table-cell office:value-type="float" office:value="0.560353" calcext:value-type="float">
            <text:p>0,560353</text:p>
          </table:table-cell>
          <table:table-cell office:value-type="float" office:value="0.577066" calcext:value-type="float">
            <text:p>0,577066</text:p>
          </table:table-cell>
          <table:table-cell office:value-type="float" office:value="0.618109" calcext:value-type="float">
            <text:p>0,61810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1482" calcext:value-type="float">
            <text:p>0,4914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214466" calcext:value-type="float">
            <text:p>0,214466</text:p>
          </table:table-cell>
          <table:table-cell office:value-type="float" office:value="0.403338" calcext:value-type="float">
            <text:p>0,403338</text:p>
          </table:table-cell>
          <table:table-cell office:value-type="float" office:value="0.441218" calcext:value-type="float">
            <text:p>0,441218</text:p>
          </table:table-cell>
          <table:table-cell office:value-type="float" office:value="0.485447" calcext:value-type="float">
            <text:p>0,485447</text:p>
          </table:table-cell>
          <table:table-cell office:value-type="float" office:value="0.514738" calcext:value-type="float">
            <text:p>0,514738</text:p>
          </table:table-cell>
          <table:table-cell office:value-type="float" office:value="0.537509" calcext:value-type="float">
            <text:p>0,537509</text:p>
          </table:table-cell>
          <table:table-cell office:value-type="float" office:value="0.546657" calcext:value-type="float">
            <text:p>0,546657</text:p>
          </table:table-cell>
          <table:table-cell office:value-type="float" office:value="0.560783" calcext:value-type="float">
            <text:p>0,560783</text:p>
          </table:table-cell>
          <table:table-cell office:value-type="float" office:value="0.577344" calcext:value-type="float">
            <text:p>0,577344</text:p>
          </table:table-cell>
          <table:table-cell office:value-type="float" office:value="0.619265" calcext:value-type="float">
            <text:p>0,61926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0076" calcext:value-type="float">
            <text:p>0,4900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84228" calcext:value-type="float">
            <text:p>0,084228</text:p>
          </table:table-cell>
          <table:table-cell office:value-type="float" office:value="0.289967" calcext:value-type="float">
            <text:p>0,289967</text:p>
          </table:table-cell>
          <table:table-cell office:value-type="float" office:value="0.416872" calcext:value-type="float">
            <text:p>0,416872</text:p>
          </table:table-cell>
          <table:table-cell office:value-type="float" office:value="0.463999" calcext:value-type="float">
            <text:p>0,463999</text:p>
          </table:table-cell>
          <table:table-cell office:value-type="float" office:value="0.502023" calcext:value-type="float">
            <text:p>0,502023</text:p>
          </table:table-cell>
          <table:table-cell office:value-type="float" office:value="0.524378" calcext:value-type="float">
            <text:p>0,524378</text:p>
          </table:table-cell>
          <table:table-cell office:value-type="float" office:value="0.541012" calcext:value-type="float">
            <text:p>0,541012</text:p>
          </table:table-cell>
          <table:table-cell office:value-type="float" office:value="0.549439" calcext:value-type="float">
            <text:p>0,549439</text:p>
          </table:table-cell>
          <table:table-cell office:value-type="float" office:value="0.56195" calcext:value-type="float">
            <text:p>0,56195</text:p>
          </table:table-cell>
          <table:table-cell office:value-type="float" office:value="0.575083" calcext:value-type="float">
            <text:p>0,575083</text:p>
          </table:table-cell>
          <table:table-cell office:value-type="float" office:value="0.62015" calcext:value-type="float">
            <text:p>0,6201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4487" calcext:value-type="float">
            <text:p>0,50448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250356" calcext:value-type="float">
            <text:p>0,250356</text:p>
          </table:table-cell>
          <table:table-cell office:value-type="float" office:value="0.412241" calcext:value-type="float">
            <text:p>0,412241</text:p>
          </table:table-cell>
          <table:table-cell office:value-type="float" office:value="0.460305" calcext:value-type="float">
            <text:p>0,460305</text:p>
          </table:table-cell>
          <table:table-cell office:value-type="float" office:value="0.507915" calcext:value-type="float">
            <text:p>0,507915</text:p>
          </table:table-cell>
          <table:table-cell office:value-type="float" office:value="0.52773" calcext:value-type="float">
            <text:p>0,52773</text:p>
          </table:table-cell>
          <table:table-cell office:value-type="float" office:value="0.541733" calcext:value-type="float">
            <text:p>0,541733</text:p>
          </table:table-cell>
          <table:table-cell office:value-type="float" office:value="0.552728" calcext:value-type="float">
            <text:p>0,552728</text:p>
          </table:table-cell>
          <table:table-cell office:value-type="float" office:value="0.563817" calcext:value-type="float">
            <text:p>0,563817</text:p>
          </table:table-cell>
          <table:table-cell office:value-type="float" office:value="0.581078" calcext:value-type="float">
            <text:p>0,581078</text:p>
          </table:table-cell>
          <table:table-cell office:value-type="float" office:value="0.615366" calcext:value-type="float">
            <text:p>0,615366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1327" calcext:value-type="float">
            <text:p>0,50132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20542" calcext:value-type="float">
            <text:p>0,320542</text:p>
          </table:table-cell>
          <table:table-cell office:value-type="float" office:value="0.415731" calcext:value-type="float">
            <text:p>0,415731</text:p>
          </table:table-cell>
          <table:table-cell office:value-type="float" office:value="0.462571" calcext:value-type="float">
            <text:p>0,462571</text:p>
          </table:table-cell>
          <table:table-cell office:value-type="float" office:value="0.499421" calcext:value-type="float">
            <text:p>0,499421</text:p>
          </table:table-cell>
          <table:table-cell office:value-type="float" office:value="0.522537" calcext:value-type="float">
            <text:p>0,522537</text:p>
          </table:table-cell>
          <table:table-cell office:value-type="float" office:value="0.541074" calcext:value-type="float">
            <text:p>0,541074</text:p>
          </table:table-cell>
          <table:table-cell office:value-type="float" office:value="0.549773" calcext:value-type="float">
            <text:p>0,549773</text:p>
          </table:table-cell>
          <table:table-cell office:value-type="float" office:value="0.564653" calcext:value-type="float">
            <text:p>0,564653</text:p>
          </table:table-cell>
          <table:table-cell office:value-type="float" office:value="0.581637" calcext:value-type="float">
            <text:p>0,581637</text:p>
          </table:table-cell>
          <table:table-cell office:value-type="float" office:value="0.613634" calcext:value-type="float">
            <text:p>0,61363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7157" calcext:value-type="float">
            <text:p>0,50715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236776" calcext:value-type="float">
            <text:p>0,236776</text:p>
          </table:table-cell>
          <table:table-cell office:value-type="float" office:value="0.418022" calcext:value-type="float">
            <text:p>0,418022</text:p>
          </table:table-cell>
          <table:table-cell office:value-type="float" office:value="0.460092" calcext:value-type="float">
            <text:p>0,460092</text:p>
          </table:table-cell>
          <table:table-cell office:value-type="float" office:value="0.505337" calcext:value-type="float">
            <text:p>0,505337</text:p>
          </table:table-cell>
          <table:table-cell office:value-type="float" office:value="0.53266" calcext:value-type="float">
            <text:p>0,53266</text:p>
          </table:table-cell>
          <table:table-cell office:value-type="float" office:value="0.542863" calcext:value-type="float">
            <text:p>0,542863</text:p>
          </table:table-cell>
          <table:table-cell office:value-type="float" office:value="0.551492" calcext:value-type="float">
            <text:p>0,551492</text:p>
          </table:table-cell>
          <table:table-cell office:value-type="float" office:value="0.568808" calcext:value-type="float">
            <text:p>0,568808</text:p>
          </table:table-cell>
          <table:table-cell office:value-type="float" office:value="0.585679" calcext:value-type="float">
            <text:p>0,585679</text:p>
          </table:table-cell>
          <table:table-cell office:value-type="float" office:value="0.616094" calcext:value-type="float">
            <text:p>0,61609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1782" calcext:value-type="float">
            <text:p>0,5017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194243" calcext:value-type="float">
            <text:p>0,194243</text:p>
          </table:table-cell>
          <table:table-cell office:value-type="float" office:value="0.414888" calcext:value-type="float">
            <text:p>0,414888</text:p>
          </table:table-cell>
          <table:table-cell office:value-type="float" office:value="0.466228" calcext:value-type="float">
            <text:p>0,466228</text:p>
          </table:table-cell>
          <table:table-cell office:value-type="float" office:value="0.511999" calcext:value-type="float">
            <text:p>0,511999</text:p>
          </table:table-cell>
          <table:table-cell office:value-type="float" office:value="0.533426" calcext:value-type="float">
            <text:p>0,533426</text:p>
          </table:table-cell>
          <table:table-cell office:value-type="float" office:value="0.543972" calcext:value-type="float">
            <text:p>0,543972</text:p>
          </table:table-cell>
          <table:table-cell office:value-type="float" office:value="0.555166" calcext:value-type="float">
            <text:p>0,555166</text:p>
          </table:table-cell>
          <table:table-cell office:value-type="float" office:value="0.568436" calcext:value-type="float">
            <text:p>0,568436</text:p>
          </table:table-cell>
          <table:table-cell office:value-type="float" office:value="0.586785" calcext:value-type="float">
            <text:p>0,586785</text:p>
          </table:table-cell>
          <table:table-cell office:value-type="float" office:value="0.61929" calcext:value-type="float">
            <text:p>0,6192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9443" calcext:value-type="float">
            <text:p>0,49944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216141" calcext:value-type="float">
            <text:p>0,216141</text:p>
          </table:table-cell>
          <table:table-cell office:value-type="float" office:value="0.405646" calcext:value-type="float">
            <text:p>0,405646</text:p>
          </table:table-cell>
          <table:table-cell office:value-type="float" office:value="0.451126" calcext:value-type="float">
            <text:p>0,451126</text:p>
          </table:table-cell>
          <table:table-cell office:value-type="float" office:value="0.494329" calcext:value-type="float">
            <text:p>0,494329</text:p>
          </table:table-cell>
          <table:table-cell office:value-type="float" office:value="0.519337" calcext:value-type="float">
            <text:p>0,519337</text:p>
          </table:table-cell>
          <table:table-cell office:value-type="float" office:value="0.541294" calcext:value-type="float">
            <text:p>0,541294</text:p>
          </table:table-cell>
          <table:table-cell office:value-type="float" office:value="0.549642" calcext:value-type="float">
            <text:p>0,549642</text:p>
          </table:table-cell>
          <table:table-cell office:value-type="float" office:value="0.563458" calcext:value-type="float">
            <text:p>0,563458</text:p>
          </table:table-cell>
          <table:table-cell office:value-type="float" office:value="0.579973" calcext:value-type="float">
            <text:p>0,579973</text:p>
          </table:table-cell>
          <table:table-cell office:value-type="float" office:value="0.62093" calcext:value-type="float">
            <text:p>0,62093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494187" calcext:value-type="float">
            <text:p>0,49418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25771" calcext:value-type="float">
            <text:p>0,25771</text:p>
          </table:table-cell>
          <table:table-cell office:value-type="float" office:value="0.421009" calcext:value-type="float">
            <text:p>0,421009</text:p>
          </table:table-cell>
          <table:table-cell office:value-type="float" office:value="0.467456" calcext:value-type="float">
            <text:p>0,467456</text:p>
          </table:table-cell>
          <table:table-cell office:value-type="float" office:value="0.507827" calcext:value-type="float">
            <text:p>0,507827</text:p>
          </table:table-cell>
          <table:table-cell office:value-type="float" office:value="0.526111" calcext:value-type="float">
            <text:p>0,526111</text:p>
          </table:table-cell>
          <table:table-cell office:value-type="float" office:value="0.54167" calcext:value-type="float">
            <text:p>0,54167</text:p>
          </table:table-cell>
          <table:table-cell office:value-type="float" office:value="0.553493" calcext:value-type="float">
            <text:p>0,553493</text:p>
          </table:table-cell>
          <table:table-cell office:value-type="float" office:value="0.567458" calcext:value-type="float">
            <text:p>0,567458</text:p>
          </table:table-cell>
          <table:table-cell office:value-type="float" office:value="0.583159" calcext:value-type="float">
            <text:p>0,583159</text:p>
          </table:table-cell>
          <table:table-cell office:value-type="float" office:value="0.621979" calcext:value-type="float">
            <text:p>0,62197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4787" calcext:value-type="float">
            <text:p>0,50478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59305" calcext:value-type="float">
            <text:p>0,359305</text:p>
          </table:table-cell>
          <table:table-cell office:value-type="float" office:value="0.446852" calcext:value-type="float">
            <text:p>0,446852</text:p>
          </table:table-cell>
          <table:table-cell office:value-type="float" office:value="0.500044" calcext:value-type="float">
            <text:p>0,500044</text:p>
          </table:table-cell>
          <table:table-cell office:value-type="float" office:value="0.525529" calcext:value-type="float">
            <text:p>0,525529</text:p>
          </table:table-cell>
          <table:table-cell office:value-type="float" office:value="0.540759" calcext:value-type="float">
            <text:p>0,540759</text:p>
          </table:table-cell>
          <table:table-cell office:value-type="float" office:value="0.548695" calcext:value-type="float">
            <text:p>0,548695</text:p>
          </table:table-cell>
          <table:table-cell office:value-type="float" office:value="0.561376" calcext:value-type="float">
            <text:p>0,561376</text:p>
          </table:table-cell>
          <table:table-cell office:value-type="float" office:value="0.571844" calcext:value-type="float">
            <text:p>0,571844</text:p>
          </table:table-cell>
          <table:table-cell office:value-type="float" office:value="0.590975" calcext:value-type="float">
            <text:p>0,590975</text:p>
          </table:table-cell>
          <table:table-cell office:value-type="float" office:value="0.631053" calcext:value-type="float">
            <text:p>0,631053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7643" calcext:value-type="float">
            <text:p>0,52764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0572" calcext:value-type="float">
            <text:p>0,090572</text:p>
          </table:table-cell>
          <table:table-cell office:value-type="float" office:value="0.332743" calcext:value-type="float">
            <text:p>0,332743</text:p>
          </table:table-cell>
          <table:table-cell office:value-type="float" office:value="0.436527" calcext:value-type="float">
            <text:p>0,436527</text:p>
          </table:table-cell>
          <table:table-cell office:value-type="float" office:value="0.496201" calcext:value-type="float">
            <text:p>0,496201</text:p>
          </table:table-cell>
          <table:table-cell office:value-type="float" office:value="0.522182" calcext:value-type="float">
            <text:p>0,522182</text:p>
          </table:table-cell>
          <table:table-cell office:value-type="float" office:value="0.539952" calcext:value-type="float">
            <text:p>0,539952</text:p>
          </table:table-cell>
          <table:table-cell office:value-type="float" office:value="0.548675" calcext:value-type="float">
            <text:p>0,548675</text:p>
          </table:table-cell>
          <table:table-cell office:value-type="float" office:value="0.562118" calcext:value-type="float">
            <text:p>0,562118</text:p>
          </table:table-cell>
          <table:table-cell office:value-type="float" office:value="0.571168" calcext:value-type="float">
            <text:p>0,571168</text:p>
          </table:table-cell>
          <table:table-cell office:value-type="float" office:value="0.585128" calcext:value-type="float">
            <text:p>0,585128</text:p>
          </table:table-cell>
          <table:table-cell office:value-type="float" office:value="0.613825" calcext:value-type="float">
            <text:p>0,61382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0852" calcext:value-type="float">
            <text:p>0,52085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90572" calcext:value-type="float">
            <text:p>0,090572</text:p>
          </table:table-cell>
          <table:table-cell office:value-type="float" office:value="0.299263" calcext:value-type="float">
            <text:p>0,299263</text:p>
          </table:table-cell>
          <table:table-cell office:value-type="float" office:value="0.411186" calcext:value-type="float">
            <text:p>0,411186</text:p>
          </table:table-cell>
          <table:table-cell office:value-type="float" office:value="0.469001" calcext:value-type="float">
            <text:p>0,469001</text:p>
          </table:table-cell>
          <table:table-cell office:value-type="float" office:value="0.505694" calcext:value-type="float">
            <text:p>0,505694</text:p>
          </table:table-cell>
          <table:table-cell office:value-type="float" office:value="0.527872" calcext:value-type="float">
            <text:p>0,527872</text:p>
          </table:table-cell>
          <table:table-cell office:value-type="float" office:value="0.542641" calcext:value-type="float">
            <text:p>0,542641</text:p>
          </table:table-cell>
          <table:table-cell office:value-type="float" office:value="0.552961" calcext:value-type="float">
            <text:p>0,552961</text:p>
          </table:table-cell>
          <table:table-cell office:value-type="float" office:value="0.567196" calcext:value-type="float">
            <text:p>0,567196</text:p>
          </table:table-cell>
          <table:table-cell office:value-type="float" office:value="0.582386" calcext:value-type="float">
            <text:p>0,582386</text:p>
          </table:table-cell>
          <table:table-cell office:value-type="float" office:value="0.624086" calcext:value-type="float">
            <text:p>0,624086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8229" calcext:value-type="float">
            <text:p>0,50822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90572" calcext:value-type="float">
            <text:p>0,090572</text:p>
          </table:table-cell>
          <table:table-cell office:value-type="float" office:value="0.305665" calcext:value-type="float">
            <text:p>0,305665</text:p>
          </table:table-cell>
          <table:table-cell office:value-type="float" office:value="0.41838" calcext:value-type="float">
            <text:p>0,41838</text:p>
          </table:table-cell>
          <table:table-cell office:value-type="float" office:value="0.472405" calcext:value-type="float">
            <text:p>0,472405</text:p>
          </table:table-cell>
          <table:table-cell office:value-type="float" office:value="0.509559" calcext:value-type="float">
            <text:p>0,509559</text:p>
          </table:table-cell>
          <table:table-cell office:value-type="float" office:value="0.528601" calcext:value-type="float">
            <text:p>0,528601</text:p>
          </table:table-cell>
          <table:table-cell office:value-type="float" office:value="0.542955" calcext:value-type="float">
            <text:p>0,542955</text:p>
          </table:table-cell>
          <table:table-cell office:value-type="float" office:value="0.551806" calcext:value-type="float">
            <text:p>0,551806</text:p>
          </table:table-cell>
          <table:table-cell office:value-type="float" office:value="0.563714" calcext:value-type="float">
            <text:p>0,563714</text:p>
          </table:table-cell>
          <table:table-cell office:value-type="float" office:value="0.578876" calcext:value-type="float">
            <text:p>0,578876</text:p>
          </table:table-cell>
          <table:table-cell office:value-type="float" office:value="0.617686" calcext:value-type="float">
            <text:p>0,617686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8965" calcext:value-type="float">
            <text:p>0,50896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0.255634" calcext:value-type="float">
            <text:p>0,255634</text:p>
          </table:table-cell>
          <table:table-cell office:value-type="float" office:value="0.414054" calcext:value-type="float">
            <text:p>0,414054</text:p>
          </table:table-cell>
          <table:table-cell office:value-type="float" office:value="0.480201" calcext:value-type="float">
            <text:p>0,480201</text:p>
          </table:table-cell>
          <table:table-cell office:value-type="float" office:value="0.515392" calcext:value-type="float">
            <text:p>0,515392</text:p>
          </table:table-cell>
          <table:table-cell office:value-type="float" office:value="0.53632" calcext:value-type="float">
            <text:p>0,53632</text:p>
          </table:table-cell>
          <table:table-cell office:value-type="float" office:value="0.545749" calcext:value-type="float">
            <text:p>0,545749</text:p>
          </table:table-cell>
          <table:table-cell office:value-type="float" office:value="0.557342" calcext:value-type="float">
            <text:p>0,557342</text:p>
          </table:table-cell>
          <table:table-cell office:value-type="float" office:value="0.564285" calcext:value-type="float">
            <text:p>0,564285</text:p>
          </table:table-cell>
          <table:table-cell office:value-type="float" office:value="0.581492" calcext:value-type="float">
            <text:p>0,581492</text:p>
          </table:table-cell>
          <table:table-cell office:value-type="float" office:value="0.627083" calcext:value-type="float">
            <text:p>0,627083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7755" calcext:value-type="float">
            <text:p>0,50775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0.195804" calcext:value-type="float">
            <text:p>0,195804</text:p>
          </table:table-cell>
          <table:table-cell office:value-type="float" office:value="0.407388" calcext:value-type="float">
            <text:p>0,407388</text:p>
          </table:table-cell>
          <table:table-cell office:value-type="float" office:value="0.472921" calcext:value-type="float">
            <text:p>0,472921</text:p>
          </table:table-cell>
          <table:table-cell office:value-type="float" office:value="0.515971" calcext:value-type="float">
            <text:p>0,515971</text:p>
          </table:table-cell>
          <table:table-cell office:value-type="float" office:value="0.539077" calcext:value-type="float">
            <text:p>0,539077</text:p>
          </table:table-cell>
          <table:table-cell office:value-type="float" office:value="0.546397" calcext:value-type="float">
            <text:p>0,546397</text:p>
          </table:table-cell>
          <table:table-cell office:value-type="float" office:value="0.55902" calcext:value-type="float">
            <text:p>0,55902</text:p>
          </table:table-cell>
          <table:table-cell office:value-type="float" office:value="0.565204" calcext:value-type="float">
            <text:p>0,565204</text:p>
          </table:table-cell>
          <table:table-cell office:value-type="float" office:value="0.585116" calcext:value-type="float">
            <text:p>0,585116</text:p>
          </table:table-cell>
          <table:table-cell office:value-type="float" office:value="0.625954" calcext:value-type="float">
            <text:p>0,62595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01285" calcext:value-type="float">
            <text:p>0,50128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0205" calcext:value-type="float">
            <text:p>0,030205</text:p>
          </table:table-cell>
          <table:table-cell office:value-type="float" office:value="0.275867" calcext:value-type="float">
            <text:p>0,275867</text:p>
          </table:table-cell>
          <table:table-cell office:value-type="float" office:value="0.420441" calcext:value-type="float">
            <text:p>0,420441</text:p>
          </table:table-cell>
          <table:table-cell office:value-type="float" office:value="0.497037" calcext:value-type="float">
            <text:p>0,497037</text:p>
          </table:table-cell>
          <table:table-cell office:value-type="float" office:value="0.530319" calcext:value-type="float">
            <text:p>0,530319</text:p>
          </table:table-cell>
          <table:table-cell office:value-type="float" office:value="0.544777" calcext:value-type="float">
            <text:p>0,544777</text:p>
          </table:table-cell>
          <table:table-cell office:value-type="float" office:value="0.547784" calcext:value-type="float">
            <text:p>0,547784</text:p>
          </table:table-cell>
          <table:table-cell office:value-type="float" office:value="0.559904" calcext:value-type="float">
            <text:p>0,559904</text:p>
          </table:table-cell>
          <table:table-cell office:value-type="float" office:value="0.564637" calcext:value-type="float">
            <text:p>0,564637</text:p>
          </table:table-cell>
          <table:table-cell office:value-type="float" office:value="0.584811" calcext:value-type="float">
            <text:p>0,584811</text:p>
          </table:table-cell>
          <table:table-cell office:value-type="float" office:value="0.615706" calcext:value-type="float">
            <text:p>0,615706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14128" calcext:value-type="float">
            <text:p>0,51412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0205" calcext:value-type="float">
            <text:p>0,030205</text:p>
          </table:table-cell>
          <table:table-cell office:value-type="float" office:value="0.333781" calcext:value-type="float">
            <text:p>0,333781</text:p>
          </table:table-cell>
          <table:table-cell office:value-type="float" office:value="0.432604" calcext:value-type="float">
            <text:p>0,432604</text:p>
          </table:table-cell>
          <table:table-cell office:value-type="float" office:value="0.495729" calcext:value-type="float">
            <text:p>0,495729</text:p>
          </table:table-cell>
          <table:table-cell office:value-type="float" office:value="0.531787" calcext:value-type="float">
            <text:p>0,531787</text:p>
          </table:table-cell>
          <table:table-cell office:value-type="float" office:value="0.545593" calcext:value-type="float">
            <text:p>0,545593</text:p>
          </table:table-cell>
          <table:table-cell office:value-type="float" office:value="0.5468" calcext:value-type="float">
            <text:p>0,5468</text:p>
          </table:table-cell>
          <table:table-cell office:value-type="float" office:value="0.560703" calcext:value-type="float">
            <text:p>0,560703</text:p>
          </table:table-cell>
          <table:table-cell office:value-type="float" office:value="0.57183" calcext:value-type="float">
            <text:p>0,57183</text:p>
          </table:table-cell>
          <table:table-cell office:value-type="float" office:value="0.593747" calcext:value-type="float">
            <text:p>0,593747</text:p>
          </table:table-cell>
          <table:table-cell office:value-type="float" office:value="0.617409" calcext:value-type="float">
            <text:p>0,61740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2998" calcext:value-type="float">
            <text:p>0,5229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266913" calcext:value-type="float">
            <text:p>0,266913</text:p>
          </table:table-cell>
          <table:table-cell office:value-type="float" office:value="0.418465" calcext:value-type="float">
            <text:p>0,418465</text:p>
          </table:table-cell>
          <table:table-cell office:value-type="float" office:value="0.48535" calcext:value-type="float">
            <text:p>0,48535</text:p>
          </table:table-cell>
          <table:table-cell office:value-type="float" office:value="0.528014" calcext:value-type="float">
            <text:p>0,528014</text:p>
          </table:table-cell>
          <table:table-cell office:value-type="float" office:value="0.544463" calcext:value-type="float">
            <text:p>0,544463</text:p>
          </table:table-cell>
          <table:table-cell office:value-type="float" office:value="0.547411" calcext:value-type="float">
            <text:p>0,547411</text:p>
          </table:table-cell>
          <table:table-cell office:value-type="float" office:value="0.560972" calcext:value-type="float">
            <text:p>0,560972</text:p>
          </table:table-cell>
          <table:table-cell office:value-type="float" office:value="0.570176" calcext:value-type="float">
            <text:p>0,570176</text:p>
          </table:table-cell>
          <table:table-cell office:value-type="float" office:value="0.593592" calcext:value-type="float">
            <text:p>0,593592</text:p>
          </table:table-cell>
          <table:table-cell office:value-type="float" office:value="0.62333" calcext:value-type="float">
            <text:p>0,62333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13869" calcext:value-type="float">
            <text:p>0,5138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47137" calcext:value-type="float">
            <text:p>0,347137</text:p>
          </table:table-cell>
          <table:table-cell office:value-type="float" office:value="0.43646" calcext:value-type="float">
            <text:p>0,43646</text:p>
          </table:table-cell>
          <table:table-cell office:value-type="float" office:value="0.50372" calcext:value-type="float">
            <text:p>0,50372</text:p>
          </table:table-cell>
          <table:table-cell office:value-type="float" office:value="0.532906" calcext:value-type="float">
            <text:p>0,532906</text:p>
          </table:table-cell>
          <table:table-cell office:value-type="float" office:value="0.544777" calcext:value-type="float">
            <text:p>0,544777</text:p>
          </table:table-cell>
          <table:table-cell office:value-type="float" office:value="0.54779" calcext:value-type="float">
            <text:p>0,54779</text:p>
          </table:table-cell>
          <table:table-cell office:value-type="float" office:value="0.560577" calcext:value-type="float">
            <text:p>0,560577</text:p>
          </table:table-cell>
          <table:table-cell office:value-type="float" office:value="0.571757" calcext:value-type="float">
            <text:p>0,571757</text:p>
          </table:table-cell>
          <table:table-cell office:value-type="float" office:value="0.59452" calcext:value-type="float">
            <text:p>0,59452</text:p>
          </table:table-cell>
          <table:table-cell office:value-type="float" office:value="0.629523" calcext:value-type="float">
            <text:p>0,629523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6917" calcext:value-type="float">
            <text:p>0,5269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273833" calcext:value-type="float">
            <text:p>0,273833</text:p>
          </table:table-cell>
          <table:table-cell office:value-type="float" office:value="0.438416" calcext:value-type="float">
            <text:p>0,438416</text:p>
          </table:table-cell>
          <table:table-cell office:value-type="float" office:value="0.499363" calcext:value-type="float">
            <text:p>0,499363</text:p>
          </table:table-cell>
          <table:table-cell office:value-type="float" office:value="0.528755" calcext:value-type="float">
            <text:p>0,528755</text:p>
          </table:table-cell>
          <table:table-cell office:value-type="float" office:value="0.543726" calcext:value-type="float">
            <text:p>0,543726</text:p>
          </table:table-cell>
          <table:table-cell office:value-type="float" office:value="0.548927" calcext:value-type="float">
            <text:p>0,548927</text:p>
          </table:table-cell>
          <table:table-cell office:value-type="float" office:value="0.561984" calcext:value-type="float">
            <text:p>0,561984</text:p>
          </table:table-cell>
          <table:table-cell office:value-type="float" office:value="0.573167" calcext:value-type="float">
            <text:p>0,573167</text:p>
          </table:table-cell>
          <table:table-cell office:value-type="float" office:value="0.596333" calcext:value-type="float">
            <text:p>0,596333</text:p>
          </table:table-cell>
          <table:table-cell office:value-type="float" office:value="0.647751" calcext:value-type="float">
            <text:p>0,647751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1226" calcext:value-type="float">
            <text:p>0,52122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261378" calcext:value-type="float">
            <text:p>0,261378</text:p>
          </table:table-cell>
          <table:table-cell office:value-type="float" office:value="0.438825" calcext:value-type="float">
            <text:p>0,438825</text:p>
          </table:table-cell>
          <table:table-cell office:value-type="float" office:value="0.491818" calcext:value-type="float">
            <text:p>0,491818</text:p>
          </table:table-cell>
          <table:table-cell office:value-type="float" office:value="0.519648" calcext:value-type="float">
            <text:p>0,519648</text:p>
          </table:table-cell>
          <table:table-cell office:value-type="float" office:value="0.540044" calcext:value-type="float">
            <text:p>0,540044</text:p>
          </table:table-cell>
          <table:table-cell office:value-type="float" office:value="0.547755" calcext:value-type="float">
            <text:p>0,547755</text:p>
          </table:table-cell>
          <table:table-cell office:value-type="float" office:value="0.559877" calcext:value-type="float">
            <text:p>0,559877</text:p>
          </table:table-cell>
          <table:table-cell office:value-type="float" office:value="0.569901" calcext:value-type="float">
            <text:p>0,569901</text:p>
          </table:table-cell>
          <table:table-cell office:value-type="float" office:value="0.592981" calcext:value-type="float">
            <text:p>0,592981</text:p>
          </table:table-cell>
          <table:table-cell office:value-type="float" office:value="0.639832" calcext:value-type="float">
            <text:p>0,639832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16206" calcext:value-type="float">
            <text:p>0,5162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31294" calcext:value-type="float">
            <text:p>0,331294</text:p>
          </table:table-cell>
          <table:table-cell office:value-type="float" office:value="0.433113" calcext:value-type="float">
            <text:p>0,433113</text:p>
          </table:table-cell>
          <table:table-cell office:value-type="float" office:value="0.503827" calcext:value-type="float">
            <text:p>0,503827</text:p>
          </table:table-cell>
          <table:table-cell office:value-type="float" office:value="0.529239" calcext:value-type="float">
            <text:p>0,529239</text:p>
          </table:table-cell>
          <table:table-cell office:value-type="float" office:value="0.545404" calcext:value-type="float">
            <text:p>0,545404</text:p>
          </table:table-cell>
          <table:table-cell office:value-type="float" office:value="0.554269" calcext:value-type="float">
            <text:p>0,554269</text:p>
          </table:table-cell>
          <table:table-cell office:value-type="float" office:value="0.563611" calcext:value-type="float">
            <text:p>0,563611</text:p>
          </table:table-cell>
          <table:table-cell office:value-type="float" office:value="0.575786" calcext:value-type="float">
            <text:p>0,575786</text:p>
          </table:table-cell>
          <table:table-cell office:value-type="float" office:value="0.590209" calcext:value-type="float">
            <text:p>0,590209</text:p>
          </table:table-cell>
          <table:table-cell office:value-type="float" office:value="0.631325" calcext:value-type="float">
            <text:p>0,631325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5808" calcext:value-type="float">
            <text:p>0,52580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275687" calcext:value-type="float">
            <text:p>0,275687</text:p>
          </table:table-cell>
          <table:table-cell office:value-type="float" office:value="0.440466" calcext:value-type="float">
            <text:p>0,440466</text:p>
          </table:table-cell>
          <table:table-cell office:value-type="float" office:value="0.506261" calcext:value-type="float">
            <text:p>0,506261</text:p>
          </table:table-cell>
          <table:table-cell office:value-type="float" office:value="0.530327" calcext:value-type="float">
            <text:p>0,530327</text:p>
          </table:table-cell>
          <table:table-cell office:value-type="float" office:value="0.545216" calcext:value-type="float">
            <text:p>0,545216</text:p>
          </table:table-cell>
          <table:table-cell office:value-type="float" office:value="0.553341" calcext:value-type="float">
            <text:p>0,553341</text:p>
          </table:table-cell>
          <table:table-cell office:value-type="float" office:value="0.563766" calcext:value-type="float">
            <text:p>0,563766</text:p>
          </table:table-cell>
          <table:table-cell office:value-type="float" office:value="0.577555" calcext:value-type="float">
            <text:p>0,577555</text:p>
          </table:table-cell>
          <table:table-cell office:value-type="float" office:value="0.591442" calcext:value-type="float">
            <text:p>0,591442</text:p>
          </table:table-cell>
          <table:table-cell office:value-type="float" office:value="0.634224" calcext:value-type="float">
            <text:p>0,63422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1828" calcext:value-type="float">
            <text:p>0,52182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305968" calcext:value-type="float">
            <text:p>0,305968</text:p>
          </table:table-cell>
          <table:table-cell office:value-type="float" office:value="0.451027" calcext:value-type="float">
            <text:p>0,451027</text:p>
          </table:table-cell>
          <table:table-cell office:value-type="float" office:value="0.514481" calcext:value-type="float">
            <text:p>0,514481</text:p>
          </table:table-cell>
          <table:table-cell office:value-type="float" office:value="0.538075" calcext:value-type="float">
            <text:p>0,538075</text:p>
          </table:table-cell>
          <table:table-cell office:value-type="float" office:value="0.545749" calcext:value-type="float">
            <text:p>0,545749</text:p>
          </table:table-cell>
          <table:table-cell office:value-type="float" office:value="0.554503" calcext:value-type="float">
            <text:p>0,554503</text:p>
          </table:table-cell>
          <table:table-cell office:value-type="float" office:value="0.563688" calcext:value-type="float">
            <text:p>0,563688</text:p>
          </table:table-cell>
          <table:table-cell office:value-type="float" office:value="0.57477" calcext:value-type="float">
            <text:p>0,57477</text:p>
          </table:table-cell>
          <table:table-cell office:value-type="float" office:value="0.591776" calcext:value-type="float">
            <text:p>0,591776</text:p>
          </table:table-cell>
          <table:table-cell office:value-type="float" office:value="0.628014" calcext:value-type="float">
            <text:p>0,62801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6805" calcext:value-type="float">
            <text:p>0,5268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25343" calcext:value-type="float">
            <text:p>0,125343</text:p>
          </table:table-cell>
          <table:table-cell office:value-type="float" office:value="0.352573" calcext:value-type="float">
            <text:p>0,352573</text:p>
          </table:table-cell>
          <table:table-cell office:value-type="float" office:value="0.448751" calcext:value-type="float">
            <text:p>0,448751</text:p>
          </table:table-cell>
          <table:table-cell office:value-type="float" office:value="0.514533" calcext:value-type="float">
            <text:p>0,514533</text:p>
          </table:table-cell>
          <table:table-cell office:value-type="float" office:value="0.538463" calcext:value-type="float">
            <text:p>0,538463</text:p>
          </table:table-cell>
          <table:table-cell office:value-type="float" office:value="0.546093" calcext:value-type="float">
            <text:p>0,546093</text:p>
          </table:table-cell>
          <table:table-cell office:value-type="float" office:value="0.557695" calcext:value-type="float">
            <text:p>0,557695</text:p>
          </table:table-cell>
          <table:table-cell office:value-type="float" office:value="0.563921" calcext:value-type="float">
            <text:p>0,563921</text:p>
          </table:table-cell>
          <table:table-cell office:value-type="float" office:value="0.576936" calcext:value-type="float">
            <text:p>0,576936</text:p>
          </table:table-cell>
          <table:table-cell office:value-type="float" office:value="0.587731" calcext:value-type="float">
            <text:p>0,587731</text:p>
          </table:table-cell>
          <table:table-cell office:value-type="float" office:value="0.63489" calcext:value-type="float">
            <text:p>0,63489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32158" calcext:value-type="float">
            <text:p>0,53215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51158" calcext:value-type="float">
            <text:p>0,351158</text:p>
          </table:table-cell>
          <table:table-cell office:value-type="float" office:value="0.449445" calcext:value-type="float">
            <text:p>0,449445</text:p>
          </table:table-cell>
          <table:table-cell office:value-type="float" office:value="0.503903" calcext:value-type="float">
            <text:p>0,503903</text:p>
          </table:table-cell>
          <table:table-cell office:value-type="float" office:value="0.527813" calcext:value-type="float">
            <text:p>0,527813</text:p>
          </table:table-cell>
          <table:table-cell office:value-type="float" office:value="0.54269" calcext:value-type="float">
            <text:p>0,54269</text:p>
          </table:table-cell>
          <table:table-cell office:value-type="float" office:value="0.548555" calcext:value-type="float">
            <text:p>0,548555</text:p>
          </table:table-cell>
          <table:table-cell office:value-type="float" office:value="0.56201" calcext:value-type="float">
            <text:p>0,56201</text:p>
          </table:table-cell>
          <table:table-cell office:value-type="float" office:value="0.574007" calcext:value-type="float">
            <text:p>0,574007</text:p>
          </table:table-cell>
          <table:table-cell office:value-type="float" office:value="0.590861" calcext:value-type="float">
            <text:p>0,590861</text:p>
          </table:table-cell>
          <table:table-cell office:value-type="float" office:value="0.63244" calcext:value-type="float">
            <text:p>0,63244</text:p>
          </table:table-cell>
          <table:table-cell office:value-type="float" office:value="0.817616" calcext:value-type="float">
            <text:p>0,817616</text:p>
          </table:table-cell>
          <table:table-cell office:value-type="float" office:value="0.528288" calcext:value-type="float">
            <text:p>0,52828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2439" calcext:value-type="float">
            <text:p>0,082439</text:p>
          </table:table-cell>
          <table:table-cell office:value-type="float" office:value="0.318117" calcext:value-type="float">
            <text:p>0,318117</text:p>
          </table:table-cell>
          <table:table-cell office:value-type="float" office:value="0.42671" calcext:value-type="float">
            <text:p>0,42671</text:p>
          </table:table-cell>
          <table:table-cell office:value-type="float" office:value="0.482742" calcext:value-type="float">
            <text:p>0,482742</text:p>
          </table:table-cell>
          <table:table-cell office:value-type="float" office:value="0.510947" calcext:value-type="float">
            <text:p>0,510947</text:p>
          </table:table-cell>
          <table:table-cell office:value-type="float" office:value="0.533614" calcext:value-type="float">
            <text:p>0,533614</text:p>
          </table:table-cell>
          <table:table-cell office:value-type="float" office:value="0.545655" calcext:value-type="float">
            <text:p>0,545655</text:p>
          </table:table-cell>
          <table:table-cell office:value-type="float" office:value="0.560766" calcext:value-type="float">
            <text:p>0,560766</text:p>
          </table:table-cell>
          <table:table-cell office:value-type="float" office:value="0.570845" calcext:value-type="float">
            <text:p>0,570845</text:p>
          </table:table-cell>
          <table:table-cell office:value-type="float" office:value="0.58762" calcext:value-type="float">
            <text:p>0,58762</text:p>
          </table:table-cell>
          <table:table-cell office:value-type="float" office:value="0.633323" calcext:value-type="float">
            <text:p>0,633323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7034" calcext:value-type="float">
            <text:p>0,51703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2439" calcext:value-type="float">
            <text:p>0,082439</text:p>
          </table:table-cell>
          <table:table-cell office:value-type="float" office:value="0.314818" calcext:value-type="float">
            <text:p>0,314818</text:p>
          </table:table-cell>
          <table:table-cell office:value-type="float" office:value="0.42305" calcext:value-type="float">
            <text:p>0,42305</text:p>
          </table:table-cell>
          <table:table-cell office:value-type="float" office:value="0.471547" calcext:value-type="float">
            <text:p>0,471547</text:p>
          </table:table-cell>
          <table:table-cell office:value-type="float" office:value="0.507725" calcext:value-type="float">
            <text:p>0,507725</text:p>
          </table:table-cell>
          <table:table-cell office:value-type="float" office:value="0.531585" calcext:value-type="float">
            <text:p>0,531585</text:p>
          </table:table-cell>
          <table:table-cell office:value-type="float" office:value="0.544667" calcext:value-type="float">
            <text:p>0,544667</text:p>
          </table:table-cell>
          <table:table-cell office:value-type="float" office:value="0.556451" calcext:value-type="float">
            <text:p>0,556451</text:p>
          </table:table-cell>
          <table:table-cell office:value-type="float" office:value="0.565296" calcext:value-type="float">
            <text:p>0,565296</text:p>
          </table:table-cell>
          <table:table-cell office:value-type="float" office:value="0.583771" calcext:value-type="float">
            <text:p>0,583771</text:p>
          </table:table-cell>
          <table:table-cell office:value-type="float" office:value="0.644363" calcext:value-type="float">
            <text:p>0,644363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4327" calcext:value-type="float">
            <text:p>0,51432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252989" calcext:value-type="float">
            <text:p>0,252989</text:p>
          </table:table-cell>
          <table:table-cell office:value-type="float" office:value="0.420453" calcext:value-type="float">
            <text:p>0,420453</text:p>
          </table:table-cell>
          <table:table-cell office:value-type="float" office:value="0.470739" calcext:value-type="float">
            <text:p>0,470739</text:p>
          </table:table-cell>
          <table:table-cell office:value-type="float" office:value="0.508715" calcext:value-type="float">
            <text:p>0,508715</text:p>
          </table:table-cell>
          <table:table-cell office:value-type="float" office:value="0.534679" calcext:value-type="float">
            <text:p>0,534679</text:p>
          </table:table-cell>
          <table:table-cell office:value-type="float" office:value="0.545782" calcext:value-type="float">
            <text:p>0,545782</text:p>
          </table:table-cell>
          <table:table-cell office:value-type="float" office:value="0.559474" calcext:value-type="float">
            <text:p>0,559474</text:p>
          </table:table-cell>
          <table:table-cell office:value-type="float" office:value="0.564391" calcext:value-type="float">
            <text:p>0,564391</text:p>
          </table:table-cell>
          <table:table-cell office:value-type="float" office:value="0.582161" calcext:value-type="float">
            <text:p>0,582161</text:p>
          </table:table-cell>
          <table:table-cell office:value-type="float" office:value="0.63997" calcext:value-type="float">
            <text:p>0,63997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07935" calcext:value-type="float">
            <text:p>0,50793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38408" calcext:value-type="float">
            <text:p>0,338408</text:p>
          </table:table-cell>
          <table:table-cell office:value-type="float" office:value="0.428521" calcext:value-type="float">
            <text:p>0,428521</text:p>
          </table:table-cell>
          <table:table-cell office:value-type="float" office:value="0.477584" calcext:value-type="float">
            <text:p>0,477584</text:p>
          </table:table-cell>
          <table:table-cell office:value-type="float" office:value="0.510913" calcext:value-type="float">
            <text:p>0,510913</text:p>
          </table:table-cell>
          <table:table-cell office:value-type="float" office:value="0.53632" calcext:value-type="float">
            <text:p>0,53632</text:p>
          </table:table-cell>
          <table:table-cell office:value-type="float" office:value="0.545028" calcext:value-type="float">
            <text:p>0,545028</text:p>
          </table:table-cell>
          <table:table-cell office:value-type="float" office:value="0.552882" calcext:value-type="float">
            <text:p>0,552882</text:p>
          </table:table-cell>
          <table:table-cell office:value-type="float" office:value="0.563857" calcext:value-type="float">
            <text:p>0,563857</text:p>
          </table:table-cell>
          <table:table-cell office:value-type="float" office:value="0.581658" calcext:value-type="float">
            <text:p>0,581658</text:p>
          </table:table-cell>
          <table:table-cell office:value-type="float" office:value="0.635724" calcext:value-type="float">
            <text:p>0,635724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709" calcext:value-type="float">
            <text:p>0,517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274429" calcext:value-type="float">
            <text:p>0,274429</text:p>
          </table:table-cell>
          <table:table-cell office:value-type="float" office:value="0.413589" calcext:value-type="float">
            <text:p>0,413589</text:p>
          </table:table-cell>
          <table:table-cell office:value-type="float" office:value="0.460436" calcext:value-type="float">
            <text:p>0,460436</text:p>
          </table:table-cell>
          <table:table-cell office:value-type="float" office:value="0.499329" calcext:value-type="float">
            <text:p>0,499329</text:p>
          </table:table-cell>
          <table:table-cell office:value-type="float" office:value="0.528744" calcext:value-type="float">
            <text:p>0,528744</text:p>
          </table:table-cell>
          <table:table-cell office:value-type="float" office:value="0.543083" calcext:value-type="float">
            <text:p>0,543083</text:p>
          </table:table-cell>
          <table:table-cell office:value-type="float" office:value="0.554264" calcext:value-type="float">
            <text:p>0,554264</text:p>
          </table:table-cell>
          <table:table-cell office:value-type="float" office:value="0.564939" calcext:value-type="float">
            <text:p>0,564939</text:p>
          </table:table-cell>
          <table:table-cell office:value-type="float" office:value="0.583771" calcext:value-type="float">
            <text:p>0,583771</text:p>
          </table:table-cell>
          <table:table-cell office:value-type="float" office:value="0.631922" calcext:value-type="float">
            <text:p>0,631922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0545" calcext:value-type="float">
            <text:p>0,5054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294733" calcext:value-type="float">
            <text:p>0,294733</text:p>
          </table:table-cell>
          <table:table-cell office:value-type="float" office:value="0.422352" calcext:value-type="float">
            <text:p>0,422352</text:p>
          </table:table-cell>
          <table:table-cell office:value-type="float" office:value="0.470371" calcext:value-type="float">
            <text:p>0,470371</text:p>
          </table:table-cell>
          <table:table-cell office:value-type="float" office:value="0.510253" calcext:value-type="float">
            <text:p>0,510253</text:p>
          </table:table-cell>
          <table:table-cell office:value-type="float" office:value="0.537636" calcext:value-type="float">
            <text:p>0,537636</text:p>
          </table:table-cell>
          <table:table-cell office:value-type="float" office:value="0.545896" calcext:value-type="float">
            <text:p>0,545896</text:p>
          </table:table-cell>
          <table:table-cell office:value-type="float" office:value="0.557021" calcext:value-type="float">
            <text:p>0,557021</text:p>
          </table:table-cell>
          <table:table-cell office:value-type="float" office:value="0.564939" calcext:value-type="float">
            <text:p>0,564939</text:p>
          </table:table-cell>
          <table:table-cell office:value-type="float" office:value="0.586565" calcext:value-type="float">
            <text:p>0,586565</text:p>
          </table:table-cell>
          <table:table-cell office:value-type="float" office:value="0.640713" calcext:value-type="float">
            <text:p>0,640713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3048" calcext:value-type="float">
            <text:p>0,51304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9958" calcext:value-type="float">
            <text:p>0,009958</text:p>
          </table:table-cell>
          <table:table-cell office:value-type="float" office:value="0.316873" calcext:value-type="float">
            <text:p>0,316873</text:p>
          </table:table-cell>
          <table:table-cell office:value-type="float" office:value="0.426218" calcext:value-type="float">
            <text:p>0,426218</text:p>
          </table:table-cell>
          <table:table-cell office:value-type="float" office:value="0.475453" calcext:value-type="float">
            <text:p>0,475453</text:p>
          </table:table-cell>
          <table:table-cell office:value-type="float" office:value="0.515865" calcext:value-type="float">
            <text:p>0,515865</text:p>
          </table:table-cell>
          <table:table-cell office:value-type="float" office:value="0.541576" calcext:value-type="float">
            <text:p>0,541576</text:p>
          </table:table-cell>
          <table:table-cell office:value-type="float" office:value="0.546189" calcext:value-type="float">
            <text:p>0,546189</text:p>
          </table:table-cell>
          <table:table-cell office:value-type="float" office:value="0.558637" calcext:value-type="float">
            <text:p>0,558637</text:p>
          </table:table-cell>
          <table:table-cell office:value-type="float" office:value="0.564619" calcext:value-type="float">
            <text:p>0,564619</text:p>
          </table:table-cell>
          <table:table-cell office:value-type="float" office:value="0.58814" calcext:value-type="float">
            <text:p>0,58814</text:p>
          </table:table-cell>
          <table:table-cell office:value-type="float" office:value="0.641197" calcext:value-type="float">
            <text:p>0,641197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7477" calcext:value-type="float">
            <text:p>0,51747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9958" calcext:value-type="float">
            <text:p>0,009958</text:p>
          </table:table-cell>
          <table:table-cell office:value-type="float" office:value="0.342163" calcext:value-type="float">
            <text:p>0,342163</text:p>
          </table:table-cell>
          <table:table-cell office:value-type="float" office:value="0.448034" calcext:value-type="float">
            <text:p>0,448034</text:p>
          </table:table-cell>
          <table:table-cell office:value-type="float" office:value="0.49386" calcext:value-type="float">
            <text:p>0,49386</text:p>
          </table:table-cell>
          <table:table-cell office:value-type="float" office:value="0.527961" calcext:value-type="float">
            <text:p>0,527961</text:p>
          </table:table-cell>
          <table:table-cell office:value-type="float" office:value="0.543459" calcext:value-type="float">
            <text:p>0,543459</text:p>
          </table:table-cell>
          <table:table-cell office:value-type="float" office:value="0.546337" calcext:value-type="float">
            <text:p>0,546337</text:p>
          </table:table-cell>
          <table:table-cell office:value-type="float" office:value="0.556663" calcext:value-type="float">
            <text:p>0,556663</text:p>
          </table:table-cell>
          <table:table-cell office:value-type="float" office:value="0.563806" calcext:value-type="float">
            <text:p>0,563806</text:p>
          </table:table-cell>
          <table:table-cell office:value-type="float" office:value="0.584683" calcext:value-type="float">
            <text:p>0,584683</text:p>
          </table:table-cell>
          <table:table-cell office:value-type="float" office:value="0.624167" calcext:value-type="float">
            <text:p>0,624167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23113" calcext:value-type="float">
            <text:p>0,52311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254895" calcext:value-type="float">
            <text:p>0,254895</text:p>
          </table:table-cell>
          <table:table-cell office:value-type="float" office:value="0.443188" calcext:value-type="float">
            <text:p>0,443188</text:p>
          </table:table-cell>
          <table:table-cell office:value-type="float" office:value="0.494051" calcext:value-type="float">
            <text:p>0,494051</text:p>
          </table:table-cell>
          <table:table-cell office:value-type="float" office:value="0.52689" calcext:value-type="float">
            <text:p>0,52689</text:p>
          </table:table-cell>
          <table:table-cell office:value-type="float" office:value="0.542556" calcext:value-type="float">
            <text:p>0,542556</text:p>
          </table:table-cell>
          <table:table-cell office:value-type="float" office:value="0.54724" calcext:value-type="float">
            <text:p>0,54724</text:p>
          </table:table-cell>
          <table:table-cell office:value-type="float" office:value="0.561318" calcext:value-type="float">
            <text:p>0,561318</text:p>
          </table:table-cell>
          <table:table-cell office:value-type="float" office:value="0.572483" calcext:value-type="float">
            <text:p>0,572483</text:p>
          </table:table-cell>
          <table:table-cell office:value-type="float" office:value="0.591122" calcext:value-type="float">
            <text:p>0,591122</text:p>
          </table:table-cell>
          <table:table-cell office:value-type="float" office:value="0.631586" calcext:value-type="float">
            <text:p>0,631586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6533" calcext:value-type="float">
            <text:p>0,51653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56575" calcext:value-type="float">
            <text:p>0,356575</text:p>
          </table:table-cell>
          <table:table-cell office:value-type="float" office:value="0.44289" calcext:value-type="float">
            <text:p>0,44289</text:p>
          </table:table-cell>
          <table:table-cell office:value-type="float" office:value="0.482978" calcext:value-type="float">
            <text:p>0,482978</text:p>
          </table:table-cell>
          <table:table-cell office:value-type="float" office:value="0.521222" calcext:value-type="float">
            <text:p>0,521222</text:p>
          </table:table-cell>
          <table:table-cell office:value-type="float" office:value="0.542047" calcext:value-type="float">
            <text:p>0,542047</text:p>
          </table:table-cell>
          <table:table-cell office:value-type="float" office:value="0.546682" calcext:value-type="float">
            <text:p>0,546682</text:p>
          </table:table-cell>
          <table:table-cell office:value-type="float" office:value="0.561112" calcext:value-type="float">
            <text:p>0,561112</text:p>
          </table:table-cell>
          <table:table-cell office:value-type="float" office:value="0.573036" calcext:value-type="float">
            <text:p>0,573036</text:p>
          </table:table-cell>
          <table:table-cell office:value-type="float" office:value="0.589018" calcext:value-type="float">
            <text:p>0,589018</text:p>
          </table:table-cell>
          <table:table-cell office:value-type="float" office:value="0.629149" calcext:value-type="float">
            <text:p>0,629149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24471" calcext:value-type="float">
            <text:p>0,52447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5343" calcext:value-type="float">
            <text:p>0,125343</text:p>
          </table:table-cell>
          <table:table-cell office:value-type="float" office:value="0.293949" calcext:value-type="float">
            <text:p>0,293949</text:p>
          </table:table-cell>
          <table:table-cell office:value-type="float" office:value="0.420134" calcext:value-type="float">
            <text:p>0,420134</text:p>
          </table:table-cell>
          <table:table-cell office:value-type="float" office:value="0.468245" calcext:value-type="float">
            <text:p>0,468245</text:p>
          </table:table-cell>
          <table:table-cell office:value-type="float" office:value="0.509645" calcext:value-type="float">
            <text:p>0,509645</text:p>
          </table:table-cell>
          <table:table-cell office:value-type="float" office:value="0.538223" calcext:value-type="float">
            <text:p>0,538223</text:p>
          </table:table-cell>
          <table:table-cell office:value-type="float" office:value="0.546542" calcext:value-type="float">
            <text:p>0,546542</text:p>
          </table:table-cell>
          <table:table-cell office:value-type="float" office:value="0.561149" calcext:value-type="float">
            <text:p>0,561149</text:p>
          </table:table-cell>
          <table:table-cell office:value-type="float" office:value="0.572561" calcext:value-type="float">
            <text:p>0,572561</text:p>
          </table:table-cell>
          <table:table-cell office:value-type="float" office:value="0.593551" calcext:value-type="float">
            <text:p>0,593551</text:p>
          </table:table-cell>
          <table:table-cell office:value-type="float" office:value="0.623682" calcext:value-type="float">
            <text:p>0,623682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2768" calcext:value-type="float">
            <text:p>0,51276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250599" calcext:value-type="float">
            <text:p>0,250599</text:p>
          </table:table-cell>
          <table:table-cell office:value-type="float" office:value="0.414232" calcext:value-type="float">
            <text:p>0,414232</text:p>
          </table:table-cell>
          <table:table-cell office:value-type="float" office:value="0.459495" calcext:value-type="float">
            <text:p>0,459495</text:p>
          </table:table-cell>
          <table:table-cell office:value-type="float" office:value="0.501481" calcext:value-type="float">
            <text:p>0,501481</text:p>
          </table:table-cell>
          <table:table-cell office:value-type="float" office:value="0.536179" calcext:value-type="float">
            <text:p>0,536179</text:p>
          </table:table-cell>
          <table:table-cell office:value-type="float" office:value="0.547073" calcext:value-type="float">
            <text:p>0,547073</text:p>
          </table:table-cell>
          <table:table-cell office:value-type="float" office:value="0.561617" calcext:value-type="float">
            <text:p>0,561617</text:p>
          </table:table-cell>
          <table:table-cell office:value-type="float" office:value="0.572918" calcext:value-type="float">
            <text:p>0,572918</text:p>
          </table:table-cell>
          <table:table-cell office:value-type="float" office:value="0.593358" calcext:value-type="float">
            <text:p>0,593358</text:p>
          </table:table-cell>
          <table:table-cell office:value-type="float" office:value="0.616251" calcext:value-type="float">
            <text:p>0,616251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0532" calcext:value-type="float">
            <text:p>0,5053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271257" calcext:value-type="float">
            <text:p>0,271257</text:p>
          </table:table-cell>
          <table:table-cell office:value-type="float" office:value="0.435274" calcext:value-type="float">
            <text:p>0,435274</text:p>
          </table:table-cell>
          <table:table-cell office:value-type="float" office:value="0.469461" calcext:value-type="float">
            <text:p>0,469461</text:p>
          </table:table-cell>
          <table:table-cell office:value-type="float" office:value="0.512646" calcext:value-type="float">
            <text:p>0,512646</text:p>
          </table:table-cell>
          <table:table-cell office:value-type="float" office:value="0.540554" calcext:value-type="float">
            <text:p>0,540554</text:p>
          </table:table-cell>
          <table:table-cell office:value-type="float" office:value="0.545749" calcext:value-type="float">
            <text:p>0,545749</text:p>
          </table:table-cell>
          <table:table-cell office:value-type="float" office:value="0.557646" calcext:value-type="float">
            <text:p>0,557646</text:p>
          </table:table-cell>
          <table:table-cell office:value-type="float" office:value="0.564052" calcext:value-type="float">
            <text:p>0,564052</text:p>
          </table:table-cell>
          <table:table-cell office:value-type="float" office:value="0.58747" calcext:value-type="float">
            <text:p>0,58747</text:p>
          </table:table-cell>
          <table:table-cell office:value-type="float" office:value="0.621352" calcext:value-type="float">
            <text:p>0,621352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0546" calcext:value-type="float">
            <text:p>0,51054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29967" calcext:value-type="float">
            <text:p>0,29967</text:p>
          </table:table-cell>
          <table:table-cell office:value-type="float" office:value="0.420465" calcext:value-type="float">
            <text:p>0,420465</text:p>
          </table:table-cell>
          <table:table-cell office:value-type="float" office:value="0.465305" calcext:value-type="float">
            <text:p>0,465305</text:p>
          </table:table-cell>
          <table:table-cell office:value-type="float" office:value="0.504923" calcext:value-type="float">
            <text:p>0,504923</text:p>
          </table:table-cell>
          <table:table-cell office:value-type="float" office:value="0.527863" calcext:value-type="float">
            <text:p>0,527863</text:p>
          </table:table-cell>
          <table:table-cell office:value-type="float" office:value="0.542173" calcext:value-type="float">
            <text:p>0,542173</text:p>
          </table:table-cell>
          <table:table-cell office:value-type="float" office:value="0.548843" calcext:value-type="float">
            <text:p>0,548843</text:p>
          </table:table-cell>
          <table:table-cell office:value-type="float" office:value="0.563486" calcext:value-type="float">
            <text:p>0,563486</text:p>
          </table:table-cell>
          <table:table-cell office:value-type="float" office:value="0.577547" calcext:value-type="float">
            <text:p>0,577547</text:p>
          </table:table-cell>
          <table:table-cell office:value-type="float" office:value="0.61471" calcext:value-type="float">
            <text:p>0,61471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06498" calcext:value-type="float">
            <text:p>0,50649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20587" calcext:value-type="float">
            <text:p>-0,020587</text:p>
          </table:table-cell>
          <table:table-cell office:value-type="float" office:value="0.359403" calcext:value-type="float">
            <text:p>0,359403</text:p>
          </table:table-cell>
          <table:table-cell office:value-type="float" office:value="0.447863" calcext:value-type="float">
            <text:p>0,447863</text:p>
          </table:table-cell>
          <table:table-cell office:value-type="float" office:value="0.473253" calcext:value-type="float">
            <text:p>0,473253</text:p>
          </table:table-cell>
          <table:table-cell office:value-type="float" office:value="0.511007" calcext:value-type="float">
            <text:p>0,511007</text:p>
          </table:table-cell>
          <table:table-cell office:value-type="float" office:value="0.535959" calcext:value-type="float">
            <text:p>0,535959</text:p>
          </table:table-cell>
          <table:table-cell office:value-type="float" office:value="0.544852" calcext:value-type="float">
            <text:p>0,544852</text:p>
          </table:table-cell>
          <table:table-cell office:value-type="float" office:value="0.552897" calcext:value-type="float">
            <text:p>0,552897</text:p>
          </table:table-cell>
          <table:table-cell office:value-type="float" office:value="0.563688" calcext:value-type="float">
            <text:p>0,563688</text:p>
          </table:table-cell>
          <table:table-cell office:value-type="float" office:value="0.578404" calcext:value-type="float">
            <text:p>0,578404</text:p>
          </table:table-cell>
          <table:table-cell office:value-type="float" office:value="0.617625" calcext:value-type="float">
            <text:p>0,617625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8495" calcext:value-type="float">
            <text:p>0,51849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20587" calcext:value-type="float">
            <text:p>-0,020587</text:p>
          </table:table-cell>
          <table:table-cell office:value-type="float" office:value="0.337727" calcext:value-type="float">
            <text:p>0,337727</text:p>
          </table:table-cell>
          <table:table-cell office:value-type="float" office:value="0.447046" calcext:value-type="float">
            <text:p>0,447046</text:p>
          </table:table-cell>
          <table:table-cell office:value-type="float" office:value="0.472825" calcext:value-type="float">
            <text:p>0,472825</text:p>
          </table:table-cell>
          <table:table-cell office:value-type="float" office:value="0.507332" calcext:value-type="float">
            <text:p>0,507332</text:p>
          </table:table-cell>
          <table:table-cell office:value-type="float" office:value="0.534978" calcext:value-type="float">
            <text:p>0,534978</text:p>
          </table:table-cell>
          <table:table-cell office:value-type="float" office:value="0.545624" calcext:value-type="float">
            <text:p>0,545624</text:p>
          </table:table-cell>
          <table:table-cell office:value-type="float" office:value="0.552729" calcext:value-type="float">
            <text:p>0,552729</text:p>
          </table:table-cell>
          <table:table-cell office:value-type="float" office:value="0.563636" calcext:value-type="float">
            <text:p>0,563636</text:p>
          </table:table-cell>
          <table:table-cell office:value-type="float" office:value="0.577705" calcext:value-type="float">
            <text:p>0,577705</text:p>
          </table:table-cell>
          <table:table-cell office:value-type="float" office:value="0.615724" calcext:value-type="float">
            <text:p>0,615724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5533" calcext:value-type="float">
            <text:p>0,51553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20587" calcext:value-type="float">
            <text:p>-0,020587</text:p>
          </table:table-cell>
          <table:table-cell office:value-type="float" office:value="0.288309" calcext:value-type="float">
            <text:p>0,288309</text:p>
          </table:table-cell>
          <table:table-cell office:value-type="float" office:value="0.421731" calcext:value-type="float">
            <text:p>0,421731</text:p>
          </table:table-cell>
          <table:table-cell office:value-type="float" office:value="0.452289" calcext:value-type="float">
            <text:p>0,452289</text:p>
          </table:table-cell>
          <table:table-cell office:value-type="float" office:value="0.480363" calcext:value-type="float">
            <text:p>0,480363</text:p>
          </table:table-cell>
          <table:table-cell office:value-type="float" office:value="0.512441" calcext:value-type="float">
            <text:p>0,512441</text:p>
          </table:table-cell>
          <table:table-cell office:value-type="float" office:value="0.537408" calcext:value-type="float">
            <text:p>0,537408</text:p>
          </table:table-cell>
          <table:table-cell office:value-type="float" office:value="0.545706" calcext:value-type="float">
            <text:p>0,545706</text:p>
          </table:table-cell>
          <table:table-cell office:value-type="float" office:value="0.560341" calcext:value-type="float">
            <text:p>0,560341</text:p>
          </table:table-cell>
          <table:table-cell office:value-type="float" office:value="0.574445" calcext:value-type="float">
            <text:p>0,574445</text:p>
          </table:table-cell>
          <table:table-cell office:value-type="float" office:value="0.624259" calcext:value-type="float">
            <text:p>0,624259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499729" calcext:value-type="float">
            <text:p>0,49972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5343" calcext:value-type="float">
            <text:p>0,125343</text:p>
          </table:table-cell>
          <table:table-cell office:value-type="float" office:value="0.288348" calcext:value-type="float">
            <text:p>0,288348</text:p>
          </table:table-cell>
          <table:table-cell office:value-type="float" office:value="0.428866" calcext:value-type="float">
            <text:p>0,428866</text:p>
          </table:table-cell>
          <table:table-cell office:value-type="float" office:value="0.467533" calcext:value-type="float">
            <text:p>0,467533</text:p>
          </table:table-cell>
          <table:table-cell office:value-type="float" office:value="0.501765" calcext:value-type="float">
            <text:p>0,501765</text:p>
          </table:table-cell>
          <table:table-cell office:value-type="float" office:value="0.526321" calcext:value-type="float">
            <text:p>0,526321</text:p>
          </table:table-cell>
          <table:table-cell office:value-type="float" office:value="0.543506" calcext:value-type="float">
            <text:p>0,543506</text:p>
          </table:table-cell>
          <table:table-cell office:value-type="float" office:value="0.547235" calcext:value-type="float">
            <text:p>0,547235</text:p>
          </table:table-cell>
          <table:table-cell office:value-type="float" office:value="0.562033" calcext:value-type="float">
            <text:p>0,562033</text:p>
          </table:table-cell>
          <table:table-cell office:value-type="float" office:value="0.576388" calcext:value-type="float">
            <text:p>0,576388</text:p>
          </table:table-cell>
          <table:table-cell office:value-type="float" office:value="0.631917" calcext:value-type="float">
            <text:p>0,631917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07391" calcext:value-type="float">
            <text:p>0,50739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286995" calcext:value-type="float">
            <text:p>0,286995</text:p>
          </table:table-cell>
          <table:table-cell office:value-type="float" office:value="0.428764" calcext:value-type="float">
            <text:p>0,428764</text:p>
          </table:table-cell>
          <table:table-cell office:value-type="float" office:value="0.477441" calcext:value-type="float">
            <text:p>0,477441</text:p>
          </table:table-cell>
          <table:table-cell office:value-type="float" office:value="0.512723" calcext:value-type="float">
            <text:p>0,512723</text:p>
          </table:table-cell>
          <table:table-cell office:value-type="float" office:value="0.540784" calcext:value-type="float">
            <text:p>0,540784</text:p>
          </table:table-cell>
          <table:table-cell office:value-type="float" office:value="0.546349" calcext:value-type="float">
            <text:p>0,546349</text:p>
          </table:table-cell>
          <table:table-cell office:value-type="float" office:value="0.561068" calcext:value-type="float">
            <text:p>0,561068</text:p>
          </table:table-cell>
          <table:table-cell office:value-type="float" office:value="0.566274" calcext:value-type="float">
            <text:p>0,566274</text:p>
          </table:table-cell>
          <table:table-cell office:value-type="float" office:value="0.584321" calcext:value-type="float">
            <text:p>0,584321</text:p>
          </table:table-cell>
          <table:table-cell office:value-type="float" office:value="0.644458" calcext:value-type="float">
            <text:p>0,644458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4918" calcext:value-type="float">
            <text:p>0,51491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42325" calcext:value-type="float">
            <text:p>0,342325</text:p>
          </table:table-cell>
          <table:table-cell office:value-type="float" office:value="0.429176" calcext:value-type="float">
            <text:p>0,429176</text:p>
          </table:table-cell>
          <table:table-cell office:value-type="float" office:value="0.479453" calcext:value-type="float">
            <text:p>0,479453</text:p>
          </table:table-cell>
          <table:table-cell office:value-type="float" office:value="0.508558" calcext:value-type="float">
            <text:p>0,508558</text:p>
          </table:table-cell>
          <table:table-cell office:value-type="float" office:value="0.536232" calcext:value-type="float">
            <text:p>0,536232</text:p>
          </table:table-cell>
          <table:table-cell office:value-type="float" office:value="0.545624" calcext:value-type="float">
            <text:p>0,545624</text:p>
          </table:table-cell>
          <table:table-cell office:value-type="float" office:value="0.557969" calcext:value-type="float">
            <text:p>0,557969</text:p>
          </table:table-cell>
          <table:table-cell office:value-type="float" office:value="0.567041" calcext:value-type="float">
            <text:p>0,567041</text:p>
          </table:table-cell>
          <table:table-cell office:value-type="float" office:value="0.586372" calcext:value-type="float">
            <text:p>0,586372</text:p>
          </table:table-cell>
          <table:table-cell office:value-type="float" office:value="0.638088" calcext:value-type="float">
            <text:p>0,638088</text:p>
          </table:table-cell>
          <table:table-cell office:value-type="float" office:value="0.824741" calcext:value-type="float">
            <text:p>0,824741</text:p>
          </table:table-cell>
          <table:table-cell office:value-type="float" office:value="0.519084" calcext:value-type="float">
            <text:p>0,51908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317173" calcext:value-type="float">
            <text:p>0,317173</text:p>
          </table:table-cell>
          <table:table-cell office:value-type="float" office:value="0.440536" calcext:value-type="float">
            <text:p>0,440536</text:p>
          </table:table-cell>
          <table:table-cell office:value-type="float" office:value="0.478995" calcext:value-type="float">
            <text:p>0,478995</text:p>
          </table:table-cell>
          <table:table-cell office:value-type="float" office:value="0.511415" calcext:value-type="float">
            <text:p>0,511415</text:p>
          </table:table-cell>
          <table:table-cell office:value-type="float" office:value="0.542708" calcext:value-type="float">
            <text:p>0,542708</text:p>
          </table:table-cell>
          <table:table-cell office:value-type="float" office:value="0.549207" calcext:value-type="float">
            <text:p>0,549207</text:p>
          </table:table-cell>
          <table:table-cell office:value-type="float" office:value="0.563585" calcext:value-type="float">
            <text:p>0,563585</text:p>
          </table:table-cell>
          <table:table-cell office:value-type="float" office:value="0.570044" calcext:value-type="float">
            <text:p>0,570044</text:p>
          </table:table-cell>
          <table:table-cell office:value-type="float" office:value="0.587113" calcext:value-type="float">
            <text:p>0,587113</text:p>
          </table:table-cell>
          <table:table-cell office:value-type="float" office:value="0.644369" calcext:value-type="float">
            <text:p>0,644369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20515" calcext:value-type="float">
            <text:p>0,5205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0.2759" calcext:value-type="float">
            <text:p>0,2759</text:p>
          </table:table-cell>
          <table:table-cell office:value-type="float" office:value="0.425862" calcext:value-type="float">
            <text:p>0,425862</text:p>
          </table:table-cell>
          <table:table-cell office:value-type="float" office:value="0.465373" calcext:value-type="float">
            <text:p>0,465373</text:p>
          </table:table-cell>
          <table:table-cell office:value-type="float" office:value="0.498275" calcext:value-type="float">
            <text:p>0,498275</text:p>
          </table:table-cell>
          <table:table-cell office:value-type="float" office:value="0.528969" calcext:value-type="float">
            <text:p>0,528969</text:p>
          </table:table-cell>
          <table:table-cell office:value-type="float" office:value="0.54479" calcext:value-type="float">
            <text:p>0,54479</text:p>
          </table:table-cell>
          <table:table-cell office:value-type="float" office:value="0.554634" calcext:value-type="float">
            <text:p>0,554634</text:p>
          </table:table-cell>
          <table:table-cell office:value-type="float" office:value="0.564508" calcext:value-type="float">
            <text:p>0,564508</text:p>
          </table:table-cell>
          <table:table-cell office:value-type="float" office:value="0.580229" calcext:value-type="float">
            <text:p>0,580229</text:p>
          </table:table-cell>
          <table:table-cell office:value-type="float" office:value="0.637769" calcext:value-type="float">
            <text:p>0,637769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07631" calcext:value-type="float">
            <text:p>0,50763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08873" calcext:value-type="float">
            <text:p>-0,008873</text:p>
          </table:table-cell>
          <table:table-cell office:value-type="float" office:value="0.302351" calcext:value-type="float">
            <text:p>0,302351</text:p>
          </table:table-cell>
          <table:table-cell office:value-type="float" office:value="0.439197" calcext:value-type="float">
            <text:p>0,439197</text:p>
          </table:table-cell>
          <table:table-cell office:value-type="float" office:value="0.483952" calcext:value-type="float">
            <text:p>0,483952</text:p>
          </table:table-cell>
          <table:table-cell office:value-type="float" office:value="0.513904" calcext:value-type="float">
            <text:p>0,513904</text:p>
          </table:table-cell>
          <table:table-cell office:value-type="float" office:value="0.540044" calcext:value-type="float">
            <text:p>0,540044</text:p>
          </table:table-cell>
          <table:table-cell office:value-type="float" office:value="0.546472" calcext:value-type="float">
            <text:p>0,546472</text:p>
          </table:table-cell>
          <table:table-cell office:value-type="float" office:value="0.560709" calcext:value-type="float">
            <text:p>0,560709</text:p>
          </table:table-cell>
          <table:table-cell office:value-type="float" office:value="0.565601" calcext:value-type="float">
            <text:p>0,565601</text:p>
          </table:table-cell>
          <table:table-cell office:value-type="float" office:value="0.582718" calcext:value-type="float">
            <text:p>0,582718</text:p>
          </table:table-cell>
          <table:table-cell office:value-type="float" office:value="0.640783" calcext:value-type="float">
            <text:p>0,640783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17573" calcext:value-type="float">
            <text:p>0,51757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256182" calcext:value-type="float">
            <text:p>0,256182</text:p>
          </table:table-cell>
          <table:table-cell office:value-type="float" office:value="0.444508" calcext:value-type="float">
            <text:p>0,444508</text:p>
          </table:table-cell>
          <table:table-cell office:value-type="float" office:value="0.490343" calcext:value-type="float">
            <text:p>0,490343</text:p>
          </table:table-cell>
          <table:table-cell office:value-type="float" office:value="0.52898" calcext:value-type="float">
            <text:p>0,52898</text:p>
          </table:table-cell>
          <table:table-cell office:value-type="float" office:value="0.544086" calcext:value-type="float">
            <text:p>0,544086</text:p>
          </table:table-cell>
          <table:table-cell office:value-type="float" office:value="0.558117" calcext:value-type="float">
            <text:p>0,558117</text:p>
          </table:table-cell>
          <table:table-cell office:value-type="float" office:value="0.563636" calcext:value-type="float">
            <text:p>0,563636</text:p>
          </table:table-cell>
          <table:table-cell office:value-type="float" office:value="0.573895" calcext:value-type="float">
            <text:p>0,573895</text:p>
          </table:table-cell>
          <table:table-cell office:value-type="float" office:value="0.590779" calcext:value-type="float">
            <text:p>0,590779</text:p>
          </table:table-cell>
          <table:table-cell office:value-type="float" office:value="0.637777" calcext:value-type="float">
            <text:p>0,637777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18831" calcext:value-type="float">
            <text:p>0,51883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25343" calcext:value-type="float">
            <text:p>0,125343</text:p>
          </table:table-cell>
          <table:table-cell office:value-type="float" office:value="0.348872" calcext:value-type="float">
            <text:p>0,348872</text:p>
          </table:table-cell>
          <table:table-cell office:value-type="float" office:value="0.436679" calcext:value-type="float">
            <text:p>0,436679</text:p>
          </table:table-cell>
          <table:table-cell office:value-type="float" office:value="0.469811" calcext:value-type="float">
            <text:p>0,469811</text:p>
          </table:table-cell>
          <table:table-cell office:value-type="float" office:value="0.510241" calcext:value-type="float">
            <text:p>0,510241</text:p>
          </table:table-cell>
          <table:table-cell office:value-type="float" office:value="0.542518" calcext:value-type="float">
            <text:p>0,542518</text:p>
          </table:table-cell>
          <table:table-cell office:value-type="float" office:value="0.550177" calcext:value-type="float">
            <text:p>0,550177</text:p>
          </table:table-cell>
          <table:table-cell office:value-type="float" office:value="0.563585" calcext:value-type="float">
            <text:p>0,563585</text:p>
          </table:table-cell>
          <table:table-cell office:value-type="float" office:value="0.572439" calcext:value-type="float">
            <text:p>0,572439</text:p>
          </table:table-cell>
          <table:table-cell office:value-type="float" office:value="0.590005" calcext:value-type="float">
            <text:p>0,590005</text:p>
          </table:table-cell>
          <table:table-cell office:value-type="float" office:value="0.627687" calcext:value-type="float">
            <text:p>0,627687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21201" calcext:value-type="float">
            <text:p>0,52120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25343" calcext:value-type="float">
            <text:p>0,125343</text:p>
          </table:table-cell>
          <table:table-cell office:value-type="float" office:value="0.342305" calcext:value-type="float">
            <text:p>0,342305</text:p>
          </table:table-cell>
          <table:table-cell office:value-type="float" office:value="0.435613" calcext:value-type="float">
            <text:p>0,435613</text:p>
          </table:table-cell>
          <table:table-cell office:value-type="float" office:value="0.477621" calcext:value-type="float">
            <text:p>0,477621</text:p>
          </table:table-cell>
          <table:table-cell office:value-type="float" office:value="0.517126" calcext:value-type="float">
            <text:p>0,517126</text:p>
          </table:table-cell>
          <table:table-cell office:value-type="float" office:value="0.542042" calcext:value-type="float">
            <text:p>0,542042</text:p>
          </table:table-cell>
          <table:table-cell office:value-type="float" office:value="0.552065" calcext:value-type="float">
            <text:p>0,552065</text:p>
          </table:table-cell>
          <table:table-cell office:value-type="float" office:value="0.563959" calcext:value-type="float">
            <text:p>0,563959</text:p>
          </table:table-cell>
          <table:table-cell office:value-type="float" office:value="0.575093" calcext:value-type="float">
            <text:p>0,575093</text:p>
          </table:table-cell>
          <table:table-cell office:value-type="float" office:value="0.592359" calcext:value-type="float">
            <text:p>0,592359</text:p>
          </table:table-cell>
          <table:table-cell office:value-type="float" office:value="0.653866" calcext:value-type="float">
            <text:p>0,653866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25205" calcext:value-type="float">
            <text:p>0,5252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0.307199" calcext:value-type="float">
            <text:p>0,307199</text:p>
          </table:table-cell>
          <table:table-cell office:value-type="float" office:value="0.439941" calcext:value-type="float">
            <text:p>0,439941</text:p>
          </table:table-cell>
          <table:table-cell office:value-type="float" office:value="0.474007" calcext:value-type="float">
            <text:p>0,474007</text:p>
          </table:table-cell>
          <table:table-cell office:value-type="float" office:value="0.516759" calcext:value-type="float">
            <text:p>0,516759</text:p>
          </table:table-cell>
          <table:table-cell office:value-type="float" office:value="0.543647" calcext:value-type="float">
            <text:p>0,543647</text:p>
          </table:table-cell>
          <table:table-cell office:value-type="float" office:value="0.552497" calcext:value-type="float">
            <text:p>0,552497</text:p>
          </table:table-cell>
          <table:table-cell office:value-type="float" office:value="0.564635" calcext:value-type="float">
            <text:p>0,564635</text:p>
          </table:table-cell>
          <table:table-cell office:value-type="float" office:value="0.580897" calcext:value-type="float">
            <text:p>0,580897</text:p>
          </table:table-cell>
          <table:table-cell office:value-type="float" office:value="0.597026" calcext:value-type="float">
            <text:p>0,597026</text:p>
          </table:table-cell>
          <table:table-cell office:value-type="float" office:value="0.677665" calcext:value-type="float">
            <text:p>0,677665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25428" calcext:value-type="float">
            <text:p>0,5254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54402" calcext:value-type="float">
            <text:p>0,354402</text:p>
          </table:table-cell>
          <table:table-cell office:value-type="float" office:value="0.437633" calcext:value-type="float">
            <text:p>0,437633</text:p>
          </table:table-cell>
          <table:table-cell office:value-type="float" office:value="0.466666" calcext:value-type="float">
            <text:p>0,466666</text:p>
          </table:table-cell>
          <table:table-cell office:value-type="float" office:value="0.498166" calcext:value-type="float">
            <text:p>0,498166</text:p>
          </table:table-cell>
          <table:table-cell office:value-type="float" office:value="0.533727" calcext:value-type="float">
            <text:p>0,533727</text:p>
          </table:table-cell>
          <table:table-cell office:value-type="float" office:value="0.547756" calcext:value-type="float">
            <text:p>0,547756</text:p>
          </table:table-cell>
          <table:table-cell office:value-type="float" office:value="0.561552" calcext:value-type="float">
            <text:p>0,561552</text:p>
          </table:table-cell>
          <table:table-cell office:value-type="float" office:value="0.575611" calcext:value-type="float">
            <text:p>0,575611</text:p>
          </table:table-cell>
          <table:table-cell office:value-type="float" office:value="0.594254" calcext:value-type="float">
            <text:p>0,594254</text:p>
          </table:table-cell>
          <table:table-cell office:value-type="float" office:value="0.686886" calcext:value-type="float">
            <text:p>0,686886</text:p>
          </table:table-cell>
          <table:table-cell office:value-type="float" office:value="0.825822" calcext:value-type="float">
            <text:p>0,825822</text:p>
          </table:table-cell>
          <table:table-cell office:value-type="float" office:value="0.525665" calcext:value-type="float">
            <text:p>0,52566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73798" calcext:value-type="float">
            <text:p>0,273798</text:p>
          </table:table-cell>
          <table:table-cell office:value-type="float" office:value="0.363332" calcext:value-type="float">
            <text:p>0,363332</text:p>
          </table:table-cell>
          <table:table-cell office:value-type="float" office:value="0.43587" calcext:value-type="float">
            <text:p>0,43587</text:p>
          </table:table-cell>
          <table:table-cell office:value-type="float" office:value="0.46176" calcext:value-type="float">
            <text:p>0,46176</text:p>
          </table:table-cell>
          <table:table-cell office:value-type="float" office:value="0.493833" calcext:value-type="float">
            <text:p>0,493833</text:p>
          </table:table-cell>
          <table:table-cell office:value-type="float" office:value="0.532836" calcext:value-type="float">
            <text:p>0,532836</text:p>
          </table:table-cell>
          <table:table-cell office:value-type="float" office:value="0.548391" calcext:value-type="float">
            <text:p>0,548391</text:p>
          </table:table-cell>
          <table:table-cell office:value-type="float" office:value="0.562377" calcext:value-type="float">
            <text:p>0,562377</text:p>
          </table:table-cell>
          <table:table-cell office:value-type="float" office:value="0.575423" calcext:value-type="float">
            <text:p>0,575423</text:p>
          </table:table-cell>
          <table:table-cell office:value-type="float" office:value="0.594205" calcext:value-type="float">
            <text:p>0,594205</text:p>
          </table:table-cell>
          <table:table-cell office:value-type="float" office:value="0.685758" calcext:value-type="float">
            <text:p>0,685758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525378" calcext:value-type="float">
            <text:p>0,52537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214459" calcext:value-type="float">
            <text:p>0,214459</text:p>
          </table:table-cell>
          <table:table-cell office:value-type="float" office:value="0.413647" calcext:value-type="float">
            <text:p>0,413647</text:p>
          </table:table-cell>
          <table:table-cell office:value-type="float" office:value="0.44721" calcext:value-type="float">
            <text:p>0,44721</text:p>
          </table:table-cell>
          <table:table-cell office:value-type="float" office:value="0.476925" calcext:value-type="float">
            <text:p>0,476925</text:p>
          </table:table-cell>
          <table:table-cell office:value-type="float" office:value="0.514228" calcext:value-type="float">
            <text:p>0,514228</text:p>
          </table:table-cell>
          <table:table-cell office:value-type="float" office:value="0.540846" calcext:value-type="float">
            <text:p>0,540846</text:p>
          </table:table-cell>
          <table:table-cell office:value-type="float" office:value="0.553766" calcext:value-type="float">
            <text:p>0,553766</text:p>
          </table:table-cell>
          <table:table-cell office:value-type="float" office:value="0.566914" calcext:value-type="float">
            <text:p>0,566914</text:p>
          </table:table-cell>
          <table:table-cell office:value-type="float" office:value="0.590053" calcext:value-type="float">
            <text:p>0,590053</text:p>
          </table:table-cell>
          <table:table-cell office:value-type="float" office:value="0.668228" calcext:value-type="float">
            <text:p>0,668228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498627" calcext:value-type="float">
            <text:p>0,49862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285805" calcext:value-type="float">
            <text:p>0,285805</text:p>
          </table:table-cell>
          <table:table-cell office:value-type="float" office:value="0.410937" calcext:value-type="float">
            <text:p>0,410937</text:p>
          </table:table-cell>
          <table:table-cell office:value-type="float" office:value="0.449656" calcext:value-type="float">
            <text:p>0,449656</text:p>
          </table:table-cell>
          <table:table-cell office:value-type="float" office:value="0.486664" calcext:value-type="float">
            <text:p>0,486664</text:p>
          </table:table-cell>
          <table:table-cell office:value-type="float" office:value="0.516994" calcext:value-type="float">
            <text:p>0,516994</text:p>
          </table:table-cell>
          <table:table-cell office:value-type="float" office:value="0.543317" calcext:value-type="float">
            <text:p>0,543317</text:p>
          </table:table-cell>
          <table:table-cell office:value-type="float" office:value="0.556103" calcext:value-type="float">
            <text:p>0,556103</text:p>
          </table:table-cell>
          <table:table-cell office:value-type="float" office:value="0.568615" calcext:value-type="float">
            <text:p>0,568615</text:p>
          </table:table-cell>
          <table:table-cell office:value-type="float" office:value="0.592142" calcext:value-type="float">
            <text:p>0,592142</text:p>
          </table:table-cell>
          <table:table-cell office:value-type="float" office:value="0.685375" calcext:value-type="float">
            <text:p>0,685375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509561" calcext:value-type="float">
            <text:p>0,50956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17684" calcext:value-type="float">
            <text:p>0,317684</text:p>
          </table:table-cell>
          <table:table-cell office:value-type="float" office:value="0.411492" calcext:value-type="float">
            <text:p>0,411492</text:p>
          </table:table-cell>
          <table:table-cell office:value-type="float" office:value="0.447212" calcext:value-type="float">
            <text:p>0,447212</text:p>
          </table:table-cell>
          <table:table-cell office:value-type="float" office:value="0.480945" calcext:value-type="float">
            <text:p>0,480945</text:p>
          </table:table-cell>
          <table:table-cell office:value-type="float" office:value="0.515621" calcext:value-type="float">
            <text:p>0,515621</text:p>
          </table:table-cell>
          <table:table-cell office:value-type="float" office:value="0.543439" calcext:value-type="float">
            <text:p>0,543439</text:p>
          </table:table-cell>
          <table:table-cell office:value-type="float" office:value="0.554999" calcext:value-type="float">
            <text:p>0,554999</text:p>
          </table:table-cell>
          <table:table-cell office:value-type="float" office:value="0.564509" calcext:value-type="float">
            <text:p>0,564509</text:p>
          </table:table-cell>
          <table:table-cell office:value-type="float" office:value="0.588999" calcext:value-type="float">
            <text:p>0,588999</text:p>
          </table:table-cell>
          <table:table-cell office:value-type="float" office:value="0.672673" calcext:value-type="float">
            <text:p>0,672673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509757" calcext:value-type="float">
            <text:p>0,50975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3511" calcext:value-type="float">
            <text:p>0,33511</text:p>
          </table:table-cell>
          <table:table-cell office:value-type="float" office:value="0.42787" calcext:value-type="float">
            <text:p>0,42787</text:p>
          </table:table-cell>
          <table:table-cell office:value-type="float" office:value="0.46325" calcext:value-type="float">
            <text:p>0,46325</text:p>
          </table:table-cell>
          <table:table-cell office:value-type="float" office:value="0.498206" calcext:value-type="float">
            <text:p>0,498206</text:p>
          </table:table-cell>
          <table:table-cell office:value-type="float" office:value="0.530343" calcext:value-type="float">
            <text:p>0,530343</text:p>
          </table:table-cell>
          <table:table-cell office:value-type="float" office:value="0.546974" calcext:value-type="float">
            <text:p>0,546974</text:p>
          </table:table-cell>
          <table:table-cell office:value-type="float" office:value="0.557415" calcext:value-type="float">
            <text:p>0,557415</text:p>
          </table:table-cell>
          <table:table-cell office:value-type="float" office:value="0.564434" calcext:value-type="float">
            <text:p>0,564434</text:p>
          </table:table-cell>
          <table:table-cell office:value-type="float" office:value="0.585192" calcext:value-type="float">
            <text:p>0,585192</text:p>
          </table:table-cell>
          <table:table-cell office:value-type="float" office:value="0.648841" calcext:value-type="float">
            <text:p>0,648841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515764" calcext:value-type="float">
            <text:p>0,51576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319717" calcext:value-type="float">
            <text:p>0,319717</text:p>
          </table:table-cell>
          <table:table-cell office:value-type="float" office:value="0.443092" calcext:value-type="float">
            <text:p>0,443092</text:p>
          </table:table-cell>
          <table:table-cell office:value-type="float" office:value="0.476327" calcext:value-type="float">
            <text:p>0,476327</text:p>
          </table:table-cell>
          <table:table-cell office:value-type="float" office:value="0.515433" calcext:value-type="float">
            <text:p>0,515433</text:p>
          </table:table-cell>
          <table:table-cell office:value-type="float" office:value="0.542882" calcext:value-type="float">
            <text:p>0,542882</text:p>
          </table:table-cell>
          <table:table-cell office:value-type="float" office:value="0.551397" calcext:value-type="float">
            <text:p>0,551397</text:p>
          </table:table-cell>
          <table:table-cell office:value-type="float" office:value="0.56328" calcext:value-type="float">
            <text:p>0,56328</text:p>
          </table:table-cell>
          <table:table-cell office:value-type="float" office:value="0.569556" calcext:value-type="float">
            <text:p>0,569556</text:p>
          </table:table-cell>
          <table:table-cell office:value-type="float" office:value="0.591703" calcext:value-type="float">
            <text:p>0,591703</text:p>
          </table:table-cell>
          <table:table-cell office:value-type="float" office:value="0.686154" calcext:value-type="float">
            <text:p>0,686154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525954" calcext:value-type="float">
            <text:p>0,52595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45928" calcext:value-type="float">
            <text:p>0,345928</text:p>
          </table:table-cell>
          <table:table-cell office:value-type="float" office:value="0.434232" calcext:value-type="float">
            <text:p>0,434232</text:p>
          </table:table-cell>
          <table:table-cell office:value-type="float" office:value="0.469304" calcext:value-type="float">
            <text:p>0,469304</text:p>
          </table:table-cell>
          <table:table-cell office:value-type="float" office:value="0.509834" calcext:value-type="float">
            <text:p>0,509834</text:p>
          </table:table-cell>
          <table:table-cell office:value-type="float" office:value="0.538492" calcext:value-type="float">
            <text:p>0,538492</text:p>
          </table:table-cell>
          <table:table-cell office:value-type="float" office:value="0.548756" calcext:value-type="float">
            <text:p>0,548756</text:p>
          </table:table-cell>
          <table:table-cell office:value-type="float" office:value="0.560685" calcext:value-type="float">
            <text:p>0,560685</text:p>
          </table:table-cell>
          <table:table-cell office:value-type="float" office:value="0.570686" calcext:value-type="float">
            <text:p>0,570686</text:p>
          </table:table-cell>
          <table:table-cell office:value-type="float" office:value="0.594194" calcext:value-type="float">
            <text:p>0,594194</text:p>
          </table:table-cell>
          <table:table-cell office:value-type="float" office:value="0.665009" calcext:value-type="float">
            <text:p>0,665009</text:p>
          </table:table-cell>
          <table:table-cell office:value-type="float" office:value="0.831651" calcext:value-type="float">
            <text:p>0,831651</text:p>
          </table:table-cell>
          <table:table-cell office:value-type="float" office:value="0.523712" calcext:value-type="float">
            <text:p>0,52371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31666" calcext:value-type="float">
            <text:p>0,331666</text:p>
          </table:table-cell>
          <table:table-cell office:value-type="float" office:value="0.428085" calcext:value-type="float">
            <text:p>0,428085</text:p>
          </table:table-cell>
          <table:table-cell office:value-type="float" office:value="0.462358" calcext:value-type="float">
            <text:p>0,462358</text:p>
          </table:table-cell>
          <table:table-cell office:value-type="float" office:value="0.503088" calcext:value-type="float">
            <text:p>0,503088</text:p>
          </table:table-cell>
          <table:table-cell office:value-type="float" office:value="0.535543" calcext:value-type="float">
            <text:p>0,535543</text:p>
          </table:table-cell>
          <table:table-cell office:value-type="float" office:value="0.545749" calcext:value-type="float">
            <text:p>0,545749</text:p>
          </table:table-cell>
          <table:table-cell office:value-type="float" office:value="0.55879" calcext:value-type="float">
            <text:p>0,55879</text:p>
          </table:table-cell>
          <table:table-cell office:value-type="float" office:value="0.568663" calcext:value-type="float">
            <text:p>0,568663</text:p>
          </table:table-cell>
          <table:table-cell office:value-type="float" office:value="0.593062" calcext:value-type="float">
            <text:p>0,593062</text:p>
          </table:table-cell>
          <table:table-cell office:value-type="float" office:value="0.691046" calcext:value-type="float">
            <text:p>0,691046</text:p>
          </table:table-cell>
          <table:table-cell office:value-type="float" office:value="0.832492" calcext:value-type="float">
            <text:p>0,832492</text:p>
          </table:table-cell>
          <table:table-cell office:value-type="float" office:value="0.521805" calcext:value-type="float">
            <text:p>0,5218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2669" calcext:value-type="float">
            <text:p>0,32669</text:p>
          </table:table-cell>
          <table:table-cell office:value-type="float" office:value="0.431343" calcext:value-type="float">
            <text:p>0,431343</text:p>
          </table:table-cell>
          <table:table-cell office:value-type="float" office:value="0.458492" calcext:value-type="float">
            <text:p>0,458492</text:p>
          </table:table-cell>
          <table:table-cell office:value-type="float" office:value="0.496713" calcext:value-type="float">
            <text:p>0,496713</text:p>
          </table:table-cell>
          <table:table-cell office:value-type="float" office:value="0.525388" calcext:value-type="float">
            <text:p>0,525388</text:p>
          </table:table-cell>
          <table:table-cell office:value-type="float" office:value="0.545718" calcext:value-type="float">
            <text:p>0,545718</text:p>
          </table:table-cell>
          <table:table-cell office:value-type="float" office:value="0.55524" calcext:value-type="float">
            <text:p>0,55524</text:p>
          </table:table-cell>
          <table:table-cell office:value-type="float" office:value="0.566402" calcext:value-type="float">
            <text:p>0,566402</text:p>
          </table:table-cell>
          <table:table-cell office:value-type="float" office:value="0.592761" calcext:value-type="float">
            <text:p>0,592761</text:p>
          </table:table-cell>
          <table:table-cell office:value-type="float" office:value="0.686091" calcext:value-type="float">
            <text:p>0,686091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18484" calcext:value-type="float">
            <text:p>0,51848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0.296375" calcext:value-type="float">
            <text:p>0,296375</text:p>
          </table:table-cell>
          <table:table-cell office:value-type="float" office:value="0.434677" calcext:value-type="float">
            <text:p>0,434677</text:p>
          </table:table-cell>
          <table:table-cell office:value-type="float" office:value="0.478223" calcext:value-type="float">
            <text:p>0,478223</text:p>
          </table:table-cell>
          <table:table-cell office:value-type="float" office:value="0.512875" calcext:value-type="float">
            <text:p>0,512875</text:p>
          </table:table-cell>
          <table:table-cell office:value-type="float" office:value="0.539524" calcext:value-type="float">
            <text:p>0,539524</text:p>
          </table:table-cell>
          <table:table-cell office:value-type="float" office:value="0.546" calcext:value-type="float">
            <text:p>0,546</text:p>
          </table:table-cell>
          <table:table-cell office:value-type="float" office:value="0.556818" calcext:value-type="float">
            <text:p>0,556818</text:p>
          </table:table-cell>
          <table:table-cell office:value-type="float" office:value="0.564391" calcext:value-type="float">
            <text:p>0,564391</text:p>
          </table:table-cell>
          <table:table-cell office:value-type="float" office:value="0.591033" calcext:value-type="float">
            <text:p>0,591033</text:p>
          </table:table-cell>
          <table:table-cell office:value-type="float" office:value="0.689964" calcext:value-type="float">
            <text:p>0,689964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0988" calcext:value-type="float">
            <text:p>0,52098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02487" calcext:value-type="float">
            <text:p>0,102487</text:p>
          </table:table-cell>
          <table:table-cell office:value-type="float" office:value="0.330463" calcext:value-type="float">
            <text:p>0,330463</text:p>
          </table:table-cell>
          <table:table-cell office:value-type="float" office:value="0.432127" calcext:value-type="float">
            <text:p>0,432127</text:p>
          </table:table-cell>
          <table:table-cell office:value-type="float" office:value="0.470542" calcext:value-type="float">
            <text:p>0,470542</text:p>
          </table:table-cell>
          <table:table-cell office:value-type="float" office:value="0.50818" calcext:value-type="float">
            <text:p>0,50818</text:p>
          </table:table-cell>
          <table:table-cell office:value-type="float" office:value="0.537369" calcext:value-type="float">
            <text:p>0,537369</text:p>
          </table:table-cell>
          <table:table-cell office:value-type="float" office:value="0.546336" calcext:value-type="float">
            <text:p>0,546336</text:p>
          </table:table-cell>
          <table:table-cell office:value-type="float" office:value="0.558248" calcext:value-type="float">
            <text:p>0,558248</text:p>
          </table:table-cell>
          <table:table-cell office:value-type="float" office:value="0.574266" calcext:value-type="float">
            <text:p>0,574266</text:p>
          </table:table-cell>
          <table:table-cell office:value-type="float" office:value="0.597302" calcext:value-type="float">
            <text:p>0,597302</text:p>
          </table:table-cell>
          <table:table-cell office:value-type="float" office:value="0.724502" calcext:value-type="float">
            <text:p>0,724502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7934" calcext:value-type="float">
            <text:p>0,52793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24121" calcext:value-type="float">
            <text:p>0,024121</text:p>
          </table:table-cell>
          <table:table-cell office:value-type="float" office:value="0.344359" calcext:value-type="float">
            <text:p>0,344359</text:p>
          </table:table-cell>
          <table:table-cell office:value-type="float" office:value="0.445663" calcext:value-type="float">
            <text:p>0,445663</text:p>
          </table:table-cell>
          <table:table-cell office:value-type="float" office:value="0.48481" calcext:value-type="float">
            <text:p>0,48481</text:p>
          </table:table-cell>
          <table:table-cell office:value-type="float" office:value="0.520153" calcext:value-type="float">
            <text:p>0,520153</text:p>
          </table:table-cell>
          <table:table-cell office:value-type="float" office:value="0.544494" calcext:value-type="float">
            <text:p>0,544494</text:p>
          </table:table-cell>
          <table:table-cell office:value-type="float" office:value="0.552612" calcext:value-type="float">
            <text:p>0,552612</text:p>
          </table:table-cell>
          <table:table-cell office:value-type="float" office:value="0.563683" calcext:value-type="float">
            <text:p>0,563683</text:p>
          </table:table-cell>
          <table:table-cell office:value-type="float" office:value="0.58308" calcext:value-type="float">
            <text:p>0,58308</text:p>
          </table:table-cell>
          <table:table-cell office:value-type="float" office:value="0.601021" calcext:value-type="float">
            <text:p>0,601021</text:p>
          </table:table-cell>
          <table:table-cell office:value-type="float" office:value="0.742899" calcext:value-type="float">
            <text:p>0,742899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8277" calcext:value-type="float">
            <text:p>0,53827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20661" calcext:value-type="float">
            <text:p>-0,020661</text:p>
          </table:table-cell>
          <table:table-cell office:value-type="float" office:value="0.34748" calcext:value-type="float">
            <text:p>0,34748</text:p>
          </table:table-cell>
          <table:table-cell office:value-type="float" office:value="0.442874" calcext:value-type="float">
            <text:p>0,442874</text:p>
          </table:table-cell>
          <table:table-cell office:value-type="float" office:value="0.477008" calcext:value-type="float">
            <text:p>0,477008</text:p>
          </table:table-cell>
          <table:table-cell office:value-type="float" office:value="0.512799" calcext:value-type="float">
            <text:p>0,512799</text:p>
          </table:table-cell>
          <table:table-cell office:value-type="float" office:value="0.542737" calcext:value-type="float">
            <text:p>0,542737</text:p>
          </table:table-cell>
          <table:table-cell office:value-type="float" office:value="0.549139" calcext:value-type="float">
            <text:p>0,549139</text:p>
          </table:table-cell>
          <table:table-cell office:value-type="float" office:value="0.562455" calcext:value-type="float">
            <text:p>0,562455</text:p>
          </table:table-cell>
          <table:table-cell office:value-type="float" office:value="0.579803" calcext:value-type="float">
            <text:p>0,579803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745811" calcext:value-type="float">
            <text:p>0,745811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6094" calcext:value-type="float">
            <text:p>0,53609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295296" calcext:value-type="float">
            <text:p>0,295296</text:p>
          </table:table-cell>
          <table:table-cell office:value-type="float" office:value="0.433273" calcext:value-type="float">
            <text:p>0,433273</text:p>
          </table:table-cell>
          <table:table-cell office:value-type="float" office:value="0.459202" calcext:value-type="float">
            <text:p>0,459202</text:p>
          </table:table-cell>
          <table:table-cell office:value-type="float" office:value="0.500874" calcext:value-type="float">
            <text:p>0,500874</text:p>
          </table:table-cell>
          <table:table-cell office:value-type="float" office:value="0.537996" calcext:value-type="float">
            <text:p>0,537996</text:p>
          </table:table-cell>
          <table:table-cell office:value-type="float" office:value="0.550198" calcext:value-type="float">
            <text:p>0,550198</text:p>
          </table:table-cell>
          <table:table-cell office:value-type="float" office:value="0.563399" calcext:value-type="float">
            <text:p>0,563399</text:p>
          </table:table-cell>
          <table:table-cell office:value-type="float" office:value="0.586038" calcext:value-type="float">
            <text:p>0,586038</text:p>
          </table:table-cell>
          <table:table-cell office:value-type="float" office:value="0.601341" calcext:value-type="float">
            <text:p>0,601341</text:p>
          </table:table-cell>
          <table:table-cell office:value-type="float" office:value="0.740074" calcext:value-type="float">
            <text:p>0,740074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6769" calcext:value-type="float">
            <text:p>0,52676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201971" calcext:value-type="float">
            <text:p>0,201971</text:p>
          </table:table-cell>
          <table:table-cell office:value-type="float" office:value="0.431195" calcext:value-type="float">
            <text:p>0,431195</text:p>
          </table:table-cell>
          <table:table-cell office:value-type="float" office:value="0.466977" calcext:value-type="float">
            <text:p>0,466977</text:p>
          </table:table-cell>
          <table:table-cell office:value-type="float" office:value="0.503468" calcext:value-type="float">
            <text:p>0,503468</text:p>
          </table:table-cell>
          <table:table-cell office:value-type="float" office:value="0.533086" calcext:value-type="float">
            <text:p>0,533086</text:p>
          </table:table-cell>
          <table:table-cell office:value-type="float" office:value="0.549738" calcext:value-type="float">
            <text:p>0,549738</text:p>
          </table:table-cell>
          <table:table-cell office:value-type="float" office:value="0.563162" calcext:value-type="float">
            <text:p>0,563162</text:p>
          </table:table-cell>
          <table:table-cell office:value-type="float" office:value="0.58229" calcext:value-type="float">
            <text:p>0,58229</text:p>
          </table:table-cell>
          <table:table-cell office:value-type="float" office:value="0.600482" calcext:value-type="float">
            <text:p>0,600482</text:p>
          </table:table-cell>
          <table:table-cell office:value-type="float" office:value="0.719384" calcext:value-type="float">
            <text:p>0,719384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15175" calcext:value-type="float">
            <text:p>0,51517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0.17912" calcext:value-type="float">
            <text:p>0,17912</text:p>
          </table:table-cell>
          <table:table-cell office:value-type="float" office:value="0.42754" calcext:value-type="float">
            <text:p>0,42754</text:p>
          </table:table-cell>
          <table:table-cell office:value-type="float" office:value="0.463313" calcext:value-type="float">
            <text:p>0,463313</text:p>
          </table:table-cell>
          <table:table-cell office:value-type="float" office:value="0.505781" calcext:value-type="float">
            <text:p>0,505781</text:p>
          </table:table-cell>
          <table:table-cell office:value-type="float" office:value="0.53244" calcext:value-type="float">
            <text:p>0,53244</text:p>
          </table:table-cell>
          <table:table-cell office:value-type="float" office:value="0.550401" calcext:value-type="float">
            <text:p>0,550401</text:p>
          </table:table-cell>
          <table:table-cell office:value-type="float" office:value="0.563679" calcext:value-type="float">
            <text:p>0,563679</text:p>
          </table:table-cell>
          <table:table-cell office:value-type="float" office:value="0.5886" calcext:value-type="float">
            <text:p>0,5886</text:p>
          </table:table-cell>
          <table:table-cell office:value-type="float" office:value="0.603385" calcext:value-type="float">
            <text:p>0,603385</text:p>
          </table:table-cell>
          <table:table-cell office:value-type="float" office:value="0.747691" calcext:value-type="float">
            <text:p>0,747691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16195" calcext:value-type="float">
            <text:p>0,51619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287692" calcext:value-type="float">
            <text:p>0,287692</text:p>
          </table:table-cell>
          <table:table-cell office:value-type="float" office:value="0.425941" calcext:value-type="float">
            <text:p>0,425941</text:p>
          </table:table-cell>
          <table:table-cell office:value-type="float" office:value="0.473607" calcext:value-type="float">
            <text:p>0,473607</text:p>
          </table:table-cell>
          <table:table-cell office:value-type="float" office:value="0.51172" calcext:value-type="float">
            <text:p>0,51172</text:p>
          </table:table-cell>
          <table:table-cell office:value-type="float" office:value="0.543526" calcext:value-type="float">
            <text:p>0,543526</text:p>
          </table:table-cell>
          <table:table-cell office:value-type="float" office:value="0.556853" calcext:value-type="float">
            <text:p>0,556853</text:p>
          </table:table-cell>
          <table:table-cell office:value-type="float" office:value="0.570645" calcext:value-type="float">
            <text:p>0,570645</text:p>
          </table:table-cell>
          <table:table-cell office:value-type="float" office:value="0.592374" calcext:value-type="float">
            <text:p>0,592374</text:p>
          </table:table-cell>
          <table:table-cell office:value-type="float" office:value="0.600871" calcext:value-type="float">
            <text:p>0,600871</text:p>
          </table:table-cell>
          <table:table-cell office:value-type="float" office:value="0.731589" calcext:value-type="float">
            <text:p>0,731589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9482" calcext:value-type="float">
            <text:p>0,52948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371536" calcext:value-type="float">
            <text:p>-0,371536</text:p>
          </table:table-cell>
          <table:table-cell office:value-type="float" office:value="0.341916" calcext:value-type="float">
            <text:p>0,341916</text:p>
          </table:table-cell>
          <table:table-cell office:value-type="float" office:value="0.428476" calcext:value-type="float">
            <text:p>0,428476</text:p>
          </table:table-cell>
          <table:table-cell office:value-type="float" office:value="0.464879" calcext:value-type="float">
            <text:p>0,464879</text:p>
          </table:table-cell>
          <table:table-cell office:value-type="float" office:value="0.512008" calcext:value-type="float">
            <text:p>0,512008</text:p>
          </table:table-cell>
          <table:table-cell office:value-type="float" office:value="0.545805" calcext:value-type="float">
            <text:p>0,545805</text:p>
          </table:table-cell>
          <table:table-cell office:value-type="float" office:value="0.562279" calcext:value-type="float">
            <text:p>0,562279</text:p>
          </table:table-cell>
          <table:table-cell office:value-type="float" office:value="0.581124" calcext:value-type="float">
            <text:p>0,581124</text:p>
          </table:table-cell>
          <table:table-cell office:value-type="float" office:value="0.600145" calcext:value-type="float">
            <text:p>0,600145</text:p>
          </table:table-cell>
          <table:table-cell office:value-type="float" office:value="0.600873" calcext:value-type="float">
            <text:p>0,600873</text:p>
          </table:table-cell>
          <table:table-cell office:value-type="float" office:value="0.740712" calcext:value-type="float">
            <text:p>0,740712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7822" calcext:value-type="float">
            <text:p>0,53782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350741" calcext:value-type="float">
            <text:p>-0,350741</text:p>
          </table:table-cell>
          <table:table-cell office:value-type="float" office:value="0.325017" calcext:value-type="float">
            <text:p>0,325017</text:p>
          </table:table-cell>
          <table:table-cell office:value-type="float" office:value="0.433387" calcext:value-type="float">
            <text:p>0,433387</text:p>
          </table:table-cell>
          <table:table-cell office:value-type="float" office:value="0.467263" calcext:value-type="float">
            <text:p>0,467263</text:p>
          </table:table-cell>
          <table:table-cell office:value-type="float" office:value="0.525915" calcext:value-type="float">
            <text:p>0,525915</text:p>
          </table:table-cell>
          <table:table-cell office:value-type="float" office:value="0.549426" calcext:value-type="float">
            <text:p>0,549426</text:p>
          </table:table-cell>
          <table:table-cell office:value-type="float" office:value="0.56725" calcext:value-type="float">
            <text:p>0,56725</text:p>
          </table:table-cell>
          <table:table-cell office:value-type="float" office:value="0.585105" calcext:value-type="float">
            <text:p>0,585105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600903" calcext:value-type="float">
            <text:p>0,600903</text:p>
          </table:table-cell>
          <table:table-cell office:value-type="float" office:value="0.752547" calcext:value-type="float">
            <text:p>0,752547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40765" calcext:value-type="float">
            <text:p>0,54076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68239" calcext:value-type="float">
            <text:p>0,068239</text:p>
          </table:table-cell>
          <table:table-cell office:value-type="float" office:value="0.345681" calcext:value-type="float">
            <text:p>0,345681</text:p>
          </table:table-cell>
          <table:table-cell office:value-type="float" office:value="0.436135" calcext:value-type="float">
            <text:p>0,436135</text:p>
          </table:table-cell>
          <table:table-cell office:value-type="float" office:value="0.4675" calcext:value-type="float">
            <text:p>0,4675</text:p>
          </table:table-cell>
          <table:table-cell office:value-type="float" office:value="0.514771" calcext:value-type="float">
            <text:p>0,514771</text:p>
          </table:table-cell>
          <table:table-cell office:value-type="float" office:value="0.544892" calcext:value-type="float">
            <text:p>0,544892</text:p>
          </table:table-cell>
          <table:table-cell office:value-type="float" office:value="0.558556" calcext:value-type="float">
            <text:p>0,558556</text:p>
          </table:table-cell>
          <table:table-cell office:value-type="float" office:value="0.578641" calcext:value-type="float">
            <text:p>0,578641</text:p>
          </table:table-cell>
          <table:table-cell office:value-type="float" office:value="0.59871" calcext:value-type="float">
            <text:p>0,59871</text:p>
          </table:table-cell>
          <table:table-cell office:value-type="float" office:value="0.605555" calcext:value-type="float">
            <text:p>0,605555</text:p>
          </table:table-cell>
          <table:table-cell office:value-type="float" office:value="0.775749" calcext:value-type="float">
            <text:p>0,775749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42619" calcext:value-type="float">
            <text:p>0,5426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286847" calcext:value-type="float">
            <text:p>0,286847</text:p>
          </table:table-cell>
          <table:table-cell office:value-type="float" office:value="0.437116" calcext:value-type="float">
            <text:p>0,437116</text:p>
          </table:table-cell>
          <table:table-cell office:value-type="float" office:value="0.470652" calcext:value-type="float">
            <text:p>0,470652</text:p>
          </table:table-cell>
          <table:table-cell office:value-type="float" office:value="0.521372" calcext:value-type="float">
            <text:p>0,521372</text:p>
          </table:table-cell>
          <table:table-cell office:value-type="float" office:value="0.544668" calcext:value-type="float">
            <text:p>0,544668</text:p>
          </table:table-cell>
          <table:table-cell office:value-type="float" office:value="0.559649" calcext:value-type="float">
            <text:p>0,559649</text:p>
          </table:table-cell>
          <table:table-cell office:value-type="float" office:value="0.578337" calcext:value-type="float">
            <text:p>0,578337</text:p>
          </table:table-cell>
          <table:table-cell office:value-type="float" office:value="0.599683" calcext:value-type="float">
            <text:p>0,599683</text:p>
          </table:table-cell>
          <table:table-cell office:value-type="float" office:value="0.604473" calcext:value-type="float">
            <text:p>0,604473</text:p>
          </table:table-cell>
          <table:table-cell office:value-type="float" office:value="0.785161" calcext:value-type="float">
            <text:p>0,785161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8796" calcext:value-type="float">
            <text:p>0,53879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73798" calcext:value-type="float">
            <text:p>0,273798</text:p>
          </table:table-cell>
          <table:table-cell office:value-type="float" office:value="0.357197" calcext:value-type="float">
            <text:p>0,357197</text:p>
          </table:table-cell>
          <table:table-cell office:value-type="float" office:value="0.422487" calcext:value-type="float">
            <text:p>0,422487</text:p>
          </table:table-cell>
          <table:table-cell office:value-type="float" office:value="0.461262" calcext:value-type="float">
            <text:p>0,461262</text:p>
          </table:table-cell>
          <table:table-cell office:value-type="float" office:value="0.515028" calcext:value-type="float">
            <text:p>0,515028</text:p>
          </table:table-cell>
          <table:table-cell office:value-type="float" office:value="0.544251" calcext:value-type="float">
            <text:p>0,544251</text:p>
          </table:table-cell>
          <table:table-cell office:value-type="float" office:value="0.560437" calcext:value-type="float">
            <text:p>0,560437</text:p>
          </table:table-cell>
          <table:table-cell office:value-type="float" office:value="0.576121" calcext:value-type="float">
            <text:p>0,576121</text:p>
          </table:table-cell>
          <table:table-cell office:value-type="float" office:value="0.597666" calcext:value-type="float">
            <text:p>0,597666</text:p>
          </table:table-cell>
          <table:table-cell office:value-type="float" office:value="0.601371" calcext:value-type="float">
            <text:p>0,601371</text:p>
          </table:table-cell>
          <table:table-cell office:value-type="float" office:value="0.756" calcext:value-type="float">
            <text:p>0,756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9182" calcext:value-type="float">
            <text:p>0,53918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73798" calcext:value-type="float">
            <text:p>0,273798</text:p>
          </table:table-cell>
          <table:table-cell office:value-type="float" office:value="0.379108" calcext:value-type="float">
            <text:p>0,379108</text:p>
          </table:table-cell>
          <table:table-cell office:value-type="float" office:value="0.439193" calcext:value-type="float">
            <text:p>0,439193</text:p>
          </table:table-cell>
          <table:table-cell office:value-type="float" office:value="0.472051" calcext:value-type="float">
            <text:p>0,472051</text:p>
          </table:table-cell>
          <table:table-cell office:value-type="float" office:value="0.520473" calcext:value-type="float">
            <text:p>0,520473</text:p>
          </table:table-cell>
          <table:table-cell office:value-type="float" office:value="0.545735" calcext:value-type="float">
            <text:p>0,545735</text:p>
          </table:table-cell>
          <table:table-cell office:value-type="float" office:value="0.562052" calcext:value-type="float">
            <text:p>0,562052</text:p>
          </table:table-cell>
          <table:table-cell office:value-type="float" office:value="0.575924" calcext:value-type="float">
            <text:p>0,575924</text:p>
          </table:table-cell>
          <table:table-cell office:value-type="float" office:value="0.595533" calcext:value-type="float">
            <text:p>0,595533</text:p>
          </table:table-cell>
          <table:table-cell office:value-type="float" office:value="0.603242" calcext:value-type="float">
            <text:p>0,603242</text:p>
          </table:table-cell>
          <table:table-cell office:value-type="float" office:value="0.765632" calcext:value-type="float">
            <text:p>0,765632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45894" calcext:value-type="float">
            <text:p>0,54589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310006" calcext:value-type="float">
            <text:p>0,310006</text:p>
          </table:table-cell>
          <table:table-cell office:value-type="float" office:value="0.421137" calcext:value-type="float">
            <text:p>0,421137</text:p>
          </table:table-cell>
          <table:table-cell office:value-type="float" office:value="0.458188" calcext:value-type="float">
            <text:p>0,458188</text:p>
          </table:table-cell>
          <table:table-cell office:value-type="float" office:value="0.497535" calcext:value-type="float">
            <text:p>0,497535</text:p>
          </table:table-cell>
          <table:table-cell office:value-type="float" office:value="0.539831" calcext:value-type="float">
            <text:p>0,539831</text:p>
          </table:table-cell>
          <table:table-cell office:value-type="float" office:value="0.560405" calcext:value-type="float">
            <text:p>0,560405</text:p>
          </table:table-cell>
          <table:table-cell office:value-type="float" office:value="0.57692" calcext:value-type="float">
            <text:p>0,57692</text:p>
          </table:table-cell>
          <table:table-cell office:value-type="float" office:value="0.597318" calcext:value-type="float">
            <text:p>0,597318</text:p>
          </table:table-cell>
          <table:table-cell office:value-type="float" office:value="0.600959" calcext:value-type="float">
            <text:p>0,600959</text:p>
          </table:table-cell>
          <table:table-cell office:value-type="float" office:value="0.752454" calcext:value-type="float">
            <text:p>0,752454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1475" calcext:value-type="float">
            <text:p>0,53147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296054" calcext:value-type="float">
            <text:p>0,296054</text:p>
          </table:table-cell>
          <table:table-cell office:value-type="float" office:value="0.41609" calcext:value-type="float">
            <text:p>0,41609</text:p>
          </table:table-cell>
          <table:table-cell office:value-type="float" office:value="0.45407" calcext:value-type="float">
            <text:p>0,45407</text:p>
          </table:table-cell>
          <table:table-cell office:value-type="float" office:value="0.493725" calcext:value-type="float">
            <text:p>0,493725</text:p>
          </table:table-cell>
          <table:table-cell office:value-type="float" office:value="0.533024" calcext:value-type="float">
            <text:p>0,533024</text:p>
          </table:table-cell>
          <table:table-cell office:value-type="float" office:value="0.557977" calcext:value-type="float">
            <text:p>0,557977</text:p>
          </table:table-cell>
          <table:table-cell office:value-type="float" office:value="0.572025" calcext:value-type="float">
            <text:p>0,572025</text:p>
          </table:table-cell>
          <table:table-cell office:value-type="float" office:value="0.59606" calcext:value-type="float">
            <text:p>0,59606</text:p>
          </table:table-cell>
          <table:table-cell office:value-type="float" office:value="0.605911" calcext:value-type="float">
            <text:p>0,605911</text:p>
          </table:table-cell>
          <table:table-cell office:value-type="float" office:value="0.770961" calcext:value-type="float">
            <text:p>0,770961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959" calcext:value-type="float">
            <text:p>0,5295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223354" calcext:value-type="float">
            <text:p>0,223354</text:p>
          </table:table-cell>
          <table:table-cell office:value-type="float" office:value="0.409539" calcext:value-type="float">
            <text:p>0,409539</text:p>
          </table:table-cell>
          <table:table-cell office:value-type="float" office:value="0.44952" calcext:value-type="float">
            <text:p>0,44952</text:p>
          </table:table-cell>
          <table:table-cell office:value-type="float" office:value="0.491084" calcext:value-type="float">
            <text:p>0,491084</text:p>
          </table:table-cell>
          <table:table-cell office:value-type="float" office:value="0.518492" calcext:value-type="float">
            <text:p>0,518492</text:p>
          </table:table-cell>
          <table:table-cell office:value-type="float" office:value="0.545699" calcext:value-type="float">
            <text:p>0,545699</text:p>
          </table:table-cell>
          <table:table-cell office:value-type="float" office:value="0.563747" calcext:value-type="float">
            <text:p>0,563747</text:p>
          </table:table-cell>
          <table:table-cell office:value-type="float" office:value="0.589252" calcext:value-type="float">
            <text:p>0,589252</text:p>
          </table:table-cell>
          <table:table-cell office:value-type="float" office:value="0.602518" calcext:value-type="float">
            <text:p>0,602518</text:p>
          </table:table-cell>
          <table:table-cell office:value-type="float" office:value="0.749907" calcext:value-type="float">
            <text:p>0,749907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14311" calcext:value-type="float">
            <text:p>0,51431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260982" calcext:value-type="float">
            <text:p>0,260982</text:p>
          </table:table-cell>
          <table:table-cell office:value-type="float" office:value="0.403135" calcext:value-type="float">
            <text:p>0,403135</text:p>
          </table:table-cell>
          <table:table-cell office:value-type="float" office:value="0.441258" calcext:value-type="float">
            <text:p>0,441258</text:p>
          </table:table-cell>
          <table:table-cell office:value-type="float" office:value="0.475196" calcext:value-type="float">
            <text:p>0,475196</text:p>
          </table:table-cell>
          <table:table-cell office:value-type="float" office:value="0.5098" calcext:value-type="float">
            <text:p>0,5098</text:p>
          </table:table-cell>
          <table:table-cell office:value-type="float" office:value="0.536773" calcext:value-type="float">
            <text:p>0,536773</text:p>
          </table:table-cell>
          <table:table-cell office:value-type="float" office:value="0.559068" calcext:value-type="float">
            <text:p>0,559068</text:p>
          </table:table-cell>
          <table:table-cell office:value-type="float" office:value="0.576435" calcext:value-type="float">
            <text:p>0,576435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733695" calcext:value-type="float">
            <text:p>0,733695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09718" calcext:value-type="float">
            <text:p>0,50971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1392" calcext:value-type="float">
            <text:p>0,011392</text:p>
          </table:table-cell>
          <table:table-cell office:value-type="float" office:value="0.330166" calcext:value-type="float">
            <text:p>0,330166</text:p>
          </table:table-cell>
          <table:table-cell office:value-type="float" office:value="0.404232" calcext:value-type="float">
            <text:p>0,404232</text:p>
          </table:table-cell>
          <table:table-cell office:value-type="float" office:value="0.437807" calcext:value-type="float">
            <text:p>0,437807</text:p>
          </table:table-cell>
          <table:table-cell office:value-type="float" office:value="0.47951" calcext:value-type="float">
            <text:p>0,47951</text:p>
          </table:table-cell>
          <table:table-cell office:value-type="float" office:value="0.51307" calcext:value-type="float">
            <text:p>0,51307</text:p>
          </table:table-cell>
          <table:table-cell office:value-type="float" office:value="0.534963" calcext:value-type="float">
            <text:p>0,534963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0.5744" calcext:value-type="float">
            <text:p>0,5744</text:p>
          </table:table-cell>
          <table:table-cell office:value-type="float" office:value="0.598856" calcext:value-type="float">
            <text:p>0,598856</text:p>
          </table:table-cell>
          <table:table-cell office:value-type="float" office:value="0.688747" calcext:value-type="float">
            <text:p>0,688747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12008" calcext:value-type="float">
            <text:p>0,51200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1392" calcext:value-type="float">
            <text:p>0,011392</text:p>
          </table:table-cell>
          <table:table-cell office:value-type="float" office:value="0.335319" calcext:value-type="float">
            <text:p>0,335319</text:p>
          </table:table-cell>
          <table:table-cell office:value-type="float" office:value="0.412929" calcext:value-type="float">
            <text:p>0,412929</text:p>
          </table:table-cell>
          <table:table-cell office:value-type="float" office:value="0.444173" calcext:value-type="float">
            <text:p>0,444173</text:p>
          </table:table-cell>
          <table:table-cell office:value-type="float" office:value="0.476243" calcext:value-type="float">
            <text:p>0,476243</text:p>
          </table:table-cell>
          <table:table-cell office:value-type="float" office:value="0.509135" calcext:value-type="float">
            <text:p>0,509135</text:p>
          </table:table-cell>
          <table:table-cell office:value-type="float" office:value="0.531073" calcext:value-type="float">
            <text:p>0,531073</text:p>
          </table:table-cell>
          <table:table-cell office:value-type="float" office:value="0.559373" calcext:value-type="float">
            <text:p>0,559373</text:p>
          </table:table-cell>
          <table:table-cell office:value-type="float" office:value="0.578569" calcext:value-type="float">
            <text:p>0,578569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69076" calcext:value-type="float">
            <text:p>0,69076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13841" calcext:value-type="float">
            <text:p>0,51384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11392" calcext:value-type="float">
            <text:p>0,011392</text:p>
          </table:table-cell>
          <table:table-cell office:value-type="float" office:value="0.331096" calcext:value-type="float">
            <text:p>0,331096</text:p>
          </table:table-cell>
          <table:table-cell office:value-type="float" office:value="0.419255" calcext:value-type="float">
            <text:p>0,419255</text:p>
          </table:table-cell>
          <table:table-cell office:value-type="float" office:value="0.456088" calcext:value-type="float">
            <text:p>0,456088</text:p>
          </table:table-cell>
          <table:table-cell office:value-type="float" office:value="0.494591" calcext:value-type="float">
            <text:p>0,494591</text:p>
          </table:table-cell>
          <table:table-cell office:value-type="float" office:value="0.520989" calcext:value-type="float">
            <text:p>0,520989</text:p>
          </table:table-cell>
          <table:table-cell office:value-type="float" office:value="0.550866" calcext:value-type="float">
            <text:p>0,550866</text:p>
          </table:table-cell>
          <table:table-cell office:value-type="float" office:value="0.564806" calcext:value-type="float">
            <text:p>0,564806</text:p>
          </table:table-cell>
          <table:table-cell office:value-type="float" office:value="0.585322" calcext:value-type="float">
            <text:p>0,585322</text:p>
          </table:table-cell>
          <table:table-cell office:value-type="float" office:value="0.600838" calcext:value-type="float">
            <text:p>0,600838</text:p>
          </table:table-cell>
          <table:table-cell office:value-type="float" office:value="0.715552" calcext:value-type="float">
            <text:p>0,715552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394" calcext:value-type="float">
            <text:p>0,5239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816" calcext:value-type="float">
            <text:p>0,13816</text:p>
          </table:table-cell>
          <table:table-cell office:value-type="float" office:value="0.355019" calcext:value-type="float">
            <text:p>0,355019</text:p>
          </table:table-cell>
          <table:table-cell office:value-type="float" office:value="0.420148" calcext:value-type="float">
            <text:p>0,420148</text:p>
          </table:table-cell>
          <table:table-cell office:value-type="float" office:value="0.462434" calcext:value-type="float">
            <text:p>0,462434</text:p>
          </table:table-cell>
          <table:table-cell office:value-type="float" office:value="0.501171" calcext:value-type="float">
            <text:p>0,501171</text:p>
          </table:table-cell>
          <table:table-cell office:value-type="float" office:value="0.528075" calcext:value-type="float">
            <text:p>0,528075</text:p>
          </table:table-cell>
          <table:table-cell office:value-type="float" office:value="0.552177" calcext:value-type="float">
            <text:p>0,552177</text:p>
          </table:table-cell>
          <table:table-cell office:value-type="float" office:value="0.564643" calcext:value-type="float">
            <text:p>0,564643</text:p>
          </table:table-cell>
          <table:table-cell office:value-type="float" office:value="0.583224" calcext:value-type="float">
            <text:p>0,583224</text:p>
          </table:table-cell>
          <table:table-cell office:value-type="float" office:value="0.599798" calcext:value-type="float">
            <text:p>0,599798</text:p>
          </table:table-cell>
          <table:table-cell office:value-type="float" office:value="0.690649" calcext:value-type="float">
            <text:p>0,690649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25734" calcext:value-type="float">
            <text:p>0,52573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70627" calcext:value-type="float">
            <text:p>0,170627</text:p>
          </table:table-cell>
          <table:table-cell office:value-type="float" office:value="0.3596" calcext:value-type="float">
            <text:p>0,3596</text:p>
          </table:table-cell>
          <table:table-cell office:value-type="float" office:value="0.414048" calcext:value-type="float">
            <text:p>0,414048</text:p>
          </table:table-cell>
          <table:table-cell office:value-type="float" office:value="0.455766" calcext:value-type="float">
            <text:p>0,455766</text:p>
          </table:table-cell>
          <table:table-cell office:value-type="float" office:value="0.498368" calcext:value-type="float">
            <text:p>0,498368</text:p>
          </table:table-cell>
          <table:table-cell office:value-type="float" office:value="0.528566" calcext:value-type="float">
            <text:p>0,528566</text:p>
          </table:table-cell>
          <table:table-cell office:value-type="float" office:value="0.550748" calcext:value-type="float">
            <text:p>0,550748</text:p>
          </table:table-cell>
          <table:table-cell office:value-type="float" office:value="0.569829" calcext:value-type="float">
            <text:p>0,569829</text:p>
          </table:table-cell>
          <table:table-cell office:value-type="float" office:value="0.587427" calcext:value-type="float">
            <text:p>0,587427</text:p>
          </table:table-cell>
          <table:table-cell office:value-type="float" office:value="0.600918" calcext:value-type="float">
            <text:p>0,600918</text:p>
          </table:table-cell>
          <table:table-cell office:value-type="float" office:value="0.760096" calcext:value-type="float">
            <text:p>0,760096</text:p>
          </table:table-cell>
          <table:table-cell office:value-type="float" office:value="0.837955" calcext:value-type="float">
            <text:p>0,837955</text:p>
          </table:table-cell>
          <table:table-cell office:value-type="float" office:value="0.532537" calcext:value-type="float">
            <text:p>0,53253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3816" calcext:value-type="float">
            <text:p>0,13816</text:p>
          </table:table-cell>
          <table:table-cell office:value-type="float" office:value="0.344228" calcext:value-type="float">
            <text:p>0,344228</text:p>
          </table:table-cell>
          <table:table-cell office:value-type="float" office:value="0.403275" calcext:value-type="float">
            <text:p>0,403275</text:p>
          </table:table-cell>
          <table:table-cell office:value-type="float" office:value="0.449125" calcext:value-type="float">
            <text:p>0,449125</text:p>
          </table:table-cell>
          <table:table-cell office:value-type="float" office:value="0.49709" calcext:value-type="float">
            <text:p>0,49709</text:p>
          </table:table-cell>
          <table:table-cell office:value-type="float" office:value="0.532673" calcext:value-type="float">
            <text:p>0,532673</text:p>
          </table:table-cell>
          <table:table-cell office:value-type="float" office:value="0.555645" calcext:value-type="float">
            <text:p>0,555645</text:p>
          </table:table-cell>
          <table:table-cell office:value-type="float" office:value="0.57465" calcext:value-type="float">
            <text:p>0,57465</text:p>
          </table:table-cell>
          <table:table-cell office:value-type="float" office:value="0.592563" calcext:value-type="float">
            <text:p>0,592563</text:p>
          </table:table-cell>
          <table:table-cell office:value-type="float" office:value="0.625019" calcext:value-type="float">
            <text:p>0,625019</text:p>
          </table:table-cell>
          <table:table-cell office:value-type="float" office:value="0.804349" calcext:value-type="float">
            <text:p>0,804349</text:p>
          </table:table-cell>
          <table:table-cell office:value-type="float" office:value="0.838085" calcext:value-type="float">
            <text:p>0,838085</text:p>
          </table:table-cell>
          <table:table-cell office:value-type="float" office:value="0.537862" calcext:value-type="float">
            <text:p>0,53786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54489" calcext:value-type="float">
            <text:p>0,054489</text:p>
          </table:table-cell>
          <table:table-cell office:value-type="float" office:value="0.353874" calcext:value-type="float">
            <text:p>0,353874</text:p>
          </table:table-cell>
          <table:table-cell office:value-type="float" office:value="0.420587" calcext:value-type="float">
            <text:p>0,420587</text:p>
          </table:table-cell>
          <table:table-cell office:value-type="float" office:value="0.480729" calcext:value-type="float">
            <text:p>0,480729</text:p>
          </table:table-cell>
          <table:table-cell office:value-type="float" office:value="0.51472" calcext:value-type="float">
            <text:p>0,51472</text:p>
          </table:table-cell>
          <table:table-cell office:value-type="float" office:value="0.545843" calcext:value-type="float">
            <text:p>0,545843</text:p>
          </table:table-cell>
          <table:table-cell office:value-type="float" office:value="0.56314" calcext:value-type="float">
            <text:p>0,56314</text:p>
          </table:table-cell>
          <table:table-cell office:value-type="float" office:value="0.582868" calcext:value-type="float">
            <text:p>0,582868</text:p>
          </table:table-cell>
          <table:table-cell office:value-type="float" office:value="0.596229" calcext:value-type="float">
            <text:p>0,596229</text:p>
          </table:table-cell>
          <table:table-cell office:value-type="float" office:value="0.638698" calcext:value-type="float">
            <text:p>0,638698</text:p>
          </table:table-cell>
          <table:table-cell office:value-type="float" office:value="0.801875" calcext:value-type="float">
            <text:p>0,801875</text:p>
          </table:table-cell>
          <table:table-cell office:value-type="float" office:value="0.838085" calcext:value-type="float">
            <text:p>0,838085</text:p>
          </table:table-cell>
          <table:table-cell office:value-type="float" office:value="0.549856" calcext:value-type="float">
            <text:p>0,54985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4489" calcext:value-type="float">
            <text:p>0,054489</text:p>
          </table:table-cell>
          <table:table-cell office:value-type="float" office:value="0.342947" calcext:value-type="float">
            <text:p>0,342947</text:p>
          </table:table-cell>
          <table:table-cell office:value-type="float" office:value="0.428578" calcext:value-type="float">
            <text:p>0,428578</text:p>
          </table:table-cell>
          <table:table-cell office:value-type="float" office:value="0.474172" calcext:value-type="float">
            <text:p>0,474172</text:p>
          </table:table-cell>
          <table:table-cell office:value-type="float" office:value="0.51356" calcext:value-type="float">
            <text:p>0,51356</text:p>
          </table:table-cell>
          <table:table-cell office:value-type="float" office:value="0.546546" calcext:value-type="float">
            <text:p>0,546546</text:p>
          </table:table-cell>
          <table:table-cell office:value-type="float" office:value="0.563994" calcext:value-type="float">
            <text:p>0,563994</text:p>
          </table:table-cell>
          <table:table-cell office:value-type="float" office:value="0.582811" calcext:value-type="float">
            <text:p>0,582811</text:p>
          </table:table-cell>
          <table:table-cell office:value-type="float" office:value="0.59939" calcext:value-type="float">
            <text:p>0,59939</text:p>
          </table:table-cell>
          <table:table-cell office:value-type="float" office:value="0.678566" calcext:value-type="float">
            <text:p>0,678566</text:p>
          </table:table-cell>
          <table:table-cell office:value-type="float" office:value="0.804758" calcext:value-type="float">
            <text:p>0,804758</text:p>
          </table:table-cell>
          <table:table-cell office:value-type="float" office:value="0.838085" calcext:value-type="float">
            <text:p>0,838085</text:p>
          </table:table-cell>
          <table:table-cell office:value-type="float" office:value="0.553532" calcext:value-type="float">
            <text:p>0,55353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70017" calcext:value-type="float">
            <text:p>0,170017</text:p>
          </table:table-cell>
          <table:table-cell office:value-type="float" office:value="0.3523" calcext:value-type="float">
            <text:p>0,3523</text:p>
          </table:table-cell>
          <table:table-cell office:value-type="float" office:value="0.416952" calcext:value-type="float">
            <text:p>0,416952</text:p>
          </table:table-cell>
          <table:table-cell office:value-type="float" office:value="0.461931" calcext:value-type="float">
            <text:p>0,461931</text:p>
          </table:table-cell>
          <table:table-cell office:value-type="float" office:value="0.50782" calcext:value-type="float">
            <text:p>0,50782</text:p>
          </table:table-cell>
          <table:table-cell office:value-type="float" office:value="0.541357" calcext:value-type="float">
            <text:p>0,541357</text:p>
          </table:table-cell>
          <table:table-cell office:value-type="float" office:value="0.558679" calcext:value-type="float">
            <text:p>0,558679</text:p>
          </table:table-cell>
          <table:table-cell office:value-type="float" office:value="0.579261" calcext:value-type="float">
            <text:p>0,579261</text:p>
          </table:table-cell>
          <table:table-cell office:value-type="float" office:value="0.598455" calcext:value-type="float">
            <text:p>0,598455</text:p>
          </table:table-cell>
          <table:table-cell office:value-type="float" office:value="0.687927" calcext:value-type="float">
            <text:p>0,687927</text:p>
          </table:table-cell>
          <table:table-cell office:value-type="float" office:value="0.804965" calcext:value-type="float">
            <text:p>0,804965</text:p>
          </table:table-cell>
          <table:table-cell office:value-type="float" office:value="0.838085" calcext:value-type="float">
            <text:p>0,838085</text:p>
          </table:table-cell>
          <table:table-cell office:value-type="float" office:value="0.550965" calcext:value-type="float">
            <text:p>0,55096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296845" calcext:value-type="float">
            <text:p>0,296845</text:p>
          </table:table-cell>
          <table:table-cell office:value-type="float" office:value="0.412336" calcext:value-type="float">
            <text:p>0,412336</text:p>
          </table:table-cell>
          <table:table-cell office:value-type="float" office:value="0.46466" calcext:value-type="float">
            <text:p>0,46466</text:p>
          </table:table-cell>
          <table:table-cell office:value-type="float" office:value="0.518169" calcext:value-type="float">
            <text:p>0,518169</text:p>
          </table:table-cell>
          <table:table-cell office:value-type="float" office:value="0.544938" calcext:value-type="float">
            <text:p>0,544938</text:p>
          </table:table-cell>
          <table:table-cell office:value-type="float" office:value="0.55893" calcext:value-type="float">
            <text:p>0,55893</text:p>
          </table:table-cell>
          <table:table-cell office:value-type="float" office:value="0.577165" calcext:value-type="float">
            <text:p>0,577165</text:p>
          </table:table-cell>
          <table:table-cell office:value-type="float" office:value="0.602231" calcext:value-type="float">
            <text:p>0,602231</text:p>
          </table:table-cell>
          <table:table-cell office:value-type="float" office:value="0.699286" calcext:value-type="float">
            <text:p>0,699286</text:p>
          </table:table-cell>
          <table:table-cell office:value-type="float" office:value="0.816126" calcext:value-type="float">
            <text:p>0,816126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49069" calcext:value-type="float">
            <text:p>0,54906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19219" calcext:value-type="float">
            <text:p>0,19219</text:p>
          </table:table-cell>
          <table:table-cell office:value-type="float" office:value="0.426219" calcext:value-type="float">
            <text:p>0,426219</text:p>
          </table:table-cell>
          <table:table-cell office:value-type="float" office:value="0.478477" calcext:value-type="float">
            <text:p>0,478477</text:p>
          </table:table-cell>
          <table:table-cell office:value-type="float" office:value="0.530191" calcext:value-type="float">
            <text:p>0,530191</text:p>
          </table:table-cell>
          <table:table-cell office:value-type="float" office:value="0.552483" calcext:value-type="float">
            <text:p>0,552483</text:p>
          </table:table-cell>
          <table:table-cell office:value-type="float" office:value="0.56468" calcext:value-type="float">
            <text:p>0,56468</text:p>
          </table:table-cell>
          <table:table-cell office:value-type="float" office:value="0.592071" calcext:value-type="float">
            <text:p>0,592071</text:p>
          </table:table-cell>
          <table:table-cell office:value-type="float" office:value="0.629758" calcext:value-type="float">
            <text:p>0,629758</text:p>
          </table:table-cell>
          <table:table-cell office:value-type="float" office:value="0.733606" calcext:value-type="float">
            <text:p>0,733606</text:p>
          </table:table-cell>
          <table:table-cell office:value-type="float" office:value="0.819934" calcext:value-type="float">
            <text:p>0,819934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51961" calcext:value-type="float">
            <text:p>0,55196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665" calcext:value-type="float">
            <text:p>0,000665</text:p>
          </table:table-cell>
          <table:table-cell office:value-type="float" office:value="0.329171" calcext:value-type="float">
            <text:p>0,329171</text:p>
          </table:table-cell>
          <table:table-cell office:value-type="float" office:value="0.447263" calcext:value-type="float">
            <text:p>0,447263</text:p>
          </table:table-cell>
          <table:table-cell office:value-type="float" office:value="0.515947" calcext:value-type="float">
            <text:p>0,515947</text:p>
          </table:table-cell>
          <table:table-cell office:value-type="float" office:value="0.54985" calcext:value-type="float">
            <text:p>0,54985</text:p>
          </table:table-cell>
          <table:table-cell office:value-type="float" office:value="0.563912" calcext:value-type="float">
            <text:p>0,563912</text:p>
          </table:table-cell>
          <table:table-cell office:value-type="float" office:value="0.584699" calcext:value-type="float">
            <text:p>0,584699</text:p>
          </table:table-cell>
          <table:table-cell office:value-type="float" office:value="0.606913" calcext:value-type="float">
            <text:p>0,606913</text:p>
          </table:table-cell>
          <table:table-cell office:value-type="float" office:value="0.645383" calcext:value-type="float">
            <text:p>0,645383</text:p>
          </table:table-cell>
          <table:table-cell office:value-type="float" office:value="0.735313" calcext:value-type="float">
            <text:p>0,735313</text:p>
          </table:table-cell>
          <table:table-cell office:value-type="float" office:value="0.822567" calcext:value-type="float">
            <text:p>0,822567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80102" calcext:value-type="float">
            <text:p>0,58010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301337" calcext:value-type="float">
            <text:p>0,301337</text:p>
          </table:table-cell>
          <table:table-cell office:value-type="float" office:value="0.458019" calcext:value-type="float">
            <text:p>0,458019</text:p>
          </table:table-cell>
          <table:table-cell office:value-type="float" office:value="0.530049" calcext:value-type="float">
            <text:p>0,530049</text:p>
          </table:table-cell>
          <table:table-cell office:value-type="float" office:value="0.554911" calcext:value-type="float">
            <text:p>0,554911</text:p>
          </table:table-cell>
          <table:table-cell office:value-type="float" office:value="0.571493" calcext:value-type="float">
            <text:p>0,571493</text:p>
          </table:table-cell>
          <table:table-cell office:value-type="float" office:value="0.593143" calcext:value-type="float">
            <text:p>0,593143</text:p>
          </table:table-cell>
          <table:table-cell office:value-type="float" office:value="0.612937" calcext:value-type="float">
            <text:p>0,612937</text:p>
          </table:table-cell>
          <table:table-cell office:value-type="float" office:value="0.66099" calcext:value-type="float">
            <text:p>0,66099</text:p>
          </table:table-cell>
          <table:table-cell office:value-type="float" office:value="0.755669" calcext:value-type="float">
            <text:p>0,755669</text:p>
          </table:table-cell>
          <table:table-cell office:value-type="float" office:value="0.821387" calcext:value-type="float">
            <text:p>0,821387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85993" calcext:value-type="float">
            <text:p>0,58599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78721" calcext:value-type="float">
            <text:p>0,178721</text:p>
          </table:table-cell>
          <table:table-cell office:value-type="float" office:value="0.345664" calcext:value-type="float">
            <text:p>0,345664</text:p>
          </table:table-cell>
          <table:table-cell office:value-type="float" office:value="0.438084" calcext:value-type="float">
            <text:p>0,438084</text:p>
          </table:table-cell>
          <table:table-cell office:value-type="float" office:value="0.51473" calcext:value-type="float">
            <text:p>0,51473</text:p>
          </table:table-cell>
          <table:table-cell office:value-type="float" office:value="0.547536" calcext:value-type="float">
            <text:p>0,547536</text:p>
          </table:table-cell>
          <table:table-cell office:value-type="float" office:value="0.566023" calcext:value-type="float">
            <text:p>0,566023</text:p>
          </table:table-cell>
          <table:table-cell office:value-type="float" office:value="0.586401" calcext:value-type="float">
            <text:p>0,586401</text:p>
          </table:table-cell>
          <table:table-cell office:value-type="float" office:value="0.604043" calcext:value-type="float">
            <text:p>0,604043</text:p>
          </table:table-cell>
          <table:table-cell office:value-type="float" office:value="0.640693" calcext:value-type="float">
            <text:p>0,640693</text:p>
          </table:table-cell>
          <table:table-cell office:value-type="float" office:value="0.732723" calcext:value-type="float">
            <text:p>0,732723</text:p>
          </table:table-cell>
          <table:table-cell office:value-type="float" office:value="0.820766" calcext:value-type="float">
            <text:p>0,820766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79666" calcext:value-type="float">
            <text:p>0,57966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261475" calcext:value-type="float">
            <text:p>0,261475</text:p>
          </table:table-cell>
          <table:table-cell office:value-type="float" office:value="0.419542" calcext:value-type="float">
            <text:p>0,419542</text:p>
          </table:table-cell>
          <table:table-cell office:value-type="float" office:value="0.488476" calcext:value-type="float">
            <text:p>0,488476</text:p>
          </table:table-cell>
          <table:table-cell office:value-type="float" office:value="0.539671" calcext:value-type="float">
            <text:p>0,539671</text:p>
          </table:table-cell>
          <table:table-cell office:value-type="float" office:value="0.558421" calcext:value-type="float">
            <text:p>0,558421</text:p>
          </table:table-cell>
          <table:table-cell office:value-type="float" office:value="0.579478" calcext:value-type="float">
            <text:p>0,579478</text:p>
          </table:table-cell>
          <table:table-cell office:value-type="float" office:value="0.59724" calcext:value-type="float">
            <text:p>0,59724</text:p>
          </table:table-cell>
          <table:table-cell office:value-type="float" office:value="0.620878" calcext:value-type="float">
            <text:p>0,620878</text:p>
          </table:table-cell>
          <table:table-cell office:value-type="float" office:value="0.686846" calcext:value-type="float">
            <text:p>0,686846</text:p>
          </table:table-cell>
          <table:table-cell office:value-type="float" office:value="0.805046" calcext:value-type="float">
            <text:p>0,805046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55707" calcext:value-type="float">
            <text:p>0,55570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296933" calcext:value-type="float">
            <text:p>0,296933</text:p>
          </table:table-cell>
          <table:table-cell office:value-type="float" office:value="0.43053" calcext:value-type="float">
            <text:p>0,43053</text:p>
          </table:table-cell>
          <table:table-cell office:value-type="float" office:value="0.512192" calcext:value-type="float">
            <text:p>0,512192</text:p>
          </table:table-cell>
          <table:table-cell office:value-type="float" office:value="0.549907" calcext:value-type="float">
            <text:p>0,549907</text:p>
          </table:table-cell>
          <table:table-cell office:value-type="float" office:value="0.568551" calcext:value-type="float">
            <text:p>0,568551</text:p>
          </table:table-cell>
          <table:table-cell office:value-type="float" office:value="0.586282" calcext:value-type="float">
            <text:p>0,586282</text:p>
          </table:table-cell>
          <table:table-cell office:value-type="float" office:value="0.603992" calcext:value-type="float">
            <text:p>0,603992</text:p>
          </table:table-cell>
          <table:table-cell office:value-type="float" office:value="0.638925" calcext:value-type="float">
            <text:p>0,638925</text:p>
          </table:table-cell>
          <table:table-cell office:value-type="float" office:value="0.718201" calcext:value-type="float">
            <text:p>0,718201</text:p>
          </table:table-cell>
          <table:table-cell office:value-type="float" office:value="0.812873" calcext:value-type="float">
            <text:p>0,812873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71838" calcext:value-type="float">
            <text:p>0,57183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4323" calcext:value-type="float">
            <text:p>0,124323</text:p>
          </table:table-cell>
          <table:table-cell office:value-type="float" office:value="0.379747" calcext:value-type="float">
            <text:p>0,379747</text:p>
          </table:table-cell>
          <table:table-cell office:value-type="float" office:value="0.45143" calcext:value-type="float">
            <text:p>0,45143</text:p>
          </table:table-cell>
          <table:table-cell office:value-type="float" office:value="0.52021" calcext:value-type="float">
            <text:p>0,52021</text:p>
          </table:table-cell>
          <table:table-cell office:value-type="float" office:value="0.552564" calcext:value-type="float">
            <text:p>0,552564</text:p>
          </table:table-cell>
          <table:table-cell office:value-type="float" office:value="0.571327" calcext:value-type="float">
            <text:p>0,571327</text:p>
          </table:table-cell>
          <table:table-cell office:value-type="float" office:value="0.591907" calcext:value-type="float">
            <text:p>0,591907</text:p>
          </table:table-cell>
          <table:table-cell office:value-type="float" office:value="0.609254" calcext:value-type="float">
            <text:p>0,609254</text:p>
          </table:table-cell>
          <table:table-cell office:value-type="float" office:value="0.649083" calcext:value-type="float">
            <text:p>0,649083</text:p>
          </table:table-cell>
          <table:table-cell office:value-type="float" office:value="0.732849" calcext:value-type="float">
            <text:p>0,732849</text:p>
          </table:table-cell>
          <table:table-cell office:value-type="float" office:value="0.817688" calcext:value-type="float">
            <text:p>0,81768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87606" calcext:value-type="float">
            <text:p>0,58760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60968" calcext:value-type="float">
            <text:p>0,060968</text:p>
          </table:table-cell>
          <table:table-cell office:value-type="float" office:value="0.346109" calcext:value-type="float">
            <text:p>0,346109</text:p>
          </table:table-cell>
          <table:table-cell office:value-type="float" office:value="0.447108" calcext:value-type="float">
            <text:p>0,447108</text:p>
          </table:table-cell>
          <table:table-cell office:value-type="float" office:value="0.522221" calcext:value-type="float">
            <text:p>0,522221</text:p>
          </table:table-cell>
          <table:table-cell office:value-type="float" office:value="0.553972" calcext:value-type="float">
            <text:p>0,553972</text:p>
          </table:table-cell>
          <table:table-cell office:value-type="float" office:value="0.575275" calcext:value-type="float">
            <text:p>0,575275</text:p>
          </table:table-cell>
          <table:table-cell office:value-type="float" office:value="0.598129" calcext:value-type="float">
            <text:p>0,598129</text:p>
          </table:table-cell>
          <table:table-cell office:value-type="float" office:value="0.609685" calcext:value-type="float">
            <text:p>0,609685</text:p>
          </table:table-cell>
          <table:table-cell office:value-type="float" office:value="0.663213" calcext:value-type="float">
            <text:p>0,663213</text:p>
          </table:table-cell>
          <table:table-cell office:value-type="float" office:value="0.759332" calcext:value-type="float">
            <text:p>0,759332</text:p>
          </table:table-cell>
          <table:table-cell office:value-type="float" office:value="0.826601" calcext:value-type="float">
            <text:p>0,826601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90164" calcext:value-type="float">
            <text:p>0,5901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304152" calcext:value-type="float">
            <text:p>0,304152</text:p>
          </table:table-cell>
          <table:table-cell office:value-type="float" office:value="0.447744" calcext:value-type="float">
            <text:p>0,447744</text:p>
          </table:table-cell>
          <table:table-cell office:value-type="float" office:value="0.526075" calcext:value-type="float">
            <text:p>0,526075</text:p>
          </table:table-cell>
          <table:table-cell office:value-type="float" office:value="0.552567" calcext:value-type="float">
            <text:p>0,552567</text:p>
          </table:table-cell>
          <table:table-cell office:value-type="float" office:value="0.570647" calcext:value-type="float">
            <text:p>0,570647</text:p>
          </table:table-cell>
          <table:table-cell office:value-type="float" office:value="0.59887" calcext:value-type="float">
            <text:p>0,59887</text:p>
          </table:table-cell>
          <table:table-cell office:value-type="float" office:value="0.619272" calcext:value-type="float">
            <text:p>0,619272</text:p>
          </table:table-cell>
          <table:table-cell office:value-type="float" office:value="0.669782" calcext:value-type="float">
            <text:p>0,669782</text:p>
          </table:table-cell>
          <table:table-cell office:value-type="float" office:value="0.769141" calcext:value-type="float">
            <text:p>0,769141</text:p>
          </table:table-cell>
          <table:table-cell office:value-type="float" office:value="0.829808" calcext:value-type="float">
            <text:p>0,82980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588806" calcext:value-type="float">
            <text:p>0,58880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84594" calcext:value-type="float">
            <text:p>0,284594</text:p>
          </table:table-cell>
          <table:table-cell office:value-type="float" office:value="0.383671" calcext:value-type="float">
            <text:p>0,383671</text:p>
          </table:table-cell>
          <table:table-cell office:value-type="float" office:value="0.481899" calcext:value-type="float">
            <text:p>0,481899</text:p>
          </table:table-cell>
          <table:table-cell office:value-type="float" office:value="0.544119" calcext:value-type="float">
            <text:p>0,544119</text:p>
          </table:table-cell>
          <table:table-cell office:value-type="float" office:value="0.555831" calcext:value-type="float">
            <text:p>0,555831</text:p>
          </table:table-cell>
          <table:table-cell office:value-type="float" office:value="0.575538" calcext:value-type="float">
            <text:p>0,575538</text:p>
          </table:table-cell>
          <table:table-cell office:value-type="float" office:value="0.600845" calcext:value-type="float">
            <text:p>0,600845</text:p>
          </table:table-cell>
          <table:table-cell office:value-type="float" office:value="0.620067" calcext:value-type="float">
            <text:p>0,620067</text:p>
          </table:table-cell>
          <table:table-cell office:value-type="float" office:value="0.664174" calcext:value-type="float">
            <text:p>0,664174</text:p>
          </table:table-cell>
          <table:table-cell office:value-type="float" office:value="0.764698" calcext:value-type="float">
            <text:p>0,764698</text:p>
          </table:table-cell>
          <table:table-cell office:value-type="float" office:value="0.826489" calcext:value-type="float">
            <text:p>0,826489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01733" calcext:value-type="float">
            <text:p>0,60173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343152" calcext:value-type="float">
            <text:p>0,343152</text:p>
          </table:table-cell>
          <table:table-cell office:value-type="float" office:value="0.494196" calcext:value-type="float">
            <text:p>0,494196</text:p>
          </table:table-cell>
          <table:table-cell office:value-type="float" office:value="0.548885" calcext:value-type="float">
            <text:p>0,548885</text:p>
          </table:table-cell>
          <table:table-cell office:value-type="float" office:value="0.558968" calcext:value-type="float">
            <text:p>0,558968</text:p>
          </table:table-cell>
          <table:table-cell office:value-type="float" office:value="0.583039" calcext:value-type="float">
            <text:p>0,583039</text:p>
          </table:table-cell>
          <table:table-cell office:value-type="float" office:value="0.604526" calcext:value-type="float">
            <text:p>0,604526</text:p>
          </table:table-cell>
          <table:table-cell office:value-type="float" office:value="0.629763" calcext:value-type="float">
            <text:p>0,629763</text:p>
          </table:table-cell>
          <table:table-cell office:value-type="float" office:value="0.682606" calcext:value-type="float">
            <text:p>0,682606</text:p>
          </table:table-cell>
          <table:table-cell office:value-type="float" office:value="0.777098" calcext:value-type="float">
            <text:p>0,777098</text:p>
          </table:table-cell>
          <table:table-cell office:value-type="float" office:value="0.832513" calcext:value-type="float">
            <text:p>0,832513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05475" calcext:value-type="float">
            <text:p>0,60547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349759" calcext:value-type="float">
            <text:p>0,349759</text:p>
          </table:table-cell>
          <table:table-cell office:value-type="float" office:value="0.516615" calcext:value-type="float">
            <text:p>0,516615</text:p>
          </table:table-cell>
          <table:table-cell office:value-type="float" office:value="0.551288" calcext:value-type="float">
            <text:p>0,551288</text:p>
          </table:table-cell>
          <table:table-cell office:value-type="float" office:value="0.563829" calcext:value-type="float">
            <text:p>0,563829</text:p>
          </table:table-cell>
          <table:table-cell office:value-type="float" office:value="0.592494" calcext:value-type="float">
            <text:p>0,592494</text:p>
          </table:table-cell>
          <table:table-cell office:value-type="float" office:value="0.613354" calcext:value-type="float">
            <text:p>0,613354</text:p>
          </table:table-cell>
          <table:table-cell office:value-type="float" office:value="0.641079" calcext:value-type="float">
            <text:p>0,641079</text:p>
          </table:table-cell>
          <table:table-cell office:value-type="float" office:value="0.693802" calcext:value-type="float">
            <text:p>0,693802</text:p>
          </table:table-cell>
          <table:table-cell office:value-type="float" office:value="0.7683" calcext:value-type="float">
            <text:p>0,7683</text:p>
          </table:table-cell>
          <table:table-cell office:value-type="float" office:value="0.82905" calcext:value-type="float">
            <text:p>0,82905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11957" calcext:value-type="float">
            <text:p>0,61195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84032" calcext:value-type="float">
            <text:p>0,084032</text:p>
          </table:table-cell>
          <table:table-cell office:value-type="float" office:value="0.406615" calcext:value-type="float">
            <text:p>0,406615</text:p>
          </table:table-cell>
          <table:table-cell office:value-type="float" office:value="0.52668" calcext:value-type="float">
            <text:p>0,52668</text:p>
          </table:table-cell>
          <table:table-cell office:value-type="float" office:value="0.552699" calcext:value-type="float">
            <text:p>0,552699</text:p>
          </table:table-cell>
          <table:table-cell office:value-type="float" office:value="0.578657" calcext:value-type="float">
            <text:p>0,578657</text:p>
          </table:table-cell>
          <table:table-cell office:value-type="float" office:value="0.603706" calcext:value-type="float">
            <text:p>0,603706</text:p>
          </table:table-cell>
          <table:table-cell office:value-type="float" office:value="0.625542" calcext:value-type="float">
            <text:p>0,625542</text:p>
          </table:table-cell>
          <table:table-cell office:value-type="float" office:value="0.656082" calcext:value-type="float">
            <text:p>0,656082</text:p>
          </table:table-cell>
          <table:table-cell office:value-type="float" office:value="0.716645" calcext:value-type="float">
            <text:p>0,716645</text:p>
          </table:table-cell>
          <table:table-cell office:value-type="float" office:value="0.787039" calcext:value-type="float">
            <text:p>0,787039</text:p>
          </table:table-cell>
          <table:table-cell office:value-type="float" office:value="0.834634" calcext:value-type="float">
            <text:p>0,834634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2883" calcext:value-type="float">
            <text:p>0,6288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344315" calcext:value-type="float">
            <text:p>0,344315</text:p>
          </table:table-cell>
          <table:table-cell office:value-type="float" office:value="0.521611" calcext:value-type="float">
            <text:p>0,521611</text:p>
          </table:table-cell>
          <table:table-cell office:value-type="float" office:value="0.555815" calcext:value-type="float">
            <text:p>0,555815</text:p>
          </table:table-cell>
          <table:table-cell office:value-type="float" office:value="0.586255" calcext:value-type="float">
            <text:p>0,586255</text:p>
          </table:table-cell>
          <table:table-cell office:value-type="float" office:value="0.606773" calcext:value-type="float">
            <text:p>0,606773</text:p>
          </table:table-cell>
          <table:table-cell office:value-type="float" office:value="0.632349" calcext:value-type="float">
            <text:p>0,632349</text:p>
          </table:table-cell>
          <table:table-cell office:value-type="float" office:value="0.681524" calcext:value-type="float">
            <text:p>0,681524</text:p>
          </table:table-cell>
          <table:table-cell office:value-type="float" office:value="0.758904" calcext:value-type="float">
            <text:p>0,758904</text:p>
          </table:table-cell>
          <table:table-cell office:value-type="float" office:value="0.804292" calcext:value-type="float">
            <text:p>0,804292</text:p>
          </table:table-cell>
          <table:table-cell office:value-type="float" office:value="0.835203" calcext:value-type="float">
            <text:p>0,835203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32704" calcext:value-type="float">
            <text:p>0,63270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12215" calcext:value-type="float">
            <text:p>0,112215</text:p>
          </table:table-cell>
          <table:table-cell office:value-type="float" office:value="0.409183" calcext:value-type="float">
            <text:p>0,409183</text:p>
          </table:table-cell>
          <table:table-cell office:value-type="float" office:value="0.516767" calcext:value-type="float">
            <text:p>0,516767</text:p>
          </table:table-cell>
          <table:table-cell office:value-type="float" office:value="0.55364" calcext:value-type="float">
            <text:p>0,55364</text:p>
          </table:table-cell>
          <table:table-cell office:value-type="float" office:value="0.578021" calcext:value-type="float">
            <text:p>0,578021</text:p>
          </table:table-cell>
          <table:table-cell office:value-type="float" office:value="0.606817" calcext:value-type="float">
            <text:p>0,606817</text:p>
          </table:table-cell>
          <table:table-cell office:value-type="float" office:value="0.628226" calcext:value-type="float">
            <text:p>0,628226</text:p>
          </table:table-cell>
          <table:table-cell office:value-type="float" office:value="0.669406" calcext:value-type="float">
            <text:p>0,669406</text:p>
          </table:table-cell>
          <table:table-cell office:value-type="float" office:value="0.752315" calcext:value-type="float">
            <text:p>0,752315</text:p>
          </table:table-cell>
          <table:table-cell office:value-type="float" office:value="0.805822" calcext:value-type="float">
            <text:p>0,805822</text:p>
          </table:table-cell>
          <table:table-cell office:value-type="float" office:value="0.832003" calcext:value-type="float">
            <text:p>0,832003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3522" calcext:value-type="float">
            <text:p>0,6352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320448" calcext:value-type="float">
            <text:p>0,320448</text:p>
          </table:table-cell>
          <table:table-cell office:value-type="float" office:value="0.520591" calcext:value-type="float">
            <text:p>0,520591</text:p>
          </table:table-cell>
          <table:table-cell office:value-type="float" office:value="0.559298" calcext:value-type="float">
            <text:p>0,559298</text:p>
          </table:table-cell>
          <table:table-cell office:value-type="float" office:value="0.592305" calcext:value-type="float">
            <text:p>0,592305</text:p>
          </table:table-cell>
          <table:table-cell office:value-type="float" office:value="0.618757" calcext:value-type="float">
            <text:p>0,618757</text:p>
          </table:table-cell>
          <table:table-cell office:value-type="float" office:value="0.65131" calcext:value-type="float">
            <text:p>0,65131</text:p>
          </table:table-cell>
          <table:table-cell office:value-type="float" office:value="0.728937" calcext:value-type="float">
            <text:p>0,728937</text:p>
          </table:table-cell>
          <table:table-cell office:value-type="float" office:value="0.787069" calcext:value-type="float">
            <text:p>0,787069</text:p>
          </table:table-cell>
          <table:table-cell office:value-type="float" office:value="0.813231" calcext:value-type="float">
            <text:p>0,813231</text:p>
          </table:table-cell>
          <table:table-cell office:value-type="float" office:value="0.834475" calcext:value-type="float">
            <text:p>0,834475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42642" calcext:value-type="float">
            <text:p>0,64264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73798" calcext:value-type="float">
            <text:p>0,273798</text:p>
          </table:table-cell>
          <table:table-cell office:value-type="float" office:value="0.41666" calcext:value-type="float">
            <text:p>0,41666</text:p>
          </table:table-cell>
          <table:table-cell office:value-type="float" office:value="0.526529" calcext:value-type="float">
            <text:p>0,526529</text:p>
          </table:table-cell>
          <table:table-cell office:value-type="float" office:value="0.561634" calcext:value-type="float">
            <text:p>0,561634</text:p>
          </table:table-cell>
          <table:table-cell office:value-type="float" office:value="0.592951" calcext:value-type="float">
            <text:p>0,592951</text:p>
          </table:table-cell>
          <table:table-cell office:value-type="float" office:value="0.614688" calcext:value-type="float">
            <text:p>0,614688</text:p>
          </table:table-cell>
          <table:table-cell office:value-type="float" office:value="0.643396" calcext:value-type="float">
            <text:p>0,643396</text:p>
          </table:table-cell>
          <table:table-cell office:value-type="float" office:value="0.709282" calcext:value-type="float">
            <text:p>0,709282</text:p>
          </table:table-cell>
          <table:table-cell office:value-type="float" office:value="0.787726" calcext:value-type="float">
            <text:p>0,787726</text:p>
          </table:table-cell>
          <table:table-cell office:value-type="float" office:value="0.814307" calcext:value-type="float">
            <text:p>0,814307</text:p>
          </table:table-cell>
          <table:table-cell office:value-type="float" office:value="0.832887" calcext:value-type="float">
            <text:p>0,832887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50006" calcext:value-type="float">
            <text:p>0,65000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60968" calcext:value-type="float">
            <text:p>0,060968</text:p>
          </table:table-cell>
          <table:table-cell office:value-type="float" office:value="0.407892" calcext:value-type="float">
            <text:p>0,407892</text:p>
          </table:table-cell>
          <table:table-cell office:value-type="float" office:value="0.532983" calcext:value-type="float">
            <text:p>0,532983</text:p>
          </table:table-cell>
          <table:table-cell office:value-type="float" office:value="0.561891" calcext:value-type="float">
            <text:p>0,561891</text:p>
          </table:table-cell>
          <table:table-cell office:value-type="float" office:value="0.5916" calcext:value-type="float">
            <text:p>0,5916</text:p>
          </table:table-cell>
          <table:table-cell office:value-type="float" office:value="0.612331" calcext:value-type="float">
            <text:p>0,612331</text:p>
          </table:table-cell>
          <table:table-cell office:value-type="float" office:value="0.639829" calcext:value-type="float">
            <text:p>0,639829</text:p>
          </table:table-cell>
          <table:table-cell office:value-type="float" office:value="0.692276" calcext:value-type="float">
            <text:p>0,692276</text:p>
          </table:table-cell>
          <table:table-cell office:value-type="float" office:value="0.784401" calcext:value-type="float">
            <text:p>0,784401</text:p>
          </table:table-cell>
          <table:table-cell office:value-type="float" office:value="0.814789" calcext:value-type="float">
            <text:p>0,814789</text:p>
          </table:table-cell>
          <table:table-cell office:value-type="float" office:value="0.835002" calcext:value-type="float">
            <text:p>0,835002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47299" calcext:value-type="float">
            <text:p>0,6472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44135" calcext:value-type="float">
            <text:p>0,44135</text:p>
          </table:table-cell>
          <table:table-cell office:value-type="float" office:value="0.547524" calcext:value-type="float">
            <text:p>0,547524</text:p>
          </table:table-cell>
          <table:table-cell office:value-type="float" office:value="0.575258" calcext:value-type="float">
            <text:p>0,575258</text:p>
          </table:table-cell>
          <table:table-cell office:value-type="float" office:value="0.608321" calcext:value-type="float">
            <text:p>0,608321</text:p>
          </table:table-cell>
          <table:table-cell office:value-type="float" office:value="0.628042" calcext:value-type="float">
            <text:p>0,628042</text:p>
          </table:table-cell>
          <table:table-cell office:value-type="float" office:value="0.67022" calcext:value-type="float">
            <text:p>0,67022</text:p>
          </table:table-cell>
          <table:table-cell office:value-type="float" office:value="0.753417" calcext:value-type="float">
            <text:p>0,753417</text:p>
          </table:table-cell>
          <table:table-cell office:value-type="float" office:value="0.802389" calcext:value-type="float">
            <text:p>0,802389</text:p>
          </table:table-cell>
          <table:table-cell office:value-type="float" office:value="0.819485" calcext:value-type="float">
            <text:p>0,819485</text:p>
          </table:table-cell>
          <table:table-cell office:value-type="float" office:value="0.839412" calcext:value-type="float">
            <text:p>0,839412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68542" calcext:value-type="float">
            <text:p>0,66854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427984" calcext:value-type="float">
            <text:p>0,427984</text:p>
          </table:table-cell>
          <table:table-cell office:value-type="float" office:value="0.560514" calcext:value-type="float">
            <text:p>0,560514</text:p>
          </table:table-cell>
          <table:table-cell office:value-type="float" office:value="0.600258" calcext:value-type="float">
            <text:p>0,600258</text:p>
          </table:table-cell>
          <table:table-cell office:value-type="float" office:value="0.622217" calcext:value-type="float">
            <text:p>0,622217</text:p>
          </table:table-cell>
          <table:table-cell office:value-type="float" office:value="0.649051" calcext:value-type="float">
            <text:p>0,649051</text:p>
          </table:table-cell>
          <table:table-cell office:value-type="float" office:value="0.697799" calcext:value-type="float">
            <text:p>0,697799</text:p>
          </table:table-cell>
          <table:table-cell office:value-type="float" office:value="0.775836" calcext:value-type="float">
            <text:p>0,775836</text:p>
          </table:table-cell>
          <table:table-cell office:value-type="float" office:value="0.80578" calcext:value-type="float">
            <text:p>0,80578</text:p>
          </table:table-cell>
          <table:table-cell office:value-type="float" office:value="0.820504" calcext:value-type="float">
            <text:p>0,820504</text:p>
          </table:table-cell>
          <table:table-cell office:value-type="float" office:value="0.839891" calcext:value-type="float">
            <text:p>0,839891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79983" calcext:value-type="float">
            <text:p>0,67998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394263" calcext:value-type="float">
            <text:p>0,394263</text:p>
          </table:table-cell>
          <table:table-cell office:value-type="float" office:value="0.550561" calcext:value-type="float">
            <text:p>0,550561</text:p>
          </table:table-cell>
          <table:table-cell office:value-type="float" office:value="0.600078" calcext:value-type="float">
            <text:p>0,600078</text:p>
          </table:table-cell>
          <table:table-cell office:value-type="float" office:value="0.625061" calcext:value-type="float">
            <text:p>0,625061</text:p>
          </table:table-cell>
          <table:table-cell office:value-type="float" office:value="0.65592" calcext:value-type="float">
            <text:p>0,65592</text:p>
          </table:table-cell>
          <table:table-cell office:value-type="float" office:value="0.727556" calcext:value-type="float">
            <text:p>0,727556</text:p>
          </table:table-cell>
          <table:table-cell office:value-type="float" office:value="0.780112" calcext:value-type="float">
            <text:p>0,780112</text:p>
          </table:table-cell>
          <table:table-cell office:value-type="float" office:value="0.806146" calcext:value-type="float">
            <text:p>0,806146</text:p>
          </table:table-cell>
          <table:table-cell office:value-type="float" office:value="0.821227" calcext:value-type="float">
            <text:p>0,821227</text:p>
          </table:table-cell>
          <table:table-cell office:value-type="float" office:value="0.841113" calcext:value-type="float">
            <text:p>0,841113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80204" calcext:value-type="float">
            <text:p>0,68020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437204" calcext:value-type="float">
            <text:p>0,437204</text:p>
          </table:table-cell>
          <table:table-cell office:value-type="float" office:value="0.576737" calcext:value-type="float">
            <text:p>0,576737</text:p>
          </table:table-cell>
          <table:table-cell office:value-type="float" office:value="0.61859" calcext:value-type="float">
            <text:p>0,61859</text:p>
          </table:table-cell>
          <table:table-cell office:value-type="float" office:value="0.649375" calcext:value-type="float">
            <text:p>0,649375</text:p>
          </table:table-cell>
          <table:table-cell office:value-type="float" office:value="0.690012" calcext:value-type="float">
            <text:p>0,690012</text:p>
          </table:table-cell>
          <table:table-cell office:value-type="float" office:value="0.749705" calcext:value-type="float">
            <text:p>0,749705</text:p>
          </table:table-cell>
          <table:table-cell office:value-type="float" office:value="0.786252" calcext:value-type="float">
            <text:p>0,786252</text:p>
          </table:table-cell>
          <table:table-cell office:value-type="float" office:value="0.810686" calcext:value-type="float">
            <text:p>0,810686</text:p>
          </table:table-cell>
          <table:table-cell office:value-type="float" office:value="0.825152" calcext:value-type="float">
            <text:p>0,825152</text:p>
          </table:table-cell>
          <table:table-cell office:value-type="float" office:value="0.842178" calcext:value-type="float">
            <text:p>0,84217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98589" calcext:value-type="float">
            <text:p>0,69858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0.38051" calcext:value-type="float">
            <text:p>0,38051</text:p>
          </table:table-cell>
          <table:table-cell office:value-type="float" office:value="0.565069" calcext:value-type="float">
            <text:p>0,565069</text:p>
          </table:table-cell>
          <table:table-cell office:value-type="float" office:value="0.609747" calcext:value-type="float">
            <text:p>0,609747</text:p>
          </table:table-cell>
          <table:table-cell office:value-type="float" office:value="0.645121" calcext:value-type="float">
            <text:p>0,645121</text:p>
          </table:table-cell>
          <table:table-cell office:value-type="float" office:value="0.688194" calcext:value-type="float">
            <text:p>0,688194</text:p>
          </table:table-cell>
          <table:table-cell office:value-type="float" office:value="0.746388" calcext:value-type="float">
            <text:p>0,746388</text:p>
          </table:table-cell>
          <table:table-cell office:value-type="float" office:value="0.79145" calcext:value-type="float">
            <text:p>0,79145</text:p>
          </table:table-cell>
          <table:table-cell office:value-type="float" office:value="0.81199" calcext:value-type="float">
            <text:p>0,81199</text:p>
          </table:table-cell>
          <table:table-cell office:value-type="float" office:value="0.828658" calcext:value-type="float">
            <text:p>0,828658</text:p>
          </table:table-cell>
          <table:table-cell office:value-type="float" office:value="0.842482" calcext:value-type="float">
            <text:p>0,842482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90961" calcext:value-type="float">
            <text:p>0,6909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549" calcext:value-type="float">
            <text:p>0,004549</text:p>
          </table:table-cell>
          <table:table-cell office:value-type="float" office:value="0.420103" calcext:value-type="float">
            <text:p>0,420103</text:p>
          </table:table-cell>
          <table:table-cell office:value-type="float" office:value="0.557096" calcext:value-type="float">
            <text:p>0,557096</text:p>
          </table:table-cell>
          <table:table-cell office:value-type="float" office:value="0.598829" calcext:value-type="float">
            <text:p>0,598829</text:p>
          </table:table-cell>
          <table:table-cell office:value-type="float" office:value="0.637242" calcext:value-type="float">
            <text:p>0,637242</text:p>
          </table:table-cell>
          <table:table-cell office:value-type="float" office:value="0.693402" calcext:value-type="float">
            <text:p>0,693402</text:p>
          </table:table-cell>
          <table:table-cell office:value-type="float" office:value="0.756624" calcext:value-type="float">
            <text:p>0,756624</text:p>
          </table:table-cell>
          <table:table-cell office:value-type="float" office:value="0.79671" calcext:value-type="float">
            <text:p>0,79671</text:p>
          </table:table-cell>
          <table:table-cell office:value-type="float" office:value="0.810367" calcext:value-type="float">
            <text:p>0,810367</text:p>
          </table:table-cell>
          <table:table-cell office:value-type="float" office:value="0.823311" calcext:value-type="float">
            <text:p>0,823311</text:p>
          </table:table-cell>
          <table:table-cell office:value-type="float" office:value="0.841623" calcext:value-type="float">
            <text:p>0,841623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693531" calcext:value-type="float">
            <text:p>0,69353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3749" calcext:value-type="float">
            <text:p>0,043749</text:p>
          </table:table-cell>
          <table:table-cell office:value-type="float" office:value="0.481839" calcext:value-type="float">
            <text:p>0,481839</text:p>
          </table:table-cell>
          <table:table-cell office:value-type="float" office:value="0.570131" calcext:value-type="float">
            <text:p>0,570131</text:p>
          </table:table-cell>
          <table:table-cell office:value-type="float" office:value="0.614676" calcext:value-type="float">
            <text:p>0,614676</text:p>
          </table:table-cell>
          <table:table-cell office:value-type="float" office:value="0.649019" calcext:value-type="float">
            <text:p>0,649019</text:p>
          </table:table-cell>
          <table:table-cell office:value-type="float" office:value="0.715009" calcext:value-type="float">
            <text:p>0,715009</text:p>
          </table:table-cell>
          <table:table-cell office:value-type="float" office:value="0.775937" calcext:value-type="float">
            <text:p>0,775937</text:p>
          </table:table-cell>
          <table:table-cell office:value-type="float" office:value="0.798288" calcext:value-type="float">
            <text:p>0,798288</text:p>
          </table:table-cell>
          <table:table-cell office:value-type="float" office:value="0.808781" calcext:value-type="float">
            <text:p>0,808781</text:p>
          </table:table-cell>
          <table:table-cell office:value-type="float" office:value="0.820155" calcext:value-type="float">
            <text:p>0,820155</text:p>
          </table:table-cell>
          <table:table-cell office:value-type="float" office:value="0.838572" calcext:value-type="float">
            <text:p>0,838572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07241" calcext:value-type="float">
            <text:p>0,70724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1277" calcext:value-type="float">
            <text:p>0,21277</text:p>
          </table:table-cell>
          <table:table-cell office:value-type="float" office:value="0.495255" calcext:value-type="float">
            <text:p>0,495255</text:p>
          </table:table-cell>
          <table:table-cell office:value-type="float" office:value="0.595024" calcext:value-type="float">
            <text:p>0,595024</text:p>
          </table:table-cell>
          <table:table-cell office:value-type="float" office:value="0.628424" calcext:value-type="float">
            <text:p>0,628424</text:p>
          </table:table-cell>
          <table:table-cell office:value-type="float" office:value="0.672558" calcext:value-type="float">
            <text:p>0,672558</text:p>
          </table:table-cell>
          <table:table-cell office:value-type="float" office:value="0.747719" calcext:value-type="float">
            <text:p>0,747719</text:p>
          </table:table-cell>
          <table:table-cell office:value-type="float" office:value="0.787156" calcext:value-type="float">
            <text:p>0,787156</text:p>
          </table:table-cell>
          <table:table-cell office:value-type="float" office:value="0.803404" calcext:value-type="float">
            <text:p>0,803404</text:p>
          </table:table-cell>
          <table:table-cell office:value-type="float" office:value="0.81368" calcext:value-type="float">
            <text:p>0,81368</text:p>
          </table:table-cell>
          <table:table-cell office:value-type="float" office:value="0.825852" calcext:value-type="float">
            <text:p>0,825852</text:p>
          </table:table-cell>
          <table:table-cell office:value-type="float" office:value="0.839645" calcext:value-type="float">
            <text:p>0,839645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20871" calcext:value-type="float">
            <text:p>0,72087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81384" calcext:value-type="float">
            <text:p>0,281384</text:p>
          </table:table-cell>
          <table:table-cell office:value-type="float" office:value="0.509592" calcext:value-type="float">
            <text:p>0,509592</text:p>
          </table:table-cell>
          <table:table-cell office:value-type="float" office:value="0.599371" calcext:value-type="float">
            <text:p>0,599371</text:p>
          </table:table-cell>
          <table:table-cell office:value-type="float" office:value="0.636294" calcext:value-type="float">
            <text:p>0,636294</text:p>
          </table:table-cell>
          <table:table-cell office:value-type="float" office:value="0.691512" calcext:value-type="float">
            <text:p>0,691512</text:p>
          </table:table-cell>
          <table:table-cell office:value-type="float" office:value="0.766044" calcext:value-type="float">
            <text:p>0,766044</text:p>
          </table:table-cell>
          <table:table-cell office:value-type="float" office:value="0.793061" calcext:value-type="float">
            <text:p>0,793061</text:p>
          </table:table-cell>
          <table:table-cell office:value-type="float" office:value="0.805323" calcext:value-type="float">
            <text:p>0,805323</text:p>
          </table:table-cell>
          <table:table-cell office:value-type="float" office:value="0.81392" calcext:value-type="float">
            <text:p>0,81392</text:p>
          </table:table-cell>
          <table:table-cell office:value-type="float" office:value="0.828565" calcext:value-type="float">
            <text:p>0,828565</text:p>
          </table:table-cell>
          <table:table-cell office:value-type="float" office:value="0.84082" calcext:value-type="float">
            <text:p>0,84082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2845" calcext:value-type="float">
            <text:p>0,7284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81384" calcext:value-type="float">
            <text:p>0,281384</text:p>
          </table:table-cell>
          <table:table-cell office:value-type="float" office:value="0.530546" calcext:value-type="float">
            <text:p>0,530546</text:p>
          </table:table-cell>
          <table:table-cell office:value-type="float" office:value="0.621375" calcext:value-type="float">
            <text:p>0,621375</text:p>
          </table:table-cell>
          <table:table-cell office:value-type="float" office:value="0.671298" calcext:value-type="float">
            <text:p>0,671298</text:p>
          </table:table-cell>
          <table:table-cell office:value-type="float" office:value="0.749196" calcext:value-type="float">
            <text:p>0,749196</text:p>
          </table:table-cell>
          <table:table-cell office:value-type="float" office:value="0.782672" calcext:value-type="float">
            <text:p>0,782672</text:p>
          </table:table-cell>
          <table:table-cell office:value-type="float" office:value="0.800394" calcext:value-type="float">
            <text:p>0,800394</text:p>
          </table:table-cell>
          <table:table-cell office:value-type="float" office:value="0.808097" calcext:value-type="float">
            <text:p>0,808097</text:p>
          </table:table-cell>
          <table:table-cell office:value-type="float" office:value="0.817187" calcext:value-type="float">
            <text:p>0,817187</text:p>
          </table:table-cell>
          <table:table-cell office:value-type="float" office:value="0.828469" calcext:value-type="float">
            <text:p>0,828469</text:p>
          </table:table-cell>
          <table:table-cell office:value-type="float" office:value="0.841588" calcext:value-type="float">
            <text:p>0,84158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45082" calcext:value-type="float">
            <text:p>0,7450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70608" calcext:value-type="float">
            <text:p>0,270608</text:p>
          </table:table-cell>
          <table:table-cell office:value-type="float" office:value="0.496996" calcext:value-type="float">
            <text:p>0,496996</text:p>
          </table:table-cell>
          <table:table-cell office:value-type="float" office:value="0.630273" calcext:value-type="float">
            <text:p>0,630273</text:p>
          </table:table-cell>
          <table:table-cell office:value-type="float" office:value="0.669768" calcext:value-type="float">
            <text:p>0,669768</text:p>
          </table:table-cell>
          <table:table-cell office:value-type="float" office:value="0.746652" calcext:value-type="float">
            <text:p>0,746652</text:p>
          </table:table-cell>
          <table:table-cell office:value-type="float" office:value="0.787112" calcext:value-type="float">
            <text:p>0,787112</text:p>
          </table:table-cell>
          <table:table-cell office:value-type="float" office:value="0.803171" calcext:value-type="float">
            <text:p>0,803171</text:p>
          </table:table-cell>
          <table:table-cell office:value-type="float" office:value="0.809796" calcext:value-type="float">
            <text:p>0,809796</text:p>
          </table:table-cell>
          <table:table-cell office:value-type="float" office:value="0.819789" calcext:value-type="float">
            <text:p>0,819789</text:p>
          </table:table-cell>
          <table:table-cell office:value-type="float" office:value="0.830225" calcext:value-type="float">
            <text:p>0,830225</text:p>
          </table:table-cell>
          <table:table-cell office:value-type="float" office:value="0.840808" calcext:value-type="float">
            <text:p>0,84080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43459" calcext:value-type="float">
            <text:p>0,74345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19159" calcext:value-type="float">
            <text:p>0,119159</text:p>
          </table:table-cell>
          <table:table-cell office:value-type="float" office:value="0.494402" calcext:value-type="float">
            <text:p>0,494402</text:p>
          </table:table-cell>
          <table:table-cell office:value-type="float" office:value="0.635323" calcext:value-type="float">
            <text:p>0,635323</text:p>
          </table:table-cell>
          <table:table-cell office:value-type="float" office:value="0.692099" calcext:value-type="float">
            <text:p>0,692099</text:p>
          </table:table-cell>
          <table:table-cell office:value-type="float" office:value="0.754635" calcext:value-type="float">
            <text:p>0,754635</text:p>
          </table:table-cell>
          <table:table-cell office:value-type="float" office:value="0.790481" calcext:value-type="float">
            <text:p>0,790481</text:p>
          </table:table-cell>
          <table:table-cell office:value-type="float" office:value="0.806018" calcext:value-type="float">
            <text:p>0,806018</text:p>
          </table:table-cell>
          <table:table-cell office:value-type="float" office:value="0.813047" calcext:value-type="float">
            <text:p>0,813047</text:p>
          </table:table-cell>
          <table:table-cell office:value-type="float" office:value="0.820809" calcext:value-type="float">
            <text:p>0,820809</text:p>
          </table:table-cell>
          <table:table-cell office:value-type="float" office:value="0.831676" calcext:value-type="float">
            <text:p>0,831676</text:p>
          </table:table-cell>
          <table:table-cell office:value-type="float" office:value="0.84278" calcext:value-type="float">
            <text:p>0,8427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48127" calcext:value-type="float">
            <text:p>0,74812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0.443889" calcext:value-type="float">
            <text:p>0,443889</text:p>
          </table:table-cell>
          <table:table-cell office:value-type="float" office:value="0.622154" calcext:value-type="float">
            <text:p>0,622154</text:p>
          </table:table-cell>
          <table:table-cell office:value-type="float" office:value="0.670356" calcext:value-type="float">
            <text:p>0,670356</text:p>
          </table:table-cell>
          <table:table-cell office:value-type="float" office:value="0.731097" calcext:value-type="float">
            <text:p>0,731097</text:p>
          </table:table-cell>
          <table:table-cell office:value-type="float" office:value="0.779627" calcext:value-type="float">
            <text:p>0,779627</text:p>
          </table:table-cell>
          <table:table-cell office:value-type="float" office:value="0.801447" calcext:value-type="float">
            <text:p>0,801447</text:p>
          </table:table-cell>
          <table:table-cell office:value-type="float" office:value="0.810672" calcext:value-type="float">
            <text:p>0,810672</text:p>
          </table:table-cell>
          <table:table-cell office:value-type="float" office:value="0.820389" calcext:value-type="float">
            <text:p>0,820389</text:p>
          </table:table-cell>
          <table:table-cell office:value-type="float" office:value="0.828264" calcext:value-type="float">
            <text:p>0,828264</text:p>
          </table:table-cell>
          <table:table-cell office:value-type="float" office:value="0.843189" calcext:value-type="float">
            <text:p>0,843189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35108" calcext:value-type="float">
            <text:p>0,73510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50403" calcext:value-type="float">
            <text:p>0,250403</text:p>
          </table:table-cell>
          <table:table-cell office:value-type="float" office:value="0.528062" calcext:value-type="float">
            <text:p>0,528062</text:p>
          </table:table-cell>
          <table:table-cell office:value-type="float" office:value="0.658468" calcext:value-type="float">
            <text:p>0,658468</text:p>
          </table:table-cell>
          <table:table-cell office:value-type="float" office:value="0.742352" calcext:value-type="float">
            <text:p>0,742352</text:p>
          </table:table-cell>
          <table:table-cell office:value-type="float" office:value="0.783754" calcext:value-type="float">
            <text:p>0,783754</text:p>
          </table:table-cell>
          <table:table-cell office:value-type="float" office:value="0.79899" calcext:value-type="float">
            <text:p>0,79899</text:p>
          </table:table-cell>
          <table:table-cell office:value-type="float" office:value="0.808415" calcext:value-type="float">
            <text:p>0,808415</text:p>
          </table:table-cell>
          <table:table-cell office:value-type="float" office:value="0.816074" calcext:value-type="float">
            <text:p>0,816074</text:p>
          </table:table-cell>
          <table:table-cell office:value-type="float" office:value="0.821341" calcext:value-type="float">
            <text:p>0,821341</text:p>
          </table:table-cell>
          <table:table-cell office:value-type="float" office:value="0.831863" calcext:value-type="float">
            <text:p>0,831863</text:p>
          </table:table-cell>
          <table:table-cell office:value-type="float" office:value="0.844921" calcext:value-type="float">
            <text:p>0,844921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63424" calcext:value-type="float">
            <text:p>0,76342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0.435891" calcext:value-type="float">
            <text:p>0,435891</text:p>
          </table:table-cell>
          <table:table-cell office:value-type="float" office:value="0.645054" calcext:value-type="float">
            <text:p>0,645054</text:p>
          </table:table-cell>
          <table:table-cell office:value-type="float" office:value="0.715382" calcext:value-type="float">
            <text:p>0,715382</text:p>
          </table:table-cell>
          <table:table-cell office:value-type="float" office:value="0.772803" calcext:value-type="float">
            <text:p>0,772803</text:p>
          </table:table-cell>
          <table:table-cell office:value-type="float" office:value="0.796054" calcext:value-type="float">
            <text:p>0,796054</text:p>
          </table:table-cell>
          <table:table-cell office:value-type="float" office:value="0.808571" calcext:value-type="float">
            <text:p>0,808571</text:p>
          </table:table-cell>
          <table:table-cell office:value-type="float" office:value="0.819061" calcext:value-type="float">
            <text:p>0,819061</text:p>
          </table:table-cell>
          <table:table-cell office:value-type="float" office:value="0.822152" calcext:value-type="float">
            <text:p>0,822152</text:p>
          </table:table-cell>
          <table:table-cell office:value-type="float" office:value="0.834034" calcext:value-type="float">
            <text:p>0,834034</text:p>
          </table:table-cell>
          <table:table-cell office:value-type="float" office:value="0.843368" calcext:value-type="float">
            <text:p>0,843368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49237" calcext:value-type="float">
            <text:p>0,74923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51603" calcext:value-type="float">
            <text:p>0,151603</text:p>
          </table:table-cell>
          <table:table-cell office:value-type="float" office:value="0.497484" calcext:value-type="float">
            <text:p>0,497484</text:p>
          </table:table-cell>
          <table:table-cell office:value-type="float" office:value="0.643242" calcext:value-type="float">
            <text:p>0,643242</text:p>
          </table:table-cell>
          <table:table-cell office:value-type="float" office:value="0.719529" calcext:value-type="float">
            <text:p>0,719529</text:p>
          </table:table-cell>
          <table:table-cell office:value-type="float" office:value="0.780359" calcext:value-type="float">
            <text:p>0,780359</text:p>
          </table:table-cell>
          <table:table-cell office:value-type="float" office:value="0.79703" calcext:value-type="float">
            <text:p>0,79703</text:p>
          </table:table-cell>
          <table:table-cell office:value-type="float" office:value="0.808558" calcext:value-type="float">
            <text:p>0,808558</text:p>
          </table:table-cell>
          <table:table-cell office:value-type="float" office:value="0.817413" calcext:value-type="float">
            <text:p>0,817413</text:p>
          </table:table-cell>
          <table:table-cell office:value-type="float" office:value="0.821884" calcext:value-type="float">
            <text:p>0,821884</text:p>
          </table:table-cell>
          <table:table-cell office:value-type="float" office:value="0.832915" calcext:value-type="float">
            <text:p>0,832915</text:p>
          </table:table-cell>
          <table:table-cell office:value-type="float" office:value="0.84227" calcext:value-type="float">
            <text:p>0,84227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56068" calcext:value-type="float">
            <text:p>0,75606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87466" calcext:value-type="float">
            <text:p>0,187466</text:p>
          </table:table-cell>
          <table:table-cell office:value-type="float" office:value="0.464849" calcext:value-type="float">
            <text:p>0,464849</text:p>
          </table:table-cell>
          <table:table-cell office:value-type="float" office:value="0.624303" calcext:value-type="float">
            <text:p>0,624303</text:p>
          </table:table-cell>
          <table:table-cell office:value-type="float" office:value="0.682349" calcext:value-type="float">
            <text:p>0,682349</text:p>
          </table:table-cell>
          <table:table-cell office:value-type="float" office:value="0.772965" calcext:value-type="float">
            <text:p>0,772965</text:p>
          </table:table-cell>
          <table:table-cell office:value-type="float" office:value="0.795135" calcext:value-type="float">
            <text:p>0,795135</text:p>
          </table:table-cell>
          <table:table-cell office:value-type="float" office:value="0.809366" calcext:value-type="float">
            <text:p>0,809366</text:p>
          </table:table-cell>
          <table:table-cell office:value-type="float" office:value="0.819071" calcext:value-type="float">
            <text:p>0,819071</text:p>
          </table:table-cell>
          <table:table-cell office:value-type="float" office:value="0.822127" calcext:value-type="float">
            <text:p>0,822127</text:p>
          </table:table-cell>
          <table:table-cell office:value-type="float" office:value="0.832278" calcext:value-type="float">
            <text:p>0,832278</text:p>
          </table:table-cell>
          <table:table-cell office:value-type="float" office:value="0.843459" calcext:value-type="float">
            <text:p>0,843459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4659" calcext:value-type="float">
            <text:p>0,7465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96687" calcext:value-type="float">
            <text:p>0,096687</text:p>
          </table:table-cell>
          <table:table-cell office:value-type="float" office:value="0.45445" calcext:value-type="float">
            <text:p>0,45445</text:p>
          </table:table-cell>
          <table:table-cell office:value-type="float" office:value="0.641111" calcext:value-type="float">
            <text:p>0,641111</text:p>
          </table:table-cell>
          <table:table-cell office:value-type="float" office:value="0.698082" calcext:value-type="float">
            <text:p>0,698082</text:p>
          </table:table-cell>
          <table:table-cell office:value-type="float" office:value="0.774291" calcext:value-type="float">
            <text:p>0,774291</text:p>
          </table:table-cell>
          <table:table-cell office:value-type="float" office:value="0.797354" calcext:value-type="float">
            <text:p>0,797354</text:p>
          </table:table-cell>
          <table:table-cell office:value-type="float" office:value="0.809547" calcext:value-type="float">
            <text:p>0,809547</text:p>
          </table:table-cell>
          <table:table-cell office:value-type="float" office:value="0.819362" calcext:value-type="float">
            <text:p>0,819362</text:p>
          </table:table-cell>
          <table:table-cell office:value-type="float" office:value="0.822212" calcext:value-type="float">
            <text:p>0,822212</text:p>
          </table:table-cell>
          <table:table-cell office:value-type="float" office:value="0.831857" calcext:value-type="float">
            <text:p>0,831857</text:p>
          </table:table-cell>
          <table:table-cell office:value-type="float" office:value="0.84482" calcext:value-type="float">
            <text:p>0,84482</text:p>
          </table:table-cell>
          <table:table-cell office:value-type="float" office:value="0.851811" calcext:value-type="float">
            <text:p>0,851811</text:p>
          </table:table-cell>
          <table:table-cell office:value-type="float" office:value="0.749309" calcext:value-type="float">
            <text:p>0,74930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6687" calcext:value-type="float">
            <text:p>0,096687</text:p>
          </table:table-cell>
          <table:table-cell office:value-type="float" office:value="0.467413" calcext:value-type="float">
            <text:p>0,467413</text:p>
          </table:table-cell>
          <table:table-cell office:value-type="float" office:value="0.630829" calcext:value-type="float">
            <text:p>0,630829</text:p>
          </table:table-cell>
          <table:table-cell office:value-type="float" office:value="0.705586" calcext:value-type="float">
            <text:p>0,705586</text:p>
          </table:table-cell>
          <table:table-cell office:value-type="float" office:value="0.78207" calcext:value-type="float">
            <text:p>0,78207</text:p>
          </table:table-cell>
          <table:table-cell office:value-type="float" office:value="0.799747" calcext:value-type="float">
            <text:p>0,799747</text:p>
          </table:table-cell>
          <table:table-cell office:value-type="float" office:value="0.809543" calcext:value-type="float">
            <text:p>0,809543</text:p>
          </table:table-cell>
          <table:table-cell office:value-type="float" office:value="0.819304" calcext:value-type="float">
            <text:p>0,819304</text:p>
          </table:table-cell>
          <table:table-cell office:value-type="float" office:value="0.822584" calcext:value-type="float">
            <text:p>0,822584</text:p>
          </table:table-cell>
          <table:table-cell office:value-type="float" office:value="0.830281" calcext:value-type="float">
            <text:p>0,830281</text:p>
          </table:table-cell>
          <table:table-cell office:value-type="float" office:value="0.843217" calcext:value-type="float">
            <text:p>0,843217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51057" calcext:value-type="float">
            <text:p>0,75105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96687" calcext:value-type="float">
            <text:p>0,096687</text:p>
          </table:table-cell>
          <table:table-cell office:value-type="float" office:value="0.482574" calcext:value-type="float">
            <text:p>0,482574</text:p>
          </table:table-cell>
          <table:table-cell office:value-type="float" office:value="0.661364" calcext:value-type="float">
            <text:p>0,661364</text:p>
          </table:table-cell>
          <table:table-cell office:value-type="float" office:value="0.757435" calcext:value-type="float">
            <text:p>0,757435</text:p>
          </table:table-cell>
          <table:table-cell office:value-type="float" office:value="0.791871" calcext:value-type="float">
            <text:p>0,791871</text:p>
          </table:table-cell>
          <table:table-cell office:value-type="float" office:value="0.800435" calcext:value-type="float">
            <text:p>0,800435</text:p>
          </table:table-cell>
          <table:table-cell office:value-type="float" office:value="0.809081" calcext:value-type="float">
            <text:p>0,809081</text:p>
          </table:table-cell>
          <table:table-cell office:value-type="float" office:value="0.818301" calcext:value-type="float">
            <text:p>0,818301</text:p>
          </table:table-cell>
          <table:table-cell office:value-type="float" office:value="0.822577" calcext:value-type="float">
            <text:p>0,822577</text:p>
          </table:table-cell>
          <table:table-cell office:value-type="float" office:value="0.832896" calcext:value-type="float">
            <text:p>0,832896</text:p>
          </table:table-cell>
          <table:table-cell office:value-type="float" office:value="0.842344" calcext:value-type="float">
            <text:p>0,842344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61888" calcext:value-type="float">
            <text:p>0,76188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6687" calcext:value-type="float">
            <text:p>0,096687</text:p>
          </table:table-cell>
          <table:table-cell office:value-type="float" office:value="0.457959" calcext:value-type="float">
            <text:p>0,457959</text:p>
          </table:table-cell>
          <table:table-cell office:value-type="float" office:value="0.64125" calcext:value-type="float">
            <text:p>0,64125</text:p>
          </table:table-cell>
          <table:table-cell office:value-type="float" office:value="0.732331" calcext:value-type="float">
            <text:p>0,732331</text:p>
          </table:table-cell>
          <table:table-cell office:value-type="float" office:value="0.786293" calcext:value-type="float">
            <text:p>0,786293</text:p>
          </table:table-cell>
          <table:table-cell office:value-type="float" office:value="0.799821" calcext:value-type="float">
            <text:p>0,799821</text:p>
          </table:table-cell>
          <table:table-cell office:value-type="float" office:value="0.809011" calcext:value-type="float">
            <text:p>0,809011</text:p>
          </table:table-cell>
          <table:table-cell office:value-type="float" office:value="0.81837" calcext:value-type="float">
            <text:p>0,81837</text:p>
          </table:table-cell>
          <table:table-cell office:value-type="float" office:value="0.822079" calcext:value-type="float">
            <text:p>0,822079</text:p>
          </table:table-cell>
          <table:table-cell office:value-type="float" office:value="0.829888" calcext:value-type="float">
            <text:p>0,829888</text:p>
          </table:table-cell>
          <table:table-cell office:value-type="float" office:value="0.843296" calcext:value-type="float">
            <text:p>0,843296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5403" calcext:value-type="float">
            <text:p>0,7540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0.392124" calcext:value-type="float">
            <text:p>0,392124</text:p>
          </table:table-cell>
          <table:table-cell office:value-type="float" office:value="0.64395" calcext:value-type="float">
            <text:p>0,64395</text:p>
          </table:table-cell>
          <table:table-cell office:value-type="float" office:value="0.72839" calcext:value-type="float">
            <text:p>0,72839</text:p>
          </table:table-cell>
          <table:table-cell office:value-type="float" office:value="0.784547" calcext:value-type="float">
            <text:p>0,784547</text:p>
          </table:table-cell>
          <table:table-cell office:value-type="float" office:value="0.79798" calcext:value-type="float">
            <text:p>0,79798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761" calcext:value-type="float">
            <text:p>0,81761</text:p>
          </table:table-cell>
          <table:table-cell office:value-type="float" office:value="0.821341" calcext:value-type="float">
            <text:p>0,821341</text:p>
          </table:table-cell>
          <table:table-cell office:value-type="float" office:value="0.829221" calcext:value-type="float">
            <text:p>0,829221</text:p>
          </table:table-cell>
          <table:table-cell office:value-type="float" office:value="0.843711" calcext:value-type="float">
            <text:p>0,843711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46687" calcext:value-type="float">
            <text:p>0,74668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.45539" calcext:value-type="float">
            <text:p>0,45539</text:p>
          </table:table-cell>
          <table:table-cell office:value-type="float" office:value="0.679896" calcext:value-type="float">
            <text:p>0,679896</text:p>
          </table:table-cell>
          <table:table-cell office:value-type="float" office:value="0.759722" calcext:value-type="float">
            <text:p>0,759722</text:p>
          </table:table-cell>
          <table:table-cell office:value-type="float" office:value="0.793138" calcext:value-type="float">
            <text:p>0,793138</text:p>
          </table:table-cell>
          <table:table-cell office:value-type="float" office:value="0.802664" calcext:value-type="float">
            <text:p>0,802664</text:p>
          </table:table-cell>
          <table:table-cell office:value-type="float" office:value="0.81219" calcext:value-type="float">
            <text:p>0,81219</text:p>
          </table:table-cell>
          <table:table-cell office:value-type="float" office:value="0.820188" calcext:value-type="float">
            <text:p>0,820188</text:p>
          </table:table-cell>
          <table:table-cell office:value-type="float" office:value="0.822185" calcext:value-type="float">
            <text:p>0,822185</text:p>
          </table:table-cell>
          <table:table-cell office:value-type="float" office:value="0.834024" calcext:value-type="float">
            <text:p>0,834024</text:p>
          </table:table-cell>
          <table:table-cell office:value-type="float" office:value="0.845383" calcext:value-type="float">
            <text:p>0,845383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62478" calcext:value-type="float">
            <text:p>0,76247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63975" calcext:value-type="float">
            <text:p>0,463975</text:p>
          </table:table-cell>
          <table:table-cell office:value-type="float" office:value="0.588775" calcext:value-type="float">
            <text:p>0,588775</text:p>
          </table:table-cell>
          <table:table-cell office:value-type="float" office:value="0.707205" calcext:value-type="float">
            <text:p>0,707205</text:p>
          </table:table-cell>
          <table:table-cell office:value-type="float" office:value="0.775523" calcext:value-type="float">
            <text:p>0,775523</text:p>
          </table:table-cell>
          <table:table-cell office:value-type="float" office:value="0.79761" calcext:value-type="float">
            <text:p>0,79761</text:p>
          </table:table-cell>
          <table:table-cell office:value-type="float" office:value="0.808174" calcext:value-type="float">
            <text:p>0,808174</text:p>
          </table:table-cell>
          <table:table-cell office:value-type="float" office:value="0.814934" calcext:value-type="float">
            <text:p>0,814934</text:p>
          </table:table-cell>
          <table:table-cell office:value-type="float" office:value="0.820938" calcext:value-type="float">
            <text:p>0,820938</text:p>
          </table:table-cell>
          <table:table-cell office:value-type="float" office:value="0.823399" calcext:value-type="float">
            <text:p>0,823399</text:p>
          </table:table-cell>
          <table:table-cell office:value-type="float" office:value="0.835599" calcext:value-type="float">
            <text:p>0,835599</text:p>
          </table:table-cell>
          <table:table-cell office:value-type="float" office:value="0.84419" calcext:value-type="float">
            <text:p>0,84419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81635" calcext:value-type="float">
            <text:p>0,78163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.531084" calcext:value-type="float">
            <text:p>0,531084</text:p>
          </table:table-cell>
          <table:table-cell office:value-type="float" office:value="0.708086" calcext:value-type="float">
            <text:p>0,708086</text:p>
          </table:table-cell>
          <table:table-cell office:value-type="float" office:value="0.776359" calcext:value-type="float">
            <text:p>0,776359</text:p>
          </table:table-cell>
          <table:table-cell office:value-type="float" office:value="0.795973" calcext:value-type="float">
            <text:p>0,795973</text:p>
          </table:table-cell>
          <table:table-cell office:value-type="float" office:value="0.80655" calcext:value-type="float">
            <text:p>0,80655</text:p>
          </table:table-cell>
          <table:table-cell office:value-type="float" office:value="0.814465" calcext:value-type="float">
            <text:p>0,814465</text:p>
          </table:table-cell>
          <table:table-cell office:value-type="float" office:value="0.820813" calcext:value-type="float">
            <text:p>0,820813</text:p>
          </table:table-cell>
          <table:table-cell office:value-type="float" office:value="0.823067" calcext:value-type="float">
            <text:p>0,823067</text:p>
          </table:table-cell>
          <table:table-cell office:value-type="float" office:value="0.836084" calcext:value-type="float">
            <text:p>0,836084</text:p>
          </table:table-cell>
          <table:table-cell office:value-type="float" office:value="0.844542" calcext:value-type="float">
            <text:p>0,844542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75702" calcext:value-type="float">
            <text:p>0,77570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85849" calcext:value-type="float">
            <text:p>0,285849</text:p>
          </table:table-cell>
          <table:table-cell office:value-type="float" office:value="0.536946" calcext:value-type="float">
            <text:p>0,536946</text:p>
          </table:table-cell>
          <table:table-cell office:value-type="float" office:value="0.682919" calcext:value-type="float">
            <text:p>0,682919</text:p>
          </table:table-cell>
          <table:table-cell office:value-type="float" office:value="0.768543" calcext:value-type="float">
            <text:p>0,768543</text:p>
          </table:table-cell>
          <table:table-cell office:value-type="float" office:value="0.793141" calcext:value-type="float">
            <text:p>0,793141</text:p>
          </table:table-cell>
          <table:table-cell office:value-type="float" office:value="0.806333" calcext:value-type="float">
            <text:p>0,806333</text:p>
          </table:table-cell>
          <table:table-cell office:value-type="float" office:value="0.812471" calcext:value-type="float">
            <text:p>0,812471</text:p>
          </table:table-cell>
          <table:table-cell office:value-type="float" office:value="0.820267" calcext:value-type="float">
            <text:p>0,820267</text:p>
          </table:table-cell>
          <table:table-cell office:value-type="float" office:value="0.821807" calcext:value-type="float">
            <text:p>0,821807</text:p>
          </table:table-cell>
          <table:table-cell office:value-type="float" office:value="0.833062" calcext:value-type="float">
            <text:p>0,833062</text:p>
          </table:table-cell>
          <table:table-cell office:value-type="float" office:value="0.84365" calcext:value-type="float">
            <text:p>0,84365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71914" calcext:value-type="float">
            <text:p>0,77191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12361" calcext:value-type="float">
            <text:p>0,212361</text:p>
          </table:table-cell>
          <table:table-cell office:value-type="float" office:value="0.597755" calcext:value-type="float">
            <text:p>0,597755</text:p>
          </table:table-cell>
          <table:table-cell office:value-type="float" office:value="0.752324" calcext:value-type="float">
            <text:p>0,752324</text:p>
          </table:table-cell>
          <table:table-cell office:value-type="float" office:value="0.791718" calcext:value-type="float">
            <text:p>0,791718</text:p>
          </table:table-cell>
          <table:table-cell office:value-type="float" office:value="0.801203" calcext:value-type="float">
            <text:p>0,801203</text:p>
          </table:table-cell>
          <table:table-cell office:value-type="float" office:value="0.809619" calcext:value-type="float">
            <text:p>0,809619</text:p>
          </table:table-cell>
          <table:table-cell office:value-type="float" office:value="0.816555" calcext:value-type="float">
            <text:p>0,816555</text:p>
          </table:table-cell>
          <table:table-cell office:value-type="float" office:value="0.821137" calcext:value-type="float">
            <text:p>0,821137</text:p>
          </table:table-cell>
          <table:table-cell office:value-type="float" office:value="0.82454" calcext:value-type="float">
            <text:p>0,82454</text:p>
          </table:table-cell>
          <table:table-cell office:value-type="float" office:value="0.836519" calcext:value-type="float">
            <text:p>0,836519</text:p>
          </table:table-cell>
          <table:table-cell office:value-type="float" office:value="0.845246" calcext:value-type="float">
            <text:p>0,845246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89661" calcext:value-type="float">
            <text:p>0,78966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54288" calcext:value-type="float">
            <text:p>0,454288</text:p>
          </table:table-cell>
          <table:table-cell office:value-type="float" office:value="0.655711" calcext:value-type="float">
            <text:p>0,655711</text:p>
          </table:table-cell>
          <table:table-cell office:value-type="float" office:value="0.776786" calcext:value-type="float">
            <text:p>0,776786</text:p>
          </table:table-cell>
          <table:table-cell office:value-type="float" office:value="0.797442" calcext:value-type="float">
            <text:p>0,797442</text:p>
          </table:table-cell>
          <table:table-cell office:value-type="float" office:value="0.807831" calcext:value-type="float">
            <text:p>0,807831</text:p>
          </table:table-cell>
          <table:table-cell office:value-type="float" office:value="0.812364" calcext:value-type="float">
            <text:p>0,812364</text:p>
          </table:table-cell>
          <table:table-cell office:value-type="float" office:value="0.820301" calcext:value-type="float">
            <text:p>0,820301</text:p>
          </table:table-cell>
          <table:table-cell office:value-type="float" office:value="0.822022" calcext:value-type="float">
            <text:p>0,822022</text:p>
          </table:table-cell>
          <table:table-cell office:value-type="float" office:value="0.828473" calcext:value-type="float">
            <text:p>0,828473</text:p>
          </table:table-cell>
          <table:table-cell office:value-type="float" office:value="0.837408" calcext:value-type="float">
            <text:p>0,837408</text:p>
          </table:table-cell>
          <table:table-cell office:value-type="float" office:value="0.843264" calcext:value-type="float">
            <text:p>0,843264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80016" calcext:value-type="float">
            <text:p>0,800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29002" calcext:value-type="float">
            <text:p>0,429002</text:p>
          </table:table-cell>
          <table:table-cell office:value-type="float" office:value="0.631434" calcext:value-type="float">
            <text:p>0,631434</text:p>
          </table:table-cell>
          <table:table-cell office:value-type="float" office:value="0.752221" calcext:value-type="float">
            <text:p>0,752221</text:p>
          </table:table-cell>
          <table:table-cell office:value-type="float" office:value="0.795487" calcext:value-type="float">
            <text:p>0,795487</text:p>
          </table:table-cell>
          <table:table-cell office:value-type="float" office:value="0.807131" calcext:value-type="float">
            <text:p>0,807131</text:p>
          </table:table-cell>
          <table:table-cell office:value-type="float" office:value="0.811918" calcext:value-type="float">
            <text:p>0,811918</text:p>
          </table:table-cell>
          <table:table-cell office:value-type="float" office:value="0.819834" calcext:value-type="float">
            <text:p>0,819834</text:p>
          </table:table-cell>
          <table:table-cell office:value-type="float" office:value="0.821656" calcext:value-type="float">
            <text:p>0,821656</text:p>
          </table:table-cell>
          <table:table-cell office:value-type="float" office:value="0.827436" calcext:value-type="float">
            <text:p>0,827436</text:p>
          </table:table-cell>
          <table:table-cell office:value-type="float" office:value="0.837916" calcext:value-type="float">
            <text:p>0,837916</text:p>
          </table:table-cell>
          <table:table-cell office:value-type="float" office:value="0.843368" calcext:value-type="float">
            <text:p>0,843368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9484" calcext:value-type="float">
            <text:p>0,7948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82482" calcext:value-type="float">
            <text:p>0,282482</text:p>
          </table:table-cell>
          <table:table-cell office:value-type="float" office:value="0.61943" calcext:value-type="float">
            <text:p>0,61943</text:p>
          </table:table-cell>
          <table:table-cell office:value-type="float" office:value="0.774444" calcext:value-type="float">
            <text:p>0,774444</text:p>
          </table:table-cell>
          <table:table-cell office:value-type="float" office:value="0.800986" calcext:value-type="float">
            <text:p>0,800986</text:p>
          </table:table-cell>
          <table:table-cell office:value-type="float" office:value="0.809645" calcext:value-type="float">
            <text:p>0,809645</text:p>
          </table:table-cell>
          <table:table-cell office:value-type="float" office:value="0.813938" calcext:value-type="float">
            <text:p>0,813938</text:p>
          </table:table-cell>
          <table:table-cell office:value-type="float" office:value="0.820277" calcext:value-type="float">
            <text:p>0,820277</text:p>
          </table:table-cell>
          <table:table-cell office:value-type="float" office:value="0.821572" calcext:value-type="float">
            <text:p>0,821572</text:p>
          </table:table-cell>
          <table:table-cell office:value-type="float" office:value="0.826495" calcext:value-type="float">
            <text:p>0,826495</text:p>
          </table:table-cell>
          <table:table-cell office:value-type="float" office:value="0.837752" calcext:value-type="float">
            <text:p>0,837752</text:p>
          </table:table-cell>
          <table:table-cell office:value-type="float" office:value="0.844222" calcext:value-type="float">
            <text:p>0,844222</text:p>
          </table:table-cell>
          <table:table-cell office:value-type="float" office:value="0.855146" calcext:value-type="float">
            <text:p>0,855146</text:p>
          </table:table-cell>
          <table:table-cell office:value-type="float" office:value="0.796876" calcext:value-type="float">
            <text:p>0,79687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29002" calcext:value-type="float">
            <text:p>0,429002</text:p>
          </table:table-cell>
          <table:table-cell office:value-type="float" office:value="0.610849" calcext:value-type="float">
            <text:p>0,610849</text:p>
          </table:table-cell>
          <table:table-cell office:value-type="float" office:value="0.764931" calcext:value-type="float">
            <text:p>0,764931</text:p>
          </table:table-cell>
          <table:table-cell office:value-type="float" office:value="0.799607" calcext:value-type="float">
            <text:p>0,799607</text:p>
          </table:table-cell>
          <table:table-cell office:value-type="float" office:value="0.809355" calcext:value-type="float">
            <text:p>0,809355</text:p>
          </table:table-cell>
          <table:table-cell office:value-type="float" office:value="0.815263" calcext:value-type="float">
            <text:p>0,815263</text:p>
          </table:table-cell>
          <table:table-cell office:value-type="float" office:value="0.820754" calcext:value-type="float">
            <text:p>0,820754</text:p>
          </table:table-cell>
          <table:table-cell office:value-type="float" office:value="0.822128" calcext:value-type="float">
            <text:p>0,822128</text:p>
          </table:table-cell>
          <table:table-cell office:value-type="float" office:value="0.833896" calcext:value-type="float">
            <text:p>0,833896</text:p>
          </table:table-cell>
          <table:table-cell office:value-type="float" office:value="0.838034" calcext:value-type="float">
            <text:p>0,838034</text:p>
          </table:table-cell>
          <table:table-cell office:value-type="float" office:value="0.846923" calcext:value-type="float">
            <text:p>0,84692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6174" calcext:value-type="float">
            <text:p>0,7961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89861" calcext:value-type="float">
            <text:p>0,289861</text:p>
          </table:table-cell>
          <table:table-cell office:value-type="float" office:value="0.58605" calcext:value-type="float">
            <text:p>0,58605</text:p>
          </table:table-cell>
          <table:table-cell office:value-type="float" office:value="0.753822" calcext:value-type="float">
            <text:p>0,753822</text:p>
          </table:table-cell>
          <table:table-cell office:value-type="float" office:value="0.793192" calcext:value-type="float">
            <text:p>0,793192</text:p>
          </table:table-cell>
          <table:table-cell office:value-type="float" office:value="0.805494" calcext:value-type="float">
            <text:p>0,805494</text:p>
          </table:table-cell>
          <table:table-cell office:value-type="float" office:value="0.810981" calcext:value-type="float">
            <text:p>0,810981</text:p>
          </table:table-cell>
          <table:table-cell office:value-type="float" office:value="0.819992" calcext:value-type="float">
            <text:p>0,819992</text:p>
          </table:table-cell>
          <table:table-cell office:value-type="float" office:value="0.821457" calcext:value-type="float">
            <text:p>0,821457</text:p>
          </table:table-cell>
          <table:table-cell office:value-type="float" office:value="0.828157" calcext:value-type="float">
            <text:p>0,828157</text:p>
          </table:table-cell>
          <table:table-cell office:value-type="float" office:value="0.837901" calcext:value-type="float">
            <text:p>0,837901</text:p>
          </table:table-cell>
          <table:table-cell office:value-type="float" office:value="0.847226" calcext:value-type="float">
            <text:p>0,847226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427" calcext:value-type="float">
            <text:p>0,79042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54288" calcext:value-type="float">
            <text:p>0,454288</text:p>
          </table:table-cell>
          <table:table-cell office:value-type="float" office:value="0.664557" calcext:value-type="float">
            <text:p>0,664557</text:p>
          </table:table-cell>
          <table:table-cell office:value-type="float" office:value="0.770801" calcext:value-type="float">
            <text:p>0,770801</text:p>
          </table:table-cell>
          <table:table-cell office:value-type="float" office:value="0.797107" calcext:value-type="float">
            <text:p>0,797107</text:p>
          </table:table-cell>
          <table:table-cell office:value-type="float" office:value="0.80788" calcext:value-type="float">
            <text:p>0,80788</text:p>
          </table:table-cell>
          <table:table-cell office:value-type="float" office:value="0.813908" calcext:value-type="float">
            <text:p>0,813908</text:p>
          </table:table-cell>
          <table:table-cell office:value-type="float" office:value="0.820141" calcext:value-type="float">
            <text:p>0,820141</text:p>
          </table:table-cell>
          <table:table-cell office:value-type="float" office:value="0.82169" calcext:value-type="float">
            <text:p>0,82169</text:p>
          </table:table-cell>
          <table:table-cell office:value-type="float" office:value="0.829412" calcext:value-type="float">
            <text:p>0,829412</text:p>
          </table:table-cell>
          <table:table-cell office:value-type="float" office:value="0.837918" calcext:value-type="float">
            <text:p>0,837918</text:p>
          </table:table-cell>
          <table:table-cell office:value-type="float" office:value="0.846511" calcext:value-type="float">
            <text:p>0,84651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00993" calcext:value-type="float">
            <text:p>0,80099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0.596377" calcext:value-type="float">
            <text:p>0,596377</text:p>
          </table:table-cell>
          <table:table-cell office:value-type="float" office:value="0.764674" calcext:value-type="float">
            <text:p>0,764674</text:p>
          </table:table-cell>
          <table:table-cell office:value-type="float" office:value="0.793925" calcext:value-type="float">
            <text:p>0,793925</text:p>
          </table:table-cell>
          <table:table-cell office:value-type="float" office:value="0.807841" calcext:value-type="float">
            <text:p>0,807841</text:p>
          </table:table-cell>
          <table:table-cell office:value-type="float" office:value="0.815654" calcext:value-type="float">
            <text:p>0,815654</text:p>
          </table:table-cell>
          <table:table-cell office:value-type="float" office:value="0.820589" calcext:value-type="float">
            <text:p>0,820589</text:p>
          </table:table-cell>
          <table:table-cell office:value-type="float" office:value="0.821947" calcext:value-type="float">
            <text:p>0,821947</text:p>
          </table:table-cell>
          <table:table-cell office:value-type="float" office:value="0.830399" calcext:value-type="float">
            <text:p>0,830399</text:p>
          </table:table-cell>
          <table:table-cell office:value-type="float" office:value="0.837739" calcext:value-type="float">
            <text:p>0,837739</text:p>
          </table:table-cell>
          <table:table-cell office:value-type="float" office:value="0.844612" calcext:value-type="float">
            <text:p>0,84461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3376" calcext:value-type="float">
            <text:p>0,79337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29002" calcext:value-type="float">
            <text:p>0,429002</text:p>
          </table:table-cell>
          <table:table-cell office:value-type="float" office:value="0.669043" calcext:value-type="float">
            <text:p>0,669043</text:p>
          </table:table-cell>
          <table:table-cell office:value-type="float" office:value="0.782796" calcext:value-type="float">
            <text:p>0,782796</text:p>
          </table:table-cell>
          <table:table-cell office:value-type="float" office:value="0.802538" calcext:value-type="float">
            <text:p>0,802538</text:p>
          </table:table-cell>
          <table:table-cell office:value-type="float" office:value="0.811233" calcext:value-type="float">
            <text:p>0,811233</text:p>
          </table:table-cell>
          <table:table-cell office:value-type="float" office:value="0.819767" calcext:value-type="float">
            <text:p>0,819767</text:p>
          </table:table-cell>
          <table:table-cell office:value-type="float" office:value="0.821195" calcext:value-type="float">
            <text:p>0,821195</text:p>
          </table:table-cell>
          <table:table-cell office:value-type="float" office:value="0.824315" calcext:value-type="float">
            <text:p>0,824315</text:p>
          </table:table-cell>
          <table:table-cell office:value-type="float" office:value="0.834667" calcext:value-type="float">
            <text:p>0,834667</text:p>
          </table:table-cell>
          <table:table-cell office:value-type="float" office:value="0.838009" calcext:value-type="float">
            <text:p>0,838009</text:p>
          </table:table-cell>
          <table:table-cell office:value-type="float" office:value="0.845339" calcext:value-type="float">
            <text:p>0,84533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0489" calcext:value-type="float">
            <text:p>0,8048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0.541526" calcext:value-type="float">
            <text:p>0,541526</text:p>
          </table:table-cell>
          <table:table-cell office:value-type="float" office:value="0.777885" calcext:value-type="float">
            <text:p>0,777885</text:p>
          </table:table-cell>
          <table:table-cell office:value-type="float" office:value="0.802437" calcext:value-type="float">
            <text:p>0,802437</text:p>
          </table:table-cell>
          <table:table-cell office:value-type="float" office:value="0.809413" calcext:value-type="float">
            <text:p>0,809413</text:p>
          </table:table-cell>
          <table:table-cell office:value-type="float" office:value="0.818387" calcext:value-type="float">
            <text:p>0,818387</text:p>
          </table:table-cell>
          <table:table-cell office:value-type="float" office:value="0.821101" calcext:value-type="float">
            <text:p>0,821101</text:p>
          </table:table-cell>
          <table:table-cell office:value-type="float" office:value="0.822651" calcext:value-type="float">
            <text:p>0,822651</text:p>
          </table:table-cell>
          <table:table-cell office:value-type="float" office:value="0.835298" calcext:value-type="float">
            <text:p>0,835298</text:p>
          </table:table-cell>
          <table:table-cell office:value-type="float" office:value="0.838294" calcext:value-type="float">
            <text:p>0,838294</text:p>
          </table:table-cell>
          <table:table-cell office:value-type="float" office:value="0.847595" calcext:value-type="float">
            <text:p>0,84759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459" calcext:value-type="float">
            <text:p>0,79145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39412" calcext:value-type="float">
            <text:p>0,239412</text:p>
          </table:table-cell>
          <table:table-cell office:value-type="float" office:value="0.642391" calcext:value-type="float">
            <text:p>0,642391</text:p>
          </table:table-cell>
          <table:table-cell office:value-type="float" office:value="0.791846" calcext:value-type="float">
            <text:p>0,791846</text:p>
          </table:table-cell>
          <table:table-cell office:value-type="float" office:value="0.804729" calcext:value-type="float">
            <text:p>0,804729</text:p>
          </table:table-cell>
          <table:table-cell office:value-type="float" office:value="0.811261" calcext:value-type="float">
            <text:p>0,811261</text:p>
          </table:table-cell>
          <table:table-cell office:value-type="float" office:value="0.820086" calcext:value-type="float">
            <text:p>0,820086</text:p>
          </table:table-cell>
          <table:table-cell office:value-type="float" office:value="0.821195" calcext:value-type="float">
            <text:p>0,821195</text:p>
          </table:table-cell>
          <table:table-cell office:value-type="float" office:value="0.82454" calcext:value-type="float">
            <text:p>0,82454</text:p>
          </table:table-cell>
          <table:table-cell office:value-type="float" office:value="0.835985" calcext:value-type="float">
            <text:p>0,835985</text:p>
          </table:table-cell>
          <table:table-cell office:value-type="float" office:value="0.838032" calcext:value-type="float">
            <text:p>0,838032</text:p>
          </table:table-cell>
          <table:table-cell office:value-type="float" office:value="0.845494" calcext:value-type="float">
            <text:p>0,84549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03556" calcext:value-type="float">
            <text:p>0,8035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39412" calcext:value-type="float">
            <text:p>0,239412</text:p>
          </table:table-cell>
          <table:table-cell office:value-type="float" office:value="0.625217" calcext:value-type="float">
            <text:p>0,625217</text:p>
          </table:table-cell>
          <table:table-cell office:value-type="float" office:value="0.786765" calcext:value-type="float">
            <text:p>0,786765</text:p>
          </table:table-cell>
          <table:table-cell office:value-type="float" office:value="0.801059" calcext:value-type="float">
            <text:p>0,801059</text:p>
          </table:table-cell>
          <table:table-cell office:value-type="float" office:value="0.809537" calcext:value-type="float">
            <text:p>0,809537</text:p>
          </table:table-cell>
          <table:table-cell office:value-type="float" office:value="0.816018" calcext:value-type="float">
            <text:p>0,816018</text:p>
          </table:table-cell>
          <table:table-cell office:value-type="float" office:value="0.820792" calcext:value-type="float">
            <text:p>0,820792</text:p>
          </table:table-cell>
          <table:table-cell office:value-type="float" office:value="0.822529" calcext:value-type="float">
            <text:p>0,822529</text:p>
          </table:table-cell>
          <table:table-cell office:value-type="float" office:value="0.834344" calcext:value-type="float">
            <text:p>0,834344</text:p>
          </table:table-cell>
          <table:table-cell office:value-type="float" office:value="0.838009" calcext:value-type="float">
            <text:p>0,838009</text:p>
          </table:table-cell>
          <table:table-cell office:value-type="float" office:value="0.843791" calcext:value-type="float">
            <text:p>0,84379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9806" calcext:value-type="float">
            <text:p>0,79980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79941" calcext:value-type="float">
            <text:p>0,379941</text:p>
          </table:table-cell>
          <table:table-cell office:value-type="float" office:value="0.677153" calcext:value-type="float">
            <text:p>0,677153</text:p>
          </table:table-cell>
          <table:table-cell office:value-type="float" office:value="0.781911" calcext:value-type="float">
            <text:p>0,781911</text:p>
          </table:table-cell>
          <table:table-cell office:value-type="float" office:value="0.797067" calcext:value-type="float">
            <text:p>0,797067</text:p>
          </table:table-cell>
          <table:table-cell office:value-type="float" office:value="0.807747" calcext:value-type="float">
            <text:p>0,807747</text:p>
          </table:table-cell>
          <table:table-cell office:value-type="float" office:value="0.811994" calcext:value-type="float">
            <text:p>0,811994</text:p>
          </table:table-cell>
          <table:table-cell office:value-type="float" office:value="0.820059" calcext:value-type="float">
            <text:p>0,820059</text:p>
          </table:table-cell>
          <table:table-cell office:value-type="float" office:value="0.821637" calcext:value-type="float">
            <text:p>0,821637</text:p>
          </table:table-cell>
          <table:table-cell office:value-type="float" office:value="0.828306" calcext:value-type="float">
            <text:p>0,828306</text:p>
          </table:table-cell>
          <table:table-cell office:value-type="float" office:value="0.837654" calcext:value-type="float">
            <text:p>0,837654</text:p>
          </table:table-cell>
          <table:table-cell office:value-type="float" office:value="0.844911" calcext:value-type="float">
            <text:p>0,84491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02844" calcext:value-type="float">
            <text:p>0,80284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05339" calcext:value-type="float">
            <text:p>0,305339</text:p>
          </table:table-cell>
          <table:table-cell office:value-type="float" office:value="0.611194" calcext:value-type="float">
            <text:p>0,611194</text:p>
          </table:table-cell>
          <table:table-cell office:value-type="float" office:value="0.767876" calcext:value-type="float">
            <text:p>0,767876</text:p>
          </table:table-cell>
          <table:table-cell office:value-type="float" office:value="0.795292" calcext:value-type="float">
            <text:p>0,795292</text:p>
          </table:table-cell>
          <table:table-cell office:value-type="float" office:value="0.803084" calcext:value-type="float">
            <text:p>0,803084</text:p>
          </table:table-cell>
          <table:table-cell office:value-type="float" office:value="0.809864" calcext:value-type="float">
            <text:p>0,809864</text:p>
          </table:table-cell>
          <table:table-cell office:value-type="float" office:value="0.818029" calcext:value-type="float">
            <text:p>0,818029</text:p>
          </table:table-cell>
          <table:table-cell office:value-type="float" office:value="0.821209" calcext:value-type="float">
            <text:p>0,821209</text:p>
          </table:table-cell>
          <table:table-cell office:value-type="float" office:value="0.826155" calcext:value-type="float">
            <text:p>0,826155</text:p>
          </table:table-cell>
          <table:table-cell office:value-type="float" office:value="0.837038" calcext:value-type="float">
            <text:p>0,837038</text:p>
          </table:table-cell>
          <table:table-cell office:value-type="float" office:value="0.843285" calcext:value-type="float">
            <text:p>0,84328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3303" calcext:value-type="float">
            <text:p>0,79330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0.552149" calcext:value-type="float">
            <text:p>0,552149</text:p>
          </table:table-cell>
          <table:table-cell office:value-type="float" office:value="0.778122" calcext:value-type="float">
            <text:p>0,778122</text:p>
          </table:table-cell>
          <table:table-cell office:value-type="float" office:value="0.79823" calcext:value-type="float">
            <text:p>0,79823</text:p>
          </table:table-cell>
          <table:table-cell office:value-type="float" office:value="0.8076" calcext:value-type="float">
            <text:p>0,8076</text:p>
          </table:table-cell>
          <table:table-cell office:value-type="float" office:value="0.812302" calcext:value-type="float">
            <text:p>0,812302</text:p>
          </table:table-cell>
          <table:table-cell office:value-type="float" office:value="0.820373" calcext:value-type="float">
            <text:p>0,820373</text:p>
          </table:table-cell>
          <table:table-cell office:value-type="float" office:value="0.822002" calcext:value-type="float">
            <text:p>0,822002</text:p>
          </table:table-cell>
          <table:table-cell office:value-type="float" office:value="0.829787" calcext:value-type="float">
            <text:p>0,829787</text:p>
          </table:table-cell>
          <table:table-cell office:value-type="float" office:value="0.837999" calcext:value-type="float">
            <text:p>0,837999</text:p>
          </table:table-cell>
          <table:table-cell office:value-type="float" office:value="0.845333" calcext:value-type="float">
            <text:p>0,84533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39" calcext:value-type="float">
            <text:p>0,7903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05339" calcext:value-type="float">
            <text:p>0,305339</text:p>
          </table:table-cell>
          <table:table-cell office:value-type="float" office:value="0.494229" calcext:value-type="float">
            <text:p>0,494229</text:p>
          </table:table-cell>
          <table:table-cell office:value-type="float" office:value="0.761479" calcext:value-type="float">
            <text:p>0,761479</text:p>
          </table:table-cell>
          <table:table-cell office:value-type="float" office:value="0.798978" calcext:value-type="float">
            <text:p>0,798978</text:p>
          </table:table-cell>
          <table:table-cell office:value-type="float" office:value="0.808178" calcext:value-type="float">
            <text:p>0,808178</text:p>
          </table:table-cell>
          <table:table-cell office:value-type="float" office:value="0.813728" calcext:value-type="float">
            <text:p>0,813728</text:p>
          </table:table-cell>
          <table:table-cell office:value-type="float" office:value="0.82069" calcext:value-type="float">
            <text:p>0,82069</text:p>
          </table:table-cell>
          <table:table-cell office:value-type="float" office:value="0.822298" calcext:value-type="float">
            <text:p>0,822298</text:p>
          </table:table-cell>
          <table:table-cell office:value-type="float" office:value="0.833092" calcext:value-type="float">
            <text:p>0,833092</text:p>
          </table:table-cell>
          <table:table-cell office:value-type="float" office:value="0.838012" calcext:value-type="float">
            <text:p>0,838012</text:p>
          </table:table-cell>
          <table:table-cell office:value-type="float" office:value="0.844925" calcext:value-type="float">
            <text:p>0,84492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3561" calcext:value-type="float">
            <text:p>0,78356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.544299" calcext:value-type="float">
            <text:p>0,544299</text:p>
          </table:table-cell>
          <table:table-cell office:value-type="float" office:value="0.788031" calcext:value-type="float">
            <text:p>0,788031</text:p>
          </table:table-cell>
          <table:table-cell office:value-type="float" office:value="0.803953" calcext:value-type="float">
            <text:p>0,803953</text:p>
          </table:table-cell>
          <table:table-cell office:value-type="float" office:value="0.80985" calcext:value-type="float">
            <text:p>0,80985</text:p>
          </table:table-cell>
          <table:table-cell office:value-type="float" office:value="0.8179" calcext:value-type="float">
            <text:p>0,8179</text:p>
          </table:table-cell>
          <table:table-cell office:value-type="float" office:value="0.821147" calcext:value-type="float">
            <text:p>0,821147</text:p>
          </table:table-cell>
          <table:table-cell office:value-type="float" office:value="0.822207" calcext:value-type="float">
            <text:p>0,822207</text:p>
          </table:table-cell>
          <table:table-cell office:value-type="float" office:value="0.829177" calcext:value-type="float">
            <text:p>0,829177</text:p>
          </table:table-cell>
          <table:table-cell office:value-type="float" office:value="0.837853" calcext:value-type="float">
            <text:p>0,837853</text:p>
          </table:table-cell>
          <table:table-cell office:value-type="float" office:value="0.844454" calcext:value-type="float">
            <text:p>0,84445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887" calcext:value-type="float">
            <text:p>0,79188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53766" calcext:value-type="float">
            <text:p>0,53766</text:p>
          </table:table-cell>
          <table:table-cell office:value-type="float" office:value="0.789866" calcext:value-type="float">
            <text:p>0,789866</text:p>
          </table:table-cell>
          <table:table-cell office:value-type="float" office:value="0.804803" calcext:value-type="float">
            <text:p>0,804803</text:p>
          </table:table-cell>
          <table:table-cell office:value-type="float" office:value="0.810918" calcext:value-type="float">
            <text:p>0,810918</text:p>
          </table:table-cell>
          <table:table-cell office:value-type="float" office:value="0.820098" calcext:value-type="float">
            <text:p>0,820098</text:p>
          </table:table-cell>
          <table:table-cell office:value-type="float" office:value="0.821176" calcext:value-type="float">
            <text:p>0,821176</text:p>
          </table:table-cell>
          <table:table-cell office:value-type="float" office:value="0.822584" calcext:value-type="float">
            <text:p>0,822584</text:p>
          </table:table-cell>
          <table:table-cell office:value-type="float" office:value="0.832863" calcext:value-type="float">
            <text:p>0,832863</text:p>
          </table:table-cell>
          <table:table-cell office:value-type="float" office:value="0.83804" calcext:value-type="float">
            <text:p>0,83804</text:p>
          </table:table-cell>
          <table:table-cell office:value-type="float" office:value="0.845431" calcext:value-type="float">
            <text:p>0,84543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2344" calcext:value-type="float">
            <text:p>0,79234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59598" calcext:value-type="float">
            <text:p>0,259598</text:p>
          </table:table-cell>
          <table:table-cell office:value-type="float" office:value="0.540184" calcext:value-type="float">
            <text:p>0,540184</text:p>
          </table:table-cell>
          <table:table-cell office:value-type="float" office:value="0.782397" calcext:value-type="float">
            <text:p>0,782397</text:p>
          </table:table-cell>
          <table:table-cell office:value-type="float" office:value="0.801379" calcext:value-type="float">
            <text:p>0,801379</text:p>
          </table:table-cell>
          <table:table-cell office:value-type="float" office:value="0.80898" calcext:value-type="float">
            <text:p>0,80898</text:p>
          </table:table-cell>
          <table:table-cell office:value-type="float" office:value="0.816138" calcext:value-type="float">
            <text:p>0,816138</text:p>
          </table:table-cell>
          <table:table-cell office:value-type="float" office:value="0.820887" calcext:value-type="float">
            <text:p>0,820887</text:p>
          </table:table-cell>
          <table:table-cell office:value-type="float" office:value="0.82167" calcext:value-type="float">
            <text:p>0,82167</text:p>
          </table:table-cell>
          <table:table-cell office:value-type="float" office:value="0.827638" calcext:value-type="float">
            <text:p>0,827638</text:p>
          </table:table-cell>
          <table:table-cell office:value-type="float" office:value="0.837772" calcext:value-type="float">
            <text:p>0,837772</text:p>
          </table:table-cell>
          <table:table-cell office:value-type="float" office:value="0.844718" calcext:value-type="float">
            <text:p>0,84471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176" calcext:value-type="float">
            <text:p>0,79017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499832" calcext:value-type="float">
            <text:p>0,499832</text:p>
          </table:table-cell>
          <table:table-cell office:value-type="float" office:value="0.782382" calcext:value-type="float">
            <text:p>0,782382</text:p>
          </table:table-cell>
          <table:table-cell office:value-type="float" office:value="0.799414" calcext:value-type="float">
            <text:p>0,799414</text:p>
          </table:table-cell>
          <table:table-cell office:value-type="float" office:value="0.808083" calcext:value-type="float">
            <text:p>0,808083</text:p>
          </table:table-cell>
          <table:table-cell office:value-type="float" office:value="0.811983" calcext:value-type="float">
            <text:p>0,811983</text:p>
          </table:table-cell>
          <table:table-cell office:value-type="float" office:value="0.820666" calcext:value-type="float">
            <text:p>0,820666</text:p>
          </table:table-cell>
          <table:table-cell office:value-type="float" office:value="0.821668" calcext:value-type="float">
            <text:p>0,821668</text:p>
          </table:table-cell>
          <table:table-cell office:value-type="float" office:value="0.826601" calcext:value-type="float">
            <text:p>0,826601</text:p>
          </table:table-cell>
          <table:table-cell office:value-type="float" office:value="0.837245" calcext:value-type="float">
            <text:p>0,837245</text:p>
          </table:table-cell>
          <table:table-cell office:value-type="float" office:value="0.843362" calcext:value-type="float">
            <text:p>0,84336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5124" calcext:value-type="float">
            <text:p>0,78512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52031" calcext:value-type="float">
            <text:p>0,252031</text:p>
          </table:table-cell>
          <table:table-cell office:value-type="float" office:value="0.53964" calcext:value-type="float">
            <text:p>0,53964</text:p>
          </table:table-cell>
          <table:table-cell office:value-type="float" office:value="0.781539" calcext:value-type="float">
            <text:p>0,781539</text:p>
          </table:table-cell>
          <table:table-cell office:value-type="float" office:value="0.797521" calcext:value-type="float">
            <text:p>0,797521</text:p>
          </table:table-cell>
          <table:table-cell office:value-type="float" office:value="0.805987" calcext:value-type="float">
            <text:p>0,805987</text:p>
          </table:table-cell>
          <table:table-cell office:value-type="float" office:value="0.810575" calcext:value-type="float">
            <text:p>0,810575</text:p>
          </table:table-cell>
          <table:table-cell office:value-type="float" office:value="0.819419" calcext:value-type="float">
            <text:p>0,819419</text:p>
          </table:table-cell>
          <table:table-cell office:value-type="float" office:value="0.821166" calcext:value-type="float">
            <text:p>0,821166</text:p>
          </table:table-cell>
          <table:table-cell office:value-type="float" office:value="0.824132" calcext:value-type="float">
            <text:p>0,824132</text:p>
          </table:table-cell>
          <table:table-cell office:value-type="float" office:value="0.836239" calcext:value-type="float">
            <text:p>0,836239</text:p>
          </table:table-cell>
          <table:table-cell office:value-type="float" office:value="0.843491" calcext:value-type="float">
            <text:p>0,84349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7971" calcext:value-type="float">
            <text:p>0,78797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34794" calcext:value-type="float">
            <text:p>0,234794</text:p>
          </table:table-cell>
          <table:table-cell office:value-type="float" office:value="0.545388" calcext:value-type="float">
            <text:p>0,545388</text:p>
          </table:table-cell>
          <table:table-cell office:value-type="float" office:value="0.767511" calcext:value-type="float">
            <text:p>0,767511</text:p>
          </table:table-cell>
          <table:table-cell office:value-type="float" office:value="0.791485" calcext:value-type="float">
            <text:p>0,791485</text:p>
          </table:table-cell>
          <table:table-cell office:value-type="float" office:value="0.800864" calcext:value-type="float">
            <text:p>0,800864</text:p>
          </table:table-cell>
          <table:table-cell office:value-type="float" office:value="0.809504" calcext:value-type="float">
            <text:p>0,809504</text:p>
          </table:table-cell>
          <table:table-cell office:value-type="float" office:value="0.81599" calcext:value-type="float">
            <text:p>0,81599</text:p>
          </table:table-cell>
          <table:table-cell office:value-type="float" office:value="0.821034" calcext:value-type="float">
            <text:p>0,821034</text:p>
          </table:table-cell>
          <table:table-cell office:value-type="float" office:value="0.823774" calcext:value-type="float">
            <text:p>0,823774</text:p>
          </table:table-cell>
          <table:table-cell office:value-type="float" office:value="0.837274" calcext:value-type="float">
            <text:p>0,837274</text:p>
          </table:table-cell>
          <table:table-cell office:value-type="float" office:value="0.845993" calcext:value-type="float">
            <text:p>0,84599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5882" calcext:value-type="float">
            <text:p>0,78588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18509" calcext:value-type="float">
            <text:p>0,218509</text:p>
          </table:table-cell>
          <table:table-cell office:value-type="float" office:value="0.562511" calcext:value-type="float">
            <text:p>0,562511</text:p>
          </table:table-cell>
          <table:table-cell office:value-type="float" office:value="0.77301" calcext:value-type="float">
            <text:p>0,77301</text:p>
          </table:table-cell>
          <table:table-cell office:value-type="float" office:value="0.790739" calcext:value-type="float">
            <text:p>0,790739</text:p>
          </table:table-cell>
          <table:table-cell office:value-type="float" office:value="0.799153" calcext:value-type="float">
            <text:p>0,799153</text:p>
          </table:table-cell>
          <table:table-cell office:value-type="float" office:value="0.809458" calcext:value-type="float">
            <text:p>0,809458</text:p>
          </table:table-cell>
          <table:table-cell office:value-type="float" office:value="0.815861" calcext:value-type="float">
            <text:p>0,815861</text:p>
          </table:table-cell>
          <table:table-cell office:value-type="float" office:value="0.820885" calcext:value-type="float">
            <text:p>0,820885</text:p>
          </table:table-cell>
          <table:table-cell office:value-type="float" office:value="0.822592" calcext:value-type="float">
            <text:p>0,822592</text:p>
          </table:table-cell>
          <table:table-cell office:value-type="float" office:value="0.836531" calcext:value-type="float">
            <text:p>0,836531</text:p>
          </table:table-cell>
          <table:table-cell office:value-type="float" office:value="0.846252" calcext:value-type="float">
            <text:p>0,84625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7699" calcext:value-type="float">
            <text:p>0,78769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564649" calcext:value-type="float">
            <text:p>0,564649</text:p>
          </table:table-cell>
          <table:table-cell office:value-type="float" office:value="0.778744" calcext:value-type="float">
            <text:p>0,778744</text:p>
          </table:table-cell>
          <table:table-cell office:value-type="float" office:value="0.794411" calcext:value-type="float">
            <text:p>0,794411</text:p>
          </table:table-cell>
          <table:table-cell office:value-type="float" office:value="0.801793" calcext:value-type="float">
            <text:p>0,801793</text:p>
          </table:table-cell>
          <table:table-cell office:value-type="float" office:value="0.810359" calcext:value-type="float">
            <text:p>0,810359</text:p>
          </table:table-cell>
          <table:table-cell office:value-type="float" office:value="0.817707" calcext:value-type="float">
            <text:p>0,817707</text:p>
          </table:table-cell>
          <table:table-cell office:value-type="float" office:value="0.821044" calcext:value-type="float">
            <text:p>0,821044</text:p>
          </table:table-cell>
          <table:table-cell office:value-type="float" office:value="0.822301" calcext:value-type="float">
            <text:p>0,822301</text:p>
          </table:table-cell>
          <table:table-cell office:value-type="float" office:value="0.83642" calcext:value-type="float">
            <text:p>0,83642</text:p>
          </table:table-cell>
          <table:table-cell office:value-type="float" office:value="0.847629" calcext:value-type="float">
            <text:p>0,84762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9506" calcext:value-type="float">
            <text:p>0,78950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32779" calcext:value-type="float">
            <text:p>0,332779</text:p>
          </table:table-cell>
          <table:table-cell office:value-type="float" office:value="0.542749" calcext:value-type="float">
            <text:p>0,542749</text:p>
          </table:table-cell>
          <table:table-cell office:value-type="float" office:value="0.772567" calcext:value-type="float">
            <text:p>0,772567</text:p>
          </table:table-cell>
          <table:table-cell office:value-type="float" office:value="0.793068" calcext:value-type="float">
            <text:p>0,793068</text:p>
          </table:table-cell>
          <table:table-cell office:value-type="float" office:value="0.80192" calcext:value-type="float">
            <text:p>0,80192</text:p>
          </table:table-cell>
          <table:table-cell office:value-type="float" office:value="0.810671" calcext:value-type="float">
            <text:p>0,810671</text:p>
          </table:table-cell>
          <table:table-cell office:value-type="float" office:value="0.819126" calcext:value-type="float">
            <text:p>0,819126</text:p>
          </table:table-cell>
          <table:table-cell office:value-type="float" office:value="0.821147" calcext:value-type="float">
            <text:p>0,821147</text:p>
          </table:table-cell>
          <table:table-cell office:value-type="float" office:value="0.821923" calcext:value-type="float">
            <text:p>0,821923</text:p>
          </table:table-cell>
          <table:table-cell office:value-type="float" office:value="0.834391" calcext:value-type="float">
            <text:p>0,834391</text:p>
          </table:table-cell>
          <table:table-cell office:value-type="float" office:value="0.846882" calcext:value-type="float">
            <text:p>0,84688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6444" calcext:value-type="float">
            <text:p>0,7864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0.467136" calcext:value-type="float">
            <text:p>0,467136</text:p>
          </table:table-cell>
          <table:table-cell office:value-type="float" office:value="0.767907" calcext:value-type="float">
            <text:p>0,767907</text:p>
          </table:table-cell>
          <table:table-cell office:value-type="float" office:value="0.793182" calcext:value-type="float">
            <text:p>0,793182</text:p>
          </table:table-cell>
          <table:table-cell office:value-type="float" office:value="0.802147" calcext:value-type="float">
            <text:p>0,802147</text:p>
          </table:table-cell>
          <table:table-cell office:value-type="float" office:value="0.809722" calcext:value-type="float">
            <text:p>0,809722</text:p>
          </table:table-cell>
          <table:table-cell office:value-type="float" office:value="0.817186" calcext:value-type="float">
            <text:p>0,817186</text:p>
          </table:table-cell>
          <table:table-cell office:value-type="float" office:value="0.82101" calcext:value-type="float">
            <text:p>0,82101</text:p>
          </table:table-cell>
          <table:table-cell office:value-type="float" office:value="0.821535" calcext:value-type="float">
            <text:p>0,821535</text:p>
          </table:table-cell>
          <table:table-cell office:value-type="float" office:value="0.833499" calcext:value-type="float">
            <text:p>0,833499</text:p>
          </table:table-cell>
          <table:table-cell office:value-type="float" office:value="0.846674" calcext:value-type="float">
            <text:p>0,84667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8" calcext:value-type="float">
            <text:p>0,77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0.474228" calcext:value-type="float">
            <text:p>0,474228</text:p>
          </table:table-cell>
          <table:table-cell office:value-type="float" office:value="0.77461" calcext:value-type="float">
            <text:p>0,77461</text:p>
          </table:table-cell>
          <table:table-cell office:value-type="float" office:value="0.796091" calcext:value-type="float">
            <text:p>0,796091</text:p>
          </table:table-cell>
          <table:table-cell office:value-type="float" office:value="0.803013" calcext:value-type="float">
            <text:p>0,803013</text:p>
          </table:table-cell>
          <table:table-cell office:value-type="float" office:value="0.809629" calcext:value-type="float">
            <text:p>0,809629</text:p>
          </table:table-cell>
          <table:table-cell office:value-type="float" office:value="0.815828" calcext:value-type="float">
            <text:p>0,815828</text:p>
          </table:table-cell>
          <table:table-cell office:value-type="float" office:value="0.821019" calcext:value-type="float">
            <text:p>0,821019</text:p>
          </table:table-cell>
          <table:table-cell office:value-type="float" office:value="0.821346" calcext:value-type="float">
            <text:p>0,821346</text:p>
          </table:table-cell>
          <table:table-cell office:value-type="float" office:value="0.831064" calcext:value-type="float">
            <text:p>0,831064</text:p>
          </table:table-cell>
          <table:table-cell office:value-type="float" office:value="0.845413" calcext:value-type="float">
            <text:p>0,84541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9224" calcext:value-type="float">
            <text:p>0,77922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57931" calcext:value-type="float">
            <text:p>0,157931</text:p>
          </table:table-cell>
          <table:table-cell office:value-type="float" office:value="0.453495" calcext:value-type="float">
            <text:p>0,453495</text:p>
          </table:table-cell>
          <table:table-cell office:value-type="float" office:value="0.747815" calcext:value-type="float">
            <text:p>0,74781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798008" calcext:value-type="float">
            <text:p>0,798008</text:p>
          </table:table-cell>
          <table:table-cell office:value-type="float" office:value="0.806089" calcext:value-type="float">
            <text:p>0,806089</text:p>
          </table:table-cell>
          <table:table-cell office:value-type="float" office:value="0.810502" calcext:value-type="float">
            <text:p>0,810502</text:p>
          </table:table-cell>
          <table:table-cell office:value-type="float" office:value="0.817766" calcext:value-type="float">
            <text:p>0,817766</text:p>
          </table:table-cell>
          <table:table-cell office:value-type="float" office:value="0.821147" calcext:value-type="float">
            <text:p>0,821147</text:p>
          </table:table-cell>
          <table:table-cell office:value-type="float" office:value="0.825975" calcext:value-type="float">
            <text:p>0,825975</text:p>
          </table:table-cell>
          <table:table-cell office:value-type="float" office:value="0.844762" calcext:value-type="float">
            <text:p>0,84476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1428" calcext:value-type="float">
            <text:p>0,77142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0.50075" calcext:value-type="float">
            <text:p>0,50075</text:p>
          </table:table-cell>
          <table:table-cell office:value-type="float" office:value="0.767696" calcext:value-type="float">
            <text:p>0,767696</text:p>
          </table:table-cell>
          <table:table-cell office:value-type="float" office:value="0.793099" calcext:value-type="float">
            <text:p>0,793099</text:p>
          </table:table-cell>
          <table:table-cell office:value-type="float" office:value="0.800392" calcext:value-type="float">
            <text:p>0,800392</text:p>
          </table:table-cell>
          <table:table-cell office:value-type="float" office:value="0.807841" calcext:value-type="float">
            <text:p>0,807841</text:p>
          </table:table-cell>
          <table:table-cell office:value-type="float" office:value="0.813873" calcext:value-type="float">
            <text:p>0,813873</text:p>
          </table:table-cell>
          <table:table-cell office:value-type="float" office:value="0.820765" calcext:value-type="float">
            <text:p>0,820765</text:p>
          </table:table-cell>
          <table:table-cell office:value-type="float" office:value="0.822074" calcext:value-type="float">
            <text:p>0,822074</text:p>
          </table:table-cell>
          <table:table-cell office:value-type="float" office:value="0.832904" calcext:value-type="float">
            <text:p>0,832904</text:p>
          </table:table-cell>
          <table:table-cell office:value-type="float" office:value="0.844782" calcext:value-type="float">
            <text:p>0,84478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0418" calcext:value-type="float">
            <text:p>0,78041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2713" calcext:value-type="float">
            <text:p>0,32713</text:p>
          </table:table-cell>
          <table:table-cell office:value-type="float" office:value="0.631476" calcext:value-type="float">
            <text:p>0,631476</text:p>
          </table:table-cell>
          <table:table-cell office:value-type="float" office:value="0.785705" calcext:value-type="float">
            <text:p>0,785705</text:p>
          </table:table-cell>
          <table:table-cell office:value-type="float" office:value="0.796798" calcext:value-type="float">
            <text:p>0,796798</text:p>
          </table:table-cell>
          <table:table-cell office:value-type="float" office:value="0.802139" calcext:value-type="float">
            <text:p>0,802139</text:p>
          </table:table-cell>
          <table:table-cell office:value-type="float" office:value="0.808191" calcext:value-type="float">
            <text:p>0,808191</text:p>
          </table:table-cell>
          <table:table-cell office:value-type="float" office:value="0.81324" calcext:value-type="float">
            <text:p>0,81324</text:p>
          </table:table-cell>
          <table:table-cell office:value-type="float" office:value="0.820402" calcext:value-type="float">
            <text:p>0,820402</text:p>
          </table:table-cell>
          <table:table-cell office:value-type="float" office:value="0.822838" calcext:value-type="float">
            <text:p>0,822838</text:p>
          </table:table-cell>
          <table:table-cell office:value-type="float" office:value="0.834524" calcext:value-type="float">
            <text:p>0,834524</text:p>
          </table:table-cell>
          <table:table-cell office:value-type="float" office:value="0.844127" calcext:value-type="float">
            <text:p>0,84412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5944" calcext:value-type="float">
            <text:p>0,79594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0.54352" calcext:value-type="float">
            <text:p>0,54352</text:p>
          </table:table-cell>
          <table:table-cell office:value-type="float" office:value="0.777492" calcext:value-type="float">
            <text:p>0,777492</text:p>
          </table:table-cell>
          <table:table-cell office:value-type="float" office:value="0.795181" calcext:value-type="float">
            <text:p>0,795181</text:p>
          </table:table-cell>
          <table:table-cell office:value-type="float" office:value="0.800714" calcext:value-type="float">
            <text:p>0,800714</text:p>
          </table:table-cell>
          <table:table-cell office:value-type="float" office:value="0.807647" calcext:value-type="float">
            <text:p>0,807647</text:p>
          </table:table-cell>
          <table:table-cell office:value-type="float" office:value="0.812285" calcext:value-type="float">
            <text:p>0,812285</text:p>
          </table:table-cell>
          <table:table-cell office:value-type="float" office:value="0.818742" calcext:value-type="float">
            <text:p>0,818742</text:p>
          </table:table-cell>
          <table:table-cell office:value-type="float" office:value="0.821411" calcext:value-type="float">
            <text:p>0,821411</text:p>
          </table:table-cell>
          <table:table-cell office:value-type="float" office:value="0.831995" calcext:value-type="float">
            <text:p>0,831995</text:p>
          </table:table-cell>
          <table:table-cell office:value-type="float" office:value="0.843548" calcext:value-type="float">
            <text:p>0,84354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5253" calcext:value-type="float">
            <text:p>0,78525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5511" calcext:value-type="float">
            <text:p>0,15511</text:p>
          </table:table-cell>
          <table:table-cell office:value-type="float" office:value="0.587983" calcext:value-type="float">
            <text:p>0,587983</text:p>
          </table:table-cell>
          <table:table-cell office:value-type="float" office:value="0.778593" calcext:value-type="float">
            <text:p>0,778593</text:p>
          </table:table-cell>
          <table:table-cell office:value-type="float" office:value="0.794514" calcext:value-type="float">
            <text:p>0,794514</text:p>
          </table:table-cell>
          <table:table-cell office:value-type="float" office:value="0.800891" calcext:value-type="float">
            <text:p>0,800891</text:p>
          </table:table-cell>
          <table:table-cell office:value-type="float" office:value="0.808252" calcext:value-type="float">
            <text:p>0,808252</text:p>
          </table:table-cell>
          <table:table-cell office:value-type="float" office:value="0.813473" calcext:value-type="float">
            <text:p>0,813473</text:p>
          </table:table-cell>
          <table:table-cell office:value-type="float" office:value="0.819647" calcext:value-type="float">
            <text:p>0,819647</text:p>
          </table:table-cell>
          <table:table-cell office:value-type="float" office:value="0.821844" calcext:value-type="float">
            <text:p>0,821844</text:p>
          </table:table-cell>
          <table:table-cell office:value-type="float" office:value="0.832227" calcext:value-type="float">
            <text:p>0,832227</text:p>
          </table:table-cell>
          <table:table-cell office:value-type="float" office:value="0.843431" calcext:value-type="float">
            <text:p>0,84343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086" calcext:value-type="float">
            <text:p>0,79008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64774" calcext:value-type="float">
            <text:p>0,164774</text:p>
          </table:table-cell>
          <table:table-cell office:value-type="float" office:value="0.61343" calcext:value-type="float">
            <text:p>0,61343</text:p>
          </table:table-cell>
          <table:table-cell office:value-type="float" office:value="0.778093" calcext:value-type="float">
            <text:p>0,778093</text:p>
          </table:table-cell>
          <table:table-cell office:value-type="float" office:value="0.794522" calcext:value-type="float">
            <text:p>0,794522</text:p>
          </table:table-cell>
          <table:table-cell office:value-type="float" office:value="0.800553" calcext:value-type="float">
            <text:p>0,800553</text:p>
          </table:table-cell>
          <table:table-cell office:value-type="float" office:value="0.808768" calcext:value-type="float">
            <text:p>0,808768</text:p>
          </table:table-cell>
          <table:table-cell office:value-type="float" office:value="0.813953" calcext:value-type="float">
            <text:p>0,813953</text:p>
          </table:table-cell>
          <table:table-cell office:value-type="float" office:value="0.819915" calcext:value-type="float">
            <text:p>0,819915</text:p>
          </table:table-cell>
          <table:table-cell office:value-type="float" office:value="0.821618" calcext:value-type="float">
            <text:p>0,821618</text:p>
          </table:table-cell>
          <table:table-cell office:value-type="float" office:value="0.828408" calcext:value-type="float">
            <text:p>0,828408</text:p>
          </table:table-cell>
          <table:table-cell office:value-type="float" office:value="0.843248" calcext:value-type="float">
            <text:p>0,84324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2251" calcext:value-type="float">
            <text:p>0,792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0.574643" calcext:value-type="float">
            <text:p>0,574643</text:p>
          </table:table-cell>
          <table:table-cell office:value-type="float" office:value="0.776519" calcext:value-type="float">
            <text:p>0,776519</text:p>
          </table:table-cell>
          <table:table-cell office:value-type="float" office:value="0.79345" calcext:value-type="float">
            <text:p>0,79345</text:p>
          </table:table-cell>
          <table:table-cell office:value-type="float" office:value="0.799925" calcext:value-type="float">
            <text:p>0,799925</text:p>
          </table:table-cell>
          <table:table-cell office:value-type="float" office:value="0.808894" calcext:value-type="float">
            <text:p>0,808894</text:p>
          </table:table-cell>
          <table:table-cell office:value-type="float" office:value="0.813673" calcext:value-type="float">
            <text:p>0,813673</text:p>
          </table:table-cell>
          <table:table-cell office:value-type="float" office:value="0.819955" calcext:value-type="float">
            <text:p>0,819955</text:p>
          </table:table-cell>
          <table:table-cell office:value-type="float" office:value="0.821727" calcext:value-type="float">
            <text:p>0,821727</text:p>
          </table:table-cell>
          <table:table-cell office:value-type="float" office:value="0.829081" calcext:value-type="float">
            <text:p>0,829081</text:p>
          </table:table-cell>
          <table:table-cell office:value-type="float" office:value="0.844214" calcext:value-type="float">
            <text:p>0,84421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8208" calcext:value-type="float">
            <text:p>0,7882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3816" calcext:value-type="float">
            <text:p>0,13816</text:p>
          </table:table-cell>
          <table:table-cell office:value-type="float" office:value="0.619097" calcext:value-type="float">
            <text:p>0,619097</text:p>
          </table:table-cell>
          <table:table-cell office:value-type="float" office:value="0.784232" calcext:value-type="float">
            <text:p>0,784232</text:p>
          </table:table-cell>
          <table:table-cell office:value-type="float" office:value="0.795844" calcext:value-type="float">
            <text:p>0,795844</text:p>
          </table:table-cell>
          <table:table-cell office:value-type="float" office:value="0.801076" calcext:value-type="float">
            <text:p>0,801076</text:p>
          </table:table-cell>
          <table:table-cell office:value-type="float" office:value="0.809481" calcext:value-type="float">
            <text:p>0,809481</text:p>
          </table:table-cell>
          <table:table-cell office:value-type="float" office:value="0.816154" calcext:value-type="float">
            <text:p>0,816154</text:p>
          </table:table-cell>
          <table:table-cell office:value-type="float" office:value="0.820744" calcext:value-type="float">
            <text:p>0,820744</text:p>
          </table:table-cell>
          <table:table-cell office:value-type="float" office:value="0.82188" calcext:value-type="float">
            <text:p>0,82188</text:p>
          </table:table-cell>
          <table:table-cell office:value-type="float" office:value="0.828657" calcext:value-type="float">
            <text:p>0,828657</text:p>
          </table:table-cell>
          <table:table-cell office:value-type="float" office:value="0.842743" calcext:value-type="float">
            <text:p>0,84274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3991" calcext:value-type="float">
            <text:p>0,79399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57467" calcext:value-type="float">
            <text:p>0,57467</text:p>
          </table:table-cell>
          <table:table-cell office:value-type="float" office:value="0.780758" calcext:value-type="float">
            <text:p>0,780758</text:p>
          </table:table-cell>
          <table:table-cell office:value-type="float" office:value="0.796191" calcext:value-type="float">
            <text:p>0,796191</text:p>
          </table:table-cell>
          <table:table-cell office:value-type="float" office:value="0.801538" calcext:value-type="float">
            <text:p>0,801538</text:p>
          </table:table-cell>
          <table:table-cell office:value-type="float" office:value="0.809163" calcext:value-type="float">
            <text:p>0,809163</text:p>
          </table:table-cell>
          <table:table-cell office:value-type="float" office:value="0.815846" calcext:value-type="float">
            <text:p>0,815846</text:p>
          </table:table-cell>
          <table:table-cell office:value-type="float" office:value="0.820564" calcext:value-type="float">
            <text:p>0,820564</text:p>
          </table:table-cell>
          <table:table-cell office:value-type="float" office:value="0.822029" calcext:value-type="float">
            <text:p>0,822029</text:p>
          </table:table-cell>
          <table:table-cell office:value-type="float" office:value="0.829558" calcext:value-type="float">
            <text:p>0,829558</text:p>
          </table:table-cell>
          <table:table-cell office:value-type="float" office:value="0.844131" calcext:value-type="float">
            <text:p>0,84413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9445" calcext:value-type="float">
            <text:p>0,78944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44439" calcext:value-type="float">
            <text:p>0,344439</text:p>
          </table:table-cell>
          <table:table-cell office:value-type="float" office:value="0.497641" calcext:value-type="float">
            <text:p>0,497641</text:p>
          </table:table-cell>
          <table:table-cell office:value-type="float" office:value="0.764801" calcext:value-type="float">
            <text:p>0,764801</text:p>
          </table:table-cell>
          <table:table-cell office:value-type="float" office:value="0.793982" calcext:value-type="float">
            <text:p>0,793982</text:p>
          </table:table-cell>
          <table:table-cell office:value-type="float" office:value="0.798473" calcext:value-type="float">
            <text:p>0,798473</text:p>
          </table:table-cell>
          <table:table-cell office:value-type="float" office:value="0.807037" calcext:value-type="float">
            <text:p>0,807037</text:p>
          </table:table-cell>
          <table:table-cell office:value-type="float" office:value="0.813091" calcext:value-type="float">
            <text:p>0,813091</text:p>
          </table:table-cell>
          <table:table-cell office:value-type="float" office:value="0.81917" calcext:value-type="float">
            <text:p>0,81917</text:p>
          </table:table-cell>
          <table:table-cell office:value-type="float" office:value="0.821338" calcext:value-type="float">
            <text:p>0,821338</text:p>
          </table:table-cell>
          <table:table-cell office:value-type="float" office:value="0.827824" calcext:value-type="float">
            <text:p>0,827824</text:p>
          </table:table-cell>
          <table:table-cell office:value-type="float" office:value="0.845139" calcext:value-type="float">
            <text:p>0,84513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885" calcext:value-type="float">
            <text:p>0,7788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05339" calcext:value-type="float">
            <text:p>0,305339</text:p>
          </table:table-cell>
          <table:table-cell office:value-type="float" office:value="0.503684" calcext:value-type="float">
            <text:p>0,503684</text:p>
          </table:table-cell>
          <table:table-cell office:value-type="float" office:value="0.769205" calcext:value-type="float">
            <text:p>0,769205</text:p>
          </table:table-cell>
          <table:table-cell office:value-type="float" office:value="0.79353" calcext:value-type="float">
            <text:p>0,79353</text:p>
          </table:table-cell>
          <table:table-cell office:value-type="float" office:value="0.79757" calcext:value-type="float">
            <text:p>0,79757</text:p>
          </table:table-cell>
          <table:table-cell office:value-type="float" office:value="0.806309" calcext:value-type="float">
            <text:p>0,806309</text:p>
          </table:table-cell>
          <table:table-cell office:value-type="float" office:value="0.813067" calcext:value-type="float">
            <text:p>0,813067</text:p>
          </table:table-cell>
          <table:table-cell office:value-type="float" office:value="0.818834" calcext:value-type="float">
            <text:p>0,818834</text:p>
          </table:table-cell>
          <table:table-cell office:value-type="float" office:value="0.821543" calcext:value-type="float">
            <text:p>0,821543</text:p>
          </table:table-cell>
          <table:table-cell office:value-type="float" office:value="0.829599" calcext:value-type="float">
            <text:p>0,829599</text:p>
          </table:table-cell>
          <table:table-cell office:value-type="float" office:value="0.844704" calcext:value-type="float">
            <text:p>0,84470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9805" calcext:value-type="float">
            <text:p>0,77980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44909" calcext:value-type="float">
            <text:p>0,144909</text:p>
          </table:table-cell>
          <table:table-cell office:value-type="float" office:value="0.581664" calcext:value-type="float">
            <text:p>0,581664</text:p>
          </table:table-cell>
          <table:table-cell office:value-type="float" office:value="0.781044" calcext:value-type="float">
            <text:p>0,781044</text:p>
          </table:table-cell>
          <table:table-cell office:value-type="float" office:value="0.795232" calcext:value-type="float">
            <text:p>0,795232</text:p>
          </table:table-cell>
          <table:table-cell office:value-type="float" office:value="0.798349" calcext:value-type="float">
            <text:p>0,798349</text:p>
          </table:table-cell>
          <table:table-cell office:value-type="float" office:value="0.808722" calcext:value-type="float">
            <text:p>0,808722</text:p>
          </table:table-cell>
          <table:table-cell office:value-type="float" office:value="0.814907" calcext:value-type="float">
            <text:p>0,814907</text:p>
          </table:table-cell>
          <table:table-cell office:value-type="float" office:value="0.820382" calcext:value-type="float">
            <text:p>0,820382</text:p>
          </table:table-cell>
          <table:table-cell office:value-type="float" office:value="0.822056" calcext:value-type="float">
            <text:p>0,822056</text:p>
          </table:table-cell>
          <table:table-cell office:value-type="float" office:value="0.830056" calcext:value-type="float">
            <text:p>0,830056</text:p>
          </table:table-cell>
          <table:table-cell office:value-type="float" office:value="0.845061" calcext:value-type="float">
            <text:p>0,84506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9747" calcext:value-type="float">
            <text:p>0,78974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12761" calcext:value-type="float">
            <text:p>-0,012761</text:p>
          </table:table-cell>
          <table:table-cell office:value-type="float" office:value="0.557278" calcext:value-type="float">
            <text:p>0,557278</text:p>
          </table:table-cell>
          <table:table-cell office:value-type="float" office:value="0.770735" calcext:value-type="float">
            <text:p>0,770735</text:p>
          </table:table-cell>
          <table:table-cell office:value-type="float" office:value="0.790126" calcext:value-type="float">
            <text:p>0,790126</text:p>
          </table:table-cell>
          <table:table-cell office:value-type="float" office:value="0.797023" calcext:value-type="float">
            <text:p>0,797023</text:p>
          </table:table-cell>
          <table:table-cell office:value-type="float" office:value="0.80653" calcext:value-type="float">
            <text:p>0,80653</text:p>
          </table:table-cell>
          <table:table-cell office:value-type="float" office:value="0.811519" calcext:value-type="float">
            <text:p>0,811519</text:p>
          </table:table-cell>
          <table:table-cell office:value-type="float" office:value="0.818582" calcext:value-type="float">
            <text:p>0,818582</text:p>
          </table:table-cell>
          <table:table-cell office:value-type="float" office:value="0.821631" calcext:value-type="float">
            <text:p>0,821631</text:p>
          </table:table-cell>
          <table:table-cell office:value-type="float" office:value="0.831493" calcext:value-type="float">
            <text:p>0,831493</text:p>
          </table:table-cell>
          <table:table-cell office:value-type="float" office:value="0.84518" calcext:value-type="float">
            <text:p>0,8451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501" calcext:value-type="float">
            <text:p>0,7850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72558" calcext:value-type="float">
            <text:p>0,272558</text:p>
          </table:table-cell>
          <table:table-cell office:value-type="float" office:value="0.565784" calcext:value-type="float">
            <text:p>0,565784</text:p>
          </table:table-cell>
          <table:table-cell office:value-type="float" office:value="0.770986" calcext:value-type="float">
            <text:p>0,770986</text:p>
          </table:table-cell>
          <table:table-cell office:value-type="float" office:value="0.788025" calcext:value-type="float">
            <text:p>0,788025</text:p>
          </table:table-cell>
          <table:table-cell office:value-type="float" office:value="0.796243" calcext:value-type="float">
            <text:p>0,796243</text:p>
          </table:table-cell>
          <table:table-cell office:value-type="float" office:value="0.801721" calcext:value-type="float">
            <text:p>0,801721</text:p>
          </table:table-cell>
          <table:table-cell office:value-type="float" office:value="0.809726" calcext:value-type="float">
            <text:p>0,809726</text:p>
          </table:table-cell>
          <table:table-cell office:value-type="float" office:value="0.817834" calcext:value-type="float">
            <text:p>0,817834</text:p>
          </table:table-cell>
          <table:table-cell office:value-type="float" office:value="0.821263" calcext:value-type="float">
            <text:p>0,821263</text:p>
          </table:table-cell>
          <table:table-cell office:value-type="float" office:value="0.829984" calcext:value-type="float">
            <text:p>0,829984</text:p>
          </table:table-cell>
          <table:table-cell office:value-type="float" office:value="0.843273" calcext:value-type="float">
            <text:p>0,84327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4484" calcext:value-type="float">
            <text:p>0,78448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2713" calcext:value-type="float">
            <text:p>0,32713</text:p>
          </table:table-cell>
          <table:table-cell office:value-type="float" office:value="0.563287" calcext:value-type="float">
            <text:p>0,563287</text:p>
          </table:table-cell>
          <table:table-cell office:value-type="float" office:value="0.763203" calcext:value-type="float">
            <text:p>0,763203</text:p>
          </table:table-cell>
          <table:table-cell office:value-type="float" office:value="0.785944" calcext:value-type="float">
            <text:p>0,785944</text:p>
          </table:table-cell>
          <table:table-cell office:value-type="float" office:value="0.795226" calcext:value-type="float">
            <text:p>0,795226</text:p>
          </table:table-cell>
          <table:table-cell office:value-type="float" office:value="0.79881" calcext:value-type="float">
            <text:p>0,79881</text:p>
          </table:table-cell>
          <table:table-cell office:value-type="float" office:value="0.809671" calcext:value-type="float">
            <text:p>0,809671</text:p>
          </table:table-cell>
          <table:table-cell office:value-type="float" office:value="0.81843" calcext:value-type="float">
            <text:p>0,81843</text:p>
          </table:table-cell>
          <table:table-cell office:value-type="float" office:value="0.821412" calcext:value-type="float">
            <text:p>0,821412</text:p>
          </table:table-cell>
          <table:table-cell office:value-type="float" office:value="0.82907" calcext:value-type="float">
            <text:p>0,82907</text:p>
          </table:table-cell>
          <table:table-cell office:value-type="float" office:value="0.84399" calcext:value-type="float">
            <text:p>0,8439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2904" calcext:value-type="float">
            <text:p>0,78290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18702" calcext:value-type="float">
            <text:p>0,118702</text:p>
          </table:table-cell>
          <table:table-cell office:value-type="float" office:value="0.534042" calcext:value-type="float">
            <text:p>0,534042</text:p>
          </table:table-cell>
          <table:table-cell office:value-type="float" office:value="0.756935" calcext:value-type="float">
            <text:p>0,756935</text:p>
          </table:table-cell>
          <table:table-cell office:value-type="float" office:value="0.78583" calcext:value-type="float">
            <text:p>0,78583</text:p>
          </table:table-cell>
          <table:table-cell office:value-type="float" office:value="0.795234" calcext:value-type="float">
            <text:p>0,795234</text:p>
          </table:table-cell>
          <table:table-cell office:value-type="float" office:value="0.799202" calcext:value-type="float">
            <text:p>0,799202</text:p>
          </table:table-cell>
          <table:table-cell office:value-type="float" office:value="0.809664" calcext:value-type="float">
            <text:p>0,809664</text:p>
          </table:table-cell>
          <table:table-cell office:value-type="float" office:value="0.818781" calcext:value-type="float">
            <text:p>0,818781</text:p>
          </table:table-cell>
          <table:table-cell office:value-type="float" office:value="0.821534" calcext:value-type="float">
            <text:p>0,821534</text:p>
          </table:table-cell>
          <table:table-cell office:value-type="float" office:value="0.827399" calcext:value-type="float">
            <text:p>0,827399</text:p>
          </table:table-cell>
          <table:table-cell office:value-type="float" office:value="0.844317" calcext:value-type="float">
            <text:p>0,84431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9294" calcext:value-type="float">
            <text:p>0,77929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2713" calcext:value-type="float">
            <text:p>0,32713</text:p>
          </table:table-cell>
          <table:table-cell office:value-type="float" office:value="0.596209" calcext:value-type="float">
            <text:p>0,596209</text:p>
          </table:table-cell>
          <table:table-cell office:value-type="float" office:value="0.769409" calcext:value-type="float">
            <text:p>0,769409</text:p>
          </table:table-cell>
          <table:table-cell office:value-type="float" office:value="0.789771" calcext:value-type="float">
            <text:p>0,789771</text:p>
          </table:table-cell>
          <table:table-cell office:value-type="float" office:value="0.796894" calcext:value-type="float">
            <text:p>0,796894</text:p>
          </table:table-cell>
          <table:table-cell office:value-type="float" office:value="0.804736" calcext:value-type="float">
            <text:p>0,804736</text:p>
          </table:table-cell>
          <table:table-cell office:value-type="float" office:value="0.813262" calcext:value-type="float">
            <text:p>0,813262</text:p>
          </table:table-cell>
          <table:table-cell office:value-type="float" office:value="0.820286" calcext:value-type="float">
            <text:p>0,820286</text:p>
          </table:table-cell>
          <table:table-cell office:value-type="float" office:value="0.822118" calcext:value-type="float">
            <text:p>0,822118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37" calcext:value-type="float">
            <text:p>0,843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8539" calcext:value-type="float">
            <text:p>0,78853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44439" calcext:value-type="float">
            <text:p>0,344439</text:p>
          </table:table-cell>
          <table:table-cell office:value-type="float" office:value="0.609213" calcext:value-type="float">
            <text:p>0,609213</text:p>
          </table:table-cell>
          <table:table-cell office:value-type="float" office:value="0.763773" calcext:value-type="float">
            <text:p>0,763773</text:p>
          </table:table-cell>
          <table:table-cell office:value-type="float" office:value="0.787644" calcext:value-type="float">
            <text:p>0,787644</text:p>
          </table:table-cell>
          <table:table-cell office:value-type="float" office:value="0.796611" calcext:value-type="float">
            <text:p>0,796611</text:p>
          </table:table-cell>
          <table:table-cell office:value-type="float" office:value="0.804654" calcext:value-type="float">
            <text:p>0,804654</text:p>
          </table:table-cell>
          <table:table-cell office:value-type="float" office:value="0.81253" calcext:value-type="float">
            <text:p>0,81253</text:p>
          </table:table-cell>
          <table:table-cell office:value-type="float" office:value="0.818404" calcext:value-type="float">
            <text:p>0,818404</text:p>
          </table:table-cell>
          <table:table-cell office:value-type="float" office:value="0.821845" calcext:value-type="float">
            <text:p>0,821845</text:p>
          </table:table-cell>
          <table:table-cell office:value-type="float" office:value="0.829144" calcext:value-type="float">
            <text:p>0,829144</text:p>
          </table:table-cell>
          <table:table-cell office:value-type="float" office:value="0.84192" calcext:value-type="float">
            <text:p>0,8419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8574" calcext:value-type="float">
            <text:p>0,78857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0.590568" calcext:value-type="float">
            <text:p>0,590568</text:p>
          </table:table-cell>
          <table:table-cell office:value-type="float" office:value="0.774094" calcext:value-type="float">
            <text:p>0,774094</text:p>
          </table:table-cell>
          <table:table-cell office:value-type="float" office:value="0.791997" calcext:value-type="float">
            <text:p>0,791997</text:p>
          </table:table-cell>
          <table:table-cell office:value-type="float" office:value="0.796718" calcext:value-type="float">
            <text:p>0,796718</text:p>
          </table:table-cell>
          <table:table-cell office:value-type="float" office:value="0.804379" calcext:value-type="float">
            <text:p>0,804379</text:p>
          </table:table-cell>
          <table:table-cell office:value-type="float" office:value="0.811197" calcext:value-type="float">
            <text:p>0,811197</text:p>
          </table:table-cell>
          <table:table-cell office:value-type="float" office:value="0.817691" calcext:value-type="float">
            <text:p>0,817691</text:p>
          </table:table-cell>
          <table:table-cell office:value-type="float" office:value="0.821312" calcext:value-type="float">
            <text:p>0,821312</text:p>
          </table:table-cell>
          <table:table-cell office:value-type="float" office:value="0.82923" calcext:value-type="float">
            <text:p>0,82923</text:p>
          </table:table-cell>
          <table:table-cell office:value-type="float" office:value="0.842559" calcext:value-type="float">
            <text:p>0,84255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7975" calcext:value-type="float">
            <text:p>0,78797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0.61899" calcext:value-type="float">
            <text:p>0,61899</text:p>
          </table:table-cell>
          <table:table-cell office:value-type="float" office:value="0.774388" calcext:value-type="float">
            <text:p>0,774388</text:p>
          </table:table-cell>
          <table:table-cell office:value-type="float" office:value="0.793169" calcext:value-type="float">
            <text:p>0,793169</text:p>
          </table:table-cell>
          <table:table-cell office:value-type="float" office:value="0.797561" calcext:value-type="float">
            <text:p>0,797561</text:p>
          </table:table-cell>
          <table:table-cell office:value-type="float" office:value="0.806792" calcext:value-type="float">
            <text:p>0,806792</text:p>
          </table:table-cell>
          <table:table-cell office:value-type="float" office:value="0.813014" calcext:value-type="float">
            <text:p>0,813014</text:p>
          </table:table-cell>
          <table:table-cell office:value-type="float" office:value="0.818429" calcext:value-type="float">
            <text:p>0,818429</text:p>
          </table:table-cell>
          <table:table-cell office:value-type="float" office:value="0.821423" calcext:value-type="float">
            <text:p>0,821423</text:p>
          </table:table-cell>
          <table:table-cell office:value-type="float" office:value="0.826848" calcext:value-type="float">
            <text:p>0,826848</text:p>
          </table:table-cell>
          <table:table-cell office:value-type="float" office:value="0.842189" calcext:value-type="float">
            <text:p>0,84218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28" calcext:value-type="float">
            <text:p>0,791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622701" calcext:value-type="float">
            <text:p>0,622701</text:p>
          </table:table-cell>
          <table:table-cell office:value-type="float" office:value="0.772071" calcext:value-type="float">
            <text:p>0,772071</text:p>
          </table:table-cell>
          <table:table-cell office:value-type="float" office:value="0.790505" calcext:value-type="float">
            <text:p>0,790505</text:p>
          </table:table-cell>
          <table:table-cell office:value-type="float" office:value="0.798201" calcext:value-type="float">
            <text:p>0,798201</text:p>
          </table:table-cell>
          <table:table-cell office:value-type="float" office:value="0.807508" calcext:value-type="float">
            <text:p>0,807508</text:p>
          </table:table-cell>
          <table:table-cell office:value-type="float" office:value="0.812042" calcext:value-type="float">
            <text:p>0,812042</text:p>
          </table:table-cell>
          <table:table-cell office:value-type="float" office:value="0.817994" calcext:value-type="float">
            <text:p>0,817994</text:p>
          </table:table-cell>
          <table:table-cell office:value-type="float" office:value="0.821292" calcext:value-type="float">
            <text:p>0,821292</text:p>
          </table:table-cell>
          <table:table-cell office:value-type="float" office:value="0.82768" calcext:value-type="float">
            <text:p>0,82768</text:p>
          </table:table-cell>
          <table:table-cell office:value-type="float" office:value="0.843485" calcext:value-type="float">
            <text:p>0,84348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348" calcext:value-type="float">
            <text:p>0,7913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0.548307" calcext:value-type="float">
            <text:p>0,548307</text:p>
          </table:table-cell>
          <table:table-cell office:value-type="float" office:value="0.769165" calcext:value-type="float">
            <text:p>0,769165</text:p>
          </table:table-cell>
          <table:table-cell office:value-type="float" office:value="0.787882" calcext:value-type="float">
            <text:p>0,787882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2754" calcext:value-type="float">
            <text:p>0,802754</text:p>
          </table:table-cell>
          <table:table-cell office:value-type="float" office:value="0.809945" calcext:value-type="float">
            <text:p>0,809945</text:p>
          </table:table-cell>
          <table:table-cell office:value-type="float" office:value="0.817029" calcext:value-type="float">
            <text:p>0,817029</text:p>
          </table:table-cell>
          <table:table-cell office:value-type="float" office:value="0.821321" calcext:value-type="float">
            <text:p>0,821321</text:p>
          </table:table-cell>
          <table:table-cell office:value-type="float" office:value="0.826265" calcext:value-type="float">
            <text:p>0,826265</text:p>
          </table:table-cell>
          <table:table-cell office:value-type="float" office:value="0.841938" calcext:value-type="float">
            <text:p>0,84193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2076" calcext:value-type="float">
            <text:p>0,78207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7647" calcext:value-type="float">
            <text:p>0,007647</text:p>
          </table:table-cell>
          <table:table-cell office:value-type="float" office:value="0.564298" calcext:value-type="float">
            <text:p>0,564298</text:p>
          </table:table-cell>
          <table:table-cell office:value-type="float" office:value="0.751308" calcext:value-type="float">
            <text:p>0,751308</text:p>
          </table:table-cell>
          <table:table-cell office:value-type="float" office:value="0.78336" calcext:value-type="float">
            <text:p>0,78336</text:p>
          </table:table-cell>
          <table:table-cell office:value-type="float" office:value="0.796" calcext:value-type="float">
            <text:p>0,796</text:p>
          </table:table-cell>
          <table:table-cell office:value-type="float" office:value="0.798841" calcext:value-type="float">
            <text:p>0,798841</text:p>
          </table:table-cell>
          <table:table-cell office:value-type="float" office:value="0.808326" calcext:value-type="float">
            <text:p>0,808326</text:p>
          </table:table-cell>
          <table:table-cell office:value-type="float" office:value="0.815377" calcext:value-type="float">
            <text:p>0,815377</text:p>
          </table:table-cell>
          <table:table-cell office:value-type="float" office:value="0.820188" calcext:value-type="float">
            <text:p>0,820188</text:p>
          </table:table-cell>
          <table:table-cell office:value-type="float" office:value="0.82582" calcext:value-type="float">
            <text:p>0,82582</text:p>
          </table:table-cell>
          <table:table-cell office:value-type="float" office:value="0.841716" calcext:value-type="float">
            <text:p>0,841716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0523" calcext:value-type="float">
            <text:p>0,78052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7647" calcext:value-type="float">
            <text:p>0,007647</text:p>
          </table:table-cell>
          <table:table-cell office:value-type="float" office:value="0.580085" calcext:value-type="float">
            <text:p>0,580085</text:p>
          </table:table-cell>
          <table:table-cell office:value-type="float" office:value="0.760911" calcext:value-type="float">
            <text:p>0,760911</text:p>
          </table:table-cell>
          <table:table-cell office:value-type="float" office:value="0.78937" calcext:value-type="float">
            <text:p>0,78937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1039" calcext:value-type="float">
            <text:p>0,801039</text:p>
          </table:table-cell>
          <table:table-cell office:value-type="float" office:value="0.808846" calcext:value-type="float">
            <text:p>0,808846</text:p>
          </table:table-cell>
          <table:table-cell office:value-type="float" office:value="0.815402" calcext:value-type="float">
            <text:p>0,815402</text:p>
          </table:table-cell>
          <table:table-cell office:value-type="float" office:value="0.820249" calcext:value-type="float">
            <text:p>0,820249</text:p>
          </table:table-cell>
          <table:table-cell office:value-type="float" office:value="0.824544" calcext:value-type="float">
            <text:p>0,824544</text:p>
          </table:table-cell>
          <table:table-cell office:value-type="float" office:value="0.842918" calcext:value-type="float">
            <text:p>0,84291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3952" calcext:value-type="float">
            <text:p>0,7839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62984" calcext:value-type="float">
            <text:p>0,362984</text:p>
          </table:table-cell>
          <table:table-cell office:value-type="float" office:value="0.623113" calcext:value-type="float">
            <text:p>0,623113</text:p>
          </table:table-cell>
          <table:table-cell office:value-type="float" office:value="0.779461" calcext:value-type="float">
            <text:p>0,779461</text:p>
          </table:table-cell>
          <table:table-cell office:value-type="float" office:value="0.794346" calcext:value-type="float">
            <text:p>0,794346</text:p>
          </table:table-cell>
          <table:table-cell office:value-type="float" office:value="0.796693" calcext:value-type="float">
            <text:p>0,796693</text:p>
          </table:table-cell>
          <table:table-cell office:value-type="float" office:value="0.804797" calcext:value-type="float">
            <text:p>0,804797</text:p>
          </table:table-cell>
          <table:table-cell office:value-type="float" office:value="0.81164" calcext:value-type="float">
            <text:p>0,81164</text:p>
          </table:table-cell>
          <table:table-cell office:value-type="float" office:value="0.81732" calcext:value-type="float">
            <text:p>0,81732</text:p>
          </table:table-cell>
          <table:table-cell office:value-type="float" office:value="0.821491" calcext:value-type="float">
            <text:p>0,821491</text:p>
          </table:table-cell>
          <table:table-cell office:value-type="float" office:value="0.828455" calcext:value-type="float">
            <text:p>0,828455</text:p>
          </table:table-cell>
          <table:table-cell office:value-type="float" office:value="0.845167" calcext:value-type="float">
            <text:p>0,84516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2248" calcext:value-type="float">
            <text:p>0,79224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0.596145" calcext:value-type="float">
            <text:p>0,596145</text:p>
          </table:table-cell>
          <table:table-cell office:value-type="float" office:value="0.775256" calcext:value-type="float">
            <text:p>0,775256</text:p>
          </table:table-cell>
          <table:table-cell office:value-type="float" office:value="0.792729" calcext:value-type="float">
            <text:p>0,792729</text:p>
          </table:table-cell>
          <table:table-cell office:value-type="float" office:value="0.796246" calcext:value-type="float">
            <text:p>0,796246</text:p>
          </table:table-cell>
          <table:table-cell office:value-type="float" office:value="0.80285" calcext:value-type="float">
            <text:p>0,80285</text:p>
          </table:table-cell>
          <table:table-cell office:value-type="float" office:value="0.808925" calcext:value-type="float">
            <text:p>0,808925</text:p>
          </table:table-cell>
          <table:table-cell office:value-type="float" office:value="0.81469" calcext:value-type="float">
            <text:p>0,81469</text:p>
          </table:table-cell>
          <table:table-cell office:value-type="float" office:value="0.819685" calcext:value-type="float">
            <text:p>0,819685</text:p>
          </table:table-cell>
          <table:table-cell office:value-type="float" office:value="0.82542" calcext:value-type="float">
            <text:p>0,82542</text:p>
          </table:table-cell>
          <table:table-cell office:value-type="float" office:value="0.842889" calcext:value-type="float">
            <text:p>0,84288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7484" calcext:value-type="float">
            <text:p>0,78748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55743" calcext:value-type="float">
            <text:p>0,55743</text:p>
          </table:table-cell>
          <table:table-cell office:value-type="float" office:value="0.748854" calcext:value-type="float">
            <text:p>0,748854</text:p>
          </table:table-cell>
          <table:table-cell office:value-type="float" office:value="0.783159" calcext:value-type="float">
            <text:p>0,783159</text:p>
          </table:table-cell>
          <table:table-cell office:value-type="float" office:value="0.79539" calcext:value-type="float">
            <text:p>0,79539</text:p>
          </table:table-cell>
          <table:table-cell office:value-type="float" office:value="0.800362" calcext:value-type="float">
            <text:p>0,800362</text:p>
          </table:table-cell>
          <table:table-cell office:value-type="float" office:value="0.808231" calcext:value-type="float">
            <text:p>0,808231</text:p>
          </table:table-cell>
          <table:table-cell office:value-type="float" office:value="0.814751" calcext:value-type="float">
            <text:p>0,814751</text:p>
          </table:table-cell>
          <table:table-cell office:value-type="float" office:value="0.820246" calcext:value-type="float">
            <text:p>0,820246</text:p>
          </table:table-cell>
          <table:table-cell office:value-type="float" office:value="0.827782" calcext:value-type="float">
            <text:p>0,827782</text:p>
          </table:table-cell>
          <table:table-cell office:value-type="float" office:value="0.845323" calcext:value-type="float">
            <text:p>0,84532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0153" calcext:value-type="float">
            <text:p>0,78015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549981" calcext:value-type="float">
            <text:p>0,549981</text:p>
          </table:table-cell>
          <table:table-cell office:value-type="float" office:value="0.74611" calcext:value-type="float">
            <text:p>0,74611</text:p>
          </table:table-cell>
          <table:table-cell office:value-type="float" office:value="0.785604" calcext:value-type="float">
            <text:p>0,785604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9858" calcext:value-type="float">
            <text:p>0,799858</text:p>
          </table:table-cell>
          <table:table-cell office:value-type="float" office:value="0.807898" calcext:value-type="float">
            <text:p>0,807898</text:p>
          </table:table-cell>
          <table:table-cell office:value-type="float" office:value="0.814966" calcext:value-type="float">
            <text:p>0,814966</text:p>
          </table:table-cell>
          <table:table-cell office:value-type="float" office:value="0.821121" calcext:value-type="float">
            <text:p>0,821121</text:p>
          </table:table-cell>
          <table:table-cell office:value-type="float" office:value="0.834766" calcext:value-type="float">
            <text:p>0,834766</text:p>
          </table:table-cell>
          <table:table-cell office:value-type="float" office:value="0.848968" calcext:value-type="float">
            <text:p>0,84896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0543" calcext:value-type="float">
            <text:p>0,78054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1015" calcext:value-type="float">
            <text:p>0,41015</text:p>
          </table:table-cell>
          <table:table-cell office:value-type="float" office:value="0.62984" calcext:value-type="float">
            <text:p>0,62984</text:p>
          </table:table-cell>
          <table:table-cell office:value-type="float" office:value="0.769279" calcext:value-type="float">
            <text:p>0,769279</text:p>
          </table:table-cell>
          <table:table-cell office:value-type="float" office:value="0.790915" calcext:value-type="float">
            <text:p>0,790915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0796" calcext:value-type="float">
            <text:p>0,800796</text:p>
          </table:table-cell>
          <table:table-cell office:value-type="float" office:value="0.808516" calcext:value-type="float">
            <text:p>0,808516</text:p>
          </table:table-cell>
          <table:table-cell office:value-type="float" office:value="0.815932" calcext:value-type="float">
            <text:p>0,815932</text:p>
          </table:table-cell>
          <table:table-cell office:value-type="float" office:value="0.823432" calcext:value-type="float">
            <text:p>0,823432</text:p>
          </table:table-cell>
          <table:table-cell office:value-type="float" office:value="0.836621" calcext:value-type="float">
            <text:p>0,836621</text:p>
          </table:table-cell>
          <table:table-cell office:value-type="float" office:value="0.850819" calcext:value-type="float">
            <text:p>0,85081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223" calcext:value-type="float">
            <text:p>0,7922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05339" calcext:value-type="float">
            <text:p>0,305339</text:p>
          </table:table-cell>
          <table:table-cell office:value-type="float" office:value="0.623127" calcext:value-type="float">
            <text:p>0,623127</text:p>
          </table:table-cell>
          <table:table-cell office:value-type="float" office:value="0.761687" calcext:value-type="float">
            <text:p>0,761687</text:p>
          </table:table-cell>
          <table:table-cell office:value-type="float" office:value="0.789269" calcext:value-type="float">
            <text:p>0,789269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09" calcext:value-type="float">
            <text:p>0,8009</text:p>
          </table:table-cell>
          <table:table-cell office:value-type="float" office:value="0.809413" calcext:value-type="float">
            <text:p>0,809413</text:p>
          </table:table-cell>
          <table:table-cell office:value-type="float" office:value="0.817348" calcext:value-type="float">
            <text:p>0,817348</text:p>
          </table:table-cell>
          <table:table-cell office:value-type="float" office:value="0.822391" calcext:value-type="float">
            <text:p>0,822391</text:p>
          </table:table-cell>
          <table:table-cell office:value-type="float" office:value="0.835629" calcext:value-type="float">
            <text:p>0,835629</text:p>
          </table:table-cell>
          <table:table-cell office:value-type="float" office:value="0.850306" calcext:value-type="float">
            <text:p>0,850306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623" calcext:value-type="float">
            <text:p>0,79062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14038" calcext:value-type="float">
            <text:p>0,414038</text:p>
          </table:table-cell>
          <table:table-cell office:value-type="float" office:value="0.613083" calcext:value-type="float">
            <text:p>0,613083</text:p>
          </table:table-cell>
          <table:table-cell office:value-type="float" office:value="0.766509" calcext:value-type="float">
            <text:p>0,766509</text:p>
          </table:table-cell>
          <table:table-cell office:value-type="float" office:value="0.792483" calcext:value-type="float">
            <text:p>0,792483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3907" calcext:value-type="float">
            <text:p>0,803907</text:p>
          </table:table-cell>
          <table:table-cell office:value-type="float" office:value="0.811976" calcext:value-type="float">
            <text:p>0,811976</text:p>
          </table:table-cell>
          <table:table-cell office:value-type="float" office:value="0.818127" calcext:value-type="float">
            <text:p>0,818127</text:p>
          </table:table-cell>
          <table:table-cell office:value-type="float" office:value="0.822505" calcext:value-type="float">
            <text:p>0,822505</text:p>
          </table:table-cell>
          <table:table-cell office:value-type="float" office:value="0.836144" calcext:value-type="float">
            <text:p>0,836144</text:p>
          </table:table-cell>
          <table:table-cell office:value-type="float" office:value="0.849192" calcext:value-type="float">
            <text:p>0,84919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008" calcext:value-type="float">
            <text:p>0,79100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25291" calcext:value-type="float">
            <text:p>0,425291</text:p>
          </table:table-cell>
          <table:table-cell office:value-type="float" office:value="0.61101" calcext:value-type="float">
            <text:p>0,61101</text:p>
          </table:table-cell>
          <table:table-cell office:value-type="float" office:value="0.742043" calcext:value-type="float">
            <text:p>0,742043</text:p>
          </table:table-cell>
          <table:table-cell office:value-type="float" office:value="0.789226" calcext:value-type="float">
            <text:p>0,789226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8165" calcext:value-type="float">
            <text:p>0,798165</text:p>
          </table:table-cell>
          <table:table-cell office:value-type="float" office:value="0.808368" calcext:value-type="float">
            <text:p>0,808368</text:p>
          </table:table-cell>
          <table:table-cell office:value-type="float" office:value="0.815311" calcext:value-type="float">
            <text:p>0,815311</text:p>
          </table:table-cell>
          <table:table-cell office:value-type="float" office:value="0.821009" calcext:value-type="float">
            <text:p>0,821009</text:p>
          </table:table-cell>
          <table:table-cell office:value-type="float" office:value="0.83444" calcext:value-type="float">
            <text:p>0,83444</text:p>
          </table:table-cell>
          <table:table-cell office:value-type="float" office:value="0.848775" calcext:value-type="float">
            <text:p>0,84877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645" calcext:value-type="float">
            <text:p>0,7864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0.553137" calcext:value-type="float">
            <text:p>0,553137</text:p>
          </table:table-cell>
          <table:table-cell office:value-type="float" office:value="0.727997" calcext:value-type="float">
            <text:p>0,727997</text:p>
          </table:table-cell>
          <table:table-cell office:value-type="float" office:value="0.786381" calcext:value-type="float">
            <text:p>0,786381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0069" calcext:value-type="float">
            <text:p>0,800069</text:p>
          </table:table-cell>
          <table:table-cell office:value-type="float" office:value="0.808081" calcext:value-type="float">
            <text:p>0,808081</text:p>
          </table:table-cell>
          <table:table-cell office:value-type="float" office:value="0.814375" calcext:value-type="float">
            <text:p>0,814375</text:p>
          </table:table-cell>
          <table:table-cell office:value-type="float" office:value="0.819807" calcext:value-type="float">
            <text:p>0,819807</text:p>
          </table:table-cell>
          <table:table-cell office:value-type="float" office:value="0.833161" calcext:value-type="float">
            <text:p>0,833161</text:p>
          </table:table-cell>
          <table:table-cell office:value-type="float" office:value="0.850172" calcext:value-type="float">
            <text:p>0,85017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8934" calcext:value-type="float">
            <text:p>0,7789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84009" calcext:value-type="float">
            <text:p>0,384009</text:p>
          </table:table-cell>
          <table:table-cell office:value-type="float" office:value="0.585437" calcext:value-type="float">
            <text:p>0,585437</text:p>
          </table:table-cell>
          <table:table-cell office:value-type="float" office:value="0.71397" calcext:value-type="float">
            <text:p>0,71397</text:p>
          </table:table-cell>
          <table:table-cell office:value-type="float" office:value="0.786654" calcext:value-type="float">
            <text:p>0,786654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1856" calcext:value-type="float">
            <text:p>0,801856</text:p>
          </table:table-cell>
          <table:table-cell office:value-type="float" office:value="0.807947" calcext:value-type="float">
            <text:p>0,807947</text:p>
          </table:table-cell>
          <table:table-cell office:value-type="float" office:value="0.815442" calcext:value-type="float">
            <text:p>0,815442</text:p>
          </table:table-cell>
          <table:table-cell office:value-type="float" office:value="0.821626" calcext:value-type="float">
            <text:p>0,821626</text:p>
          </table:table-cell>
          <table:table-cell office:value-type="float" office:value="0.837422" calcext:value-type="float">
            <text:p>0,837422</text:p>
          </table:table-cell>
          <table:table-cell office:value-type="float" office:value="0.850958" calcext:value-type="float">
            <text:p>0,85095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1747" calcext:value-type="float">
            <text:p>0,78174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14882" calcext:value-type="float">
            <text:p>0,214882</text:p>
          </table:table-cell>
          <table:table-cell office:value-type="float" office:value="0.557451" calcext:value-type="float">
            <text:p>0,557451</text:p>
          </table:table-cell>
          <table:table-cell office:value-type="float" office:value="0.725121" calcext:value-type="float">
            <text:p>0,725121</text:p>
          </table:table-cell>
          <table:table-cell office:value-type="float" office:value="0.787643" calcext:value-type="float">
            <text:p>0,787643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0128" calcext:value-type="float">
            <text:p>0,800128</text:p>
          </table:table-cell>
          <table:table-cell office:value-type="float" office:value="0.807991" calcext:value-type="float">
            <text:p>0,807991</text:p>
          </table:table-cell>
          <table:table-cell office:value-type="float" office:value="0.815253" calcext:value-type="float">
            <text:p>0,815253</text:p>
          </table:table-cell>
          <table:table-cell office:value-type="float" office:value="0.820497" calcext:value-type="float">
            <text:p>0,820497</text:p>
          </table:table-cell>
          <table:table-cell office:value-type="float" office:value="0.832496" calcext:value-type="float">
            <text:p>0,832496</text:p>
          </table:table-cell>
          <table:table-cell office:value-type="float" office:value="0.849152" calcext:value-type="float">
            <text:p>0,84915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9188" calcext:value-type="float">
            <text:p>0,77918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96963" calcext:value-type="float">
            <text:p>0,196963</text:p>
          </table:table-cell>
          <table:table-cell office:value-type="float" office:value="0.578563" calcext:value-type="float">
            <text:p>0,578563</text:p>
          </table:table-cell>
          <table:table-cell office:value-type="float" office:value="0.762819" calcext:value-type="float">
            <text:p>0,762819</text:p>
          </table:table-cell>
          <table:table-cell office:value-type="float" office:value="0.788524" calcext:value-type="float">
            <text:p>0,788524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9893" calcext:value-type="float">
            <text:p>0,799893</text:p>
          </table:table-cell>
          <table:table-cell office:value-type="float" office:value="0.807636" calcext:value-type="float">
            <text:p>0,807636</text:p>
          </table:table-cell>
          <table:table-cell office:value-type="float" office:value="0.815359" calcext:value-type="float">
            <text:p>0,815359</text:p>
          </table:table-cell>
          <table:table-cell office:value-type="float" office:value="0.820819" calcext:value-type="float">
            <text:p>0,820819</text:p>
          </table:table-cell>
          <table:table-cell office:value-type="float" office:value="0.835471" calcext:value-type="float">
            <text:p>0,835471</text:p>
          </table:table-cell>
          <table:table-cell office:value-type="float" office:value="0.851106" calcext:value-type="float">
            <text:p>0,851106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5634" calcext:value-type="float">
            <text:p>0,78563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41337" calcext:value-type="float">
            <text:p>-0,041337</text:p>
          </table:table-cell>
          <table:table-cell office:value-type="float" office:value="0.598249" calcext:value-type="float">
            <text:p>0,598249</text:p>
          </table:table-cell>
          <table:table-cell office:value-type="float" office:value="0.763487" calcext:value-type="float">
            <text:p>0,763487</text:p>
          </table:table-cell>
          <table:table-cell office:value-type="float" office:value="0.789242" calcext:value-type="float">
            <text:p>0,789242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7251" calcext:value-type="float">
            <text:p>0,797251</text:p>
          </table:table-cell>
          <table:table-cell office:value-type="float" office:value="0.807337" calcext:value-type="float">
            <text:p>0,807337</text:p>
          </table:table-cell>
          <table:table-cell office:value-type="float" office:value="0.815535" calcext:value-type="float">
            <text:p>0,815535</text:p>
          </table:table-cell>
          <table:table-cell office:value-type="float" office:value="0.820994" calcext:value-type="float">
            <text:p>0,820994</text:p>
          </table:table-cell>
          <table:table-cell office:value-type="float" office:value="0.833007" calcext:value-type="float">
            <text:p>0,833007</text:p>
          </table:table-cell>
          <table:table-cell office:value-type="float" office:value="0.850109" calcext:value-type="float">
            <text:p>0,85010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7137" calcext:value-type="float">
            <text:p>0,78713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81585" calcext:value-type="float">
            <text:p>0,181585</text:p>
          </table:table-cell>
          <table:table-cell office:value-type="float" office:value="0.629541" calcext:value-type="float">
            <text:p>0,629541</text:p>
          </table:table-cell>
          <table:table-cell office:value-type="float" office:value="0.758749" calcext:value-type="float">
            <text:p>0,758749</text:p>
          </table:table-cell>
          <table:table-cell office:value-type="float" office:value="0.789499" calcext:value-type="float">
            <text:p>0,789499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8427" calcext:value-type="float">
            <text:p>0,798427</text:p>
          </table:table-cell>
          <table:table-cell office:value-type="float" office:value="0.807936" calcext:value-type="float">
            <text:p>0,807936</text:p>
          </table:table-cell>
          <table:table-cell office:value-type="float" office:value="0.815597" calcext:value-type="float">
            <text:p>0,815597</text:p>
          </table:table-cell>
          <table:table-cell office:value-type="float" office:value="0.821598" calcext:value-type="float">
            <text:p>0,821598</text:p>
          </table:table-cell>
          <table:table-cell office:value-type="float" office:value="0.834786" calcext:value-type="float">
            <text:p>0,834786</text:p>
          </table:table-cell>
          <table:table-cell office:value-type="float" office:value="0.852024" calcext:value-type="float">
            <text:p>0,85202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431" calcext:value-type="float">
            <text:p>0,79043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3668" calcext:value-type="float">
            <text:p>0,373668</text:p>
          </table:table-cell>
          <table:table-cell office:value-type="float" office:value="0.590218" calcext:value-type="float">
            <text:p>0,590218</text:p>
          </table:table-cell>
          <table:table-cell office:value-type="float" office:value="0.723239" calcext:value-type="float">
            <text:p>0,723239</text:p>
          </table:table-cell>
          <table:table-cell office:value-type="float" office:value="0.779081" calcext:value-type="float">
            <text:p>0,779081</text:p>
          </table:table-cell>
          <table:table-cell office:value-type="float" office:value="0.79457" calcext:value-type="float">
            <text:p>0,79457</text:p>
          </table:table-cell>
          <table:table-cell office:value-type="float" office:value="0.796459" calcext:value-type="float">
            <text:p>0,796459</text:p>
          </table:table-cell>
          <table:table-cell office:value-type="float" office:value="0.806126" calcext:value-type="float">
            <text:p>0,806126</text:p>
          </table:table-cell>
          <table:table-cell office:value-type="float" office:value="0.815725" calcext:value-type="float">
            <text:p>0,815725</text:p>
          </table:table-cell>
          <table:table-cell office:value-type="float" office:value="0.822211" calcext:value-type="float">
            <text:p>0,822211</text:p>
          </table:table-cell>
          <table:table-cell office:value-type="float" office:value="0.836759" calcext:value-type="float">
            <text:p>0,836759</text:p>
          </table:table-cell>
          <table:table-cell office:value-type="float" office:value="0.852602" calcext:value-type="float">
            <text:p>0,85260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1699" calcext:value-type="float">
            <text:p>0,78169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0.566822" calcext:value-type="float">
            <text:p>0,566822</text:p>
          </table:table-cell>
          <table:table-cell office:value-type="float" office:value="0.727252" calcext:value-type="float">
            <text:p>0,727252</text:p>
          </table:table-cell>
          <table:table-cell office:value-type="float" office:value="0.774166" calcext:value-type="float">
            <text:p>0,774166</text:p>
          </table:table-cell>
          <table:table-cell office:value-type="float" office:value="0.793243" calcext:value-type="float">
            <text:p>0,793243</text:p>
          </table:table-cell>
          <table:table-cell office:value-type="float" office:value="0.796684" calcext:value-type="float">
            <text:p>0,796684</text:p>
          </table:table-cell>
          <table:table-cell office:value-type="float" office:value="0.808279" calcext:value-type="float">
            <text:p>0,808279</text:p>
          </table:table-cell>
          <table:table-cell office:value-type="float" office:value="0.818189" calcext:value-type="float">
            <text:p>0,818189</text:p>
          </table:table-cell>
          <table:table-cell office:value-type="float" office:value="0.823442" calcext:value-type="float">
            <text:p>0,823442</text:p>
          </table:table-cell>
          <table:table-cell office:value-type="float" office:value="0.84279" calcext:value-type="float">
            <text:p>0,84279</text:p>
          </table:table-cell>
          <table:table-cell office:value-type="float" office:value="0.854842" calcext:value-type="float">
            <text:p>0,85484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0571" calcext:value-type="float">
            <text:p>0,78057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73668" calcext:value-type="float">
            <text:p>0,373668</text:p>
          </table:table-cell>
          <table:table-cell office:value-type="float" office:value="0.63071" calcext:value-type="float">
            <text:p>0,63071</text:p>
          </table:table-cell>
          <table:table-cell office:value-type="float" office:value="0.748874" calcext:value-type="float">
            <text:p>0,748874</text:p>
          </table:table-cell>
          <table:table-cell office:value-type="float" office:value="0.783676" calcext:value-type="float">
            <text:p>0,783676</text:p>
          </table:table-cell>
          <table:table-cell office:value-type="float" office:value="0.796131" calcext:value-type="float">
            <text:p>0,796131</text:p>
          </table:table-cell>
          <table:table-cell office:value-type="float" office:value="0.798024" calcext:value-type="float">
            <text:p>0,798024</text:p>
          </table:table-cell>
          <table:table-cell office:value-type="float" office:value="0.808553" calcext:value-type="float">
            <text:p>0,808553</text:p>
          </table:table-cell>
          <table:table-cell office:value-type="float" office:value="0.817196" calcext:value-type="float">
            <text:p>0,817196</text:p>
          </table:table-cell>
          <table:table-cell office:value-type="float" office:value="0.823408" calcext:value-type="float">
            <text:p>0,823408</text:p>
          </table:table-cell>
          <table:table-cell office:value-type="float" office:value="0.839932" calcext:value-type="float">
            <text:p>0,839932</text:p>
          </table:table-cell>
          <table:table-cell office:value-type="float" office:value="0.853228" calcext:value-type="float">
            <text:p>0,85322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9973" calcext:value-type="float">
            <text:p>0,78997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0.51973" calcext:value-type="float">
            <text:p>0,51973</text:p>
          </table:table-cell>
          <table:table-cell office:value-type="float" office:value="0.717867" calcext:value-type="float">
            <text:p>0,717867</text:p>
          </table:table-cell>
          <table:table-cell office:value-type="float" office:value="0.773674" calcext:value-type="float">
            <text:p>0,773674</text:p>
          </table:table-cell>
          <table:table-cell office:value-type="float" office:value="0.793225" calcext:value-type="float">
            <text:p>0,793225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1676" calcext:value-type="float">
            <text:p>0,801676</text:p>
          </table:table-cell>
          <table:table-cell office:value-type="float" office:value="0.812786" calcext:value-type="float">
            <text:p>0,812786</text:p>
          </table:table-cell>
          <table:table-cell office:value-type="float" office:value="0.820458" calcext:value-type="float">
            <text:p>0,820458</text:p>
          </table:table-cell>
          <table:table-cell office:value-type="float" office:value="0.831969" calcext:value-type="float">
            <text:p>0,831969</text:p>
          </table:table-cell>
          <table:table-cell office:value-type="float" office:value="0.851741" calcext:value-type="float">
            <text:p>0,85174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1928" calcext:value-type="float">
            <text:p>0,77192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0.509645" calcext:value-type="float">
            <text:p>0,509645</text:p>
          </table:table-cell>
          <table:table-cell office:value-type="float" office:value="0.742351" calcext:value-type="float">
            <text:p>0,742351</text:p>
          </table:table-cell>
          <table:table-cell office:value-type="float" office:value="0.782945" calcext:value-type="float">
            <text:p>0,782945</text:p>
          </table:table-cell>
          <table:table-cell office:value-type="float" office:value="0.796107" calcext:value-type="float">
            <text:p>0,796107</text:p>
          </table:table-cell>
          <table:table-cell office:value-type="float" office:value="0.796192" calcext:value-type="float">
            <text:p>0,796192</text:p>
          </table:table-cell>
          <table:table-cell office:value-type="float" office:value="0.803347" calcext:value-type="float">
            <text:p>0,803347</text:p>
          </table:table-cell>
          <table:table-cell office:value-type="float" office:value="0.813557" calcext:value-type="float">
            <text:p>0,813557</text:p>
          </table:table-cell>
          <table:table-cell office:value-type="float" office:value="0.821112" calcext:value-type="float">
            <text:p>0,821112</text:p>
          </table:table-cell>
          <table:table-cell office:value-type="float" office:value="0.833904" calcext:value-type="float">
            <text:p>0,833904</text:p>
          </table:table-cell>
          <table:table-cell office:value-type="float" office:value="0.852328" calcext:value-type="float">
            <text:p>0,85232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5149" calcext:value-type="float">
            <text:p>0,77514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0.573209" calcext:value-type="float">
            <text:p>0,573209</text:p>
          </table:table-cell>
          <table:table-cell office:value-type="float" office:value="0.758684" calcext:value-type="float">
            <text:p>0,758684</text:p>
          </table:table-cell>
          <table:table-cell office:value-type="float" office:value="0.789008" calcext:value-type="float">
            <text:p>0,789008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6542" calcext:value-type="float">
            <text:p>0,796542</text:p>
          </table:table-cell>
          <table:table-cell office:value-type="float" office:value="0.807434" calcext:value-type="float">
            <text:p>0,807434</text:p>
          </table:table-cell>
          <table:table-cell office:value-type="float" office:value="0.815904" calcext:value-type="float">
            <text:p>0,815904</text:p>
          </table:table-cell>
          <table:table-cell office:value-type="float" office:value="0.821677" calcext:value-type="float">
            <text:p>0,821677</text:p>
          </table:table-cell>
          <table:table-cell office:value-type="float" office:value="0.838912" calcext:value-type="float">
            <text:p>0,838912</text:p>
          </table:table-cell>
          <table:table-cell office:value-type="float" office:value="0.852355" calcext:value-type="float">
            <text:p>0,85235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4988" calcext:value-type="float">
            <text:p>0,78498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0.506323" calcext:value-type="float">
            <text:p>0,506323</text:p>
          </table:table-cell>
          <table:table-cell office:value-type="float" office:value="0.745226" calcext:value-type="float">
            <text:p>0,745226</text:p>
          </table:table-cell>
          <table:table-cell office:value-type="float" office:value="0.786895" calcext:value-type="float">
            <text:p>0,786895</text:p>
          </table:table-cell>
          <table:table-cell office:value-type="float" office:value="0.796147" calcext:value-type="float">
            <text:p>0,796147</text:p>
          </table:table-cell>
          <table:table-cell office:value-type="float" office:value="0.796496" calcext:value-type="float">
            <text:p>0,796496</text:p>
          </table:table-cell>
          <table:table-cell office:value-type="float" office:value="0.807581" calcext:value-type="float">
            <text:p>0,807581</text:p>
          </table:table-cell>
          <table:table-cell office:value-type="float" office:value="0.815408" calcext:value-type="float">
            <text:p>0,815408</text:p>
          </table:table-cell>
          <table:table-cell office:value-type="float" office:value="0.821195" calcext:value-type="float">
            <text:p>0,821195</text:p>
          </table:table-cell>
          <table:table-cell office:value-type="float" office:value="0.835892" calcext:value-type="float">
            <text:p>0,835892</text:p>
          </table:table-cell>
          <table:table-cell office:value-type="float" office:value="0.852091" calcext:value-type="float">
            <text:p>0,85209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6326" calcext:value-type="float">
            <text:p>0,77632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0.445862" calcext:value-type="float">
            <text:p>0,445862</text:p>
          </table:table-cell>
          <table:table-cell office:value-type="float" office:value="0.720527" calcext:value-type="float">
            <text:p>0,720527</text:p>
          </table:table-cell>
          <table:table-cell office:value-type="float" office:value="0.770689" calcext:value-type="float">
            <text:p>0,770689</text:p>
          </table:table-cell>
          <table:table-cell office:value-type="float" office:value="0.793726" calcext:value-type="float">
            <text:p>0,793726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2527" calcext:value-type="float">
            <text:p>0,802527</text:p>
          </table:table-cell>
          <table:table-cell office:value-type="float" office:value="0.81361" calcext:value-type="float">
            <text:p>0,81361</text:p>
          </table:table-cell>
          <table:table-cell office:value-type="float" office:value="0.821241" calcext:value-type="float">
            <text:p>0,821241</text:p>
          </table:table-cell>
          <table:table-cell office:value-type="float" office:value="0.834307" calcext:value-type="float">
            <text:p>0,834307</text:p>
          </table:table-cell>
          <table:table-cell office:value-type="float" office:value="0.853408" calcext:value-type="float">
            <text:p>0,85340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65205" calcext:value-type="float">
            <text:p>0,76520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0.460741" calcext:value-type="float">
            <text:p>0,460741</text:p>
          </table:table-cell>
          <table:table-cell office:value-type="float" office:value="0.727165" calcext:value-type="float">
            <text:p>0,727165</text:p>
          </table:table-cell>
          <table:table-cell office:value-type="float" office:value="0.779863" calcext:value-type="float">
            <text:p>0,779863</text:p>
          </table:table-cell>
          <table:table-cell office:value-type="float" office:value="0.796086" calcext:value-type="float">
            <text:p>0,796086</text:p>
          </table:table-cell>
          <table:table-cell office:value-type="float" office:value="0.800335" calcext:value-type="float">
            <text:p>0,800335</text:p>
          </table:table-cell>
          <table:table-cell office:value-type="float" office:value="0.811722" calcext:value-type="float">
            <text:p>0,811722</text:p>
          </table:table-cell>
          <table:table-cell office:value-type="float" office:value="0.818549" calcext:value-type="float">
            <text:p>0,818549</text:p>
          </table:table-cell>
          <table:table-cell office:value-type="float" office:value="0.823249" calcext:value-type="float">
            <text:p>0,823249</text:p>
          </table:table-cell>
          <table:table-cell office:value-type="float" office:value="0.839477" calcext:value-type="float">
            <text:p>0,839477</text:p>
          </table:table-cell>
          <table:table-cell office:value-type="float" office:value="0.854842" calcext:value-type="float">
            <text:p>0,85484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1203" calcext:value-type="float">
            <text:p>0,77120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0.380973" calcext:value-type="float">
            <text:p>0,380973</text:p>
          </table:table-cell>
          <table:table-cell office:value-type="float" office:value="0.706121" calcext:value-type="float">
            <text:p>0,706121</text:p>
          </table:table-cell>
          <table:table-cell office:value-type="float" office:value="0.783745" calcext:value-type="float">
            <text:p>0,783745</text:p>
          </table:table-cell>
          <table:table-cell office:value-type="float" office:value="0.796137" calcext:value-type="float">
            <text:p>0,796137</text:p>
          </table:table-cell>
          <table:table-cell office:value-type="float" office:value="0.802645" calcext:value-type="float">
            <text:p>0,802645</text:p>
          </table:table-cell>
          <table:table-cell office:value-type="float" office:value="0.81323" calcext:value-type="float">
            <text:p>0,81323</text:p>
          </table:table-cell>
          <table:table-cell office:value-type="float" office:value="0.819375" calcext:value-type="float">
            <text:p>0,819375</text:p>
          </table:table-cell>
          <table:table-cell office:value-type="float" office:value="0.826296" calcext:value-type="float">
            <text:p>0,826296</text:p>
          </table:table-cell>
          <table:table-cell office:value-type="float" office:value="0.841533" calcext:value-type="float">
            <text:p>0,841533</text:p>
          </table:table-cell>
          <table:table-cell office:value-type="float" office:value="0.8541" calcext:value-type="float">
            <text:p>0,854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62415" calcext:value-type="float">
            <text:p>0,76241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515409" calcext:value-type="float">
            <text:p>0,515409</text:p>
          </table:table-cell>
          <table:table-cell office:value-type="float" office:value="0.738801" calcext:value-type="float">
            <text:p>0,738801</text:p>
          </table:table-cell>
          <table:table-cell office:value-type="float" office:value="0.790897" calcext:value-type="float">
            <text:p>0,790897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4997" calcext:value-type="float">
            <text:p>0,804997</text:p>
          </table:table-cell>
          <table:table-cell office:value-type="float" office:value="0.815906" calcext:value-type="float">
            <text:p>0,815906</text:p>
          </table:table-cell>
          <table:table-cell office:value-type="float" office:value="0.821607" calcext:value-type="float">
            <text:p>0,821607</text:p>
          </table:table-cell>
          <table:table-cell office:value-type="float" office:value="0.833015" calcext:value-type="float">
            <text:p>0,833015</text:p>
          </table:table-cell>
          <table:table-cell office:value-type="float" office:value="0.844116" calcext:value-type="float">
            <text:p>0,844116</text:p>
          </table:table-cell>
          <table:table-cell office:value-type="float" office:value="0.854674" calcext:value-type="float">
            <text:p>0,85467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1558" calcext:value-type="float">
            <text:p>0,78155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0.580184" calcext:value-type="float">
            <text:p>0,580184</text:p>
          </table:table-cell>
          <table:table-cell office:value-type="float" office:value="0.765382" calcext:value-type="float">
            <text:p>0,765382</text:p>
          </table:table-cell>
          <table:table-cell office:value-type="float" office:value="0.794742" calcext:value-type="float">
            <text:p>0,794742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4017" calcext:value-type="float">
            <text:p>0,804017</text:p>
          </table:table-cell>
          <table:table-cell office:value-type="float" office:value="0.81531" calcext:value-type="float">
            <text:p>0,81531</text:p>
          </table:table-cell>
          <table:table-cell office:value-type="float" office:value="0.82028" calcext:value-type="float">
            <text:p>0,82028</text:p>
          </table:table-cell>
          <table:table-cell office:value-type="float" office:value="0.829766" calcext:value-type="float">
            <text:p>0,829766</text:p>
          </table:table-cell>
          <table:table-cell office:value-type="float" office:value="0.843075" calcext:value-type="float">
            <text:p>0,843075</text:p>
          </table:table-cell>
          <table:table-cell office:value-type="float" office:value="0.854077" calcext:value-type="float">
            <text:p>0,85407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0299" calcext:value-type="float">
            <text:p>0,79029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8239" calcext:value-type="float">
            <text:p>0,068239</text:p>
          </table:table-cell>
          <table:table-cell office:value-type="float" office:value="0.585162" calcext:value-type="float">
            <text:p>0,585162</text:p>
          </table:table-cell>
          <table:table-cell office:value-type="float" office:value="0.765333" calcext:value-type="float">
            <text:p>0,765333</text:p>
          </table:table-cell>
          <table:table-cell office:value-type="float" office:value="0.794925" calcext:value-type="float">
            <text:p>0,794925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4589" calcext:value-type="float">
            <text:p>0,804589</text:p>
          </table:table-cell>
          <table:table-cell office:value-type="float" office:value="0.816108" calcext:value-type="float">
            <text:p>0,816108</text:p>
          </table:table-cell>
          <table:table-cell office:value-type="float" office:value="0.821442" calcext:value-type="float">
            <text:p>0,821442</text:p>
          </table:table-cell>
          <table:table-cell office:value-type="float" office:value="0.833813" calcext:value-type="float">
            <text:p>0,833813</text:p>
          </table:table-cell>
          <table:table-cell office:value-type="float" office:value="0.844116" calcext:value-type="float">
            <text:p>0,844116</text:p>
          </table:table-cell>
          <table:table-cell office:value-type="float" office:value="0.855534" calcext:value-type="float">
            <text:p>0,85553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718" calcext:value-type="float">
            <text:p>0,79171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514523" calcext:value-type="float">
            <text:p>0,514523</text:p>
          </table:table-cell>
          <table:table-cell office:value-type="float" office:value="0.766104" calcext:value-type="float">
            <text:p>0,766104</text:p>
          </table:table-cell>
          <table:table-cell office:value-type="float" office:value="0.796101" calcext:value-type="float">
            <text:p>0,796101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5355" calcext:value-type="float">
            <text:p>0,805355</text:p>
          </table:table-cell>
          <table:table-cell office:value-type="float" office:value="0.816759" calcext:value-type="float">
            <text:p>0,816759</text:p>
          </table:table-cell>
          <table:table-cell office:value-type="float" office:value="0.821956" calcext:value-type="float">
            <text:p>0,821956</text:p>
          </table:table-cell>
          <table:table-cell office:value-type="float" office:value="0.836041" calcext:value-type="float">
            <text:p>0,836041</text:p>
          </table:table-cell>
          <table:table-cell office:value-type="float" office:value="0.844218" calcext:value-type="float">
            <text:p>0,844218</text:p>
          </table:table-cell>
          <table:table-cell office:value-type="float" office:value="0.854961" calcext:value-type="float">
            <text:p>0,85496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5217" calcext:value-type="float">
            <text:p>0,7852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1351" calcext:value-type="float">
            <text:p>0,41351</text:p>
          </table:table-cell>
          <table:table-cell office:value-type="float" office:value="0.554156" calcext:value-type="float">
            <text:p>0,554156</text:p>
          </table:table-cell>
          <table:table-cell office:value-type="float" office:value="0.75396" calcext:value-type="float">
            <text:p>0,75396</text:p>
          </table:table-cell>
          <table:table-cell office:value-type="float" office:value="0.795018" calcext:value-type="float">
            <text:p>0,795018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7614" calcext:value-type="float">
            <text:p>0,797614</text:p>
          </table:table-cell>
          <table:table-cell office:value-type="float" office:value="0.811176" calcext:value-type="float">
            <text:p>0,811176</text:p>
          </table:table-cell>
          <table:table-cell office:value-type="float" office:value="0.818352" calcext:value-type="float">
            <text:p>0,818352</text:p>
          </table:table-cell>
          <table:table-cell office:value-type="float" office:value="0.824373" calcext:value-type="float">
            <text:p>0,824373</text:p>
          </table:table-cell>
          <table:table-cell office:value-type="float" office:value="0.841241" calcext:value-type="float">
            <text:p>0,841241</text:p>
          </table:table-cell>
          <table:table-cell office:value-type="float" office:value="0.852963" calcext:value-type="float">
            <text:p>0,85296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84501" calcext:value-type="float">
            <text:p>0,78450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577157" calcext:value-type="float">
            <text:p>0,577157</text:p>
          </table:table-cell>
          <table:table-cell office:value-type="float" office:value="0.771872" calcext:value-type="float">
            <text:p>0,771872</text:p>
          </table:table-cell>
          <table:table-cell office:value-type="float" office:value="0.795536" calcext:value-type="float">
            <text:p>0,795536</text:p>
          </table:table-cell>
          <table:table-cell office:value-type="float" office:value="0.796245" calcext:value-type="float">
            <text:p>0,796245</text:p>
          </table:table-cell>
          <table:table-cell office:value-type="float" office:value="0.808162" calcext:value-type="float">
            <text:p>0,808162</text:p>
          </table:table-cell>
          <table:table-cell office:value-type="float" office:value="0.817064" calcext:value-type="float">
            <text:p>0,817064</text:p>
          </table:table-cell>
          <table:table-cell office:value-type="float" office:value="0.821356" calcext:value-type="float">
            <text:p>0,821356</text:p>
          </table:table-cell>
          <table:table-cell office:value-type="float" office:value="0.83152" calcext:value-type="float">
            <text:p>0,83152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5239" calcext:value-type="float">
            <text:p>0,85239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1473" calcext:value-type="float">
            <text:p>0,79147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0.569407" calcext:value-type="float">
            <text:p>0,569407</text:p>
          </table:table-cell>
          <table:table-cell office:value-type="float" office:value="0.786677" calcext:value-type="float">
            <text:p>0,786677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0779" calcext:value-type="float">
            <text:p>0,800779</text:p>
          </table:table-cell>
          <table:table-cell office:value-type="float" office:value="0.812259" calcext:value-type="float">
            <text:p>0,812259</text:p>
          </table:table-cell>
          <table:table-cell office:value-type="float" office:value="0.818274" calcext:value-type="float">
            <text:p>0,818274</text:p>
          </table:table-cell>
          <table:table-cell office:value-type="float" office:value="0.821777" calcext:value-type="float">
            <text:p>0,821777</text:p>
          </table:table-cell>
          <table:table-cell office:value-type="float" office:value="0.834129" calcext:value-type="float">
            <text:p>0,834129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53824" calcext:value-type="float">
            <text:p>0,85382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367" calcext:value-type="float">
            <text:p>0,7936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438966" calcext:value-type="float">
            <text:p>0,438966</text:p>
          </table:table-cell>
          <table:table-cell office:value-type="float" office:value="0.770884" calcext:value-type="float">
            <text:p>0,770884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799283" calcext:value-type="float">
            <text:p>0,799283</text:p>
          </table:table-cell>
          <table:table-cell office:value-type="float" office:value="0.810188" calcext:value-type="float">
            <text:p>0,810188</text:p>
          </table:table-cell>
          <table:table-cell office:value-type="float" office:value="0.817406" calcext:value-type="float">
            <text:p>0,817406</text:p>
          </table:table-cell>
          <table:table-cell office:value-type="float" office:value="0.821584" calcext:value-type="float">
            <text:p>0,821584</text:p>
          </table:table-cell>
          <table:table-cell office:value-type="float" office:value="0.834588" calcext:value-type="float">
            <text:p>0,834588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541" calcext:value-type="float">
            <text:p>0,854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78657" calcext:value-type="float">
            <text:p>0,77865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40233" calcext:value-type="float">
            <text:p>0,340233</text:p>
          </table:table-cell>
          <table:table-cell office:value-type="float" office:value="0.582669" calcext:value-type="float">
            <text:p>0,582669</text:p>
          </table:table-cell>
          <table:table-cell office:value-type="float" office:value="0.779376" calcext:value-type="float">
            <text:p>0,779376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4435" calcext:value-type="float">
            <text:p>0,804435</text:p>
          </table:table-cell>
          <table:table-cell office:value-type="float" office:value="0.813542" calcext:value-type="float">
            <text:p>0,813542</text:p>
          </table:table-cell>
          <table:table-cell office:value-type="float" office:value="0.818534" calcext:value-type="float">
            <text:p>0,818534</text:p>
          </table:table-cell>
          <table:table-cell office:value-type="float" office:value="0.823005" calcext:value-type="float">
            <text:p>0,823005</text:p>
          </table:table-cell>
          <table:table-cell office:value-type="float" office:value="0.837215" calcext:value-type="float">
            <text:p>0,837215</text:p>
          </table:table-cell>
          <table:table-cell office:value-type="float" office:value="0.845388" calcext:value-type="float">
            <text:p>0,845388</text:p>
          </table:table-cell>
          <table:table-cell office:value-type="float" office:value="0.853824" calcext:value-type="float">
            <text:p>0,85382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5414" calcext:value-type="float">
            <text:p>0,79541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592882" calcext:value-type="float">
            <text:p>0,592882</text:p>
          </table:table-cell>
          <table:table-cell office:value-type="float" office:value="0.783799" calcext:value-type="float">
            <text:p>0,783799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1128" calcext:value-type="float">
            <text:p>0,801128</text:p>
          </table:table-cell>
          <table:table-cell office:value-type="float" office:value="0.812461" calcext:value-type="float">
            <text:p>0,812461</text:p>
          </table:table-cell>
          <table:table-cell office:value-type="float" office:value="0.817503" calcext:value-type="float">
            <text:p>0,817503</text:p>
          </table:table-cell>
          <table:table-cell office:value-type="float" office:value="0.821693" calcext:value-type="float">
            <text:p>0,821693</text:p>
          </table:table-cell>
          <table:table-cell office:value-type="float" office:value="0.834033" calcext:value-type="float">
            <text:p>0,834033</text:p>
          </table:table-cell>
          <table:table-cell office:value-type="float" office:value="0.844694" calcext:value-type="float">
            <text:p>0,844694</text:p>
          </table:table-cell>
          <table:table-cell office:value-type="float" office:value="0.852677" calcext:value-type="float">
            <text:p>0,85267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5702" calcext:value-type="float">
            <text:p>0,79570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585456" calcext:value-type="float">
            <text:p>0,585456</text:p>
          </table:table-cell>
          <table:table-cell office:value-type="float" office:value="0.787879" calcext:value-type="float">
            <text:p>0,787879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2182" calcext:value-type="float">
            <text:p>0,802182</text:p>
          </table:table-cell>
          <table:table-cell office:value-type="float" office:value="0.812273" calcext:value-type="float">
            <text:p>0,812273</text:p>
          </table:table-cell>
          <table:table-cell office:value-type="float" office:value="0.818483" calcext:value-type="float">
            <text:p>0,818483</text:p>
          </table:table-cell>
          <table:table-cell office:value-type="float" office:value="0.82178" calcext:value-type="float">
            <text:p>0,82178</text:p>
          </table:table-cell>
          <table:table-cell office:value-type="float" office:value="0.831717" calcext:value-type="float">
            <text:p>0,83171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2103" calcext:value-type="float">
            <text:p>0,85210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5203" calcext:value-type="float">
            <text:p>0,79520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597582" calcext:value-type="float">
            <text:p>0,597582</text:p>
          </table:table-cell>
          <table:table-cell office:value-type="float" office:value="0.77669" calcext:value-type="float">
            <text:p>0,77669</text:p>
          </table:table-cell>
          <table:table-cell office:value-type="float" office:value="0.796071" calcext:value-type="float">
            <text:p>0,796071</text:p>
          </table:table-cell>
          <table:table-cell office:value-type="float" office:value="0.802571" calcext:value-type="float">
            <text:p>0,802571</text:p>
          </table:table-cell>
          <table:table-cell office:value-type="float" office:value="0.812621" calcext:value-type="float">
            <text:p>0,812621</text:p>
          </table:table-cell>
          <table:table-cell office:value-type="float" office:value="0.818457" calcext:value-type="float">
            <text:p>0,818457</text:p>
          </table:table-cell>
          <table:table-cell office:value-type="float" office:value="0.821717" calcext:value-type="float">
            <text:p>0,821717</text:p>
          </table:table-cell>
          <table:table-cell office:value-type="float" office:value="0.828029" calcext:value-type="float">
            <text:p>0,828029</text:p>
          </table:table-cell>
          <table:table-cell office:value-type="float" office:value="0.843307" calcext:value-type="float">
            <text:p>0,843307</text:p>
          </table:table-cell>
          <table:table-cell office:value-type="float" office:value="0.85325" calcext:value-type="float">
            <text:p>0,8532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503" calcext:value-type="float">
            <text:p>0,795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661528" calcext:value-type="float">
            <text:p>0,661528</text:p>
          </table:table-cell>
          <table:table-cell office:value-type="float" office:value="0.786957" calcext:value-type="float">
            <text:p>0,786957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5477" calcext:value-type="float">
            <text:p>0,805477</text:p>
          </table:table-cell>
          <table:table-cell office:value-type="float" office:value="0.814265" calcext:value-type="float">
            <text:p>0,814265</text:p>
          </table:table-cell>
          <table:table-cell office:value-type="float" office:value="0.819403" calcext:value-type="float">
            <text:p>0,819403</text:p>
          </table:table-cell>
          <table:table-cell office:value-type="float" office:value="0.822108" calcext:value-type="float">
            <text:p>0,822108</text:p>
          </table:table-cell>
          <table:table-cell office:value-type="float" office:value="0.831801" calcext:value-type="float">
            <text:p>0,831801</text:p>
          </table:table-cell>
          <table:table-cell office:value-type="float" office:value="0.844232" calcext:value-type="float">
            <text:p>0,844232</text:p>
          </table:table-cell>
          <table:table-cell office:value-type="float" office:value="0.854685" calcext:value-type="float">
            <text:p>0,85468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03661" calcext:value-type="float">
            <text:p>0,80366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44439" calcext:value-type="float">
            <text:p>0,344439</text:p>
          </table:table-cell>
          <table:table-cell office:value-type="float" office:value="0.600285" calcext:value-type="float">
            <text:p>0,600285</text:p>
          </table:table-cell>
          <table:table-cell office:value-type="float" office:value="0.786776" calcext:value-type="float">
            <text:p>0,786776</text:p>
          </table:table-cell>
          <table:table-cell office:value-type="float" office:value="0.796154" calcext:value-type="float">
            <text:p>0,796154</text:p>
          </table:table-cell>
          <table:table-cell office:value-type="float" office:value="0.804938" calcext:value-type="float">
            <text:p>0,804938</text:p>
          </table:table-cell>
          <table:table-cell office:value-type="float" office:value="0.814948" calcext:value-type="float">
            <text:p>0,814948</text:p>
          </table:table-cell>
          <table:table-cell office:value-type="float" office:value="0.819945" calcext:value-type="float">
            <text:p>0,819945</text:p>
          </table:table-cell>
          <table:table-cell office:value-type="float" office:value="0.822166" calcext:value-type="float">
            <text:p>0,822166</text:p>
          </table:table-cell>
          <table:table-cell office:value-type="float" office:value="0.831056" calcext:value-type="float">
            <text:p>0,831056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54972" calcext:value-type="float">
            <text:p>0,85497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797466" calcext:value-type="float">
            <text:p>0,79746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83891" calcext:value-type="float">
            <text:p>0,083891</text:p>
          </table:table-cell>
          <table:table-cell office:value-type="float" office:value="0.582374" calcext:value-type="float">
            <text:p>0,582374</text:p>
          </table:table-cell>
          <table:table-cell office:value-type="float" office:value="0.787282" calcext:value-type="float">
            <text:p>0,787282</text:p>
          </table:table-cell>
          <table:table-cell office:value-type="float" office:value="0.798123" calcext:value-type="float">
            <text:p>0,798123</text:p>
          </table:table-cell>
          <table:table-cell office:value-type="float" office:value="0.811631" calcext:value-type="float">
            <text:p>0,811631</text:p>
          </table:table-cell>
          <table:table-cell office:value-type="float" office:value="0.817197" calcext:value-type="float">
            <text:p>0,817197</text:p>
          </table:table-cell>
          <table:table-cell office:value-type="float" office:value="0.821386" calcext:value-type="float">
            <text:p>0,821386</text:p>
          </table:table-cell>
          <table:table-cell office:value-type="float" office:value="0.82217" calcext:value-type="float">
            <text:p>0,82217</text:p>
          </table:table-cell>
          <table:table-cell office:value-type="float" office:value="0.834011" calcext:value-type="float">
            <text:p>0,834011</text:p>
          </table:table-cell>
          <table:table-cell office:value-type="float" office:value="0.844463" calcext:value-type="float">
            <text:p>0,844463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97418" calcext:value-type="float">
            <text:p>0,79741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49093" calcext:value-type="float">
            <text:p>0,349093</text:p>
          </table:table-cell>
          <table:table-cell office:value-type="float" office:value="0.640639" calcext:value-type="float">
            <text:p>0,640639</text:p>
          </table:table-cell>
          <table:table-cell office:value-type="float" office:value="0.793717" calcext:value-type="float">
            <text:p>0,793717</text:p>
          </table:table-cell>
          <table:table-cell office:value-type="float" office:value="0.804672" calcext:value-type="float">
            <text:p>0,804672</text:p>
          </table:table-cell>
          <table:table-cell office:value-type="float" office:value="0.815405" calcext:value-type="float">
            <text:p>0,815405</text:p>
          </table:table-cell>
          <table:table-cell office:value-type="float" office:value="0.81936" calcext:value-type="float">
            <text:p>0,81936</text:p>
          </table:table-cell>
          <table:table-cell office:value-type="float" office:value="0.82205" calcext:value-type="float">
            <text:p>0,82205</text:p>
          </table:table-cell>
          <table:table-cell office:value-type="float" office:value="0.825114" calcext:value-type="float">
            <text:p>0,825114</text:p>
          </table:table-cell>
          <table:table-cell office:value-type="float" office:value="0.840967" calcext:value-type="float">
            <text:p>0,840967</text:p>
          </table:table-cell>
          <table:table-cell office:value-type="float" office:value="0.848086" calcext:value-type="float">
            <text:p>0,84808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06556" calcext:value-type="float">
            <text:p>0,80655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28162" calcext:value-type="float">
            <text:p>0,328162</text:p>
          </table:table-cell>
          <table:table-cell office:value-type="float" office:value="0.605236" calcext:value-type="float">
            <text:p>0,605236</text:p>
          </table:table-cell>
          <table:table-cell office:value-type="float" office:value="0.791359" calcext:value-type="float">
            <text:p>0,791359</text:p>
          </table:table-cell>
          <table:table-cell office:value-type="float" office:value="0.801276" calcext:value-type="float">
            <text:p>0,801276</text:p>
          </table:table-cell>
          <table:table-cell office:value-type="float" office:value="0.81557" calcext:value-type="float">
            <text:p>0,81557</text:p>
          </table:table-cell>
          <table:table-cell office:value-type="float" office:value="0.819045" calcext:value-type="float">
            <text:p>0,819045</text:p>
          </table:table-cell>
          <table:table-cell office:value-type="float" office:value="0.822108" calcext:value-type="float">
            <text:p>0,822108</text:p>
          </table:table-cell>
          <table:table-cell office:value-type="float" office:value="0.829155" calcext:value-type="float">
            <text:p>0,829155</text:p>
          </table:table-cell>
          <table:table-cell office:value-type="float" office:value="0.842497" calcext:value-type="float">
            <text:p>0,842497</text:p>
          </table:table-cell>
          <table:table-cell office:value-type="float" office:value="0.848946" calcext:value-type="float">
            <text:p>0,84894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03074" calcext:value-type="float">
            <text:p>0,80307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44439" calcext:value-type="float">
            <text:p>0,344439</text:p>
          </table:table-cell>
          <table:table-cell office:value-type="float" office:value="0.504078" calcext:value-type="float">
            <text:p>0,504078</text:p>
          </table:table-cell>
          <table:table-cell office:value-type="float" office:value="0.775688" calcext:value-type="float">
            <text:p>0,775688</text:p>
          </table:table-cell>
          <table:table-cell office:value-type="float" office:value="0.800415" calcext:value-type="float">
            <text:p>0,800415</text:p>
          </table:table-cell>
          <table:table-cell office:value-type="float" office:value="0.815634" calcext:value-type="float">
            <text:p>0,815634</text:p>
          </table:table-cell>
          <table:table-cell office:value-type="float" office:value="0.818904" calcext:value-type="float">
            <text:p>0,818904</text:p>
          </table:table-cell>
          <table:table-cell office:value-type="float" office:value="0.822181" calcext:value-type="float">
            <text:p>0,822181</text:p>
          </table:table-cell>
          <table:table-cell office:value-type="float" office:value="0.834927" calcext:value-type="float">
            <text:p>0,834927</text:p>
          </table:table-cell>
          <table:table-cell office:value-type="float" office:value="0.842844" calcext:value-type="float">
            <text:p>0,842844</text:p>
          </table:table-cell>
          <table:table-cell office:value-type="float" office:value="0.847225" calcext:value-type="float">
            <text:p>0,84722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91744" calcext:value-type="float">
            <text:p>0,79174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0.483524" calcext:value-type="float">
            <text:p>0,483524</text:p>
          </table:table-cell>
          <table:table-cell office:value-type="float" office:value="0.785918" calcext:value-type="float">
            <text:p>0,785918</text:p>
          </table:table-cell>
          <table:table-cell office:value-type="float" office:value="0.80414" calcext:value-type="float">
            <text:p>0,80414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8" calcext:value-type="float">
            <text:p>0,8198</text:p>
          </table:table-cell>
          <table:table-cell office:value-type="float" office:value="0.822314" calcext:value-type="float">
            <text:p>0,822314</text:p>
          </table:table-cell>
          <table:table-cell office:value-type="float" office:value="0.835286" calcext:value-type="float">
            <text:p>0,835286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50955" calcext:value-type="float">
            <text:p>0,85095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91708" calcext:value-type="float">
            <text:p>0,79170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0.414208" calcext:value-type="float">
            <text:p>0,414208</text:p>
          </table:table-cell>
          <table:table-cell office:value-type="float" office:value="0.730037" calcext:value-type="float">
            <text:p>0,730037</text:p>
          </table:table-cell>
          <table:table-cell office:value-type="float" office:value="0.798345" calcext:value-type="float">
            <text:p>0,798345</text:p>
          </table:table-cell>
          <table:table-cell office:value-type="float" office:value="0.813718" calcext:value-type="float">
            <text:p>0,813718</text:p>
          </table:table-cell>
          <table:table-cell office:value-type="float" office:value="0.816464" calcext:value-type="float">
            <text:p>0,816464</text:p>
          </table:table-cell>
          <table:table-cell office:value-type="float" office:value="0.821061" calcext:value-type="float">
            <text:p>0,821061</text:p>
          </table:table-cell>
          <table:table-cell office:value-type="float" office:value="0.822976" calcext:value-type="float">
            <text:p>0,822976</text:p>
          </table:table-cell>
          <table:table-cell office:value-type="float" office:value="0.838777" calcext:value-type="float">
            <text:p>0,838777</text:p>
          </table:table-cell>
          <table:table-cell office:value-type="float" office:value="0.846416" calcext:value-type="float">
            <text:p>0,84641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75755" calcext:value-type="float">
            <text:p>0,77575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0.437654" calcext:value-type="float">
            <text:p>0,437654</text:p>
          </table:table-cell>
          <table:table-cell office:value-type="float" office:value="0.719626" calcext:value-type="float">
            <text:p>0,719626</text:p>
          </table:table-cell>
          <table:table-cell office:value-type="float" office:value="0.799373" calcext:value-type="float">
            <text:p>0,799373</text:p>
          </table:table-cell>
          <table:table-cell office:value-type="float" office:value="0.815042" calcext:value-type="float">
            <text:p>0,81504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0392" calcext:value-type="float">
            <text:p>0,820392</text:p>
          </table:table-cell>
          <table:table-cell office:value-type="float" office:value="0.822861" calcext:value-type="float">
            <text:p>0,822861</text:p>
          </table:table-cell>
          <table:table-cell office:value-type="float" office:value="0.836639" calcext:value-type="float">
            <text:p>0,836639</text:p>
          </table:table-cell>
          <table:table-cell office:value-type="float" office:value="0.845611" calcext:value-type="float">
            <text:p>0,845611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76892" calcext:value-type="float">
            <text:p>0,77689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71627" calcext:value-type="float">
            <text:p>0,171627</text:p>
          </table:table-cell>
          <table:table-cell office:value-type="float" office:value="0.484235" calcext:value-type="float">
            <text:p>0,484235</text:p>
          </table:table-cell>
          <table:table-cell office:value-type="float" office:value="0.742064" calcext:value-type="float">
            <text:p>0,742064</text:p>
          </table:table-cell>
          <table:table-cell office:value-type="float" office:value="0.796791" calcext:value-type="float">
            <text:p>0,796791</text:p>
          </table:table-cell>
          <table:table-cell office:value-type="float" office:value="0.813418" calcext:value-type="float">
            <text:p>0,813418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3" calcext:value-type="float">
            <text:p>0,8193</text:p>
          </table:table-cell>
          <table:table-cell office:value-type="float" office:value="0.823561" calcext:value-type="float">
            <text:p>0,823561</text:p>
          </table:table-cell>
          <table:table-cell office:value-type="float" office:value="0.838186" calcext:value-type="float">
            <text:p>0,838186</text:p>
          </table:table-cell>
          <table:table-cell office:value-type="float" office:value="0.847597" calcext:value-type="float">
            <text:p>0,847597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83687" calcext:value-type="float">
            <text:p>0,78368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23516" calcext:value-type="float">
            <text:p>0,023516</text:p>
          </table:table-cell>
          <table:table-cell office:value-type="float" office:value="0.535306" calcext:value-type="float">
            <text:p>0,535306</text:p>
          </table:table-cell>
          <table:table-cell office:value-type="float" office:value="0.783633" calcext:value-type="float">
            <text:p>0,783633</text:p>
          </table:table-cell>
          <table:table-cell office:value-type="float" office:value="0.804253" calcext:value-type="float">
            <text:p>0,804253</text:p>
          </table:table-cell>
          <table:table-cell office:value-type="float" office:value="0.816107" calcext:value-type="float">
            <text:p>0,816107</text:p>
          </table:table-cell>
          <table:table-cell office:value-type="float" office:value="0.816701" calcext:value-type="float">
            <text:p>0,816701</text:p>
          </table:table-cell>
          <table:table-cell office:value-type="float" office:value="0.821216" calcext:value-type="float">
            <text:p>0,821216</text:p>
          </table:table-cell>
          <table:table-cell office:value-type="float" office:value="0.825059" calcext:value-type="float">
            <text:p>0,825059</text:p>
          </table:table-cell>
          <table:table-cell office:value-type="float" office:value="0.839767" calcext:value-type="float">
            <text:p>0,839767</text:p>
          </table:table-cell>
          <table:table-cell office:value-type="float" office:value="0.850437" calcext:value-type="float">
            <text:p>0,850437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94803" calcext:value-type="float">
            <text:p>0,79480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33531" calcext:value-type="float">
            <text:p>0,133531</text:p>
          </table:table-cell>
          <table:table-cell office:value-type="float" office:value="0.533983" calcext:value-type="float">
            <text:p>0,533983</text:p>
          </table:table-cell>
          <table:table-cell office:value-type="float" office:value="0.768288" calcext:value-type="float">
            <text:p>0,768288</text:p>
          </table:table-cell>
          <table:table-cell office:value-type="float" office:value="0.801357" calcext:value-type="float">
            <text:p>0,801357</text:p>
          </table:table-cell>
          <table:table-cell office:value-type="float" office:value="0.814577" calcext:value-type="float">
            <text:p>0,814577</text:p>
          </table:table-cell>
          <table:table-cell office:value-type="float" office:value="0.817095" calcext:value-type="float">
            <text:p>0,817095</text:p>
          </table:table-cell>
          <table:table-cell office:value-type="float" office:value="0.82145" calcext:value-type="float">
            <text:p>0,82145</text:p>
          </table:table-cell>
          <table:table-cell office:value-type="float" office:value="0.831898" calcext:value-type="float">
            <text:p>0,831898</text:p>
          </table:table-cell>
          <table:table-cell office:value-type="float" office:value="0.842035" calcext:value-type="float">
            <text:p>0,842035</text:p>
          </table:table-cell>
          <table:table-cell office:value-type="float" office:value="0.853824" calcext:value-type="float">
            <text:p>0,853824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94005" calcext:value-type="float">
            <text:p>0,79400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33531" calcext:value-type="float">
            <text:p>0,133531</text:p>
          </table:table-cell>
          <table:table-cell office:value-type="float" office:value="0.553411" calcext:value-type="float">
            <text:p>0,553411</text:p>
          </table:table-cell>
          <table:table-cell office:value-type="float" office:value="0.787359" calcext:value-type="float">
            <text:p>0,787359</text:p>
          </table:table-cell>
          <table:table-cell office:value-type="float" office:value="0.807782" calcext:value-type="float">
            <text:p>0,80778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996" calcext:value-type="float">
            <text:p>0,817996</text:p>
          </table:table-cell>
          <table:table-cell office:value-type="float" office:value="0.822457" calcext:value-type="float">
            <text:p>0,822457</text:p>
          </table:table-cell>
          <table:table-cell office:value-type="float" office:value="0.835505" calcext:value-type="float">
            <text:p>0,835505</text:p>
          </table:table-cell>
          <table:table-cell office:value-type="float" office:value="0.843478" calcext:value-type="float">
            <text:p>0,843478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9525" calcext:value-type="float">
            <text:p>0,79952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33531" calcext:value-type="float">
            <text:p>0,133531</text:p>
          </table:table-cell>
          <table:table-cell office:value-type="float" office:value="0.554359" calcext:value-type="float">
            <text:p>0,554359</text:p>
          </table:table-cell>
          <table:table-cell office:value-type="float" office:value="0.784482" calcext:value-type="float">
            <text:p>0,784482</text:p>
          </table:table-cell>
          <table:table-cell office:value-type="float" office:value="0.804813" calcext:value-type="float">
            <text:p>0,80481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796" calcext:value-type="float">
            <text:p>0,819796</text:p>
          </table:table-cell>
          <table:table-cell office:value-type="float" office:value="0.827706" calcext:value-type="float">
            <text:p>0,827706</text:p>
          </table:table-cell>
          <table:table-cell office:value-type="float" office:value="0.841122" calcext:value-type="float">
            <text:p>0,841122</text:p>
          </table:table-cell>
          <table:table-cell office:value-type="float" office:value="0.849371" calcext:value-type="float">
            <text:p>0,849371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0892" calcext:value-type="float">
            <text:p>0,80089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33531" calcext:value-type="float">
            <text:p>0,133531</text:p>
          </table:table-cell>
          <table:table-cell office:value-type="float" office:value="0.596817" calcext:value-type="float">
            <text:p>0,596817</text:p>
          </table:table-cell>
          <table:table-cell office:value-type="float" office:value="0.789739" calcext:value-type="float">
            <text:p>0,789739</text:p>
          </table:table-cell>
          <table:table-cell office:value-type="float" office:value="0.805811" calcext:value-type="float">
            <text:p>0,805811</text:p>
          </table:table-cell>
          <table:table-cell office:value-type="float" office:value="0.816387" calcext:value-type="float">
            <text:p>0,816387</text:p>
          </table:table-cell>
          <table:table-cell office:value-type="float" office:value="0.821226" calcext:value-type="float">
            <text:p>0,821226</text:p>
          </table:table-cell>
          <table:table-cell office:value-type="float" office:value="0.830609" calcext:value-type="float">
            <text:p>0,83060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7795" calcext:value-type="float">
            <text:p>0,84779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093" calcext:value-type="float">
            <text:p>0,80609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0.544189" calcext:value-type="float">
            <text:p>0,544189</text:p>
          </table:table-cell>
          <table:table-cell office:value-type="float" office:value="0.789404" calcext:value-type="float">
            <text:p>0,789404</text:p>
          </table:table-cell>
          <table:table-cell office:value-type="float" office:value="0.808327" calcext:value-type="float">
            <text:p>0,808327</text:p>
          </table:table-cell>
          <table:table-cell office:value-type="float" office:value="0.81686" calcext:value-type="float">
            <text:p>0,81686</text:p>
          </table:table-cell>
          <table:table-cell office:value-type="float" office:value="0.821563" calcext:value-type="float">
            <text:p>0,821563</text:p>
          </table:table-cell>
          <table:table-cell office:value-type="float" office:value="0.834232" calcext:value-type="float">
            <text:p>0,834232</text:p>
          </table:table-cell>
          <table:table-cell office:value-type="float" office:value="0.841804" calcext:value-type="float">
            <text:p>0,841804</text:p>
          </table:table-cell>
          <table:table-cell office:value-type="float" office:value="0.846364" calcext:value-type="float">
            <text:p>0,846364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1383" calcext:value-type="float">
            <text:p>0,80138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0.570391" calcext:value-type="float">
            <text:p>0,570391</text:p>
          </table:table-cell>
          <table:table-cell office:value-type="float" office:value="0.790855" calcext:value-type="float">
            <text:p>0,790855</text:p>
          </table:table-cell>
          <table:table-cell office:value-type="float" office:value="0.810311" calcext:value-type="float">
            <text:p>0,810311</text:p>
          </table:table-cell>
          <table:table-cell office:value-type="float" office:value="0.81804" calcext:value-type="float">
            <text:p>0,81804</text:p>
          </table:table-cell>
          <table:table-cell office:value-type="float" office:value="0.824148" calcext:value-type="float">
            <text:p>0,824148</text:p>
          </table:table-cell>
          <table:table-cell office:value-type="float" office:value="0.839446" calcext:value-type="float">
            <text:p>0,839446</text:p>
          </table:table-cell>
          <table:table-cell office:value-type="float" office:value="0.844347" calcext:value-type="float">
            <text:p>0,844347</text:p>
          </table:table-cell>
          <table:table-cell office:value-type="float" office:value="0.851242" calcext:value-type="float">
            <text:p>0,851242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5987" calcext:value-type="float">
            <text:p>0,80598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62984" calcext:value-type="float">
            <text:p>0,362984</text:p>
          </table:table-cell>
          <table:table-cell office:value-type="float" office:value="0.567724" calcext:value-type="float">
            <text:p>0,567724</text:p>
          </table:table-cell>
          <table:table-cell office:value-type="float" office:value="0.784256" calcext:value-type="float">
            <text:p>0,784256</text:p>
          </table:table-cell>
          <table:table-cell office:value-type="float" office:value="0.810823" calcext:value-type="float">
            <text:p>0,810823</text:p>
          </table:table-cell>
          <table:table-cell office:value-type="float" office:value="0.818532" calcext:value-type="float">
            <text:p>0,818532</text:p>
          </table:table-cell>
          <table:table-cell office:value-type="float" office:value="0.826911" calcext:value-type="float">
            <text:p>0,82691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694" calcext:value-type="float">
            <text:p>0,844694</text:p>
          </table:table-cell>
          <table:table-cell office:value-type="float" office:value="0.85325" calcext:value-type="float">
            <text:p>0,8532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5874" calcext:value-type="float">
            <text:p>0,80587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511888" calcext:value-type="float">
            <text:p>0,511888</text:p>
          </table:table-cell>
          <table:table-cell office:value-type="float" office:value="0.753996" calcext:value-type="float">
            <text:p>0,753996</text:p>
          </table:table-cell>
          <table:table-cell office:value-type="float" office:value="0.804144" calcext:value-type="float">
            <text:p>0,804144</text:p>
          </table:table-cell>
          <table:table-cell office:value-type="float" office:value="0.816397" calcext:value-type="float">
            <text:p>0,816397</text:p>
          </table:table-cell>
          <table:table-cell office:value-type="float" office:value="0.822212" calcext:value-type="float">
            <text:p>0,822212</text:p>
          </table:table-cell>
          <table:table-cell office:value-type="float" office:value="0.839815" calcext:value-type="float">
            <text:p>0,839815</text:p>
          </table:table-cell>
          <table:table-cell office:value-type="float" office:value="0.844347" calcext:value-type="float">
            <text:p>0,844347</text:p>
          </table:table-cell>
          <table:table-cell office:value-type="float" office:value="0.850955" calcext:value-type="float">
            <text:p>0,85095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5485" calcext:value-type="float">
            <text:p>0,79548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88273" calcext:value-type="float">
            <text:p>0,088273</text:p>
          </table:table-cell>
          <table:table-cell office:value-type="float" office:value="0.580864" calcext:value-type="float">
            <text:p>0,580864</text:p>
          </table:table-cell>
          <table:table-cell office:value-type="float" office:value="0.786982" calcext:value-type="float">
            <text:p>0,786982</text:p>
          </table:table-cell>
          <table:table-cell office:value-type="float" office:value="0.808599" calcext:value-type="float">
            <text:p>0,808599</text:p>
          </table:table-cell>
          <table:table-cell office:value-type="float" office:value="0.81649" calcext:value-type="float">
            <text:p>0,81649</text:p>
          </table:table-cell>
          <table:table-cell office:value-type="float" office:value="0.825792" calcext:value-type="float">
            <text:p>0,825792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242" calcext:value-type="float">
            <text:p>0,851242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802" calcext:value-type="float">
            <text:p>0,80680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83891" calcext:value-type="float">
            <text:p>0,083891</text:p>
          </table:table-cell>
          <table:table-cell office:value-type="float" office:value="0.555558" calcext:value-type="float">
            <text:p>0,555558</text:p>
          </table:table-cell>
          <table:table-cell office:value-type="float" office:value="0.773893" calcext:value-type="float">
            <text:p>0,773893</text:p>
          </table:table-cell>
          <table:table-cell office:value-type="float" office:value="0.803965" calcext:value-type="float">
            <text:p>0,80396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0522" calcext:value-type="float">
            <text:p>0,820522</text:p>
          </table:table-cell>
          <table:table-cell office:value-type="float" office:value="0.839594" calcext:value-type="float">
            <text:p>0,839594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66" calcext:value-type="float">
            <text:p>0,8486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1346" calcext:value-type="float">
            <text:p>0,80134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83891" calcext:value-type="float">
            <text:p>0,083891</text:p>
          </table:table-cell>
          <table:table-cell office:value-type="float" office:value="0.548904" calcext:value-type="float">
            <text:p>0,548904</text:p>
          </table:table-cell>
          <table:table-cell office:value-type="float" office:value="0.773149" calcext:value-type="float">
            <text:p>0,773149</text:p>
          </table:table-cell>
          <table:table-cell office:value-type="float" office:value="0.802017" calcext:value-type="float">
            <text:p>0,80201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0524" calcext:value-type="float">
            <text:p>0,820524</text:p>
          </table:table-cell>
          <table:table-cell office:value-type="float" office:value="0.840463" calcext:value-type="float">
            <text:p>0,840463</text:p>
          </table:table-cell>
          <table:table-cell office:value-type="float" office:value="0.843191" calcext:value-type="float">
            <text:p>0,843191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398" calcext:value-type="float">
            <text:p>0,854398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799987" calcext:value-type="float">
            <text:p>0,79998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44439" calcext:value-type="float">
            <text:p>0,344439</text:p>
          </table:table-cell>
          <table:table-cell office:value-type="float" office:value="0.630547" calcext:value-type="float">
            <text:p>0,630547</text:p>
          </table:table-cell>
          <table:table-cell office:value-type="float" office:value="0.784065" calcext:value-type="float">
            <text:p>0,784065</text:p>
          </table:table-cell>
          <table:table-cell office:value-type="float" office:value="0.809282" calcext:value-type="float">
            <text:p>0,80928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2419" calcext:value-type="float">
            <text:p>0,82241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8" calcext:value-type="float">
            <text:p>0,8438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685" calcext:value-type="float">
            <text:p>0,85468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10348" calcext:value-type="float">
            <text:p>0,81034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51201" calcext:value-type="float">
            <text:p>0,251201</text:p>
          </table:table-cell>
          <table:table-cell office:value-type="float" office:value="0.574387" calcext:value-type="float">
            <text:p>0,574387</text:p>
          </table:table-cell>
          <table:table-cell office:value-type="float" office:value="0.771712" calcext:value-type="float">
            <text:p>0,771712</text:p>
          </table:table-cell>
          <table:table-cell office:value-type="float" office:value="0.799785" calcext:value-type="float">
            <text:p>0,79978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0631" calcext:value-type="float">
            <text:p>0,82063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885" calcext:value-type="float">
            <text:p>0,843885</text:p>
          </table:table-cell>
          <table:table-cell office:value-type="float" office:value="0.846077" calcext:value-type="float">
            <text:p>0,84607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252" calcext:value-type="float">
            <text:p>0,8025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13793" calcext:value-type="float">
            <text:p>0,313793</text:p>
          </table:table-cell>
          <table:table-cell office:value-type="float" office:value="0.611771" calcext:value-type="float">
            <text:p>0,611771</text:p>
          </table:table-cell>
          <table:table-cell office:value-type="float" office:value="0.788697" calcext:value-type="float">
            <text:p>0,788697</text:p>
          </table:table-cell>
          <table:table-cell office:value-type="float" office:value="0.813607" calcext:value-type="float">
            <text:p>0,813607</text:p>
          </table:table-cell>
          <table:table-cell office:value-type="float" office:value="0.817239" calcext:value-type="float">
            <text:p>0,817239</text:p>
          </table:table-cell>
          <table:table-cell office:value-type="float" office:value="0.833204" calcext:value-type="float">
            <text:p>0,833204</text:p>
          </table:table-cell>
          <table:table-cell office:value-type="float" office:value="0.841906" calcext:value-type="float">
            <text:p>0,841906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66" calcext:value-type="float">
            <text:p>0,8486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1168" calcext:value-type="float">
            <text:p>0,81116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36042" calcext:value-type="float">
            <text:p>0,236042</text:p>
          </table:table-cell>
          <table:table-cell office:value-type="float" office:value="0.576105" calcext:value-type="float">
            <text:p>0,576105</text:p>
          </table:table-cell>
          <table:table-cell office:value-type="float" office:value="0.783524" calcext:value-type="float">
            <text:p>0,783524</text:p>
          </table:table-cell>
          <table:table-cell office:value-type="float" office:value="0.814146" calcext:value-type="float">
            <text:p>0,814146</text:p>
          </table:table-cell>
          <table:table-cell office:value-type="float" office:value="0.816263" calcext:value-type="float">
            <text:p>0,816263</text:p>
          </table:table-cell>
          <table:table-cell office:value-type="float" office:value="0.828329" calcext:value-type="float">
            <text:p>0,82832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685" calcext:value-type="float">
            <text:p>0,85468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05976" calcext:value-type="float">
            <text:p>0,80597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0.518986" calcext:value-type="float">
            <text:p>0,518986</text:p>
          </table:table-cell>
          <table:table-cell office:value-type="float" office:value="0.762471" calcext:value-type="float">
            <text:p>0,762471</text:p>
          </table:table-cell>
          <table:table-cell office:value-type="float" office:value="0.813458" calcext:value-type="float">
            <text:p>0,813458</text:p>
          </table:table-cell>
          <table:table-cell office:value-type="float" office:value="0.816429" calcext:value-type="float">
            <text:p>0,816429</text:p>
          </table:table-cell>
          <table:table-cell office:value-type="float" office:value="0.827469" calcext:value-type="float">
            <text:p>0,82746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796" calcext:value-type="float">
            <text:p>0,844796</text:p>
          </table:table-cell>
          <table:table-cell office:value-type="float" office:value="0.849233" calcext:value-type="float">
            <text:p>0,84923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8539" calcext:value-type="float">
            <text:p>0,79853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73808" calcext:value-type="float">
            <text:p>0,073808</text:p>
          </table:table-cell>
          <table:table-cell office:value-type="float" office:value="0.515595" calcext:value-type="float">
            <text:p>0,515595</text:p>
          </table:table-cell>
          <table:table-cell office:value-type="float" office:value="0.751543" calcext:value-type="float">
            <text:p>0,751543</text:p>
          </table:table-cell>
          <table:table-cell office:value-type="float" office:value="0.80719" calcext:value-type="float">
            <text:p>0,80719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153" calcext:value-type="float">
            <text:p>0,821153</text:p>
          </table:table-cell>
          <table:table-cell office:value-type="float" office:value="0.839896" calcext:value-type="float">
            <text:p>0,839896</text:p>
          </table:table-cell>
          <table:table-cell office:value-type="float" office:value="0.844449" calcext:value-type="float">
            <text:p>0,844449</text:p>
          </table:table-cell>
          <table:table-cell office:value-type="float" office:value="0.85037" calcext:value-type="float">
            <text:p>0,8503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5746" calcext:value-type="float">
            <text:p>0,79574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0.483879" calcext:value-type="float">
            <text:p>0,483879</text:p>
          </table:table-cell>
          <table:table-cell office:value-type="float" office:value="0.741035" calcext:value-type="float">
            <text:p>0,741035</text:p>
          </table:table-cell>
          <table:table-cell office:value-type="float" office:value="0.808544" calcext:value-type="float">
            <text:p>0,808544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657" calcext:value-type="float">
            <text:p>0,819657</text:p>
          </table:table-cell>
          <table:table-cell office:value-type="float" office:value="0.837131" calcext:value-type="float">
            <text:p>0,837131</text:p>
          </table:table-cell>
          <table:table-cell office:value-type="float" office:value="0.844578" calcext:value-type="float">
            <text:p>0,844578</text:p>
          </table:table-cell>
          <table:table-cell office:value-type="float" office:value="0.851798" calcext:value-type="float">
            <text:p>0,851798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1389" calcext:value-type="float">
            <text:p>0,79138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36719" calcext:value-type="float">
            <text:p>0,236719</text:p>
          </table:table-cell>
          <table:table-cell office:value-type="float" office:value="0.548487" calcext:value-type="float">
            <text:p>0,548487</text:p>
          </table:table-cell>
          <table:table-cell office:value-type="float" office:value="0.738825" calcext:value-type="float">
            <text:p>0,738825</text:p>
          </table:table-cell>
          <table:table-cell office:value-type="float" office:value="0.800447" calcext:value-type="float">
            <text:p>0,80044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682" calcext:value-type="float">
            <text:p>0,821682</text:p>
          </table:table-cell>
          <table:table-cell office:value-type="float" office:value="0.841238" calcext:value-type="float">
            <text:p>0,841238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065" calcext:value-type="float">
            <text:p>0,8506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741" calcext:value-type="float">
            <text:p>0,7974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50109" calcext:value-type="float">
            <text:p>0,350109</text:p>
          </table:table-cell>
          <table:table-cell office:value-type="float" office:value="0.589522" calcext:value-type="float">
            <text:p>0,589522</text:p>
          </table:table-cell>
          <table:table-cell office:value-type="float" office:value="0.76671" calcext:value-type="float">
            <text:p>0,76671</text:p>
          </table:table-cell>
          <table:table-cell office:value-type="float" office:value="0.812062" calcext:value-type="float">
            <text:p>0,812062</text:p>
          </table:table-cell>
          <table:table-cell office:value-type="float" office:value="0.817673" calcext:value-type="float">
            <text:p>0,817673</text:p>
          </table:table-cell>
          <table:table-cell office:value-type="float" office:value="0.831418" calcext:value-type="float">
            <text:p>0,831418</text:p>
          </table:table-cell>
          <table:table-cell office:value-type="float" office:value="0.842613" calcext:value-type="float">
            <text:p>0,842613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086" calcext:value-type="float">
            <text:p>0,84808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468" calcext:value-type="float">
            <text:p>0,80646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24552" calcext:value-type="float">
            <text:p>0,324552</text:p>
          </table:table-cell>
          <table:table-cell office:value-type="float" office:value="0.546699" calcext:value-type="float">
            <text:p>0,546699</text:p>
          </table:table-cell>
          <table:table-cell office:value-type="float" office:value="0.730171" calcext:value-type="float">
            <text:p>0,730171</text:p>
          </table:table-cell>
          <table:table-cell office:value-type="float" office:value="0.811526" calcext:value-type="float">
            <text:p>0,811526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0384" calcext:value-type="float">
            <text:p>0,830384</text:p>
          </table:table-cell>
          <table:table-cell office:value-type="float" office:value="0.843307" calcext:value-type="float">
            <text:p>0,84330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52" calcext:value-type="float">
            <text:p>0,84952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8437" calcext:value-type="float">
            <text:p>0,79843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81585" calcext:value-type="float">
            <text:p>0,181585</text:p>
          </table:table-cell>
          <table:table-cell office:value-type="float" office:value="0.51052" calcext:value-type="float">
            <text:p>0,51052</text:p>
          </table:table-cell>
          <table:table-cell office:value-type="float" office:value="0.694336" calcext:value-type="float">
            <text:p>0,694336</text:p>
          </table:table-cell>
          <table:table-cell office:value-type="float" office:value="0.802596" calcext:value-type="float">
            <text:p>0,802596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303" calcext:value-type="float">
            <text:p>0,8230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7512" calcext:value-type="float">
            <text:p>0,847512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89222" calcext:value-type="float">
            <text:p>0,78922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0.440625" calcext:value-type="float">
            <text:p>0,440625</text:p>
          </table:table-cell>
          <table:table-cell office:value-type="float" office:value="0.682177" calcext:value-type="float">
            <text:p>0,682177</text:p>
          </table:table-cell>
          <table:table-cell office:value-type="float" office:value="0.801416" calcext:value-type="float">
            <text:p>0,801416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995" calcext:value-type="float">
            <text:p>0,818995</text:p>
          </table:table-cell>
          <table:table-cell office:value-type="float" office:value="0.841405" calcext:value-type="float">
            <text:p>0,84140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7799" calcext:value-type="float">
            <text:p>0,847799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80518" calcext:value-type="float">
            <text:p>0,78051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0.462697" calcext:value-type="float">
            <text:p>0,462697</text:p>
          </table:table-cell>
          <table:table-cell office:value-type="float" office:value="0.733045" calcext:value-type="float">
            <text:p>0,733045</text:p>
          </table:table-cell>
          <table:table-cell office:value-type="float" office:value="0.815245" calcext:value-type="float">
            <text:p>0,81524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4384" calcext:value-type="float">
            <text:p>0,834384</text:p>
          </table:table-cell>
          <table:table-cell office:value-type="float" office:value="0.843654" calcext:value-type="float">
            <text:p>0,84365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086" calcext:value-type="float">
            <text:p>0,84808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0988" calcext:value-type="float">
            <text:p>0,79098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0.512116" calcext:value-type="float">
            <text:p>0,512116</text:p>
          </table:table-cell>
          <table:table-cell office:value-type="float" office:value="0.724036" calcext:value-type="float">
            <text:p>0,724036</text:p>
          </table:table-cell>
          <table:table-cell office:value-type="float" office:value="0.812107" calcext:value-type="float">
            <text:p>0,81210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6703" calcext:value-type="float">
            <text:p>0,826703</text:p>
          </table:table-cell>
          <table:table-cell office:value-type="float" office:value="0.841804" calcext:value-type="float">
            <text:p>0,84180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373" calcext:value-type="float">
            <text:p>0,84837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793791" calcext:value-type="float">
            <text:p>0,79379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41351" calcext:value-type="float">
            <text:p>0,41351</text:p>
          </table:table-cell>
          <table:table-cell office:value-type="float" office:value="0.648729" calcext:value-type="float">
            <text:p>0,648729</text:p>
          </table:table-cell>
          <table:table-cell office:value-type="float" office:value="0.785441" calcext:value-type="float">
            <text:p>0,785441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71" calcext:value-type="float">
            <text:p>0,81771</text:p>
          </table:table-cell>
          <table:table-cell office:value-type="float" office:value="0.835879" calcext:value-type="float">
            <text:p>0,835879</text:p>
          </table:table-cell>
          <table:table-cell office:value-type="float" office:value="0.843075" calcext:value-type="float">
            <text:p>0,84307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66" calcext:value-type="float">
            <text:p>0,8486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5226" calcext:value-type="float">
            <text:p>0,81522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47548" calcext:value-type="float">
            <text:p>0,547548</text:p>
          </table:table-cell>
          <table:table-cell office:value-type="float" office:value="0.655324" calcext:value-type="float">
            <text:p>0,655324</text:p>
          </table:table-cell>
          <table:table-cell office:value-type="float" office:value="0.795985" calcext:value-type="float">
            <text:p>0,79598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449" calcext:value-type="float">
            <text:p>0,818449</text:p>
          </table:table-cell>
          <table:table-cell office:value-type="float" office:value="0.838041" calcext:value-type="float">
            <text:p>0,838041</text:p>
          </table:table-cell>
          <table:table-cell office:value-type="float" office:value="0.844347" calcext:value-type="float">
            <text:p>0,84434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074" calcext:value-type="float">
            <text:p>0,848074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7299" calcext:value-type="float">
            <text:p>0,81729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0.484964" calcext:value-type="float">
            <text:p>0,484964</text:p>
          </table:table-cell>
          <table:table-cell office:value-type="float" office:value="0.793195" calcext:value-type="float">
            <text:p>0,79319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952" calcext:value-type="float">
            <text:p>0,821952</text:p>
          </table:table-cell>
          <table:table-cell office:value-type="float" office:value="0.840285" calcext:value-type="float">
            <text:p>0,840285</text:p>
          </table:table-cell>
          <table:table-cell office:value-type="float" office:value="0.845143" calcext:value-type="float">
            <text:p>0,845143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793" calcext:value-type="float">
            <text:p>0,85179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101" calcext:value-type="float">
            <text:p>0,8010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91954" calcext:value-type="float">
            <text:p>0,291954</text:p>
          </table:table-cell>
          <table:table-cell office:value-type="float" office:value="0.594266" calcext:value-type="float">
            <text:p>0,594266</text:p>
          </table:table-cell>
          <table:table-cell office:value-type="float" office:value="0.801934" calcext:value-type="float">
            <text:p>0,801934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823" calcext:value-type="float">
            <text:p>0,819823</text:p>
          </table:table-cell>
          <table:table-cell office:value-type="float" office:value="0.839097" calcext:value-type="float">
            <text:p>0,839097</text:p>
          </table:table-cell>
          <table:table-cell office:value-type="float" office:value="0.844286" calcext:value-type="float">
            <text:p>0,844286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0645" calcext:value-type="float">
            <text:p>0,85064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2282" calcext:value-type="float">
            <text:p>0,81228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91954" calcext:value-type="float">
            <text:p>0,291954</text:p>
          </table:table-cell>
          <table:table-cell office:value-type="float" office:value="0.542625" calcext:value-type="float">
            <text:p>0,542625</text:p>
          </table:table-cell>
          <table:table-cell office:value-type="float" office:value="0.798289" calcext:value-type="float">
            <text:p>0,798289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997" calcext:value-type="float">
            <text:p>0,819997</text:p>
          </table:table-cell>
          <table:table-cell office:value-type="float" office:value="0.838736" calcext:value-type="float">
            <text:p>0,838736</text:p>
          </table:table-cell>
          <table:table-cell office:value-type="float" office:value="0.844802" calcext:value-type="float">
            <text:p>0,844802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375" calcext:value-type="float">
            <text:p>0,85437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7159" calcext:value-type="float">
            <text:p>0,80715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0.543733" calcext:value-type="float">
            <text:p>0,543733</text:p>
          </table:table-cell>
          <table:table-cell office:value-type="float" office:value="0.796237" calcext:value-type="float">
            <text:p>0,79623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534" calcext:value-type="float">
            <text:p>0,818534</text:p>
          </table:table-cell>
          <table:table-cell office:value-type="float" office:value="0.835077" calcext:value-type="float">
            <text:p>0,835077</text:p>
          </table:table-cell>
          <table:table-cell office:value-type="float" office:value="0.844456" calcext:value-type="float">
            <text:p>0,844456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813" calcext:value-type="float">
            <text:p>0,85381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462" calcext:value-type="float">
            <text:p>0,80646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49549" calcext:value-type="float">
            <text:p>0,149549</text:p>
          </table:table-cell>
          <table:table-cell office:value-type="float" office:value="0.525174" calcext:value-type="float">
            <text:p>0,525174</text:p>
          </table:table-cell>
          <table:table-cell office:value-type="float" office:value="0.797403" calcext:value-type="float">
            <text:p>0,79740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6546" calcext:value-type="float">
            <text:p>0,816546</text:p>
          </table:table-cell>
          <table:table-cell office:value-type="float" office:value="0.832247" calcext:value-type="float">
            <text:p>0,832247</text:p>
          </table:table-cell>
          <table:table-cell office:value-type="float" office:value="0.843592" calcext:value-type="float">
            <text:p>0,843592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807" calcext:value-type="float">
            <text:p>0,84980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3754" calcext:value-type="float">
            <text:p>0,80375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0.498698" calcext:value-type="float">
            <text:p>0,498698</text:p>
          </table:table-cell>
          <table:table-cell office:value-type="float" office:value="0.796527" calcext:value-type="float">
            <text:p>0,79652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6797" calcext:value-type="float">
            <text:p>0,816797</text:p>
          </table:table-cell>
          <table:table-cell office:value-type="float" office:value="0.832373" calcext:value-type="float">
            <text:p>0,832373</text:p>
          </table:table-cell>
          <table:table-cell office:value-type="float" office:value="0.843538" calcext:value-type="float">
            <text:p>0,843538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807" calcext:value-type="float">
            <text:p>0,84980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1051" calcext:value-type="float">
            <text:p>0,80105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248316" calcext:value-type="float">
            <text:p>0,248316</text:p>
          </table:table-cell>
          <table:table-cell office:value-type="float" office:value="0.563843" calcext:value-type="float">
            <text:p>0,563843</text:p>
          </table:table-cell>
          <table:table-cell office:value-type="float" office:value="0.803723" calcext:value-type="float">
            <text:p>0,80372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011" calcext:value-type="float">
            <text:p>0,818011</text:p>
          </table:table-cell>
          <table:table-cell office:value-type="float" office:value="0.837287" calcext:value-type="float">
            <text:p>0,837287</text:p>
          </table:table-cell>
          <table:table-cell office:value-type="float" office:value="0.843769" calcext:value-type="float">
            <text:p>0,843769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091" calcext:value-type="float">
            <text:p>0,852091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9149" calcext:value-type="float">
            <text:p>0,80914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18509" calcext:value-type="float">
            <text:p>0,218509</text:p>
          </table:table-cell>
          <table:table-cell office:value-type="float" office:value="0.549627" calcext:value-type="float">
            <text:p>0,549627</text:p>
          </table:table-cell>
          <table:table-cell office:value-type="float" office:value="0.799338" calcext:value-type="float">
            <text:p>0,799338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139" calcext:value-type="float">
            <text:p>0,817139</text:p>
          </table:table-cell>
          <table:table-cell office:value-type="float" office:value="0.834418" calcext:value-type="float">
            <text:p>0,834418</text:p>
          </table:table-cell>
          <table:table-cell office:value-type="float" office:value="0.843654" calcext:value-type="float">
            <text:p>0,84365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367" calcext:value-type="float">
            <text:p>0,85236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931" calcext:value-type="float">
            <text:p>0,80693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48316" calcext:value-type="float">
            <text:p>0,248316</text:p>
          </table:table-cell>
          <table:table-cell office:value-type="float" office:value="0.5851" calcext:value-type="float">
            <text:p>0,5851</text:p>
          </table:table-cell>
          <table:table-cell office:value-type="float" office:value="0.798948" calcext:value-type="float">
            <text:p>0,798948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33133" calcext:value-type="float">
            <text:p>0,833133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654" calcext:value-type="float">
            <text:p>0,852654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022" calcext:value-type="float">
            <text:p>0,8102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48316" calcext:value-type="float">
            <text:p>0,248316</text:p>
          </table:table-cell>
          <table:table-cell office:value-type="float" office:value="0.575685" calcext:value-type="float">
            <text:p>0,575685</text:p>
          </table:table-cell>
          <table:table-cell office:value-type="float" office:value="0.806891" calcext:value-type="float">
            <text:p>0,806891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865" calcext:value-type="float">
            <text:p>0,818865</text:p>
          </table:table-cell>
          <table:table-cell office:value-type="float" office:value="0.839414" calcext:value-type="float">
            <text:p>0,839414</text:p>
          </table:table-cell>
          <table:table-cell office:value-type="float" office:value="0.845041" calcext:value-type="float">
            <text:p>0,845041</text:p>
          </table:table-cell>
          <table:table-cell office:value-type="float" office:value="0.846077" calcext:value-type="float">
            <text:p>0,846077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1478" calcext:value-type="float">
            <text:p>0,81147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24888" calcext:value-type="float">
            <text:p>0,124888</text:p>
          </table:table-cell>
          <table:table-cell office:value-type="float" office:value="0.580578" calcext:value-type="float">
            <text:p>0,580578</text:p>
          </table:table-cell>
          <table:table-cell office:value-type="float" office:value="0.812602" calcext:value-type="float">
            <text:p>0,81260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07" calcext:value-type="float">
            <text:p>0,81807</text:p>
          </table:table-cell>
          <table:table-cell office:value-type="float" office:value="0.836625" calcext:value-type="float">
            <text:p>0,836625</text:p>
          </table:table-cell>
          <table:table-cell office:value-type="float" office:value="0.844116" calcext:value-type="float">
            <text:p>0,844116</text:p>
          </table:table-cell>
          <table:table-cell office:value-type="float" office:value="0.846077" calcext:value-type="float">
            <text:p>0,846077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2088" calcext:value-type="float">
            <text:p>0,81208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2681" calcext:value-type="float">
            <text:p>0,32681</text:p>
          </table:table-cell>
          <table:table-cell office:value-type="float" office:value="0.596911" calcext:value-type="float">
            <text:p>0,596911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1532" calcext:value-type="float">
            <text:p>0,821532</text:p>
          </table:table-cell>
          <table:table-cell office:value-type="float" office:value="0.837947" calcext:value-type="float">
            <text:p>0,837947</text:p>
          </table:table-cell>
          <table:table-cell office:value-type="float" office:value="0.843191" calcext:value-type="float">
            <text:p>0,843191</text:p>
          </table:table-cell>
          <table:table-cell office:value-type="float" office:value="0.847214" calcext:value-type="float">
            <text:p>0,847214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4578" calcext:value-type="float">
            <text:p>0,81457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96288" calcext:value-type="float">
            <text:p>0,296288</text:p>
          </table:table-cell>
          <table:table-cell office:value-type="float" office:value="0.557806" calcext:value-type="float">
            <text:p>0,557806</text:p>
          </table:table-cell>
          <table:table-cell office:value-type="float" office:value="0.816041" calcext:value-type="float">
            <text:p>0,816041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582" calcext:value-type="float">
            <text:p>0,821582</text:p>
          </table:table-cell>
          <table:table-cell office:value-type="float" office:value="0.837938" calcext:value-type="float">
            <text:p>0,837938</text:p>
          </table:table-cell>
          <table:table-cell office:value-type="float" office:value="0.842715" calcext:value-type="float">
            <text:p>0,84271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654" calcext:value-type="float">
            <text:p>0,852654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015" calcext:value-type="float">
            <text:p>0,8101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96288" calcext:value-type="float">
            <text:p>0,296288</text:p>
          </table:table-cell>
          <table:table-cell office:value-type="float" office:value="0.609959" calcext:value-type="float">
            <text:p>0,609959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18654" calcext:value-type="float">
            <text:p>0,818654</text:p>
          </table:table-cell>
          <table:table-cell office:value-type="float" office:value="0.837742" calcext:value-type="float">
            <text:p>0,837742</text:p>
          </table:table-cell>
          <table:table-cell office:value-type="float" office:value="0.842613" calcext:value-type="float">
            <text:p>0,842613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517" calcext:value-type="float">
            <text:p>0,85151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4943" calcext:value-type="float">
            <text:p>0,81494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2713" calcext:value-type="float">
            <text:p>0,32713</text:p>
          </table:table-cell>
          <table:table-cell office:value-type="float" office:value="0.581144" calcext:value-type="float">
            <text:p>0,581144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0461" calcext:value-type="float">
            <text:p>0,820461</text:p>
          </table:table-cell>
          <table:table-cell office:value-type="float" office:value="0.840946" calcext:value-type="float">
            <text:p>0,840946</text:p>
          </table:table-cell>
          <table:table-cell office:value-type="float" office:value="0.842844" calcext:value-type="float">
            <text:p>0,84284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813" calcext:value-type="float">
            <text:p>0,85381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2815" calcext:value-type="float">
            <text:p>0,81281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85078" calcext:value-type="float">
            <text:p>0,185078</text:p>
          </table:table-cell>
          <table:table-cell office:value-type="float" office:value="0.590718" calcext:value-type="float">
            <text:p>0,590718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0358" calcext:value-type="float">
            <text:p>0,820358</text:p>
          </table:table-cell>
          <table:table-cell office:value-type="float" office:value="0.841096" calcext:value-type="float">
            <text:p>0,841096</text:p>
          </table:table-cell>
          <table:table-cell office:value-type="float" office:value="0.842035" calcext:value-type="float">
            <text:p>0,84203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228" calcext:value-type="float">
            <text:p>0,853228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3638" calcext:value-type="float">
            <text:p>0,81363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465555" calcext:value-type="float">
            <text:p>0,465555</text:p>
          </table:table-cell>
          <table:table-cell office:value-type="float" office:value="0.616388" calcext:value-type="float">
            <text:p>0,616388</text:p>
          </table:table-cell>
          <table:table-cell office:value-type="float" office:value="0.816135" calcext:value-type="float">
            <text:p>0,816135</text:p>
          </table:table-cell>
          <table:table-cell office:value-type="float" office:value="0.817552" calcext:value-type="float">
            <text:p>0,817552</text:p>
          </table:table-cell>
          <table:table-cell office:value-type="float" office:value="0.835896" calcext:value-type="float">
            <text:p>0,83589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885" calcext:value-type="float">
            <text:p>0,843885</text:p>
          </table:table-cell>
          <table:table-cell office:value-type="float" office:value="0.847466" calcext:value-type="float">
            <text:p>0,847466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8541" calcext:value-type="float">
            <text:p>0,81854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0.589775" calcext:value-type="float">
            <text:p>0,589775</text:p>
          </table:table-cell>
          <table:table-cell office:value-type="float" office:value="0.816154" calcext:value-type="float">
            <text:p>0,816154</text:p>
          </table:table-cell>
          <table:table-cell office:value-type="float" office:value="0.816432" calcext:value-type="float">
            <text:p>0,816432</text:p>
          </table:table-cell>
          <table:table-cell office:value-type="float" office:value="0.836728" calcext:value-type="float">
            <text:p>0,836728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441" calcext:value-type="float">
            <text:p>0,844441</text:p>
          </table:table-cell>
          <table:table-cell office:value-type="float" office:value="0.847489" calcext:value-type="float">
            <text:p>0,847489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5911" calcext:value-type="float">
            <text:p>0,81591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62984" calcext:value-type="float">
            <text:p>0,362984</text:p>
          </table:table-cell>
          <table:table-cell office:value-type="float" office:value="0.631429" calcext:value-type="float">
            <text:p>0,631429</text:p>
          </table:table-cell>
          <table:table-cell office:value-type="float" office:value="0.815983" calcext:value-type="float">
            <text:p>0,81598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458" calcext:value-type="float">
            <text:p>0,821458</text:p>
          </table:table-cell>
          <table:table-cell office:value-type="float" office:value="0.839703" calcext:value-type="float">
            <text:p>0,83970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5366" calcext:value-type="float">
            <text:p>0,845366</text:p>
          </table:table-cell>
          <table:table-cell office:value-type="float" office:value="0.850944" calcext:value-type="float">
            <text:p>0,850944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736" calcext:value-type="float">
            <text:p>0,8173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0.542663" calcext:value-type="float">
            <text:p>0,542663</text:p>
          </table:table-cell>
          <table:table-cell office:value-type="float" office:value="0.814888" calcext:value-type="float">
            <text:p>0,814888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208" calcext:value-type="float">
            <text:p>0,821208</text:p>
          </table:table-cell>
          <table:table-cell office:value-type="float" office:value="0.839307" calcext:value-type="float">
            <text:p>0,839307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037" calcext:value-type="float">
            <text:p>0,8503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8275" calcext:value-type="float">
            <text:p>0,80827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40233" calcext:value-type="float">
            <text:p>0,340233</text:p>
          </table:table-cell>
          <table:table-cell office:value-type="float" office:value="0.592869" calcext:value-type="float">
            <text:p>0,592869</text:p>
          </table:table-cell>
          <table:table-cell office:value-type="float" office:value="0.81233" calcext:value-type="float">
            <text:p>0,8123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75" calcext:value-type="float">
            <text:p>0,81775</text:p>
          </table:table-cell>
          <table:table-cell office:value-type="float" office:value="0.832955" calcext:value-type="float">
            <text:p>0,832955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303" calcext:value-type="float">
            <text:p>0,844303</text:p>
          </table:table-cell>
          <table:table-cell office:value-type="float" office:value="0.846651" calcext:value-type="float">
            <text:p>0,846651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1558" calcext:value-type="float">
            <text:p>0,81155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0.560671" calcext:value-type="float">
            <text:p>0,560671</text:p>
          </table:table-cell>
          <table:table-cell office:value-type="float" office:value="0.811112" calcext:value-type="float">
            <text:p>0,811112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6546" calcext:value-type="float">
            <text:p>0,826546</text:p>
          </table:table-cell>
          <table:table-cell office:value-type="float" office:value="0.840165" calcext:value-type="float">
            <text:p>0,840165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475" calcext:value-type="float">
            <text:p>0,847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7223" calcext:value-type="float">
            <text:p>0,80722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0.515926" calcext:value-type="float">
            <text:p>0,515926</text:p>
          </table:table-cell>
          <table:table-cell office:value-type="float" office:value="0.792039" calcext:value-type="float">
            <text:p>0,792039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2279" calcext:value-type="float">
            <text:p>0,822279</text:p>
          </table:table-cell>
          <table:table-cell office:value-type="float" office:value="0.838811" calcext:value-type="float">
            <text:p>0,838811</text:p>
          </table:table-cell>
          <table:table-cell office:value-type="float" office:value="0.844103" calcext:value-type="float">
            <text:p>0,844103</text:p>
          </table:table-cell>
          <table:table-cell office:value-type="float" office:value="0.850645" calcext:value-type="float">
            <text:p>0,85064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0724" calcext:value-type="float">
            <text:p>0,80072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0.559236" calcext:value-type="float">
            <text:p>0,559236</text:p>
          </table:table-cell>
          <table:table-cell office:value-type="float" office:value="0.80769" calcext:value-type="float">
            <text:p>0,80769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2775" calcext:value-type="float">
            <text:p>0,822775</text:p>
          </table:table-cell>
          <table:table-cell office:value-type="float" office:value="0.839339" calcext:value-type="float">
            <text:p>0,839339</text:p>
          </table:table-cell>
          <table:table-cell office:value-type="float" office:value="0.843164" calcext:value-type="float">
            <text:p>0,843164</text:p>
          </table:table-cell>
          <table:table-cell office:value-type="float" office:value="0.846927" calcext:value-type="float">
            <text:p>0,84692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257" calcext:value-type="float">
            <text:p>0,80625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40233" calcext:value-type="float">
            <text:p>0,340233</text:p>
          </table:table-cell>
          <table:table-cell office:value-type="float" office:value="0.595141" calcext:value-type="float">
            <text:p>0,595141</text:p>
          </table:table-cell>
          <table:table-cell office:value-type="float" office:value="0.810298" calcext:value-type="float">
            <text:p>0,810298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4459" calcext:value-type="float">
            <text:p>0,824459</text:p>
          </table:table-cell>
          <table:table-cell office:value-type="float" office:value="0.839748" calcext:value-type="float">
            <text:p>0,839748</text:p>
          </table:table-cell>
          <table:table-cell office:value-type="float" office:value="0.843538" calcext:value-type="float">
            <text:p>0,843538</text:p>
          </table:table-cell>
          <table:table-cell office:value-type="float" office:value="0.848648" calcext:value-type="float">
            <text:p>0,848648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0527" calcext:value-type="float">
            <text:p>0,81052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40233" calcext:value-type="float">
            <text:p>0,340233</text:p>
          </table:table-cell>
          <table:table-cell office:value-type="float" office:value="0.561832" calcext:value-type="float">
            <text:p>0,561832</text:p>
          </table:table-cell>
          <table:table-cell office:value-type="float" office:value="0.812792" calcext:value-type="float">
            <text:p>0,81279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517" calcext:value-type="float">
            <text:p>0,817517</text:p>
          </table:table-cell>
          <table:table-cell office:value-type="float" office:value="0.831931" calcext:value-type="float">
            <text:p>0,83193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525" calcext:value-type="float">
            <text:p>0,84525</text:p>
          </table:table-cell>
          <table:table-cell office:value-type="float" office:value="0.849509" calcext:value-type="float">
            <text:p>0,849509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8755" calcext:value-type="float">
            <text:p>0,80875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19159" calcext:value-type="float">
            <text:p>0,119159</text:p>
          </table:table-cell>
          <table:table-cell office:value-type="float" office:value="0.570529" calcext:value-type="float">
            <text:p>0,570529</text:p>
          </table:table-cell>
          <table:table-cell office:value-type="float" office:value="0.814933" calcext:value-type="float">
            <text:p>0,81493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379" calcext:value-type="float">
            <text:p>0,818379</text:p>
          </table:table-cell>
          <table:table-cell office:value-type="float" office:value="0.835091" calcext:value-type="float">
            <text:p>0,835091</text:p>
          </table:table-cell>
          <table:table-cell office:value-type="float" office:value="0.842035" calcext:value-type="float">
            <text:p>0,84203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935" calcext:value-type="float">
            <text:p>0,848935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0267" calcext:value-type="float">
            <text:p>0,81026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0.526717" calcext:value-type="float">
            <text:p>0,526717</text:p>
          </table:table-cell>
          <table:table-cell office:value-type="float" office:value="0.81603" calcext:value-type="float">
            <text:p>0,8160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878" calcext:value-type="float">
            <text:p>0,818878</text:p>
          </table:table-cell>
          <table:table-cell office:value-type="float" office:value="0.835887" calcext:value-type="float">
            <text:p>0,835887</text:p>
          </table:table-cell>
          <table:table-cell office:value-type="float" office:value="0.842844" calcext:value-type="float">
            <text:p>0,84284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8946" calcext:value-type="float">
            <text:p>0,84894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6207" calcext:value-type="float">
            <text:p>0,80620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0.538454" calcext:value-type="float">
            <text:p>0,538454</text:p>
          </table:table-cell>
          <table:table-cell office:value-type="float" office:value="0.81603" calcext:value-type="float">
            <text:p>0,8160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6279" calcext:value-type="float">
            <text:p>0,826279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4529" calcext:value-type="float">
            <text:p>0,844529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498" calcext:value-type="float">
            <text:p>0,849498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89" calcext:value-type="float">
            <text:p>0,808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588258" calcext:value-type="float">
            <text:p>0,588258</text:p>
          </table:table-cell>
          <table:table-cell office:value-type="float" office:value="0.815495" calcext:value-type="float">
            <text:p>0,81549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1706" calcext:value-type="float">
            <text:p>0,821706</text:p>
          </table:table-cell>
          <table:table-cell office:value-type="float" office:value="0.838737" calcext:value-type="float">
            <text:p>0,838737</text:p>
          </table:table-cell>
          <table:table-cell office:value-type="float" office:value="0.842831" calcext:value-type="float">
            <text:p>0,842831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11" calcext:value-type="float">
            <text:p>0,85211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319" calcext:value-type="float">
            <text:p>0,8131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19159" calcext:value-type="float">
            <text:p>0,119159</text:p>
          </table:table-cell>
          <table:table-cell office:value-type="float" office:value="0.618872" calcext:value-type="float">
            <text:p>0,618872</text:p>
          </table:table-cell>
          <table:table-cell office:value-type="float" office:value="0.816002" calcext:value-type="float">
            <text:p>0,81600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0653" calcext:value-type="float">
            <text:p>0,820653</text:p>
          </table:table-cell>
          <table:table-cell office:value-type="float" office:value="0.839959" calcext:value-type="float">
            <text:p>0,839959</text:p>
          </table:table-cell>
          <table:table-cell office:value-type="float" office:value="0.84296" calcext:value-type="float">
            <text:p>0,84296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103" calcext:value-type="float">
            <text:p>0,85210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6332" calcext:value-type="float">
            <text:p>0,81633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0.594602" calcext:value-type="float">
            <text:p>0,594602</text:p>
          </table:table-cell>
          <table:table-cell office:value-type="float" office:value="0.815815" calcext:value-type="float">
            <text:p>0,81581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018" calcext:value-type="float">
            <text:p>0,819018</text:p>
          </table:table-cell>
          <table:table-cell office:value-type="float" office:value="0.838966" calcext:value-type="float">
            <text:p>0,838966</text:p>
          </table:table-cell>
          <table:table-cell office:value-type="float" office:value="0.842613" calcext:value-type="float">
            <text:p>0,842613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367" calcext:value-type="float">
            <text:p>0,85236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3615" calcext:value-type="float">
            <text:p>0,81361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0.609038" calcext:value-type="float">
            <text:p>0,609038</text:p>
          </table:table-cell>
          <table:table-cell office:value-type="float" office:value="0.816107" calcext:value-type="float">
            <text:p>0,81610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1813" calcext:value-type="float">
            <text:p>0,83181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538" calcext:value-type="float">
            <text:p>0,843538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506" calcext:value-type="float">
            <text:p>0,85150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6623" calcext:value-type="float">
            <text:p>0,81662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0.564323" calcext:value-type="float">
            <text:p>0,56432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939" calcext:value-type="float">
            <text:p>0,818939</text:p>
          </table:table-cell>
          <table:table-cell office:value-type="float" office:value="0.836838" calcext:value-type="float">
            <text:p>0,836838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863" calcext:value-type="float">
            <text:p>0,843863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498" calcext:value-type="float">
            <text:p>0,849498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2769" calcext:value-type="float">
            <text:p>0,81276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227091" calcext:value-type="float">
            <text:p>0,227091</text:p>
          </table:table-cell>
          <table:table-cell office:value-type="float" office:value="0.64624" calcext:value-type="float">
            <text:p>0,64624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28295" calcext:value-type="float">
            <text:p>0,828295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4" calcext:value-type="float">
            <text:p>0,843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506" calcext:value-type="float">
            <text:p>0,85150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9984" calcext:value-type="float">
            <text:p>0,81998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2713" calcext:value-type="float">
            <text:p>0,32713</text:p>
          </table:table-cell>
          <table:table-cell office:value-type="float" office:value="0.655734" calcext:value-type="float">
            <text:p>0,655734</text:p>
          </table:table-cell>
          <table:table-cell office:value-type="float" office:value="0.816041" calcext:value-type="float">
            <text:p>0,816041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0033" calcext:value-type="float">
            <text:p>0,83003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769" calcext:value-type="float">
            <text:p>0,843769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231" calcext:value-type="float">
            <text:p>0,851231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21103" calcext:value-type="float">
            <text:p>0,82110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44439" calcext:value-type="float">
            <text:p>0,344439</text:p>
          </table:table-cell>
          <table:table-cell office:value-type="float" office:value="0.617727" calcext:value-type="float">
            <text:p>0,61772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0739" calcext:value-type="float">
            <text:p>0,820739</text:p>
          </table:table-cell>
          <table:table-cell office:value-type="float" office:value="0.8395" calcext:value-type="float">
            <text:p>0,8395</text:p>
          </table:table-cell>
          <table:table-cell office:value-type="float" office:value="0.842729" calcext:value-type="float">
            <text:p>0,842729</text:p>
          </table:table-cell>
          <table:table-cell table:number-columns-repeated="2" office:value-type="float" office:value="0.845503" calcext:value-type="float">
            <text:p>0,845503</text:p>
          </table:table-cell>
          <table:table-cell office:value-type="float" office:value="0.853537" calcext:value-type="float">
            <text:p>0,85353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925" calcext:value-type="float">
            <text:p>0,8192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50999" calcext:value-type="float">
            <text:p>0,150999</text:p>
          </table:table-cell>
          <table:table-cell office:value-type="float" office:value="0.593516" calcext:value-type="float">
            <text:p>0,593516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6354" calcext:value-type="float">
            <text:p>0,826354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151" calcext:value-type="float">
            <text:p>0,842151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579" calcext:value-type="float">
            <text:p>0,84579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7758" calcext:value-type="float">
            <text:p>0,81775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0.577461" calcext:value-type="float">
            <text:p>0,577461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0391" calcext:value-type="float">
            <text:p>0,83039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" calcext:value-type="float">
            <text:p>0,844</text:p>
          </table:table-cell>
          <table:table-cell table:number-columns-repeated="2" office:value-type="float" office:value="0.845503" calcext:value-type="float">
            <text:p>0,845503</text:p>
          </table:table-cell>
          <table:table-cell office:value-type="float" office:value="0.855259" calcext:value-type="float">
            <text:p>0,855259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6684" calcext:value-type="float">
            <text:p>0,81668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676395" calcext:value-type="float">
            <text:p>0,676395</text:p>
          </table:table-cell>
          <table:table-cell office:value-type="float" office:value="0.818106" calcext:value-type="float">
            <text:p>0,818106</text:p>
          </table:table-cell>
          <table:table-cell office:value-type="float" office:value="0.835729" calcext:value-type="float">
            <text:p>0,835729</text:p>
          </table:table-cell>
          <table:table-cell office:value-type="float" office:value="0.841572" calcext:value-type="float">
            <text:p>0,841572</text:p>
          </table:table-cell>
          <table:table-cell table:number-columns-repeated="2" office:value-type="float" office:value="0.845503" calcext:value-type="float">
            <text:p>0,845503</text:p>
          </table:table-cell>
          <table:table-cell office:value-type="float" office:value="0.847799" calcext:value-type="float">
            <text:p>0,847799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27725" calcext:value-type="float">
            <text:p>0,82772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0.547292" calcext:value-type="float">
            <text:p>0,54729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6153" calcext:value-type="float">
            <text:p>0,826153</text:p>
          </table:table-cell>
          <table:table-cell office:value-type="float" office:value="0.841414" calcext:value-type="float">
            <text:p>0,841414</text:p>
          </table:table-cell>
          <table:table-cell office:value-type="float" office:value="0.843307" calcext:value-type="float">
            <text:p>0,84330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807" calcext:value-type="float">
            <text:p>0,849807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3629" calcext:value-type="float">
            <text:p>0,81362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0.468054" calcext:value-type="float">
            <text:p>0,468054</text:p>
          </table:table-cell>
          <table:table-cell office:value-type="float" office:value="0.81635" calcext:value-type="float">
            <text:p>0,81635</text:p>
          </table:table-cell>
          <table:table-cell office:value-type="float" office:value="0.8329" calcext:value-type="float">
            <text:p>0,832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654" calcext:value-type="float">
            <text:p>0,84365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6927" calcext:value-type="float">
            <text:p>0,846927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6148" calcext:value-type="float">
            <text:p>0,80614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479957" calcext:value-type="float">
            <text:p>0,479957</text:p>
          </table:table-cell>
          <table:table-cell office:value-type="float" office:value="0.808729" calcext:value-type="float">
            <text:p>0,808729</text:p>
          </table:table-cell>
          <table:table-cell office:value-type="float" office:value="0.823089" calcext:value-type="float">
            <text:p>0,82308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844" calcext:value-type="float">
            <text:p>0,842844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211" calcext:value-type="float">
            <text:p>0,849211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5743" calcext:value-type="float">
            <text:p>0,80574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0.386866" calcext:value-type="float">
            <text:p>0,386866</text:p>
          </table:table-cell>
          <table:table-cell office:value-type="float" office:value="0.763919" calcext:value-type="float">
            <text:p>0,763919</text:p>
          </table:table-cell>
          <table:table-cell office:value-type="float" office:value="0.81729" calcext:value-type="float">
            <text:p>0,81729</text:p>
          </table:table-cell>
          <table:table-cell office:value-type="float" office:value="0.834347" calcext:value-type="float">
            <text:p>0,834347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325" calcext:value-type="float">
            <text:p>0,844325</text:p>
          </table:table-cell>
          <table:table-cell office:value-type="float" office:value="0.847765" calcext:value-type="float">
            <text:p>0,847765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790261" calcext:value-type="float">
            <text:p>0,79026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443541" calcext:value-type="float">
            <text:p>0,443541</text:p>
          </table:table-cell>
          <table:table-cell office:value-type="float" office:value="0.808195" calcext:value-type="float">
            <text:p>0,808195</text:p>
          </table:table-cell>
          <table:table-cell office:value-type="float" office:value="0.818902" calcext:value-type="float">
            <text:p>0,818902</text:p>
          </table:table-cell>
          <table:table-cell office:value-type="float" office:value="0.8337" calcext:value-type="float">
            <text:p>0,8337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325" calcext:value-type="float">
            <text:p>0,844325</text:p>
          </table:table-cell>
          <table:table-cell office:value-type="float" office:value="0.848935" calcext:value-type="float">
            <text:p>0,848935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0569" calcext:value-type="float">
            <text:p>0,80056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52549" calcext:value-type="float">
            <text:p>0,52549</text:p>
          </table:table-cell>
          <table:table-cell office:value-type="float" office:value="0.812119" calcext:value-type="float">
            <text:p>0,812119</text:p>
          </table:table-cell>
          <table:table-cell office:value-type="float" office:value="0.821383" calcext:value-type="float">
            <text:p>0,821383</text:p>
          </table:table-cell>
          <table:table-cell office:value-type="float" office:value="0.83422" calcext:value-type="float">
            <text:p>0,83422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769" calcext:value-type="float">
            <text:p>0,843769</text:p>
          </table:table-cell>
          <table:table-cell office:value-type="float" office:value="0.847787" calcext:value-type="float">
            <text:p>0,847787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9286" calcext:value-type="float">
            <text:p>0,80928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0.419992" calcext:value-type="float">
            <text:p>0,419992</text:p>
          </table:table-cell>
          <table:table-cell office:value-type="float" office:value="0.80328" calcext:value-type="float">
            <text:p>0,80328</text:p>
          </table:table-cell>
          <table:table-cell office:value-type="float" office:value="0.818042" calcext:value-type="float">
            <text:p>0,818042</text:p>
          </table:table-cell>
          <table:table-cell office:value-type="float" office:value="0.8325" calcext:value-type="float">
            <text:p>0,8325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48361" calcext:value-type="float">
            <text:p>0,848361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797369" calcext:value-type="float">
            <text:p>0,79736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96897" calcext:value-type="float">
            <text:p>0,096897</text:p>
          </table:table-cell>
          <table:table-cell office:value-type="float" office:value="0.495135" calcext:value-type="float">
            <text:p>0,495135</text:p>
          </table:table-cell>
          <table:table-cell office:value-type="float" office:value="0.802162" calcext:value-type="float">
            <text:p>0,802162</text:p>
          </table:table-cell>
          <table:table-cell office:value-type="float" office:value="0.817083" calcext:value-type="float">
            <text:p>0,817083</text:p>
          </table:table-cell>
          <table:table-cell office:value-type="float" office:value="0.832229" calcext:value-type="float">
            <text:p>0,83222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266" calcext:value-type="float">
            <text:p>0,842266</text:p>
          </table:table-cell>
          <table:table-cell office:value-type="float" office:value="0.847512" calcext:value-type="float">
            <text:p>0,847512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4448" calcext:value-type="float">
            <text:p>0,80444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0.497518" calcext:value-type="float">
            <text:p>0,497518</text:p>
          </table:table-cell>
          <table:table-cell office:value-type="float" office:value="0.808572" calcext:value-type="float">
            <text:p>0,808572</text:p>
          </table:table-cell>
          <table:table-cell office:value-type="float" office:value="0.816965" calcext:value-type="float">
            <text:p>0,816965</text:p>
          </table:table-cell>
          <table:table-cell office:value-type="float" office:value="0.832966" calcext:value-type="float">
            <text:p>0,83296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244" calcext:value-type="float">
            <text:p>0,842244</text:p>
          </table:table-cell>
          <table:table-cell office:value-type="float" office:value="0.850083" calcext:value-type="float">
            <text:p>0,850083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5644" calcext:value-type="float">
            <text:p>0,80564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13793" calcext:value-type="float">
            <text:p>0,313793</text:p>
          </table:table-cell>
          <table:table-cell office:value-type="float" office:value="0.555922" calcext:value-type="float">
            <text:p>0,555922</text:p>
          </table:table-cell>
          <table:table-cell office:value-type="float" office:value="0.78775" calcext:value-type="float">
            <text:p>0,7877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3996" calcext:value-type="float">
            <text:p>0,823996</text:p>
          </table:table-cell>
          <table:table-cell office:value-type="float" office:value="0.841397" calcext:value-type="float">
            <text:p>0,841397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5134" calcext:value-type="float">
            <text:p>0,845134</text:p>
          </table:table-cell>
          <table:table-cell office:value-type="float" office:value="0.853537" calcext:value-type="float">
            <text:p>0,853537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7646" calcext:value-type="float">
            <text:p>0,80764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0.476511" calcext:value-type="float">
            <text:p>0,476511</text:p>
          </table:table-cell>
          <table:table-cell office:value-type="float" office:value="0.796687" calcext:value-type="float">
            <text:p>0,79668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2376" calcext:value-type="float">
            <text:p>0,822376</text:p>
          </table:table-cell>
          <table:table-cell office:value-type="float" office:value="0.840871" calcext:value-type="float">
            <text:p>0,84087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347" calcext:value-type="float">
            <text:p>0,844347</text:p>
          </table:table-cell>
          <table:table-cell office:value-type="float" office:value="0.852963" calcext:value-type="float">
            <text:p>0,85296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00248" calcext:value-type="float">
            <text:p>0,80024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0.485058" calcext:value-type="float">
            <text:p>0,485058</text:p>
          </table:table-cell>
          <table:table-cell office:value-type="float" office:value="0.778633" calcext:value-type="float">
            <text:p>0,77863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555" calcext:value-type="float">
            <text:p>0,82555</text:p>
          </table:table-cell>
          <table:table-cell office:value-type="float" office:value="0.841431" calcext:value-type="float">
            <text:p>0,84143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6052" calcext:value-type="float">
            <text:p>0,846052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00099" calcext:value-type="float">
            <text:p>0,80009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40233" calcext:value-type="float">
            <text:p>0,340233</text:p>
          </table:table-cell>
          <table:table-cell office:value-type="float" office:value="0.605648" calcext:value-type="float">
            <text:p>0,605648</text:p>
          </table:table-cell>
          <table:table-cell office:value-type="float" office:value="0.811804" calcext:value-type="float">
            <text:p>0,811804</text:p>
          </table:table-cell>
          <table:table-cell office:value-type="float" office:value="0.816237" calcext:value-type="float">
            <text:p>0,816237</text:p>
          </table:table-cell>
          <table:table-cell office:value-type="float" office:value="0.827542" calcext:value-type="float">
            <text:p>0,827542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925" calcext:value-type="float">
            <text:p>0,844925</text:p>
          </table:table-cell>
          <table:table-cell office:value-type="float" office:value="0.855523" calcext:value-type="float">
            <text:p>0,855523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15569" calcext:value-type="float">
            <text:p>0,81556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413617" calcext:value-type="float">
            <text:p>0,413617</text:p>
          </table:table-cell>
          <table:table-cell office:value-type="float" office:value="0.652231" calcext:value-type="float">
            <text:p>0,652231</text:p>
          </table:table-cell>
          <table:table-cell office:value-type="float" office:value="0.814418" calcext:value-type="float">
            <text:p>0,814418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0436" calcext:value-type="float">
            <text:p>0,830436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672" calcext:value-type="float">
            <text:p>0,844672</text:p>
          </table:table-cell>
          <table:table-cell office:value-type="float" office:value="0.851506" calcext:value-type="float">
            <text:p>0,851506</text:p>
          </table:table-cell>
          <table:table-cell table:number-columns-repeated="3" office:value-type="float" office:value="0.855546" calcext:value-type="float">
            <text:p>0,855546</text:p>
          </table:table-cell>
          <table:table-cell office:value-type="float" office:value="0.820344" calcext:value-type="float">
            <text:p>0,82034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0.626912" calcext:value-type="float">
            <text:p>0,62691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8397" calcext:value-type="float">
            <text:p>0,818397</text:p>
          </table:table-cell>
          <table:table-cell office:value-type="float" office:value="0.840215" calcext:value-type="float">
            <text:p>0,840215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075" calcext:value-type="float">
            <text:p>0,843075</text:p>
          </table:table-cell>
          <table:table-cell office:value-type="float" office:value="0.847776" calcext:value-type="float">
            <text:p>0,847776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20064" calcext:value-type="float">
            <text:p>0,82006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98227" calcext:value-type="float">
            <text:p>0,398227</text:p>
          </table:table-cell>
          <table:table-cell office:value-type="float" office:value="0.69308" calcext:value-type="float">
            <text:p>0,69308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6295" calcext:value-type="float">
            <text:p>0,816295</text:p>
          </table:table-cell>
          <table:table-cell office:value-type="float" office:value="0.835767" calcext:value-type="float">
            <text:p>0,835767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885" calcext:value-type="float">
            <text:p>0,843885</text:p>
          </table:table-cell>
          <table:table-cell office:value-type="float" office:value="0.850634" calcext:value-type="float">
            <text:p>0,850634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26393" calcext:value-type="float">
            <text:p>0,82639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41704" calcext:value-type="float">
            <text:p>0,441704</text:p>
          </table:table-cell>
          <table:table-cell office:value-type="float" office:value="0.720227" calcext:value-type="float">
            <text:p>0,72022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9948" calcext:value-type="float">
            <text:p>0,819948</text:p>
          </table:table-cell>
          <table:table-cell office:value-type="float" office:value="0.840232" calcext:value-type="float">
            <text:p>0,840232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81" calcext:value-type="float">
            <text:p>0,84481</text:p>
          </table:table-cell>
          <table:table-cell office:value-type="float" office:value="0.851208" calcext:value-type="float">
            <text:p>0,851208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30069" calcext:value-type="float">
            <text:p>0,83006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62984" calcext:value-type="float">
            <text:p>0,362984</text:p>
          </table:table-cell>
          <table:table-cell office:value-type="float" office:value="0.646465" calcext:value-type="float">
            <text:p>0,646465</text:p>
          </table:table-cell>
          <table:table-cell table:number-columns-repeated="2" office:value-type="float" office:value="0.816174" calcext:value-type="float">
            <text:p>0,816174</text:p>
          </table:table-cell>
          <table:table-cell office:value-type="float" office:value="0.832812" calcext:value-type="float">
            <text:p>0,832812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885" calcext:value-type="float">
            <text:p>0,843885</text:p>
          </table:table-cell>
          <table:table-cell office:value-type="float" office:value="0.850909" calcext:value-type="float">
            <text:p>0,850909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21451" calcext:value-type="float">
            <text:p>0,82145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0.572456" calcext:value-type="float">
            <text:p>0,572456</text:p>
          </table:table-cell>
          <table:table-cell office:value-type="float" office:value="0.816096" calcext:value-type="float">
            <text:p>0,816096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32911" calcext:value-type="float">
            <text:p>0,83291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654" calcext:value-type="float">
            <text:p>0,843654</text:p>
          </table:table-cell>
          <table:table-cell office:value-type="float" office:value="0.849188" calcext:value-type="float">
            <text:p>0,849188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3857" calcext:value-type="float">
            <text:p>0,8138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5511" calcext:value-type="float">
            <text:p>0,15511</text:p>
          </table:table-cell>
          <table:table-cell office:value-type="float" office:value="0.544017" calcext:value-type="float">
            <text:p>0,544017</text:p>
          </table:table-cell>
          <table:table-cell office:value-type="float" office:value="0.815645" calcext:value-type="float">
            <text:p>0,815645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9713" calcext:value-type="float">
            <text:p>0,82971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7202" calcext:value-type="float">
            <text:p>0,847202</text:p>
          </table:table-cell>
          <table:table-cell table:number-columns-repeated="4" office:value-type="float" office:value="0.855546" calcext:value-type="float">
            <text:p>0,855546</text:p>
          </table:table-cell>
          <table:table-cell office:value-type="float" office:value="0.810485" calcext:value-type="float">
            <text:p>0,81048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0.523719" calcext:value-type="float">
            <text:p>0,523719</text:p>
          </table:table-cell>
          <table:table-cell office:value-type="float" office:value="0.815507" calcext:value-type="float">
            <text:p>0,815507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4366" calcext:value-type="float">
            <text:p>0,824366</text:p>
          </table:table-cell>
          <table:table-cell office:value-type="float" office:value="0.841247" calcext:value-type="float">
            <text:p>0,841247</text:p>
          </table:table-cell>
          <table:table-cell office:value-type="float" office:value="0.843422" calcext:value-type="float">
            <text:p>0,843422</text:p>
          </table:table-cell>
          <table:table-cell office:value-type="float" office:value="0.845779" calcext:value-type="float">
            <text:p>0,845779</text:p>
          </table:table-cell>
          <table:table-cell office:value-type="float" office:value="0.855534" calcext:value-type="float">
            <text:p>0,85553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562" calcext:value-type="float">
            <text:p>0,855562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7686" calcext:value-type="float">
            <text:p>0,80768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40233" calcext:value-type="float">
            <text:p>0,340233</text:p>
          </table:table-cell>
          <table:table-cell office:value-type="float" office:value="0.595373" calcext:value-type="float">
            <text:p>0,595373</text:p>
          </table:table-cell>
          <table:table-cell office:value-type="float" office:value="0.815813" calcext:value-type="float">
            <text:p>0,815813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7081" calcext:value-type="float">
            <text:p>0,82708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075" calcext:value-type="float">
            <text:p>0,84307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1" calcext:value-type="float">
            <text:p>0,854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578" calcext:value-type="float">
            <text:p>0,85557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497" calcext:value-type="float">
            <text:p>0,8149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26811" calcext:value-type="float">
            <text:p>0,126811</text:p>
          </table:table-cell>
          <table:table-cell office:value-type="float" office:value="0.612689" calcext:value-type="float">
            <text:p>0,612689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309" calcext:value-type="float">
            <text:p>0,817309</text:p>
          </table:table-cell>
          <table:table-cell office:value-type="float" office:value="0.83007" calcext:value-type="float">
            <text:p>0,83007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1688" calcext:value-type="float">
            <text:p>0,841688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1834" calcext:value-type="float">
            <text:p>0,85183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6788" calcext:value-type="float">
            <text:p>0,816788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0.592276" calcext:value-type="float">
            <text:p>0,592276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17134" calcext:value-type="float">
            <text:p>0,817134</text:p>
          </table:table-cell>
          <table:table-cell office:value-type="float" office:value="0.829083" calcext:value-type="float">
            <text:p>0,82908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728" calcext:value-type="float">
            <text:p>0,842728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2695" calcext:value-type="float">
            <text:p>0,852695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4821" calcext:value-type="float">
            <text:p>0,81482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423463" calcext:value-type="float">
            <text:p>0,423463</text:p>
          </table:table-cell>
          <table:table-cell office:value-type="float" office:value="0.672823" calcext:value-type="float">
            <text:p>0,672823</text:p>
          </table:table-cell>
          <table:table-cell office:value-type="float" office:value="0.815712" calcext:value-type="float">
            <text:p>0,815712</text:p>
          </table:table-cell>
          <table:table-cell office:value-type="float" office:value="0.816174" calcext:value-type="float">
            <text:p>0,816174</text:p>
          </table:table-cell>
          <table:table-cell office:value-type="float" office:value="0.825212" calcext:value-type="float">
            <text:p>0,825212</text:p>
          </table:table-cell>
          <table:table-cell office:value-type="float" office:value="0.841414" calcext:value-type="float">
            <text:p>0,841414</text:p>
          </table:table-cell>
          <table:table-cell office:value-type="float" office:value="0.841572" calcext:value-type="float">
            <text:p>0,841572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49814" calcext:value-type="float">
            <text:p>0,84981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595" calcext:value-type="float">
            <text:p>0,855595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1936" calcext:value-type="float">
            <text:p>0,82193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0.592916" calcext:value-type="float">
            <text:p>0,592916</text:p>
          </table:table-cell>
          <table:table-cell office:value-type="float" office:value="0.814232" calcext:value-type="float">
            <text:p>0,814232</text:p>
          </table:table-cell>
          <table:table-cell office:value-type="float" office:value="0.816436" calcext:value-type="float">
            <text:p>0,816436</text:p>
          </table:table-cell>
          <table:table-cell office:value-type="float" office:value="0.831511" calcext:value-type="float">
            <text:p>0,83151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307" calcext:value-type="float">
            <text:p>0,84330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102" calcext:value-type="float">
            <text:p>0,85410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5069" calcext:value-type="float">
            <text:p>0,81506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423463" calcext:value-type="float">
            <text:p>0,423463</text:p>
          </table:table-cell>
          <table:table-cell office:value-type="float" office:value="0.645941" calcext:value-type="float">
            <text:p>0,645941</text:p>
          </table:table-cell>
          <table:table-cell office:value-type="float" office:value="0.813571" calcext:value-type="float">
            <text:p>0,813571</text:p>
          </table:table-cell>
          <table:table-cell office:value-type="float" office:value="0.819289" calcext:value-type="float">
            <text:p>0,819289</text:p>
          </table:table-cell>
          <table:table-cell office:value-type="float" office:value="0.835846" calcext:value-type="float">
            <text:p>0,83584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129" calcext:value-type="float">
            <text:p>0,844129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26" calcext:value-type="float">
            <text:p>0,85326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92" calcext:value-type="float">
            <text:p>0,855692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1023" calcext:value-type="float">
            <text:p>0,82102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10019" calcext:value-type="float">
            <text:p>0,410019</text:p>
          </table:table-cell>
          <table:table-cell office:value-type="float" office:value="0.716559" calcext:value-type="float">
            <text:p>0,716559</text:p>
          </table:table-cell>
          <table:table-cell office:value-type="float" office:value="0.815441" calcext:value-type="float">
            <text:p>0,815441</text:p>
          </table:table-cell>
          <table:table-cell office:value-type="float" office:value="0.820268" calcext:value-type="float">
            <text:p>0,820268</text:p>
          </table:table-cell>
          <table:table-cell office:value-type="float" office:value="0.837636" calcext:value-type="float">
            <text:p>0,83763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912" calcext:value-type="float">
            <text:p>0,844912</text:p>
          </table:table-cell>
          <table:table-cell office:value-type="float" office:value="0.847826" calcext:value-type="float">
            <text:p>0,84782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57" calcext:value-type="float">
            <text:p>0,855757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9095" calcext:value-type="float">
            <text:p>0,82909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10019" calcext:value-type="float">
            <text:p>0,410019</text:p>
          </table:table-cell>
          <table:table-cell office:value-type="float" office:value="0.650707" calcext:value-type="float">
            <text:p>0,650707</text:p>
          </table:table-cell>
          <table:table-cell office:value-type="float" office:value="0.809388" calcext:value-type="float">
            <text:p>0,809388</text:p>
          </table:table-cell>
          <table:table-cell office:value-type="float" office:value="0.818158" calcext:value-type="float">
            <text:p>0,818158</text:p>
          </table:table-cell>
          <table:table-cell office:value-type="float" office:value="0.835697" calcext:value-type="float">
            <text:p>0,835697</text:p>
          </table:table-cell>
          <table:table-cell office:value-type="float" office:value="0.841559" calcext:value-type="float">
            <text:p>0,841559</text:p>
          </table:table-cell>
          <table:table-cell office:value-type="float" office:value="0.84549" calcext:value-type="float">
            <text:p>0,84549</text:p>
          </table:table-cell>
          <table:table-cell office:value-type="float" office:value="0.846403" calcext:value-type="float">
            <text:p>0,846403</text:p>
          </table:table-cell>
          <table:table-cell office:value-type="float" office:value="0.855523" calcext:value-type="float">
            <text:p>0,85552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741" calcext:value-type="float">
            <text:p>0,85574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1421" calcext:value-type="float">
            <text:p>0,82142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420766" calcext:value-type="float">
            <text:p>0,420766</text:p>
          </table:table-cell>
          <table:table-cell office:value-type="float" office:value="0.600979" calcext:value-type="float">
            <text:p>0,600979</text:p>
          </table:table-cell>
          <table:table-cell office:value-type="float" office:value="0.803092" calcext:value-type="float">
            <text:p>0,803092</text:p>
          </table:table-cell>
          <table:table-cell office:value-type="float" office:value="0.816659" calcext:value-type="float">
            <text:p>0,816659</text:p>
          </table:table-cell>
          <table:table-cell office:value-type="float" office:value="0.829258" calcext:value-type="float">
            <text:p>0,829258</text:p>
          </table:table-cell>
          <table:table-cell office:value-type="float" office:value="0.841431" calcext:value-type="float">
            <text:p>0,841431</text:p>
          </table:table-cell>
          <table:table-cell office:value-type="float" office:value="0.8426" calcext:value-type="float">
            <text:p>0,8426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278" calcext:value-type="float">
            <text:p>0,85327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708" calcext:value-type="float">
            <text:p>0,85570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4405" calcext:value-type="float">
            <text:p>0,81440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85921" calcext:value-type="float">
            <text:p>0,185921</text:p>
          </table:table-cell>
          <table:table-cell office:value-type="float" office:value="0.616168" calcext:value-type="float">
            <text:p>0,616168</text:p>
          </table:table-cell>
          <table:table-cell office:value-type="float" office:value="0.812429" calcext:value-type="float">
            <text:p>0,812429</text:p>
          </table:table-cell>
          <table:table-cell office:value-type="float" office:value="0.817155" calcext:value-type="float">
            <text:p>0,817155</text:p>
          </table:table-cell>
          <table:table-cell office:value-type="float" office:value="0.83386" calcext:value-type="float">
            <text:p>0,8338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871" calcext:value-type="float">
            <text:p>0,842871</text:p>
          </table:table-cell>
          <table:table-cell office:value-type="float" office:value="0.84554" calcext:value-type="float">
            <text:p>0,84554</text:p>
          </table:table-cell>
          <table:table-cell office:value-type="float" office:value="0.855232" calcext:value-type="float">
            <text:p>0,85523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6" calcext:value-type="float">
            <text:p>0,8556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7592" calcext:value-type="float">
            <text:p>0,81759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02346" calcext:value-type="float">
            <text:p>0,302346</text:p>
          </table:table-cell>
          <table:table-cell office:value-type="float" office:value="0.617213" calcext:value-type="float">
            <text:p>0,617213</text:p>
          </table:table-cell>
          <table:table-cell office:value-type="float" office:value="0.812392" calcext:value-type="float">
            <text:p>0,812392</text:p>
          </table:table-cell>
          <table:table-cell office:value-type="float" office:value="0.820828" calcext:value-type="float">
            <text:p>0,820828</text:p>
          </table:table-cell>
          <table:table-cell office:value-type="float" office:value="0.837996" calcext:value-type="float">
            <text:p>0,83799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333" calcext:value-type="float">
            <text:p>0,843333</text:p>
          </table:table-cell>
          <table:table-cell office:value-type="float" office:value="0.848155" calcext:value-type="float">
            <text:p>0,84815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92" calcext:value-type="float">
            <text:p>0,855692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8816" calcext:value-type="float">
            <text:p>0,81881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0.613258" calcext:value-type="float">
            <text:p>0,613258</text:p>
          </table:table-cell>
          <table:table-cell office:value-type="float" office:value="0.816674" calcext:value-type="float">
            <text:p>0,816674</text:p>
          </table:table-cell>
          <table:table-cell office:value-type="float" office:value="0.831996" calcext:value-type="float">
            <text:p>0,831996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031" calcext:value-type="float">
            <text:p>0,844031</text:p>
          </table:table-cell>
          <table:table-cell office:value-type="float" office:value="0.848692" calcext:value-type="float">
            <text:p>0,848692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41" calcext:value-type="float">
            <text:p>0,85574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044" calcext:value-type="float">
            <text:p>0,8204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02346" calcext:value-type="float">
            <text:p>0,302346</text:p>
          </table:table-cell>
          <table:table-cell office:value-type="float" office:value="0.671234" calcext:value-type="float">
            <text:p>0,671234</text:p>
          </table:table-cell>
          <table:table-cell office:value-type="float" office:value="0.816198" calcext:value-type="float">
            <text:p>0,816198</text:p>
          </table:table-cell>
          <table:table-cell office:value-type="float" office:value="0.825734" calcext:value-type="float">
            <text:p>0,825734</text:p>
          </table:table-cell>
          <table:table-cell office:value-type="float" office:value="0.841389" calcext:value-type="float">
            <text:p>0,84138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053" calcext:value-type="float">
            <text:p>0,844053</text:p>
          </table:table-cell>
          <table:table-cell office:value-type="float" office:value="0.846915" calcext:value-type="float">
            <text:p>0,84691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5375" calcext:value-type="float">
            <text:p>0,82537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02346" calcext:value-type="float">
            <text:p>0,302346</text:p>
          </table:table-cell>
          <table:table-cell office:value-type="float" office:value="0.570352" calcext:value-type="float">
            <text:p>0,570352</text:p>
          </table:table-cell>
          <table:table-cell office:value-type="float" office:value="0.814527" calcext:value-type="float">
            <text:p>0,814527</text:p>
          </table:table-cell>
          <table:table-cell office:value-type="float" office:value="0.819669" calcext:value-type="float">
            <text:p>0,819669</text:p>
          </table:table-cell>
          <table:table-cell office:value-type="float" office:value="0.836909" calcext:value-type="float">
            <text:p>0,83690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115" calcext:value-type="float">
            <text:p>0,84311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938" calcext:value-type="float">
            <text:p>0,85493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6" calcext:value-type="float">
            <text:p>0,8556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3768" calcext:value-type="float">
            <text:p>0,81376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02346" calcext:value-type="float">
            <text:p>0,302346</text:p>
          </table:table-cell>
          <table:table-cell office:value-type="float" office:value="0.610629" calcext:value-type="float">
            <text:p>0,610629</text:p>
          </table:table-cell>
          <table:table-cell office:value-type="float" office:value="0.814666" calcext:value-type="float">
            <text:p>0,814666</text:p>
          </table:table-cell>
          <table:table-cell office:value-type="float" office:value="0.82102" calcext:value-type="float">
            <text:p>0,82102</text:p>
          </table:table-cell>
          <table:table-cell office:value-type="float" office:value="0.837332" calcext:value-type="float">
            <text:p>0,837332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986" calcext:value-type="float">
            <text:p>0,842986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537" calcext:value-type="float">
            <text:p>0,85353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578" calcext:value-type="float">
            <text:p>0,85557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7826" calcext:value-type="float">
            <text:p>0,81782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11461" calcext:value-type="float">
            <text:p>0,211461</text:p>
          </table:table-cell>
          <table:table-cell office:value-type="float" office:value="0.587484" calcext:value-type="float">
            <text:p>0,587484</text:p>
          </table:table-cell>
          <table:table-cell office:value-type="float" office:value="0.814384" calcext:value-type="float">
            <text:p>0,814384</text:p>
          </table:table-cell>
          <table:table-cell office:value-type="float" office:value="0.824802" calcext:value-type="float">
            <text:p>0,824802</text:p>
          </table:table-cell>
          <table:table-cell office:value-type="float" office:value="0.841414" calcext:value-type="float">
            <text:p>0,841414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347" calcext:value-type="float">
            <text:p>0,844347</text:p>
          </table:table-cell>
          <table:table-cell office:value-type="float" office:value="0.848086" calcext:value-type="float">
            <text:p>0,84808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578" calcext:value-type="float">
            <text:p>0,85557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6864" calcext:value-type="float">
            <text:p>0,81686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0.476711" calcext:value-type="float">
            <text:p>0,476711</text:p>
          </table:table-cell>
          <table:table-cell office:value-type="float" office:value="0.803209" calcext:value-type="float">
            <text:p>0,803209</text:p>
          </table:table-cell>
          <table:table-cell office:value-type="float" office:value="0.821619" calcext:value-type="float">
            <text:p>0,821619</text:p>
          </table:table-cell>
          <table:table-cell office:value-type="float" office:value="0.841009" calcext:value-type="float">
            <text:p>0,84100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81" calcext:value-type="float">
            <text:p>0,84481</text:p>
          </table:table-cell>
          <table:table-cell office:value-type="float" office:value="0.850377" calcext:value-type="float">
            <text:p>0,850377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578" calcext:value-type="float">
            <text:p>0,85557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4586" calcext:value-type="float">
            <text:p>0,80458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0.466035" calcext:value-type="float">
            <text:p>0,466035</text:p>
          </table:table-cell>
          <table:table-cell office:value-type="float" office:value="0.810327" calcext:value-type="float">
            <text:p>0,810327</text:p>
          </table:table-cell>
          <table:table-cell office:value-type="float" office:value="0.820495" calcext:value-type="float">
            <text:p>0,820495</text:p>
          </table:table-cell>
          <table:table-cell office:value-type="float" office:value="0.838619" calcext:value-type="float">
            <text:p>0,838619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973" calcext:value-type="float">
            <text:p>0,842973</text:p>
          </table:table-cell>
          <table:table-cell office:value-type="float" office:value="0.849211" calcext:value-type="float">
            <text:p>0,849211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578" calcext:value-type="float">
            <text:p>0,85557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3579" calcext:value-type="float">
            <text:p>0,80357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07652" calcext:value-type="float">
            <text:p>-0,007652</text:p>
          </table:table-cell>
          <table:table-cell office:value-type="float" office:value="0.596377" calcext:value-type="float">
            <text:p>0,596377</text:p>
          </table:table-cell>
          <table:table-cell office:value-type="float" office:value="0.81144" calcext:value-type="float">
            <text:p>0,81144</text:p>
          </table:table-cell>
          <table:table-cell office:value-type="float" office:value="0.820812" calcext:value-type="float">
            <text:p>0,820812</text:p>
          </table:table-cell>
          <table:table-cell office:value-type="float" office:value="0.83884" calcext:value-type="float">
            <text:p>0,83884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626" calcext:value-type="float">
            <text:p>0,842626</text:p>
          </table:table-cell>
          <table:table-cell office:value-type="float" office:value="0.847817" calcext:value-type="float">
            <text:p>0,847817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43" calcext:value-type="float">
            <text:p>0,855643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661" calcext:value-type="float">
            <text:p>0,8166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84267" calcext:value-type="float">
            <text:p>0,284267</text:p>
          </table:table-cell>
          <table:table-cell office:value-type="float" office:value="0.522933" calcext:value-type="float">
            <text:p>0,522933</text:p>
          </table:table-cell>
          <table:table-cell office:value-type="float" office:value="0.793402" calcext:value-type="float">
            <text:p>0,793402</text:p>
          </table:table-cell>
          <table:table-cell office:value-type="float" office:value="0.82065" calcext:value-type="float">
            <text:p>0,82065</text:p>
          </table:table-cell>
          <table:table-cell office:value-type="float" office:value="0.838485" calcext:value-type="float">
            <text:p>0,838485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307" calcext:value-type="float">
            <text:p>0,843307</text:p>
          </table:table-cell>
          <table:table-cell office:value-type="float" office:value="0.848648" calcext:value-type="float">
            <text:p>0,848648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7565" calcext:value-type="float">
            <text:p>0,80756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61605" calcext:value-type="float">
            <text:p>0,261605</text:p>
          </table:table-cell>
          <table:table-cell office:value-type="float" office:value="0.544168" calcext:value-type="float">
            <text:p>0,544168</text:p>
          </table:table-cell>
          <table:table-cell office:value-type="float" office:value="0.814829" calcext:value-type="float">
            <text:p>0,814829</text:p>
          </table:table-cell>
          <table:table-cell office:value-type="float" office:value="0.828694" calcext:value-type="float">
            <text:p>0,828694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3667" calcext:value-type="float">
            <text:p>0,843667</text:p>
          </table:table-cell>
          <table:table-cell office:value-type="float" office:value="0.846669" calcext:value-type="float">
            <text:p>0,846669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2764" calcext:value-type="float">
            <text:p>0,812764</text:p>
          </table:table-cell>
          <table:table-cell>
            <draw:frame draw:z-index="0" draw:style-name="gr1" draw:text-style-name="P1" svg:width="22.348cm" svg:height="12.57cm" svg:x="0.06cm" svg:y="0cm">
              <draw:object draw:notify-on-update-of-ranges="mcc.A2:mcc.A451 mcc.C1:mcc.C1 mcc.C2:mcc.C451 mcc.D1:mcc.D1 mcc.D2:mcc.D451 mcc.E1:mcc.E1 mcc.E2:mcc.E451 mcc.F1:mcc.F1 mcc.F2:mcc.F451 mcc.G1:mcc.G1 mcc.G2:mcc.G451 mcc.H1:mcc.H1 mcc.H2:mcc.H451 mcc.I1:mcc.I1 mcc.I2:mcc.I451 mcc.J1:mcc.J1 mcc.J2:mcc.J451 mcc.K1:mcc.K1 mcc.K2:mcc.K451 mcc.L1:mcc.L1 mcc.L2:mcc.L451 mcc.M1:mcc.M1 mcc.M2:mcc.M451 mcc.N1:mcc.N1 mcc.N2:mcc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73071" calcext:value-type="float">
            <text:p>0,273071</text:p>
          </table:table-cell>
          <table:table-cell office:value-type="float" office:value="0.482137" calcext:value-type="float">
            <text:p>0,482137</text:p>
          </table:table-cell>
          <table:table-cell office:value-type="float" office:value="0.796238" calcext:value-type="float">
            <text:p>0,796238</text:p>
          </table:table-cell>
          <table:table-cell office:value-type="float" office:value="0.826048" calcext:value-type="float">
            <text:p>0,826048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035" calcext:value-type="float">
            <text:p>0,842035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5236" calcext:value-type="float">
            <text:p>0,855236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4125" calcext:value-type="float">
            <text:p>0,80412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84267" calcext:value-type="float">
            <text:p>0,284267</text:p>
          </table:table-cell>
          <table:table-cell office:value-type="float" office:value="0.466818" calcext:value-type="float">
            <text:p>0,466818</text:p>
          </table:table-cell>
          <table:table-cell office:value-type="float" office:value="0.722202" calcext:value-type="float">
            <text:p>0,722202</text:p>
          </table:table-cell>
          <table:table-cell office:value-type="float" office:value="0.818446" calcext:value-type="float">
            <text:p>0,818446</text:p>
          </table:table-cell>
          <table:table-cell office:value-type="float" office:value="0.833944" calcext:value-type="float">
            <text:p>0,833944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36" calcext:value-type="float">
            <text:p>0,84436</text:p>
          </table:table-cell>
          <table:table-cell office:value-type="float" office:value="0.852677" calcext:value-type="float">
            <text:p>0,85267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43" calcext:value-type="float">
            <text:p>0,855643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793255" calcext:value-type="float">
            <text:p>0,79325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84267" calcext:value-type="float">
            <text:p>0,284267</text:p>
          </table:table-cell>
          <table:table-cell office:value-type="float" office:value="0.460637" calcext:value-type="float">
            <text:p>0,460637</text:p>
          </table:table-cell>
          <table:table-cell office:value-type="float" office:value="0.673455" calcext:value-type="float">
            <text:p>0,673455</text:p>
          </table:table-cell>
          <table:table-cell office:value-type="float" office:value="0.818382" calcext:value-type="float">
            <text:p>0,818382</text:p>
          </table:table-cell>
          <table:table-cell office:value-type="float" office:value="0.833778" calcext:value-type="float">
            <text:p>0,833778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16" calcext:value-type="float">
            <text:p>0,84416</text:p>
          </table:table-cell>
          <table:table-cell office:value-type="float" office:value="0.852677" calcext:value-type="float">
            <text:p>0,852677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43" calcext:value-type="float">
            <text:p>0,855643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787719" calcext:value-type="float">
            <text:p>0,78771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0.389737" calcext:value-type="float">
            <text:p>0,389737</text:p>
          </table:table-cell>
          <table:table-cell office:value-type="float" office:value="0.672799" calcext:value-type="float">
            <text:p>0,672799</text:p>
          </table:table-cell>
          <table:table-cell office:value-type="float" office:value="0.818961" calcext:value-type="float">
            <text:p>0,818961</text:p>
          </table:table-cell>
          <table:table-cell office:value-type="float" office:value="0.831765" calcext:value-type="float">
            <text:p>0,831765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592" calcext:value-type="float">
            <text:p>0,844592</text:p>
          </table:table-cell>
          <table:table-cell office:value-type="float" office:value="0.854398" calcext:value-type="float">
            <text:p>0,854398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6" calcext:value-type="float">
            <text:p>0,8556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780637" calcext:value-type="float">
            <text:p>0,78063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17343" calcext:value-type="float">
            <text:p>0,117343</text:p>
          </table:table-cell>
          <table:table-cell office:value-type="float" office:value="0.490624" calcext:value-type="float">
            <text:p>0,490624</text:p>
          </table:table-cell>
          <table:table-cell office:value-type="float" office:value="0.785486" calcext:value-type="float">
            <text:p>0,785486</text:p>
          </table:table-cell>
          <table:table-cell office:value-type="float" office:value="0.825634" calcext:value-type="float">
            <text:p>0,825634</text:p>
          </table:table-cell>
          <table:table-cell office:value-type="float" office:value="0.839617" calcext:value-type="float">
            <text:p>0,839617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4592" calcext:value-type="float">
            <text:p>0,844592</text:p>
          </table:table-cell>
          <table:table-cell office:value-type="float" office:value="0.850973" calcext:value-type="float">
            <text:p>0,85097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3106" calcext:value-type="float">
            <text:p>0,80310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17343" calcext:value-type="float">
            <text:p>0,117343</text:p>
          </table:table-cell>
          <table:table-cell office:value-type="float" office:value="0.495643" calcext:value-type="float">
            <text:p>0,495643</text:p>
          </table:table-cell>
          <table:table-cell office:value-type="float" office:value="0.78613" calcext:value-type="float">
            <text:p>0,78613</text:p>
          </table:table-cell>
          <table:table-cell office:value-type="float" office:value="0.823083" calcext:value-type="float">
            <text:p>0,823083</text:p>
          </table:table-cell>
          <table:table-cell office:value-type="float" office:value="0.83504" calcext:value-type="float">
            <text:p>0,83504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2795" calcext:value-type="float">
            <text:p>0,842795</text:p>
          </table:table-cell>
          <table:table-cell office:value-type="float" office:value="0.849803" calcext:value-type="float">
            <text:p>0,849803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43" calcext:value-type="float">
            <text:p>0,855643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266" calcext:value-type="float">
            <text:p>0,8026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17343" calcext:value-type="float">
            <text:p>0,117343</text:p>
          </table:table-cell>
          <table:table-cell office:value-type="float" office:value="0.57981" calcext:value-type="float">
            <text:p>0,57981</text:p>
          </table:table-cell>
          <table:table-cell office:value-type="float" office:value="0.815933" calcext:value-type="float">
            <text:p>0,815933</text:p>
          </table:table-cell>
          <table:table-cell office:value-type="float" office:value="0.826487" calcext:value-type="float">
            <text:p>0,826487</text:p>
          </table:table-cell>
          <table:table-cell office:value-type="float" office:value="0.841284" calcext:value-type="float">
            <text:p>0,841284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6023" calcext:value-type="float">
            <text:p>0,846023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5922" calcext:value-type="float">
            <text:p>0,81592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0.561597" calcext:value-type="float">
            <text:p>0,561597</text:p>
          </table:table-cell>
          <table:table-cell office:value-type="float" office:value="0.818486" calcext:value-type="float">
            <text:p>0,818486</text:p>
          </table:table-cell>
          <table:table-cell office:value-type="float" office:value="0.829926" calcext:value-type="float">
            <text:p>0,829926</text:p>
          </table:table-cell>
          <table:table-cell office:value-type="float" office:value="0.841431" calcext:value-type="float">
            <text:p>0,841431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4503" calcext:value-type="float">
            <text:p>0,844503</text:p>
          </table:table-cell>
          <table:table-cell office:value-type="float" office:value="0.847179" calcext:value-type="float">
            <text:p>0,847179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6" calcext:value-type="float">
            <text:p>0,8556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5133" calcext:value-type="float">
            <text:p>0,81513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0.534167" calcext:value-type="float">
            <text:p>0,534167</text:p>
          </table:table-cell>
          <table:table-cell office:value-type="float" office:value="0.818745" calcext:value-type="float">
            <text:p>0,818745</text:p>
          </table:table-cell>
          <table:table-cell office:value-type="float" office:value="0.830219" calcext:value-type="float">
            <text:p>0,830219</text:p>
          </table:table-cell>
          <table:table-cell office:value-type="float" office:value="0.841196" calcext:value-type="float">
            <text:p>0,84119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782" calcext:value-type="float">
            <text:p>0,843782</text:p>
          </table:table-cell>
          <table:table-cell office:value-type="float" office:value="0.847478" calcext:value-type="float">
            <text:p>0,847478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27" calcext:value-type="float">
            <text:p>0,855627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2376" calcext:value-type="float">
            <text:p>0,81237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0324" calcext:value-type="float">
            <text:p>0,320324</text:p>
          </table:table-cell>
          <table:table-cell office:value-type="float" office:value="0.601388" calcext:value-type="float">
            <text:p>0,601388</text:p>
          </table:table-cell>
          <table:table-cell office:value-type="float" office:value="0.815401" calcext:value-type="float">
            <text:p>0,815401</text:p>
          </table:table-cell>
          <table:table-cell office:value-type="float" office:value="0.826979" calcext:value-type="float">
            <text:p>0,826979</text:p>
          </table:table-cell>
          <table:table-cell office:value-type="float" office:value="0.840745" calcext:value-type="float">
            <text:p>0,840745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653" calcext:value-type="float">
            <text:p>0,842653</text:p>
          </table:table-cell>
          <table:table-cell office:value-type="float" office:value="0.846892" calcext:value-type="float">
            <text:p>0,846892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8222" calcext:value-type="float">
            <text:p>0,81822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0.545491" calcext:value-type="float">
            <text:p>0,545491</text:p>
          </table:table-cell>
          <table:table-cell office:value-type="float" office:value="0.816889" calcext:value-type="float">
            <text:p>0,816889</text:p>
          </table:table-cell>
          <table:table-cell office:value-type="float" office:value="0.82738" calcext:value-type="float">
            <text:p>0,82738</text:p>
          </table:table-cell>
          <table:table-cell office:value-type="float" office:value="0.840782" calcext:value-type="float">
            <text:p>0,840782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3" calcext:value-type="float">
            <text:p>0,843</text:p>
          </table:table-cell>
          <table:table-cell office:value-type="float" office:value="0.846624" calcext:value-type="float">
            <text:p>0,846624</text:p>
          </table:table-cell>
          <table:table-cell office:value-type="float" office:value="0.855534" calcext:value-type="float">
            <text:p>0,85553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2831" calcext:value-type="float">
            <text:p>0,81283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83891" calcext:value-type="float">
            <text:p>0,083891</text:p>
          </table:table-cell>
          <table:table-cell office:value-type="float" office:value="0.69629" calcext:value-type="float">
            <text:p>0,69629</text:p>
          </table:table-cell>
          <table:table-cell office:value-type="float" office:value="0.82219" calcext:value-type="float">
            <text:p>0,82219</text:p>
          </table:table-cell>
          <table:table-cell office:value-type="float" office:value="0.834477" calcext:value-type="float">
            <text:p>0,834477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259" calcext:value-type="float">
            <text:p>0,84259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3562" calcext:value-type="float">
            <text:p>0,853562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11" calcext:value-type="float">
            <text:p>0,85561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8868" calcext:value-type="float">
            <text:p>0,82886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664287" calcext:value-type="float">
            <text:p>0,664287</text:p>
          </table:table-cell>
          <table:table-cell office:value-type="float" office:value="0.819091" calcext:value-type="float">
            <text:p>0,819091</text:p>
          </table:table-cell>
          <table:table-cell office:value-type="float" office:value="0.830893" calcext:value-type="float">
            <text:p>0,830893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2897" calcext:value-type="float">
            <text:p>0,842897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111" calcext:value-type="float">
            <text:p>0,854111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595" calcext:value-type="float">
            <text:p>0,855595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5084" calcext:value-type="float">
            <text:p>0,82508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59598" calcext:value-type="float">
            <text:p>0,259598</text:p>
          </table:table-cell>
          <table:table-cell office:value-type="float" office:value="0.671118" calcext:value-type="float">
            <text:p>0,671118</text:p>
          </table:table-cell>
          <table:table-cell office:value-type="float" office:value="0.815128" calcext:value-type="float">
            <text:p>0,815128</text:p>
          </table:table-cell>
          <table:table-cell office:value-type="float" office:value="0.830988" calcext:value-type="float">
            <text:p>0,830988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3631" calcext:value-type="float">
            <text:p>0,843631</text:p>
          </table:table-cell>
          <table:table-cell office:value-type="float" office:value="0.845503" calcext:value-type="float">
            <text:p>0,845503</text:p>
          </table:table-cell>
          <table:table-cell office:value-type="float" office:value="0.85474" calcext:value-type="float">
            <text:p>0,8547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43" calcext:value-type="float">
            <text:p>0,855643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5521" calcext:value-type="float">
            <text:p>0,82552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48316" calcext:value-type="float">
            <text:p>0,248316</text:p>
          </table:table-cell>
          <table:table-cell office:value-type="float" office:value="0.648623" calcext:value-type="float">
            <text:p>0,648623</text:p>
          </table:table-cell>
          <table:table-cell office:value-type="float" office:value="0.810372" calcext:value-type="float">
            <text:p>0,810372</text:p>
          </table:table-cell>
          <table:table-cell office:value-type="float" office:value="0.824255" calcext:value-type="float">
            <text:p>0,824255</text:p>
          </table:table-cell>
          <table:table-cell office:value-type="float" office:value="0.839596" calcext:value-type="float">
            <text:p>0,839596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435" calcext:value-type="float">
            <text:p>0,842435</text:p>
          </table:table-cell>
          <table:table-cell office:value-type="float" office:value="0.84554" calcext:value-type="float">
            <text:p>0,84554</text:p>
          </table:table-cell>
          <table:table-cell office:value-type="float" office:value="0.855254" calcext:value-type="float">
            <text:p>0,85525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92" calcext:value-type="float">
            <text:p>0,855692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21877" calcext:value-type="float">
            <text:p>0,82187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48316" calcext:value-type="float">
            <text:p>0,248316</text:p>
          </table:table-cell>
          <table:table-cell office:value-type="float" office:value="0.58367" calcext:value-type="float">
            <text:p>0,58367</text:p>
          </table:table-cell>
          <table:table-cell office:value-type="float" office:value="0.809176" calcext:value-type="float">
            <text:p>0,809176</text:p>
          </table:table-cell>
          <table:table-cell office:value-type="float" office:value="0.826198" calcext:value-type="float">
            <text:p>0,826198</text:p>
          </table:table-cell>
          <table:table-cell office:value-type="float" office:value="0.840105" calcext:value-type="float">
            <text:p>0,840105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501" calcext:value-type="float">
            <text:p>0,84501</text:p>
          </table:table-cell>
          <table:table-cell office:value-type="float" office:value="0.853574" calcext:value-type="float">
            <text:p>0,853574</text:p>
          </table:table-cell>
          <table:table-cell office:value-type="float" office:value="0.855546" calcext:value-type="float">
            <text:p>0,855546</text:p>
          </table:table-cell>
          <table:table-cell office:value-type="float" office:value="0.855627" calcext:value-type="float">
            <text:p>0,855627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5182" calcext:value-type="float">
            <text:p>0,81518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0.475339" calcext:value-type="float">
            <text:p>0,475339</text:p>
          </table:table-cell>
          <table:table-cell office:value-type="float" office:value="0.803221" calcext:value-type="float">
            <text:p>0,803221</text:p>
          </table:table-cell>
          <table:table-cell office:value-type="float" office:value="0.822045" calcext:value-type="float">
            <text:p>0,822045</text:p>
          </table:table-cell>
          <table:table-cell office:value-type="float" office:value="0.834204" calcext:value-type="float">
            <text:p>0,834204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6736" calcext:value-type="float">
            <text:p>0,84673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08" calcext:value-type="float">
            <text:p>0,85570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3126" calcext:value-type="float">
            <text:p>0,80312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0.530606" calcext:value-type="float">
            <text:p>0,530606</text:p>
          </table:table-cell>
          <table:table-cell office:value-type="float" office:value="0.806138" calcext:value-type="float">
            <text:p>0,806138</text:p>
          </table:table-cell>
          <table:table-cell office:value-type="float" office:value="0.823013" calcext:value-type="float">
            <text:p>0,823013</text:p>
          </table:table-cell>
          <table:table-cell office:value-type="float" office:value="0.835041" calcext:value-type="float">
            <text:p>0,835041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587" calcext:value-type="float">
            <text:p>0,84587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41" calcext:value-type="float">
            <text:p>0,85574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9041" calcext:value-type="float">
            <text:p>0,80904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0.523525" calcext:value-type="float">
            <text:p>0,523525</text:p>
          </table:table-cell>
          <table:table-cell office:value-type="float" office:value="0.806442" calcext:value-type="float">
            <text:p>0,806442</text:p>
          </table:table-cell>
          <table:table-cell office:value-type="float" office:value="0.823675" calcext:value-type="float">
            <text:p>0,823675</text:p>
          </table:table-cell>
          <table:table-cell office:value-type="float" office:value="0.837643" calcext:value-type="float">
            <text:p>0,837643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1483" calcext:value-type="float">
            <text:p>0,841483</text:p>
          </table:table-cell>
          <table:table-cell office:value-type="float" office:value="0.846854" calcext:value-type="float">
            <text:p>0,846854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08" calcext:value-type="float">
            <text:p>0,85570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8788" calcext:value-type="float">
            <text:p>0,80878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26811" calcext:value-type="float">
            <text:p>0,126811</text:p>
          </table:table-cell>
          <table:table-cell office:value-type="float" office:value="0.60538" calcext:value-type="float">
            <text:p>0,60538</text:p>
          </table:table-cell>
          <table:table-cell office:value-type="float" office:value="0.814991" calcext:value-type="float">
            <text:p>0,814991</text:p>
          </table:table-cell>
          <table:table-cell office:value-type="float" office:value="0.832183" calcext:value-type="float">
            <text:p>0,832183</text:p>
          </table:table-cell>
          <table:table-cell office:value-type="float" office:value="0.841448" calcext:value-type="float">
            <text:p>0,841448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435" calcext:value-type="float">
            <text:p>0,842435</text:p>
          </table:table-cell>
          <table:table-cell office:value-type="float" office:value="0.848935" calcext:value-type="float">
            <text:p>0,84893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6" calcext:value-type="float">
            <text:p>0,8556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9358" calcext:value-type="float">
            <text:p>0,81935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0.475426" calcext:value-type="float">
            <text:p>0,475426</text:p>
          </table:table-cell>
          <table:table-cell office:value-type="float" office:value="0.809091" calcext:value-type="float">
            <text:p>0,809091</text:p>
          </table:table-cell>
          <table:table-cell office:value-type="float" office:value="0.832935" calcext:value-type="float">
            <text:p>0,832935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2986" calcext:value-type="float">
            <text:p>0,842986</text:p>
          </table:table-cell>
          <table:table-cell office:value-type="float" office:value="0.849814" calcext:value-type="float">
            <text:p>0,849814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5992" calcext:value-type="float">
            <text:p>0,80599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02346" calcext:value-type="float">
            <text:p>0,302346</text:p>
          </table:table-cell>
          <table:table-cell office:value-type="float" office:value="0.57305" calcext:value-type="float">
            <text:p>0,57305</text:p>
          </table:table-cell>
          <table:table-cell office:value-type="float" office:value="0.814598" calcext:value-type="float">
            <text:p>0,814598</text:p>
          </table:table-cell>
          <table:table-cell office:value-type="float" office:value="0.836383" calcext:value-type="float">
            <text:p>0,836383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2074" calcext:value-type="float">
            <text:p>0,842074</text:p>
          </table:table-cell>
          <table:table-cell office:value-type="float" office:value="0.84694" calcext:value-type="float">
            <text:p>0,84694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43" calcext:value-type="float">
            <text:p>0,855643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6269" calcext:value-type="float">
            <text:p>0,81626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287197" calcext:value-type="float">
            <text:p>0,287197</text:p>
          </table:table-cell>
          <table:table-cell office:value-type="float" office:value="0.579655" calcext:value-type="float">
            <text:p>0,579655</text:p>
          </table:table-cell>
          <table:table-cell office:value-type="float" office:value="0.817354" calcext:value-type="float">
            <text:p>0,817354</text:p>
          </table:table-cell>
          <table:table-cell office:value-type="float" office:value="0.832644" calcext:value-type="float">
            <text:p>0,832644</text:p>
          </table:table-cell>
          <table:table-cell office:value-type="float" office:value="0.84144" calcext:value-type="float">
            <text:p>0,84144</text:p>
          </table:table-cell>
          <table:table-cell office:value-type="float" office:value="0.841457" calcext:value-type="float">
            <text:p>0,841457</text:p>
          </table:table-cell>
          <table:table-cell office:value-type="float" office:value="0.84147" calcext:value-type="float">
            <text:p>0,84147</text:p>
          </table:table-cell>
          <table:table-cell office:value-type="float" office:value="0.847781" calcext:value-type="float">
            <text:p>0,847781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08" calcext:value-type="float">
            <text:p>0,855708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1686" calcext:value-type="float">
            <text:p>0,8168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0.486117" calcext:value-type="float">
            <text:p>0,486117</text:p>
          </table:table-cell>
          <table:table-cell office:value-type="float" office:value="0.803889" calcext:value-type="float">
            <text:p>0,803889</text:p>
          </table:table-cell>
          <table:table-cell office:value-type="float" office:value="0.827339" calcext:value-type="float">
            <text:p>0,827339</text:p>
          </table:table-cell>
          <table:table-cell office:value-type="float" office:value="0.841423" calcext:value-type="float">
            <text:p>0,841423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6542" calcext:value-type="float">
            <text:p>0,846542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741" calcext:value-type="float">
            <text:p>0,855741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5506" calcext:value-type="float">
            <text:p>0,80550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0.470123" calcext:value-type="float">
            <text:p>0,470123</text:p>
          </table:table-cell>
          <table:table-cell office:value-type="float" office:value="0.782628" calcext:value-type="float">
            <text:p>0,782628</text:p>
          </table:table-cell>
          <table:table-cell office:value-type="float" office:value="0.828626" calcext:value-type="float">
            <text:p>0,828626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183" calcext:value-type="float">
            <text:p>0,84183</text:p>
          </table:table-cell>
          <table:table-cell office:value-type="float" office:value="0.850381" calcext:value-type="float">
            <text:p>0,850381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92" calcext:value-type="float">
            <text:p>0,855692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2329" calcext:value-type="float">
            <text:p>0,80232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84334" calcext:value-type="float">
            <text:p>0,384334</text:p>
          </table:table-cell>
          <table:table-cell office:value-type="float" office:value="0.517696" calcext:value-type="float">
            <text:p>0,517696</text:p>
          </table:table-cell>
          <table:table-cell office:value-type="float" office:value="0.76993" calcext:value-type="float">
            <text:p>0,76993</text:p>
          </table:table-cell>
          <table:table-cell office:value-type="float" office:value="0.827932" calcext:value-type="float">
            <text:p>0,827932</text:p>
          </table:table-cell>
          <table:table-cell office:value-type="float" office:value="0.84144" calcext:value-type="float">
            <text:p>0,84144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6556" calcext:value-type="float">
            <text:p>0,846556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92" calcext:value-type="float">
            <text:p>0,855692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5325" calcext:value-type="float">
            <text:p>0,80532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0.481476" calcext:value-type="float">
            <text:p>0,481476</text:p>
          </table:table-cell>
          <table:table-cell office:value-type="float" office:value="0.810377" calcext:value-type="float">
            <text:p>0,810377</text:p>
          </table:table-cell>
          <table:table-cell office:value-type="float" office:value="0.835036" calcext:value-type="float">
            <text:p>0,835036</text:p>
          </table:table-cell>
          <table:table-cell table:number-columns-repeated="2" office:value-type="float" office:value="0.841457" calcext:value-type="float">
            <text:p>0,841457</text:p>
          </table:table-cell>
          <table:table-cell office:value-type="float" office:value="0.84155" calcext:value-type="float">
            <text:p>0,84155</text:p>
          </table:table-cell>
          <table:table-cell office:value-type="float" office:value="0.848965" calcext:value-type="float">
            <text:p>0,848965</text:p>
          </table:table-cell>
          <table:table-cell table:number-columns-repeated="2" office:value-type="float" office:value="0.855546" calcext:value-type="float">
            <text:p>0,855546</text:p>
          </table:table-cell>
          <table:table-cell office:value-type="float" office:value="0.855676" calcext:value-type="float">
            <text:p>0,855676</text:p>
          </table:table-cell>
          <table:table-cell office:value-type="float" office:value="0.856115" calcext:value-type="float">
            <text:p>0,856115</text:p>
          </table:table-cell>
          <table:table-cell office:value-type="float" office:value="0.806709" calcext:value-type="float">
            <text:p>0,8067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8:14:37.385848107</dc:date>
    <meta:editing-duration>PT41S</meta:editing-duration>
    <meta:editing-cycles>1</meta:editing-cycles>
    <meta:document-statistic meta:table-count="1" meta:cell-count="63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451 mcc.C1:mcc.N451" chart:data-source-has-labels="both" svg:x="1.457cm" svg:y="0.251cm" svg:width="17.567cm" svg:height="11.088cm">
          <chart:coordinate-region svg:x="2.29cm" svg:y="0.45cm" svg:width="16.631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45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451" chart:label-cell-address="mcc.C1:mcc.C1" chart:class="chart:line">
            <chart:data-point chart:repeated="450"/>
          </chart:series>
          <chart:series chart:style-name="ch9" chart:values-cell-range-address="mcc.D2:mcc.D451" chart:label-cell-address="mcc.D1:mcc.D1" chart:class="chart:line">
            <chart:data-point chart:repeated="450"/>
          </chart:series>
          <chart:series chart:style-name="ch10" chart:values-cell-range-address="mcc.E2:mcc.E451" chart:label-cell-address="mcc.E1:mcc.E1" chart:class="chart:line">
            <chart:data-point chart:repeated="450"/>
          </chart:series>
          <chart:series chart:style-name="ch11" chart:values-cell-range-address="mcc.F2:mcc.F451" chart:label-cell-address="mcc.F1:mcc.F1" chart:class="chart:line">
            <chart:data-point chart:repeated="450"/>
          </chart:series>
          <chart:series chart:style-name="ch12" chart:values-cell-range-address="mcc.G2:mcc.G451" chart:label-cell-address="mcc.G1:mcc.G1" chart:class="chart:line">
            <chart:data-point chart:repeated="450"/>
          </chart:series>
          <chart:series chart:style-name="ch13" chart:values-cell-range-address="mcc.H2:mcc.H451" chart:label-cell-address="mcc.H1:mcc.H1" chart:class="chart:line">
            <chart:data-point chart:repeated="450"/>
          </chart:series>
          <chart:series chart:style-name="ch14" chart:values-cell-range-address="mcc.I2:mcc.I451" chart:label-cell-address="mcc.I1:mcc.I1" chart:class="chart:line">
            <chart:data-point chart:repeated="450"/>
          </chart:series>
          <chart:series chart:style-name="ch15" chart:values-cell-range-address="mcc.J2:mcc.J451" chart:label-cell-address="mcc.J1:mcc.J1" chart:class="chart:line">
            <chart:data-point chart:repeated="450"/>
          </chart:series>
          <chart:series chart:style-name="ch16" chart:values-cell-range-address="mcc.K2:mcc.K451" chart:label-cell-address="mcc.K1:mcc.K1" chart:class="chart:line">
            <chart:data-point chart:repeated="450"/>
          </chart:series>
          <chart:series chart:style-name="ch17" chart:values-cell-range-address="mcc.L2:mcc.L451" chart:label-cell-address="mcc.L1:mcc.L1" chart:class="chart:line">
            <chart:data-point chart:repeated="450"/>
          </chart:series>
          <chart:series chart:style-name="ch18" chart:values-cell-range-address="mcc.M2:mcc.M451" chart:label-cell-address="mcc.M1:mcc.M1" chart:class="chart:line">
            <chart:data-point chart:repeated="450"/>
          </chart:series>
          <chart:series chart:style-name="ch19" chart:values-cell-range-address="mcc.N2:mcc.N451" chart:label-cell-address="mcc.N1:mcc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451</svg:desc>
                </draw:g>
              </table:table-cell>
              <table:table-cell office:value-type="float" office:value="-1">
                <text:p>-1</text:p>
                <draw:g>
                  <svg:desc>mcc.C2:mcc.C451</svg:desc>
                </draw:g>
              </table:table-cell>
              <table:table-cell office:value-type="float" office:value="-1">
                <text:p>-1</text:p>
                <draw:g>
                  <svg:desc>mcc.D2:mcc.D451</svg:desc>
                </draw:g>
              </table:table-cell>
              <table:table-cell office:value-type="float" office:value="-1">
                <text:p>-1</text:p>
                <draw:g>
                  <svg:desc>mcc.E2:mcc.E451</svg:desc>
                </draw:g>
              </table:table-cell>
              <table:table-cell office:value-type="float" office:value="-1">
                <text:p>-1</text:p>
                <draw:g>
                  <svg:desc>mcc.F2:mcc.F451</svg:desc>
                </draw:g>
              </table:table-cell>
              <table:table-cell office:value-type="float" office:value="-1">
                <text:p>-1</text:p>
                <draw:g>
                  <svg:desc>mcc.G2:mcc.G451</svg:desc>
                </draw:g>
              </table:table-cell>
              <table:table-cell office:value-type="float" office:value="-1">
                <text:p>-1</text:p>
                <draw:g>
                  <svg:desc>mcc.H2:mcc.H451</svg:desc>
                </draw:g>
              </table:table-cell>
              <table:table-cell office:value-type="float" office:value="-1">
                <text:p>-1</text:p>
                <draw:g>
                  <svg:desc>mcc.I2:mcc.I451</svg:desc>
                </draw:g>
              </table:table-cell>
              <table:table-cell office:value-type="float" office:value="-1">
                <text:p>-1</text:p>
                <draw:g>
                  <svg:desc>mcc.J2:mcc.J451</svg:desc>
                </draw:g>
              </table:table-cell>
              <table:table-cell office:value-type="float" office:value="-0.746717">
                <text:p>-0.746717</text:p>
                <draw:g>
                  <svg:desc>mcc.K2:mcc.K451</svg:desc>
                </draw:g>
              </table:table-cell>
              <table:table-cell office:value-type="float" office:value="0.09497">
                <text:p>0.09497</text:p>
                <draw:g>
                  <svg:desc>mcc.L2:mcc.L451</svg:desc>
                </draw:g>
              </table:table-cell>
              <table:table-cell office:value-type="float" office:value="0.503741">
                <text:p>0.503741</text:p>
                <draw:g>
                  <svg:desc>mcc.M2:mcc.M451</svg:desc>
                </draw:g>
              </table:table-cell>
              <table:table-cell office:value-type="float" office:value="-0.865175">
                <text:p>-0.865175</text:p>
                <draw:g>
                  <svg:desc>mcc.N2:mcc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65966">
                <text:p>-0.765966</text:p>
              </table:table-cell>
              <table:table-cell office:value-type="float" office:value="-0.258542">
                <text:p>-0.258542</text:p>
              </table:table-cell>
              <table:table-cell office:value-type="float" office:value="-0.108992">
                <text:p>-0.108992</text:p>
              </table:table-cell>
              <table:table-cell office:value-type="float" office:value="0.012206">
                <text:p>0.012206</text:p>
              </table:table-cell>
              <table:table-cell office:value-type="float" office:value="0.145751">
                <text:p>0.145751</text:p>
              </table:table-cell>
              <table:table-cell office:value-type="float" office:value="0.273148">
                <text:p>0.273148</text:p>
              </table:table-cell>
              <table:table-cell office:value-type="float" office:value="0.424299">
                <text:p>0.424299</text:p>
              </table:table-cell>
              <table:table-cell office:value-type="float" office:value="0.503741">
                <text:p>0.503741</text:p>
              </table:table-cell>
              <table:table-cell office:value-type="float" office:value="-0.32781">
                <text:p>-0.327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64953">
                <text:p>-0.564953</text:p>
              </table:table-cell>
              <table:table-cell office:value-type="float" office:value="-0.125163">
                <text:p>-0.125163</text:p>
              </table:table-cell>
              <table:table-cell office:value-type="float" office:value="0.009108">
                <text:p>0.009108</text:p>
              </table:table-cell>
              <table:table-cell office:value-type="float" office:value="0.09622">
                <text:p>0.09622</text:p>
              </table:table-cell>
              <table:table-cell office:value-type="float" office:value="0.21882">
                <text:p>0.21882</text:p>
              </table:table-cell>
              <table:table-cell office:value-type="float" office:value="0.315354">
                <text:p>0.315354</text:p>
              </table:table-cell>
              <table:table-cell office:value-type="float" office:value="0.462126">
                <text:p>0.462126</text:p>
              </table:table-cell>
              <table:table-cell office:value-type="float" office:value="0.555194">
                <text:p>0.555194</text:p>
              </table:table-cell>
              <table:table-cell office:value-type="float" office:value="-0.258849">
                <text:p>-0.2588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38229">
                <text:p>-0.538229</text:p>
              </table:table-cell>
              <table:table-cell office:value-type="float" office:value="-0.048565">
                <text:p>-0.048565</text:p>
              </table:table-cell>
              <table:table-cell office:value-type="float" office:value="0.057927">
                <text:p>0.057927</text:p>
              </table:table-cell>
              <table:table-cell office:value-type="float" office:value="0.162145">
                <text:p>0.162145</text:p>
              </table:table-cell>
              <table:table-cell office:value-type="float" office:value="0.252076">
                <text:p>0.252076</text:p>
              </table:table-cell>
              <table:table-cell office:value-type="float" office:value="0.367328">
                <text:p>0.367328</text:p>
              </table:table-cell>
              <table:table-cell office:value-type="float" office:value="0.496797">
                <text:p>0.496797</text:p>
              </table:table-cell>
              <table:table-cell office:value-type="float" office:value="0.600838">
                <text:p>0.600838</text:p>
              </table:table-cell>
              <table:table-cell office:value-type="float" office:value="-0.225052">
                <text:p>-0.2250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02499">
                <text:p>-0.302499</text:p>
              </table:table-cell>
              <table:table-cell office:value-type="float" office:value="0.013503">
                <text:p>0.013503</text:p>
              </table:table-cell>
              <table:table-cell office:value-type="float" office:value="0.104731">
                <text:p>0.104731</text:p>
              </table:table-cell>
              <table:table-cell office:value-type="float" office:value="0.21546">
                <text:p>0.21546</text:p>
              </table:table-cell>
              <table:table-cell office:value-type="float" office:value="0.294793">
                <text:p>0.294793</text:p>
              </table:table-cell>
              <table:table-cell office:value-type="float" office:value="0.419805">
                <text:p>0.419805</text:p>
              </table:table-cell>
              <table:table-cell office:value-type="float" office:value="0.514657">
                <text:p>0.514657</text:p>
              </table:table-cell>
              <table:table-cell office:value-type="float" office:value="0.600838">
                <text:p>0.600838</text:p>
              </table:table-cell>
              <table:table-cell office:value-type="float" office:value="-0.173955">
                <text:p>-0.1739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13231">
                <text:p>-0.113231</text:p>
              </table:table-cell>
              <table:table-cell office:value-type="float" office:value="0.05941">
                <text:p>0.05941</text:p>
              </table:table-cell>
              <table:table-cell office:value-type="float" office:value="0.178876">
                <text:p>0.178876</text:p>
              </table:table-cell>
              <table:table-cell office:value-type="float" office:value="0.25644">
                <text:p>0.25644</text:p>
              </table:table-cell>
              <table:table-cell office:value-type="float" office:value="0.342167">
                <text:p>0.342167</text:p>
              </table:table-cell>
              <table:table-cell office:value-type="float" office:value="0.444676">
                <text:p>0.444676</text:p>
              </table:table-cell>
              <table:table-cell office:value-type="float" office:value="0.527116">
                <text:p>0.527116</text:p>
              </table:table-cell>
              <table:table-cell office:value-type="float" office:value="0.600838">
                <text:p>0.600838</text:p>
              </table:table-cell>
              <table:table-cell office:value-type="float" office:value="-0.130455">
                <text:p>-0.1304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15228">
                <text:p>-0.615228</text:p>
              </table:table-cell>
              <table:table-cell office:value-type="float" office:value="0.022818">
                <text:p>0.022818</text:p>
              </table:table-cell>
              <table:table-cell office:value-type="float" office:value="0.085956">
                <text:p>0.085956</text:p>
              </table:table-cell>
              <table:table-cell office:value-type="float" office:value="0.19304">
                <text:p>0.19304</text:p>
              </table:table-cell>
              <table:table-cell office:value-type="float" office:value="0.268739">
                <text:p>0.268739</text:p>
              </table:table-cell>
              <table:table-cell office:value-type="float" office:value="0.362314">
                <text:p>0.362314</text:p>
              </table:table-cell>
              <table:table-cell office:value-type="float" office:value="0.450667">
                <text:p>0.450667</text:p>
              </table:table-cell>
              <table:table-cell office:value-type="float" office:value="0.534787">
                <text:p>0.534787</text:p>
              </table:table-cell>
              <table:table-cell office:value-type="float" office:value="0.600838">
                <text:p>0.600838</text:p>
              </table:table-cell>
              <table:table-cell office:value-type="float" office:value="-0.069691">
                <text:p>-0.069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640672">
                <text:p>-0.640672</text:p>
              </table:table-cell>
              <table:table-cell office:value-type="float" office:value="0.031524">
                <text:p>0.031524</text:p>
              </table:table-cell>
              <table:table-cell office:value-type="float" office:value="0.09989">
                <text:p>0.09989</text:p>
              </table:table-cell>
              <table:table-cell office:value-type="float" office:value="0.215852">
                <text:p>0.215852</text:p>
              </table:table-cell>
              <table:table-cell office:value-type="float" office:value="0.291533">
                <text:p>0.291533</text:p>
              </table:table-cell>
              <table:table-cell office:value-type="float" office:value="0.401593">
                <text:p>0.401593</text:p>
              </table:table-cell>
              <table:table-cell office:value-type="float" office:value="0.473982">
                <text:p>0.473982</text:p>
              </table:table-cell>
              <table:table-cell office:value-type="float" office:value="0.546907">
                <text:p>0.546907</text:p>
              </table:table-cell>
              <table:table-cell office:value-type="float" office:value="0.600838">
                <text:p>0.600838</text:p>
              </table:table-cell>
              <table:table-cell office:value-type="float" office:value="-0.057939">
                <text:p>-0.057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892947">
                <text:p>-0.892947</text:p>
              </table:table-cell>
              <table:table-cell office:value-type="float" office:value="0.005584">
                <text:p>0.005584</text:p>
              </table:table-cell>
              <table:table-cell office:value-type="float" office:value="0.071289">
                <text:p>0.071289</text:p>
              </table:table-cell>
              <table:table-cell office:value-type="float" office:value="0.189175">
                <text:p>0.189175</text:p>
              </table:table-cell>
              <table:table-cell office:value-type="float" office:value="0.257807">
                <text:p>0.257807</text:p>
              </table:table-cell>
              <table:table-cell office:value-type="float" office:value="0.337269">
                <text:p>0.337269</text:p>
              </table:table-cell>
              <table:table-cell office:value-type="float" office:value="0.432306">
                <text:p>0.432306</text:p>
              </table:table-cell>
              <table:table-cell office:value-type="float" office:value="0.488458">
                <text:p>0.488458</text:p>
              </table:table-cell>
              <table:table-cell office:value-type="float" office:value="0.561949">
                <text:p>0.561949</text:p>
              </table:table-cell>
              <table:table-cell office:value-type="float" office:value="0.600838">
                <text:p>0.600838</text:p>
              </table:table-cell>
              <table:table-cell office:value-type="float" office:value="0.045089">
                <text:p>0.0450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85969">
                <text:p>-0.085969</text:p>
              </table:table-cell>
              <table:table-cell office:value-type="float" office:value="0.116439">
                <text:p>0.116439</text:p>
              </table:table-cell>
              <table:table-cell office:value-type="float" office:value="0.232586">
                <text:p>0.232586</text:p>
              </table:table-cell>
              <table:table-cell office:value-type="float" office:value="0.30947">
                <text:p>0.30947</text:p>
              </table:table-cell>
              <table:table-cell office:value-type="float" office:value="0.395233">
                <text:p>0.395233</text:p>
              </table:table-cell>
              <table:table-cell office:value-type="float" office:value="0.456165">
                <text:p>0.456165</text:p>
              </table:table-cell>
              <table:table-cell office:value-type="float" office:value="0.506216">
                <text:p>0.506216</text:p>
              </table:table-cell>
              <table:table-cell office:value-type="float" office:value="0.568594">
                <text:p>0.568594</text:p>
              </table:table-cell>
              <table:table-cell office:value-type="float" office:value="0.600838">
                <text:p>0.600838</text:p>
              </table:table-cell>
              <table:table-cell office:value-type="float" office:value="0.049873">
                <text:p>0.049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87007">
                <text:p>-0.387007</text:p>
              </table:table-cell>
              <table:table-cell office:value-type="float" office:value="0.092529">
                <text:p>0.092529</text:p>
              </table:table-cell>
              <table:table-cell office:value-type="float" office:value="0.233772">
                <text:p>0.233772</text:p>
              </table:table-cell>
              <table:table-cell office:value-type="float" office:value="0.321986">
                <text:p>0.321986</text:p>
              </table:table-cell>
              <table:table-cell office:value-type="float" office:value="0.398467">
                <text:p>0.398467</text:p>
              </table:table-cell>
              <table:table-cell office:value-type="float" office:value="0.455715">
                <text:p>0.455715</text:p>
              </table:table-cell>
              <table:table-cell office:value-type="float" office:value="0.50885">
                <text:p>0.50885</text:p>
              </table:table-cell>
              <table:table-cell office:value-type="float" office:value="0.569666">
                <text:p>0.569666</text:p>
              </table:table-cell>
              <table:table-cell office:value-type="float" office:value="0.600838">
                <text:p>0.600838</text:p>
              </table:table-cell>
              <table:table-cell office:value-type="float" office:value="0.019398">
                <text:p>0.0193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667641">
                <text:p>-0.667641</text:p>
              </table:table-cell>
              <table:table-cell office:value-type="float" office:value="0.097838">
                <text:p>0.097838</text:p>
              </table:table-cell>
              <table:table-cell office:value-type="float" office:value="0.228734">
                <text:p>0.228734</text:p>
              </table:table-cell>
              <table:table-cell office:value-type="float" office:value="0.324574">
                <text:p>0.324574</text:p>
              </table:table-cell>
              <table:table-cell office:value-type="float" office:value="0.399343">
                <text:p>0.399343</text:p>
              </table:table-cell>
              <table:table-cell office:value-type="float" office:value="0.447995">
                <text:p>0.447995</text:p>
              </table:table-cell>
              <table:table-cell office:value-type="float" office:value="0.494387">
                <text:p>0.494387</text:p>
              </table:table-cell>
              <table:table-cell office:value-type="float" office:value="0.534895">
                <text:p>0.534895</text:p>
              </table:table-cell>
              <table:table-cell office:value-type="float" office:value="0.580111">
                <text:p>0.580111</text:p>
              </table:table-cell>
              <table:table-cell office:value-type="float" office:value="0.600838">
                <text:p>0.600838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347026">
                <text:p>-0.347026</text:p>
              </table:table-cell>
              <table:table-cell office:value-type="float" office:value="0.152482">
                <text:p>0.152482</text:p>
              </table:table-cell>
              <table:table-cell office:value-type="float" office:value="0.27624">
                <text:p>0.27624</text:p>
              </table:table-cell>
              <table:table-cell office:value-type="float" office:value="0.369931">
                <text:p>0.369931</text:p>
              </table:table-cell>
              <table:table-cell office:value-type="float" office:value="0.426666">
                <text:p>0.426666</text:p>
              </table:table-cell>
              <table:table-cell office:value-type="float" office:value="0.470489">
                <text:p>0.470489</text:p>
              </table:table-cell>
              <table:table-cell office:value-type="float" office:value="0.509645">
                <text:p>0.509645</text:p>
              </table:table-cell>
              <table:table-cell office:value-type="float" office:value="0.54458">
                <text:p>0.54458</text:p>
              </table:table-cell>
              <table:table-cell office:value-type="float" office:value="0.585361">
                <text:p>0.585361</text:p>
              </table:table-cell>
              <table:table-cell office:value-type="float" office:value="0.627371">
                <text:p>0.627371</text:p>
              </table:table-cell>
              <table:table-cell office:value-type="float" office:value="0.198837">
                <text:p>0.198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35891">
                <text:p>-0.35891</text:p>
              </table:table-cell>
              <table:table-cell office:value-type="float" office:value="0.183837">
                <text:p>0.183837</text:p>
              </table:table-cell>
              <table:table-cell office:value-type="float" office:value="0.28605">
                <text:p>0.28605</text:p>
              </table:table-cell>
              <table:table-cell office:value-type="float" office:value="0.373299">
                <text:p>0.373299</text:p>
              </table:table-cell>
              <table:table-cell office:value-type="float" office:value="0.42878">
                <text:p>0.42878</text:p>
              </table:table-cell>
              <table:table-cell office:value-type="float" office:value="0.47206">
                <text:p>0.47206</text:p>
              </table:table-cell>
              <table:table-cell office:value-type="float" office:value="0.502423">
                <text:p>0.502423</text:p>
              </table:table-cell>
              <table:table-cell office:value-type="float" office:value="0.539589">
                <text:p>0.539589</text:p>
              </table:table-cell>
              <table:table-cell office:value-type="float" office:value="0.582215">
                <text:p>0.582215</text:p>
              </table:table-cell>
              <table:table-cell office:value-type="float" office:value="0.627371">
                <text:p>0.627371</text:p>
              </table:table-cell>
              <table:table-cell office:value-type="float" office:value="0.200934">
                <text:p>0.2009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40888">
                <text:p>-0.540888</text:p>
              </table:table-cell>
              <table:table-cell office:value-type="float" office:value="0.182412">
                <text:p>0.182412</text:p>
              </table:table-cell>
              <table:table-cell office:value-type="float" office:value="0.282246">
                <text:p>0.282246</text:p>
              </table:table-cell>
              <table:table-cell office:value-type="float" office:value="0.365107">
                <text:p>0.365107</text:p>
              </table:table-cell>
              <table:table-cell office:value-type="float" office:value="0.418036">
                <text:p>0.418036</text:p>
              </table:table-cell>
              <table:table-cell office:value-type="float" office:value="0.465409">
                <text:p>0.465409</text:p>
              </table:table-cell>
              <table:table-cell office:value-type="float" office:value="0.489563">
                <text:p>0.489563</text:p>
              </table:table-cell>
              <table:table-cell office:value-type="float" office:value="0.518012">
                <text:p>0.518012</text:p>
              </table:table-cell>
              <table:table-cell office:value-type="float" office:value="0.54787">
                <text:p>0.54787</text:p>
              </table:table-cell>
              <table:table-cell office:value-type="float" office:value="0.592077">
                <text:p>0.592077</text:p>
              </table:table-cell>
              <table:table-cell office:value-type="float" office:value="0.736284">
                <text:p>0.736284</text:p>
              </table:table-cell>
              <table:table-cell office:value-type="float" office:value="0.331984">
                <text:p>0.3319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10594">
                <text:p>-0.410594</text:p>
              </table:table-cell>
              <table:table-cell office:value-type="float" office:value="0.187137">
                <text:p>0.187137</text:p>
              </table:table-cell>
              <table:table-cell office:value-type="float" office:value="0.285918">
                <text:p>0.285918</text:p>
              </table:table-cell>
              <table:table-cell office:value-type="float" office:value="0.361438">
                <text:p>0.361438</text:p>
              </table:table-cell>
              <table:table-cell office:value-type="float" office:value="0.40704">
                <text:p>0.40704</text:p>
              </table:table-cell>
              <table:table-cell office:value-type="float" office:value="0.450916">
                <text:p>0.450916</text:p>
              </table:table-cell>
              <table:table-cell office:value-type="float" office:value="0.478073">
                <text:p>0.478073</text:p>
              </table:table-cell>
              <table:table-cell office:value-type="float" office:value="0.508752">
                <text:p>0.508752</text:p>
              </table:table-cell>
              <table:table-cell office:value-type="float" office:value="0.541204">
                <text:p>0.541204</text:p>
              </table:table-cell>
              <table:table-cell office:value-type="float" office:value="0.585966">
                <text:p>0.585966</text:p>
              </table:table-cell>
              <table:table-cell office:value-type="float" office:value="0.736284">
                <text:p>0.736284</text:p>
              </table:table-cell>
              <table:table-cell office:value-type="float" office:value="0.339585">
                <text:p>0.3395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475794">
                <text:p>-0.475794</text:p>
              </table:table-cell>
              <table:table-cell office:value-type="float" office:value="0.188581">
                <text:p>0.188581</text:p>
              </table:table-cell>
              <table:table-cell office:value-type="float" office:value="0.283246">
                <text:p>0.283246</text:p>
              </table:table-cell>
              <table:table-cell office:value-type="float" office:value="0.356941">
                <text:p>0.356941</text:p>
              </table:table-cell>
              <table:table-cell office:value-type="float" office:value="0.402518">
                <text:p>0.402518</text:p>
              </table:table-cell>
              <table:table-cell office:value-type="float" office:value="0.445151">
                <text:p>0.445151</text:p>
              </table:table-cell>
              <table:table-cell office:value-type="float" office:value="0.478339">
                <text:p>0.478339</text:p>
              </table:table-cell>
              <table:table-cell office:value-type="float" office:value="0.510706">
                <text:p>0.510706</text:p>
              </table:table-cell>
              <table:table-cell office:value-type="float" office:value="0.538824">
                <text:p>0.538824</text:p>
              </table:table-cell>
              <table:table-cell office:value-type="float" office:value="0.592185">
                <text:p>0.592185</text:p>
              </table:table-cell>
              <table:table-cell office:value-type="float" office:value="0.747682">
                <text:p>0.747682</text:p>
              </table:table-cell>
              <table:table-cell office:value-type="float" office:value="0.33207">
                <text:p>0.332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281117">
                <text:p>-0.281117</text:p>
              </table:table-cell>
              <table:table-cell office:value-type="float" office:value="0.225299">
                <text:p>0.225299</text:p>
              </table:table-cell>
              <table:table-cell office:value-type="float" office:value="0.318494">
                <text:p>0.318494</text:p>
              </table:table-cell>
              <table:table-cell office:value-type="float" office:value="0.392683">
                <text:p>0.392683</text:p>
              </table:table-cell>
              <table:table-cell office:value-type="float" office:value="0.434244">
                <text:p>0.434244</text:p>
              </table:table-cell>
              <table:table-cell office:value-type="float" office:value="0.471706">
                <text:p>0.471706</text:p>
              </table:table-cell>
              <table:table-cell office:value-type="float" office:value="0.493261">
                <text:p>0.493261</text:p>
              </table:table-cell>
              <table:table-cell office:value-type="float" office:value="0.519159">
                <text:p>0.519159</text:p>
              </table:table-cell>
              <table:table-cell office:value-type="float" office:value="0.544118">
                <text:p>0.544118</text:p>
              </table:table-cell>
              <table:table-cell office:value-type="float" office:value="0.594772">
                <text:p>0.594772</text:p>
              </table:table-cell>
              <table:table-cell office:value-type="float" office:value="0.747682">
                <text:p>0.747682</text:p>
              </table:table-cell>
              <table:table-cell office:value-type="float" office:value="0.371262">
                <text:p>0.3712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178991">
                <text:p>-0.178991</text:p>
              </table:table-cell>
              <table:table-cell office:value-type="float" office:value="0.218477">
                <text:p>0.218477</text:p>
              </table:table-cell>
              <table:table-cell office:value-type="float" office:value="0.316495">
                <text:p>0.316495</text:p>
              </table:table-cell>
              <table:table-cell office:value-type="float" office:value="0.385838">
                <text:p>0.385838</text:p>
              </table:table-cell>
              <table:table-cell office:value-type="float" office:value="0.430987">
                <text:p>0.430987</text:p>
              </table:table-cell>
              <table:table-cell office:value-type="float" office:value="0.473653">
                <text:p>0.473653</text:p>
              </table:table-cell>
              <table:table-cell office:value-type="float" office:value="0.500001">
                <text:p>0.500001</text:p>
              </table:table-cell>
              <table:table-cell office:value-type="float" office:value="0.52325">
                <text:p>0.52325</text:p>
              </table:table-cell>
              <table:table-cell office:value-type="float" office:value="0.549088">
                <text:p>0.549088</text:p>
              </table:table-cell>
              <table:table-cell office:value-type="float" office:value="0.595077">
                <text:p>0.595077</text:p>
              </table:table-cell>
              <table:table-cell office:value-type="float" office:value="0.747682">
                <text:p>0.747682</text:p>
              </table:table-cell>
              <table:table-cell office:value-type="float" office:value="0.381387">
                <text:p>0.3813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241379">
                <text:p>-0.241379</text:p>
              </table:table-cell>
              <table:table-cell office:value-type="float" office:value="0.244385">
                <text:p>0.244385</text:p>
              </table:table-cell>
              <table:table-cell office:value-type="float" office:value="0.367205">
                <text:p>0.367205</text:p>
              </table:table-cell>
              <table:table-cell office:value-type="float" office:value="0.416954">
                <text:p>0.416954</text:p>
              </table:table-cell>
              <table:table-cell office:value-type="float" office:value="0.464527">
                <text:p>0.464527</text:p>
              </table:table-cell>
              <table:table-cell office:value-type="float" office:value="0.492592">
                <text:p>0.492592</text:p>
              </table:table-cell>
              <table:table-cell office:value-type="float" office:value="0.51642">
                <text:p>0.51642</text:p>
              </table:table-cell>
              <table:table-cell office:value-type="float" office:value="0.537979">
                <text:p>0.537979</text:p>
              </table:table-cell>
              <table:table-cell office:value-type="float" office:value="0.557727">
                <text:p>0.557727</text:p>
              </table:table-cell>
              <table:table-cell office:value-type="float" office:value="0.603866">
                <text:p>0.603866</text:p>
              </table:table-cell>
              <table:table-cell office:value-type="float" office:value="0.747682">
                <text:p>0.747682</text:p>
              </table:table-cell>
              <table:table-cell office:value-type="float" office:value="0.396028">
                <text:p>0.3960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47399">
                <text:p>-0.147399</text:p>
              </table:table-cell>
              <table:table-cell office:value-type="float" office:value="0.229736">
                <text:p>0.229736</text:p>
              </table:table-cell>
              <table:table-cell office:value-type="float" office:value="0.348625">
                <text:p>0.348625</text:p>
              </table:table-cell>
              <table:table-cell office:value-type="float" office:value="0.418564">
                <text:p>0.418564</text:p>
              </table:table-cell>
              <table:table-cell office:value-type="float" office:value="0.460038">
                <text:p>0.460038</text:p>
              </table:table-cell>
              <table:table-cell office:value-type="float" office:value="0.487">
                <text:p>0.487</text:p>
              </table:table-cell>
              <table:table-cell office:value-type="float" office:value="0.509992">
                <text:p>0.509992</text:p>
              </table:table-cell>
              <table:table-cell office:value-type="float" office:value="0.532882">
                <text:p>0.532882</text:p>
              </table:table-cell>
              <table:table-cell office:value-type="float" office:value="0.555512">
                <text:p>0.555512</text:p>
              </table:table-cell>
              <table:table-cell office:value-type="float" office:value="0.60053">
                <text:p>0.60053</text:p>
              </table:table-cell>
              <table:table-cell office:value-type="float" office:value="0.747682">
                <text:p>0.747682</text:p>
              </table:table-cell>
              <table:table-cell office:value-type="float" office:value="0.399548">
                <text:p>0.3995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4922">
                <text:p>0.014922</text:p>
              </table:table-cell>
              <table:table-cell office:value-type="float" office:value="0.247646">
                <text:p>0.247646</text:p>
              </table:table-cell>
              <table:table-cell office:value-type="float" office:value="0.340228">
                <text:p>0.340228</text:p>
              </table:table-cell>
              <table:table-cell office:value-type="float" office:value="0.398558">
                <text:p>0.398558</text:p>
              </table:table-cell>
              <table:table-cell office:value-type="float" office:value="0.448414">
                <text:p>0.448414</text:p>
              </table:table-cell>
              <table:table-cell office:value-type="float" office:value="0.478576">
                <text:p>0.478576</text:p>
              </table:table-cell>
              <table:table-cell office:value-type="float" office:value="0.505498">
                <text:p>0.505498</text:p>
              </table:table-cell>
              <table:table-cell office:value-type="float" office:value="0.532621">
                <text:p>0.532621</text:p>
              </table:table-cell>
              <table:table-cell office:value-type="float" office:value="0.555961">
                <text:p>0.555961</text:p>
              </table:table-cell>
              <table:table-cell office:value-type="float" office:value="0.605837">
                <text:p>0.605837</text:p>
              </table:table-cell>
              <table:table-cell office:value-type="float" office:value="0.747682">
                <text:p>0.747682</text:p>
              </table:table-cell>
              <table:table-cell office:value-type="float" office:value="0.412826">
                <text:p>0.4128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65703">
                <text:p>-0.065703</text:p>
              </table:table-cell>
              <table:table-cell office:value-type="float" office:value="0.26142">
                <text:p>0.26142</text:p>
              </table:table-cell>
              <table:table-cell office:value-type="float" office:value="0.351096">
                <text:p>0.351096</text:p>
              </table:table-cell>
              <table:table-cell office:value-type="float" office:value="0.406991">
                <text:p>0.406991</text:p>
              </table:table-cell>
              <table:table-cell office:value-type="float" office:value="0.456867">
                <text:p>0.456867</text:p>
              </table:table-cell>
              <table:table-cell office:value-type="float" office:value="0.489005">
                <text:p>0.489005</text:p>
              </table:table-cell>
              <table:table-cell office:value-type="float" office:value="0.521538">
                <text:p>0.521538</text:p>
              </table:table-cell>
              <table:table-cell office:value-type="float" office:value="0.545994">
                <text:p>0.545994</text:p>
              </table:table-cell>
              <table:table-cell office:value-type="float" office:value="0.569079">
                <text:p>0.569079</text:p>
              </table:table-cell>
              <table:table-cell office:value-type="float" office:value="0.608645">
                <text:p>0.608645</text:p>
              </table:table-cell>
              <table:table-cell office:value-type="float" office:value="0.747682">
                <text:p>0.747682</text:p>
              </table:table-cell>
              <table:table-cell office:value-type="float" office:value="0.414493">
                <text:p>0.4144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139438">
                <text:p>-0.139438</text:p>
              </table:table-cell>
              <table:table-cell office:value-type="float" office:value="0.284308">
                <text:p>0.284308</text:p>
              </table:table-cell>
              <table:table-cell office:value-type="float" office:value="0.375781">
                <text:p>0.375781</text:p>
              </table:table-cell>
              <table:table-cell office:value-type="float" office:value="0.43783">
                <text:p>0.43783</text:p>
              </table:table-cell>
              <table:table-cell office:value-type="float" office:value="0.478741">
                <text:p>0.478741</text:p>
              </table:table-cell>
              <table:table-cell office:value-type="float" office:value="0.503095">
                <text:p>0.503095</text:p>
              </table:table-cell>
              <table:table-cell office:value-type="float" office:value="0.528683">
                <text:p>0.528683</text:p>
              </table:table-cell>
              <table:table-cell office:value-type="float" office:value="0.548868">
                <text:p>0.548868</text:p>
              </table:table-cell>
              <table:table-cell office:value-type="float" office:value="0.569862">
                <text:p>0.569862</text:p>
              </table:table-cell>
              <table:table-cell office:value-type="float" office:value="0.60991">
                <text:p>0.60991</text:p>
              </table:table-cell>
              <table:table-cell office:value-type="float" office:value="0.747682">
                <text:p>0.747682</text:p>
              </table:table-cell>
              <table:table-cell office:value-type="float" office:value="0.419764">
                <text:p>0.4197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91684">
                <text:p>0.091684</text:p>
              </table:table-cell>
              <table:table-cell office:value-type="float" office:value="0.318916">
                <text:p>0.318916</text:p>
              </table:table-cell>
              <table:table-cell office:value-type="float" office:value="0.38521">
                <text:p>0.38521</text:p>
              </table:table-cell>
              <table:table-cell office:value-type="float" office:value="0.441843">
                <text:p>0.441843</text:p>
              </table:table-cell>
              <table:table-cell office:value-type="float" office:value="0.471416">
                <text:p>0.471416</text:p>
              </table:table-cell>
              <table:table-cell office:value-type="float" office:value="0.500102">
                <text:p>0.500102</text:p>
              </table:table-cell>
              <table:table-cell office:value-type="float" office:value="0.522757">
                <text:p>0.522757</text:p>
              </table:table-cell>
              <table:table-cell office:value-type="float" office:value="0.54459">
                <text:p>0.54459</text:p>
              </table:table-cell>
              <table:table-cell office:value-type="float" office:value="0.564938">
                <text:p>0.564938</text:p>
              </table:table-cell>
              <table:table-cell office:value-type="float" office:value="0.607378">
                <text:p>0.607378</text:p>
              </table:table-cell>
              <table:table-cell office:value-type="float" office:value="0.747682">
                <text:p>0.747682</text:p>
              </table:table-cell>
              <table:table-cell office:value-type="float" office:value="0.444883">
                <text:p>0.4448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013268">
                <text:p>-0.013268</text:p>
              </table:table-cell>
              <table:table-cell office:value-type="float" office:value="0.309672">
                <text:p>0.309672</text:p>
              </table:table-cell>
              <table:table-cell office:value-type="float" office:value="0.379643">
                <text:p>0.379643</text:p>
              </table:table-cell>
              <table:table-cell office:value-type="float" office:value="0.434723">
                <text:p>0.434723</text:p>
              </table:table-cell>
              <table:table-cell office:value-type="float" office:value="0.464041">
                <text:p>0.464041</text:p>
              </table:table-cell>
              <table:table-cell office:value-type="float" office:value="0.495181">
                <text:p>0.495181</text:p>
              </table:table-cell>
              <table:table-cell office:value-type="float" office:value="0.519693">
                <text:p>0.519693</text:p>
              </table:table-cell>
              <table:table-cell office:value-type="float" office:value="0.545422">
                <text:p>0.545422</text:p>
              </table:table-cell>
              <table:table-cell office:value-type="float" office:value="0.563879">
                <text:p>0.563879</text:p>
              </table:table-cell>
              <table:table-cell office:value-type="float" office:value="0.605237">
                <text:p>0.605237</text:p>
              </table:table-cell>
              <table:table-cell office:value-type="float" office:value="0.747682">
                <text:p>0.747682</text:p>
              </table:table-cell>
              <table:table-cell office:value-type="float" office:value="0.430422">
                <text:p>0.4304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72848">
                <text:p>0.072848</text:p>
              </table:table-cell>
              <table:table-cell office:value-type="float" office:value="0.318803">
                <text:p>0.318803</text:p>
              </table:table-cell>
              <table:table-cell office:value-type="float" office:value="0.386035">
                <text:p>0.386035</text:p>
              </table:table-cell>
              <table:table-cell office:value-type="float" office:value="0.440396">
                <text:p>0.440396</text:p>
              </table:table-cell>
              <table:table-cell office:value-type="float" office:value="0.473016">
                <text:p>0.473016</text:p>
              </table:table-cell>
              <table:table-cell office:value-type="float" office:value="0.498683">
                <text:p>0.498683</text:p>
              </table:table-cell>
              <table:table-cell office:value-type="float" office:value="0.521033">
                <text:p>0.521033</text:p>
              </table:table-cell>
              <table:table-cell office:value-type="float" office:value="0.543577">
                <text:p>0.543577</text:p>
              </table:table-cell>
              <table:table-cell office:value-type="float" office:value="0.562139">
                <text:p>0.562139</text:p>
              </table:table-cell>
              <table:table-cell office:value-type="float" office:value="0.607026">
                <text:p>0.607026</text:p>
              </table:table-cell>
              <table:table-cell office:value-type="float" office:value="0.747682">
                <text:p>0.747682</text:p>
              </table:table-cell>
              <table:table-cell office:value-type="float" office:value="0.442356">
                <text:p>0.4423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008339">
                <text:p>-0.008339</text:p>
              </table:table-cell>
              <table:table-cell office:value-type="float" office:value="0.30735">
                <text:p>0.30735</text:p>
              </table:table-cell>
              <table:table-cell office:value-type="float" office:value="0.400598">
                <text:p>0.400598</text:p>
              </table:table-cell>
              <table:table-cell office:value-type="float" office:value="0.447362">
                <text:p>0.447362</text:p>
              </table:table-cell>
              <table:table-cell office:value-type="float" office:value="0.481704">
                <text:p>0.481704</text:p>
              </table:table-cell>
              <table:table-cell office:value-type="float" office:value="0.49966">
                <text:p>0.49966</text:p>
              </table:table-cell>
              <table:table-cell office:value-type="float" office:value="0.521112">
                <text:p>0.521112</text:p>
              </table:table-cell>
              <table:table-cell office:value-type="float" office:value="0.542953">
                <text:p>0.542953</text:p>
              </table:table-cell>
              <table:table-cell office:value-type="float" office:value="0.560981">
                <text:p>0.560981</text:p>
              </table:table-cell>
              <table:table-cell office:value-type="float" office:value="0.605767">
                <text:p>0.605767</text:p>
              </table:table-cell>
              <table:table-cell office:value-type="float" office:value="0.747682">
                <text:p>0.747682</text:p>
              </table:table-cell>
              <table:table-cell office:value-type="float" office:value="0.435915">
                <text:p>0.4359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0412">
                <text:p>0.090412</text:p>
              </table:table-cell>
              <table:table-cell office:value-type="float" office:value="0.316553">
                <text:p>0.316553</text:p>
              </table:table-cell>
              <table:table-cell office:value-type="float" office:value="0.41929">
                <text:p>0.41929</text:p>
              </table:table-cell>
              <table:table-cell office:value-type="float" office:value="0.46052">
                <text:p>0.46052</text:p>
              </table:table-cell>
              <table:table-cell office:value-type="float" office:value="0.48564">
                <text:p>0.48564</text:p>
              </table:table-cell>
              <table:table-cell office:value-type="float" office:value="0.502214">
                <text:p>0.502214</text:p>
              </table:table-cell>
              <table:table-cell office:value-type="float" office:value="0.520904">
                <text:p>0.520904</text:p>
              </table:table-cell>
              <table:table-cell office:value-type="float" office:value="0.541298">
                <text:p>0.541298</text:p>
              </table:table-cell>
              <table:table-cell office:value-type="float" office:value="0.559514">
                <text:p>0.559514</text:p>
              </table:table-cell>
              <table:table-cell office:value-type="float" office:value="0.603649">
                <text:p>0.603649</text:p>
              </table:table-cell>
              <table:table-cell office:value-type="float" office:value="0.747682">
                <text:p>0.747682</text:p>
              </table:table-cell>
              <table:table-cell office:value-type="float" office:value="0.449999">
                <text:p>0.44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12817">
                <text:p>-0.012817</text:p>
              </table:table-cell>
              <table:table-cell office:value-type="float" office:value="0.31938">
                <text:p>0.31938</text:p>
              </table:table-cell>
              <table:table-cell office:value-type="float" office:value="0.411911">
                <text:p>0.411911</text:p>
              </table:table-cell>
              <table:table-cell office:value-type="float" office:value="0.45303">
                <text:p>0.45303</text:p>
              </table:table-cell>
              <table:table-cell office:value-type="float" office:value="0.483132">
                <text:p>0.483132</text:p>
              </table:table-cell>
              <table:table-cell office:value-type="float" office:value="0.499977">
                <text:p>0.499977</text:p>
              </table:table-cell>
              <table:table-cell office:value-type="float" office:value="0.519656">
                <text:p>0.519656</text:p>
              </table:table-cell>
              <table:table-cell office:value-type="float" office:value="0.542731">
                <text:p>0.542731</text:p>
              </table:table-cell>
              <table:table-cell office:value-type="float" office:value="0.561164">
                <text:p>0.561164</text:p>
              </table:table-cell>
              <table:table-cell office:value-type="float" office:value="0.600212">
                <text:p>0.600212</text:p>
              </table:table-cell>
              <table:table-cell office:value-type="float" office:value="0.747682">
                <text:p>0.747682</text:p>
              </table:table-cell>
              <table:table-cell office:value-type="float" office:value="0.437838">
                <text:p>0.437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2617">
                <text:p>0.072617</text:p>
              </table:table-cell>
              <table:table-cell office:value-type="float" office:value="0.326786">
                <text:p>0.326786</text:p>
              </table:table-cell>
              <table:table-cell office:value-type="float" office:value="0.417816">
                <text:p>0.417816</text:p>
              </table:table-cell>
              <table:table-cell office:value-type="float" office:value="0.458937">
                <text:p>0.458937</text:p>
              </table:table-cell>
              <table:table-cell office:value-type="float" office:value="0.487764">
                <text:p>0.487764</text:p>
              </table:table-cell>
              <table:table-cell office:value-type="float" office:value="0.50479">
                <text:p>0.50479</text:p>
              </table:table-cell>
              <table:table-cell office:value-type="float" office:value="0.526233">
                <text:p>0.526233</text:p>
              </table:table-cell>
              <table:table-cell office:value-type="float" office:value="0.546279">
                <text:p>0.546279</text:p>
              </table:table-cell>
              <table:table-cell office:value-type="float" office:value="0.567009">
                <text:p>0.567009</text:p>
              </table:table-cell>
              <table:table-cell office:value-type="float" office:value="0.604062">
                <text:p>0.604062</text:p>
              </table:table-cell>
              <table:table-cell office:value-type="float" office:value="0.747682">
                <text:p>0.747682</text:p>
              </table:table-cell>
              <table:table-cell office:value-type="float" office:value="0.451229">
                <text:p>0.4512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93323">
                <text:p>0.193323</text:p>
              </table:table-cell>
              <table:table-cell office:value-type="float" office:value="0.350475">
                <text:p>0.350475</text:p>
              </table:table-cell>
              <table:table-cell office:value-type="float" office:value="0.418339">
                <text:p>0.418339</text:p>
              </table:table-cell>
              <table:table-cell office:value-type="float" office:value="0.45336">
                <text:p>0.45336</text:p>
              </table:table-cell>
              <table:table-cell office:value-type="float" office:value="0.484485">
                <text:p>0.484485</text:p>
              </table:table-cell>
              <table:table-cell office:value-type="float" office:value="0.505426">
                <text:p>0.505426</text:p>
              </table:table-cell>
              <table:table-cell office:value-type="float" office:value="0.527938">
                <text:p>0.527938</text:p>
              </table:table-cell>
              <table:table-cell office:value-type="float" office:value="0.547665">
                <text:p>0.547665</text:p>
              </table:table-cell>
              <table:table-cell office:value-type="float" office:value="0.564465">
                <text:p>0.564465</text:p>
              </table:table-cell>
              <table:table-cell office:value-type="float" office:value="0.600399">
                <text:p>0.600399</text:p>
              </table:table-cell>
              <table:table-cell office:value-type="float" office:value="0.747682">
                <text:p>0.747682</text:p>
              </table:table-cell>
              <table:table-cell office:value-type="float" office:value="0.464587">
                <text:p>0.4645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1629">
                <text:p>0.111629</text:p>
              </table:table-cell>
              <table:table-cell office:value-type="float" office:value="0.346461">
                <text:p>0.346461</text:p>
              </table:table-cell>
              <table:table-cell office:value-type="float" office:value="0.41675">
                <text:p>0.41675</text:p>
              </table:table-cell>
              <table:table-cell office:value-type="float" office:value="0.459254">
                <text:p>0.459254</text:p>
              </table:table-cell>
              <table:table-cell office:value-type="float" office:value="0.487604">
                <text:p>0.487604</text:p>
              </table:table-cell>
              <table:table-cell office:value-type="float" office:value="0.507659">
                <text:p>0.507659</text:p>
              </table:table-cell>
              <table:table-cell office:value-type="float" office:value="0.52667">
                <text:p>0.52667</text:p>
              </table:table-cell>
              <table:table-cell office:value-type="float" office:value="0.545895">
                <text:p>0.545895</text:p>
              </table:table-cell>
              <table:table-cell office:value-type="float" office:value="0.565209">
                <text:p>0.565209</text:p>
              </table:table-cell>
              <table:table-cell office:value-type="float" office:value="0.600052">
                <text:p>0.600052</text:p>
              </table:table-cell>
              <table:table-cell office:value-type="float" office:value="0.747682">
                <text:p>0.747682</text:p>
              </table:table-cell>
              <table:table-cell office:value-type="float" office:value="0.456718">
                <text:p>0.4567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70069">
                <text:p>0.170069</text:p>
              </table:table-cell>
              <table:table-cell office:value-type="float" office:value="0.345721">
                <text:p>0.345721</text:p>
              </table:table-cell>
              <table:table-cell office:value-type="float" office:value="0.41744">
                <text:p>0.41744</text:p>
              </table:table-cell>
              <table:table-cell office:value-type="float" office:value="0.453015">
                <text:p>0.453015</text:p>
              </table:table-cell>
              <table:table-cell office:value-type="float" office:value="0.483288">
                <text:p>0.483288</text:p>
              </table:table-cell>
              <table:table-cell office:value-type="float" office:value="0.5046">
                <text:p>0.5046</text:p>
              </table:table-cell>
              <table:table-cell office:value-type="float" office:value="0.522861">
                <text:p>0.522861</text:p>
              </table:table-cell>
              <table:table-cell office:value-type="float" office:value="0.543147">
                <text:p>0.543147</text:p>
              </table:table-cell>
              <table:table-cell office:value-type="float" office:value="0.562848">
                <text:p>0.562848</text:p>
              </table:table-cell>
              <table:table-cell office:value-type="float" office:value="0.596858">
                <text:p>0.596858</text:p>
              </table:table-cell>
              <table:table-cell office:value-type="float" office:value="0.747682">
                <text:p>0.747682</text:p>
              </table:table-cell>
              <table:table-cell office:value-type="float" office:value="0.459985">
                <text:p>0.4599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12826">
                <text:p>0.112826</text:p>
              </table:table-cell>
              <table:table-cell office:value-type="float" office:value="0.312676">
                <text:p>0.312676</text:p>
              </table:table-cell>
              <table:table-cell office:value-type="float" office:value="0.395227">
                <text:p>0.395227</text:p>
              </table:table-cell>
              <table:table-cell office:value-type="float" office:value="0.437402">
                <text:p>0.437402</text:p>
              </table:table-cell>
              <table:table-cell office:value-type="float" office:value="0.467604">
                <text:p>0.467604</text:p>
              </table:table-cell>
              <table:table-cell office:value-type="float" office:value="0.49148">
                <text:p>0.49148</text:p>
              </table:table-cell>
              <table:table-cell office:value-type="float" office:value="0.516687">
                <text:p>0.516687</text:p>
              </table:table-cell>
              <table:table-cell office:value-type="float" office:value="0.540911">
                <text:p>0.540911</text:p>
              </table:table-cell>
              <table:table-cell office:value-type="float" office:value="0.564064">
                <text:p>0.564064</text:p>
              </table:table-cell>
              <table:table-cell office:value-type="float" office:value="0.600764">
                <text:p>0.600764</text:p>
              </table:table-cell>
              <table:table-cell office:value-type="float" office:value="0.747682">
                <text:p>0.747682</text:p>
              </table:table-cell>
              <table:table-cell office:value-type="float" office:value="0.443964">
                <text:p>0.4439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79831">
                <text:p>0.179831</text:p>
              </table:table-cell>
              <table:table-cell office:value-type="float" office:value="0.375275">
                <text:p>0.375275</text:p>
              </table:table-cell>
              <table:table-cell office:value-type="float" office:value="0.429794">
                <text:p>0.429794</text:p>
              </table:table-cell>
              <table:table-cell office:value-type="float" office:value="0.462186">
                <text:p>0.462186</text:p>
              </table:table-cell>
              <table:table-cell office:value-type="float" office:value="0.488562">
                <text:p>0.488562</text:p>
              </table:table-cell>
              <table:table-cell office:value-type="float" office:value="0.50896">
                <text:p>0.50896</text:p>
              </table:table-cell>
              <table:table-cell office:value-type="float" office:value="0.53159">
                <text:p>0.53159</text:p>
              </table:table-cell>
              <table:table-cell office:value-type="float" office:value="0.547892">
                <text:p>0.547892</text:p>
              </table:table-cell>
              <table:table-cell office:value-type="float" office:value="0.567476">
                <text:p>0.567476</text:p>
              </table:table-cell>
              <table:table-cell office:value-type="float" office:value="0.603966">
                <text:p>0.603966</text:p>
              </table:table-cell>
              <table:table-cell office:value-type="float" office:value="0.747682">
                <text:p>0.747682</text:p>
              </table:table-cell>
              <table:table-cell office:value-type="float" office:value="0.469553">
                <text:p>0.4695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95015">
                <text:p>0.095015</text:p>
              </table:table-cell>
              <table:table-cell office:value-type="float" office:value="0.364472">
                <text:p>0.364472</text:p>
              </table:table-cell>
              <table:table-cell office:value-type="float" office:value="0.423427">
                <text:p>0.423427</text:p>
              </table:table-cell>
              <table:table-cell office:value-type="float" office:value="0.452395">
                <text:p>0.452395</text:p>
              </table:table-cell>
              <table:table-cell office:value-type="float" office:value="0.479085">
                <text:p>0.479085</text:p>
              </table:table-cell>
              <table:table-cell office:value-type="float" office:value="0.503488">
                <text:p>0.503488</text:p>
              </table:table-cell>
              <table:table-cell office:value-type="float" office:value="0.532557">
                <text:p>0.532557</text:p>
              </table:table-cell>
              <table:table-cell office:value-type="float" office:value="0.551298">
                <text:p>0.551298</text:p>
              </table:table-cell>
              <table:table-cell office:value-type="float" office:value="0.569542">
                <text:p>0.569542</text:p>
              </table:table-cell>
              <table:table-cell office:value-type="float" office:value="0.610225">
                <text:p>0.610225</text:p>
              </table:table-cell>
              <table:table-cell office:value-type="float" office:value="0.747682">
                <text:p>0.747682</text:p>
              </table:table-cell>
              <table:table-cell office:value-type="float" office:value="0.45815">
                <text:p>0.4581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4443">
                <text:p>0.14443</text:p>
              </table:table-cell>
              <table:table-cell office:value-type="float" office:value="0.378609">
                <text:p>0.378609</text:p>
              </table:table-cell>
              <table:table-cell office:value-type="float" office:value="0.43296">
                <text:p>0.43296</text:p>
              </table:table-cell>
              <table:table-cell office:value-type="float" office:value="0.467635">
                <text:p>0.467635</text:p>
              </table:table-cell>
              <table:table-cell office:value-type="float" office:value="0.492084">
                <text:p>0.492084</text:p>
              </table:table-cell>
              <table:table-cell office:value-type="float" office:value="0.516287">
                <text:p>0.516287</text:p>
              </table:table-cell>
              <table:table-cell office:value-type="float" office:value="0.539319">
                <text:p>0.539319</text:p>
              </table:table-cell>
              <table:table-cell office:value-type="float" office:value="0.558647">
                <text:p>0.558647</text:p>
              </table:table-cell>
              <table:table-cell office:value-type="float" office:value="0.573786">
                <text:p>0.573786</text:p>
              </table:table-cell>
              <table:table-cell office:value-type="float" office:value="0.612732">
                <text:p>0.612732</text:p>
              </table:table-cell>
              <table:table-cell office:value-type="float" office:value="0.747682">
                <text:p>0.747682</text:p>
              </table:table-cell>
              <table:table-cell office:value-type="float" office:value="0.471649">
                <text:p>0.4716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57851">
                <text:p>0.257851</text:p>
              </table:table-cell>
              <table:table-cell office:value-type="float" office:value="0.395366">
                <text:p>0.395366</text:p>
              </table:table-cell>
              <table:table-cell office:value-type="float" office:value="0.446004">
                <text:p>0.446004</text:p>
              </table:table-cell>
              <table:table-cell office:value-type="float" office:value="0.470927">
                <text:p>0.470927</text:p>
              </table:table-cell>
              <table:table-cell office:value-type="float" office:value="0.495822">
                <text:p>0.495822</text:p>
              </table:table-cell>
              <table:table-cell office:value-type="float" office:value="0.519818">
                <text:p>0.519818</text:p>
              </table:table-cell>
              <table:table-cell office:value-type="float" office:value="0.541132">
                <text:p>0.541132</text:p>
              </table:table-cell>
              <table:table-cell office:value-type="float" office:value="0.554916">
                <text:p>0.554916</text:p>
              </table:table-cell>
              <table:table-cell office:value-type="float" office:value="0.567675">
                <text:p>0.567675</text:p>
              </table:table-cell>
              <table:table-cell office:value-type="float" office:value="0.609782">
                <text:p>0.609782</text:p>
              </table:table-cell>
              <table:table-cell office:value-type="float" office:value="0.747682">
                <text:p>0.747682</text:p>
              </table:table-cell>
              <table:table-cell office:value-type="float" office:value="0.485929">
                <text:p>0.48592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62198">
                <text:p>0.262198</text:p>
              </table:table-cell>
              <table:table-cell office:value-type="float" office:value="0.39319">
                <text:p>0.39319</text:p>
              </table:table-cell>
              <table:table-cell office:value-type="float" office:value="0.442567">
                <text:p>0.442567</text:p>
              </table:table-cell>
              <table:table-cell office:value-type="float" office:value="0.466868">
                <text:p>0.466868</text:p>
              </table:table-cell>
              <table:table-cell office:value-type="float" office:value="0.487873">
                <text:p>0.487873</text:p>
              </table:table-cell>
              <table:table-cell office:value-type="float" office:value="0.517683">
                <text:p>0.517683</text:p>
              </table:table-cell>
              <table:table-cell office:value-type="float" office:value="0.539048">
                <text:p>0.539048</text:p>
              </table:table-cell>
              <table:table-cell office:value-type="float" office:value="0.552729">
                <text:p>0.552729</text:p>
              </table:table-cell>
              <table:table-cell office:value-type="float" office:value="0.570436">
                <text:p>0.570436</text:p>
              </table:table-cell>
              <table:table-cell office:value-type="float" office:value="0.609685">
                <text:p>0.609685</text:p>
              </table:table-cell>
              <table:table-cell office:value-type="float" office:value="0.747682">
                <text:p>0.747682</text:p>
              </table:table-cell>
              <table:table-cell office:value-type="float" office:value="0.484228">
                <text:p>0.4842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43395">
                <text:p>0.243395</text:p>
              </table:table-cell>
              <table:table-cell office:value-type="float" office:value="0.404458">
                <text:p>0.404458</text:p>
              </table:table-cell>
              <table:table-cell office:value-type="float" office:value="0.449894">
                <text:p>0.449894</text:p>
              </table:table-cell>
              <table:table-cell office:value-type="float" office:value="0.468502">
                <text:p>0.468502</text:p>
              </table:table-cell>
              <table:table-cell office:value-type="float" office:value="0.488513">
                <text:p>0.488513</text:p>
              </table:table-cell>
              <table:table-cell office:value-type="float" office:value="0.51451">
                <text:p>0.51451</text:p>
              </table:table-cell>
              <table:table-cell office:value-type="float" office:value="0.536212">
                <text:p>0.536212</text:p>
              </table:table-cell>
              <table:table-cell office:value-type="float" office:value="0.55065">
                <text:p>0.55065</text:p>
              </table:table-cell>
              <table:table-cell office:value-type="float" office:value="0.569744">
                <text:p>0.569744</text:p>
              </table:table-cell>
              <table:table-cell office:value-type="float" office:value="0.609299">
                <text:p>0.609299</text:p>
              </table:table-cell>
              <table:table-cell office:value-type="float" office:value="0.747682">
                <text:p>0.747682</text:p>
              </table:table-cell>
              <table:table-cell office:value-type="float" office:value="0.483518">
                <text:p>0.4835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56054">
                <text:p>0.156054</text:p>
              </table:table-cell>
              <table:table-cell office:value-type="float" office:value="0.402679">
                <text:p>0.402679</text:p>
              </table:table-cell>
              <table:table-cell office:value-type="float" office:value="0.449">
                <text:p>0.449</text:p>
              </table:table-cell>
              <table:table-cell office:value-type="float" office:value="0.469769">
                <text:p>0.469769</text:p>
              </table:table-cell>
              <table:table-cell office:value-type="float" office:value="0.494718">
                <text:p>0.494718</text:p>
              </table:table-cell>
              <table:table-cell office:value-type="float" office:value="0.521354">
                <text:p>0.521354</text:p>
              </table:table-cell>
              <table:table-cell office:value-type="float" office:value="0.541905">
                <text:p>0.541905</text:p>
              </table:table-cell>
              <table:table-cell office:value-type="float" office:value="0.556565">
                <text:p>0.556565</text:p>
              </table:table-cell>
              <table:table-cell office:value-type="float" office:value="0.572651">
                <text:p>0.572651</text:p>
              </table:table-cell>
              <table:table-cell office:value-type="float" office:value="0.61351">
                <text:p>0.61351</text:p>
              </table:table-cell>
              <table:table-cell office:value-type="float" office:value="0.747682">
                <text:p>0.747682</text:p>
              </table:table-cell>
              <table:table-cell office:value-type="float" office:value="0.47782">
                <text:p>0.477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19004">
                <text:p>0.219004</text:p>
              </table:table-cell>
              <table:table-cell office:value-type="float" office:value="0.411336">
                <text:p>0.411336</text:p>
              </table:table-cell>
              <table:table-cell office:value-type="float" office:value="0.452988">
                <text:p>0.452988</text:p>
              </table:table-cell>
              <table:table-cell office:value-type="float" office:value="0.477635">
                <text:p>0.477635</text:p>
              </table:table-cell>
              <table:table-cell office:value-type="float" office:value="0.502214">
                <text:p>0.502214</text:p>
              </table:table-cell>
              <table:table-cell office:value-type="float" office:value="0.524713">
                <text:p>0.524713</text:p>
              </table:table-cell>
              <table:table-cell office:value-type="float" office:value="0.544266">
                <text:p>0.544266</text:p>
              </table:table-cell>
              <table:table-cell office:value-type="float" office:value="0.559552">
                <text:p>0.559552</text:p>
              </table:table-cell>
              <table:table-cell office:value-type="float" office:value="0.578931">
                <text:p>0.578931</text:p>
              </table:table-cell>
              <table:table-cell office:value-type="float" office:value="0.61563">
                <text:p>0.61563</text:p>
              </table:table-cell>
              <table:table-cell office:value-type="float" office:value="0.747682">
                <text:p>0.747682</text:p>
              </table:table-cell>
              <table:table-cell office:value-type="float" office:value="0.488627">
                <text:p>0.4886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5424">
                <text:p>0.285424</text:p>
              </table:table-cell>
              <table:table-cell office:value-type="float" office:value="0.418067">
                <text:p>0.418067</text:p>
              </table:table-cell>
              <table:table-cell office:value-type="float" office:value="0.450415">
                <text:p>0.450415</text:p>
              </table:table-cell>
              <table:table-cell office:value-type="float" office:value="0.476336">
                <text:p>0.476336</text:p>
              </table:table-cell>
              <table:table-cell office:value-type="float" office:value="0.502502">
                <text:p>0.502502</text:p>
              </table:table-cell>
              <table:table-cell office:value-type="float" office:value="0.523325">
                <text:p>0.523325</text:p>
              </table:table-cell>
              <table:table-cell office:value-type="float" office:value="0.542186">
                <text:p>0.542186</text:p>
              </table:table-cell>
              <table:table-cell office:value-type="float" office:value="0.556939">
                <text:p>0.556939</text:p>
              </table:table-cell>
              <table:table-cell office:value-type="float" office:value="0.576498">
                <text:p>0.576498</text:p>
              </table:table-cell>
              <table:table-cell office:value-type="float" office:value="0.616219">
                <text:p>0.616219</text:p>
              </table:table-cell>
              <table:table-cell office:value-type="float" office:value="0.771408">
                <text:p>0.771408</text:p>
              </table:table-cell>
              <table:table-cell office:value-type="float" office:value="0.494791">
                <text:p>0.4947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43141">
                <text:p>0.243141</text:p>
              </table:table-cell>
              <table:table-cell office:value-type="float" office:value="0.416242">
                <text:p>0.416242</text:p>
              </table:table-cell>
              <table:table-cell office:value-type="float" office:value="0.454169">
                <text:p>0.454169</text:p>
              </table:table-cell>
              <table:table-cell office:value-type="float" office:value="0.478752">
                <text:p>0.478752</text:p>
              </table:table-cell>
              <table:table-cell office:value-type="float" office:value="0.509482">
                <text:p>0.509482</text:p>
              </table:table-cell>
              <table:table-cell office:value-type="float" office:value="0.530173">
                <text:p>0.530173</text:p>
              </table:table-cell>
              <table:table-cell office:value-type="float" office:value="0.546478">
                <text:p>0.546478</text:p>
              </table:table-cell>
              <table:table-cell office:value-type="float" office:value="0.561101">
                <text:p>0.561101</text:p>
              </table:table-cell>
              <table:table-cell office:value-type="float" office:value="0.579415">
                <text:p>0.579415</text:p>
              </table:table-cell>
              <table:table-cell office:value-type="float" office:value="0.613756">
                <text:p>0.613756</text:p>
              </table:table-cell>
              <table:table-cell office:value-type="float" office:value="0.771408">
                <text:p>0.771408</text:p>
              </table:table-cell>
              <table:table-cell office:value-type="float" office:value="0.493271">
                <text:p>0.4932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072">
                <text:p>0.3072</text:p>
              </table:table-cell>
              <table:table-cell office:value-type="float" office:value="0.41909">
                <text:p>0.41909</text:p>
              </table:table-cell>
              <table:table-cell office:value-type="float" office:value="0.450689">
                <text:p>0.450689</text:p>
              </table:table-cell>
              <table:table-cell office:value-type="float" office:value="0.47469">
                <text:p>0.47469</text:p>
              </table:table-cell>
              <table:table-cell office:value-type="float" office:value="0.502396">
                <text:p>0.502396</text:p>
              </table:table-cell>
              <table:table-cell office:value-type="float" office:value="0.52394">
                <text:p>0.52394</text:p>
              </table:table-cell>
              <table:table-cell office:value-type="float" office:value="0.54355">
                <text:p>0.54355</text:p>
              </table:table-cell>
              <table:table-cell office:value-type="float" office:value="0.557565">
                <text:p>0.557565</text:p>
              </table:table-cell>
              <table:table-cell office:value-type="float" office:value="0.571692">
                <text:p>0.571692</text:p>
              </table:table-cell>
              <table:table-cell office:value-type="float" office:value="0.615398">
                <text:p>0.615398</text:p>
              </table:table-cell>
              <table:table-cell office:value-type="float" office:value="0.771408">
                <text:p>0.771408</text:p>
              </table:table-cell>
              <table:table-cell office:value-type="float" office:value="0.496621">
                <text:p>0.4966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98104">
                <text:p>0.198104</text:p>
              </table:table-cell>
              <table:table-cell office:value-type="float" office:value="0.396597">
                <text:p>0.396597</text:p>
              </table:table-cell>
              <table:table-cell office:value-type="float" office:value="0.4468">
                <text:p>0.4468</text:p>
              </table:table-cell>
              <table:table-cell office:value-type="float" office:value="0.466133">
                <text:p>0.466133</text:p>
              </table:table-cell>
              <table:table-cell office:value-type="float" office:value="0.496883">
                <text:p>0.496883</text:p>
              </table:table-cell>
              <table:table-cell office:value-type="float" office:value="0.523659">
                <text:p>0.523659</text:p>
              </table:table-cell>
              <table:table-cell office:value-type="float" office:value="0.542797">
                <text:p>0.542797</text:p>
              </table:table-cell>
              <table:table-cell office:value-type="float" office:value="0.555205">
                <text:p>0.555205</text:p>
              </table:table-cell>
              <table:table-cell office:value-type="float" office:value="0.571133">
                <text:p>0.571133</text:p>
              </table:table-cell>
              <table:table-cell office:value-type="float" office:value="0.614033">
                <text:p>0.614033</text:p>
              </table:table-cell>
              <table:table-cell office:value-type="float" office:value="0.771408">
                <text:p>0.771408</text:p>
              </table:table-cell>
              <table:table-cell office:value-type="float" office:value="0.481134">
                <text:p>0.4811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27369">
                <text:p>0.227369</text:p>
              </table:table-cell>
              <table:table-cell office:value-type="float" office:value="0.399926">
                <text:p>0.399926</text:p>
              </table:table-cell>
              <table:table-cell office:value-type="float" office:value="0.446407">
                <text:p>0.446407</text:p>
              </table:table-cell>
              <table:table-cell office:value-type="float" office:value="0.473885">
                <text:p>0.473885</text:p>
              </table:table-cell>
              <table:table-cell office:value-type="float" office:value="0.502352">
                <text:p>0.502352</text:p>
              </table:table-cell>
              <table:table-cell office:value-type="float" office:value="0.526727">
                <text:p>0.526727</text:p>
              </table:table-cell>
              <table:table-cell office:value-type="float" office:value="0.543895">
                <text:p>0.543895</text:p>
              </table:table-cell>
              <table:table-cell office:value-type="float" office:value="0.559373">
                <text:p>0.559373</text:p>
              </table:table-cell>
              <table:table-cell office:value-type="float" office:value="0.578053">
                <text:p>0.578053</text:p>
              </table:table-cell>
              <table:table-cell office:value-type="float" office:value="0.625501">
                <text:p>0.625501</text:p>
              </table:table-cell>
              <table:table-cell office:value-type="float" office:value="0.771408">
                <text:p>0.771408</text:p>
              </table:table-cell>
              <table:table-cell office:value-type="float" office:value="0.488349">
                <text:p>0.4883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46535">
                <text:p>0.246535</text:p>
              </table:table-cell>
              <table:table-cell office:value-type="float" office:value="0.395481">
                <text:p>0.395481</text:p>
              </table:table-cell>
              <table:table-cell office:value-type="float" office:value="0.446444">
                <text:p>0.446444</text:p>
              </table:table-cell>
              <table:table-cell office:value-type="float" office:value="0.481618">
                <text:p>0.481618</text:p>
              </table:table-cell>
              <table:table-cell office:value-type="float" office:value="0.508518">
                <text:p>0.508518</text:p>
              </table:table-cell>
              <table:table-cell office:value-type="float" office:value="0.531667">
                <text:p>0.531667</text:p>
              </table:table-cell>
              <table:table-cell office:value-type="float" office:value="0.545731">
                <text:p>0.545731</text:p>
              </table:table-cell>
              <table:table-cell office:value-type="float" office:value="0.561028">
                <text:p>0.561028</text:p>
              </table:table-cell>
              <table:table-cell office:value-type="float" office:value="0.575843">
                <text:p>0.575843</text:p>
              </table:table-cell>
              <table:table-cell office:value-type="float" office:value="0.616485">
                <text:p>0.616485</text:p>
              </table:table-cell>
              <table:table-cell office:value-type="float" office:value="0.771408">
                <text:p>0.771408</text:p>
              </table:table-cell>
              <table:table-cell office:value-type="float" office:value="0.490935">
                <text:p>0.4909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14066">
                <text:p>0.214066</text:p>
              </table:table-cell>
              <table:table-cell office:value-type="float" office:value="0.396376">
                <text:p>0.396376</text:p>
              </table:table-cell>
              <table:table-cell office:value-type="float" office:value="0.4479">
                <text:p>0.4479</text:p>
              </table:table-cell>
              <table:table-cell office:value-type="float" office:value="0.480367">
                <text:p>0.480367</text:p>
              </table:table-cell>
              <table:table-cell office:value-type="float" office:value="0.507758">
                <text:p>0.507758</text:p>
              </table:table-cell>
              <table:table-cell office:value-type="float" office:value="0.528983">
                <text:p>0.528983</text:p>
              </table:table-cell>
              <table:table-cell office:value-type="float" office:value="0.544986">
                <text:p>0.544986</text:p>
              </table:table-cell>
              <table:table-cell office:value-type="float" office:value="0.560077">
                <text:p>0.560077</text:p>
              </table:table-cell>
              <table:table-cell office:value-type="float" office:value="0.574461">
                <text:p>0.574461</text:p>
              </table:table-cell>
              <table:table-cell office:value-type="float" office:value="0.612514">
                <text:p>0.612514</text:p>
              </table:table-cell>
              <table:table-cell office:value-type="float" office:value="0.771408">
                <text:p>0.771408</text:p>
              </table:table-cell>
              <table:table-cell office:value-type="float" office:value="0.486749">
                <text:p>0.4867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4886">
                <text:p>0.234886</text:p>
              </table:table-cell>
              <table:table-cell office:value-type="float" office:value="0.40345">
                <text:p>0.40345</text:p>
              </table:table-cell>
              <table:table-cell office:value-type="float" office:value="0.443031">
                <text:p>0.443031</text:p>
              </table:table-cell>
              <table:table-cell office:value-type="float" office:value="0.476897">
                <text:p>0.476897</text:p>
              </table:table-cell>
              <table:table-cell office:value-type="float" office:value="0.504475">
                <text:p>0.504475</text:p>
              </table:table-cell>
              <table:table-cell office:value-type="float" office:value="0.525621">
                <text:p>0.525621</text:p>
              </table:table-cell>
              <table:table-cell office:value-type="float" office:value="0.543302">
                <text:p>0.543302</text:p>
              </table:table-cell>
              <table:table-cell office:value-type="float" office:value="0.55701">
                <text:p>0.55701</text:p>
              </table:table-cell>
              <table:table-cell office:value-type="float" office:value="0.573851">
                <text:p>0.573851</text:p>
              </table:table-cell>
              <table:table-cell office:value-type="float" office:value="0.614482">
                <text:p>0.614482</text:p>
              </table:table-cell>
              <table:table-cell office:value-type="float" office:value="0.771408">
                <text:p>0.771408</text:p>
              </table:table-cell>
              <table:table-cell office:value-type="float" office:value="0.4877">
                <text:p>0.487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36045">
                <text:p>0.236045</text:p>
              </table:table-cell>
              <table:table-cell office:value-type="float" office:value="0.384273">
                <text:p>0.384273</text:p>
              </table:table-cell>
              <table:table-cell office:value-type="float" office:value="0.436127">
                <text:p>0.436127</text:p>
              </table:table-cell>
              <table:table-cell office:value-type="float" office:value="0.46981">
                <text:p>0.46981</text:p>
              </table:table-cell>
              <table:table-cell office:value-type="float" office:value="0.497809">
                <text:p>0.497809</text:p>
              </table:table-cell>
              <table:table-cell office:value-type="float" office:value="0.52392">
                <text:p>0.52392</text:p>
              </table:table-cell>
              <table:table-cell office:value-type="float" office:value="0.543992">
                <text:p>0.543992</text:p>
              </table:table-cell>
              <table:table-cell office:value-type="float" office:value="0.55889">
                <text:p>0.55889</text:p>
              </table:table-cell>
              <table:table-cell office:value-type="float" office:value="0.574982">
                <text:p>0.574982</text:p>
              </table:table-cell>
              <table:table-cell office:value-type="float" office:value="0.611759">
                <text:p>0.611759</text:p>
              </table:table-cell>
              <table:table-cell office:value-type="float" office:value="0.771408">
                <text:p>0.771408</text:p>
              </table:table-cell>
              <table:table-cell office:value-type="float" office:value="0.483761">
                <text:p>0.4837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93138">
                <text:p>0.293138</text:p>
              </table:table-cell>
              <table:table-cell office:value-type="float" office:value="0.384022">
                <text:p>0.384022</text:p>
              </table:table-cell>
              <table:table-cell office:value-type="float" office:value="0.428125">
                <text:p>0.428125</text:p>
              </table:table-cell>
              <table:table-cell office:value-type="float" office:value="0.46775">
                <text:p>0.46775</text:p>
              </table:table-cell>
              <table:table-cell office:value-type="float" office:value="0.501203">
                <text:p>0.501203</text:p>
              </table:table-cell>
              <table:table-cell office:value-type="float" office:value="0.520723">
                <text:p>0.520723</text:p>
              </table:table-cell>
              <table:table-cell office:value-type="float" office:value="0.541356">
                <text:p>0.541356</text:p>
              </table:table-cell>
              <table:table-cell office:value-type="float" office:value="0.556993">
                <text:p>0.556993</text:p>
              </table:table-cell>
              <table:table-cell office:value-type="float" office:value="0.57287">
                <text:p>0.57287</text:p>
              </table:table-cell>
              <table:table-cell office:value-type="float" office:value="0.611025">
                <text:p>0.611025</text:p>
              </table:table-cell>
              <table:table-cell office:value-type="float" office:value="0.771408">
                <text:p>0.771408</text:p>
              </table:table-cell>
              <table:table-cell office:value-type="float" office:value="0.487721">
                <text:p>0.4877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66153">
                <text:p>0.266153</text:p>
              </table:table-cell>
              <table:table-cell office:value-type="float" office:value="0.402627">
                <text:p>0.402627</text:p>
              </table:table-cell>
              <table:table-cell office:value-type="float" office:value="0.444167">
                <text:p>0.444167</text:p>
              </table:table-cell>
              <table:table-cell office:value-type="float" office:value="0.473454">
                <text:p>0.473454</text:p>
              </table:table-cell>
              <table:table-cell office:value-type="float" office:value="0.50531">
                <text:p>0.50531</text:p>
              </table:table-cell>
              <table:table-cell office:value-type="float" office:value="0.524233">
                <text:p>0.524233</text:p>
              </table:table-cell>
              <table:table-cell office:value-type="float" office:value="0.543804">
                <text:p>0.543804</text:p>
              </table:table-cell>
              <table:table-cell office:value-type="float" office:value="0.55773">
                <text:p>0.55773</text:p>
              </table:table-cell>
              <table:table-cell office:value-type="float" office:value="0.572795">
                <text:p>0.572795</text:p>
              </table:table-cell>
              <table:table-cell office:value-type="float" office:value="0.619183">
                <text:p>0.619183</text:p>
              </table:table-cell>
              <table:table-cell office:value-type="float" office:value="0.781176">
                <text:p>0.781176</text:p>
              </table:table-cell>
              <table:table-cell office:value-type="float" office:value="0.490946">
                <text:p>0.4909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77773">
                <text:p>0.277773</text:p>
              </table:table-cell>
              <table:table-cell office:value-type="float" office:value="0.408912">
                <text:p>0.408912</text:p>
              </table:table-cell>
              <table:table-cell office:value-type="float" office:value="0.444274">
                <text:p>0.444274</text:p>
              </table:table-cell>
              <table:table-cell office:value-type="float" office:value="0.474076">
                <text:p>0.474076</text:p>
              </table:table-cell>
              <table:table-cell office:value-type="float" office:value="0.505991">
                <text:p>0.505991</text:p>
              </table:table-cell>
              <table:table-cell office:value-type="float" office:value="0.525813">
                <text:p>0.525813</text:p>
              </table:table-cell>
              <table:table-cell office:value-type="float" office:value="0.542819">
                <text:p>0.542819</text:p>
              </table:table-cell>
              <table:table-cell office:value-type="float" office:value="0.557715">
                <text:p>0.557715</text:p>
              </table:table-cell>
              <table:table-cell office:value-type="float" office:value="0.576135">
                <text:p>0.576135</text:p>
              </table:table-cell>
              <table:table-cell office:value-type="float" office:value="0.619065">
                <text:p>0.619065</text:p>
              </table:table-cell>
              <table:table-cell office:value-type="float" office:value="0.781176">
                <text:p>0.781176</text:p>
              </table:table-cell>
              <table:table-cell office:value-type="float" office:value="0.493257">
                <text:p>0.4932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8393">
                <text:p>0.18393</text:p>
              </table:table-cell>
              <table:table-cell office:value-type="float" office:value="0.401797">
                <text:p>0.401797</text:p>
              </table:table-cell>
              <table:table-cell office:value-type="float" office:value="0.44692">
                <text:p>0.44692</text:p>
              </table:table-cell>
              <table:table-cell office:value-type="float" office:value="0.478114">
                <text:p>0.478114</text:p>
              </table:table-cell>
              <table:table-cell office:value-type="float" office:value="0.5112">
                <text:p>0.5112</text:p>
              </table:table-cell>
              <table:table-cell office:value-type="float" office:value="0.531858">
                <text:p>0.531858</text:p>
              </table:table-cell>
              <table:table-cell office:value-type="float" office:value="0.547271">
                <text:p>0.547271</text:p>
              </table:table-cell>
              <table:table-cell office:value-type="float" office:value="0.563567">
                <text:p>0.563567</text:p>
              </table:table-cell>
              <table:table-cell office:value-type="float" office:value="0.581486">
                <text:p>0.581486</text:p>
              </table:table-cell>
              <table:table-cell office:value-type="float" office:value="0.619933">
                <text:p>0.619933</text:p>
              </table:table-cell>
              <table:table-cell office:value-type="float" office:value="0.781176">
                <text:p>0.781176</text:p>
              </table:table-cell>
              <table:table-cell office:value-type="float" office:value="0.486608">
                <text:p>0.48660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04167">
                <text:p>0.304167</text:p>
              </table:table-cell>
              <table:table-cell office:value-type="float" office:value="0.419937">
                <text:p>0.419937</text:p>
              </table:table-cell>
              <table:table-cell office:value-type="float" office:value="0.452675">
                <text:p>0.452675</text:p>
              </table:table-cell>
              <table:table-cell office:value-type="float" office:value="0.480152">
                <text:p>0.480152</text:p>
              </table:table-cell>
              <table:table-cell office:value-type="float" office:value="0.50869">
                <text:p>0.50869</text:p>
              </table:table-cell>
              <table:table-cell office:value-type="float" office:value="0.525882">
                <text:p>0.525882</text:p>
              </table:table-cell>
              <table:table-cell office:value-type="float" office:value="0.544977">
                <text:p>0.544977</text:p>
              </table:table-cell>
              <table:table-cell office:value-type="float" office:value="0.562252">
                <text:p>0.562252</text:p>
              </table:table-cell>
              <table:table-cell office:value-type="float" office:value="0.575033">
                <text:p>0.575033</text:p>
              </table:table-cell>
              <table:table-cell office:value-type="float" office:value="0.628995">
                <text:p>0.628995</text:p>
              </table:table-cell>
              <table:table-cell office:value-type="float" office:value="0.817616">
                <text:p>0.817616</text:p>
              </table:table-cell>
              <table:table-cell office:value-type="float" office:value="0.500276">
                <text:p>0.50027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57977">
                <text:p>0.257977</text:p>
              </table:table-cell>
              <table:table-cell office:value-type="float" office:value="0.411533">
                <text:p>0.411533</text:p>
              </table:table-cell>
              <table:table-cell office:value-type="float" office:value="0.446305">
                <text:p>0.446305</text:p>
              </table:table-cell>
              <table:table-cell office:value-type="float" office:value="0.471374">
                <text:p>0.471374</text:p>
              </table:table-cell>
              <table:table-cell office:value-type="float" office:value="0.497619">
                <text:p>0.497619</text:p>
              </table:table-cell>
              <table:table-cell office:value-type="float" office:value="0.518443">
                <text:p>0.518443</text:p>
              </table:table-cell>
              <table:table-cell office:value-type="float" office:value="0.537745">
                <text:p>0.537745</text:p>
              </table:table-cell>
              <table:table-cell office:value-type="float" office:value="0.559738">
                <text:p>0.559738</text:p>
              </table:table-cell>
              <table:table-cell office:value-type="float" office:value="0.573538">
                <text:p>0.573538</text:p>
              </table:table-cell>
              <table:table-cell office:value-type="float" office:value="0.627307">
                <text:p>0.627307</text:p>
              </table:table-cell>
              <table:table-cell office:value-type="float" office:value="0.817616">
                <text:p>0.817616</text:p>
              </table:table-cell>
              <table:table-cell office:value-type="float" office:value="0.490158">
                <text:p>0.4901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4524">
                <text:p>0.264524</text:p>
              </table:table-cell>
              <table:table-cell office:value-type="float" office:value="0.39462">
                <text:p>0.39462</text:p>
              </table:table-cell>
              <table:table-cell office:value-type="float" office:value="0.436079">
                <text:p>0.436079</text:p>
              </table:table-cell>
              <table:table-cell office:value-type="float" office:value="0.464707">
                <text:p>0.464707</text:p>
              </table:table-cell>
              <table:table-cell office:value-type="float" office:value="0.490069">
                <text:p>0.490069</text:p>
              </table:table-cell>
              <table:table-cell office:value-type="float" office:value="0.513933">
                <text:p>0.513933</text:p>
              </table:table-cell>
              <table:table-cell office:value-type="float" office:value="0.532277">
                <text:p>0.532277</text:p>
              </table:table-cell>
              <table:table-cell office:value-type="float" office:value="0.548699">
                <text:p>0.548699</text:p>
              </table:table-cell>
              <table:table-cell office:value-type="float" office:value="0.567951">
                <text:p>0.567951</text:p>
              </table:table-cell>
              <table:table-cell office:value-type="float" office:value="0.623138">
                <text:p>0.623138</text:p>
              </table:table-cell>
              <table:table-cell office:value-type="float" office:value="0.817616">
                <text:p>0.817616</text:p>
              </table:table-cell>
              <table:table-cell office:value-type="float" office:value="0.4836">
                <text:p>0.483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21148">
                <text:p>0.221148</text:p>
              </table:table-cell>
              <table:table-cell office:value-type="float" office:value="0.392905">
                <text:p>0.392905</text:p>
              </table:table-cell>
              <table:table-cell office:value-type="float" office:value="0.432791">
                <text:p>0.432791</text:p>
              </table:table-cell>
              <table:table-cell office:value-type="float" office:value="0.462222">
                <text:p>0.462222</text:p>
              </table:table-cell>
              <table:table-cell office:value-type="float" office:value="0.491898">
                <text:p>0.491898</text:p>
              </table:table-cell>
              <table:table-cell office:value-type="float" office:value="0.514644">
                <text:p>0.514644</text:p>
              </table:table-cell>
              <table:table-cell office:value-type="float" office:value="0.537204">
                <text:p>0.537204</text:p>
              </table:table-cell>
              <table:table-cell office:value-type="float" office:value="0.550229">
                <text:p>0.550229</text:p>
              </table:table-cell>
              <table:table-cell office:value-type="float" office:value="0.568652">
                <text:p>0.568652</text:p>
              </table:table-cell>
              <table:table-cell office:value-type="float" office:value="0.620352">
                <text:p>0.620352</text:p>
              </table:table-cell>
              <table:table-cell office:value-type="float" office:value="0.817616">
                <text:p>0.817616</text:p>
              </table:table-cell>
              <table:table-cell office:value-type="float" office:value="0.479205">
                <text:p>0.4792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9936">
                <text:p>0.229936</text:p>
              </table:table-cell>
              <table:table-cell office:value-type="float" office:value="0.38252">
                <text:p>0.38252</text:p>
              </table:table-cell>
              <table:table-cell office:value-type="float" office:value="0.430991">
                <text:p>0.430991</text:p>
              </table:table-cell>
              <table:table-cell office:value-type="float" office:value="0.465978">
                <text:p>0.465978</text:p>
              </table:table-cell>
              <table:table-cell office:value-type="float" office:value="0.497811">
                <text:p>0.497811</text:p>
              </table:table-cell>
              <table:table-cell office:value-type="float" office:value="0.517736">
                <text:p>0.517736</text:p>
              </table:table-cell>
              <table:table-cell office:value-type="float" office:value="0.537735">
                <text:p>0.537735</text:p>
              </table:table-cell>
              <table:table-cell office:value-type="float" office:value="0.555766">
                <text:p>0.555766</text:p>
              </table:table-cell>
              <table:table-cell office:value-type="float" office:value="0.571245">
                <text:p>0.571245</text:p>
              </table:table-cell>
              <table:table-cell office:value-type="float" office:value="0.613429">
                <text:p>0.613429</text:p>
              </table:table-cell>
              <table:table-cell office:value-type="float" office:value="0.817616">
                <text:p>0.817616</text:p>
              </table:table-cell>
              <table:table-cell office:value-type="float" office:value="0.480315">
                <text:p>0.4803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5031">
                <text:p>0.25031</text:p>
              </table:table-cell>
              <table:table-cell office:value-type="float" office:value="0.388624">
                <text:p>0.388624</text:p>
              </table:table-cell>
              <table:table-cell office:value-type="float" office:value="0.436786">
                <text:p>0.436786</text:p>
              </table:table-cell>
              <table:table-cell office:value-type="float" office:value="0.466769">
                <text:p>0.466769</text:p>
              </table:table-cell>
              <table:table-cell office:value-type="float" office:value="0.499061">
                <text:p>0.499061</text:p>
              </table:table-cell>
              <table:table-cell office:value-type="float" office:value="0.521277">
                <text:p>0.521277</text:p>
              </table:table-cell>
              <table:table-cell office:value-type="float" office:value="0.542677">
                <text:p>0.542677</text:p>
              </table:table-cell>
              <table:table-cell office:value-type="float" office:value="0.559872">
                <text:p>0.559872</text:p>
              </table:table-cell>
              <table:table-cell office:value-type="float" office:value="0.57649">
                <text:p>0.57649</text:p>
              </table:table-cell>
              <table:table-cell office:value-type="float" office:value="0.617057">
                <text:p>0.617057</text:p>
              </table:table-cell>
              <table:table-cell office:value-type="float" office:value="0.817616">
                <text:p>0.817616</text:p>
              </table:table-cell>
              <table:table-cell office:value-type="float" office:value="0.485892">
                <text:p>0.4858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56305">
                <text:p>0.256305</text:p>
              </table:table-cell>
              <table:table-cell office:value-type="float" office:value="0.374806">
                <text:p>0.374806</text:p>
              </table:table-cell>
              <table:table-cell office:value-type="float" office:value="0.416361">
                <text:p>0.416361</text:p>
              </table:table-cell>
              <table:table-cell office:value-type="float" office:value="0.449335">
                <text:p>0.449335</text:p>
              </table:table-cell>
              <table:table-cell office:value-type="float" office:value="0.478572">
                <text:p>0.478572</text:p>
              </table:table-cell>
              <table:table-cell office:value-type="float" office:value="0.509777">
                <text:p>0.509777</text:p>
              </table:table-cell>
              <table:table-cell office:value-type="float" office:value="0.534575">
                <text:p>0.534575</text:p>
              </table:table-cell>
              <table:table-cell office:value-type="float" office:value="0.552223">
                <text:p>0.552223</text:p>
              </table:table-cell>
              <table:table-cell office:value-type="float" office:value="0.571168">
                <text:p>0.571168</text:p>
              </table:table-cell>
              <table:table-cell office:value-type="float" office:value="0.621437">
                <text:p>0.621437</text:p>
              </table:table-cell>
              <table:table-cell office:value-type="float" office:value="0.817616">
                <text:p>0.817616</text:p>
              </table:table-cell>
              <table:table-cell office:value-type="float" office:value="0.476456">
                <text:p>0.47645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86573">
                <text:p>0.286573</text:p>
              </table:table-cell>
              <table:table-cell office:value-type="float" office:value="0.397822">
                <text:p>0.397822</text:p>
              </table:table-cell>
              <table:table-cell office:value-type="float" office:value="0.440861">
                <text:p>0.440861</text:p>
              </table:table-cell>
              <table:table-cell office:value-type="float" office:value="0.467877">
                <text:p>0.467877</text:p>
              </table:table-cell>
              <table:table-cell office:value-type="float" office:value="0.500752">
                <text:p>0.500752</text:p>
              </table:table-cell>
              <table:table-cell office:value-type="float" office:value="0.526955">
                <text:p>0.526955</text:p>
              </table:table-cell>
              <table:table-cell office:value-type="float" office:value="0.54255">
                <text:p>0.54255</text:p>
              </table:table-cell>
              <table:table-cell office:value-type="float" office:value="0.558597">
                <text:p>0.558597</text:p>
              </table:table-cell>
              <table:table-cell office:value-type="float" office:value="0.57714">
                <text:p>0.57714</text:p>
              </table:table-cell>
              <table:table-cell office:value-type="float" office:value="0.618665">
                <text:p>0.618665</text:p>
              </table:table-cell>
              <table:table-cell office:value-type="float" office:value="0.817616">
                <text:p>0.817616</text:p>
              </table:table-cell>
              <table:table-cell office:value-type="float" office:value="0.491779">
                <text:p>0.4917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74944">
                <text:p>0.174944</text:p>
              </table:table-cell>
              <table:table-cell office:value-type="float" office:value="0.386105">
                <text:p>0.386105</text:p>
              </table:table-cell>
              <table:table-cell office:value-type="float" office:value="0.43988">
                <text:p>0.43988</text:p>
              </table:table-cell>
              <table:table-cell office:value-type="float" office:value="0.468065">
                <text:p>0.468065</text:p>
              </table:table-cell>
              <table:table-cell office:value-type="float" office:value="0.50516">
                <text:p>0.50516</text:p>
              </table:table-cell>
              <table:table-cell office:value-type="float" office:value="0.528252">
                <text:p>0.528252</text:p>
              </table:table-cell>
              <table:table-cell office:value-type="float" office:value="0.544404">
                <text:p>0.544404</text:p>
              </table:table-cell>
              <table:table-cell office:value-type="float" office:value="0.560223">
                <text:p>0.560223</text:p>
              </table:table-cell>
              <table:table-cell office:value-type="float" office:value="0.576711">
                <text:p>0.576711</text:p>
              </table:table-cell>
              <table:table-cell office:value-type="float" office:value="0.627741">
                <text:p>0.627741</text:p>
              </table:table-cell>
              <table:table-cell office:value-type="float" office:value="0.817616">
                <text:p>0.817616</text:p>
              </table:table-cell>
              <table:table-cell office:value-type="float" office:value="0.481149">
                <text:p>0.48114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56148">
                <text:p>0.256148</text:p>
              </table:table-cell>
              <table:table-cell office:value-type="float" office:value="0.397746">
                <text:p>0.397746</text:p>
              </table:table-cell>
              <table:table-cell office:value-type="float" office:value="0.448628">
                <text:p>0.448628</text:p>
              </table:table-cell>
              <table:table-cell office:value-type="float" office:value="0.483788">
                <text:p>0.483788</text:p>
              </table:table-cell>
              <table:table-cell office:value-type="float" office:value="0.512698">
                <text:p>0.512698</text:p>
              </table:table-cell>
              <table:table-cell office:value-type="float" office:value="0.534033">
                <text:p>0.534033</text:p>
              </table:table-cell>
              <table:table-cell office:value-type="float" office:value="0.546766">
                <text:p>0.546766</text:p>
              </table:table-cell>
              <table:table-cell office:value-type="float" office:value="0.560595">
                <text:p>0.560595</text:p>
              </table:table-cell>
              <table:table-cell office:value-type="float" office:value="0.574289">
                <text:p>0.574289</text:p>
              </table:table-cell>
              <table:table-cell office:value-type="float" office:value="0.62486">
                <text:p>0.62486</text:p>
              </table:table-cell>
              <table:table-cell office:value-type="float" office:value="0.817616">
                <text:p>0.817616</text:p>
              </table:table-cell>
              <table:table-cell office:value-type="float" office:value="0.493955">
                <text:p>0.4939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5209">
                <text:p>0.25209</text:p>
              </table:table-cell>
              <table:table-cell office:value-type="float" office:value="0.413158">
                <text:p>0.413158</text:p>
              </table:table-cell>
              <table:table-cell office:value-type="float" office:value="0.456037">
                <text:p>0.456037</text:p>
              </table:table-cell>
              <table:table-cell office:value-type="float" office:value="0.497821">
                <text:p>0.497821</text:p>
              </table:table-cell>
              <table:table-cell office:value-type="float" office:value="0.516632">
                <text:p>0.516632</text:p>
              </table:table-cell>
              <table:table-cell office:value-type="float" office:value="0.538871">
                <text:p>0.538871</text:p>
              </table:table-cell>
              <table:table-cell office:value-type="float" office:value="0.550619">
                <text:p>0.550619</text:p>
              </table:table-cell>
              <table:table-cell office:value-type="float" office:value="0.56358">
                <text:p>0.56358</text:p>
              </table:table-cell>
              <table:table-cell office:value-type="float" office:value="0.578095">
                <text:p>0.578095</text:p>
              </table:table-cell>
              <table:table-cell office:value-type="float" office:value="0.618612">
                <text:p>0.618612</text:p>
              </table:table-cell>
              <table:table-cell office:value-type="float" office:value="0.817616">
                <text:p>0.817616</text:p>
              </table:table-cell>
              <table:table-cell office:value-type="float" office:value="0.498552">
                <text:p>0.49855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52378">
                <text:p>0.252378</text:p>
              </table:table-cell>
              <table:table-cell office:value-type="float" office:value="0.413675">
                <text:p>0.413675</text:p>
              </table:table-cell>
              <table:table-cell office:value-type="float" office:value="0.459915">
                <text:p>0.459915</text:p>
              </table:table-cell>
              <table:table-cell office:value-type="float" office:value="0.504028">
                <text:p>0.504028</text:p>
              </table:table-cell>
              <table:table-cell office:value-type="float" office:value="0.522645">
                <text:p>0.522645</text:p>
              </table:table-cell>
              <table:table-cell office:value-type="float" office:value="0.542392">
                <text:p>0.542392</text:p>
              </table:table-cell>
              <table:table-cell office:value-type="float" office:value="0.549727">
                <text:p>0.549727</text:p>
              </table:table-cell>
              <table:table-cell office:value-type="float" office:value="0.562144">
                <text:p>0.562144</text:p>
              </table:table-cell>
              <table:table-cell office:value-type="float" office:value="0.574838">
                <text:p>0.574838</text:p>
              </table:table-cell>
              <table:table-cell office:value-type="float" office:value="0.619768">
                <text:p>0.619768</text:p>
              </table:table-cell>
              <table:table-cell office:value-type="float" office:value="0.817616">
                <text:p>0.817616</text:p>
              </table:table-cell>
              <table:table-cell office:value-type="float" office:value="0.500151">
                <text:p>0.50015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09139">
                <text:p>0.309139</text:p>
              </table:table-cell>
              <table:table-cell office:value-type="float" office:value="0.42544">
                <text:p>0.42544</text:p>
              </table:table-cell>
              <table:table-cell office:value-type="float" office:value="0.4673">
                <text:p>0.4673</text:p>
              </table:table-cell>
              <table:table-cell office:value-type="float" office:value="0.500983">
                <text:p>0.500983</text:p>
              </table:table-cell>
              <table:table-cell office:value-type="float" office:value="0.51884">
                <text:p>0.51884</text:p>
              </table:table-cell>
              <table:table-cell office:value-type="float" office:value="0.539389">
                <text:p>0.539389</text:p>
              </table:table-cell>
              <table:table-cell office:value-type="float" office:value="0.549727">
                <text:p>0.549727</text:p>
              </table:table-cell>
              <table:table-cell office:value-type="float" office:value="0.56123">
                <text:p>0.56123</text:p>
              </table:table-cell>
              <table:table-cell office:value-type="float" office:value="0.571713">
                <text:p>0.571713</text:p>
              </table:table-cell>
              <table:table-cell office:value-type="float" office:value="0.617254">
                <text:p>0.617254</text:p>
              </table:table-cell>
              <table:table-cell office:value-type="float" office:value="0.817616">
                <text:p>0.817616</text:p>
              </table:table-cell>
              <table:table-cell office:value-type="float" office:value="0.506102">
                <text:p>0.506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2716">
                <text:p>0.32716</text:p>
              </table:table-cell>
              <table:table-cell office:value-type="float" office:value="0.42405">
                <text:p>0.42405</text:p>
              </table:table-cell>
              <table:table-cell office:value-type="float" office:value="0.467524">
                <text:p>0.467524</text:p>
              </table:table-cell>
              <table:table-cell office:value-type="float" office:value="0.502365">
                <text:p>0.502365</text:p>
              </table:table-cell>
              <table:table-cell office:value-type="float" office:value="0.521327">
                <text:p>0.521327</text:p>
              </table:table-cell>
              <table:table-cell office:value-type="float" office:value="0.541922">
                <text:p>0.541922</text:p>
              </table:table-cell>
              <table:table-cell office:value-type="float" office:value="0.549682">
                <text:p>0.549682</text:p>
              </table:table-cell>
              <table:table-cell office:value-type="float" office:value="0.563213">
                <text:p>0.563213</text:p>
              </table:table-cell>
              <table:table-cell office:value-type="float" office:value="0.57107">
                <text:p>0.57107</text:p>
              </table:table-cell>
              <table:table-cell office:value-type="float" office:value="0.612697">
                <text:p>0.612697</text:p>
              </table:table-cell>
              <table:table-cell office:value-type="float" office:value="0.817616">
                <text:p>0.817616</text:p>
              </table:table-cell>
              <table:table-cell office:value-type="float" office:value="0.508101">
                <text:p>0.5081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25441">
                <text:p>0.325441</text:p>
              </table:table-cell>
              <table:table-cell office:value-type="float" office:value="0.42086">
                <text:p>0.42086</text:p>
              </table:table-cell>
              <table:table-cell office:value-type="float" office:value="0.462941">
                <text:p>0.462941</text:p>
              </table:table-cell>
              <table:table-cell office:value-type="float" office:value="0.500407">
                <text:p>0.500407</text:p>
              </table:table-cell>
              <table:table-cell office:value-type="float" office:value="0.519404">
                <text:p>0.519404</text:p>
              </table:table-cell>
              <table:table-cell office:value-type="float" office:value="0.538201">
                <text:p>0.538201</text:p>
              </table:table-cell>
              <table:table-cell office:value-type="float" office:value="0.547528">
                <text:p>0.547528</text:p>
              </table:table-cell>
              <table:table-cell office:value-type="float" office:value="0.561478">
                <text:p>0.561478</text:p>
              </table:table-cell>
              <table:table-cell office:value-type="float" office:value="0.574255">
                <text:p>0.574255</text:p>
              </table:table-cell>
              <table:table-cell office:value-type="float" office:value="0.611154">
                <text:p>0.611154</text:p>
              </table:table-cell>
              <table:table-cell office:value-type="float" office:value="0.817616">
                <text:p>0.817616</text:p>
              </table:table-cell>
              <table:table-cell office:value-type="float" office:value="0.506167">
                <text:p>0.50616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08883">
                <text:p>0.308883</text:p>
              </table:table-cell>
              <table:table-cell office:value-type="float" office:value="0.414031">
                <text:p>0.414031</text:p>
              </table:table-cell>
              <table:table-cell office:value-type="float" office:value="0.465583">
                <text:p>0.465583</text:p>
              </table:table-cell>
              <table:table-cell office:value-type="float" office:value="0.505909">
                <text:p>0.505909</text:p>
              </table:table-cell>
              <table:table-cell office:value-type="float" office:value="0.523832">
                <text:p>0.523832</text:p>
              </table:table-cell>
              <table:table-cell office:value-type="float" office:value="0.542047">
                <text:p>0.542047</text:p>
              </table:table-cell>
              <table:table-cell office:value-type="float" office:value="0.550703">
                <text:p>0.550703</text:p>
              </table:table-cell>
              <table:table-cell office:value-type="float" office:value="0.563843">
                <text:p>0.563843</text:p>
              </table:table-cell>
              <table:table-cell office:value-type="float" office:value="0.577774">
                <text:p>0.577774</text:p>
              </table:table-cell>
              <table:table-cell office:value-type="float" office:value="0.613969">
                <text:p>0.613969</text:p>
              </table:table-cell>
              <table:table-cell office:value-type="float" office:value="0.817616">
                <text:p>0.817616</text:p>
              </table:table-cell>
              <table:table-cell office:value-type="float" office:value="0.506657">
                <text:p>0.5066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88865">
                <text:p>0.288865</text:p>
              </table:table-cell>
              <table:table-cell office:value-type="float" office:value="0.432324">
                <text:p>0.432324</text:p>
              </table:table-cell>
              <table:table-cell office:value-type="float" office:value="0.485932">
                <text:p>0.485932</text:p>
              </table:table-cell>
              <table:table-cell office:value-type="float" office:value="0.51552">
                <text:p>0.51552</text:p>
              </table:table-cell>
              <table:table-cell office:value-type="float" office:value="0.533022">
                <text:p>0.533022</text:p>
              </table:table-cell>
              <table:table-cell office:value-type="float" office:value="0.543992">
                <text:p>0.543992</text:p>
              </table:table-cell>
              <table:table-cell office:value-type="float" office:value="0.556949">
                <text:p>0.556949</text:p>
              </table:table-cell>
              <table:table-cell office:value-type="float" office:value="0.566033">
                <text:p>0.566033</text:p>
              </table:table-cell>
              <table:table-cell office:value-type="float" office:value="0.582625">
                <text:p>0.582625</text:p>
              </table:table-cell>
              <table:table-cell office:value-type="float" office:value="0.616755">
                <text:p>0.616755</text:p>
              </table:table-cell>
              <table:table-cell office:value-type="float" office:value="0.817616">
                <text:p>0.817616</text:p>
              </table:table-cell>
              <table:table-cell office:value-type="float" office:value="0.512202">
                <text:p>0.5122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29337">
                <text:p>0.329337</text:p>
              </table:table-cell>
              <table:table-cell office:value-type="float" office:value="0.423185">
                <text:p>0.423185</text:p>
              </table:table-cell>
              <table:table-cell office:value-type="float" office:value="0.478058">
                <text:p>0.478058</text:p>
              </table:table-cell>
              <table:table-cell office:value-type="float" office:value="0.510611">
                <text:p>0.510611</text:p>
              </table:table-cell>
              <table:table-cell office:value-type="float" office:value="0.528081">
                <text:p>0.528081</text:p>
              </table:table-cell>
              <table:table-cell office:value-type="float" office:value="0.543177">
                <text:p>0.543177</text:p>
              </table:table-cell>
              <table:table-cell office:value-type="float" office:value="0.552832">
                <text:p>0.552832</text:p>
              </table:table-cell>
              <table:table-cell office:value-type="float" office:value="0.564704">
                <text:p>0.564704</text:p>
              </table:table-cell>
              <table:table-cell office:value-type="float" office:value="0.582316">
                <text:p>0.582316</text:p>
              </table:table-cell>
              <table:table-cell office:value-type="float" office:value="0.612186">
                <text:p>0.612186</text:p>
              </table:table-cell>
              <table:table-cell office:value-type="float" office:value="0.817616">
                <text:p>0.817616</text:p>
              </table:table-cell>
              <table:table-cell office:value-type="float" office:value="0.512449">
                <text:p>0.51244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81045">
                <text:p>0.281045</text:p>
              </table:table-cell>
              <table:table-cell office:value-type="float" office:value="0.422867">
                <text:p>0.422867</text:p>
              </table:table-cell>
              <table:table-cell office:value-type="float" office:value="0.462645">
                <text:p>0.462645</text:p>
              </table:table-cell>
              <table:table-cell office:value-type="float" office:value="0.502585">
                <text:p>0.502585</text:p>
              </table:table-cell>
              <table:table-cell office:value-type="float" office:value="0.524199">
                <text:p>0.524199</text:p>
              </table:table-cell>
              <table:table-cell office:value-type="float" office:value="0.543287">
                <text:p>0.543287</text:p>
              </table:table-cell>
              <table:table-cell office:value-type="float" office:value="0.553852">
                <text:p>0.553852</text:p>
              </table:table-cell>
              <table:table-cell office:value-type="float" office:value="0.56407">
                <text:p>0.56407</text:p>
              </table:table-cell>
              <table:table-cell office:value-type="float" office:value="0.582765">
                <text:p>0.582765</text:p>
              </table:table-cell>
              <table:table-cell office:value-type="float" office:value="0.613225">
                <text:p>0.613225</text:p>
              </table:table-cell>
              <table:table-cell office:value-type="float" office:value="0.817616">
                <text:p>0.817616</text:p>
              </table:table-cell>
              <table:table-cell office:value-type="float" office:value="0.505054">
                <text:p>0.50505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46659">
                <text:p>0.246659</text:p>
              </table:table-cell>
              <table:table-cell office:value-type="float" office:value="0.421792">
                <text:p>0.421792</text:p>
              </table:table-cell>
              <table:table-cell office:value-type="float" office:value="0.451523">
                <text:p>0.451523</text:p>
              </table:table-cell>
              <table:table-cell office:value-type="float" office:value="0.497341">
                <text:p>0.497341</text:p>
              </table:table-cell>
              <table:table-cell office:value-type="float" office:value="0.518929">
                <text:p>0.518929</text:p>
              </table:table-cell>
              <table:table-cell office:value-type="float" office:value="0.538074">
                <text:p>0.538074</text:p>
              </table:table-cell>
              <table:table-cell office:value-type="float" office:value="0.548907">
                <text:p>0.548907</text:p>
              </table:table-cell>
              <table:table-cell office:value-type="float" office:value="0.562855">
                <text:p>0.562855</text:p>
              </table:table-cell>
              <table:table-cell office:value-type="float" office:value="0.582203">
                <text:p>0.582203</text:p>
              </table:table-cell>
              <table:table-cell office:value-type="float" office:value="0.613225">
                <text:p>0.613225</text:p>
              </table:table-cell>
              <table:table-cell office:value-type="float" office:value="0.817616">
                <text:p>0.817616</text:p>
              </table:table-cell>
              <table:table-cell office:value-type="float" office:value="0.498151">
                <text:p>0.49815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03628">
                <text:p>0.303628</text:p>
              </table:table-cell>
              <table:table-cell office:value-type="float" office:value="0.424957">
                <text:p>0.424957</text:p>
              </table:table-cell>
              <table:table-cell office:value-type="float" office:value="0.452367">
                <text:p>0.452367</text:p>
              </table:table-cell>
              <table:table-cell office:value-type="float" office:value="0.495779">
                <text:p>0.495779</text:p>
              </table:table-cell>
              <table:table-cell office:value-type="float" office:value="0.522306">
                <text:p>0.522306</text:p>
              </table:table-cell>
              <table:table-cell office:value-type="float" office:value="0.541431">
                <text:p>0.541431</text:p>
              </table:table-cell>
              <table:table-cell office:value-type="float" office:value="0.549221">
                <text:p>0.549221</text:p>
              </table:table-cell>
              <table:table-cell office:value-type="float" office:value="0.564196">
                <text:p>0.564196</text:p>
              </table:table-cell>
              <table:table-cell office:value-type="float" office:value="0.583569">
                <text:p>0.583569</text:p>
              </table:table-cell>
              <table:table-cell office:value-type="float" office:value="0.623781">
                <text:p>0.623781</text:p>
              </table:table-cell>
              <table:table-cell office:value-type="float" office:value="0.817616">
                <text:p>0.817616</text:p>
              </table:table-cell>
              <table:table-cell office:value-type="float" office:value="0.506123">
                <text:p>0.50612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17798">
                <text:p>0.317798</text:p>
              </table:table-cell>
              <table:table-cell office:value-type="float" office:value="0.418421">
                <text:p>0.418421</text:p>
              </table:table-cell>
              <table:table-cell office:value-type="float" office:value="0.454548">
                <text:p>0.454548</text:p>
              </table:table-cell>
              <table:table-cell office:value-type="float" office:value="0.497929">
                <text:p>0.497929</text:p>
              </table:table-cell>
              <table:table-cell office:value-type="float" office:value="0.524536">
                <text:p>0.524536</text:p>
              </table:table-cell>
              <table:table-cell office:value-type="float" office:value="0.541294">
                <text:p>0.541294</text:p>
              </table:table-cell>
              <table:table-cell office:value-type="float" office:value="0.54842">
                <text:p>0.54842</text:p>
              </table:table-cell>
              <table:table-cell office:value-type="float" office:value="0.560352">
                <text:p>0.560352</text:p>
              </table:table-cell>
              <table:table-cell office:value-type="float" office:value="0.579696">
                <text:p>0.579696</text:p>
              </table:table-cell>
              <table:table-cell office:value-type="float" office:value="0.628707">
                <text:p>0.628707</text:p>
              </table:table-cell>
              <table:table-cell office:value-type="float" office:value="0.817616">
                <text:p>0.817616</text:p>
              </table:table-cell>
              <table:table-cell office:value-type="float" office:value="0.50717">
                <text:p>0.5071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99216">
                <text:p>0.299216</text:p>
              </table:table-cell>
              <table:table-cell office:value-type="float" office:value="0.410089">
                <text:p>0.410089</text:p>
              </table:table-cell>
              <table:table-cell office:value-type="float" office:value="0.447604">
                <text:p>0.447604</text:p>
              </table:table-cell>
              <table:table-cell office:value-type="float" office:value="0.486022">
                <text:p>0.486022</text:p>
              </table:table-cell>
              <table:table-cell office:value-type="float" office:value="0.511146">
                <text:p>0.511146</text:p>
              </table:table-cell>
              <table:table-cell office:value-type="float" office:value="0.53335">
                <text:p>0.53335</text:p>
              </table:table-cell>
              <table:table-cell office:value-type="float" office:value="0.546248">
                <text:p>0.546248</text:p>
              </table:table-cell>
              <table:table-cell office:value-type="float" office:value="0.55787">
                <text:p>0.55787</text:p>
              </table:table-cell>
              <table:table-cell office:value-type="float" office:value="0.572609">
                <text:p>0.572609</text:p>
              </table:table-cell>
              <table:table-cell office:value-type="float" office:value="0.619731">
                <text:p>0.619731</text:p>
              </table:table-cell>
              <table:table-cell office:value-type="float" office:value="0.817616">
                <text:p>0.817616</text:p>
              </table:table-cell>
              <table:table-cell office:value-type="float" office:value="0.498389">
                <text:p>0.49838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94516">
                <text:p>0.294516</text:p>
              </table:table-cell>
              <table:table-cell office:value-type="float" office:value="0.406816">
                <text:p>0.406816</text:p>
              </table:table-cell>
              <table:table-cell office:value-type="float" office:value="0.449506">
                <text:p>0.449506</text:p>
              </table:table-cell>
              <table:table-cell office:value-type="float" office:value="0.492753">
                <text:p>0.492753</text:p>
              </table:table-cell>
              <table:table-cell office:value-type="float" office:value="0.517146">
                <text:p>0.517146</text:p>
              </table:table-cell>
              <table:table-cell office:value-type="float" office:value="0.537765">
                <text:p>0.537765</text:p>
              </table:table-cell>
              <table:table-cell office:value-type="float" office:value="0.546104">
                <text:p>0.546104</text:p>
              </table:table-cell>
              <table:table-cell office:value-type="float" office:value="0.559635">
                <text:p>0.559635</text:p>
              </table:table-cell>
              <table:table-cell office:value-type="float" office:value="0.573445">
                <text:p>0.573445</text:p>
              </table:table-cell>
              <table:table-cell office:value-type="float" office:value="0.615158">
                <text:p>0.615158</text:p>
              </table:table-cell>
              <table:table-cell office:value-type="float" office:value="0.817616">
                <text:p>0.817616</text:p>
              </table:table-cell>
              <table:table-cell office:value-type="float" office:value="0.499284">
                <text:p>0.4992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80641">
                <text:p>0.280641</text:p>
              </table:table-cell>
              <table:table-cell office:value-type="float" office:value="0.399178">
                <text:p>0.399178</text:p>
              </table:table-cell>
              <table:table-cell office:value-type="float" office:value="0.447847">
                <text:p>0.447847</text:p>
              </table:table-cell>
              <table:table-cell office:value-type="float" office:value="0.491489">
                <text:p>0.491489</text:p>
              </table:table-cell>
              <table:table-cell office:value-type="float" office:value="0.519682">
                <text:p>0.519682</text:p>
              </table:table-cell>
              <table:table-cell office:value-type="float" office:value="0.540176">
                <text:p>0.540176</text:p>
              </table:table-cell>
              <table:table-cell office:value-type="float" office:value="0.546605">
                <text:p>0.546605</text:p>
              </table:table-cell>
              <table:table-cell office:value-type="float" office:value="0.559238">
                <text:p>0.559238</text:p>
              </table:table-cell>
              <table:table-cell office:value-type="float" office:value="0.571602">
                <text:p>0.571602</text:p>
              </table:table-cell>
              <table:table-cell office:value-type="float" office:value="0.619974">
                <text:p>0.619974</text:p>
              </table:table-cell>
              <table:table-cell office:value-type="float" office:value="0.817616">
                <text:p>0.817616</text:p>
              </table:table-cell>
              <table:table-cell office:value-type="float" office:value="0.497643">
                <text:p>0.49764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3591">
                <text:p>0.233591</text:p>
              </table:table-cell>
              <table:table-cell office:value-type="float" office:value="0.396555">
                <text:p>0.396555</text:p>
              </table:table-cell>
              <table:table-cell office:value-type="float" office:value="0.44289">
                <text:p>0.44289</text:p>
              </table:table-cell>
              <table:table-cell office:value-type="float" office:value="0.487412">
                <text:p>0.487412</text:p>
              </table:table-cell>
              <table:table-cell office:value-type="float" office:value="0.516673">
                <text:p>0.516673</text:p>
              </table:table-cell>
              <table:table-cell office:value-type="float" office:value="0.536883">
                <text:p>0.536883</text:p>
              </table:table-cell>
              <table:table-cell office:value-type="float" office:value="0.545285">
                <text:p>0.545285</text:p>
              </table:table-cell>
              <table:table-cell office:value-type="float" office:value="0.560353">
                <text:p>0.560353</text:p>
              </table:table-cell>
              <table:table-cell office:value-type="float" office:value="0.577066">
                <text:p>0.577066</text:p>
              </table:table-cell>
              <table:table-cell office:value-type="float" office:value="0.618109">
                <text:p>0.618109</text:p>
              </table:table-cell>
              <table:table-cell office:value-type="float" office:value="0.817616">
                <text:p>0.817616</text:p>
              </table:table-cell>
              <table:table-cell office:value-type="float" office:value="0.491482">
                <text:p>0.49148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14466">
                <text:p>0.214466</text:p>
              </table:table-cell>
              <table:table-cell office:value-type="float" office:value="0.403338">
                <text:p>0.403338</text:p>
              </table:table-cell>
              <table:table-cell office:value-type="float" office:value="0.441218">
                <text:p>0.441218</text:p>
              </table:table-cell>
              <table:table-cell office:value-type="float" office:value="0.485447">
                <text:p>0.485447</text:p>
              </table:table-cell>
              <table:table-cell office:value-type="float" office:value="0.514738">
                <text:p>0.514738</text:p>
              </table:table-cell>
              <table:table-cell office:value-type="float" office:value="0.537509">
                <text:p>0.537509</text:p>
              </table:table-cell>
              <table:table-cell office:value-type="float" office:value="0.546657">
                <text:p>0.546657</text:p>
              </table:table-cell>
              <table:table-cell office:value-type="float" office:value="0.560783">
                <text:p>0.560783</text:p>
              </table:table-cell>
              <table:table-cell office:value-type="float" office:value="0.577344">
                <text:p>0.577344</text:p>
              </table:table-cell>
              <table:table-cell office:value-type="float" office:value="0.619265">
                <text:p>0.619265</text:p>
              </table:table-cell>
              <table:table-cell office:value-type="float" office:value="0.817616">
                <text:p>0.817616</text:p>
              </table:table-cell>
              <table:table-cell office:value-type="float" office:value="0.490076">
                <text:p>0.4900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89967">
                <text:p>0.289967</text:p>
              </table:table-cell>
              <table:table-cell office:value-type="float" office:value="0.416872">
                <text:p>0.416872</text:p>
              </table:table-cell>
              <table:table-cell office:value-type="float" office:value="0.463999">
                <text:p>0.463999</text:p>
              </table:table-cell>
              <table:table-cell office:value-type="float" office:value="0.502023">
                <text:p>0.502023</text:p>
              </table:table-cell>
              <table:table-cell office:value-type="float" office:value="0.524378">
                <text:p>0.524378</text:p>
              </table:table-cell>
              <table:table-cell office:value-type="float" office:value="0.541012">
                <text:p>0.541012</text:p>
              </table:table-cell>
              <table:table-cell office:value-type="float" office:value="0.549439">
                <text:p>0.549439</text:p>
              </table:table-cell>
              <table:table-cell office:value-type="float" office:value="0.56195">
                <text:p>0.56195</text:p>
              </table:table-cell>
              <table:table-cell office:value-type="float" office:value="0.575083">
                <text:p>0.575083</text:p>
              </table:table-cell>
              <table:table-cell office:value-type="float" office:value="0.62015">
                <text:p>0.62015</text:p>
              </table:table-cell>
              <table:table-cell office:value-type="float" office:value="0.817616">
                <text:p>0.817616</text:p>
              </table:table-cell>
              <table:table-cell office:value-type="float" office:value="0.504487">
                <text:p>0.5044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50356">
                <text:p>0.250356</text:p>
              </table:table-cell>
              <table:table-cell office:value-type="float" office:value="0.412241">
                <text:p>0.412241</text:p>
              </table:table-cell>
              <table:table-cell office:value-type="float" office:value="0.460305">
                <text:p>0.460305</text:p>
              </table:table-cell>
              <table:table-cell office:value-type="float" office:value="0.507915">
                <text:p>0.507915</text:p>
              </table:table-cell>
              <table:table-cell office:value-type="float" office:value="0.52773">
                <text:p>0.52773</text:p>
              </table:table-cell>
              <table:table-cell office:value-type="float" office:value="0.541733">
                <text:p>0.541733</text:p>
              </table:table-cell>
              <table:table-cell office:value-type="float" office:value="0.552728">
                <text:p>0.552728</text:p>
              </table:table-cell>
              <table:table-cell office:value-type="float" office:value="0.563817">
                <text:p>0.563817</text:p>
              </table:table-cell>
              <table:table-cell office:value-type="float" office:value="0.581078">
                <text:p>0.581078</text:p>
              </table:table-cell>
              <table:table-cell office:value-type="float" office:value="0.615366">
                <text:p>0.615366</text:p>
              </table:table-cell>
              <table:table-cell office:value-type="float" office:value="0.817616">
                <text:p>0.817616</text:p>
              </table:table-cell>
              <table:table-cell office:value-type="float" office:value="0.501327">
                <text:p>0.50132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20542">
                <text:p>0.320542</text:p>
              </table:table-cell>
              <table:table-cell office:value-type="float" office:value="0.415731">
                <text:p>0.415731</text:p>
              </table:table-cell>
              <table:table-cell office:value-type="float" office:value="0.462571">
                <text:p>0.462571</text:p>
              </table:table-cell>
              <table:table-cell office:value-type="float" office:value="0.499421">
                <text:p>0.499421</text:p>
              </table:table-cell>
              <table:table-cell office:value-type="float" office:value="0.522537">
                <text:p>0.522537</text:p>
              </table:table-cell>
              <table:table-cell office:value-type="float" office:value="0.541074">
                <text:p>0.541074</text:p>
              </table:table-cell>
              <table:table-cell office:value-type="float" office:value="0.549773">
                <text:p>0.549773</text:p>
              </table:table-cell>
              <table:table-cell office:value-type="float" office:value="0.564653">
                <text:p>0.564653</text:p>
              </table:table-cell>
              <table:table-cell office:value-type="float" office:value="0.581637">
                <text:p>0.581637</text:p>
              </table:table-cell>
              <table:table-cell office:value-type="float" office:value="0.613634">
                <text:p>0.613634</text:p>
              </table:table-cell>
              <table:table-cell office:value-type="float" office:value="0.817616">
                <text:p>0.817616</text:p>
              </table:table-cell>
              <table:table-cell office:value-type="float" office:value="0.507157">
                <text:p>0.50715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36776">
                <text:p>0.236776</text:p>
              </table:table-cell>
              <table:table-cell office:value-type="float" office:value="0.418022">
                <text:p>0.418022</text:p>
              </table:table-cell>
              <table:table-cell office:value-type="float" office:value="0.460092">
                <text:p>0.460092</text:p>
              </table:table-cell>
              <table:table-cell office:value-type="float" office:value="0.505337">
                <text:p>0.505337</text:p>
              </table:table-cell>
              <table:table-cell office:value-type="float" office:value="0.53266">
                <text:p>0.53266</text:p>
              </table:table-cell>
              <table:table-cell office:value-type="float" office:value="0.542863">
                <text:p>0.542863</text:p>
              </table:table-cell>
              <table:table-cell office:value-type="float" office:value="0.551492">
                <text:p>0.551492</text:p>
              </table:table-cell>
              <table:table-cell office:value-type="float" office:value="0.568808">
                <text:p>0.568808</text:p>
              </table:table-cell>
              <table:table-cell office:value-type="float" office:value="0.585679">
                <text:p>0.585679</text:p>
              </table:table-cell>
              <table:table-cell office:value-type="float" office:value="0.616094">
                <text:p>0.616094</text:p>
              </table:table-cell>
              <table:table-cell office:value-type="float" office:value="0.817616">
                <text:p>0.817616</text:p>
              </table:table-cell>
              <table:table-cell office:value-type="float" office:value="0.501782">
                <text:p>0.50178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94243">
                <text:p>0.194243</text:p>
              </table:table-cell>
              <table:table-cell office:value-type="float" office:value="0.414888">
                <text:p>0.414888</text:p>
              </table:table-cell>
              <table:table-cell office:value-type="float" office:value="0.466228">
                <text:p>0.466228</text:p>
              </table:table-cell>
              <table:table-cell office:value-type="float" office:value="0.511999">
                <text:p>0.511999</text:p>
              </table:table-cell>
              <table:table-cell office:value-type="float" office:value="0.533426">
                <text:p>0.533426</text:p>
              </table:table-cell>
              <table:table-cell office:value-type="float" office:value="0.543972">
                <text:p>0.543972</text:p>
              </table:table-cell>
              <table:table-cell office:value-type="float" office:value="0.555166">
                <text:p>0.555166</text:p>
              </table:table-cell>
              <table:table-cell office:value-type="float" office:value="0.568436">
                <text:p>0.568436</text:p>
              </table:table-cell>
              <table:table-cell office:value-type="float" office:value="0.586785">
                <text:p>0.586785</text:p>
              </table:table-cell>
              <table:table-cell office:value-type="float" office:value="0.61929">
                <text:p>0.61929</text:p>
              </table:table-cell>
              <table:table-cell office:value-type="float" office:value="0.817616">
                <text:p>0.817616</text:p>
              </table:table-cell>
              <table:table-cell office:value-type="float" office:value="0.499443">
                <text:p>0.4994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16141">
                <text:p>0.216141</text:p>
              </table:table-cell>
              <table:table-cell office:value-type="float" office:value="0.405646">
                <text:p>0.405646</text:p>
              </table:table-cell>
              <table:table-cell office:value-type="float" office:value="0.451126">
                <text:p>0.451126</text:p>
              </table:table-cell>
              <table:table-cell office:value-type="float" office:value="0.494329">
                <text:p>0.494329</text:p>
              </table:table-cell>
              <table:table-cell office:value-type="float" office:value="0.519337">
                <text:p>0.519337</text:p>
              </table:table-cell>
              <table:table-cell office:value-type="float" office:value="0.541294">
                <text:p>0.541294</text:p>
              </table:table-cell>
              <table:table-cell office:value-type="float" office:value="0.549642">
                <text:p>0.549642</text:p>
              </table:table-cell>
              <table:table-cell office:value-type="float" office:value="0.563458">
                <text:p>0.563458</text:p>
              </table:table-cell>
              <table:table-cell office:value-type="float" office:value="0.579973">
                <text:p>0.579973</text:p>
              </table:table-cell>
              <table:table-cell office:value-type="float" office:value="0.62093">
                <text:p>0.62093</text:p>
              </table:table-cell>
              <table:table-cell office:value-type="float" office:value="0.817616">
                <text:p>0.817616</text:p>
              </table:table-cell>
              <table:table-cell office:value-type="float" office:value="0.494187">
                <text:p>0.4941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5771">
                <text:p>0.25771</text:p>
              </table:table-cell>
              <table:table-cell office:value-type="float" office:value="0.421009">
                <text:p>0.421009</text:p>
              </table:table-cell>
              <table:table-cell office:value-type="float" office:value="0.467456">
                <text:p>0.467456</text:p>
              </table:table-cell>
              <table:table-cell office:value-type="float" office:value="0.507827">
                <text:p>0.507827</text:p>
              </table:table-cell>
              <table:table-cell office:value-type="float" office:value="0.526111">
                <text:p>0.526111</text:p>
              </table:table-cell>
              <table:table-cell office:value-type="float" office:value="0.54167">
                <text:p>0.54167</text:p>
              </table:table-cell>
              <table:table-cell office:value-type="float" office:value="0.553493">
                <text:p>0.553493</text:p>
              </table:table-cell>
              <table:table-cell office:value-type="float" office:value="0.567458">
                <text:p>0.567458</text:p>
              </table:table-cell>
              <table:table-cell office:value-type="float" office:value="0.583159">
                <text:p>0.583159</text:p>
              </table:table-cell>
              <table:table-cell office:value-type="float" office:value="0.621979">
                <text:p>0.621979</text:p>
              </table:table-cell>
              <table:table-cell office:value-type="float" office:value="0.817616">
                <text:p>0.817616</text:p>
              </table:table-cell>
              <table:table-cell office:value-type="float" office:value="0.504787">
                <text:p>0.5047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59305">
                <text:p>0.359305</text:p>
              </table:table-cell>
              <table:table-cell office:value-type="float" office:value="0.446852">
                <text:p>0.446852</text:p>
              </table:table-cell>
              <table:table-cell office:value-type="float" office:value="0.500044">
                <text:p>0.500044</text:p>
              </table:table-cell>
              <table:table-cell office:value-type="float" office:value="0.525529">
                <text:p>0.525529</text:p>
              </table:table-cell>
              <table:table-cell office:value-type="float" office:value="0.540759">
                <text:p>0.540759</text:p>
              </table:table-cell>
              <table:table-cell office:value-type="float" office:value="0.548695">
                <text:p>0.548695</text:p>
              </table:table-cell>
              <table:table-cell office:value-type="float" office:value="0.561376">
                <text:p>0.561376</text:p>
              </table:table-cell>
              <table:table-cell office:value-type="float" office:value="0.571844">
                <text:p>0.571844</text:p>
              </table:table-cell>
              <table:table-cell office:value-type="float" office:value="0.590975">
                <text:p>0.590975</text:p>
              </table:table-cell>
              <table:table-cell office:value-type="float" office:value="0.631053">
                <text:p>0.631053</text:p>
              </table:table-cell>
              <table:table-cell office:value-type="float" office:value="0.817616">
                <text:p>0.817616</text:p>
              </table:table-cell>
              <table:table-cell office:value-type="float" office:value="0.527643">
                <text:p>0.52764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32743">
                <text:p>0.332743</text:p>
              </table:table-cell>
              <table:table-cell office:value-type="float" office:value="0.436527">
                <text:p>0.436527</text:p>
              </table:table-cell>
              <table:table-cell office:value-type="float" office:value="0.496201">
                <text:p>0.496201</text:p>
              </table:table-cell>
              <table:table-cell office:value-type="float" office:value="0.522182">
                <text:p>0.522182</text:p>
              </table:table-cell>
              <table:table-cell office:value-type="float" office:value="0.539952">
                <text:p>0.539952</text:p>
              </table:table-cell>
              <table:table-cell office:value-type="float" office:value="0.548675">
                <text:p>0.548675</text:p>
              </table:table-cell>
              <table:table-cell office:value-type="float" office:value="0.562118">
                <text:p>0.562118</text:p>
              </table:table-cell>
              <table:table-cell office:value-type="float" office:value="0.571168">
                <text:p>0.571168</text:p>
              </table:table-cell>
              <table:table-cell office:value-type="float" office:value="0.585128">
                <text:p>0.585128</text:p>
              </table:table-cell>
              <table:table-cell office:value-type="float" office:value="0.613825">
                <text:p>0.613825</text:p>
              </table:table-cell>
              <table:table-cell office:value-type="float" office:value="0.817616">
                <text:p>0.817616</text:p>
              </table:table-cell>
              <table:table-cell office:value-type="float" office:value="0.520852">
                <text:p>0.5208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99263">
                <text:p>0.299263</text:p>
              </table:table-cell>
              <table:table-cell office:value-type="float" office:value="0.411186">
                <text:p>0.411186</text:p>
              </table:table-cell>
              <table:table-cell office:value-type="float" office:value="0.469001">
                <text:p>0.469001</text:p>
              </table:table-cell>
              <table:table-cell office:value-type="float" office:value="0.505694">
                <text:p>0.505694</text:p>
              </table:table-cell>
              <table:table-cell office:value-type="float" office:value="0.527872">
                <text:p>0.527872</text:p>
              </table:table-cell>
              <table:table-cell office:value-type="float" office:value="0.542641">
                <text:p>0.542641</text:p>
              </table:table-cell>
              <table:table-cell office:value-type="float" office:value="0.552961">
                <text:p>0.552961</text:p>
              </table:table-cell>
              <table:table-cell office:value-type="float" office:value="0.567196">
                <text:p>0.567196</text:p>
              </table:table-cell>
              <table:table-cell office:value-type="float" office:value="0.582386">
                <text:p>0.582386</text:p>
              </table:table-cell>
              <table:table-cell office:value-type="float" office:value="0.624086">
                <text:p>0.624086</text:p>
              </table:table-cell>
              <table:table-cell office:value-type="float" office:value="0.817616">
                <text:p>0.817616</text:p>
              </table:table-cell>
              <table:table-cell office:value-type="float" office:value="0.508229">
                <text:p>0.50822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05665">
                <text:p>0.305665</text:p>
              </table:table-cell>
              <table:table-cell office:value-type="float" office:value="0.41838">
                <text:p>0.41838</text:p>
              </table:table-cell>
              <table:table-cell office:value-type="float" office:value="0.472405">
                <text:p>0.472405</text:p>
              </table:table-cell>
              <table:table-cell office:value-type="float" office:value="0.509559">
                <text:p>0.509559</text:p>
              </table:table-cell>
              <table:table-cell office:value-type="float" office:value="0.528601">
                <text:p>0.528601</text:p>
              </table:table-cell>
              <table:table-cell office:value-type="float" office:value="0.542955">
                <text:p>0.542955</text:p>
              </table:table-cell>
              <table:table-cell office:value-type="float" office:value="0.551806">
                <text:p>0.551806</text:p>
              </table:table-cell>
              <table:table-cell office:value-type="float" office:value="0.563714">
                <text:p>0.563714</text:p>
              </table:table-cell>
              <table:table-cell office:value-type="float" office:value="0.578876">
                <text:p>0.578876</text:p>
              </table:table-cell>
              <table:table-cell office:value-type="float" office:value="0.617686">
                <text:p>0.617686</text:p>
              </table:table-cell>
              <table:table-cell office:value-type="float" office:value="0.817616">
                <text:p>0.817616</text:p>
              </table:table-cell>
              <table:table-cell office:value-type="float" office:value="0.508965">
                <text:p>0.50896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55634">
                <text:p>0.255634</text:p>
              </table:table-cell>
              <table:table-cell office:value-type="float" office:value="0.414054">
                <text:p>0.414054</text:p>
              </table:table-cell>
              <table:table-cell office:value-type="float" office:value="0.480201">
                <text:p>0.480201</text:p>
              </table:table-cell>
              <table:table-cell office:value-type="float" office:value="0.515392">
                <text:p>0.515392</text:p>
              </table:table-cell>
              <table:table-cell office:value-type="float" office:value="0.53632">
                <text:p>0.53632</text:p>
              </table:table-cell>
              <table:table-cell office:value-type="float" office:value="0.545749">
                <text:p>0.545749</text:p>
              </table:table-cell>
              <table:table-cell office:value-type="float" office:value="0.557342">
                <text:p>0.557342</text:p>
              </table:table-cell>
              <table:table-cell office:value-type="float" office:value="0.564285">
                <text:p>0.564285</text:p>
              </table:table-cell>
              <table:table-cell office:value-type="float" office:value="0.581492">
                <text:p>0.581492</text:p>
              </table:table-cell>
              <table:table-cell office:value-type="float" office:value="0.627083">
                <text:p>0.627083</text:p>
              </table:table-cell>
              <table:table-cell office:value-type="float" office:value="0.817616">
                <text:p>0.817616</text:p>
              </table:table-cell>
              <table:table-cell office:value-type="float" office:value="0.507755">
                <text:p>0.50775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95804">
                <text:p>0.195804</text:p>
              </table:table-cell>
              <table:table-cell office:value-type="float" office:value="0.407388">
                <text:p>0.407388</text:p>
              </table:table-cell>
              <table:table-cell office:value-type="float" office:value="0.472921">
                <text:p>0.472921</text:p>
              </table:table-cell>
              <table:table-cell office:value-type="float" office:value="0.515971">
                <text:p>0.515971</text:p>
              </table:table-cell>
              <table:table-cell office:value-type="float" office:value="0.539077">
                <text:p>0.539077</text:p>
              </table:table-cell>
              <table:table-cell office:value-type="float" office:value="0.546397">
                <text:p>0.546397</text:p>
              </table:table-cell>
              <table:table-cell office:value-type="float" office:value="0.55902">
                <text:p>0.55902</text:p>
              </table:table-cell>
              <table:table-cell office:value-type="float" office:value="0.565204">
                <text:p>0.565204</text:p>
              </table:table-cell>
              <table:table-cell office:value-type="float" office:value="0.585116">
                <text:p>0.585116</text:p>
              </table:table-cell>
              <table:table-cell office:value-type="float" office:value="0.625954">
                <text:p>0.625954</text:p>
              </table:table-cell>
              <table:table-cell office:value-type="float" office:value="0.817616">
                <text:p>0.817616</text:p>
              </table:table-cell>
              <table:table-cell office:value-type="float" office:value="0.501285">
                <text:p>0.50128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75867">
                <text:p>0.275867</text:p>
              </table:table-cell>
              <table:table-cell office:value-type="float" office:value="0.420441">
                <text:p>0.420441</text:p>
              </table:table-cell>
              <table:table-cell office:value-type="float" office:value="0.497037">
                <text:p>0.497037</text:p>
              </table:table-cell>
              <table:table-cell office:value-type="float" office:value="0.530319">
                <text:p>0.530319</text:p>
              </table:table-cell>
              <table:table-cell office:value-type="float" office:value="0.544777">
                <text:p>0.544777</text:p>
              </table:table-cell>
              <table:table-cell office:value-type="float" office:value="0.547784">
                <text:p>0.547784</text:p>
              </table:table-cell>
              <table:table-cell office:value-type="float" office:value="0.559904">
                <text:p>0.559904</text:p>
              </table:table-cell>
              <table:table-cell office:value-type="float" office:value="0.564637">
                <text:p>0.564637</text:p>
              </table:table-cell>
              <table:table-cell office:value-type="float" office:value="0.584811">
                <text:p>0.584811</text:p>
              </table:table-cell>
              <table:table-cell office:value-type="float" office:value="0.615706">
                <text:p>0.615706</text:p>
              </table:table-cell>
              <table:table-cell office:value-type="float" office:value="0.817616">
                <text:p>0.817616</text:p>
              </table:table-cell>
              <table:table-cell office:value-type="float" office:value="0.514128">
                <text:p>0.5141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333781">
                <text:p>0.333781</text:p>
              </table:table-cell>
              <table:table-cell office:value-type="float" office:value="0.432604">
                <text:p>0.432604</text:p>
              </table:table-cell>
              <table:table-cell office:value-type="float" office:value="0.495729">
                <text:p>0.495729</text:p>
              </table:table-cell>
              <table:table-cell office:value-type="float" office:value="0.531787">
                <text:p>0.531787</text:p>
              </table:table-cell>
              <table:table-cell office:value-type="float" office:value="0.545593">
                <text:p>0.545593</text:p>
              </table:table-cell>
              <table:table-cell office:value-type="float" office:value="0.5468">
                <text:p>0.5468</text:p>
              </table:table-cell>
              <table:table-cell office:value-type="float" office:value="0.560703">
                <text:p>0.560703</text:p>
              </table:table-cell>
              <table:table-cell office:value-type="float" office:value="0.57183">
                <text:p>0.57183</text:p>
              </table:table-cell>
              <table:table-cell office:value-type="float" office:value="0.593747">
                <text:p>0.593747</text:p>
              </table:table-cell>
              <table:table-cell office:value-type="float" office:value="0.617409">
                <text:p>0.617409</text:p>
              </table:table-cell>
              <table:table-cell office:value-type="float" office:value="0.817616">
                <text:p>0.817616</text:p>
              </table:table-cell>
              <table:table-cell office:value-type="float" office:value="0.522998">
                <text:p>0.5229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66913">
                <text:p>0.266913</text:p>
              </table:table-cell>
              <table:table-cell office:value-type="float" office:value="0.418465">
                <text:p>0.418465</text:p>
              </table:table-cell>
              <table:table-cell office:value-type="float" office:value="0.48535">
                <text:p>0.48535</text:p>
              </table:table-cell>
              <table:table-cell office:value-type="float" office:value="0.528014">
                <text:p>0.528014</text:p>
              </table:table-cell>
              <table:table-cell office:value-type="float" office:value="0.544463">
                <text:p>0.544463</text:p>
              </table:table-cell>
              <table:table-cell office:value-type="float" office:value="0.547411">
                <text:p>0.547411</text:p>
              </table:table-cell>
              <table:table-cell office:value-type="float" office:value="0.560972">
                <text:p>0.560972</text:p>
              </table:table-cell>
              <table:table-cell office:value-type="float" office:value="0.570176">
                <text:p>0.570176</text:p>
              </table:table-cell>
              <table:table-cell office:value-type="float" office:value="0.593592">
                <text:p>0.593592</text:p>
              </table:table-cell>
              <table:table-cell office:value-type="float" office:value="0.62333">
                <text:p>0.62333</text:p>
              </table:table-cell>
              <table:table-cell office:value-type="float" office:value="0.817616">
                <text:p>0.817616</text:p>
              </table:table-cell>
              <table:table-cell office:value-type="float" office:value="0.513869">
                <text:p>0.51386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47137">
                <text:p>0.347137</text:p>
              </table:table-cell>
              <table:table-cell office:value-type="float" office:value="0.43646">
                <text:p>0.43646</text:p>
              </table:table-cell>
              <table:table-cell office:value-type="float" office:value="0.50372">
                <text:p>0.50372</text:p>
              </table:table-cell>
              <table:table-cell office:value-type="float" office:value="0.532906">
                <text:p>0.532906</text:p>
              </table:table-cell>
              <table:table-cell office:value-type="float" office:value="0.544777">
                <text:p>0.544777</text:p>
              </table:table-cell>
              <table:table-cell office:value-type="float" office:value="0.54779">
                <text:p>0.54779</text:p>
              </table:table-cell>
              <table:table-cell office:value-type="float" office:value="0.560577">
                <text:p>0.560577</text:p>
              </table:table-cell>
              <table:table-cell office:value-type="float" office:value="0.571757">
                <text:p>0.571757</text:p>
              </table:table-cell>
              <table:table-cell office:value-type="float" office:value="0.59452">
                <text:p>0.59452</text:p>
              </table:table-cell>
              <table:table-cell office:value-type="float" office:value="0.629523">
                <text:p>0.629523</text:p>
              </table:table-cell>
              <table:table-cell office:value-type="float" office:value="0.817616">
                <text:p>0.817616</text:p>
              </table:table-cell>
              <table:table-cell office:value-type="float" office:value="0.526917">
                <text:p>0.5269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3833">
                <text:p>0.273833</text:p>
              </table:table-cell>
              <table:table-cell office:value-type="float" office:value="0.438416">
                <text:p>0.438416</text:p>
              </table:table-cell>
              <table:table-cell office:value-type="float" office:value="0.499363">
                <text:p>0.499363</text:p>
              </table:table-cell>
              <table:table-cell office:value-type="float" office:value="0.528755">
                <text:p>0.528755</text:p>
              </table:table-cell>
              <table:table-cell office:value-type="float" office:value="0.543726">
                <text:p>0.543726</text:p>
              </table:table-cell>
              <table:table-cell office:value-type="float" office:value="0.548927">
                <text:p>0.548927</text:p>
              </table:table-cell>
              <table:table-cell office:value-type="float" office:value="0.561984">
                <text:p>0.561984</text:p>
              </table:table-cell>
              <table:table-cell office:value-type="float" office:value="0.573167">
                <text:p>0.573167</text:p>
              </table:table-cell>
              <table:table-cell office:value-type="float" office:value="0.596333">
                <text:p>0.596333</text:p>
              </table:table-cell>
              <table:table-cell office:value-type="float" office:value="0.647751">
                <text:p>0.647751</text:p>
              </table:table-cell>
              <table:table-cell office:value-type="float" office:value="0.817616">
                <text:p>0.817616</text:p>
              </table:table-cell>
              <table:table-cell office:value-type="float" office:value="0.521226">
                <text:p>0.52122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61378">
                <text:p>0.261378</text:p>
              </table:table-cell>
              <table:table-cell office:value-type="float" office:value="0.438825">
                <text:p>0.438825</text:p>
              </table:table-cell>
              <table:table-cell office:value-type="float" office:value="0.491818">
                <text:p>0.491818</text:p>
              </table:table-cell>
              <table:table-cell office:value-type="float" office:value="0.519648">
                <text:p>0.519648</text:p>
              </table:table-cell>
              <table:table-cell office:value-type="float" office:value="0.540044">
                <text:p>0.540044</text:p>
              </table:table-cell>
              <table:table-cell office:value-type="float" office:value="0.547755">
                <text:p>0.547755</text:p>
              </table:table-cell>
              <table:table-cell office:value-type="float" office:value="0.559877">
                <text:p>0.559877</text:p>
              </table:table-cell>
              <table:table-cell office:value-type="float" office:value="0.569901">
                <text:p>0.569901</text:p>
              </table:table-cell>
              <table:table-cell office:value-type="float" office:value="0.592981">
                <text:p>0.592981</text:p>
              </table:table-cell>
              <table:table-cell office:value-type="float" office:value="0.639832">
                <text:p>0.639832</text:p>
              </table:table-cell>
              <table:table-cell office:value-type="float" office:value="0.817616">
                <text:p>0.817616</text:p>
              </table:table-cell>
              <table:table-cell office:value-type="float" office:value="0.516206">
                <text:p>0.51620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31294">
                <text:p>0.331294</text:p>
              </table:table-cell>
              <table:table-cell office:value-type="float" office:value="0.433113">
                <text:p>0.433113</text:p>
              </table:table-cell>
              <table:table-cell office:value-type="float" office:value="0.503827">
                <text:p>0.503827</text:p>
              </table:table-cell>
              <table:table-cell office:value-type="float" office:value="0.529239">
                <text:p>0.529239</text:p>
              </table:table-cell>
              <table:table-cell office:value-type="float" office:value="0.545404">
                <text:p>0.545404</text:p>
              </table:table-cell>
              <table:table-cell office:value-type="float" office:value="0.554269">
                <text:p>0.554269</text:p>
              </table:table-cell>
              <table:table-cell office:value-type="float" office:value="0.563611">
                <text:p>0.563611</text:p>
              </table:table-cell>
              <table:table-cell office:value-type="float" office:value="0.575786">
                <text:p>0.575786</text:p>
              </table:table-cell>
              <table:table-cell office:value-type="float" office:value="0.590209">
                <text:p>0.590209</text:p>
              </table:table-cell>
              <table:table-cell office:value-type="float" office:value="0.631325">
                <text:p>0.631325</text:p>
              </table:table-cell>
              <table:table-cell office:value-type="float" office:value="0.817616">
                <text:p>0.817616</text:p>
              </table:table-cell>
              <table:table-cell office:value-type="float" office:value="0.525808">
                <text:p>0.52580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75687">
                <text:p>0.275687</text:p>
              </table:table-cell>
              <table:table-cell office:value-type="float" office:value="0.440466">
                <text:p>0.440466</text:p>
              </table:table-cell>
              <table:table-cell office:value-type="float" office:value="0.506261">
                <text:p>0.506261</text:p>
              </table:table-cell>
              <table:table-cell office:value-type="float" office:value="0.530327">
                <text:p>0.530327</text:p>
              </table:table-cell>
              <table:table-cell office:value-type="float" office:value="0.545216">
                <text:p>0.545216</text:p>
              </table:table-cell>
              <table:table-cell office:value-type="float" office:value="0.553341">
                <text:p>0.553341</text:p>
              </table:table-cell>
              <table:table-cell office:value-type="float" office:value="0.563766">
                <text:p>0.563766</text:p>
              </table:table-cell>
              <table:table-cell office:value-type="float" office:value="0.577555">
                <text:p>0.577555</text:p>
              </table:table-cell>
              <table:table-cell office:value-type="float" office:value="0.591442">
                <text:p>0.591442</text:p>
              </table:table-cell>
              <table:table-cell office:value-type="float" office:value="0.634224">
                <text:p>0.634224</text:p>
              </table:table-cell>
              <table:table-cell office:value-type="float" office:value="0.817616">
                <text:p>0.817616</text:p>
              </table:table-cell>
              <table:table-cell office:value-type="float" office:value="0.521828">
                <text:p>0.52182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05968">
                <text:p>0.305968</text:p>
              </table:table-cell>
              <table:table-cell office:value-type="float" office:value="0.451027">
                <text:p>0.451027</text:p>
              </table:table-cell>
              <table:table-cell office:value-type="float" office:value="0.514481">
                <text:p>0.514481</text:p>
              </table:table-cell>
              <table:table-cell office:value-type="float" office:value="0.538075">
                <text:p>0.538075</text:p>
              </table:table-cell>
              <table:table-cell office:value-type="float" office:value="0.545749">
                <text:p>0.545749</text:p>
              </table:table-cell>
              <table:table-cell office:value-type="float" office:value="0.554503">
                <text:p>0.554503</text:p>
              </table:table-cell>
              <table:table-cell office:value-type="float" office:value="0.563688">
                <text:p>0.563688</text:p>
              </table:table-cell>
              <table:table-cell office:value-type="float" office:value="0.57477">
                <text:p>0.57477</text:p>
              </table:table-cell>
              <table:table-cell office:value-type="float" office:value="0.591776">
                <text:p>0.591776</text:p>
              </table:table-cell>
              <table:table-cell office:value-type="float" office:value="0.628014">
                <text:p>0.628014</text:p>
              </table:table-cell>
              <table:table-cell office:value-type="float" office:value="0.817616">
                <text:p>0.817616</text:p>
              </table:table-cell>
              <table:table-cell office:value-type="float" office:value="0.526805">
                <text:p>0.52680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352573">
                <text:p>0.352573</text:p>
              </table:table-cell>
              <table:table-cell office:value-type="float" office:value="0.448751">
                <text:p>0.448751</text:p>
              </table:table-cell>
              <table:table-cell office:value-type="float" office:value="0.514533">
                <text:p>0.514533</text:p>
              </table:table-cell>
              <table:table-cell office:value-type="float" office:value="0.538463">
                <text:p>0.538463</text:p>
              </table:table-cell>
              <table:table-cell office:value-type="float" office:value="0.546093">
                <text:p>0.546093</text:p>
              </table:table-cell>
              <table:table-cell office:value-type="float" office:value="0.557695">
                <text:p>0.557695</text:p>
              </table:table-cell>
              <table:table-cell office:value-type="float" office:value="0.563921">
                <text:p>0.563921</text:p>
              </table:table-cell>
              <table:table-cell office:value-type="float" office:value="0.576936">
                <text:p>0.576936</text:p>
              </table:table-cell>
              <table:table-cell office:value-type="float" office:value="0.587731">
                <text:p>0.587731</text:p>
              </table:table-cell>
              <table:table-cell office:value-type="float" office:value="0.63489">
                <text:p>0.63489</text:p>
              </table:table-cell>
              <table:table-cell office:value-type="float" office:value="0.817616">
                <text:p>0.817616</text:p>
              </table:table-cell>
              <table:table-cell office:value-type="float" office:value="0.532158">
                <text:p>0.53215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51158">
                <text:p>0.351158</text:p>
              </table:table-cell>
              <table:table-cell office:value-type="float" office:value="0.449445">
                <text:p>0.449445</text:p>
              </table:table-cell>
              <table:table-cell office:value-type="float" office:value="0.503903">
                <text:p>0.503903</text:p>
              </table:table-cell>
              <table:table-cell office:value-type="float" office:value="0.527813">
                <text:p>0.527813</text:p>
              </table:table-cell>
              <table:table-cell office:value-type="float" office:value="0.54269">
                <text:p>0.54269</text:p>
              </table:table-cell>
              <table:table-cell office:value-type="float" office:value="0.548555">
                <text:p>0.548555</text:p>
              </table:table-cell>
              <table:table-cell office:value-type="float" office:value="0.56201">
                <text:p>0.56201</text:p>
              </table:table-cell>
              <table:table-cell office:value-type="float" office:value="0.574007">
                <text:p>0.574007</text:p>
              </table:table-cell>
              <table:table-cell office:value-type="float" office:value="0.590861">
                <text:p>0.590861</text:p>
              </table:table-cell>
              <table:table-cell office:value-type="float" office:value="0.63244">
                <text:p>0.63244</text:p>
              </table:table-cell>
              <table:table-cell office:value-type="float" office:value="0.817616">
                <text:p>0.817616</text:p>
              </table:table-cell>
              <table:table-cell office:value-type="float" office:value="0.528288">
                <text:p>0.5282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18117">
                <text:p>0.318117</text:p>
              </table:table-cell>
              <table:table-cell office:value-type="float" office:value="0.42671">
                <text:p>0.42671</text:p>
              </table:table-cell>
              <table:table-cell office:value-type="float" office:value="0.482742">
                <text:p>0.482742</text:p>
              </table:table-cell>
              <table:table-cell office:value-type="float" office:value="0.510947">
                <text:p>0.510947</text:p>
              </table:table-cell>
              <table:table-cell office:value-type="float" office:value="0.533614">
                <text:p>0.533614</text:p>
              </table:table-cell>
              <table:table-cell office:value-type="float" office:value="0.545655">
                <text:p>0.545655</text:p>
              </table:table-cell>
              <table:table-cell office:value-type="float" office:value="0.560766">
                <text:p>0.560766</text:p>
              </table:table-cell>
              <table:table-cell office:value-type="float" office:value="0.570845">
                <text:p>0.570845</text:p>
              </table:table-cell>
              <table:table-cell office:value-type="float" office:value="0.58762">
                <text:p>0.58762</text:p>
              </table:table-cell>
              <table:table-cell office:value-type="float" office:value="0.633323">
                <text:p>0.633323</text:p>
              </table:table-cell>
              <table:table-cell office:value-type="float" office:value="0.824741">
                <text:p>0.824741</text:p>
              </table:table-cell>
              <table:table-cell office:value-type="float" office:value="0.517034">
                <text:p>0.51703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314818">
                <text:p>0.314818</text:p>
              </table:table-cell>
              <table:table-cell office:value-type="float" office:value="0.42305">
                <text:p>0.42305</text:p>
              </table:table-cell>
              <table:table-cell office:value-type="float" office:value="0.471547">
                <text:p>0.471547</text:p>
              </table:table-cell>
              <table:table-cell office:value-type="float" office:value="0.507725">
                <text:p>0.507725</text:p>
              </table:table-cell>
              <table:table-cell office:value-type="float" office:value="0.531585">
                <text:p>0.531585</text:p>
              </table:table-cell>
              <table:table-cell office:value-type="float" office:value="0.544667">
                <text:p>0.544667</text:p>
              </table:table-cell>
              <table:table-cell office:value-type="float" office:value="0.556451">
                <text:p>0.556451</text:p>
              </table:table-cell>
              <table:table-cell office:value-type="float" office:value="0.565296">
                <text:p>0.565296</text:p>
              </table:table-cell>
              <table:table-cell office:value-type="float" office:value="0.583771">
                <text:p>0.583771</text:p>
              </table:table-cell>
              <table:table-cell office:value-type="float" office:value="0.644363">
                <text:p>0.644363</text:p>
              </table:table-cell>
              <table:table-cell office:value-type="float" office:value="0.824741">
                <text:p>0.824741</text:p>
              </table:table-cell>
              <table:table-cell office:value-type="float" office:value="0.514327">
                <text:p>0.5143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52989">
                <text:p>0.252989</text:p>
              </table:table-cell>
              <table:table-cell office:value-type="float" office:value="0.420453">
                <text:p>0.420453</text:p>
              </table:table-cell>
              <table:table-cell office:value-type="float" office:value="0.470739">
                <text:p>0.470739</text:p>
              </table:table-cell>
              <table:table-cell office:value-type="float" office:value="0.508715">
                <text:p>0.508715</text:p>
              </table:table-cell>
              <table:table-cell office:value-type="float" office:value="0.534679">
                <text:p>0.534679</text:p>
              </table:table-cell>
              <table:table-cell office:value-type="float" office:value="0.545782">
                <text:p>0.545782</text:p>
              </table:table-cell>
              <table:table-cell office:value-type="float" office:value="0.559474">
                <text:p>0.559474</text:p>
              </table:table-cell>
              <table:table-cell office:value-type="float" office:value="0.564391">
                <text:p>0.564391</text:p>
              </table:table-cell>
              <table:table-cell office:value-type="float" office:value="0.582161">
                <text:p>0.582161</text:p>
              </table:table-cell>
              <table:table-cell office:value-type="float" office:value="0.63997">
                <text:p>0.63997</text:p>
              </table:table-cell>
              <table:table-cell office:value-type="float" office:value="0.824741">
                <text:p>0.824741</text:p>
              </table:table-cell>
              <table:table-cell office:value-type="float" office:value="0.507935">
                <text:p>0.5079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38408">
                <text:p>0.338408</text:p>
              </table:table-cell>
              <table:table-cell office:value-type="float" office:value="0.428521">
                <text:p>0.428521</text:p>
              </table:table-cell>
              <table:table-cell office:value-type="float" office:value="0.477584">
                <text:p>0.477584</text:p>
              </table:table-cell>
              <table:table-cell office:value-type="float" office:value="0.510913">
                <text:p>0.510913</text:p>
              </table:table-cell>
              <table:table-cell office:value-type="float" office:value="0.53632">
                <text:p>0.53632</text:p>
              </table:table-cell>
              <table:table-cell office:value-type="float" office:value="0.545028">
                <text:p>0.545028</text:p>
              </table:table-cell>
              <table:table-cell office:value-type="float" office:value="0.552882">
                <text:p>0.552882</text:p>
              </table:table-cell>
              <table:table-cell office:value-type="float" office:value="0.563857">
                <text:p>0.563857</text:p>
              </table:table-cell>
              <table:table-cell office:value-type="float" office:value="0.581658">
                <text:p>0.581658</text:p>
              </table:table-cell>
              <table:table-cell office:value-type="float" office:value="0.635724">
                <text:p>0.635724</text:p>
              </table:table-cell>
              <table:table-cell office:value-type="float" office:value="0.824741">
                <text:p>0.824741</text:p>
              </table:table-cell>
              <table:table-cell office:value-type="float" office:value="0.51709">
                <text:p>0.5170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274429">
                <text:p>0.274429</text:p>
              </table:table-cell>
              <table:table-cell office:value-type="float" office:value="0.413589">
                <text:p>0.413589</text:p>
              </table:table-cell>
              <table:table-cell office:value-type="float" office:value="0.460436">
                <text:p>0.460436</text:p>
              </table:table-cell>
              <table:table-cell office:value-type="float" office:value="0.499329">
                <text:p>0.499329</text:p>
              </table:table-cell>
              <table:table-cell office:value-type="float" office:value="0.528744">
                <text:p>0.528744</text:p>
              </table:table-cell>
              <table:table-cell office:value-type="float" office:value="0.543083">
                <text:p>0.543083</text:p>
              </table:table-cell>
              <table:table-cell office:value-type="float" office:value="0.554264">
                <text:p>0.554264</text:p>
              </table:table-cell>
              <table:table-cell office:value-type="float" office:value="0.564939">
                <text:p>0.564939</text:p>
              </table:table-cell>
              <table:table-cell office:value-type="float" office:value="0.583771">
                <text:p>0.583771</text:p>
              </table:table-cell>
              <table:table-cell office:value-type="float" office:value="0.631922">
                <text:p>0.631922</text:p>
              </table:table-cell>
              <table:table-cell office:value-type="float" office:value="0.824741">
                <text:p>0.824741</text:p>
              </table:table-cell>
              <table:table-cell office:value-type="float" office:value="0.50545">
                <text:p>0.5054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94733">
                <text:p>0.294733</text:p>
              </table:table-cell>
              <table:table-cell office:value-type="float" office:value="0.422352">
                <text:p>0.422352</text:p>
              </table:table-cell>
              <table:table-cell office:value-type="float" office:value="0.470371">
                <text:p>0.470371</text:p>
              </table:table-cell>
              <table:table-cell office:value-type="float" office:value="0.510253">
                <text:p>0.510253</text:p>
              </table:table-cell>
              <table:table-cell office:value-type="float" office:value="0.537636">
                <text:p>0.537636</text:p>
              </table:table-cell>
              <table:table-cell office:value-type="float" office:value="0.545896">
                <text:p>0.545896</text:p>
              </table:table-cell>
              <table:table-cell office:value-type="float" office:value="0.557021">
                <text:p>0.557021</text:p>
              </table:table-cell>
              <table:table-cell office:value-type="float" office:value="0.564939">
                <text:p>0.564939</text:p>
              </table:table-cell>
              <table:table-cell office:value-type="float" office:value="0.586565">
                <text:p>0.586565</text:p>
              </table:table-cell>
              <table:table-cell office:value-type="float" office:value="0.640713">
                <text:p>0.640713</text:p>
              </table:table-cell>
              <table:table-cell office:value-type="float" office:value="0.824741">
                <text:p>0.824741</text:p>
              </table:table-cell>
              <table:table-cell office:value-type="float" office:value="0.513048">
                <text:p>0.51304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16873">
                <text:p>0.316873</text:p>
              </table:table-cell>
              <table:table-cell office:value-type="float" office:value="0.426218">
                <text:p>0.426218</text:p>
              </table:table-cell>
              <table:table-cell office:value-type="float" office:value="0.475453">
                <text:p>0.475453</text:p>
              </table:table-cell>
              <table:table-cell office:value-type="float" office:value="0.515865">
                <text:p>0.515865</text:p>
              </table:table-cell>
              <table:table-cell office:value-type="float" office:value="0.541576">
                <text:p>0.541576</text:p>
              </table:table-cell>
              <table:table-cell office:value-type="float" office:value="0.546189">
                <text:p>0.546189</text:p>
              </table:table-cell>
              <table:table-cell office:value-type="float" office:value="0.558637">
                <text:p>0.558637</text:p>
              </table:table-cell>
              <table:table-cell office:value-type="float" office:value="0.564619">
                <text:p>0.564619</text:p>
              </table:table-cell>
              <table:table-cell office:value-type="float" office:value="0.58814">
                <text:p>0.58814</text:p>
              </table:table-cell>
              <table:table-cell office:value-type="float" office:value="0.641197">
                <text:p>0.641197</text:p>
              </table:table-cell>
              <table:table-cell office:value-type="float" office:value="0.824741">
                <text:p>0.824741</text:p>
              </table:table-cell>
              <table:table-cell office:value-type="float" office:value="0.517477">
                <text:p>0.51747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42163">
                <text:p>0.342163</text:p>
              </table:table-cell>
              <table:table-cell office:value-type="float" office:value="0.448034">
                <text:p>0.448034</text:p>
              </table:table-cell>
              <table:table-cell office:value-type="float" office:value="0.49386">
                <text:p>0.49386</text:p>
              </table:table-cell>
              <table:table-cell office:value-type="float" office:value="0.527961">
                <text:p>0.527961</text:p>
              </table:table-cell>
              <table:table-cell office:value-type="float" office:value="0.543459">
                <text:p>0.543459</text:p>
              </table:table-cell>
              <table:table-cell office:value-type="float" office:value="0.546337">
                <text:p>0.546337</text:p>
              </table:table-cell>
              <table:table-cell office:value-type="float" office:value="0.556663">
                <text:p>0.556663</text:p>
              </table:table-cell>
              <table:table-cell office:value-type="float" office:value="0.563806">
                <text:p>0.563806</text:p>
              </table:table-cell>
              <table:table-cell office:value-type="float" office:value="0.584683">
                <text:p>0.584683</text:p>
              </table:table-cell>
              <table:table-cell office:value-type="float" office:value="0.624167">
                <text:p>0.624167</text:p>
              </table:table-cell>
              <table:table-cell office:value-type="float" office:value="0.824741">
                <text:p>0.824741</text:p>
              </table:table-cell>
              <table:table-cell office:value-type="float" office:value="0.523113">
                <text:p>0.52311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254895">
                <text:p>0.254895</text:p>
              </table:table-cell>
              <table:table-cell office:value-type="float" office:value="0.443188">
                <text:p>0.443188</text:p>
              </table:table-cell>
              <table:table-cell office:value-type="float" office:value="0.494051">
                <text:p>0.494051</text:p>
              </table:table-cell>
              <table:table-cell office:value-type="float" office:value="0.52689">
                <text:p>0.52689</text:p>
              </table:table-cell>
              <table:table-cell office:value-type="float" office:value="0.542556">
                <text:p>0.542556</text:p>
              </table:table-cell>
              <table:table-cell office:value-type="float" office:value="0.54724">
                <text:p>0.54724</text:p>
              </table:table-cell>
              <table:table-cell office:value-type="float" office:value="0.561318">
                <text:p>0.561318</text:p>
              </table:table-cell>
              <table:table-cell office:value-type="float" office:value="0.572483">
                <text:p>0.572483</text:p>
              </table:table-cell>
              <table:table-cell office:value-type="float" office:value="0.591122">
                <text:p>0.591122</text:p>
              </table:table-cell>
              <table:table-cell office:value-type="float" office:value="0.631586">
                <text:p>0.631586</text:p>
              </table:table-cell>
              <table:table-cell office:value-type="float" office:value="0.824741">
                <text:p>0.824741</text:p>
              </table:table-cell>
              <table:table-cell office:value-type="float" office:value="0.516533">
                <text:p>0.5165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56575">
                <text:p>0.356575</text:p>
              </table:table-cell>
              <table:table-cell office:value-type="float" office:value="0.44289">
                <text:p>0.44289</text:p>
              </table:table-cell>
              <table:table-cell office:value-type="float" office:value="0.482978">
                <text:p>0.482978</text:p>
              </table:table-cell>
              <table:table-cell office:value-type="float" office:value="0.521222">
                <text:p>0.521222</text:p>
              </table:table-cell>
              <table:table-cell office:value-type="float" office:value="0.542047">
                <text:p>0.542047</text:p>
              </table:table-cell>
              <table:table-cell office:value-type="float" office:value="0.546682">
                <text:p>0.546682</text:p>
              </table:table-cell>
              <table:table-cell office:value-type="float" office:value="0.561112">
                <text:p>0.561112</text:p>
              </table:table-cell>
              <table:table-cell office:value-type="float" office:value="0.573036">
                <text:p>0.573036</text:p>
              </table:table-cell>
              <table:table-cell office:value-type="float" office:value="0.589018">
                <text:p>0.589018</text:p>
              </table:table-cell>
              <table:table-cell office:value-type="float" office:value="0.629149">
                <text:p>0.629149</text:p>
              </table:table-cell>
              <table:table-cell office:value-type="float" office:value="0.824741">
                <text:p>0.824741</text:p>
              </table:table-cell>
              <table:table-cell office:value-type="float" office:value="0.524471">
                <text:p>0.5244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93949">
                <text:p>0.293949</text:p>
              </table:table-cell>
              <table:table-cell office:value-type="float" office:value="0.420134">
                <text:p>0.420134</text:p>
              </table:table-cell>
              <table:table-cell office:value-type="float" office:value="0.468245">
                <text:p>0.468245</text:p>
              </table:table-cell>
              <table:table-cell office:value-type="float" office:value="0.509645">
                <text:p>0.509645</text:p>
              </table:table-cell>
              <table:table-cell office:value-type="float" office:value="0.538223">
                <text:p>0.538223</text:p>
              </table:table-cell>
              <table:table-cell office:value-type="float" office:value="0.546542">
                <text:p>0.546542</text:p>
              </table:table-cell>
              <table:table-cell office:value-type="float" office:value="0.561149">
                <text:p>0.561149</text:p>
              </table:table-cell>
              <table:table-cell office:value-type="float" office:value="0.572561">
                <text:p>0.572561</text:p>
              </table:table-cell>
              <table:table-cell office:value-type="float" office:value="0.593551">
                <text:p>0.593551</text:p>
              </table:table-cell>
              <table:table-cell office:value-type="float" office:value="0.623682">
                <text:p>0.623682</text:p>
              </table:table-cell>
              <table:table-cell office:value-type="float" office:value="0.824741">
                <text:p>0.824741</text:p>
              </table:table-cell>
              <table:table-cell office:value-type="float" office:value="0.512768">
                <text:p>0.51276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50599">
                <text:p>0.250599</text:p>
              </table:table-cell>
              <table:table-cell office:value-type="float" office:value="0.414232">
                <text:p>0.414232</text:p>
              </table:table-cell>
              <table:table-cell office:value-type="float" office:value="0.459495">
                <text:p>0.459495</text:p>
              </table:table-cell>
              <table:table-cell office:value-type="float" office:value="0.501481">
                <text:p>0.501481</text:p>
              </table:table-cell>
              <table:table-cell office:value-type="float" office:value="0.536179">
                <text:p>0.536179</text:p>
              </table:table-cell>
              <table:table-cell office:value-type="float" office:value="0.547073">
                <text:p>0.547073</text:p>
              </table:table-cell>
              <table:table-cell office:value-type="float" office:value="0.561617">
                <text:p>0.561617</text:p>
              </table:table-cell>
              <table:table-cell office:value-type="float" office:value="0.572918">
                <text:p>0.572918</text:p>
              </table:table-cell>
              <table:table-cell office:value-type="float" office:value="0.593358">
                <text:p>0.593358</text:p>
              </table:table-cell>
              <table:table-cell office:value-type="float" office:value="0.616251">
                <text:p>0.616251</text:p>
              </table:table-cell>
              <table:table-cell office:value-type="float" office:value="0.824741">
                <text:p>0.824741</text:p>
              </table:table-cell>
              <table:table-cell office:value-type="float" office:value="0.50532">
                <text:p>0.5053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71257">
                <text:p>0.271257</text:p>
              </table:table-cell>
              <table:table-cell office:value-type="float" office:value="0.435274">
                <text:p>0.435274</text:p>
              </table:table-cell>
              <table:table-cell office:value-type="float" office:value="0.469461">
                <text:p>0.469461</text:p>
              </table:table-cell>
              <table:table-cell office:value-type="float" office:value="0.512646">
                <text:p>0.512646</text:p>
              </table:table-cell>
              <table:table-cell office:value-type="float" office:value="0.540554">
                <text:p>0.540554</text:p>
              </table:table-cell>
              <table:table-cell office:value-type="float" office:value="0.545749">
                <text:p>0.545749</text:p>
              </table:table-cell>
              <table:table-cell office:value-type="float" office:value="0.557646">
                <text:p>0.557646</text:p>
              </table:table-cell>
              <table:table-cell office:value-type="float" office:value="0.564052">
                <text:p>0.564052</text:p>
              </table:table-cell>
              <table:table-cell office:value-type="float" office:value="0.58747">
                <text:p>0.58747</text:p>
              </table:table-cell>
              <table:table-cell office:value-type="float" office:value="0.621352">
                <text:p>0.621352</text:p>
              </table:table-cell>
              <table:table-cell office:value-type="float" office:value="0.824741">
                <text:p>0.824741</text:p>
              </table:table-cell>
              <table:table-cell office:value-type="float" office:value="0.510546">
                <text:p>0.5105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9967">
                <text:p>0.29967</text:p>
              </table:table-cell>
              <table:table-cell office:value-type="float" office:value="0.420465">
                <text:p>0.420465</text:p>
              </table:table-cell>
              <table:table-cell office:value-type="float" office:value="0.465305">
                <text:p>0.465305</text:p>
              </table:table-cell>
              <table:table-cell office:value-type="float" office:value="0.504923">
                <text:p>0.504923</text:p>
              </table:table-cell>
              <table:table-cell office:value-type="float" office:value="0.527863">
                <text:p>0.527863</text:p>
              </table:table-cell>
              <table:table-cell office:value-type="float" office:value="0.542173">
                <text:p>0.542173</text:p>
              </table:table-cell>
              <table:table-cell office:value-type="float" office:value="0.548843">
                <text:p>0.548843</text:p>
              </table:table-cell>
              <table:table-cell office:value-type="float" office:value="0.563486">
                <text:p>0.563486</text:p>
              </table:table-cell>
              <table:table-cell office:value-type="float" office:value="0.577547">
                <text:p>0.577547</text:p>
              </table:table-cell>
              <table:table-cell office:value-type="float" office:value="0.61471">
                <text:p>0.61471</text:p>
              </table:table-cell>
              <table:table-cell office:value-type="float" office:value="0.824741">
                <text:p>0.824741</text:p>
              </table:table-cell>
              <table:table-cell office:value-type="float" office:value="0.506498">
                <text:p>0.50649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59403">
                <text:p>0.359403</text:p>
              </table:table-cell>
              <table:table-cell office:value-type="float" office:value="0.447863">
                <text:p>0.447863</text:p>
              </table:table-cell>
              <table:table-cell office:value-type="float" office:value="0.473253">
                <text:p>0.473253</text:p>
              </table:table-cell>
              <table:table-cell office:value-type="float" office:value="0.511007">
                <text:p>0.511007</text:p>
              </table:table-cell>
              <table:table-cell office:value-type="float" office:value="0.535959">
                <text:p>0.535959</text:p>
              </table:table-cell>
              <table:table-cell office:value-type="float" office:value="0.544852">
                <text:p>0.544852</text:p>
              </table:table-cell>
              <table:table-cell office:value-type="float" office:value="0.552897">
                <text:p>0.552897</text:p>
              </table:table-cell>
              <table:table-cell office:value-type="float" office:value="0.563688">
                <text:p>0.563688</text:p>
              </table:table-cell>
              <table:table-cell office:value-type="float" office:value="0.578404">
                <text:p>0.578404</text:p>
              </table:table-cell>
              <table:table-cell office:value-type="float" office:value="0.617625">
                <text:p>0.617625</text:p>
              </table:table-cell>
              <table:table-cell office:value-type="float" office:value="0.824741">
                <text:p>0.824741</text:p>
              </table:table-cell>
              <table:table-cell office:value-type="float" office:value="0.518495">
                <text:p>0.51849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337727">
                <text:p>0.337727</text:p>
              </table:table-cell>
              <table:table-cell office:value-type="float" office:value="0.447046">
                <text:p>0.447046</text:p>
              </table:table-cell>
              <table:table-cell office:value-type="float" office:value="0.472825">
                <text:p>0.472825</text:p>
              </table:table-cell>
              <table:table-cell office:value-type="float" office:value="0.507332">
                <text:p>0.507332</text:p>
              </table:table-cell>
              <table:table-cell office:value-type="float" office:value="0.534978">
                <text:p>0.534978</text:p>
              </table:table-cell>
              <table:table-cell office:value-type="float" office:value="0.545624">
                <text:p>0.545624</text:p>
              </table:table-cell>
              <table:table-cell office:value-type="float" office:value="0.552729">
                <text:p>0.552729</text:p>
              </table:table-cell>
              <table:table-cell office:value-type="float" office:value="0.563636">
                <text:p>0.563636</text:p>
              </table:table-cell>
              <table:table-cell office:value-type="float" office:value="0.577705">
                <text:p>0.577705</text:p>
              </table:table-cell>
              <table:table-cell office:value-type="float" office:value="0.615724">
                <text:p>0.615724</text:p>
              </table:table-cell>
              <table:table-cell office:value-type="float" office:value="0.824741">
                <text:p>0.824741</text:p>
              </table:table-cell>
              <table:table-cell office:value-type="float" office:value="0.515533">
                <text:p>0.51553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88309">
                <text:p>0.288309</text:p>
              </table:table-cell>
              <table:table-cell office:value-type="float" office:value="0.421731">
                <text:p>0.421731</text:p>
              </table:table-cell>
              <table:table-cell office:value-type="float" office:value="0.452289">
                <text:p>0.452289</text:p>
              </table:table-cell>
              <table:table-cell office:value-type="float" office:value="0.480363">
                <text:p>0.480363</text:p>
              </table:table-cell>
              <table:table-cell office:value-type="float" office:value="0.512441">
                <text:p>0.512441</text:p>
              </table:table-cell>
              <table:table-cell office:value-type="float" office:value="0.537408">
                <text:p>0.537408</text:p>
              </table:table-cell>
              <table:table-cell office:value-type="float" office:value="0.545706">
                <text:p>0.545706</text:p>
              </table:table-cell>
              <table:table-cell office:value-type="float" office:value="0.560341">
                <text:p>0.560341</text:p>
              </table:table-cell>
              <table:table-cell office:value-type="float" office:value="0.574445">
                <text:p>0.574445</text:p>
              </table:table-cell>
              <table:table-cell office:value-type="float" office:value="0.624259">
                <text:p>0.624259</text:p>
              </table:table-cell>
              <table:table-cell office:value-type="float" office:value="0.824741">
                <text:p>0.824741</text:p>
              </table:table-cell>
              <table:table-cell office:value-type="float" office:value="0.499729">
                <text:p>0.49972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88348">
                <text:p>0.288348</text:p>
              </table:table-cell>
              <table:table-cell office:value-type="float" office:value="0.428866">
                <text:p>0.428866</text:p>
              </table:table-cell>
              <table:table-cell office:value-type="float" office:value="0.467533">
                <text:p>0.467533</text:p>
              </table:table-cell>
              <table:table-cell office:value-type="float" office:value="0.501765">
                <text:p>0.501765</text:p>
              </table:table-cell>
              <table:table-cell office:value-type="float" office:value="0.526321">
                <text:p>0.526321</text:p>
              </table:table-cell>
              <table:table-cell office:value-type="float" office:value="0.543506">
                <text:p>0.543506</text:p>
              </table:table-cell>
              <table:table-cell office:value-type="float" office:value="0.547235">
                <text:p>0.547235</text:p>
              </table:table-cell>
              <table:table-cell office:value-type="float" office:value="0.562033">
                <text:p>0.562033</text:p>
              </table:table-cell>
              <table:table-cell office:value-type="float" office:value="0.576388">
                <text:p>0.576388</text:p>
              </table:table-cell>
              <table:table-cell office:value-type="float" office:value="0.631917">
                <text:p>0.631917</text:p>
              </table:table-cell>
              <table:table-cell office:value-type="float" office:value="0.824741">
                <text:p>0.824741</text:p>
              </table:table-cell>
              <table:table-cell office:value-type="float" office:value="0.507391">
                <text:p>0.50739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86995">
                <text:p>0.286995</text:p>
              </table:table-cell>
              <table:table-cell office:value-type="float" office:value="0.428764">
                <text:p>0.428764</text:p>
              </table:table-cell>
              <table:table-cell office:value-type="float" office:value="0.477441">
                <text:p>0.477441</text:p>
              </table:table-cell>
              <table:table-cell office:value-type="float" office:value="0.512723">
                <text:p>0.512723</text:p>
              </table:table-cell>
              <table:table-cell office:value-type="float" office:value="0.540784">
                <text:p>0.540784</text:p>
              </table:table-cell>
              <table:table-cell office:value-type="float" office:value="0.546349">
                <text:p>0.546349</text:p>
              </table:table-cell>
              <table:table-cell office:value-type="float" office:value="0.561068">
                <text:p>0.561068</text:p>
              </table:table-cell>
              <table:table-cell office:value-type="float" office:value="0.566274">
                <text:p>0.566274</text:p>
              </table:table-cell>
              <table:table-cell office:value-type="float" office:value="0.584321">
                <text:p>0.584321</text:p>
              </table:table-cell>
              <table:table-cell office:value-type="float" office:value="0.644458">
                <text:p>0.644458</text:p>
              </table:table-cell>
              <table:table-cell office:value-type="float" office:value="0.824741">
                <text:p>0.824741</text:p>
              </table:table-cell>
              <table:table-cell office:value-type="float" office:value="0.514918">
                <text:p>0.51491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342325">
                <text:p>0.342325</text:p>
              </table:table-cell>
              <table:table-cell office:value-type="float" office:value="0.429176">
                <text:p>0.429176</text:p>
              </table:table-cell>
              <table:table-cell office:value-type="float" office:value="0.479453">
                <text:p>0.479453</text:p>
              </table:table-cell>
              <table:table-cell office:value-type="float" office:value="0.508558">
                <text:p>0.508558</text:p>
              </table:table-cell>
              <table:table-cell office:value-type="float" office:value="0.536232">
                <text:p>0.536232</text:p>
              </table:table-cell>
              <table:table-cell office:value-type="float" office:value="0.545624">
                <text:p>0.545624</text:p>
              </table:table-cell>
              <table:table-cell office:value-type="float" office:value="0.557969">
                <text:p>0.557969</text:p>
              </table:table-cell>
              <table:table-cell office:value-type="float" office:value="0.567041">
                <text:p>0.567041</text:p>
              </table:table-cell>
              <table:table-cell office:value-type="float" office:value="0.586372">
                <text:p>0.586372</text:p>
              </table:table-cell>
              <table:table-cell office:value-type="float" office:value="0.638088">
                <text:p>0.638088</text:p>
              </table:table-cell>
              <table:table-cell office:value-type="float" office:value="0.824741">
                <text:p>0.824741</text:p>
              </table:table-cell>
              <table:table-cell office:value-type="float" office:value="0.519084">
                <text:p>0.51908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317173">
                <text:p>0.317173</text:p>
              </table:table-cell>
              <table:table-cell office:value-type="float" office:value="0.440536">
                <text:p>0.440536</text:p>
              </table:table-cell>
              <table:table-cell office:value-type="float" office:value="0.478995">
                <text:p>0.478995</text:p>
              </table:table-cell>
              <table:table-cell office:value-type="float" office:value="0.511415">
                <text:p>0.511415</text:p>
              </table:table-cell>
              <table:table-cell office:value-type="float" office:value="0.542708">
                <text:p>0.542708</text:p>
              </table:table-cell>
              <table:table-cell office:value-type="float" office:value="0.549207">
                <text:p>0.549207</text:p>
              </table:table-cell>
              <table:table-cell office:value-type="float" office:value="0.563585">
                <text:p>0.563585</text:p>
              </table:table-cell>
              <table:table-cell office:value-type="float" office:value="0.570044">
                <text:p>0.570044</text:p>
              </table:table-cell>
              <table:table-cell office:value-type="float" office:value="0.587113">
                <text:p>0.587113</text:p>
              </table:table-cell>
              <table:table-cell office:value-type="float" office:value="0.644369">
                <text:p>0.644369</text:p>
              </table:table-cell>
              <table:table-cell office:value-type="float" office:value="0.825822">
                <text:p>0.825822</text:p>
              </table:table-cell>
              <table:table-cell office:value-type="float" office:value="0.520515">
                <text:p>0.5205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759">
                <text:p>0.2759</text:p>
              </table:table-cell>
              <table:table-cell office:value-type="float" office:value="0.425862">
                <text:p>0.425862</text:p>
              </table:table-cell>
              <table:table-cell office:value-type="float" office:value="0.465373">
                <text:p>0.465373</text:p>
              </table:table-cell>
              <table:table-cell office:value-type="float" office:value="0.498275">
                <text:p>0.498275</text:p>
              </table:table-cell>
              <table:table-cell office:value-type="float" office:value="0.528969">
                <text:p>0.528969</text:p>
              </table:table-cell>
              <table:table-cell office:value-type="float" office:value="0.54479">
                <text:p>0.54479</text:p>
              </table:table-cell>
              <table:table-cell office:value-type="float" office:value="0.554634">
                <text:p>0.554634</text:p>
              </table:table-cell>
              <table:table-cell office:value-type="float" office:value="0.564508">
                <text:p>0.564508</text:p>
              </table:table-cell>
              <table:table-cell office:value-type="float" office:value="0.580229">
                <text:p>0.580229</text:p>
              </table:table-cell>
              <table:table-cell office:value-type="float" office:value="0.637769">
                <text:p>0.637769</text:p>
              </table:table-cell>
              <table:table-cell office:value-type="float" office:value="0.825822">
                <text:p>0.825822</text:p>
              </table:table-cell>
              <table:table-cell office:value-type="float" office:value="0.507631">
                <text:p>0.50763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302351">
                <text:p>0.302351</text:p>
              </table:table-cell>
              <table:table-cell office:value-type="float" office:value="0.439197">
                <text:p>0.439197</text:p>
              </table:table-cell>
              <table:table-cell office:value-type="float" office:value="0.483952">
                <text:p>0.483952</text:p>
              </table:table-cell>
              <table:table-cell office:value-type="float" office:value="0.513904">
                <text:p>0.513904</text:p>
              </table:table-cell>
              <table:table-cell office:value-type="float" office:value="0.540044">
                <text:p>0.540044</text:p>
              </table:table-cell>
              <table:table-cell office:value-type="float" office:value="0.546472">
                <text:p>0.546472</text:p>
              </table:table-cell>
              <table:table-cell office:value-type="float" office:value="0.560709">
                <text:p>0.560709</text:p>
              </table:table-cell>
              <table:table-cell office:value-type="float" office:value="0.565601">
                <text:p>0.565601</text:p>
              </table:table-cell>
              <table:table-cell office:value-type="float" office:value="0.582718">
                <text:p>0.582718</text:p>
              </table:table-cell>
              <table:table-cell office:value-type="float" office:value="0.640783">
                <text:p>0.640783</text:p>
              </table:table-cell>
              <table:table-cell office:value-type="float" office:value="0.825822">
                <text:p>0.825822</text:p>
              </table:table-cell>
              <table:table-cell office:value-type="float" office:value="0.517573">
                <text:p>0.51757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56182">
                <text:p>0.256182</text:p>
              </table:table-cell>
              <table:table-cell office:value-type="float" office:value="0.444508">
                <text:p>0.444508</text:p>
              </table:table-cell>
              <table:table-cell office:value-type="float" office:value="0.490343">
                <text:p>0.490343</text:p>
              </table:table-cell>
              <table:table-cell office:value-type="float" office:value="0.52898">
                <text:p>0.52898</text:p>
              </table:table-cell>
              <table:table-cell office:value-type="float" office:value="0.544086">
                <text:p>0.544086</text:p>
              </table:table-cell>
              <table:table-cell office:value-type="float" office:value="0.558117">
                <text:p>0.558117</text:p>
              </table:table-cell>
              <table:table-cell office:value-type="float" office:value="0.563636">
                <text:p>0.563636</text:p>
              </table:table-cell>
              <table:table-cell office:value-type="float" office:value="0.573895">
                <text:p>0.573895</text:p>
              </table:table-cell>
              <table:table-cell office:value-type="float" office:value="0.590779">
                <text:p>0.590779</text:p>
              </table:table-cell>
              <table:table-cell office:value-type="float" office:value="0.637777">
                <text:p>0.637777</text:p>
              </table:table-cell>
              <table:table-cell office:value-type="float" office:value="0.825822">
                <text:p>0.825822</text:p>
              </table:table-cell>
              <table:table-cell office:value-type="float" office:value="0.518831">
                <text:p>0.51883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48872">
                <text:p>0.348872</text:p>
              </table:table-cell>
              <table:table-cell office:value-type="float" office:value="0.436679">
                <text:p>0.436679</text:p>
              </table:table-cell>
              <table:table-cell office:value-type="float" office:value="0.469811">
                <text:p>0.469811</text:p>
              </table:table-cell>
              <table:table-cell office:value-type="float" office:value="0.510241">
                <text:p>0.510241</text:p>
              </table:table-cell>
              <table:table-cell office:value-type="float" office:value="0.542518">
                <text:p>0.542518</text:p>
              </table:table-cell>
              <table:table-cell office:value-type="float" office:value="0.550177">
                <text:p>0.550177</text:p>
              </table:table-cell>
              <table:table-cell office:value-type="float" office:value="0.563585">
                <text:p>0.563585</text:p>
              </table:table-cell>
              <table:table-cell office:value-type="float" office:value="0.572439">
                <text:p>0.572439</text:p>
              </table:table-cell>
              <table:table-cell office:value-type="float" office:value="0.590005">
                <text:p>0.590005</text:p>
              </table:table-cell>
              <table:table-cell office:value-type="float" office:value="0.627687">
                <text:p>0.627687</text:p>
              </table:table-cell>
              <table:table-cell office:value-type="float" office:value="0.825822">
                <text:p>0.825822</text:p>
              </table:table-cell>
              <table:table-cell office:value-type="float" office:value="0.521201">
                <text:p>0.52120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42305">
                <text:p>0.342305</text:p>
              </table:table-cell>
              <table:table-cell office:value-type="float" office:value="0.435613">
                <text:p>0.435613</text:p>
              </table:table-cell>
              <table:table-cell office:value-type="float" office:value="0.477621">
                <text:p>0.477621</text:p>
              </table:table-cell>
              <table:table-cell office:value-type="float" office:value="0.517126">
                <text:p>0.517126</text:p>
              </table:table-cell>
              <table:table-cell office:value-type="float" office:value="0.542042">
                <text:p>0.542042</text:p>
              </table:table-cell>
              <table:table-cell office:value-type="float" office:value="0.552065">
                <text:p>0.552065</text:p>
              </table:table-cell>
              <table:table-cell office:value-type="float" office:value="0.563959">
                <text:p>0.563959</text:p>
              </table:table-cell>
              <table:table-cell office:value-type="float" office:value="0.575093">
                <text:p>0.575093</text:p>
              </table:table-cell>
              <table:table-cell office:value-type="float" office:value="0.592359">
                <text:p>0.592359</text:p>
              </table:table-cell>
              <table:table-cell office:value-type="float" office:value="0.653866">
                <text:p>0.653866</text:p>
              </table:table-cell>
              <table:table-cell office:value-type="float" office:value="0.825822">
                <text:p>0.825822</text:p>
              </table:table-cell>
              <table:table-cell office:value-type="float" office:value="0.525205">
                <text:p>0.52520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07199">
                <text:p>0.307199</text:p>
              </table:table-cell>
              <table:table-cell office:value-type="float" office:value="0.439941">
                <text:p>0.439941</text:p>
              </table:table-cell>
              <table:table-cell office:value-type="float" office:value="0.474007">
                <text:p>0.474007</text:p>
              </table:table-cell>
              <table:table-cell office:value-type="float" office:value="0.516759">
                <text:p>0.516759</text:p>
              </table:table-cell>
              <table:table-cell office:value-type="float" office:value="0.543647">
                <text:p>0.543647</text:p>
              </table:table-cell>
              <table:table-cell office:value-type="float" office:value="0.552497">
                <text:p>0.552497</text:p>
              </table:table-cell>
              <table:table-cell office:value-type="float" office:value="0.564635">
                <text:p>0.564635</text:p>
              </table:table-cell>
              <table:table-cell office:value-type="float" office:value="0.580897">
                <text:p>0.580897</text:p>
              </table:table-cell>
              <table:table-cell office:value-type="float" office:value="0.597026">
                <text:p>0.597026</text:p>
              </table:table-cell>
              <table:table-cell office:value-type="float" office:value="0.677665">
                <text:p>0.677665</text:p>
              </table:table-cell>
              <table:table-cell office:value-type="float" office:value="0.825822">
                <text:p>0.825822</text:p>
              </table:table-cell>
              <table:table-cell office:value-type="float" office:value="0.525428">
                <text:p>0.52542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54402">
                <text:p>0.354402</text:p>
              </table:table-cell>
              <table:table-cell office:value-type="float" office:value="0.437633">
                <text:p>0.437633</text:p>
              </table:table-cell>
              <table:table-cell office:value-type="float" office:value="0.466666">
                <text:p>0.466666</text:p>
              </table:table-cell>
              <table:table-cell office:value-type="float" office:value="0.498166">
                <text:p>0.498166</text:p>
              </table:table-cell>
              <table:table-cell office:value-type="float" office:value="0.533727">
                <text:p>0.533727</text:p>
              </table:table-cell>
              <table:table-cell office:value-type="float" office:value="0.547756">
                <text:p>0.547756</text:p>
              </table:table-cell>
              <table:table-cell office:value-type="float" office:value="0.561552">
                <text:p>0.561552</text:p>
              </table:table-cell>
              <table:table-cell office:value-type="float" office:value="0.575611">
                <text:p>0.575611</text:p>
              </table:table-cell>
              <table:table-cell office:value-type="float" office:value="0.594254">
                <text:p>0.594254</text:p>
              </table:table-cell>
              <table:table-cell office:value-type="float" office:value="0.686886">
                <text:p>0.686886</text:p>
              </table:table-cell>
              <table:table-cell office:value-type="float" office:value="0.825822">
                <text:p>0.825822</text:p>
              </table:table-cell>
              <table:table-cell office:value-type="float" office:value="0.525665">
                <text:p>0.52566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63332">
                <text:p>0.363332</text:p>
              </table:table-cell>
              <table:table-cell office:value-type="float" office:value="0.43587">
                <text:p>0.43587</text:p>
              </table:table-cell>
              <table:table-cell office:value-type="float" office:value="0.46176">
                <text:p>0.46176</text:p>
              </table:table-cell>
              <table:table-cell office:value-type="float" office:value="0.493833">
                <text:p>0.493833</text:p>
              </table:table-cell>
              <table:table-cell office:value-type="float" office:value="0.532836">
                <text:p>0.532836</text:p>
              </table:table-cell>
              <table:table-cell office:value-type="float" office:value="0.548391">
                <text:p>0.548391</text:p>
              </table:table-cell>
              <table:table-cell office:value-type="float" office:value="0.562377">
                <text:p>0.562377</text:p>
              </table:table-cell>
              <table:table-cell office:value-type="float" office:value="0.575423">
                <text:p>0.575423</text:p>
              </table:table-cell>
              <table:table-cell office:value-type="float" office:value="0.594205">
                <text:p>0.594205</text:p>
              </table:table-cell>
              <table:table-cell office:value-type="float" office:value="0.685758">
                <text:p>0.685758</text:p>
              </table:table-cell>
              <table:table-cell office:value-type="float" office:value="0.831651">
                <text:p>0.831651</text:p>
              </table:table-cell>
              <table:table-cell office:value-type="float" office:value="0.525378">
                <text:p>0.52537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14459">
                <text:p>0.214459</text:p>
              </table:table-cell>
              <table:table-cell office:value-type="float" office:value="0.413647">
                <text:p>0.413647</text:p>
              </table:table-cell>
              <table:table-cell office:value-type="float" office:value="0.44721">
                <text:p>0.44721</text:p>
              </table:table-cell>
              <table:table-cell office:value-type="float" office:value="0.476925">
                <text:p>0.476925</text:p>
              </table:table-cell>
              <table:table-cell office:value-type="float" office:value="0.514228">
                <text:p>0.514228</text:p>
              </table:table-cell>
              <table:table-cell office:value-type="float" office:value="0.540846">
                <text:p>0.540846</text:p>
              </table:table-cell>
              <table:table-cell office:value-type="float" office:value="0.553766">
                <text:p>0.553766</text:p>
              </table:table-cell>
              <table:table-cell office:value-type="float" office:value="0.566914">
                <text:p>0.566914</text:p>
              </table:table-cell>
              <table:table-cell office:value-type="float" office:value="0.590053">
                <text:p>0.590053</text:p>
              </table:table-cell>
              <table:table-cell office:value-type="float" office:value="0.668228">
                <text:p>0.668228</text:p>
              </table:table-cell>
              <table:table-cell office:value-type="float" office:value="0.831651">
                <text:p>0.831651</text:p>
              </table:table-cell>
              <table:table-cell office:value-type="float" office:value="0.498627">
                <text:p>0.49862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5805">
                <text:p>0.285805</text:p>
              </table:table-cell>
              <table:table-cell office:value-type="float" office:value="0.410937">
                <text:p>0.410937</text:p>
              </table:table-cell>
              <table:table-cell office:value-type="float" office:value="0.449656">
                <text:p>0.449656</text:p>
              </table:table-cell>
              <table:table-cell office:value-type="float" office:value="0.486664">
                <text:p>0.486664</text:p>
              </table:table-cell>
              <table:table-cell office:value-type="float" office:value="0.516994">
                <text:p>0.516994</text:p>
              </table:table-cell>
              <table:table-cell office:value-type="float" office:value="0.543317">
                <text:p>0.543317</text:p>
              </table:table-cell>
              <table:table-cell office:value-type="float" office:value="0.556103">
                <text:p>0.556103</text:p>
              </table:table-cell>
              <table:table-cell office:value-type="float" office:value="0.568615">
                <text:p>0.568615</text:p>
              </table:table-cell>
              <table:table-cell office:value-type="float" office:value="0.592142">
                <text:p>0.592142</text:p>
              </table:table-cell>
              <table:table-cell office:value-type="float" office:value="0.685375">
                <text:p>0.685375</text:p>
              </table:table-cell>
              <table:table-cell office:value-type="float" office:value="0.831651">
                <text:p>0.831651</text:p>
              </table:table-cell>
              <table:table-cell office:value-type="float" office:value="0.509561">
                <text:p>0.5095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17684">
                <text:p>0.317684</text:p>
              </table:table-cell>
              <table:table-cell office:value-type="float" office:value="0.411492">
                <text:p>0.411492</text:p>
              </table:table-cell>
              <table:table-cell office:value-type="float" office:value="0.447212">
                <text:p>0.447212</text:p>
              </table:table-cell>
              <table:table-cell office:value-type="float" office:value="0.480945">
                <text:p>0.480945</text:p>
              </table:table-cell>
              <table:table-cell office:value-type="float" office:value="0.515621">
                <text:p>0.515621</text:p>
              </table:table-cell>
              <table:table-cell office:value-type="float" office:value="0.543439">
                <text:p>0.543439</text:p>
              </table:table-cell>
              <table:table-cell office:value-type="float" office:value="0.554999">
                <text:p>0.554999</text:p>
              </table:table-cell>
              <table:table-cell office:value-type="float" office:value="0.564509">
                <text:p>0.564509</text:p>
              </table:table-cell>
              <table:table-cell office:value-type="float" office:value="0.588999">
                <text:p>0.588999</text:p>
              </table:table-cell>
              <table:table-cell office:value-type="float" office:value="0.672673">
                <text:p>0.672673</text:p>
              </table:table-cell>
              <table:table-cell office:value-type="float" office:value="0.831651">
                <text:p>0.831651</text:p>
              </table:table-cell>
              <table:table-cell office:value-type="float" office:value="0.509757">
                <text:p>0.50975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3511">
                <text:p>0.33511</text:p>
              </table:table-cell>
              <table:table-cell office:value-type="float" office:value="0.42787">
                <text:p>0.42787</text:p>
              </table:table-cell>
              <table:table-cell office:value-type="float" office:value="0.46325">
                <text:p>0.46325</text:p>
              </table:table-cell>
              <table:table-cell office:value-type="float" office:value="0.498206">
                <text:p>0.498206</text:p>
              </table:table-cell>
              <table:table-cell office:value-type="float" office:value="0.530343">
                <text:p>0.530343</text:p>
              </table:table-cell>
              <table:table-cell office:value-type="float" office:value="0.546974">
                <text:p>0.546974</text:p>
              </table:table-cell>
              <table:table-cell office:value-type="float" office:value="0.557415">
                <text:p>0.557415</text:p>
              </table:table-cell>
              <table:table-cell office:value-type="float" office:value="0.564434">
                <text:p>0.564434</text:p>
              </table:table-cell>
              <table:table-cell office:value-type="float" office:value="0.585192">
                <text:p>0.585192</text:p>
              </table:table-cell>
              <table:table-cell office:value-type="float" office:value="0.648841">
                <text:p>0.648841</text:p>
              </table:table-cell>
              <table:table-cell office:value-type="float" office:value="0.831651">
                <text:p>0.831651</text:p>
              </table:table-cell>
              <table:table-cell office:value-type="float" office:value="0.515764">
                <text:p>0.5157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19717">
                <text:p>0.319717</text:p>
              </table:table-cell>
              <table:table-cell office:value-type="float" office:value="0.443092">
                <text:p>0.443092</text:p>
              </table:table-cell>
              <table:table-cell office:value-type="float" office:value="0.476327">
                <text:p>0.476327</text:p>
              </table:table-cell>
              <table:table-cell office:value-type="float" office:value="0.515433">
                <text:p>0.515433</text:p>
              </table:table-cell>
              <table:table-cell office:value-type="float" office:value="0.542882">
                <text:p>0.542882</text:p>
              </table:table-cell>
              <table:table-cell office:value-type="float" office:value="0.551397">
                <text:p>0.551397</text:p>
              </table:table-cell>
              <table:table-cell office:value-type="float" office:value="0.56328">
                <text:p>0.56328</text:p>
              </table:table-cell>
              <table:table-cell office:value-type="float" office:value="0.569556">
                <text:p>0.569556</text:p>
              </table:table-cell>
              <table:table-cell office:value-type="float" office:value="0.591703">
                <text:p>0.591703</text:p>
              </table:table-cell>
              <table:table-cell office:value-type="float" office:value="0.686154">
                <text:p>0.686154</text:p>
              </table:table-cell>
              <table:table-cell office:value-type="float" office:value="0.831651">
                <text:p>0.831651</text:p>
              </table:table-cell>
              <table:table-cell office:value-type="float" office:value="0.525954">
                <text:p>0.52595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45928">
                <text:p>0.345928</text:p>
              </table:table-cell>
              <table:table-cell office:value-type="float" office:value="0.434232">
                <text:p>0.434232</text:p>
              </table:table-cell>
              <table:table-cell office:value-type="float" office:value="0.469304">
                <text:p>0.469304</text:p>
              </table:table-cell>
              <table:table-cell office:value-type="float" office:value="0.509834">
                <text:p>0.509834</text:p>
              </table:table-cell>
              <table:table-cell office:value-type="float" office:value="0.538492">
                <text:p>0.538492</text:p>
              </table:table-cell>
              <table:table-cell office:value-type="float" office:value="0.548756">
                <text:p>0.548756</text:p>
              </table:table-cell>
              <table:table-cell office:value-type="float" office:value="0.560685">
                <text:p>0.560685</text:p>
              </table:table-cell>
              <table:table-cell office:value-type="float" office:value="0.570686">
                <text:p>0.570686</text:p>
              </table:table-cell>
              <table:table-cell office:value-type="float" office:value="0.594194">
                <text:p>0.594194</text:p>
              </table:table-cell>
              <table:table-cell office:value-type="float" office:value="0.665009">
                <text:p>0.665009</text:p>
              </table:table-cell>
              <table:table-cell office:value-type="float" office:value="0.831651">
                <text:p>0.831651</text:p>
              </table:table-cell>
              <table:table-cell office:value-type="float" office:value="0.523712">
                <text:p>0.52371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31666">
                <text:p>0.331666</text:p>
              </table:table-cell>
              <table:table-cell office:value-type="float" office:value="0.428085">
                <text:p>0.428085</text:p>
              </table:table-cell>
              <table:table-cell office:value-type="float" office:value="0.462358">
                <text:p>0.462358</text:p>
              </table:table-cell>
              <table:table-cell office:value-type="float" office:value="0.503088">
                <text:p>0.503088</text:p>
              </table:table-cell>
              <table:table-cell office:value-type="float" office:value="0.535543">
                <text:p>0.535543</text:p>
              </table:table-cell>
              <table:table-cell office:value-type="float" office:value="0.545749">
                <text:p>0.545749</text:p>
              </table:table-cell>
              <table:table-cell office:value-type="float" office:value="0.55879">
                <text:p>0.55879</text:p>
              </table:table-cell>
              <table:table-cell office:value-type="float" office:value="0.568663">
                <text:p>0.568663</text:p>
              </table:table-cell>
              <table:table-cell office:value-type="float" office:value="0.593062">
                <text:p>0.593062</text:p>
              </table:table-cell>
              <table:table-cell office:value-type="float" office:value="0.691046">
                <text:p>0.691046</text:p>
              </table:table-cell>
              <table:table-cell office:value-type="float" office:value="0.832492">
                <text:p>0.832492</text:p>
              </table:table-cell>
              <table:table-cell office:value-type="float" office:value="0.521805">
                <text:p>0.52180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2669">
                <text:p>0.32669</text:p>
              </table:table-cell>
              <table:table-cell office:value-type="float" office:value="0.431343">
                <text:p>0.431343</text:p>
              </table:table-cell>
              <table:table-cell office:value-type="float" office:value="0.458492">
                <text:p>0.458492</text:p>
              </table:table-cell>
              <table:table-cell office:value-type="float" office:value="0.496713">
                <text:p>0.496713</text:p>
              </table:table-cell>
              <table:table-cell office:value-type="float" office:value="0.525388">
                <text:p>0.525388</text:p>
              </table:table-cell>
              <table:table-cell office:value-type="float" office:value="0.545718">
                <text:p>0.545718</text:p>
              </table:table-cell>
              <table:table-cell office:value-type="float" office:value="0.55524">
                <text:p>0.55524</text:p>
              </table:table-cell>
              <table:table-cell office:value-type="float" office:value="0.566402">
                <text:p>0.566402</text:p>
              </table:table-cell>
              <table:table-cell office:value-type="float" office:value="0.592761">
                <text:p>0.592761</text:p>
              </table:table-cell>
              <table:table-cell office:value-type="float" office:value="0.686091">
                <text:p>0.686091</text:p>
              </table:table-cell>
              <table:table-cell office:value-type="float" office:value="0.837955">
                <text:p>0.837955</text:p>
              </table:table-cell>
              <table:table-cell office:value-type="float" office:value="0.518484">
                <text:p>0.51848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96375">
                <text:p>0.296375</text:p>
              </table:table-cell>
              <table:table-cell office:value-type="float" office:value="0.434677">
                <text:p>0.434677</text:p>
              </table:table-cell>
              <table:table-cell office:value-type="float" office:value="0.478223">
                <text:p>0.478223</text:p>
              </table:table-cell>
              <table:table-cell office:value-type="float" office:value="0.512875">
                <text:p>0.512875</text:p>
              </table:table-cell>
              <table:table-cell office:value-type="float" office:value="0.539524">
                <text:p>0.539524</text:p>
              </table:table-cell>
              <table:table-cell office:value-type="float" office:value="0.546">
                <text:p>0.546</text:p>
              </table:table-cell>
              <table:table-cell office:value-type="float" office:value="0.556818">
                <text:p>0.556818</text:p>
              </table:table-cell>
              <table:table-cell office:value-type="float" office:value="0.564391">
                <text:p>0.564391</text:p>
              </table:table-cell>
              <table:table-cell office:value-type="float" office:value="0.591033">
                <text:p>0.591033</text:p>
              </table:table-cell>
              <table:table-cell office:value-type="float" office:value="0.689964">
                <text:p>0.689964</text:p>
              </table:table-cell>
              <table:table-cell office:value-type="float" office:value="0.837955">
                <text:p>0.837955</text:p>
              </table:table-cell>
              <table:table-cell office:value-type="float" office:value="0.520988">
                <text:p>0.52098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30463">
                <text:p>0.330463</text:p>
              </table:table-cell>
              <table:table-cell office:value-type="float" office:value="0.432127">
                <text:p>0.432127</text:p>
              </table:table-cell>
              <table:table-cell office:value-type="float" office:value="0.470542">
                <text:p>0.470542</text:p>
              </table:table-cell>
              <table:table-cell office:value-type="float" office:value="0.50818">
                <text:p>0.50818</text:p>
              </table:table-cell>
              <table:table-cell office:value-type="float" office:value="0.537369">
                <text:p>0.537369</text:p>
              </table:table-cell>
              <table:table-cell office:value-type="float" office:value="0.546336">
                <text:p>0.546336</text:p>
              </table:table-cell>
              <table:table-cell office:value-type="float" office:value="0.558248">
                <text:p>0.558248</text:p>
              </table:table-cell>
              <table:table-cell office:value-type="float" office:value="0.574266">
                <text:p>0.574266</text:p>
              </table:table-cell>
              <table:table-cell office:value-type="float" office:value="0.597302">
                <text:p>0.597302</text:p>
              </table:table-cell>
              <table:table-cell office:value-type="float" office:value="0.724502">
                <text:p>0.724502</text:p>
              </table:table-cell>
              <table:table-cell office:value-type="float" office:value="0.837955">
                <text:p>0.837955</text:p>
              </table:table-cell>
              <table:table-cell office:value-type="float" office:value="0.527934">
                <text:p>0.52793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44359">
                <text:p>0.344359</text:p>
              </table:table-cell>
              <table:table-cell office:value-type="float" office:value="0.445663">
                <text:p>0.445663</text:p>
              </table:table-cell>
              <table:table-cell office:value-type="float" office:value="0.48481">
                <text:p>0.48481</text:p>
              </table:table-cell>
              <table:table-cell office:value-type="float" office:value="0.520153">
                <text:p>0.520153</text:p>
              </table:table-cell>
              <table:table-cell office:value-type="float" office:value="0.544494">
                <text:p>0.544494</text:p>
              </table:table-cell>
              <table:table-cell office:value-type="float" office:value="0.552612">
                <text:p>0.552612</text:p>
              </table:table-cell>
              <table:table-cell office:value-type="float" office:value="0.563683">
                <text:p>0.563683</text:p>
              </table:table-cell>
              <table:table-cell office:value-type="float" office:value="0.58308">
                <text:p>0.58308</text:p>
              </table:table-cell>
              <table:table-cell office:value-type="float" office:value="0.601021">
                <text:p>0.601021</text:p>
              </table:table-cell>
              <table:table-cell office:value-type="float" office:value="0.742899">
                <text:p>0.742899</text:p>
              </table:table-cell>
              <table:table-cell office:value-type="float" office:value="0.837955">
                <text:p>0.837955</text:p>
              </table:table-cell>
              <table:table-cell office:value-type="float" office:value="0.538277">
                <text:p>0.53827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4748">
                <text:p>0.34748</text:p>
              </table:table-cell>
              <table:table-cell office:value-type="float" office:value="0.442874">
                <text:p>0.442874</text:p>
              </table:table-cell>
              <table:table-cell office:value-type="float" office:value="0.477008">
                <text:p>0.477008</text:p>
              </table:table-cell>
              <table:table-cell office:value-type="float" office:value="0.512799">
                <text:p>0.512799</text:p>
              </table:table-cell>
              <table:table-cell office:value-type="float" office:value="0.542737">
                <text:p>0.542737</text:p>
              </table:table-cell>
              <table:table-cell office:value-type="float" office:value="0.549139">
                <text:p>0.549139</text:p>
              </table:table-cell>
              <table:table-cell office:value-type="float" office:value="0.562455">
                <text:p>0.562455</text:p>
              </table:table-cell>
              <table:table-cell office:value-type="float" office:value="0.579803">
                <text:p>0.579803</text:p>
              </table:table-cell>
              <table:table-cell office:value-type="float" office:value="0.600838">
                <text:p>0.600838</text:p>
              </table:table-cell>
              <table:table-cell office:value-type="float" office:value="0.745811">
                <text:p>0.745811</text:p>
              </table:table-cell>
              <table:table-cell office:value-type="float" office:value="0.837955">
                <text:p>0.837955</text:p>
              </table:table-cell>
              <table:table-cell office:value-type="float" office:value="0.536094">
                <text:p>0.53609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95296">
                <text:p>0.295296</text:p>
              </table:table-cell>
              <table:table-cell office:value-type="float" office:value="0.433273">
                <text:p>0.433273</text:p>
              </table:table-cell>
              <table:table-cell office:value-type="float" office:value="0.459202">
                <text:p>0.459202</text:p>
              </table:table-cell>
              <table:table-cell office:value-type="float" office:value="0.500874">
                <text:p>0.500874</text:p>
              </table:table-cell>
              <table:table-cell office:value-type="float" office:value="0.537996">
                <text:p>0.537996</text:p>
              </table:table-cell>
              <table:table-cell office:value-type="float" office:value="0.550198">
                <text:p>0.550198</text:p>
              </table:table-cell>
              <table:table-cell office:value-type="float" office:value="0.563399">
                <text:p>0.563399</text:p>
              </table:table-cell>
              <table:table-cell office:value-type="float" office:value="0.586038">
                <text:p>0.586038</text:p>
              </table:table-cell>
              <table:table-cell office:value-type="float" office:value="0.601341">
                <text:p>0.601341</text:p>
              </table:table-cell>
              <table:table-cell office:value-type="float" office:value="0.740074">
                <text:p>0.740074</text:p>
              </table:table-cell>
              <table:table-cell office:value-type="float" office:value="0.837955">
                <text:p>0.837955</text:p>
              </table:table-cell>
              <table:table-cell office:value-type="float" office:value="0.526769">
                <text:p>0.52676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01971">
                <text:p>0.201971</text:p>
              </table:table-cell>
              <table:table-cell office:value-type="float" office:value="0.431195">
                <text:p>0.431195</text:p>
              </table:table-cell>
              <table:table-cell office:value-type="float" office:value="0.466977">
                <text:p>0.466977</text:p>
              </table:table-cell>
              <table:table-cell office:value-type="float" office:value="0.503468">
                <text:p>0.503468</text:p>
              </table:table-cell>
              <table:table-cell office:value-type="float" office:value="0.533086">
                <text:p>0.533086</text:p>
              </table:table-cell>
              <table:table-cell office:value-type="float" office:value="0.549738">
                <text:p>0.549738</text:p>
              </table:table-cell>
              <table:table-cell office:value-type="float" office:value="0.563162">
                <text:p>0.563162</text:p>
              </table:table-cell>
              <table:table-cell office:value-type="float" office:value="0.58229">
                <text:p>0.58229</text:p>
              </table:table-cell>
              <table:table-cell office:value-type="float" office:value="0.600482">
                <text:p>0.600482</text:p>
              </table:table-cell>
              <table:table-cell office:value-type="float" office:value="0.719384">
                <text:p>0.719384</text:p>
              </table:table-cell>
              <table:table-cell office:value-type="float" office:value="0.837955">
                <text:p>0.837955</text:p>
              </table:table-cell>
              <table:table-cell office:value-type="float" office:value="0.515175">
                <text:p>0.5151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7912">
                <text:p>0.17912</text:p>
              </table:table-cell>
              <table:table-cell office:value-type="float" office:value="0.42754">
                <text:p>0.42754</text:p>
              </table:table-cell>
              <table:table-cell office:value-type="float" office:value="0.463313">
                <text:p>0.463313</text:p>
              </table:table-cell>
              <table:table-cell office:value-type="float" office:value="0.505781">
                <text:p>0.505781</text:p>
              </table:table-cell>
              <table:table-cell office:value-type="float" office:value="0.53244">
                <text:p>0.53244</text:p>
              </table:table-cell>
              <table:table-cell office:value-type="float" office:value="0.550401">
                <text:p>0.550401</text:p>
              </table:table-cell>
              <table:table-cell office:value-type="float" office:value="0.563679">
                <text:p>0.563679</text:p>
              </table:table-cell>
              <table:table-cell office:value-type="float" office:value="0.5886">
                <text:p>0.5886</text:p>
              </table:table-cell>
              <table:table-cell office:value-type="float" office:value="0.603385">
                <text:p>0.603385</text:p>
              </table:table-cell>
              <table:table-cell office:value-type="float" office:value="0.747691">
                <text:p>0.747691</text:p>
              </table:table-cell>
              <table:table-cell office:value-type="float" office:value="0.837955">
                <text:p>0.837955</text:p>
              </table:table-cell>
              <table:table-cell office:value-type="float" office:value="0.516195">
                <text:p>0.51619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87692">
                <text:p>0.287692</text:p>
              </table:table-cell>
              <table:table-cell office:value-type="float" office:value="0.425941">
                <text:p>0.425941</text:p>
              </table:table-cell>
              <table:table-cell office:value-type="float" office:value="0.473607">
                <text:p>0.473607</text:p>
              </table:table-cell>
              <table:table-cell office:value-type="float" office:value="0.51172">
                <text:p>0.51172</text:p>
              </table:table-cell>
              <table:table-cell office:value-type="float" office:value="0.543526">
                <text:p>0.543526</text:p>
              </table:table-cell>
              <table:table-cell office:value-type="float" office:value="0.556853">
                <text:p>0.556853</text:p>
              </table:table-cell>
              <table:table-cell office:value-type="float" office:value="0.570645">
                <text:p>0.570645</text:p>
              </table:table-cell>
              <table:table-cell office:value-type="float" office:value="0.592374">
                <text:p>0.592374</text:p>
              </table:table-cell>
              <table:table-cell office:value-type="float" office:value="0.600871">
                <text:p>0.600871</text:p>
              </table:table-cell>
              <table:table-cell office:value-type="float" office:value="0.731589">
                <text:p>0.731589</text:p>
              </table:table-cell>
              <table:table-cell office:value-type="float" office:value="0.837955">
                <text:p>0.837955</text:p>
              </table:table-cell>
              <table:table-cell office:value-type="float" office:value="0.529482">
                <text:p>0.52948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41916">
                <text:p>0.341916</text:p>
              </table:table-cell>
              <table:table-cell office:value-type="float" office:value="0.428476">
                <text:p>0.428476</text:p>
              </table:table-cell>
              <table:table-cell office:value-type="float" office:value="0.464879">
                <text:p>0.464879</text:p>
              </table:table-cell>
              <table:table-cell office:value-type="float" office:value="0.512008">
                <text:p>0.512008</text:p>
              </table:table-cell>
              <table:table-cell office:value-type="float" office:value="0.545805">
                <text:p>0.545805</text:p>
              </table:table-cell>
              <table:table-cell office:value-type="float" office:value="0.562279">
                <text:p>0.562279</text:p>
              </table:table-cell>
              <table:table-cell office:value-type="float" office:value="0.581124">
                <text:p>0.581124</text:p>
              </table:table-cell>
              <table:table-cell office:value-type="float" office:value="0.600145">
                <text:p>0.600145</text:p>
              </table:table-cell>
              <table:table-cell office:value-type="float" office:value="0.600873">
                <text:p>0.600873</text:p>
              </table:table-cell>
              <table:table-cell office:value-type="float" office:value="0.740712">
                <text:p>0.740712</text:p>
              </table:table-cell>
              <table:table-cell office:value-type="float" office:value="0.837955">
                <text:p>0.837955</text:p>
              </table:table-cell>
              <table:table-cell office:value-type="float" office:value="0.537822">
                <text:p>0.53782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25017">
                <text:p>0.325017</text:p>
              </table:table-cell>
              <table:table-cell office:value-type="float" office:value="0.433387">
                <text:p>0.433387</text:p>
              </table:table-cell>
              <table:table-cell office:value-type="float" office:value="0.467263">
                <text:p>0.467263</text:p>
              </table:table-cell>
              <table:table-cell office:value-type="float" office:value="0.525915">
                <text:p>0.525915</text:p>
              </table:table-cell>
              <table:table-cell office:value-type="float" office:value="0.549426">
                <text:p>0.549426</text:p>
              </table:table-cell>
              <table:table-cell office:value-type="float" office:value="0.56725">
                <text:p>0.56725</text:p>
              </table:table-cell>
              <table:table-cell office:value-type="float" office:value="0.585105">
                <text:p>0.585105</text:p>
              </table:table-cell>
              <table:table-cell office:value-type="float" office:value="0.600838">
                <text:p>0.600838</text:p>
              </table:table-cell>
              <table:table-cell office:value-type="float" office:value="0.600903">
                <text:p>0.600903</text:p>
              </table:table-cell>
              <table:table-cell office:value-type="float" office:value="0.752547">
                <text:p>0.752547</text:p>
              </table:table-cell>
              <table:table-cell office:value-type="float" office:value="0.837955">
                <text:p>0.837955</text:p>
              </table:table-cell>
              <table:table-cell office:value-type="float" office:value="0.540765">
                <text:p>0.54076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45681">
                <text:p>0.345681</text:p>
              </table:table-cell>
              <table:table-cell office:value-type="float" office:value="0.436135">
                <text:p>0.436135</text:p>
              </table:table-cell>
              <table:table-cell office:value-type="float" office:value="0.4675">
                <text:p>0.4675</text:p>
              </table:table-cell>
              <table:table-cell office:value-type="float" office:value="0.514771">
                <text:p>0.514771</text:p>
              </table:table-cell>
              <table:table-cell office:value-type="float" office:value="0.544892">
                <text:p>0.544892</text:p>
              </table:table-cell>
              <table:table-cell office:value-type="float" office:value="0.558556">
                <text:p>0.558556</text:p>
              </table:table-cell>
              <table:table-cell office:value-type="float" office:value="0.578641">
                <text:p>0.578641</text:p>
              </table:table-cell>
              <table:table-cell office:value-type="float" office:value="0.59871">
                <text:p>0.59871</text:p>
              </table:table-cell>
              <table:table-cell office:value-type="float" office:value="0.605555">
                <text:p>0.605555</text:p>
              </table:table-cell>
              <table:table-cell office:value-type="float" office:value="0.775749">
                <text:p>0.775749</text:p>
              </table:table-cell>
              <table:table-cell office:value-type="float" office:value="0.837955">
                <text:p>0.837955</text:p>
              </table:table-cell>
              <table:table-cell office:value-type="float" office:value="0.542619">
                <text:p>0.5426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286847">
                <text:p>0.286847</text:p>
              </table:table-cell>
              <table:table-cell office:value-type="float" office:value="0.437116">
                <text:p>0.437116</text:p>
              </table:table-cell>
              <table:table-cell office:value-type="float" office:value="0.470652">
                <text:p>0.470652</text:p>
              </table:table-cell>
              <table:table-cell office:value-type="float" office:value="0.521372">
                <text:p>0.521372</text:p>
              </table:table-cell>
              <table:table-cell office:value-type="float" office:value="0.544668">
                <text:p>0.544668</text:p>
              </table:table-cell>
              <table:table-cell office:value-type="float" office:value="0.559649">
                <text:p>0.559649</text:p>
              </table:table-cell>
              <table:table-cell office:value-type="float" office:value="0.578337">
                <text:p>0.578337</text:p>
              </table:table-cell>
              <table:table-cell office:value-type="float" office:value="0.599683">
                <text:p>0.599683</text:p>
              </table:table-cell>
              <table:table-cell office:value-type="float" office:value="0.604473">
                <text:p>0.604473</text:p>
              </table:table-cell>
              <table:table-cell office:value-type="float" office:value="0.785161">
                <text:p>0.785161</text:p>
              </table:table-cell>
              <table:table-cell office:value-type="float" office:value="0.837955">
                <text:p>0.837955</text:p>
              </table:table-cell>
              <table:table-cell office:value-type="float" office:value="0.538796">
                <text:p>0.53879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57197">
                <text:p>0.357197</text:p>
              </table:table-cell>
              <table:table-cell office:value-type="float" office:value="0.422487">
                <text:p>0.422487</text:p>
              </table:table-cell>
              <table:table-cell office:value-type="float" office:value="0.461262">
                <text:p>0.461262</text:p>
              </table:table-cell>
              <table:table-cell office:value-type="float" office:value="0.515028">
                <text:p>0.515028</text:p>
              </table:table-cell>
              <table:table-cell office:value-type="float" office:value="0.544251">
                <text:p>0.544251</text:p>
              </table:table-cell>
              <table:table-cell office:value-type="float" office:value="0.560437">
                <text:p>0.560437</text:p>
              </table:table-cell>
              <table:table-cell office:value-type="float" office:value="0.576121">
                <text:p>0.576121</text:p>
              </table:table-cell>
              <table:table-cell office:value-type="float" office:value="0.597666">
                <text:p>0.597666</text:p>
              </table:table-cell>
              <table:table-cell office:value-type="float" office:value="0.601371">
                <text:p>0.601371</text:p>
              </table:table-cell>
              <table:table-cell office:value-type="float" office:value="0.756">
                <text:p>0.756</text:p>
              </table:table-cell>
              <table:table-cell office:value-type="float" office:value="0.837955">
                <text:p>0.837955</text:p>
              </table:table-cell>
              <table:table-cell office:value-type="float" office:value="0.539182">
                <text:p>0.53918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79108">
                <text:p>0.379108</text:p>
              </table:table-cell>
              <table:table-cell office:value-type="float" office:value="0.439193">
                <text:p>0.439193</text:p>
              </table:table-cell>
              <table:table-cell office:value-type="float" office:value="0.472051">
                <text:p>0.472051</text:p>
              </table:table-cell>
              <table:table-cell office:value-type="float" office:value="0.520473">
                <text:p>0.520473</text:p>
              </table:table-cell>
              <table:table-cell office:value-type="float" office:value="0.545735">
                <text:p>0.545735</text:p>
              </table:table-cell>
              <table:table-cell office:value-type="float" office:value="0.562052">
                <text:p>0.562052</text:p>
              </table:table-cell>
              <table:table-cell office:value-type="float" office:value="0.575924">
                <text:p>0.575924</text:p>
              </table:table-cell>
              <table:table-cell office:value-type="float" office:value="0.595533">
                <text:p>0.595533</text:p>
              </table:table-cell>
              <table:table-cell office:value-type="float" office:value="0.603242">
                <text:p>0.603242</text:p>
              </table:table-cell>
              <table:table-cell office:value-type="float" office:value="0.765632">
                <text:p>0.765632</text:p>
              </table:table-cell>
              <table:table-cell office:value-type="float" office:value="0.837955">
                <text:p>0.837955</text:p>
              </table:table-cell>
              <table:table-cell office:value-type="float" office:value="0.545894">
                <text:p>0.54589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10006">
                <text:p>0.310006</text:p>
              </table:table-cell>
              <table:table-cell office:value-type="float" office:value="0.421137">
                <text:p>0.421137</text:p>
              </table:table-cell>
              <table:table-cell office:value-type="float" office:value="0.458188">
                <text:p>0.458188</text:p>
              </table:table-cell>
              <table:table-cell office:value-type="float" office:value="0.497535">
                <text:p>0.497535</text:p>
              </table:table-cell>
              <table:table-cell office:value-type="float" office:value="0.539831">
                <text:p>0.539831</text:p>
              </table:table-cell>
              <table:table-cell office:value-type="float" office:value="0.560405">
                <text:p>0.560405</text:p>
              </table:table-cell>
              <table:table-cell office:value-type="float" office:value="0.57692">
                <text:p>0.57692</text:p>
              </table:table-cell>
              <table:table-cell office:value-type="float" office:value="0.597318">
                <text:p>0.597318</text:p>
              </table:table-cell>
              <table:table-cell office:value-type="float" office:value="0.600959">
                <text:p>0.600959</text:p>
              </table:table-cell>
              <table:table-cell office:value-type="float" office:value="0.752454">
                <text:p>0.752454</text:p>
              </table:table-cell>
              <table:table-cell office:value-type="float" office:value="0.837955">
                <text:p>0.837955</text:p>
              </table:table-cell>
              <table:table-cell office:value-type="float" office:value="0.531475">
                <text:p>0.5314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96054">
                <text:p>0.296054</text:p>
              </table:table-cell>
              <table:table-cell office:value-type="float" office:value="0.41609">
                <text:p>0.41609</text:p>
              </table:table-cell>
              <table:table-cell office:value-type="float" office:value="0.45407">
                <text:p>0.45407</text:p>
              </table:table-cell>
              <table:table-cell office:value-type="float" office:value="0.493725">
                <text:p>0.493725</text:p>
              </table:table-cell>
              <table:table-cell office:value-type="float" office:value="0.533024">
                <text:p>0.533024</text:p>
              </table:table-cell>
              <table:table-cell office:value-type="float" office:value="0.557977">
                <text:p>0.557977</text:p>
              </table:table-cell>
              <table:table-cell office:value-type="float" office:value="0.572025">
                <text:p>0.572025</text:p>
              </table:table-cell>
              <table:table-cell office:value-type="float" office:value="0.59606">
                <text:p>0.59606</text:p>
              </table:table-cell>
              <table:table-cell office:value-type="float" office:value="0.605911">
                <text:p>0.605911</text:p>
              </table:table-cell>
              <table:table-cell office:value-type="float" office:value="0.770961">
                <text:p>0.770961</text:p>
              </table:table-cell>
              <table:table-cell office:value-type="float" office:value="0.837955">
                <text:p>0.837955</text:p>
              </table:table-cell>
              <table:table-cell office:value-type="float" office:value="0.52959">
                <text:p>0.5295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23354">
                <text:p>0.223354</text:p>
              </table:table-cell>
              <table:table-cell office:value-type="float" office:value="0.409539">
                <text:p>0.409539</text:p>
              </table:table-cell>
              <table:table-cell office:value-type="float" office:value="0.44952">
                <text:p>0.44952</text:p>
              </table:table-cell>
              <table:table-cell office:value-type="float" office:value="0.491084">
                <text:p>0.491084</text:p>
              </table:table-cell>
              <table:table-cell office:value-type="float" office:value="0.518492">
                <text:p>0.518492</text:p>
              </table:table-cell>
              <table:table-cell office:value-type="float" office:value="0.545699">
                <text:p>0.545699</text:p>
              </table:table-cell>
              <table:table-cell office:value-type="float" office:value="0.563747">
                <text:p>0.563747</text:p>
              </table:table-cell>
              <table:table-cell office:value-type="float" office:value="0.589252">
                <text:p>0.589252</text:p>
              </table:table-cell>
              <table:table-cell office:value-type="float" office:value="0.602518">
                <text:p>0.602518</text:p>
              </table:table-cell>
              <table:table-cell office:value-type="float" office:value="0.749907">
                <text:p>0.749907</text:p>
              </table:table-cell>
              <table:table-cell office:value-type="float" office:value="0.837955">
                <text:p>0.837955</text:p>
              </table:table-cell>
              <table:table-cell office:value-type="float" office:value="0.514311">
                <text:p>0.51431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60982">
                <text:p>0.260982</text:p>
              </table:table-cell>
              <table:table-cell office:value-type="float" office:value="0.403135">
                <text:p>0.403135</text:p>
              </table:table-cell>
              <table:table-cell office:value-type="float" office:value="0.441258">
                <text:p>0.441258</text:p>
              </table:table-cell>
              <table:table-cell office:value-type="float" office:value="0.475196">
                <text:p>0.475196</text:p>
              </table:table-cell>
              <table:table-cell office:value-type="float" office:value="0.5098">
                <text:p>0.5098</text:p>
              </table:table-cell>
              <table:table-cell office:value-type="float" office:value="0.536773">
                <text:p>0.536773</text:p>
              </table:table-cell>
              <table:table-cell office:value-type="float" office:value="0.559068">
                <text:p>0.559068</text:p>
              </table:table-cell>
              <table:table-cell office:value-type="float" office:value="0.576435">
                <text:p>0.576435</text:p>
              </table:table-cell>
              <table:table-cell office:value-type="float" office:value="0.600838">
                <text:p>0.600838</text:p>
              </table:table-cell>
              <table:table-cell office:value-type="float" office:value="0.733695">
                <text:p>0.733695</text:p>
              </table:table-cell>
              <table:table-cell office:value-type="float" office:value="0.837955">
                <text:p>0.837955</text:p>
              </table:table-cell>
              <table:table-cell office:value-type="float" office:value="0.509718">
                <text:p>0.50971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30166">
                <text:p>0.330166</text:p>
              </table:table-cell>
              <table:table-cell office:value-type="float" office:value="0.404232">
                <text:p>0.404232</text:p>
              </table:table-cell>
              <table:table-cell office:value-type="float" office:value="0.437807">
                <text:p>0.437807</text:p>
              </table:table-cell>
              <table:table-cell office:value-type="float" office:value="0.47951">
                <text:p>0.47951</text:p>
              </table:table-cell>
              <table:table-cell office:value-type="float" office:value="0.51307">
                <text:p>0.51307</text:p>
              </table:table-cell>
              <table:table-cell office:value-type="float" office:value="0.534963">
                <text:p>0.534963</text:p>
              </table:table-cell>
              <table:table-cell office:value-type="float" office:value="0.558333">
                <text:p>0.558333</text:p>
              </table:table-cell>
              <table:table-cell office:value-type="float" office:value="0.5744">
                <text:p>0.5744</text:p>
              </table:table-cell>
              <table:table-cell office:value-type="float" office:value="0.598856">
                <text:p>0.598856</text:p>
              </table:table-cell>
              <table:table-cell office:value-type="float" office:value="0.688747">
                <text:p>0.688747</text:p>
              </table:table-cell>
              <table:table-cell office:value-type="float" office:value="0.837955">
                <text:p>0.837955</text:p>
              </table:table-cell>
              <table:table-cell office:value-type="float" office:value="0.512008">
                <text:p>0.51200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35319">
                <text:p>0.335319</text:p>
              </table:table-cell>
              <table:table-cell office:value-type="float" office:value="0.412929">
                <text:p>0.412929</text:p>
              </table:table-cell>
              <table:table-cell office:value-type="float" office:value="0.444173">
                <text:p>0.444173</text:p>
              </table:table-cell>
              <table:table-cell office:value-type="float" office:value="0.476243">
                <text:p>0.476243</text:p>
              </table:table-cell>
              <table:table-cell office:value-type="float" office:value="0.509135">
                <text:p>0.509135</text:p>
              </table:table-cell>
              <table:table-cell office:value-type="float" office:value="0.531073">
                <text:p>0.531073</text:p>
              </table:table-cell>
              <table:table-cell office:value-type="float" office:value="0.559373">
                <text:p>0.559373</text:p>
              </table:table-cell>
              <table:table-cell office:value-type="float" office:value="0.578569">
                <text:p>0.578569</text:p>
              </table:table-cell>
              <table:table-cell office:value-type="float" office:value="0.600838">
                <text:p>0.600838</text:p>
              </table:table-cell>
              <table:table-cell office:value-type="float" office:value="0.69076">
                <text:p>0.69076</text:p>
              </table:table-cell>
              <table:table-cell office:value-type="float" office:value="0.837955">
                <text:p>0.837955</text:p>
              </table:table-cell>
              <table:table-cell office:value-type="float" office:value="0.513841">
                <text:p>0.51384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31096">
                <text:p>0.331096</text:p>
              </table:table-cell>
              <table:table-cell office:value-type="float" office:value="0.419255">
                <text:p>0.419255</text:p>
              </table:table-cell>
              <table:table-cell office:value-type="float" office:value="0.456088">
                <text:p>0.456088</text:p>
              </table:table-cell>
              <table:table-cell office:value-type="float" office:value="0.494591">
                <text:p>0.494591</text:p>
              </table:table-cell>
              <table:table-cell office:value-type="float" office:value="0.520989">
                <text:p>0.520989</text:p>
              </table:table-cell>
              <table:table-cell office:value-type="float" office:value="0.550866">
                <text:p>0.550866</text:p>
              </table:table-cell>
              <table:table-cell office:value-type="float" office:value="0.564806">
                <text:p>0.564806</text:p>
              </table:table-cell>
              <table:table-cell office:value-type="float" office:value="0.585322">
                <text:p>0.585322</text:p>
              </table:table-cell>
              <table:table-cell office:value-type="float" office:value="0.600838">
                <text:p>0.600838</text:p>
              </table:table-cell>
              <table:table-cell office:value-type="float" office:value="0.715552">
                <text:p>0.715552</text:p>
              </table:table-cell>
              <table:table-cell office:value-type="float" office:value="0.837955">
                <text:p>0.837955</text:p>
              </table:table-cell>
              <table:table-cell office:value-type="float" office:value="0.52394">
                <text:p>0.5239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55019">
                <text:p>0.355019</text:p>
              </table:table-cell>
              <table:table-cell office:value-type="float" office:value="0.420148">
                <text:p>0.420148</text:p>
              </table:table-cell>
              <table:table-cell office:value-type="float" office:value="0.462434">
                <text:p>0.462434</text:p>
              </table:table-cell>
              <table:table-cell office:value-type="float" office:value="0.501171">
                <text:p>0.501171</text:p>
              </table:table-cell>
              <table:table-cell office:value-type="float" office:value="0.528075">
                <text:p>0.528075</text:p>
              </table:table-cell>
              <table:table-cell office:value-type="float" office:value="0.552177">
                <text:p>0.552177</text:p>
              </table:table-cell>
              <table:table-cell office:value-type="float" office:value="0.564643">
                <text:p>0.564643</text:p>
              </table:table-cell>
              <table:table-cell office:value-type="float" office:value="0.583224">
                <text:p>0.583224</text:p>
              </table:table-cell>
              <table:table-cell office:value-type="float" office:value="0.599798">
                <text:p>0.599798</text:p>
              </table:table-cell>
              <table:table-cell office:value-type="float" office:value="0.690649">
                <text:p>0.690649</text:p>
              </table:table-cell>
              <table:table-cell office:value-type="float" office:value="0.837955">
                <text:p>0.837955</text:p>
              </table:table-cell>
              <table:table-cell office:value-type="float" office:value="0.525734">
                <text:p>0.52573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96">
                <text:p>0.3596</text:p>
              </table:table-cell>
              <table:table-cell office:value-type="float" office:value="0.414048">
                <text:p>0.414048</text:p>
              </table:table-cell>
              <table:table-cell office:value-type="float" office:value="0.455766">
                <text:p>0.455766</text:p>
              </table:table-cell>
              <table:table-cell office:value-type="float" office:value="0.498368">
                <text:p>0.498368</text:p>
              </table:table-cell>
              <table:table-cell office:value-type="float" office:value="0.528566">
                <text:p>0.528566</text:p>
              </table:table-cell>
              <table:table-cell office:value-type="float" office:value="0.550748">
                <text:p>0.550748</text:p>
              </table:table-cell>
              <table:table-cell office:value-type="float" office:value="0.569829">
                <text:p>0.569829</text:p>
              </table:table-cell>
              <table:table-cell office:value-type="float" office:value="0.587427">
                <text:p>0.587427</text:p>
              </table:table-cell>
              <table:table-cell office:value-type="float" office:value="0.600918">
                <text:p>0.600918</text:p>
              </table:table-cell>
              <table:table-cell office:value-type="float" office:value="0.760096">
                <text:p>0.760096</text:p>
              </table:table-cell>
              <table:table-cell office:value-type="float" office:value="0.837955">
                <text:p>0.837955</text:p>
              </table:table-cell>
              <table:table-cell office:value-type="float" office:value="0.532537">
                <text:p>0.53253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44228">
                <text:p>0.344228</text:p>
              </table:table-cell>
              <table:table-cell office:value-type="float" office:value="0.403275">
                <text:p>0.403275</text:p>
              </table:table-cell>
              <table:table-cell office:value-type="float" office:value="0.449125">
                <text:p>0.449125</text:p>
              </table:table-cell>
              <table:table-cell office:value-type="float" office:value="0.49709">
                <text:p>0.49709</text:p>
              </table:table-cell>
              <table:table-cell office:value-type="float" office:value="0.532673">
                <text:p>0.532673</text:p>
              </table:table-cell>
              <table:table-cell office:value-type="float" office:value="0.555645">
                <text:p>0.555645</text:p>
              </table:table-cell>
              <table:table-cell office:value-type="float" office:value="0.57465">
                <text:p>0.57465</text:p>
              </table:table-cell>
              <table:table-cell office:value-type="float" office:value="0.592563">
                <text:p>0.592563</text:p>
              </table:table-cell>
              <table:table-cell office:value-type="float" office:value="0.625019">
                <text:p>0.625019</text:p>
              </table:table-cell>
              <table:table-cell office:value-type="float" office:value="0.804349">
                <text:p>0.804349</text:p>
              </table:table-cell>
              <table:table-cell office:value-type="float" office:value="0.838085">
                <text:p>0.838085</text:p>
              </table:table-cell>
              <table:table-cell office:value-type="float" office:value="0.537862">
                <text:p>0.53786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53874">
                <text:p>0.353874</text:p>
              </table:table-cell>
              <table:table-cell office:value-type="float" office:value="0.420587">
                <text:p>0.420587</text:p>
              </table:table-cell>
              <table:table-cell office:value-type="float" office:value="0.480729">
                <text:p>0.480729</text:p>
              </table:table-cell>
              <table:table-cell office:value-type="float" office:value="0.51472">
                <text:p>0.51472</text:p>
              </table:table-cell>
              <table:table-cell office:value-type="float" office:value="0.545843">
                <text:p>0.545843</text:p>
              </table:table-cell>
              <table:table-cell office:value-type="float" office:value="0.56314">
                <text:p>0.56314</text:p>
              </table:table-cell>
              <table:table-cell office:value-type="float" office:value="0.582868">
                <text:p>0.582868</text:p>
              </table:table-cell>
              <table:table-cell office:value-type="float" office:value="0.596229">
                <text:p>0.596229</text:p>
              </table:table-cell>
              <table:table-cell office:value-type="float" office:value="0.638698">
                <text:p>0.638698</text:p>
              </table:table-cell>
              <table:table-cell office:value-type="float" office:value="0.801875">
                <text:p>0.801875</text:p>
              </table:table-cell>
              <table:table-cell office:value-type="float" office:value="0.838085">
                <text:p>0.838085</text:p>
              </table:table-cell>
              <table:table-cell office:value-type="float" office:value="0.549856">
                <text:p>0.54985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42947">
                <text:p>0.342947</text:p>
              </table:table-cell>
              <table:table-cell office:value-type="float" office:value="0.428578">
                <text:p>0.428578</text:p>
              </table:table-cell>
              <table:table-cell office:value-type="float" office:value="0.474172">
                <text:p>0.474172</text:p>
              </table:table-cell>
              <table:table-cell office:value-type="float" office:value="0.51356">
                <text:p>0.51356</text:p>
              </table:table-cell>
              <table:table-cell office:value-type="float" office:value="0.546546">
                <text:p>0.546546</text:p>
              </table:table-cell>
              <table:table-cell office:value-type="float" office:value="0.563994">
                <text:p>0.563994</text:p>
              </table:table-cell>
              <table:table-cell office:value-type="float" office:value="0.582811">
                <text:p>0.582811</text:p>
              </table:table-cell>
              <table:table-cell office:value-type="float" office:value="0.59939">
                <text:p>0.59939</text:p>
              </table:table-cell>
              <table:table-cell office:value-type="float" office:value="0.678566">
                <text:p>0.678566</text:p>
              </table:table-cell>
              <table:table-cell office:value-type="float" office:value="0.804758">
                <text:p>0.804758</text:p>
              </table:table-cell>
              <table:table-cell office:value-type="float" office:value="0.838085">
                <text:p>0.838085</text:p>
              </table:table-cell>
              <table:table-cell office:value-type="float" office:value="0.553532">
                <text:p>0.5535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523">
                <text:p>0.3523</text:p>
              </table:table-cell>
              <table:table-cell office:value-type="float" office:value="0.416952">
                <text:p>0.416952</text:p>
              </table:table-cell>
              <table:table-cell office:value-type="float" office:value="0.461931">
                <text:p>0.461931</text:p>
              </table:table-cell>
              <table:table-cell office:value-type="float" office:value="0.50782">
                <text:p>0.50782</text:p>
              </table:table-cell>
              <table:table-cell office:value-type="float" office:value="0.541357">
                <text:p>0.541357</text:p>
              </table:table-cell>
              <table:table-cell office:value-type="float" office:value="0.558679">
                <text:p>0.558679</text:p>
              </table:table-cell>
              <table:table-cell office:value-type="float" office:value="0.579261">
                <text:p>0.579261</text:p>
              </table:table-cell>
              <table:table-cell office:value-type="float" office:value="0.598455">
                <text:p>0.598455</text:p>
              </table:table-cell>
              <table:table-cell office:value-type="float" office:value="0.687927">
                <text:p>0.687927</text:p>
              </table:table-cell>
              <table:table-cell office:value-type="float" office:value="0.804965">
                <text:p>0.804965</text:p>
              </table:table-cell>
              <table:table-cell office:value-type="float" office:value="0.838085">
                <text:p>0.838085</text:p>
              </table:table-cell>
              <table:table-cell office:value-type="float" office:value="0.550965">
                <text:p>0.55096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96845">
                <text:p>0.296845</text:p>
              </table:table-cell>
              <table:table-cell office:value-type="float" office:value="0.412336">
                <text:p>0.412336</text:p>
              </table:table-cell>
              <table:table-cell office:value-type="float" office:value="0.46466">
                <text:p>0.46466</text:p>
              </table:table-cell>
              <table:table-cell office:value-type="float" office:value="0.518169">
                <text:p>0.518169</text:p>
              </table:table-cell>
              <table:table-cell office:value-type="float" office:value="0.544938">
                <text:p>0.544938</text:p>
              </table:table-cell>
              <table:table-cell office:value-type="float" office:value="0.55893">
                <text:p>0.55893</text:p>
              </table:table-cell>
              <table:table-cell office:value-type="float" office:value="0.577165">
                <text:p>0.577165</text:p>
              </table:table-cell>
              <table:table-cell office:value-type="float" office:value="0.602231">
                <text:p>0.602231</text:p>
              </table:table-cell>
              <table:table-cell office:value-type="float" office:value="0.699286">
                <text:p>0.699286</text:p>
              </table:table-cell>
              <table:table-cell office:value-type="float" office:value="0.816126">
                <text:p>0.816126</text:p>
              </table:table-cell>
              <table:table-cell office:value-type="float" office:value="0.851811">
                <text:p>0.851811</text:p>
              </table:table-cell>
              <table:table-cell office:value-type="float" office:value="0.549069">
                <text:p>0.54906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19219">
                <text:p>0.19219</text:p>
              </table:table-cell>
              <table:table-cell office:value-type="float" office:value="0.426219">
                <text:p>0.426219</text:p>
              </table:table-cell>
              <table:table-cell office:value-type="float" office:value="0.478477">
                <text:p>0.478477</text:p>
              </table:table-cell>
              <table:table-cell office:value-type="float" office:value="0.530191">
                <text:p>0.530191</text:p>
              </table:table-cell>
              <table:table-cell office:value-type="float" office:value="0.552483">
                <text:p>0.552483</text:p>
              </table:table-cell>
              <table:table-cell office:value-type="float" office:value="0.56468">
                <text:p>0.56468</text:p>
              </table:table-cell>
              <table:table-cell office:value-type="float" office:value="0.592071">
                <text:p>0.592071</text:p>
              </table:table-cell>
              <table:table-cell office:value-type="float" office:value="0.629758">
                <text:p>0.629758</text:p>
              </table:table-cell>
              <table:table-cell office:value-type="float" office:value="0.733606">
                <text:p>0.733606</text:p>
              </table:table-cell>
              <table:table-cell office:value-type="float" office:value="0.819934">
                <text:p>0.819934</text:p>
              </table:table-cell>
              <table:table-cell office:value-type="float" office:value="0.851811">
                <text:p>0.851811</text:p>
              </table:table-cell>
              <table:table-cell office:value-type="float" office:value="0.551961">
                <text:p>0.55196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29171">
                <text:p>0.329171</text:p>
              </table:table-cell>
              <table:table-cell office:value-type="float" office:value="0.447263">
                <text:p>0.447263</text:p>
              </table:table-cell>
              <table:table-cell office:value-type="float" office:value="0.515947">
                <text:p>0.515947</text:p>
              </table:table-cell>
              <table:table-cell office:value-type="float" office:value="0.54985">
                <text:p>0.54985</text:p>
              </table:table-cell>
              <table:table-cell office:value-type="float" office:value="0.563912">
                <text:p>0.563912</text:p>
              </table:table-cell>
              <table:table-cell office:value-type="float" office:value="0.584699">
                <text:p>0.584699</text:p>
              </table:table-cell>
              <table:table-cell office:value-type="float" office:value="0.606913">
                <text:p>0.606913</text:p>
              </table:table-cell>
              <table:table-cell office:value-type="float" office:value="0.645383">
                <text:p>0.645383</text:p>
              </table:table-cell>
              <table:table-cell office:value-type="float" office:value="0.735313">
                <text:p>0.735313</text:p>
              </table:table-cell>
              <table:table-cell office:value-type="float" office:value="0.822567">
                <text:p>0.822567</text:p>
              </table:table-cell>
              <table:table-cell office:value-type="float" office:value="0.851811">
                <text:p>0.851811</text:p>
              </table:table-cell>
              <table:table-cell office:value-type="float" office:value="0.580102">
                <text:p>0.5801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01337">
                <text:p>0.301337</text:p>
              </table:table-cell>
              <table:table-cell office:value-type="float" office:value="0.458019">
                <text:p>0.458019</text:p>
              </table:table-cell>
              <table:table-cell office:value-type="float" office:value="0.530049">
                <text:p>0.530049</text:p>
              </table:table-cell>
              <table:table-cell office:value-type="float" office:value="0.554911">
                <text:p>0.554911</text:p>
              </table:table-cell>
              <table:table-cell office:value-type="float" office:value="0.571493">
                <text:p>0.571493</text:p>
              </table:table-cell>
              <table:table-cell office:value-type="float" office:value="0.593143">
                <text:p>0.593143</text:p>
              </table:table-cell>
              <table:table-cell office:value-type="float" office:value="0.612937">
                <text:p>0.612937</text:p>
              </table:table-cell>
              <table:table-cell office:value-type="float" office:value="0.66099">
                <text:p>0.66099</text:p>
              </table:table-cell>
              <table:table-cell office:value-type="float" office:value="0.755669">
                <text:p>0.755669</text:p>
              </table:table-cell>
              <table:table-cell office:value-type="float" office:value="0.821387">
                <text:p>0.821387</text:p>
              </table:table-cell>
              <table:table-cell office:value-type="float" office:value="0.851811">
                <text:p>0.851811</text:p>
              </table:table-cell>
              <table:table-cell office:value-type="float" office:value="0.585993">
                <text:p>0.5859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45664">
                <text:p>0.345664</text:p>
              </table:table-cell>
              <table:table-cell office:value-type="float" office:value="0.438084">
                <text:p>0.438084</text:p>
              </table:table-cell>
              <table:table-cell office:value-type="float" office:value="0.51473">
                <text:p>0.51473</text:p>
              </table:table-cell>
              <table:table-cell office:value-type="float" office:value="0.547536">
                <text:p>0.547536</text:p>
              </table:table-cell>
              <table:table-cell office:value-type="float" office:value="0.566023">
                <text:p>0.566023</text:p>
              </table:table-cell>
              <table:table-cell office:value-type="float" office:value="0.586401">
                <text:p>0.586401</text:p>
              </table:table-cell>
              <table:table-cell office:value-type="float" office:value="0.604043">
                <text:p>0.604043</text:p>
              </table:table-cell>
              <table:table-cell office:value-type="float" office:value="0.640693">
                <text:p>0.640693</text:p>
              </table:table-cell>
              <table:table-cell office:value-type="float" office:value="0.732723">
                <text:p>0.732723</text:p>
              </table:table-cell>
              <table:table-cell office:value-type="float" office:value="0.820766">
                <text:p>0.820766</text:p>
              </table:table-cell>
              <table:table-cell office:value-type="float" office:value="0.851811">
                <text:p>0.851811</text:p>
              </table:table-cell>
              <table:table-cell office:value-type="float" office:value="0.579666">
                <text:p>0.5796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261475">
                <text:p>0.261475</text:p>
              </table:table-cell>
              <table:table-cell office:value-type="float" office:value="0.419542">
                <text:p>0.419542</text:p>
              </table:table-cell>
              <table:table-cell office:value-type="float" office:value="0.488476">
                <text:p>0.488476</text:p>
              </table:table-cell>
              <table:table-cell office:value-type="float" office:value="0.539671">
                <text:p>0.539671</text:p>
              </table:table-cell>
              <table:table-cell office:value-type="float" office:value="0.558421">
                <text:p>0.558421</text:p>
              </table:table-cell>
              <table:table-cell office:value-type="float" office:value="0.579478">
                <text:p>0.579478</text:p>
              </table:table-cell>
              <table:table-cell office:value-type="float" office:value="0.59724">
                <text:p>0.59724</text:p>
              </table:table-cell>
              <table:table-cell office:value-type="float" office:value="0.620878">
                <text:p>0.620878</text:p>
              </table:table-cell>
              <table:table-cell office:value-type="float" office:value="0.686846">
                <text:p>0.686846</text:p>
              </table:table-cell>
              <table:table-cell office:value-type="float" office:value="0.805046">
                <text:p>0.805046</text:p>
              </table:table-cell>
              <table:table-cell office:value-type="float" office:value="0.851811">
                <text:p>0.851811</text:p>
              </table:table-cell>
              <table:table-cell office:value-type="float" office:value="0.555707">
                <text:p>0.55570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96933">
                <text:p>0.296933</text:p>
              </table:table-cell>
              <table:table-cell office:value-type="float" office:value="0.43053">
                <text:p>0.43053</text:p>
              </table:table-cell>
              <table:table-cell office:value-type="float" office:value="0.512192">
                <text:p>0.512192</text:p>
              </table:table-cell>
              <table:table-cell office:value-type="float" office:value="0.549907">
                <text:p>0.549907</text:p>
              </table:table-cell>
              <table:table-cell office:value-type="float" office:value="0.568551">
                <text:p>0.568551</text:p>
              </table:table-cell>
              <table:table-cell office:value-type="float" office:value="0.586282">
                <text:p>0.586282</text:p>
              </table:table-cell>
              <table:table-cell office:value-type="float" office:value="0.603992">
                <text:p>0.603992</text:p>
              </table:table-cell>
              <table:table-cell office:value-type="float" office:value="0.638925">
                <text:p>0.638925</text:p>
              </table:table-cell>
              <table:table-cell office:value-type="float" office:value="0.718201">
                <text:p>0.718201</text:p>
              </table:table-cell>
              <table:table-cell office:value-type="float" office:value="0.812873">
                <text:p>0.812873</text:p>
              </table:table-cell>
              <table:table-cell office:value-type="float" office:value="0.851811">
                <text:p>0.851811</text:p>
              </table:table-cell>
              <table:table-cell office:value-type="float" office:value="0.571838">
                <text:p>0.57183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79747">
                <text:p>0.379747</text:p>
              </table:table-cell>
              <table:table-cell office:value-type="float" office:value="0.45143">
                <text:p>0.45143</text:p>
              </table:table-cell>
              <table:table-cell office:value-type="float" office:value="0.52021">
                <text:p>0.52021</text:p>
              </table:table-cell>
              <table:table-cell office:value-type="float" office:value="0.552564">
                <text:p>0.552564</text:p>
              </table:table-cell>
              <table:table-cell office:value-type="float" office:value="0.571327">
                <text:p>0.571327</text:p>
              </table:table-cell>
              <table:table-cell office:value-type="float" office:value="0.591907">
                <text:p>0.591907</text:p>
              </table:table-cell>
              <table:table-cell office:value-type="float" office:value="0.609254">
                <text:p>0.609254</text:p>
              </table:table-cell>
              <table:table-cell office:value-type="float" office:value="0.649083">
                <text:p>0.649083</text:p>
              </table:table-cell>
              <table:table-cell office:value-type="float" office:value="0.732849">
                <text:p>0.732849</text:p>
              </table:table-cell>
              <table:table-cell office:value-type="float" office:value="0.817688">
                <text:p>0.817688</text:p>
              </table:table-cell>
              <table:table-cell office:value-type="float" office:value="0.851811">
                <text:p>0.851811</text:p>
              </table:table-cell>
              <table:table-cell office:value-type="float" office:value="0.587606">
                <text:p>0.58760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46109">
                <text:p>0.346109</text:p>
              </table:table-cell>
              <table:table-cell office:value-type="float" office:value="0.447108">
                <text:p>0.447108</text:p>
              </table:table-cell>
              <table:table-cell office:value-type="float" office:value="0.522221">
                <text:p>0.522221</text:p>
              </table:table-cell>
              <table:table-cell office:value-type="float" office:value="0.553972">
                <text:p>0.553972</text:p>
              </table:table-cell>
              <table:table-cell office:value-type="float" office:value="0.575275">
                <text:p>0.575275</text:p>
              </table:table-cell>
              <table:table-cell office:value-type="float" office:value="0.598129">
                <text:p>0.598129</text:p>
              </table:table-cell>
              <table:table-cell office:value-type="float" office:value="0.609685">
                <text:p>0.609685</text:p>
              </table:table-cell>
              <table:table-cell office:value-type="float" office:value="0.663213">
                <text:p>0.663213</text:p>
              </table:table-cell>
              <table:table-cell office:value-type="float" office:value="0.759332">
                <text:p>0.759332</text:p>
              </table:table-cell>
              <table:table-cell office:value-type="float" office:value="0.826601">
                <text:p>0.826601</text:p>
              </table:table-cell>
              <table:table-cell office:value-type="float" office:value="0.851811">
                <text:p>0.851811</text:p>
              </table:table-cell>
              <table:table-cell office:value-type="float" office:value="0.590164">
                <text:p>0.5901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04152">
                <text:p>0.304152</text:p>
              </table:table-cell>
              <table:table-cell office:value-type="float" office:value="0.447744">
                <text:p>0.447744</text:p>
              </table:table-cell>
              <table:table-cell office:value-type="float" office:value="0.526075">
                <text:p>0.526075</text:p>
              </table:table-cell>
              <table:table-cell office:value-type="float" office:value="0.552567">
                <text:p>0.552567</text:p>
              </table:table-cell>
              <table:table-cell office:value-type="float" office:value="0.570647">
                <text:p>0.570647</text:p>
              </table:table-cell>
              <table:table-cell office:value-type="float" office:value="0.59887">
                <text:p>0.59887</text:p>
              </table:table-cell>
              <table:table-cell office:value-type="float" office:value="0.619272">
                <text:p>0.619272</text:p>
              </table:table-cell>
              <table:table-cell office:value-type="float" office:value="0.669782">
                <text:p>0.669782</text:p>
              </table:table-cell>
              <table:table-cell office:value-type="float" office:value="0.769141">
                <text:p>0.769141</text:p>
              </table:table-cell>
              <table:table-cell office:value-type="float" office:value="0.829808">
                <text:p>0.829808</text:p>
              </table:table-cell>
              <table:table-cell office:value-type="float" office:value="0.851811">
                <text:p>0.851811</text:p>
              </table:table-cell>
              <table:table-cell office:value-type="float" office:value="0.588806">
                <text:p>0.58880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83671">
                <text:p>0.383671</text:p>
              </table:table-cell>
              <table:table-cell office:value-type="float" office:value="0.481899">
                <text:p>0.481899</text:p>
              </table:table-cell>
              <table:table-cell office:value-type="float" office:value="0.544119">
                <text:p>0.544119</text:p>
              </table:table-cell>
              <table:table-cell office:value-type="float" office:value="0.555831">
                <text:p>0.555831</text:p>
              </table:table-cell>
              <table:table-cell office:value-type="float" office:value="0.575538">
                <text:p>0.575538</text:p>
              </table:table-cell>
              <table:table-cell office:value-type="float" office:value="0.600845">
                <text:p>0.600845</text:p>
              </table:table-cell>
              <table:table-cell office:value-type="float" office:value="0.620067">
                <text:p>0.620067</text:p>
              </table:table-cell>
              <table:table-cell office:value-type="float" office:value="0.664174">
                <text:p>0.664174</text:p>
              </table:table-cell>
              <table:table-cell office:value-type="float" office:value="0.764698">
                <text:p>0.764698</text:p>
              </table:table-cell>
              <table:table-cell office:value-type="float" office:value="0.826489">
                <text:p>0.826489</text:p>
              </table:table-cell>
              <table:table-cell office:value-type="float" office:value="0.851811">
                <text:p>0.851811</text:p>
              </table:table-cell>
              <table:table-cell office:value-type="float" office:value="0.601733">
                <text:p>0.60173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43152">
                <text:p>0.343152</text:p>
              </table:table-cell>
              <table:table-cell office:value-type="float" office:value="0.494196">
                <text:p>0.494196</text:p>
              </table:table-cell>
              <table:table-cell office:value-type="float" office:value="0.548885">
                <text:p>0.548885</text:p>
              </table:table-cell>
              <table:table-cell office:value-type="float" office:value="0.558968">
                <text:p>0.558968</text:p>
              </table:table-cell>
              <table:table-cell office:value-type="float" office:value="0.583039">
                <text:p>0.583039</text:p>
              </table:table-cell>
              <table:table-cell office:value-type="float" office:value="0.604526">
                <text:p>0.604526</text:p>
              </table:table-cell>
              <table:table-cell office:value-type="float" office:value="0.629763">
                <text:p>0.629763</text:p>
              </table:table-cell>
              <table:table-cell office:value-type="float" office:value="0.682606">
                <text:p>0.682606</text:p>
              </table:table-cell>
              <table:table-cell office:value-type="float" office:value="0.777098">
                <text:p>0.777098</text:p>
              </table:table-cell>
              <table:table-cell office:value-type="float" office:value="0.832513">
                <text:p>0.832513</text:p>
              </table:table-cell>
              <table:table-cell office:value-type="float" office:value="0.851811">
                <text:p>0.851811</text:p>
              </table:table-cell>
              <table:table-cell office:value-type="float" office:value="0.605475">
                <text:p>0.60547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49759">
                <text:p>0.349759</text:p>
              </table:table-cell>
              <table:table-cell office:value-type="float" office:value="0.516615">
                <text:p>0.516615</text:p>
              </table:table-cell>
              <table:table-cell office:value-type="float" office:value="0.551288">
                <text:p>0.551288</text:p>
              </table:table-cell>
              <table:table-cell office:value-type="float" office:value="0.563829">
                <text:p>0.563829</text:p>
              </table:table-cell>
              <table:table-cell office:value-type="float" office:value="0.592494">
                <text:p>0.592494</text:p>
              </table:table-cell>
              <table:table-cell office:value-type="float" office:value="0.613354">
                <text:p>0.613354</text:p>
              </table:table-cell>
              <table:table-cell office:value-type="float" office:value="0.641079">
                <text:p>0.641079</text:p>
              </table:table-cell>
              <table:table-cell office:value-type="float" office:value="0.693802">
                <text:p>0.693802</text:p>
              </table:table-cell>
              <table:table-cell office:value-type="float" office:value="0.7683">
                <text:p>0.7683</text:p>
              </table:table-cell>
              <table:table-cell office:value-type="float" office:value="0.82905">
                <text:p>0.82905</text:p>
              </table:table-cell>
              <table:table-cell office:value-type="float" office:value="0.851811">
                <text:p>0.851811</text:p>
              </table:table-cell>
              <table:table-cell office:value-type="float" office:value="0.611957">
                <text:p>0.61195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06615">
                <text:p>0.406615</text:p>
              </table:table-cell>
              <table:table-cell office:value-type="float" office:value="0.52668">
                <text:p>0.52668</text:p>
              </table:table-cell>
              <table:table-cell office:value-type="float" office:value="0.552699">
                <text:p>0.552699</text:p>
              </table:table-cell>
              <table:table-cell office:value-type="float" office:value="0.578657">
                <text:p>0.578657</text:p>
              </table:table-cell>
              <table:table-cell office:value-type="float" office:value="0.603706">
                <text:p>0.603706</text:p>
              </table:table-cell>
              <table:table-cell office:value-type="float" office:value="0.625542">
                <text:p>0.625542</text:p>
              </table:table-cell>
              <table:table-cell office:value-type="float" office:value="0.656082">
                <text:p>0.656082</text:p>
              </table:table-cell>
              <table:table-cell office:value-type="float" office:value="0.716645">
                <text:p>0.716645</text:p>
              </table:table-cell>
              <table:table-cell office:value-type="float" office:value="0.787039">
                <text:p>0.787039</text:p>
              </table:table-cell>
              <table:table-cell office:value-type="float" office:value="0.834634">
                <text:p>0.834634</text:p>
              </table:table-cell>
              <table:table-cell office:value-type="float" office:value="0.851811">
                <text:p>0.851811</text:p>
              </table:table-cell>
              <table:table-cell office:value-type="float" office:value="0.62883">
                <text:p>0.6288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44315">
                <text:p>0.344315</text:p>
              </table:table-cell>
              <table:table-cell office:value-type="float" office:value="0.521611">
                <text:p>0.521611</text:p>
              </table:table-cell>
              <table:table-cell office:value-type="float" office:value="0.555815">
                <text:p>0.555815</text:p>
              </table:table-cell>
              <table:table-cell office:value-type="float" office:value="0.586255">
                <text:p>0.586255</text:p>
              </table:table-cell>
              <table:table-cell office:value-type="float" office:value="0.606773">
                <text:p>0.606773</text:p>
              </table:table-cell>
              <table:table-cell office:value-type="float" office:value="0.632349">
                <text:p>0.632349</text:p>
              </table:table-cell>
              <table:table-cell office:value-type="float" office:value="0.681524">
                <text:p>0.681524</text:p>
              </table:table-cell>
              <table:table-cell office:value-type="float" office:value="0.758904">
                <text:p>0.758904</text:p>
              </table:table-cell>
              <table:table-cell office:value-type="float" office:value="0.804292">
                <text:p>0.804292</text:p>
              </table:table-cell>
              <table:table-cell office:value-type="float" office:value="0.835203">
                <text:p>0.835203</text:p>
              </table:table-cell>
              <table:table-cell office:value-type="float" office:value="0.851811">
                <text:p>0.851811</text:p>
              </table:table-cell>
              <table:table-cell office:value-type="float" office:value="0.632704">
                <text:p>0.63270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09183">
                <text:p>0.409183</text:p>
              </table:table-cell>
              <table:table-cell office:value-type="float" office:value="0.516767">
                <text:p>0.516767</text:p>
              </table:table-cell>
              <table:table-cell office:value-type="float" office:value="0.55364">
                <text:p>0.55364</text:p>
              </table:table-cell>
              <table:table-cell office:value-type="float" office:value="0.578021">
                <text:p>0.578021</text:p>
              </table:table-cell>
              <table:table-cell office:value-type="float" office:value="0.606817">
                <text:p>0.606817</text:p>
              </table:table-cell>
              <table:table-cell office:value-type="float" office:value="0.628226">
                <text:p>0.628226</text:p>
              </table:table-cell>
              <table:table-cell office:value-type="float" office:value="0.669406">
                <text:p>0.669406</text:p>
              </table:table-cell>
              <table:table-cell office:value-type="float" office:value="0.752315">
                <text:p>0.752315</text:p>
              </table:table-cell>
              <table:table-cell office:value-type="float" office:value="0.805822">
                <text:p>0.805822</text:p>
              </table:table-cell>
              <table:table-cell office:value-type="float" office:value="0.832003">
                <text:p>0.832003</text:p>
              </table:table-cell>
              <table:table-cell office:value-type="float" office:value="0.851811">
                <text:p>0.851811</text:p>
              </table:table-cell>
              <table:table-cell office:value-type="float" office:value="0.63522">
                <text:p>0.6352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20448">
                <text:p>0.320448</text:p>
              </table:table-cell>
              <table:table-cell office:value-type="float" office:value="0.520591">
                <text:p>0.520591</text:p>
              </table:table-cell>
              <table:table-cell office:value-type="float" office:value="0.559298">
                <text:p>0.559298</text:p>
              </table:table-cell>
              <table:table-cell office:value-type="float" office:value="0.592305">
                <text:p>0.592305</text:p>
              </table:table-cell>
              <table:table-cell office:value-type="float" office:value="0.618757">
                <text:p>0.618757</text:p>
              </table:table-cell>
              <table:table-cell office:value-type="float" office:value="0.65131">
                <text:p>0.65131</text:p>
              </table:table-cell>
              <table:table-cell office:value-type="float" office:value="0.728937">
                <text:p>0.728937</text:p>
              </table:table-cell>
              <table:table-cell office:value-type="float" office:value="0.787069">
                <text:p>0.787069</text:p>
              </table:table-cell>
              <table:table-cell office:value-type="float" office:value="0.813231">
                <text:p>0.813231</text:p>
              </table:table-cell>
              <table:table-cell office:value-type="float" office:value="0.834475">
                <text:p>0.834475</text:p>
              </table:table-cell>
              <table:table-cell office:value-type="float" office:value="0.851811">
                <text:p>0.851811</text:p>
              </table:table-cell>
              <table:table-cell office:value-type="float" office:value="0.642642">
                <text:p>0.64264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1666">
                <text:p>0.41666</text:p>
              </table:table-cell>
              <table:table-cell office:value-type="float" office:value="0.526529">
                <text:p>0.526529</text:p>
              </table:table-cell>
              <table:table-cell office:value-type="float" office:value="0.561634">
                <text:p>0.561634</text:p>
              </table:table-cell>
              <table:table-cell office:value-type="float" office:value="0.592951">
                <text:p>0.592951</text:p>
              </table:table-cell>
              <table:table-cell office:value-type="float" office:value="0.614688">
                <text:p>0.614688</text:p>
              </table:table-cell>
              <table:table-cell office:value-type="float" office:value="0.643396">
                <text:p>0.643396</text:p>
              </table:table-cell>
              <table:table-cell office:value-type="float" office:value="0.709282">
                <text:p>0.709282</text:p>
              </table:table-cell>
              <table:table-cell office:value-type="float" office:value="0.787726">
                <text:p>0.787726</text:p>
              </table:table-cell>
              <table:table-cell office:value-type="float" office:value="0.814307">
                <text:p>0.814307</text:p>
              </table:table-cell>
              <table:table-cell office:value-type="float" office:value="0.832887">
                <text:p>0.832887</text:p>
              </table:table-cell>
              <table:table-cell office:value-type="float" office:value="0.851811">
                <text:p>0.851811</text:p>
              </table:table-cell>
              <table:table-cell office:value-type="float" office:value="0.650006">
                <text:p>0.65000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07892">
                <text:p>0.407892</text:p>
              </table:table-cell>
              <table:table-cell office:value-type="float" office:value="0.532983">
                <text:p>0.532983</text:p>
              </table:table-cell>
              <table:table-cell office:value-type="float" office:value="0.561891">
                <text:p>0.561891</text:p>
              </table:table-cell>
              <table:table-cell office:value-type="float" office:value="0.5916">
                <text:p>0.5916</text:p>
              </table:table-cell>
              <table:table-cell office:value-type="float" office:value="0.612331">
                <text:p>0.612331</text:p>
              </table:table-cell>
              <table:table-cell office:value-type="float" office:value="0.639829">
                <text:p>0.639829</text:p>
              </table:table-cell>
              <table:table-cell office:value-type="float" office:value="0.692276">
                <text:p>0.692276</text:p>
              </table:table-cell>
              <table:table-cell office:value-type="float" office:value="0.784401">
                <text:p>0.784401</text:p>
              </table:table-cell>
              <table:table-cell office:value-type="float" office:value="0.814789">
                <text:p>0.814789</text:p>
              </table:table-cell>
              <table:table-cell office:value-type="float" office:value="0.835002">
                <text:p>0.835002</text:p>
              </table:table-cell>
              <table:table-cell office:value-type="float" office:value="0.851811">
                <text:p>0.851811</text:p>
              </table:table-cell>
              <table:table-cell office:value-type="float" office:value="0.647299">
                <text:p>0.6472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4135">
                <text:p>0.44135</text:p>
              </table:table-cell>
              <table:table-cell office:value-type="float" office:value="0.547524">
                <text:p>0.547524</text:p>
              </table:table-cell>
              <table:table-cell office:value-type="float" office:value="0.575258">
                <text:p>0.575258</text:p>
              </table:table-cell>
              <table:table-cell office:value-type="float" office:value="0.608321">
                <text:p>0.608321</text:p>
              </table:table-cell>
              <table:table-cell office:value-type="float" office:value="0.628042">
                <text:p>0.628042</text:p>
              </table:table-cell>
              <table:table-cell office:value-type="float" office:value="0.67022">
                <text:p>0.67022</text:p>
              </table:table-cell>
              <table:table-cell office:value-type="float" office:value="0.753417">
                <text:p>0.753417</text:p>
              </table:table-cell>
              <table:table-cell office:value-type="float" office:value="0.802389">
                <text:p>0.802389</text:p>
              </table:table-cell>
              <table:table-cell office:value-type="float" office:value="0.819485">
                <text:p>0.819485</text:p>
              </table:table-cell>
              <table:table-cell office:value-type="float" office:value="0.839412">
                <text:p>0.839412</text:p>
              </table:table-cell>
              <table:table-cell office:value-type="float" office:value="0.851811">
                <text:p>0.851811</text:p>
              </table:table-cell>
              <table:table-cell office:value-type="float" office:value="0.668542">
                <text:p>0.66854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27984">
                <text:p>0.427984</text:p>
              </table:table-cell>
              <table:table-cell office:value-type="float" office:value="0.560514">
                <text:p>0.560514</text:p>
              </table:table-cell>
              <table:table-cell office:value-type="float" office:value="0.600258">
                <text:p>0.600258</text:p>
              </table:table-cell>
              <table:table-cell office:value-type="float" office:value="0.622217">
                <text:p>0.622217</text:p>
              </table:table-cell>
              <table:table-cell office:value-type="float" office:value="0.649051">
                <text:p>0.649051</text:p>
              </table:table-cell>
              <table:table-cell office:value-type="float" office:value="0.697799">
                <text:p>0.697799</text:p>
              </table:table-cell>
              <table:table-cell office:value-type="float" office:value="0.775836">
                <text:p>0.775836</text:p>
              </table:table-cell>
              <table:table-cell office:value-type="float" office:value="0.80578">
                <text:p>0.80578</text:p>
              </table:table-cell>
              <table:table-cell office:value-type="float" office:value="0.820504">
                <text:p>0.820504</text:p>
              </table:table-cell>
              <table:table-cell office:value-type="float" office:value="0.839891">
                <text:p>0.839891</text:p>
              </table:table-cell>
              <table:table-cell office:value-type="float" office:value="0.851811">
                <text:p>0.851811</text:p>
              </table:table-cell>
              <table:table-cell office:value-type="float" office:value="0.679983">
                <text:p>0.67998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94263">
                <text:p>0.394263</text:p>
              </table:table-cell>
              <table:table-cell office:value-type="float" office:value="0.550561">
                <text:p>0.550561</text:p>
              </table:table-cell>
              <table:table-cell office:value-type="float" office:value="0.600078">
                <text:p>0.600078</text:p>
              </table:table-cell>
              <table:table-cell office:value-type="float" office:value="0.625061">
                <text:p>0.625061</text:p>
              </table:table-cell>
              <table:table-cell office:value-type="float" office:value="0.65592">
                <text:p>0.65592</text:p>
              </table:table-cell>
              <table:table-cell office:value-type="float" office:value="0.727556">
                <text:p>0.727556</text:p>
              </table:table-cell>
              <table:table-cell office:value-type="float" office:value="0.780112">
                <text:p>0.780112</text:p>
              </table:table-cell>
              <table:table-cell office:value-type="float" office:value="0.806146">
                <text:p>0.806146</text:p>
              </table:table-cell>
              <table:table-cell office:value-type="float" office:value="0.821227">
                <text:p>0.821227</text:p>
              </table:table-cell>
              <table:table-cell office:value-type="float" office:value="0.841113">
                <text:p>0.841113</text:p>
              </table:table-cell>
              <table:table-cell office:value-type="float" office:value="0.851811">
                <text:p>0.851811</text:p>
              </table:table-cell>
              <table:table-cell office:value-type="float" office:value="0.680204">
                <text:p>0.68020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37204">
                <text:p>0.437204</text:p>
              </table:table-cell>
              <table:table-cell office:value-type="float" office:value="0.576737">
                <text:p>0.576737</text:p>
              </table:table-cell>
              <table:table-cell office:value-type="float" office:value="0.61859">
                <text:p>0.61859</text:p>
              </table:table-cell>
              <table:table-cell office:value-type="float" office:value="0.649375">
                <text:p>0.649375</text:p>
              </table:table-cell>
              <table:table-cell office:value-type="float" office:value="0.690012">
                <text:p>0.690012</text:p>
              </table:table-cell>
              <table:table-cell office:value-type="float" office:value="0.749705">
                <text:p>0.749705</text:p>
              </table:table-cell>
              <table:table-cell office:value-type="float" office:value="0.786252">
                <text:p>0.786252</text:p>
              </table:table-cell>
              <table:table-cell office:value-type="float" office:value="0.810686">
                <text:p>0.810686</text:p>
              </table:table-cell>
              <table:table-cell office:value-type="float" office:value="0.825152">
                <text:p>0.825152</text:p>
              </table:table-cell>
              <table:table-cell office:value-type="float" office:value="0.842178">
                <text:p>0.842178</text:p>
              </table:table-cell>
              <table:table-cell office:value-type="float" office:value="0.851811">
                <text:p>0.851811</text:p>
              </table:table-cell>
              <table:table-cell office:value-type="float" office:value="0.698589">
                <text:p>0.69858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8051">
                <text:p>0.38051</text:p>
              </table:table-cell>
              <table:table-cell office:value-type="float" office:value="0.565069">
                <text:p>0.565069</text:p>
              </table:table-cell>
              <table:table-cell office:value-type="float" office:value="0.609747">
                <text:p>0.609747</text:p>
              </table:table-cell>
              <table:table-cell office:value-type="float" office:value="0.645121">
                <text:p>0.645121</text:p>
              </table:table-cell>
              <table:table-cell office:value-type="float" office:value="0.688194">
                <text:p>0.688194</text:p>
              </table:table-cell>
              <table:table-cell office:value-type="float" office:value="0.746388">
                <text:p>0.746388</text:p>
              </table:table-cell>
              <table:table-cell office:value-type="float" office:value="0.79145">
                <text:p>0.79145</text:p>
              </table:table-cell>
              <table:table-cell office:value-type="float" office:value="0.81199">
                <text:p>0.81199</text:p>
              </table:table-cell>
              <table:table-cell office:value-type="float" office:value="0.828658">
                <text:p>0.828658</text:p>
              </table:table-cell>
              <table:table-cell office:value-type="float" office:value="0.842482">
                <text:p>0.842482</text:p>
              </table:table-cell>
              <table:table-cell office:value-type="float" office:value="0.851811">
                <text:p>0.851811</text:p>
              </table:table-cell>
              <table:table-cell office:value-type="float" office:value="0.690961">
                <text:p>0.69096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20103">
                <text:p>0.420103</text:p>
              </table:table-cell>
              <table:table-cell office:value-type="float" office:value="0.557096">
                <text:p>0.557096</text:p>
              </table:table-cell>
              <table:table-cell office:value-type="float" office:value="0.598829">
                <text:p>0.598829</text:p>
              </table:table-cell>
              <table:table-cell office:value-type="float" office:value="0.637242">
                <text:p>0.637242</text:p>
              </table:table-cell>
              <table:table-cell office:value-type="float" office:value="0.693402">
                <text:p>0.693402</text:p>
              </table:table-cell>
              <table:table-cell office:value-type="float" office:value="0.756624">
                <text:p>0.756624</text:p>
              </table:table-cell>
              <table:table-cell office:value-type="float" office:value="0.79671">
                <text:p>0.79671</text:p>
              </table:table-cell>
              <table:table-cell office:value-type="float" office:value="0.810367">
                <text:p>0.810367</text:p>
              </table:table-cell>
              <table:table-cell office:value-type="float" office:value="0.823311">
                <text:p>0.823311</text:p>
              </table:table-cell>
              <table:table-cell office:value-type="float" office:value="0.841623">
                <text:p>0.841623</text:p>
              </table:table-cell>
              <table:table-cell office:value-type="float" office:value="0.851811">
                <text:p>0.851811</text:p>
              </table:table-cell>
              <table:table-cell office:value-type="float" office:value="0.693531">
                <text:p>0.6935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481839">
                <text:p>0.481839</text:p>
              </table:table-cell>
              <table:table-cell office:value-type="float" office:value="0.570131">
                <text:p>0.570131</text:p>
              </table:table-cell>
              <table:table-cell office:value-type="float" office:value="0.614676">
                <text:p>0.614676</text:p>
              </table:table-cell>
              <table:table-cell office:value-type="float" office:value="0.649019">
                <text:p>0.649019</text:p>
              </table:table-cell>
              <table:table-cell office:value-type="float" office:value="0.715009">
                <text:p>0.715009</text:p>
              </table:table-cell>
              <table:table-cell office:value-type="float" office:value="0.775937">
                <text:p>0.775937</text:p>
              </table:table-cell>
              <table:table-cell office:value-type="float" office:value="0.798288">
                <text:p>0.798288</text:p>
              </table:table-cell>
              <table:table-cell office:value-type="float" office:value="0.808781">
                <text:p>0.808781</text:p>
              </table:table-cell>
              <table:table-cell office:value-type="float" office:value="0.820155">
                <text:p>0.820155</text:p>
              </table:table-cell>
              <table:table-cell office:value-type="float" office:value="0.838572">
                <text:p>0.838572</text:p>
              </table:table-cell>
              <table:table-cell office:value-type="float" office:value="0.851811">
                <text:p>0.851811</text:p>
              </table:table-cell>
              <table:table-cell office:value-type="float" office:value="0.707241">
                <text:p>0.70724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495255">
                <text:p>0.495255</text:p>
              </table:table-cell>
              <table:table-cell office:value-type="float" office:value="0.595024">
                <text:p>0.595024</text:p>
              </table:table-cell>
              <table:table-cell office:value-type="float" office:value="0.628424">
                <text:p>0.628424</text:p>
              </table:table-cell>
              <table:table-cell office:value-type="float" office:value="0.672558">
                <text:p>0.672558</text:p>
              </table:table-cell>
              <table:table-cell office:value-type="float" office:value="0.747719">
                <text:p>0.747719</text:p>
              </table:table-cell>
              <table:table-cell office:value-type="float" office:value="0.787156">
                <text:p>0.787156</text:p>
              </table:table-cell>
              <table:table-cell office:value-type="float" office:value="0.803404">
                <text:p>0.803404</text:p>
              </table:table-cell>
              <table:table-cell office:value-type="float" office:value="0.81368">
                <text:p>0.81368</text:p>
              </table:table-cell>
              <table:table-cell office:value-type="float" office:value="0.825852">
                <text:p>0.825852</text:p>
              </table:table-cell>
              <table:table-cell office:value-type="float" office:value="0.839645">
                <text:p>0.839645</text:p>
              </table:table-cell>
              <table:table-cell office:value-type="float" office:value="0.851811">
                <text:p>0.851811</text:p>
              </table:table-cell>
              <table:table-cell office:value-type="float" office:value="0.720871">
                <text:p>0.72087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09592">
                <text:p>0.509592</text:p>
              </table:table-cell>
              <table:table-cell office:value-type="float" office:value="0.599371">
                <text:p>0.599371</text:p>
              </table:table-cell>
              <table:table-cell office:value-type="float" office:value="0.636294">
                <text:p>0.636294</text:p>
              </table:table-cell>
              <table:table-cell office:value-type="float" office:value="0.691512">
                <text:p>0.691512</text:p>
              </table:table-cell>
              <table:table-cell office:value-type="float" office:value="0.766044">
                <text:p>0.766044</text:p>
              </table:table-cell>
              <table:table-cell office:value-type="float" office:value="0.793061">
                <text:p>0.793061</text:p>
              </table:table-cell>
              <table:table-cell office:value-type="float" office:value="0.805323">
                <text:p>0.805323</text:p>
              </table:table-cell>
              <table:table-cell office:value-type="float" office:value="0.81392">
                <text:p>0.81392</text:p>
              </table:table-cell>
              <table:table-cell office:value-type="float" office:value="0.828565">
                <text:p>0.828565</text:p>
              </table:table-cell>
              <table:table-cell office:value-type="float" office:value="0.84082">
                <text:p>0.84082</text:p>
              </table:table-cell>
              <table:table-cell office:value-type="float" office:value="0.851811">
                <text:p>0.851811</text:p>
              </table:table-cell>
              <table:table-cell office:value-type="float" office:value="0.72845">
                <text:p>0.7284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30546">
                <text:p>0.530546</text:p>
              </table:table-cell>
              <table:table-cell office:value-type="float" office:value="0.621375">
                <text:p>0.621375</text:p>
              </table:table-cell>
              <table:table-cell office:value-type="float" office:value="0.671298">
                <text:p>0.671298</text:p>
              </table:table-cell>
              <table:table-cell office:value-type="float" office:value="0.749196">
                <text:p>0.749196</text:p>
              </table:table-cell>
              <table:table-cell office:value-type="float" office:value="0.782672">
                <text:p>0.782672</text:p>
              </table:table-cell>
              <table:table-cell office:value-type="float" office:value="0.800394">
                <text:p>0.800394</text:p>
              </table:table-cell>
              <table:table-cell office:value-type="float" office:value="0.808097">
                <text:p>0.808097</text:p>
              </table:table-cell>
              <table:table-cell office:value-type="float" office:value="0.817187">
                <text:p>0.817187</text:p>
              </table:table-cell>
              <table:table-cell office:value-type="float" office:value="0.828469">
                <text:p>0.828469</text:p>
              </table:table-cell>
              <table:table-cell office:value-type="float" office:value="0.841588">
                <text:p>0.841588</text:p>
              </table:table-cell>
              <table:table-cell office:value-type="float" office:value="0.851811">
                <text:p>0.851811</text:p>
              </table:table-cell>
              <table:table-cell office:value-type="float" office:value="0.745082">
                <text:p>0.7450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96996">
                <text:p>0.496996</text:p>
              </table:table-cell>
              <table:table-cell office:value-type="float" office:value="0.630273">
                <text:p>0.630273</text:p>
              </table:table-cell>
              <table:table-cell office:value-type="float" office:value="0.669768">
                <text:p>0.669768</text:p>
              </table:table-cell>
              <table:table-cell office:value-type="float" office:value="0.746652">
                <text:p>0.746652</text:p>
              </table:table-cell>
              <table:table-cell office:value-type="float" office:value="0.787112">
                <text:p>0.787112</text:p>
              </table:table-cell>
              <table:table-cell office:value-type="float" office:value="0.803171">
                <text:p>0.803171</text:p>
              </table:table-cell>
              <table:table-cell office:value-type="float" office:value="0.809796">
                <text:p>0.809796</text:p>
              </table:table-cell>
              <table:table-cell office:value-type="float" office:value="0.819789">
                <text:p>0.819789</text:p>
              </table:table-cell>
              <table:table-cell office:value-type="float" office:value="0.830225">
                <text:p>0.830225</text:p>
              </table:table-cell>
              <table:table-cell office:value-type="float" office:value="0.840808">
                <text:p>0.840808</text:p>
              </table:table-cell>
              <table:table-cell office:value-type="float" office:value="0.851811">
                <text:p>0.851811</text:p>
              </table:table-cell>
              <table:table-cell office:value-type="float" office:value="0.743459">
                <text:p>0.74345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494402">
                <text:p>0.494402</text:p>
              </table:table-cell>
              <table:table-cell office:value-type="float" office:value="0.635323">
                <text:p>0.635323</text:p>
              </table:table-cell>
              <table:table-cell office:value-type="float" office:value="0.692099">
                <text:p>0.692099</text:p>
              </table:table-cell>
              <table:table-cell office:value-type="float" office:value="0.754635">
                <text:p>0.754635</text:p>
              </table:table-cell>
              <table:table-cell office:value-type="float" office:value="0.790481">
                <text:p>0.790481</text:p>
              </table:table-cell>
              <table:table-cell office:value-type="float" office:value="0.806018">
                <text:p>0.806018</text:p>
              </table:table-cell>
              <table:table-cell office:value-type="float" office:value="0.813047">
                <text:p>0.813047</text:p>
              </table:table-cell>
              <table:table-cell office:value-type="float" office:value="0.820809">
                <text:p>0.820809</text:p>
              </table:table-cell>
              <table:table-cell office:value-type="float" office:value="0.831676">
                <text:p>0.831676</text:p>
              </table:table-cell>
              <table:table-cell office:value-type="float" office:value="0.84278">
                <text:p>0.84278</text:p>
              </table:table-cell>
              <table:table-cell office:value-type="float" office:value="0.851811">
                <text:p>0.851811</text:p>
              </table:table-cell>
              <table:table-cell office:value-type="float" office:value="0.748127">
                <text:p>0.74812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443889">
                <text:p>0.443889</text:p>
              </table:table-cell>
              <table:table-cell office:value-type="float" office:value="0.622154">
                <text:p>0.622154</text:p>
              </table:table-cell>
              <table:table-cell office:value-type="float" office:value="0.670356">
                <text:p>0.670356</text:p>
              </table:table-cell>
              <table:table-cell office:value-type="float" office:value="0.731097">
                <text:p>0.731097</text:p>
              </table:table-cell>
              <table:table-cell office:value-type="float" office:value="0.779627">
                <text:p>0.779627</text:p>
              </table:table-cell>
              <table:table-cell office:value-type="float" office:value="0.801447">
                <text:p>0.801447</text:p>
              </table:table-cell>
              <table:table-cell office:value-type="float" office:value="0.810672">
                <text:p>0.810672</text:p>
              </table:table-cell>
              <table:table-cell office:value-type="float" office:value="0.820389">
                <text:p>0.820389</text:p>
              </table:table-cell>
              <table:table-cell office:value-type="float" office:value="0.828264">
                <text:p>0.828264</text:p>
              </table:table-cell>
              <table:table-cell office:value-type="float" office:value="0.843189">
                <text:p>0.843189</text:p>
              </table:table-cell>
              <table:table-cell office:value-type="float" office:value="0.851811">
                <text:p>0.851811</text:p>
              </table:table-cell>
              <table:table-cell office:value-type="float" office:value="0.735108">
                <text:p>0.73510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28062">
                <text:p>0.528062</text:p>
              </table:table-cell>
              <table:table-cell office:value-type="float" office:value="0.658468">
                <text:p>0.658468</text:p>
              </table:table-cell>
              <table:table-cell office:value-type="float" office:value="0.742352">
                <text:p>0.742352</text:p>
              </table:table-cell>
              <table:table-cell office:value-type="float" office:value="0.783754">
                <text:p>0.783754</text:p>
              </table:table-cell>
              <table:table-cell office:value-type="float" office:value="0.79899">
                <text:p>0.79899</text:p>
              </table:table-cell>
              <table:table-cell office:value-type="float" office:value="0.808415">
                <text:p>0.808415</text:p>
              </table:table-cell>
              <table:table-cell office:value-type="float" office:value="0.816074">
                <text:p>0.816074</text:p>
              </table:table-cell>
              <table:table-cell office:value-type="float" office:value="0.821341">
                <text:p>0.821341</text:p>
              </table:table-cell>
              <table:table-cell office:value-type="float" office:value="0.831863">
                <text:p>0.831863</text:p>
              </table:table-cell>
              <table:table-cell office:value-type="float" office:value="0.844921">
                <text:p>0.844921</text:p>
              </table:table-cell>
              <table:table-cell office:value-type="float" office:value="0.851811">
                <text:p>0.851811</text:p>
              </table:table-cell>
              <table:table-cell office:value-type="float" office:value="0.763424">
                <text:p>0.76342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35891">
                <text:p>0.435891</text:p>
              </table:table-cell>
              <table:table-cell office:value-type="float" office:value="0.645054">
                <text:p>0.645054</text:p>
              </table:table-cell>
              <table:table-cell office:value-type="float" office:value="0.715382">
                <text:p>0.715382</text:p>
              </table:table-cell>
              <table:table-cell office:value-type="float" office:value="0.772803">
                <text:p>0.772803</text:p>
              </table:table-cell>
              <table:table-cell office:value-type="float" office:value="0.796054">
                <text:p>0.796054</text:p>
              </table:table-cell>
              <table:table-cell office:value-type="float" office:value="0.808571">
                <text:p>0.808571</text:p>
              </table:table-cell>
              <table:table-cell office:value-type="float" office:value="0.819061">
                <text:p>0.819061</text:p>
              </table:table-cell>
              <table:table-cell office:value-type="float" office:value="0.822152">
                <text:p>0.822152</text:p>
              </table:table-cell>
              <table:table-cell office:value-type="float" office:value="0.834034">
                <text:p>0.834034</text:p>
              </table:table-cell>
              <table:table-cell office:value-type="float" office:value="0.843368">
                <text:p>0.843368</text:p>
              </table:table-cell>
              <table:table-cell office:value-type="float" office:value="0.851811">
                <text:p>0.851811</text:p>
              </table:table-cell>
              <table:table-cell office:value-type="float" office:value="0.749237">
                <text:p>0.74923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97484">
                <text:p>0.497484</text:p>
              </table:table-cell>
              <table:table-cell office:value-type="float" office:value="0.643242">
                <text:p>0.643242</text:p>
              </table:table-cell>
              <table:table-cell office:value-type="float" office:value="0.719529">
                <text:p>0.719529</text:p>
              </table:table-cell>
              <table:table-cell office:value-type="float" office:value="0.780359">
                <text:p>0.780359</text:p>
              </table:table-cell>
              <table:table-cell office:value-type="float" office:value="0.79703">
                <text:p>0.79703</text:p>
              </table:table-cell>
              <table:table-cell office:value-type="float" office:value="0.808558">
                <text:p>0.808558</text:p>
              </table:table-cell>
              <table:table-cell office:value-type="float" office:value="0.817413">
                <text:p>0.817413</text:p>
              </table:table-cell>
              <table:table-cell office:value-type="float" office:value="0.821884">
                <text:p>0.821884</text:p>
              </table:table-cell>
              <table:table-cell office:value-type="float" office:value="0.832915">
                <text:p>0.832915</text:p>
              </table:table-cell>
              <table:table-cell office:value-type="float" office:value="0.84227">
                <text:p>0.84227</text:p>
              </table:table-cell>
              <table:table-cell office:value-type="float" office:value="0.851811">
                <text:p>0.851811</text:p>
              </table:table-cell>
              <table:table-cell office:value-type="float" office:value="0.756068">
                <text:p>0.75606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64849">
                <text:p>0.464849</text:p>
              </table:table-cell>
              <table:table-cell office:value-type="float" office:value="0.624303">
                <text:p>0.624303</text:p>
              </table:table-cell>
              <table:table-cell office:value-type="float" office:value="0.682349">
                <text:p>0.682349</text:p>
              </table:table-cell>
              <table:table-cell office:value-type="float" office:value="0.772965">
                <text:p>0.772965</text:p>
              </table:table-cell>
              <table:table-cell office:value-type="float" office:value="0.795135">
                <text:p>0.795135</text:p>
              </table:table-cell>
              <table:table-cell office:value-type="float" office:value="0.809366">
                <text:p>0.809366</text:p>
              </table:table-cell>
              <table:table-cell office:value-type="float" office:value="0.819071">
                <text:p>0.819071</text:p>
              </table:table-cell>
              <table:table-cell office:value-type="float" office:value="0.822127">
                <text:p>0.822127</text:p>
              </table:table-cell>
              <table:table-cell office:value-type="float" office:value="0.832278">
                <text:p>0.832278</text:p>
              </table:table-cell>
              <table:table-cell office:value-type="float" office:value="0.843459">
                <text:p>0.843459</text:p>
              </table:table-cell>
              <table:table-cell office:value-type="float" office:value="0.851811">
                <text:p>0.851811</text:p>
              </table:table-cell>
              <table:table-cell office:value-type="float" office:value="0.74659">
                <text:p>0.7465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45445">
                <text:p>0.45445</text:p>
              </table:table-cell>
              <table:table-cell office:value-type="float" office:value="0.641111">
                <text:p>0.641111</text:p>
              </table:table-cell>
              <table:table-cell office:value-type="float" office:value="0.698082">
                <text:p>0.698082</text:p>
              </table:table-cell>
              <table:table-cell office:value-type="float" office:value="0.774291">
                <text:p>0.774291</text:p>
              </table:table-cell>
              <table:table-cell office:value-type="float" office:value="0.797354">
                <text:p>0.797354</text:p>
              </table:table-cell>
              <table:table-cell office:value-type="float" office:value="0.809547">
                <text:p>0.809547</text:p>
              </table:table-cell>
              <table:table-cell office:value-type="float" office:value="0.819362">
                <text:p>0.819362</text:p>
              </table:table-cell>
              <table:table-cell office:value-type="float" office:value="0.822212">
                <text:p>0.822212</text:p>
              </table:table-cell>
              <table:table-cell office:value-type="float" office:value="0.831857">
                <text:p>0.831857</text:p>
              </table:table-cell>
              <table:table-cell office:value-type="float" office:value="0.84482">
                <text:p>0.84482</text:p>
              </table:table-cell>
              <table:table-cell office:value-type="float" office:value="0.851811">
                <text:p>0.851811</text:p>
              </table:table-cell>
              <table:table-cell office:value-type="float" office:value="0.749309">
                <text:p>0.74930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467413">
                <text:p>0.467413</text:p>
              </table:table-cell>
              <table:table-cell office:value-type="float" office:value="0.630829">
                <text:p>0.630829</text:p>
              </table:table-cell>
              <table:table-cell office:value-type="float" office:value="0.705586">
                <text:p>0.705586</text:p>
              </table:table-cell>
              <table:table-cell office:value-type="float" office:value="0.78207">
                <text:p>0.78207</text:p>
              </table:table-cell>
              <table:table-cell office:value-type="float" office:value="0.799747">
                <text:p>0.799747</text:p>
              </table:table-cell>
              <table:table-cell office:value-type="float" office:value="0.809543">
                <text:p>0.809543</text:p>
              </table:table-cell>
              <table:table-cell office:value-type="float" office:value="0.819304">
                <text:p>0.819304</text:p>
              </table:table-cell>
              <table:table-cell office:value-type="float" office:value="0.822584">
                <text:p>0.822584</text:p>
              </table:table-cell>
              <table:table-cell office:value-type="float" office:value="0.830281">
                <text:p>0.830281</text:p>
              </table:table-cell>
              <table:table-cell office:value-type="float" office:value="0.843217">
                <text:p>0.843217</text:p>
              </table:table-cell>
              <table:table-cell office:value-type="float" office:value="0.855146">
                <text:p>0.855146</text:p>
              </table:table-cell>
              <table:table-cell office:value-type="float" office:value="0.751057">
                <text:p>0.75105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482574">
                <text:p>0.482574</text:p>
              </table:table-cell>
              <table:table-cell office:value-type="float" office:value="0.661364">
                <text:p>0.661364</text:p>
              </table:table-cell>
              <table:table-cell office:value-type="float" office:value="0.757435">
                <text:p>0.757435</text:p>
              </table:table-cell>
              <table:table-cell office:value-type="float" office:value="0.791871">
                <text:p>0.791871</text:p>
              </table:table-cell>
              <table:table-cell office:value-type="float" office:value="0.800435">
                <text:p>0.800435</text:p>
              </table:table-cell>
              <table:table-cell office:value-type="float" office:value="0.809081">
                <text:p>0.809081</text:p>
              </table:table-cell>
              <table:table-cell office:value-type="float" office:value="0.818301">
                <text:p>0.818301</text:p>
              </table:table-cell>
              <table:table-cell office:value-type="float" office:value="0.822577">
                <text:p>0.822577</text:p>
              </table:table-cell>
              <table:table-cell office:value-type="float" office:value="0.832896">
                <text:p>0.832896</text:p>
              </table:table-cell>
              <table:table-cell office:value-type="float" office:value="0.842344">
                <text:p>0.842344</text:p>
              </table:table-cell>
              <table:table-cell office:value-type="float" office:value="0.855146">
                <text:p>0.855146</text:p>
              </table:table-cell>
              <table:table-cell office:value-type="float" office:value="0.761888">
                <text:p>0.7618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57959">
                <text:p>0.457959</text:p>
              </table:table-cell>
              <table:table-cell office:value-type="float" office:value="0.64125">
                <text:p>0.64125</text:p>
              </table:table-cell>
              <table:table-cell office:value-type="float" office:value="0.732331">
                <text:p>0.732331</text:p>
              </table:table-cell>
              <table:table-cell office:value-type="float" office:value="0.786293">
                <text:p>0.786293</text:p>
              </table:table-cell>
              <table:table-cell office:value-type="float" office:value="0.799821">
                <text:p>0.799821</text:p>
              </table:table-cell>
              <table:table-cell office:value-type="float" office:value="0.809011">
                <text:p>0.809011</text:p>
              </table:table-cell>
              <table:table-cell office:value-type="float" office:value="0.81837">
                <text:p>0.81837</text:p>
              </table:table-cell>
              <table:table-cell office:value-type="float" office:value="0.822079">
                <text:p>0.822079</text:p>
              </table:table-cell>
              <table:table-cell office:value-type="float" office:value="0.829888">
                <text:p>0.829888</text:p>
              </table:table-cell>
              <table:table-cell office:value-type="float" office:value="0.843296">
                <text:p>0.843296</text:p>
              </table:table-cell>
              <table:table-cell office:value-type="float" office:value="0.855146">
                <text:p>0.855146</text:p>
              </table:table-cell>
              <table:table-cell office:value-type="float" office:value="0.75403">
                <text:p>0.754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92124">
                <text:p>0.392124</text:p>
              </table:table-cell>
              <table:table-cell office:value-type="float" office:value="0.64395">
                <text:p>0.64395</text:p>
              </table:table-cell>
              <table:table-cell office:value-type="float" office:value="0.72839">
                <text:p>0.72839</text:p>
              </table:table-cell>
              <table:table-cell office:value-type="float" office:value="0.784547">
                <text:p>0.784547</text:p>
              </table:table-cell>
              <table:table-cell office:value-type="float" office:value="0.79798">
                <text:p>0.79798</text:p>
              </table:table-cell>
              <table:table-cell office:value-type="float" office:value="0.808">
                <text:p>0.808</text:p>
              </table:table-cell>
              <table:table-cell office:value-type="float" office:value="0.81761">
                <text:p>0.81761</text:p>
              </table:table-cell>
              <table:table-cell office:value-type="float" office:value="0.821341">
                <text:p>0.821341</text:p>
              </table:table-cell>
              <table:table-cell office:value-type="float" office:value="0.829221">
                <text:p>0.829221</text:p>
              </table:table-cell>
              <table:table-cell office:value-type="float" office:value="0.843711">
                <text:p>0.843711</text:p>
              </table:table-cell>
              <table:table-cell office:value-type="float" office:value="0.855146">
                <text:p>0.855146</text:p>
              </table:table-cell>
              <table:table-cell office:value-type="float" office:value="0.746687">
                <text:p>0.74668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45539">
                <text:p>0.45539</text:p>
              </table:table-cell>
              <table:table-cell office:value-type="float" office:value="0.679896">
                <text:p>0.679896</text:p>
              </table:table-cell>
              <table:table-cell office:value-type="float" office:value="0.759722">
                <text:p>0.759722</text:p>
              </table:table-cell>
              <table:table-cell office:value-type="float" office:value="0.793138">
                <text:p>0.793138</text:p>
              </table:table-cell>
              <table:table-cell office:value-type="float" office:value="0.802664">
                <text:p>0.802664</text:p>
              </table:table-cell>
              <table:table-cell office:value-type="float" office:value="0.81219">
                <text:p>0.81219</text:p>
              </table:table-cell>
              <table:table-cell office:value-type="float" office:value="0.820188">
                <text:p>0.820188</text:p>
              </table:table-cell>
              <table:table-cell office:value-type="float" office:value="0.822185">
                <text:p>0.822185</text:p>
              </table:table-cell>
              <table:table-cell office:value-type="float" office:value="0.834024">
                <text:p>0.834024</text:p>
              </table:table-cell>
              <table:table-cell office:value-type="float" office:value="0.845383">
                <text:p>0.845383</text:p>
              </table:table-cell>
              <table:table-cell office:value-type="float" office:value="0.855146">
                <text:p>0.855146</text:p>
              </table:table-cell>
              <table:table-cell office:value-type="float" office:value="0.762478">
                <text:p>0.76247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88775">
                <text:p>0.588775</text:p>
              </table:table-cell>
              <table:table-cell office:value-type="float" office:value="0.707205">
                <text:p>0.707205</text:p>
              </table:table-cell>
              <table:table-cell office:value-type="float" office:value="0.775523">
                <text:p>0.775523</text:p>
              </table:table-cell>
              <table:table-cell office:value-type="float" office:value="0.79761">
                <text:p>0.79761</text:p>
              </table:table-cell>
              <table:table-cell office:value-type="float" office:value="0.808174">
                <text:p>0.808174</text:p>
              </table:table-cell>
              <table:table-cell office:value-type="float" office:value="0.814934">
                <text:p>0.814934</text:p>
              </table:table-cell>
              <table:table-cell office:value-type="float" office:value="0.820938">
                <text:p>0.820938</text:p>
              </table:table-cell>
              <table:table-cell office:value-type="float" office:value="0.823399">
                <text:p>0.823399</text:p>
              </table:table-cell>
              <table:table-cell office:value-type="float" office:value="0.835599">
                <text:p>0.835599</text:p>
              </table:table-cell>
              <table:table-cell office:value-type="float" office:value="0.84419">
                <text:p>0.84419</text:p>
              </table:table-cell>
              <table:table-cell office:value-type="float" office:value="0.855146">
                <text:p>0.855146</text:p>
              </table:table-cell>
              <table:table-cell office:value-type="float" office:value="0.781635">
                <text:p>0.78163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31084">
                <text:p>0.531084</text:p>
              </table:table-cell>
              <table:table-cell office:value-type="float" office:value="0.708086">
                <text:p>0.708086</text:p>
              </table:table-cell>
              <table:table-cell office:value-type="float" office:value="0.776359">
                <text:p>0.776359</text:p>
              </table:table-cell>
              <table:table-cell office:value-type="float" office:value="0.795973">
                <text:p>0.795973</text:p>
              </table:table-cell>
              <table:table-cell office:value-type="float" office:value="0.80655">
                <text:p>0.80655</text:p>
              </table:table-cell>
              <table:table-cell office:value-type="float" office:value="0.814465">
                <text:p>0.814465</text:p>
              </table:table-cell>
              <table:table-cell office:value-type="float" office:value="0.820813">
                <text:p>0.820813</text:p>
              </table:table-cell>
              <table:table-cell office:value-type="float" office:value="0.823067">
                <text:p>0.823067</text:p>
              </table:table-cell>
              <table:table-cell office:value-type="float" office:value="0.836084">
                <text:p>0.836084</text:p>
              </table:table-cell>
              <table:table-cell office:value-type="float" office:value="0.844542">
                <text:p>0.844542</text:p>
              </table:table-cell>
              <table:table-cell office:value-type="float" office:value="0.855146">
                <text:p>0.855146</text:p>
              </table:table-cell>
              <table:table-cell office:value-type="float" office:value="0.775702">
                <text:p>0.77570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36946">
                <text:p>0.536946</text:p>
              </table:table-cell>
              <table:table-cell office:value-type="float" office:value="0.682919">
                <text:p>0.682919</text:p>
              </table:table-cell>
              <table:table-cell office:value-type="float" office:value="0.768543">
                <text:p>0.768543</text:p>
              </table:table-cell>
              <table:table-cell office:value-type="float" office:value="0.793141">
                <text:p>0.793141</text:p>
              </table:table-cell>
              <table:table-cell office:value-type="float" office:value="0.806333">
                <text:p>0.806333</text:p>
              </table:table-cell>
              <table:table-cell office:value-type="float" office:value="0.812471">
                <text:p>0.812471</text:p>
              </table:table-cell>
              <table:table-cell office:value-type="float" office:value="0.820267">
                <text:p>0.820267</text:p>
              </table:table-cell>
              <table:table-cell office:value-type="float" office:value="0.821807">
                <text:p>0.821807</text:p>
              </table:table-cell>
              <table:table-cell office:value-type="float" office:value="0.833062">
                <text:p>0.833062</text:p>
              </table:table-cell>
              <table:table-cell office:value-type="float" office:value="0.84365">
                <text:p>0.84365</text:p>
              </table:table-cell>
              <table:table-cell office:value-type="float" office:value="0.855146">
                <text:p>0.855146</text:p>
              </table:table-cell>
              <table:table-cell office:value-type="float" office:value="0.771914">
                <text:p>0.77191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97755">
                <text:p>0.597755</text:p>
              </table:table-cell>
              <table:table-cell office:value-type="float" office:value="0.752324">
                <text:p>0.752324</text:p>
              </table:table-cell>
              <table:table-cell office:value-type="float" office:value="0.791718">
                <text:p>0.791718</text:p>
              </table:table-cell>
              <table:table-cell office:value-type="float" office:value="0.801203">
                <text:p>0.801203</text:p>
              </table:table-cell>
              <table:table-cell office:value-type="float" office:value="0.809619">
                <text:p>0.809619</text:p>
              </table:table-cell>
              <table:table-cell office:value-type="float" office:value="0.816555">
                <text:p>0.816555</text:p>
              </table:table-cell>
              <table:table-cell office:value-type="float" office:value="0.821137">
                <text:p>0.821137</text:p>
              </table:table-cell>
              <table:table-cell office:value-type="float" office:value="0.82454">
                <text:p>0.82454</text:p>
              </table:table-cell>
              <table:table-cell office:value-type="float" office:value="0.836519">
                <text:p>0.836519</text:p>
              </table:table-cell>
              <table:table-cell office:value-type="float" office:value="0.845246">
                <text:p>0.845246</text:p>
              </table:table-cell>
              <table:table-cell office:value-type="float" office:value="0.855146">
                <text:p>0.855146</text:p>
              </table:table-cell>
              <table:table-cell office:value-type="float" office:value="0.789661">
                <text:p>0.78966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55711">
                <text:p>0.655711</text:p>
              </table:table-cell>
              <table:table-cell office:value-type="float" office:value="0.776786">
                <text:p>0.776786</text:p>
              </table:table-cell>
              <table:table-cell office:value-type="float" office:value="0.797442">
                <text:p>0.797442</text:p>
              </table:table-cell>
              <table:table-cell office:value-type="float" office:value="0.807831">
                <text:p>0.807831</text:p>
              </table:table-cell>
              <table:table-cell office:value-type="float" office:value="0.812364">
                <text:p>0.812364</text:p>
              </table:table-cell>
              <table:table-cell office:value-type="float" office:value="0.820301">
                <text:p>0.820301</text:p>
              </table:table-cell>
              <table:table-cell office:value-type="float" office:value="0.822022">
                <text:p>0.822022</text:p>
              </table:table-cell>
              <table:table-cell office:value-type="float" office:value="0.828473">
                <text:p>0.828473</text:p>
              </table:table-cell>
              <table:table-cell office:value-type="float" office:value="0.837408">
                <text:p>0.837408</text:p>
              </table:table-cell>
              <table:table-cell office:value-type="float" office:value="0.843264">
                <text:p>0.843264</text:p>
              </table:table-cell>
              <table:table-cell office:value-type="float" office:value="0.855146">
                <text:p>0.855146</text:p>
              </table:table-cell>
              <table:table-cell office:value-type="float" office:value="0.80016">
                <text:p>0.8001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31434">
                <text:p>0.631434</text:p>
              </table:table-cell>
              <table:table-cell office:value-type="float" office:value="0.752221">
                <text:p>0.752221</text:p>
              </table:table-cell>
              <table:table-cell office:value-type="float" office:value="0.795487">
                <text:p>0.795487</text:p>
              </table:table-cell>
              <table:table-cell office:value-type="float" office:value="0.807131">
                <text:p>0.807131</text:p>
              </table:table-cell>
              <table:table-cell office:value-type="float" office:value="0.811918">
                <text:p>0.811918</text:p>
              </table:table-cell>
              <table:table-cell office:value-type="float" office:value="0.819834">
                <text:p>0.819834</text:p>
              </table:table-cell>
              <table:table-cell office:value-type="float" office:value="0.821656">
                <text:p>0.821656</text:p>
              </table:table-cell>
              <table:table-cell office:value-type="float" office:value="0.827436">
                <text:p>0.827436</text:p>
              </table:table-cell>
              <table:table-cell office:value-type="float" office:value="0.837916">
                <text:p>0.837916</text:p>
              </table:table-cell>
              <table:table-cell office:value-type="float" office:value="0.843368">
                <text:p>0.843368</text:p>
              </table:table-cell>
              <table:table-cell office:value-type="float" office:value="0.855146">
                <text:p>0.855146</text:p>
              </table:table-cell>
              <table:table-cell office:value-type="float" office:value="0.79484">
                <text:p>0.7948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1943">
                <text:p>0.61943</text:p>
              </table:table-cell>
              <table:table-cell office:value-type="float" office:value="0.774444">
                <text:p>0.774444</text:p>
              </table:table-cell>
              <table:table-cell office:value-type="float" office:value="0.800986">
                <text:p>0.800986</text:p>
              </table:table-cell>
              <table:table-cell office:value-type="float" office:value="0.809645">
                <text:p>0.809645</text:p>
              </table:table-cell>
              <table:table-cell office:value-type="float" office:value="0.813938">
                <text:p>0.813938</text:p>
              </table:table-cell>
              <table:table-cell office:value-type="float" office:value="0.820277">
                <text:p>0.820277</text:p>
              </table:table-cell>
              <table:table-cell office:value-type="float" office:value="0.821572">
                <text:p>0.821572</text:p>
              </table:table-cell>
              <table:table-cell office:value-type="float" office:value="0.826495">
                <text:p>0.826495</text:p>
              </table:table-cell>
              <table:table-cell office:value-type="float" office:value="0.837752">
                <text:p>0.837752</text:p>
              </table:table-cell>
              <table:table-cell office:value-type="float" office:value="0.844222">
                <text:p>0.844222</text:p>
              </table:table-cell>
              <table:table-cell office:value-type="float" office:value="0.855146">
                <text:p>0.855146</text:p>
              </table:table-cell>
              <table:table-cell office:value-type="float" office:value="0.796876">
                <text:p>0.7968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10849">
                <text:p>0.610849</text:p>
              </table:table-cell>
              <table:table-cell office:value-type="float" office:value="0.764931">
                <text:p>0.764931</text:p>
              </table:table-cell>
              <table:table-cell office:value-type="float" office:value="0.799607">
                <text:p>0.799607</text:p>
              </table:table-cell>
              <table:table-cell office:value-type="float" office:value="0.809355">
                <text:p>0.809355</text:p>
              </table:table-cell>
              <table:table-cell office:value-type="float" office:value="0.815263">
                <text:p>0.815263</text:p>
              </table:table-cell>
              <table:table-cell office:value-type="float" office:value="0.820754">
                <text:p>0.820754</text:p>
              </table:table-cell>
              <table:table-cell office:value-type="float" office:value="0.822128">
                <text:p>0.822128</text:p>
              </table:table-cell>
              <table:table-cell office:value-type="float" office:value="0.833896">
                <text:p>0.833896</text:p>
              </table:table-cell>
              <table:table-cell office:value-type="float" office:value="0.838034">
                <text:p>0.838034</text:p>
              </table:table-cell>
              <table:table-cell office:value-type="float" office:value="0.846923">
                <text:p>0.846923</text:p>
              </table:table-cell>
              <table:table-cell office:value-type="float" office:value="0.855546">
                <text:p>0.855546</text:p>
              </table:table-cell>
              <table:table-cell office:value-type="float" office:value="0.796174">
                <text:p>0.79617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8605">
                <text:p>0.58605</text:p>
              </table:table-cell>
              <table:table-cell office:value-type="float" office:value="0.753822">
                <text:p>0.753822</text:p>
              </table:table-cell>
              <table:table-cell office:value-type="float" office:value="0.793192">
                <text:p>0.793192</text:p>
              </table:table-cell>
              <table:table-cell office:value-type="float" office:value="0.805494">
                <text:p>0.805494</text:p>
              </table:table-cell>
              <table:table-cell office:value-type="float" office:value="0.810981">
                <text:p>0.810981</text:p>
              </table:table-cell>
              <table:table-cell office:value-type="float" office:value="0.819992">
                <text:p>0.819992</text:p>
              </table:table-cell>
              <table:table-cell office:value-type="float" office:value="0.821457">
                <text:p>0.821457</text:p>
              </table:table-cell>
              <table:table-cell office:value-type="float" office:value="0.828157">
                <text:p>0.828157</text:p>
              </table:table-cell>
              <table:table-cell office:value-type="float" office:value="0.837901">
                <text:p>0.837901</text:p>
              </table:table-cell>
              <table:table-cell office:value-type="float" office:value="0.847226">
                <text:p>0.84722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427">
                <text:p>0.79042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64557">
                <text:p>0.664557</text:p>
              </table:table-cell>
              <table:table-cell office:value-type="float" office:value="0.770801">
                <text:p>0.770801</text:p>
              </table:table-cell>
              <table:table-cell office:value-type="float" office:value="0.797107">
                <text:p>0.797107</text:p>
              </table:table-cell>
              <table:table-cell office:value-type="float" office:value="0.80788">
                <text:p>0.80788</text:p>
              </table:table-cell>
              <table:table-cell office:value-type="float" office:value="0.813908">
                <text:p>0.813908</text:p>
              </table:table-cell>
              <table:table-cell office:value-type="float" office:value="0.820141">
                <text:p>0.820141</text:p>
              </table:table-cell>
              <table:table-cell office:value-type="float" office:value="0.82169">
                <text:p>0.82169</text:p>
              </table:table-cell>
              <table:table-cell office:value-type="float" office:value="0.829412">
                <text:p>0.829412</text:p>
              </table:table-cell>
              <table:table-cell office:value-type="float" office:value="0.837918">
                <text:p>0.837918</text:p>
              </table:table-cell>
              <table:table-cell office:value-type="float" office:value="0.846511">
                <text:p>0.8465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00993">
                <text:p>0.80099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96377">
                <text:p>0.596377</text:p>
              </table:table-cell>
              <table:table-cell office:value-type="float" office:value="0.764674">
                <text:p>0.764674</text:p>
              </table:table-cell>
              <table:table-cell office:value-type="float" office:value="0.793925">
                <text:p>0.793925</text:p>
              </table:table-cell>
              <table:table-cell office:value-type="float" office:value="0.807841">
                <text:p>0.807841</text:p>
              </table:table-cell>
              <table:table-cell office:value-type="float" office:value="0.815654">
                <text:p>0.815654</text:p>
              </table:table-cell>
              <table:table-cell office:value-type="float" office:value="0.820589">
                <text:p>0.820589</text:p>
              </table:table-cell>
              <table:table-cell office:value-type="float" office:value="0.821947">
                <text:p>0.821947</text:p>
              </table:table-cell>
              <table:table-cell office:value-type="float" office:value="0.830399">
                <text:p>0.830399</text:p>
              </table:table-cell>
              <table:table-cell office:value-type="float" office:value="0.837739">
                <text:p>0.837739</text:p>
              </table:table-cell>
              <table:table-cell office:value-type="float" office:value="0.844612">
                <text:p>0.844612</text:p>
              </table:table-cell>
              <table:table-cell office:value-type="float" office:value="0.855546">
                <text:p>0.855546</text:p>
              </table:table-cell>
              <table:table-cell office:value-type="float" office:value="0.793376">
                <text:p>0.7933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69043">
                <text:p>0.669043</text:p>
              </table:table-cell>
              <table:table-cell office:value-type="float" office:value="0.782796">
                <text:p>0.782796</text:p>
              </table:table-cell>
              <table:table-cell office:value-type="float" office:value="0.802538">
                <text:p>0.802538</text:p>
              </table:table-cell>
              <table:table-cell office:value-type="float" office:value="0.811233">
                <text:p>0.811233</text:p>
              </table:table-cell>
              <table:table-cell office:value-type="float" office:value="0.819767">
                <text:p>0.819767</text:p>
              </table:table-cell>
              <table:table-cell office:value-type="float" office:value="0.821195">
                <text:p>0.821195</text:p>
              </table:table-cell>
              <table:table-cell office:value-type="float" office:value="0.824315">
                <text:p>0.824315</text:p>
              </table:table-cell>
              <table:table-cell office:value-type="float" office:value="0.834667">
                <text:p>0.834667</text:p>
              </table:table-cell>
              <table:table-cell office:value-type="float" office:value="0.838009">
                <text:p>0.838009</text:p>
              </table:table-cell>
              <table:table-cell office:value-type="float" office:value="0.845339">
                <text:p>0.845339</text:p>
              </table:table-cell>
              <table:table-cell office:value-type="float" office:value="0.855546">
                <text:p>0.855546</text:p>
              </table:table-cell>
              <table:table-cell office:value-type="float" office:value="0.80489">
                <text:p>0.8048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41526">
                <text:p>0.541526</text:p>
              </table:table-cell>
              <table:table-cell office:value-type="float" office:value="0.777885">
                <text:p>0.777885</text:p>
              </table:table-cell>
              <table:table-cell office:value-type="float" office:value="0.802437">
                <text:p>0.802437</text:p>
              </table:table-cell>
              <table:table-cell office:value-type="float" office:value="0.809413">
                <text:p>0.809413</text:p>
              </table:table-cell>
              <table:table-cell office:value-type="float" office:value="0.818387">
                <text:p>0.818387</text:p>
              </table:table-cell>
              <table:table-cell office:value-type="float" office:value="0.821101">
                <text:p>0.821101</text:p>
              </table:table-cell>
              <table:table-cell office:value-type="float" office:value="0.822651">
                <text:p>0.822651</text:p>
              </table:table-cell>
              <table:table-cell office:value-type="float" office:value="0.835298">
                <text:p>0.835298</text:p>
              </table:table-cell>
              <table:table-cell office:value-type="float" office:value="0.838294">
                <text:p>0.838294</text:p>
              </table:table-cell>
              <table:table-cell office:value-type="float" office:value="0.847595">
                <text:p>0.847595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459">
                <text:p>0.79145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42391">
                <text:p>0.642391</text:p>
              </table:table-cell>
              <table:table-cell office:value-type="float" office:value="0.791846">
                <text:p>0.791846</text:p>
              </table:table-cell>
              <table:table-cell office:value-type="float" office:value="0.804729">
                <text:p>0.804729</text:p>
              </table:table-cell>
              <table:table-cell office:value-type="float" office:value="0.811261">
                <text:p>0.811261</text:p>
              </table:table-cell>
              <table:table-cell office:value-type="float" office:value="0.820086">
                <text:p>0.820086</text:p>
              </table:table-cell>
              <table:table-cell office:value-type="float" office:value="0.821195">
                <text:p>0.821195</text:p>
              </table:table-cell>
              <table:table-cell office:value-type="float" office:value="0.82454">
                <text:p>0.82454</text:p>
              </table:table-cell>
              <table:table-cell office:value-type="float" office:value="0.835985">
                <text:p>0.835985</text:p>
              </table:table-cell>
              <table:table-cell office:value-type="float" office:value="0.838032">
                <text:p>0.838032</text:p>
              </table:table-cell>
              <table:table-cell office:value-type="float" office:value="0.845494">
                <text:p>0.845494</text:p>
              </table:table-cell>
              <table:table-cell office:value-type="float" office:value="0.855546">
                <text:p>0.855546</text:p>
              </table:table-cell>
              <table:table-cell office:value-type="float" office:value="0.803556">
                <text:p>0.8035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25217">
                <text:p>0.625217</text:p>
              </table:table-cell>
              <table:table-cell office:value-type="float" office:value="0.786765">
                <text:p>0.786765</text:p>
              </table:table-cell>
              <table:table-cell office:value-type="float" office:value="0.801059">
                <text:p>0.801059</text:p>
              </table:table-cell>
              <table:table-cell office:value-type="float" office:value="0.809537">
                <text:p>0.809537</text:p>
              </table:table-cell>
              <table:table-cell office:value-type="float" office:value="0.816018">
                <text:p>0.816018</text:p>
              </table:table-cell>
              <table:table-cell office:value-type="float" office:value="0.820792">
                <text:p>0.820792</text:p>
              </table:table-cell>
              <table:table-cell office:value-type="float" office:value="0.822529">
                <text:p>0.822529</text:p>
              </table:table-cell>
              <table:table-cell office:value-type="float" office:value="0.834344">
                <text:p>0.834344</text:p>
              </table:table-cell>
              <table:table-cell office:value-type="float" office:value="0.838009">
                <text:p>0.838009</text:p>
              </table:table-cell>
              <table:table-cell office:value-type="float" office:value="0.843791">
                <text:p>0.843791</text:p>
              </table:table-cell>
              <table:table-cell office:value-type="float" office:value="0.855546">
                <text:p>0.855546</text:p>
              </table:table-cell>
              <table:table-cell office:value-type="float" office:value="0.799806">
                <text:p>0.79980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77153">
                <text:p>0.677153</text:p>
              </table:table-cell>
              <table:table-cell office:value-type="float" office:value="0.781911">
                <text:p>0.781911</text:p>
              </table:table-cell>
              <table:table-cell office:value-type="float" office:value="0.797067">
                <text:p>0.797067</text:p>
              </table:table-cell>
              <table:table-cell office:value-type="float" office:value="0.807747">
                <text:p>0.807747</text:p>
              </table:table-cell>
              <table:table-cell office:value-type="float" office:value="0.811994">
                <text:p>0.811994</text:p>
              </table:table-cell>
              <table:table-cell office:value-type="float" office:value="0.820059">
                <text:p>0.820059</text:p>
              </table:table-cell>
              <table:table-cell office:value-type="float" office:value="0.821637">
                <text:p>0.821637</text:p>
              </table:table-cell>
              <table:table-cell office:value-type="float" office:value="0.828306">
                <text:p>0.828306</text:p>
              </table:table-cell>
              <table:table-cell office:value-type="float" office:value="0.837654">
                <text:p>0.837654</text:p>
              </table:table-cell>
              <table:table-cell office:value-type="float" office:value="0.844911">
                <text:p>0.8449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02844">
                <text:p>0.80284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11194">
                <text:p>0.611194</text:p>
              </table:table-cell>
              <table:table-cell office:value-type="float" office:value="0.767876">
                <text:p>0.767876</text:p>
              </table:table-cell>
              <table:table-cell office:value-type="float" office:value="0.795292">
                <text:p>0.795292</text:p>
              </table:table-cell>
              <table:table-cell office:value-type="float" office:value="0.803084">
                <text:p>0.803084</text:p>
              </table:table-cell>
              <table:table-cell office:value-type="float" office:value="0.809864">
                <text:p>0.809864</text:p>
              </table:table-cell>
              <table:table-cell office:value-type="float" office:value="0.818029">
                <text:p>0.818029</text:p>
              </table:table-cell>
              <table:table-cell office:value-type="float" office:value="0.821209">
                <text:p>0.821209</text:p>
              </table:table-cell>
              <table:table-cell office:value-type="float" office:value="0.826155">
                <text:p>0.826155</text:p>
              </table:table-cell>
              <table:table-cell office:value-type="float" office:value="0.837038">
                <text:p>0.837038</text:p>
              </table:table-cell>
              <table:table-cell office:value-type="float" office:value="0.843285">
                <text:p>0.843285</text:p>
              </table:table-cell>
              <table:table-cell office:value-type="float" office:value="0.855546">
                <text:p>0.855546</text:p>
              </table:table-cell>
              <table:table-cell office:value-type="float" office:value="0.793303">
                <text:p>0.79330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52149">
                <text:p>0.552149</text:p>
              </table:table-cell>
              <table:table-cell office:value-type="float" office:value="0.778122">
                <text:p>0.778122</text:p>
              </table:table-cell>
              <table:table-cell office:value-type="float" office:value="0.79823">
                <text:p>0.79823</text:p>
              </table:table-cell>
              <table:table-cell office:value-type="float" office:value="0.8076">
                <text:p>0.8076</text:p>
              </table:table-cell>
              <table:table-cell office:value-type="float" office:value="0.812302">
                <text:p>0.812302</text:p>
              </table:table-cell>
              <table:table-cell office:value-type="float" office:value="0.820373">
                <text:p>0.820373</text:p>
              </table:table-cell>
              <table:table-cell office:value-type="float" office:value="0.822002">
                <text:p>0.822002</text:p>
              </table:table-cell>
              <table:table-cell office:value-type="float" office:value="0.829787">
                <text:p>0.829787</text:p>
              </table:table-cell>
              <table:table-cell office:value-type="float" office:value="0.837999">
                <text:p>0.837999</text:p>
              </table:table-cell>
              <table:table-cell office:value-type="float" office:value="0.845333">
                <text:p>0.845333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39">
                <text:p>0.7903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94229">
                <text:p>0.494229</text:p>
              </table:table-cell>
              <table:table-cell office:value-type="float" office:value="0.761479">
                <text:p>0.761479</text:p>
              </table:table-cell>
              <table:table-cell office:value-type="float" office:value="0.798978">
                <text:p>0.798978</text:p>
              </table:table-cell>
              <table:table-cell office:value-type="float" office:value="0.808178">
                <text:p>0.808178</text:p>
              </table:table-cell>
              <table:table-cell office:value-type="float" office:value="0.813728">
                <text:p>0.813728</text:p>
              </table:table-cell>
              <table:table-cell office:value-type="float" office:value="0.82069">
                <text:p>0.82069</text:p>
              </table:table-cell>
              <table:table-cell office:value-type="float" office:value="0.822298">
                <text:p>0.822298</text:p>
              </table:table-cell>
              <table:table-cell office:value-type="float" office:value="0.833092">
                <text:p>0.833092</text:p>
              </table:table-cell>
              <table:table-cell office:value-type="float" office:value="0.838012">
                <text:p>0.838012</text:p>
              </table:table-cell>
              <table:table-cell office:value-type="float" office:value="0.844925">
                <text:p>0.844925</text:p>
              </table:table-cell>
              <table:table-cell office:value-type="float" office:value="0.855546">
                <text:p>0.855546</text:p>
              </table:table-cell>
              <table:table-cell office:value-type="float" office:value="0.783561">
                <text:p>0.78356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44299">
                <text:p>0.544299</text:p>
              </table:table-cell>
              <table:table-cell office:value-type="float" office:value="0.788031">
                <text:p>0.788031</text:p>
              </table:table-cell>
              <table:table-cell office:value-type="float" office:value="0.803953">
                <text:p>0.803953</text:p>
              </table:table-cell>
              <table:table-cell office:value-type="float" office:value="0.80985">
                <text:p>0.80985</text:p>
              </table:table-cell>
              <table:table-cell office:value-type="float" office:value="0.8179">
                <text:p>0.8179</text:p>
              </table:table-cell>
              <table:table-cell office:value-type="float" office:value="0.821147">
                <text:p>0.821147</text:p>
              </table:table-cell>
              <table:table-cell office:value-type="float" office:value="0.822207">
                <text:p>0.822207</text:p>
              </table:table-cell>
              <table:table-cell office:value-type="float" office:value="0.829177">
                <text:p>0.829177</text:p>
              </table:table-cell>
              <table:table-cell office:value-type="float" office:value="0.837853">
                <text:p>0.837853</text:p>
              </table:table-cell>
              <table:table-cell office:value-type="float" office:value="0.844454">
                <text:p>0.844454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887">
                <text:p>0.79188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3766">
                <text:p>0.53766</text:p>
              </table:table-cell>
              <table:table-cell office:value-type="float" office:value="0.789866">
                <text:p>0.789866</text:p>
              </table:table-cell>
              <table:table-cell office:value-type="float" office:value="0.804803">
                <text:p>0.804803</text:p>
              </table:table-cell>
              <table:table-cell office:value-type="float" office:value="0.810918">
                <text:p>0.810918</text:p>
              </table:table-cell>
              <table:table-cell office:value-type="float" office:value="0.820098">
                <text:p>0.820098</text:p>
              </table:table-cell>
              <table:table-cell office:value-type="float" office:value="0.821176">
                <text:p>0.821176</text:p>
              </table:table-cell>
              <table:table-cell office:value-type="float" office:value="0.822584">
                <text:p>0.822584</text:p>
              </table:table-cell>
              <table:table-cell office:value-type="float" office:value="0.832863">
                <text:p>0.832863</text:p>
              </table:table-cell>
              <table:table-cell office:value-type="float" office:value="0.83804">
                <text:p>0.83804</text:p>
              </table:table-cell>
              <table:table-cell office:value-type="float" office:value="0.845431">
                <text:p>0.845431</text:p>
              </table:table-cell>
              <table:table-cell office:value-type="float" office:value="0.855546">
                <text:p>0.855546</text:p>
              </table:table-cell>
              <table:table-cell office:value-type="float" office:value="0.792344">
                <text:p>0.79234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40184">
                <text:p>0.540184</text:p>
              </table:table-cell>
              <table:table-cell office:value-type="float" office:value="0.782397">
                <text:p>0.782397</text:p>
              </table:table-cell>
              <table:table-cell office:value-type="float" office:value="0.801379">
                <text:p>0.801379</text:p>
              </table:table-cell>
              <table:table-cell office:value-type="float" office:value="0.80898">
                <text:p>0.80898</text:p>
              </table:table-cell>
              <table:table-cell office:value-type="float" office:value="0.816138">
                <text:p>0.816138</text:p>
              </table:table-cell>
              <table:table-cell office:value-type="float" office:value="0.820887">
                <text:p>0.820887</text:p>
              </table:table-cell>
              <table:table-cell office:value-type="float" office:value="0.82167">
                <text:p>0.82167</text:p>
              </table:table-cell>
              <table:table-cell office:value-type="float" office:value="0.827638">
                <text:p>0.827638</text:p>
              </table:table-cell>
              <table:table-cell office:value-type="float" office:value="0.837772">
                <text:p>0.837772</text:p>
              </table:table-cell>
              <table:table-cell office:value-type="float" office:value="0.844718">
                <text:p>0.844718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176">
                <text:p>0.79017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499832">
                <text:p>0.499832</text:p>
              </table:table-cell>
              <table:table-cell office:value-type="float" office:value="0.782382">
                <text:p>0.782382</text:p>
              </table:table-cell>
              <table:table-cell office:value-type="float" office:value="0.799414">
                <text:p>0.799414</text:p>
              </table:table-cell>
              <table:table-cell office:value-type="float" office:value="0.808083">
                <text:p>0.808083</text:p>
              </table:table-cell>
              <table:table-cell office:value-type="float" office:value="0.811983">
                <text:p>0.811983</text:p>
              </table:table-cell>
              <table:table-cell office:value-type="float" office:value="0.820666">
                <text:p>0.820666</text:p>
              </table:table-cell>
              <table:table-cell office:value-type="float" office:value="0.821668">
                <text:p>0.821668</text:p>
              </table:table-cell>
              <table:table-cell office:value-type="float" office:value="0.826601">
                <text:p>0.826601</text:p>
              </table:table-cell>
              <table:table-cell office:value-type="float" office:value="0.837245">
                <text:p>0.837245</text:p>
              </table:table-cell>
              <table:table-cell office:value-type="float" office:value="0.843362">
                <text:p>0.84336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5124">
                <text:p>0.78512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3964">
                <text:p>0.53964</text:p>
              </table:table-cell>
              <table:table-cell office:value-type="float" office:value="0.781539">
                <text:p>0.781539</text:p>
              </table:table-cell>
              <table:table-cell office:value-type="float" office:value="0.797521">
                <text:p>0.797521</text:p>
              </table:table-cell>
              <table:table-cell office:value-type="float" office:value="0.805987">
                <text:p>0.805987</text:p>
              </table:table-cell>
              <table:table-cell office:value-type="float" office:value="0.810575">
                <text:p>0.810575</text:p>
              </table:table-cell>
              <table:table-cell office:value-type="float" office:value="0.819419">
                <text:p>0.819419</text:p>
              </table:table-cell>
              <table:table-cell office:value-type="float" office:value="0.821166">
                <text:p>0.821166</text:p>
              </table:table-cell>
              <table:table-cell office:value-type="float" office:value="0.824132">
                <text:p>0.824132</text:p>
              </table:table-cell>
              <table:table-cell office:value-type="float" office:value="0.836239">
                <text:p>0.836239</text:p>
              </table:table-cell>
              <table:table-cell office:value-type="float" office:value="0.843491">
                <text:p>0.843491</text:p>
              </table:table-cell>
              <table:table-cell office:value-type="float" office:value="0.855546">
                <text:p>0.855546</text:p>
              </table:table-cell>
              <table:table-cell office:value-type="float" office:value="0.787971">
                <text:p>0.78797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45388">
                <text:p>0.545388</text:p>
              </table:table-cell>
              <table:table-cell office:value-type="float" office:value="0.767511">
                <text:p>0.767511</text:p>
              </table:table-cell>
              <table:table-cell office:value-type="float" office:value="0.791485">
                <text:p>0.791485</text:p>
              </table:table-cell>
              <table:table-cell office:value-type="float" office:value="0.800864">
                <text:p>0.800864</text:p>
              </table:table-cell>
              <table:table-cell office:value-type="float" office:value="0.809504">
                <text:p>0.809504</text:p>
              </table:table-cell>
              <table:table-cell office:value-type="float" office:value="0.81599">
                <text:p>0.81599</text:p>
              </table:table-cell>
              <table:table-cell office:value-type="float" office:value="0.821034">
                <text:p>0.821034</text:p>
              </table:table-cell>
              <table:table-cell office:value-type="float" office:value="0.823774">
                <text:p>0.823774</text:p>
              </table:table-cell>
              <table:table-cell office:value-type="float" office:value="0.837274">
                <text:p>0.837274</text:p>
              </table:table-cell>
              <table:table-cell office:value-type="float" office:value="0.845993">
                <text:p>0.845993</text:p>
              </table:table-cell>
              <table:table-cell office:value-type="float" office:value="0.855546">
                <text:p>0.855546</text:p>
              </table:table-cell>
              <table:table-cell office:value-type="float" office:value="0.785882">
                <text:p>0.78588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62511">
                <text:p>0.562511</text:p>
              </table:table-cell>
              <table:table-cell office:value-type="float" office:value="0.77301">
                <text:p>0.77301</text:p>
              </table:table-cell>
              <table:table-cell office:value-type="float" office:value="0.790739">
                <text:p>0.790739</text:p>
              </table:table-cell>
              <table:table-cell office:value-type="float" office:value="0.799153">
                <text:p>0.799153</text:p>
              </table:table-cell>
              <table:table-cell office:value-type="float" office:value="0.809458">
                <text:p>0.809458</text:p>
              </table:table-cell>
              <table:table-cell office:value-type="float" office:value="0.815861">
                <text:p>0.815861</text:p>
              </table:table-cell>
              <table:table-cell office:value-type="float" office:value="0.820885">
                <text:p>0.820885</text:p>
              </table:table-cell>
              <table:table-cell office:value-type="float" office:value="0.822592">
                <text:p>0.822592</text:p>
              </table:table-cell>
              <table:table-cell office:value-type="float" office:value="0.836531">
                <text:p>0.836531</text:p>
              </table:table-cell>
              <table:table-cell office:value-type="float" office:value="0.846252">
                <text:p>0.84625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7699">
                <text:p>0.7876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64649">
                <text:p>0.564649</text:p>
              </table:table-cell>
              <table:table-cell office:value-type="float" office:value="0.778744">
                <text:p>0.778744</text:p>
              </table:table-cell>
              <table:table-cell office:value-type="float" office:value="0.794411">
                <text:p>0.794411</text:p>
              </table:table-cell>
              <table:table-cell office:value-type="float" office:value="0.801793">
                <text:p>0.801793</text:p>
              </table:table-cell>
              <table:table-cell office:value-type="float" office:value="0.810359">
                <text:p>0.810359</text:p>
              </table:table-cell>
              <table:table-cell office:value-type="float" office:value="0.817707">
                <text:p>0.817707</text:p>
              </table:table-cell>
              <table:table-cell office:value-type="float" office:value="0.821044">
                <text:p>0.821044</text:p>
              </table:table-cell>
              <table:table-cell office:value-type="float" office:value="0.822301">
                <text:p>0.822301</text:p>
              </table:table-cell>
              <table:table-cell office:value-type="float" office:value="0.83642">
                <text:p>0.83642</text:p>
              </table:table-cell>
              <table:table-cell office:value-type="float" office:value="0.847629">
                <text:p>0.847629</text:p>
              </table:table-cell>
              <table:table-cell office:value-type="float" office:value="0.855546">
                <text:p>0.855546</text:p>
              </table:table-cell>
              <table:table-cell office:value-type="float" office:value="0.789506">
                <text:p>0.78950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42749">
                <text:p>0.542749</text:p>
              </table:table-cell>
              <table:table-cell office:value-type="float" office:value="0.772567">
                <text:p>0.772567</text:p>
              </table:table-cell>
              <table:table-cell office:value-type="float" office:value="0.793068">
                <text:p>0.793068</text:p>
              </table:table-cell>
              <table:table-cell office:value-type="float" office:value="0.80192">
                <text:p>0.80192</text:p>
              </table:table-cell>
              <table:table-cell office:value-type="float" office:value="0.810671">
                <text:p>0.810671</text:p>
              </table:table-cell>
              <table:table-cell office:value-type="float" office:value="0.819126">
                <text:p>0.819126</text:p>
              </table:table-cell>
              <table:table-cell office:value-type="float" office:value="0.821147">
                <text:p>0.821147</text:p>
              </table:table-cell>
              <table:table-cell office:value-type="float" office:value="0.821923">
                <text:p>0.821923</text:p>
              </table:table-cell>
              <table:table-cell office:value-type="float" office:value="0.834391">
                <text:p>0.834391</text:p>
              </table:table-cell>
              <table:table-cell office:value-type="float" office:value="0.846882">
                <text:p>0.84688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6444">
                <text:p>0.78644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67136">
                <text:p>0.467136</text:p>
              </table:table-cell>
              <table:table-cell office:value-type="float" office:value="0.767907">
                <text:p>0.767907</text:p>
              </table:table-cell>
              <table:table-cell office:value-type="float" office:value="0.793182">
                <text:p>0.793182</text:p>
              </table:table-cell>
              <table:table-cell office:value-type="float" office:value="0.802147">
                <text:p>0.802147</text:p>
              </table:table-cell>
              <table:table-cell office:value-type="float" office:value="0.809722">
                <text:p>0.809722</text:p>
              </table:table-cell>
              <table:table-cell office:value-type="float" office:value="0.817186">
                <text:p>0.817186</text:p>
              </table:table-cell>
              <table:table-cell office:value-type="float" office:value="0.82101">
                <text:p>0.82101</text:p>
              </table:table-cell>
              <table:table-cell office:value-type="float" office:value="0.821535">
                <text:p>0.821535</text:p>
              </table:table-cell>
              <table:table-cell office:value-type="float" office:value="0.833499">
                <text:p>0.833499</text:p>
              </table:table-cell>
              <table:table-cell office:value-type="float" office:value="0.846674">
                <text:p>0.846674</text:p>
              </table:table-cell>
              <table:table-cell office:value-type="float" office:value="0.855546">
                <text:p>0.855546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74228">
                <text:p>0.474228</text:p>
              </table:table-cell>
              <table:table-cell office:value-type="float" office:value="0.77461">
                <text:p>0.77461</text:p>
              </table:table-cell>
              <table:table-cell office:value-type="float" office:value="0.796091">
                <text:p>0.796091</text:p>
              </table:table-cell>
              <table:table-cell office:value-type="float" office:value="0.803013">
                <text:p>0.803013</text:p>
              </table:table-cell>
              <table:table-cell office:value-type="float" office:value="0.809629">
                <text:p>0.809629</text:p>
              </table:table-cell>
              <table:table-cell office:value-type="float" office:value="0.815828">
                <text:p>0.815828</text:p>
              </table:table-cell>
              <table:table-cell office:value-type="float" office:value="0.821019">
                <text:p>0.821019</text:p>
              </table:table-cell>
              <table:table-cell office:value-type="float" office:value="0.821346">
                <text:p>0.821346</text:p>
              </table:table-cell>
              <table:table-cell office:value-type="float" office:value="0.831064">
                <text:p>0.831064</text:p>
              </table:table-cell>
              <table:table-cell office:value-type="float" office:value="0.845413">
                <text:p>0.845413</text:p>
              </table:table-cell>
              <table:table-cell office:value-type="float" office:value="0.855546">
                <text:p>0.855546</text:p>
              </table:table-cell>
              <table:table-cell office:value-type="float" office:value="0.779224">
                <text:p>0.77922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3495">
                <text:p>0.453495</text:p>
              </table:table-cell>
              <table:table-cell office:value-type="float" office:value="0.747815">
                <text:p>0.747815</text:p>
              </table:table-cell>
              <table:table-cell office:value-type="float" office:value="0.78872">
                <text:p>0.78872</text:p>
              </table:table-cell>
              <table:table-cell office:value-type="float" office:value="0.798008">
                <text:p>0.798008</text:p>
              </table:table-cell>
              <table:table-cell office:value-type="float" office:value="0.806089">
                <text:p>0.806089</text:p>
              </table:table-cell>
              <table:table-cell office:value-type="float" office:value="0.810502">
                <text:p>0.810502</text:p>
              </table:table-cell>
              <table:table-cell office:value-type="float" office:value="0.817766">
                <text:p>0.817766</text:p>
              </table:table-cell>
              <table:table-cell office:value-type="float" office:value="0.821147">
                <text:p>0.821147</text:p>
              </table:table-cell>
              <table:table-cell office:value-type="float" office:value="0.825975">
                <text:p>0.825975</text:p>
              </table:table-cell>
              <table:table-cell office:value-type="float" office:value="0.844762">
                <text:p>0.844762</text:p>
              </table:table-cell>
              <table:table-cell office:value-type="float" office:value="0.855546">
                <text:p>0.855546</text:p>
              </table:table-cell>
              <table:table-cell office:value-type="float" office:value="0.771428">
                <text:p>0.77142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0075">
                <text:p>0.50075</text:p>
              </table:table-cell>
              <table:table-cell office:value-type="float" office:value="0.767696">
                <text:p>0.767696</text:p>
              </table:table-cell>
              <table:table-cell office:value-type="float" office:value="0.793099">
                <text:p>0.793099</text:p>
              </table:table-cell>
              <table:table-cell office:value-type="float" office:value="0.800392">
                <text:p>0.800392</text:p>
              </table:table-cell>
              <table:table-cell office:value-type="float" office:value="0.807841">
                <text:p>0.807841</text:p>
              </table:table-cell>
              <table:table-cell office:value-type="float" office:value="0.813873">
                <text:p>0.813873</text:p>
              </table:table-cell>
              <table:table-cell office:value-type="float" office:value="0.820765">
                <text:p>0.820765</text:p>
              </table:table-cell>
              <table:table-cell office:value-type="float" office:value="0.822074">
                <text:p>0.822074</text:p>
              </table:table-cell>
              <table:table-cell office:value-type="float" office:value="0.832904">
                <text:p>0.832904</text:p>
              </table:table-cell>
              <table:table-cell office:value-type="float" office:value="0.844782">
                <text:p>0.84478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0418">
                <text:p>0.78041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31476">
                <text:p>0.631476</text:p>
              </table:table-cell>
              <table:table-cell office:value-type="float" office:value="0.785705">
                <text:p>0.785705</text:p>
              </table:table-cell>
              <table:table-cell office:value-type="float" office:value="0.796798">
                <text:p>0.796798</text:p>
              </table:table-cell>
              <table:table-cell office:value-type="float" office:value="0.802139">
                <text:p>0.802139</text:p>
              </table:table-cell>
              <table:table-cell office:value-type="float" office:value="0.808191">
                <text:p>0.808191</text:p>
              </table:table-cell>
              <table:table-cell office:value-type="float" office:value="0.81324">
                <text:p>0.81324</text:p>
              </table:table-cell>
              <table:table-cell office:value-type="float" office:value="0.820402">
                <text:p>0.820402</text:p>
              </table:table-cell>
              <table:table-cell office:value-type="float" office:value="0.822838">
                <text:p>0.822838</text:p>
              </table:table-cell>
              <table:table-cell office:value-type="float" office:value="0.834524">
                <text:p>0.834524</text:p>
              </table:table-cell>
              <table:table-cell office:value-type="float" office:value="0.844127">
                <text:p>0.844127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944">
                <text:p>0.79594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4352">
                <text:p>0.54352</text:p>
              </table:table-cell>
              <table:table-cell office:value-type="float" office:value="0.777492">
                <text:p>0.777492</text:p>
              </table:table-cell>
              <table:table-cell office:value-type="float" office:value="0.795181">
                <text:p>0.795181</text:p>
              </table:table-cell>
              <table:table-cell office:value-type="float" office:value="0.800714">
                <text:p>0.800714</text:p>
              </table:table-cell>
              <table:table-cell office:value-type="float" office:value="0.807647">
                <text:p>0.807647</text:p>
              </table:table-cell>
              <table:table-cell office:value-type="float" office:value="0.812285">
                <text:p>0.812285</text:p>
              </table:table-cell>
              <table:table-cell office:value-type="float" office:value="0.818742">
                <text:p>0.818742</text:p>
              </table:table-cell>
              <table:table-cell office:value-type="float" office:value="0.821411">
                <text:p>0.821411</text:p>
              </table:table-cell>
              <table:table-cell office:value-type="float" office:value="0.831995">
                <text:p>0.831995</text:p>
              </table:table-cell>
              <table:table-cell office:value-type="float" office:value="0.843548">
                <text:p>0.84354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5253">
                <text:p>0.78525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87983">
                <text:p>0.587983</text:p>
              </table:table-cell>
              <table:table-cell office:value-type="float" office:value="0.778593">
                <text:p>0.778593</text:p>
              </table:table-cell>
              <table:table-cell office:value-type="float" office:value="0.794514">
                <text:p>0.794514</text:p>
              </table:table-cell>
              <table:table-cell office:value-type="float" office:value="0.800891">
                <text:p>0.800891</text:p>
              </table:table-cell>
              <table:table-cell office:value-type="float" office:value="0.808252">
                <text:p>0.808252</text:p>
              </table:table-cell>
              <table:table-cell office:value-type="float" office:value="0.813473">
                <text:p>0.813473</text:p>
              </table:table-cell>
              <table:table-cell office:value-type="float" office:value="0.819647">
                <text:p>0.819647</text:p>
              </table:table-cell>
              <table:table-cell office:value-type="float" office:value="0.821844">
                <text:p>0.821844</text:p>
              </table:table-cell>
              <table:table-cell office:value-type="float" office:value="0.832227">
                <text:p>0.832227</text:p>
              </table:table-cell>
              <table:table-cell office:value-type="float" office:value="0.843431">
                <text:p>0.843431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086">
                <text:p>0.79008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1343">
                <text:p>0.61343</text:p>
              </table:table-cell>
              <table:table-cell office:value-type="float" office:value="0.778093">
                <text:p>0.778093</text:p>
              </table:table-cell>
              <table:table-cell office:value-type="float" office:value="0.794522">
                <text:p>0.794522</text:p>
              </table:table-cell>
              <table:table-cell office:value-type="float" office:value="0.800553">
                <text:p>0.800553</text:p>
              </table:table-cell>
              <table:table-cell office:value-type="float" office:value="0.808768">
                <text:p>0.808768</text:p>
              </table:table-cell>
              <table:table-cell office:value-type="float" office:value="0.813953">
                <text:p>0.813953</text:p>
              </table:table-cell>
              <table:table-cell office:value-type="float" office:value="0.819915">
                <text:p>0.819915</text:p>
              </table:table-cell>
              <table:table-cell office:value-type="float" office:value="0.821618">
                <text:p>0.821618</text:p>
              </table:table-cell>
              <table:table-cell office:value-type="float" office:value="0.828408">
                <text:p>0.828408</text:p>
              </table:table-cell>
              <table:table-cell office:value-type="float" office:value="0.843248">
                <text:p>0.843248</text:p>
              </table:table-cell>
              <table:table-cell office:value-type="float" office:value="0.855546">
                <text:p>0.855546</text:p>
              </table:table-cell>
              <table:table-cell office:value-type="float" office:value="0.792251">
                <text:p>0.79225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74643">
                <text:p>0.574643</text:p>
              </table:table-cell>
              <table:table-cell office:value-type="float" office:value="0.776519">
                <text:p>0.776519</text:p>
              </table:table-cell>
              <table:table-cell office:value-type="float" office:value="0.79345">
                <text:p>0.79345</text:p>
              </table:table-cell>
              <table:table-cell office:value-type="float" office:value="0.799925">
                <text:p>0.799925</text:p>
              </table:table-cell>
              <table:table-cell office:value-type="float" office:value="0.808894">
                <text:p>0.808894</text:p>
              </table:table-cell>
              <table:table-cell office:value-type="float" office:value="0.813673">
                <text:p>0.813673</text:p>
              </table:table-cell>
              <table:table-cell office:value-type="float" office:value="0.819955">
                <text:p>0.819955</text:p>
              </table:table-cell>
              <table:table-cell office:value-type="float" office:value="0.821727">
                <text:p>0.821727</text:p>
              </table:table-cell>
              <table:table-cell office:value-type="float" office:value="0.829081">
                <text:p>0.829081</text:p>
              </table:table-cell>
              <table:table-cell office:value-type="float" office:value="0.844214">
                <text:p>0.844214</text:p>
              </table:table-cell>
              <table:table-cell office:value-type="float" office:value="0.855546">
                <text:p>0.855546</text:p>
              </table:table-cell>
              <table:table-cell office:value-type="float" office:value="0.788208">
                <text:p>0.7882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19097">
                <text:p>0.619097</text:p>
              </table:table-cell>
              <table:table-cell office:value-type="float" office:value="0.784232">
                <text:p>0.784232</text:p>
              </table:table-cell>
              <table:table-cell office:value-type="float" office:value="0.795844">
                <text:p>0.795844</text:p>
              </table:table-cell>
              <table:table-cell office:value-type="float" office:value="0.801076">
                <text:p>0.801076</text:p>
              </table:table-cell>
              <table:table-cell office:value-type="float" office:value="0.809481">
                <text:p>0.809481</text:p>
              </table:table-cell>
              <table:table-cell office:value-type="float" office:value="0.816154">
                <text:p>0.816154</text:p>
              </table:table-cell>
              <table:table-cell office:value-type="float" office:value="0.820744">
                <text:p>0.820744</text:p>
              </table:table-cell>
              <table:table-cell office:value-type="float" office:value="0.82188">
                <text:p>0.82188</text:p>
              </table:table-cell>
              <table:table-cell office:value-type="float" office:value="0.828657">
                <text:p>0.828657</text:p>
              </table:table-cell>
              <table:table-cell office:value-type="float" office:value="0.842743">
                <text:p>0.842743</text:p>
              </table:table-cell>
              <table:table-cell office:value-type="float" office:value="0.855546">
                <text:p>0.855546</text:p>
              </table:table-cell>
              <table:table-cell office:value-type="float" office:value="0.793991">
                <text:p>0.79399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7467">
                <text:p>0.57467</text:p>
              </table:table-cell>
              <table:table-cell office:value-type="float" office:value="0.780758">
                <text:p>0.780758</text:p>
              </table:table-cell>
              <table:table-cell office:value-type="float" office:value="0.796191">
                <text:p>0.796191</text:p>
              </table:table-cell>
              <table:table-cell office:value-type="float" office:value="0.801538">
                <text:p>0.801538</text:p>
              </table:table-cell>
              <table:table-cell office:value-type="float" office:value="0.809163">
                <text:p>0.809163</text:p>
              </table:table-cell>
              <table:table-cell office:value-type="float" office:value="0.815846">
                <text:p>0.815846</text:p>
              </table:table-cell>
              <table:table-cell office:value-type="float" office:value="0.820564">
                <text:p>0.820564</text:p>
              </table:table-cell>
              <table:table-cell office:value-type="float" office:value="0.822029">
                <text:p>0.822029</text:p>
              </table:table-cell>
              <table:table-cell office:value-type="float" office:value="0.829558">
                <text:p>0.829558</text:p>
              </table:table-cell>
              <table:table-cell office:value-type="float" office:value="0.844131">
                <text:p>0.844131</text:p>
              </table:table-cell>
              <table:table-cell office:value-type="float" office:value="0.855546">
                <text:p>0.855546</text:p>
              </table:table-cell>
              <table:table-cell office:value-type="float" office:value="0.789445">
                <text:p>0.78944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97641">
                <text:p>0.497641</text:p>
              </table:table-cell>
              <table:table-cell office:value-type="float" office:value="0.764801">
                <text:p>0.764801</text:p>
              </table:table-cell>
              <table:table-cell office:value-type="float" office:value="0.793982">
                <text:p>0.793982</text:p>
              </table:table-cell>
              <table:table-cell office:value-type="float" office:value="0.798473">
                <text:p>0.798473</text:p>
              </table:table-cell>
              <table:table-cell office:value-type="float" office:value="0.807037">
                <text:p>0.807037</text:p>
              </table:table-cell>
              <table:table-cell office:value-type="float" office:value="0.813091">
                <text:p>0.813091</text:p>
              </table:table-cell>
              <table:table-cell office:value-type="float" office:value="0.81917">
                <text:p>0.81917</text:p>
              </table:table-cell>
              <table:table-cell office:value-type="float" office:value="0.821338">
                <text:p>0.821338</text:p>
              </table:table-cell>
              <table:table-cell office:value-type="float" office:value="0.827824">
                <text:p>0.827824</text:p>
              </table:table-cell>
              <table:table-cell office:value-type="float" office:value="0.845139">
                <text:p>0.845139</text:p>
              </table:table-cell>
              <table:table-cell office:value-type="float" office:value="0.855546">
                <text:p>0.855546</text:p>
              </table:table-cell>
              <table:table-cell office:value-type="float" office:value="0.77885">
                <text:p>0.7788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03684">
                <text:p>0.503684</text:p>
              </table:table-cell>
              <table:table-cell office:value-type="float" office:value="0.769205">
                <text:p>0.769205</text:p>
              </table:table-cell>
              <table:table-cell office:value-type="float" office:value="0.79353">
                <text:p>0.79353</text:p>
              </table:table-cell>
              <table:table-cell office:value-type="float" office:value="0.79757">
                <text:p>0.79757</text:p>
              </table:table-cell>
              <table:table-cell office:value-type="float" office:value="0.806309">
                <text:p>0.806309</text:p>
              </table:table-cell>
              <table:table-cell office:value-type="float" office:value="0.813067">
                <text:p>0.813067</text:p>
              </table:table-cell>
              <table:table-cell office:value-type="float" office:value="0.818834">
                <text:p>0.818834</text:p>
              </table:table-cell>
              <table:table-cell office:value-type="float" office:value="0.821543">
                <text:p>0.821543</text:p>
              </table:table-cell>
              <table:table-cell office:value-type="float" office:value="0.829599">
                <text:p>0.829599</text:p>
              </table:table-cell>
              <table:table-cell office:value-type="float" office:value="0.844704">
                <text:p>0.844704</text:p>
              </table:table-cell>
              <table:table-cell office:value-type="float" office:value="0.855546">
                <text:p>0.855546</text:p>
              </table:table-cell>
              <table:table-cell office:value-type="float" office:value="0.779805">
                <text:p>0.77980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81664">
                <text:p>0.581664</text:p>
              </table:table-cell>
              <table:table-cell office:value-type="float" office:value="0.781044">
                <text:p>0.781044</text:p>
              </table:table-cell>
              <table:table-cell office:value-type="float" office:value="0.795232">
                <text:p>0.795232</text:p>
              </table:table-cell>
              <table:table-cell office:value-type="float" office:value="0.798349">
                <text:p>0.798349</text:p>
              </table:table-cell>
              <table:table-cell office:value-type="float" office:value="0.808722">
                <text:p>0.808722</text:p>
              </table:table-cell>
              <table:table-cell office:value-type="float" office:value="0.814907">
                <text:p>0.814907</text:p>
              </table:table-cell>
              <table:table-cell office:value-type="float" office:value="0.820382">
                <text:p>0.820382</text:p>
              </table:table-cell>
              <table:table-cell office:value-type="float" office:value="0.822056">
                <text:p>0.822056</text:p>
              </table:table-cell>
              <table:table-cell office:value-type="float" office:value="0.830056">
                <text:p>0.830056</text:p>
              </table:table-cell>
              <table:table-cell office:value-type="float" office:value="0.845061">
                <text:p>0.845061</text:p>
              </table:table-cell>
              <table:table-cell office:value-type="float" office:value="0.855546">
                <text:p>0.855546</text:p>
              </table:table-cell>
              <table:table-cell office:value-type="float" office:value="0.789747">
                <text:p>0.78974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57278">
                <text:p>0.557278</text:p>
              </table:table-cell>
              <table:table-cell office:value-type="float" office:value="0.770735">
                <text:p>0.770735</text:p>
              </table:table-cell>
              <table:table-cell office:value-type="float" office:value="0.790126">
                <text:p>0.790126</text:p>
              </table:table-cell>
              <table:table-cell office:value-type="float" office:value="0.797023">
                <text:p>0.797023</text:p>
              </table:table-cell>
              <table:table-cell office:value-type="float" office:value="0.80653">
                <text:p>0.80653</text:p>
              </table:table-cell>
              <table:table-cell office:value-type="float" office:value="0.811519">
                <text:p>0.811519</text:p>
              </table:table-cell>
              <table:table-cell office:value-type="float" office:value="0.818582">
                <text:p>0.818582</text:p>
              </table:table-cell>
              <table:table-cell office:value-type="float" office:value="0.821631">
                <text:p>0.821631</text:p>
              </table:table-cell>
              <table:table-cell office:value-type="float" office:value="0.831493">
                <text:p>0.831493</text:p>
              </table:table-cell>
              <table:table-cell office:value-type="float" office:value="0.84518">
                <text:p>0.8451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501">
                <text:p>0.7850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65784">
                <text:p>0.565784</text:p>
              </table:table-cell>
              <table:table-cell office:value-type="float" office:value="0.770986">
                <text:p>0.770986</text:p>
              </table:table-cell>
              <table:table-cell office:value-type="float" office:value="0.788025">
                <text:p>0.788025</text:p>
              </table:table-cell>
              <table:table-cell office:value-type="float" office:value="0.796243">
                <text:p>0.796243</text:p>
              </table:table-cell>
              <table:table-cell office:value-type="float" office:value="0.801721">
                <text:p>0.801721</text:p>
              </table:table-cell>
              <table:table-cell office:value-type="float" office:value="0.809726">
                <text:p>0.809726</text:p>
              </table:table-cell>
              <table:table-cell office:value-type="float" office:value="0.817834">
                <text:p>0.817834</text:p>
              </table:table-cell>
              <table:table-cell office:value-type="float" office:value="0.821263">
                <text:p>0.821263</text:p>
              </table:table-cell>
              <table:table-cell office:value-type="float" office:value="0.829984">
                <text:p>0.829984</text:p>
              </table:table-cell>
              <table:table-cell office:value-type="float" office:value="0.843273">
                <text:p>0.843273</text:p>
              </table:table-cell>
              <table:table-cell office:value-type="float" office:value="0.855546">
                <text:p>0.855546</text:p>
              </table:table-cell>
              <table:table-cell office:value-type="float" office:value="0.784484">
                <text:p>0.78448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63287">
                <text:p>0.563287</text:p>
              </table:table-cell>
              <table:table-cell office:value-type="float" office:value="0.763203">
                <text:p>0.763203</text:p>
              </table:table-cell>
              <table:table-cell office:value-type="float" office:value="0.785944">
                <text:p>0.785944</text:p>
              </table:table-cell>
              <table:table-cell office:value-type="float" office:value="0.795226">
                <text:p>0.795226</text:p>
              </table:table-cell>
              <table:table-cell office:value-type="float" office:value="0.79881">
                <text:p>0.79881</text:p>
              </table:table-cell>
              <table:table-cell office:value-type="float" office:value="0.809671">
                <text:p>0.809671</text:p>
              </table:table-cell>
              <table:table-cell office:value-type="float" office:value="0.81843">
                <text:p>0.81843</text:p>
              </table:table-cell>
              <table:table-cell office:value-type="float" office:value="0.821412">
                <text:p>0.821412</text:p>
              </table:table-cell>
              <table:table-cell office:value-type="float" office:value="0.82907">
                <text:p>0.82907</text:p>
              </table:table-cell>
              <table:table-cell office:value-type="float" office:value="0.84399">
                <text:p>0.84399</text:p>
              </table:table-cell>
              <table:table-cell office:value-type="float" office:value="0.855546">
                <text:p>0.855546</text:p>
              </table:table-cell>
              <table:table-cell office:value-type="float" office:value="0.782904">
                <text:p>0.78290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34042">
                <text:p>0.534042</text:p>
              </table:table-cell>
              <table:table-cell office:value-type="float" office:value="0.756935">
                <text:p>0.756935</text:p>
              </table:table-cell>
              <table:table-cell office:value-type="float" office:value="0.78583">
                <text:p>0.78583</text:p>
              </table:table-cell>
              <table:table-cell office:value-type="float" office:value="0.795234">
                <text:p>0.795234</text:p>
              </table:table-cell>
              <table:table-cell office:value-type="float" office:value="0.799202">
                <text:p>0.799202</text:p>
              </table:table-cell>
              <table:table-cell office:value-type="float" office:value="0.809664">
                <text:p>0.809664</text:p>
              </table:table-cell>
              <table:table-cell office:value-type="float" office:value="0.818781">
                <text:p>0.818781</text:p>
              </table:table-cell>
              <table:table-cell office:value-type="float" office:value="0.821534">
                <text:p>0.821534</text:p>
              </table:table-cell>
              <table:table-cell office:value-type="float" office:value="0.827399">
                <text:p>0.827399</text:p>
              </table:table-cell>
              <table:table-cell office:value-type="float" office:value="0.844317">
                <text:p>0.844317</text:p>
              </table:table-cell>
              <table:table-cell office:value-type="float" office:value="0.855546">
                <text:p>0.855546</text:p>
              </table:table-cell>
              <table:table-cell office:value-type="float" office:value="0.779294">
                <text:p>0.77929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96209">
                <text:p>0.596209</text:p>
              </table:table-cell>
              <table:table-cell office:value-type="float" office:value="0.769409">
                <text:p>0.769409</text:p>
              </table:table-cell>
              <table:table-cell office:value-type="float" office:value="0.789771">
                <text:p>0.789771</text:p>
              </table:table-cell>
              <table:table-cell office:value-type="float" office:value="0.796894">
                <text:p>0.796894</text:p>
              </table:table-cell>
              <table:table-cell office:value-type="float" office:value="0.804736">
                <text:p>0.804736</text:p>
              </table:table-cell>
              <table:table-cell office:value-type="float" office:value="0.813262">
                <text:p>0.813262</text:p>
              </table:table-cell>
              <table:table-cell office:value-type="float" office:value="0.820286">
                <text:p>0.820286</text:p>
              </table:table-cell>
              <table:table-cell office:value-type="float" office:value="0.822118">
                <text:p>0.822118</text:p>
              </table:table-cell>
              <table:table-cell office:value-type="float" office:value="0.829">
                <text:p>0.829</text:p>
              </table:table-cell>
              <table:table-cell office:value-type="float" office:value="0.8437">
                <text:p>0.8437</text:p>
              </table:table-cell>
              <table:table-cell office:value-type="float" office:value="0.855546">
                <text:p>0.855546</text:p>
              </table:table-cell>
              <table:table-cell office:value-type="float" office:value="0.788539">
                <text:p>0.78853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09213">
                <text:p>0.609213</text:p>
              </table:table-cell>
              <table:table-cell office:value-type="float" office:value="0.763773">
                <text:p>0.763773</text:p>
              </table:table-cell>
              <table:table-cell office:value-type="float" office:value="0.787644">
                <text:p>0.787644</text:p>
              </table:table-cell>
              <table:table-cell office:value-type="float" office:value="0.796611">
                <text:p>0.796611</text:p>
              </table:table-cell>
              <table:table-cell office:value-type="float" office:value="0.804654">
                <text:p>0.804654</text:p>
              </table:table-cell>
              <table:table-cell office:value-type="float" office:value="0.81253">
                <text:p>0.81253</text:p>
              </table:table-cell>
              <table:table-cell office:value-type="float" office:value="0.818404">
                <text:p>0.818404</text:p>
              </table:table-cell>
              <table:table-cell office:value-type="float" office:value="0.821845">
                <text:p>0.821845</text:p>
              </table:table-cell>
              <table:table-cell office:value-type="float" office:value="0.829144">
                <text:p>0.829144</text:p>
              </table:table-cell>
              <table:table-cell office:value-type="float" office:value="0.84192">
                <text:p>0.8419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8574">
                <text:p>0.78857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90568">
                <text:p>0.590568</text:p>
              </table:table-cell>
              <table:table-cell office:value-type="float" office:value="0.774094">
                <text:p>0.774094</text:p>
              </table:table-cell>
              <table:table-cell office:value-type="float" office:value="0.791997">
                <text:p>0.791997</text:p>
              </table:table-cell>
              <table:table-cell office:value-type="float" office:value="0.796718">
                <text:p>0.796718</text:p>
              </table:table-cell>
              <table:table-cell office:value-type="float" office:value="0.804379">
                <text:p>0.804379</text:p>
              </table:table-cell>
              <table:table-cell office:value-type="float" office:value="0.811197">
                <text:p>0.811197</text:p>
              </table:table-cell>
              <table:table-cell office:value-type="float" office:value="0.817691">
                <text:p>0.817691</text:p>
              </table:table-cell>
              <table:table-cell office:value-type="float" office:value="0.821312">
                <text:p>0.821312</text:p>
              </table:table-cell>
              <table:table-cell office:value-type="float" office:value="0.82923">
                <text:p>0.82923</text:p>
              </table:table-cell>
              <table:table-cell office:value-type="float" office:value="0.842559">
                <text:p>0.842559</text:p>
              </table:table-cell>
              <table:table-cell office:value-type="float" office:value="0.855546">
                <text:p>0.855546</text:p>
              </table:table-cell>
              <table:table-cell office:value-type="float" office:value="0.787975">
                <text:p>0.78797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1899">
                <text:p>0.61899</text:p>
              </table:table-cell>
              <table:table-cell office:value-type="float" office:value="0.774388">
                <text:p>0.774388</text:p>
              </table:table-cell>
              <table:table-cell office:value-type="float" office:value="0.793169">
                <text:p>0.793169</text:p>
              </table:table-cell>
              <table:table-cell office:value-type="float" office:value="0.797561">
                <text:p>0.797561</text:p>
              </table:table-cell>
              <table:table-cell office:value-type="float" office:value="0.806792">
                <text:p>0.806792</text:p>
              </table:table-cell>
              <table:table-cell office:value-type="float" office:value="0.813014">
                <text:p>0.813014</text:p>
              </table:table-cell>
              <table:table-cell office:value-type="float" office:value="0.818429">
                <text:p>0.818429</text:p>
              </table:table-cell>
              <table:table-cell office:value-type="float" office:value="0.821423">
                <text:p>0.821423</text:p>
              </table:table-cell>
              <table:table-cell office:value-type="float" office:value="0.826848">
                <text:p>0.826848</text:p>
              </table:table-cell>
              <table:table-cell office:value-type="float" office:value="0.842189">
                <text:p>0.842189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28">
                <text:p>0.7912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22701">
                <text:p>0.622701</text:p>
              </table:table-cell>
              <table:table-cell office:value-type="float" office:value="0.772071">
                <text:p>0.772071</text:p>
              </table:table-cell>
              <table:table-cell office:value-type="float" office:value="0.790505">
                <text:p>0.790505</text:p>
              </table:table-cell>
              <table:table-cell office:value-type="float" office:value="0.798201">
                <text:p>0.798201</text:p>
              </table:table-cell>
              <table:table-cell office:value-type="float" office:value="0.807508">
                <text:p>0.807508</text:p>
              </table:table-cell>
              <table:table-cell office:value-type="float" office:value="0.812042">
                <text:p>0.812042</text:p>
              </table:table-cell>
              <table:table-cell office:value-type="float" office:value="0.817994">
                <text:p>0.817994</text:p>
              </table:table-cell>
              <table:table-cell office:value-type="float" office:value="0.821292">
                <text:p>0.821292</text:p>
              </table:table-cell>
              <table:table-cell office:value-type="float" office:value="0.82768">
                <text:p>0.82768</text:p>
              </table:table-cell>
              <table:table-cell office:value-type="float" office:value="0.843485">
                <text:p>0.843485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348">
                <text:p>0.79134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48307">
                <text:p>0.548307</text:p>
              </table:table-cell>
              <table:table-cell office:value-type="float" office:value="0.769165">
                <text:p>0.769165</text:p>
              </table:table-cell>
              <table:table-cell office:value-type="float" office:value="0.787882">
                <text:p>0.787882</text:p>
              </table:table-cell>
              <table:table-cell office:value-type="float" office:value="0.796154">
                <text:p>0.796154</text:p>
              </table:table-cell>
              <table:table-cell office:value-type="float" office:value="0.802754">
                <text:p>0.802754</text:p>
              </table:table-cell>
              <table:table-cell office:value-type="float" office:value="0.809945">
                <text:p>0.809945</text:p>
              </table:table-cell>
              <table:table-cell office:value-type="float" office:value="0.817029">
                <text:p>0.817029</text:p>
              </table:table-cell>
              <table:table-cell office:value-type="float" office:value="0.821321">
                <text:p>0.821321</text:p>
              </table:table-cell>
              <table:table-cell office:value-type="float" office:value="0.826265">
                <text:p>0.826265</text:p>
              </table:table-cell>
              <table:table-cell office:value-type="float" office:value="0.841938">
                <text:p>0.84193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2076">
                <text:p>0.78207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64298">
                <text:p>0.564298</text:p>
              </table:table-cell>
              <table:table-cell office:value-type="float" office:value="0.751308">
                <text:p>0.751308</text:p>
              </table:table-cell>
              <table:table-cell office:value-type="float" office:value="0.78336">
                <text:p>0.78336</text:p>
              </table:table-cell>
              <table:table-cell office:value-type="float" office:value="0.796">
                <text:p>0.796</text:p>
              </table:table-cell>
              <table:table-cell office:value-type="float" office:value="0.798841">
                <text:p>0.798841</text:p>
              </table:table-cell>
              <table:table-cell office:value-type="float" office:value="0.808326">
                <text:p>0.808326</text:p>
              </table:table-cell>
              <table:table-cell office:value-type="float" office:value="0.815377">
                <text:p>0.815377</text:p>
              </table:table-cell>
              <table:table-cell office:value-type="float" office:value="0.820188">
                <text:p>0.820188</text:p>
              </table:table-cell>
              <table:table-cell office:value-type="float" office:value="0.82582">
                <text:p>0.82582</text:p>
              </table:table-cell>
              <table:table-cell office:value-type="float" office:value="0.841716">
                <text:p>0.841716</text:p>
              </table:table-cell>
              <table:table-cell office:value-type="float" office:value="0.855546">
                <text:p>0.855546</text:p>
              </table:table-cell>
              <table:table-cell office:value-type="float" office:value="0.780523">
                <text:p>0.78052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80085">
                <text:p>0.580085</text:p>
              </table:table-cell>
              <table:table-cell office:value-type="float" office:value="0.760911">
                <text:p>0.760911</text:p>
              </table:table-cell>
              <table:table-cell office:value-type="float" office:value="0.78937">
                <text:p>0.78937</text:p>
              </table:table-cell>
              <table:table-cell office:value-type="float" office:value="0.796154">
                <text:p>0.796154</text:p>
              </table:table-cell>
              <table:table-cell office:value-type="float" office:value="0.801039">
                <text:p>0.801039</text:p>
              </table:table-cell>
              <table:table-cell office:value-type="float" office:value="0.808846">
                <text:p>0.808846</text:p>
              </table:table-cell>
              <table:table-cell office:value-type="float" office:value="0.815402">
                <text:p>0.815402</text:p>
              </table:table-cell>
              <table:table-cell office:value-type="float" office:value="0.820249">
                <text:p>0.820249</text:p>
              </table:table-cell>
              <table:table-cell office:value-type="float" office:value="0.824544">
                <text:p>0.824544</text:p>
              </table:table-cell>
              <table:table-cell office:value-type="float" office:value="0.842918">
                <text:p>0.84291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3952">
                <text:p>0.78395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23113">
                <text:p>0.623113</text:p>
              </table:table-cell>
              <table:table-cell office:value-type="float" office:value="0.779461">
                <text:p>0.779461</text:p>
              </table:table-cell>
              <table:table-cell office:value-type="float" office:value="0.794346">
                <text:p>0.794346</text:p>
              </table:table-cell>
              <table:table-cell office:value-type="float" office:value="0.796693">
                <text:p>0.796693</text:p>
              </table:table-cell>
              <table:table-cell office:value-type="float" office:value="0.804797">
                <text:p>0.804797</text:p>
              </table:table-cell>
              <table:table-cell office:value-type="float" office:value="0.81164">
                <text:p>0.81164</text:p>
              </table:table-cell>
              <table:table-cell office:value-type="float" office:value="0.81732">
                <text:p>0.81732</text:p>
              </table:table-cell>
              <table:table-cell office:value-type="float" office:value="0.821491">
                <text:p>0.821491</text:p>
              </table:table-cell>
              <table:table-cell office:value-type="float" office:value="0.828455">
                <text:p>0.828455</text:p>
              </table:table-cell>
              <table:table-cell office:value-type="float" office:value="0.845167">
                <text:p>0.845167</text:p>
              </table:table-cell>
              <table:table-cell office:value-type="float" office:value="0.855546">
                <text:p>0.855546</text:p>
              </table:table-cell>
              <table:table-cell office:value-type="float" office:value="0.792248">
                <text:p>0.79224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96145">
                <text:p>0.596145</text:p>
              </table:table-cell>
              <table:table-cell office:value-type="float" office:value="0.775256">
                <text:p>0.775256</text:p>
              </table:table-cell>
              <table:table-cell office:value-type="float" office:value="0.792729">
                <text:p>0.792729</text:p>
              </table:table-cell>
              <table:table-cell office:value-type="float" office:value="0.796246">
                <text:p>0.796246</text:p>
              </table:table-cell>
              <table:table-cell office:value-type="float" office:value="0.80285">
                <text:p>0.80285</text:p>
              </table:table-cell>
              <table:table-cell office:value-type="float" office:value="0.808925">
                <text:p>0.808925</text:p>
              </table:table-cell>
              <table:table-cell office:value-type="float" office:value="0.81469">
                <text:p>0.81469</text:p>
              </table:table-cell>
              <table:table-cell office:value-type="float" office:value="0.819685">
                <text:p>0.819685</text:p>
              </table:table-cell>
              <table:table-cell office:value-type="float" office:value="0.82542">
                <text:p>0.82542</text:p>
              </table:table-cell>
              <table:table-cell office:value-type="float" office:value="0.842889">
                <text:p>0.842889</text:p>
              </table:table-cell>
              <table:table-cell office:value-type="float" office:value="0.855546">
                <text:p>0.855546</text:p>
              </table:table-cell>
              <table:table-cell office:value-type="float" office:value="0.787484">
                <text:p>0.78748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5743">
                <text:p>0.55743</text:p>
              </table:table-cell>
              <table:table-cell office:value-type="float" office:value="0.748854">
                <text:p>0.748854</text:p>
              </table:table-cell>
              <table:table-cell office:value-type="float" office:value="0.783159">
                <text:p>0.783159</text:p>
              </table:table-cell>
              <table:table-cell office:value-type="float" office:value="0.79539">
                <text:p>0.79539</text:p>
              </table:table-cell>
              <table:table-cell office:value-type="float" office:value="0.800362">
                <text:p>0.800362</text:p>
              </table:table-cell>
              <table:table-cell office:value-type="float" office:value="0.808231">
                <text:p>0.808231</text:p>
              </table:table-cell>
              <table:table-cell office:value-type="float" office:value="0.814751">
                <text:p>0.814751</text:p>
              </table:table-cell>
              <table:table-cell office:value-type="float" office:value="0.820246">
                <text:p>0.820246</text:p>
              </table:table-cell>
              <table:table-cell office:value-type="float" office:value="0.827782">
                <text:p>0.827782</text:p>
              </table:table-cell>
              <table:table-cell office:value-type="float" office:value="0.845323">
                <text:p>0.845323</text:p>
              </table:table-cell>
              <table:table-cell office:value-type="float" office:value="0.855546">
                <text:p>0.855546</text:p>
              </table:table-cell>
              <table:table-cell office:value-type="float" office:value="0.780153">
                <text:p>0.78015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49981">
                <text:p>0.549981</text:p>
              </table:table-cell>
              <table:table-cell office:value-type="float" office:value="0.74611">
                <text:p>0.74611</text:p>
              </table:table-cell>
              <table:table-cell office:value-type="float" office:value="0.785604">
                <text:p>0.785604</text:p>
              </table:table-cell>
              <table:table-cell office:value-type="float" office:value="0.796154">
                <text:p>0.796154</text:p>
              </table:table-cell>
              <table:table-cell office:value-type="float" office:value="0.799858">
                <text:p>0.799858</text:p>
              </table:table-cell>
              <table:table-cell office:value-type="float" office:value="0.807898">
                <text:p>0.807898</text:p>
              </table:table-cell>
              <table:table-cell office:value-type="float" office:value="0.814966">
                <text:p>0.814966</text:p>
              </table:table-cell>
              <table:table-cell office:value-type="float" office:value="0.821121">
                <text:p>0.821121</text:p>
              </table:table-cell>
              <table:table-cell office:value-type="float" office:value="0.834766">
                <text:p>0.834766</text:p>
              </table:table-cell>
              <table:table-cell office:value-type="float" office:value="0.848968">
                <text:p>0.84896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0543">
                <text:p>0.7805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2984">
                <text:p>0.62984</text:p>
              </table:table-cell>
              <table:table-cell office:value-type="float" office:value="0.769279">
                <text:p>0.769279</text:p>
              </table:table-cell>
              <table:table-cell office:value-type="float" office:value="0.790915">
                <text:p>0.790915</text:p>
              </table:table-cell>
              <table:table-cell office:value-type="float" office:value="0.796154">
                <text:p>0.796154</text:p>
              </table:table-cell>
              <table:table-cell office:value-type="float" office:value="0.800796">
                <text:p>0.800796</text:p>
              </table:table-cell>
              <table:table-cell office:value-type="float" office:value="0.808516">
                <text:p>0.808516</text:p>
              </table:table-cell>
              <table:table-cell office:value-type="float" office:value="0.815932">
                <text:p>0.815932</text:p>
              </table:table-cell>
              <table:table-cell office:value-type="float" office:value="0.823432">
                <text:p>0.823432</text:p>
              </table:table-cell>
              <table:table-cell office:value-type="float" office:value="0.836621">
                <text:p>0.836621</text:p>
              </table:table-cell>
              <table:table-cell office:value-type="float" office:value="0.850819">
                <text:p>0.850819</text:p>
              </table:table-cell>
              <table:table-cell office:value-type="float" office:value="0.855546">
                <text:p>0.855546</text:p>
              </table:table-cell>
              <table:table-cell office:value-type="float" office:value="0.79223">
                <text:p>0.7922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23127">
                <text:p>0.623127</text:p>
              </table:table-cell>
              <table:table-cell office:value-type="float" office:value="0.761687">
                <text:p>0.761687</text:p>
              </table:table-cell>
              <table:table-cell office:value-type="float" office:value="0.789269">
                <text:p>0.789269</text:p>
              </table:table-cell>
              <table:table-cell office:value-type="float" office:value="0.796154">
                <text:p>0.796154</text:p>
              </table:table-cell>
              <table:table-cell office:value-type="float" office:value="0.8009">
                <text:p>0.8009</text:p>
              </table:table-cell>
              <table:table-cell office:value-type="float" office:value="0.809413">
                <text:p>0.809413</text:p>
              </table:table-cell>
              <table:table-cell office:value-type="float" office:value="0.817348">
                <text:p>0.817348</text:p>
              </table:table-cell>
              <table:table-cell office:value-type="float" office:value="0.822391">
                <text:p>0.822391</text:p>
              </table:table-cell>
              <table:table-cell office:value-type="float" office:value="0.835629">
                <text:p>0.835629</text:p>
              </table:table-cell>
              <table:table-cell office:value-type="float" office:value="0.850306">
                <text:p>0.85030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623">
                <text:p>0.79062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13083">
                <text:p>0.613083</text:p>
              </table:table-cell>
              <table:table-cell office:value-type="float" office:value="0.766509">
                <text:p>0.766509</text:p>
              </table:table-cell>
              <table:table-cell office:value-type="float" office:value="0.792483">
                <text:p>0.792483</text:p>
              </table:table-cell>
              <table:table-cell office:value-type="float" office:value="0.796154">
                <text:p>0.796154</text:p>
              </table:table-cell>
              <table:table-cell office:value-type="float" office:value="0.803907">
                <text:p>0.803907</text:p>
              </table:table-cell>
              <table:table-cell office:value-type="float" office:value="0.811976">
                <text:p>0.811976</text:p>
              </table:table-cell>
              <table:table-cell office:value-type="float" office:value="0.818127">
                <text:p>0.818127</text:p>
              </table:table-cell>
              <table:table-cell office:value-type="float" office:value="0.822505">
                <text:p>0.822505</text:p>
              </table:table-cell>
              <table:table-cell office:value-type="float" office:value="0.836144">
                <text:p>0.836144</text:p>
              </table:table-cell>
              <table:table-cell office:value-type="float" office:value="0.849192">
                <text:p>0.849192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008">
                <text:p>0.79100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1101">
                <text:p>0.61101</text:p>
              </table:table-cell>
              <table:table-cell office:value-type="float" office:value="0.742043">
                <text:p>0.742043</text:p>
              </table:table-cell>
              <table:table-cell office:value-type="float" office:value="0.789226">
                <text:p>0.789226</text:p>
              </table:table-cell>
              <table:table-cell office:value-type="float" office:value="0.796154">
                <text:p>0.796154</text:p>
              </table:table-cell>
              <table:table-cell office:value-type="float" office:value="0.798165">
                <text:p>0.798165</text:p>
              </table:table-cell>
              <table:table-cell office:value-type="float" office:value="0.808368">
                <text:p>0.808368</text:p>
              </table:table-cell>
              <table:table-cell office:value-type="float" office:value="0.815311">
                <text:p>0.815311</text:p>
              </table:table-cell>
              <table:table-cell office:value-type="float" office:value="0.821009">
                <text:p>0.821009</text:p>
              </table:table-cell>
              <table:table-cell office:value-type="float" office:value="0.83444">
                <text:p>0.83444</text:p>
              </table:table-cell>
              <table:table-cell office:value-type="float" office:value="0.848775">
                <text:p>0.848775</text:p>
              </table:table-cell>
              <table:table-cell office:value-type="float" office:value="0.855546">
                <text:p>0.855546</text:p>
              </table:table-cell>
              <table:table-cell office:value-type="float" office:value="0.78645">
                <text:p>0.7864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53137">
                <text:p>0.553137</text:p>
              </table:table-cell>
              <table:table-cell office:value-type="float" office:value="0.727997">
                <text:p>0.727997</text:p>
              </table:table-cell>
              <table:table-cell office:value-type="float" office:value="0.786381">
                <text:p>0.786381</text:p>
              </table:table-cell>
              <table:table-cell office:value-type="float" office:value="0.796154">
                <text:p>0.796154</text:p>
              </table:table-cell>
              <table:table-cell office:value-type="float" office:value="0.800069">
                <text:p>0.800069</text:p>
              </table:table-cell>
              <table:table-cell office:value-type="float" office:value="0.808081">
                <text:p>0.808081</text:p>
              </table:table-cell>
              <table:table-cell office:value-type="float" office:value="0.814375">
                <text:p>0.814375</text:p>
              </table:table-cell>
              <table:table-cell office:value-type="float" office:value="0.819807">
                <text:p>0.819807</text:p>
              </table:table-cell>
              <table:table-cell office:value-type="float" office:value="0.833161">
                <text:p>0.833161</text:p>
              </table:table-cell>
              <table:table-cell office:value-type="float" office:value="0.850172">
                <text:p>0.850172</text:p>
              </table:table-cell>
              <table:table-cell office:value-type="float" office:value="0.855546">
                <text:p>0.855546</text:p>
              </table:table-cell>
              <table:table-cell office:value-type="float" office:value="0.778934">
                <text:p>0.77893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85437">
                <text:p>0.585437</text:p>
              </table:table-cell>
              <table:table-cell office:value-type="float" office:value="0.71397">
                <text:p>0.71397</text:p>
              </table:table-cell>
              <table:table-cell office:value-type="float" office:value="0.786654">
                <text:p>0.786654</text:p>
              </table:table-cell>
              <table:table-cell office:value-type="float" office:value="0.796154">
                <text:p>0.796154</text:p>
              </table:table-cell>
              <table:table-cell office:value-type="float" office:value="0.801856">
                <text:p>0.801856</text:p>
              </table:table-cell>
              <table:table-cell office:value-type="float" office:value="0.807947">
                <text:p>0.807947</text:p>
              </table:table-cell>
              <table:table-cell office:value-type="float" office:value="0.815442">
                <text:p>0.815442</text:p>
              </table:table-cell>
              <table:table-cell office:value-type="float" office:value="0.821626">
                <text:p>0.821626</text:p>
              </table:table-cell>
              <table:table-cell office:value-type="float" office:value="0.837422">
                <text:p>0.837422</text:p>
              </table:table-cell>
              <table:table-cell office:value-type="float" office:value="0.850958">
                <text:p>0.85095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1747">
                <text:p>0.78174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57451">
                <text:p>0.557451</text:p>
              </table:table-cell>
              <table:table-cell office:value-type="float" office:value="0.725121">
                <text:p>0.725121</text:p>
              </table:table-cell>
              <table:table-cell office:value-type="float" office:value="0.787643">
                <text:p>0.787643</text:p>
              </table:table-cell>
              <table:table-cell office:value-type="float" office:value="0.796154">
                <text:p>0.796154</text:p>
              </table:table-cell>
              <table:table-cell office:value-type="float" office:value="0.800128">
                <text:p>0.800128</text:p>
              </table:table-cell>
              <table:table-cell office:value-type="float" office:value="0.807991">
                <text:p>0.807991</text:p>
              </table:table-cell>
              <table:table-cell office:value-type="float" office:value="0.815253">
                <text:p>0.815253</text:p>
              </table:table-cell>
              <table:table-cell office:value-type="float" office:value="0.820497">
                <text:p>0.820497</text:p>
              </table:table-cell>
              <table:table-cell office:value-type="float" office:value="0.832496">
                <text:p>0.832496</text:p>
              </table:table-cell>
              <table:table-cell office:value-type="float" office:value="0.849152">
                <text:p>0.849152</text:p>
              </table:table-cell>
              <table:table-cell office:value-type="float" office:value="0.855546">
                <text:p>0.855546</text:p>
              </table:table-cell>
              <table:table-cell office:value-type="float" office:value="0.779188">
                <text:p>0.77918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78563">
                <text:p>0.578563</text:p>
              </table:table-cell>
              <table:table-cell office:value-type="float" office:value="0.762819">
                <text:p>0.762819</text:p>
              </table:table-cell>
              <table:table-cell office:value-type="float" office:value="0.788524">
                <text:p>0.788524</text:p>
              </table:table-cell>
              <table:table-cell office:value-type="float" office:value="0.796154">
                <text:p>0.796154</text:p>
              </table:table-cell>
              <table:table-cell office:value-type="float" office:value="0.799893">
                <text:p>0.799893</text:p>
              </table:table-cell>
              <table:table-cell office:value-type="float" office:value="0.807636">
                <text:p>0.807636</text:p>
              </table:table-cell>
              <table:table-cell office:value-type="float" office:value="0.815359">
                <text:p>0.815359</text:p>
              </table:table-cell>
              <table:table-cell office:value-type="float" office:value="0.820819">
                <text:p>0.820819</text:p>
              </table:table-cell>
              <table:table-cell office:value-type="float" office:value="0.835471">
                <text:p>0.835471</text:p>
              </table:table-cell>
              <table:table-cell office:value-type="float" office:value="0.851106">
                <text:p>0.851106</text:p>
              </table:table-cell>
              <table:table-cell office:value-type="float" office:value="0.855546">
                <text:p>0.855546</text:p>
              </table:table-cell>
              <table:table-cell office:value-type="float" office:value="0.785634">
                <text:p>0.7856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98249">
                <text:p>0.598249</text:p>
              </table:table-cell>
              <table:table-cell office:value-type="float" office:value="0.763487">
                <text:p>0.763487</text:p>
              </table:table-cell>
              <table:table-cell office:value-type="float" office:value="0.789242">
                <text:p>0.789242</text:p>
              </table:table-cell>
              <table:table-cell office:value-type="float" office:value="0.796154">
                <text:p>0.796154</text:p>
              </table:table-cell>
              <table:table-cell office:value-type="float" office:value="0.797251">
                <text:p>0.797251</text:p>
              </table:table-cell>
              <table:table-cell office:value-type="float" office:value="0.807337">
                <text:p>0.807337</text:p>
              </table:table-cell>
              <table:table-cell office:value-type="float" office:value="0.815535">
                <text:p>0.815535</text:p>
              </table:table-cell>
              <table:table-cell office:value-type="float" office:value="0.820994">
                <text:p>0.820994</text:p>
              </table:table-cell>
              <table:table-cell office:value-type="float" office:value="0.833007">
                <text:p>0.833007</text:p>
              </table:table-cell>
              <table:table-cell office:value-type="float" office:value="0.850109">
                <text:p>0.850109</text:p>
              </table:table-cell>
              <table:table-cell office:value-type="float" office:value="0.855546">
                <text:p>0.855546</text:p>
              </table:table-cell>
              <table:table-cell office:value-type="float" office:value="0.787137">
                <text:p>0.7871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29541">
                <text:p>0.629541</text:p>
              </table:table-cell>
              <table:table-cell office:value-type="float" office:value="0.758749">
                <text:p>0.758749</text:p>
              </table:table-cell>
              <table:table-cell office:value-type="float" office:value="0.789499">
                <text:p>0.789499</text:p>
              </table:table-cell>
              <table:table-cell office:value-type="float" office:value="0.796154">
                <text:p>0.796154</text:p>
              </table:table-cell>
              <table:table-cell office:value-type="float" office:value="0.798427">
                <text:p>0.798427</text:p>
              </table:table-cell>
              <table:table-cell office:value-type="float" office:value="0.807936">
                <text:p>0.807936</text:p>
              </table:table-cell>
              <table:table-cell office:value-type="float" office:value="0.815597">
                <text:p>0.815597</text:p>
              </table:table-cell>
              <table:table-cell office:value-type="float" office:value="0.821598">
                <text:p>0.821598</text:p>
              </table:table-cell>
              <table:table-cell office:value-type="float" office:value="0.834786">
                <text:p>0.834786</text:p>
              </table:table-cell>
              <table:table-cell office:value-type="float" office:value="0.852024">
                <text:p>0.852024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431">
                <text:p>0.79043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90218">
                <text:p>0.590218</text:p>
              </table:table-cell>
              <table:table-cell office:value-type="float" office:value="0.723239">
                <text:p>0.723239</text:p>
              </table:table-cell>
              <table:table-cell office:value-type="float" office:value="0.779081">
                <text:p>0.779081</text:p>
              </table:table-cell>
              <table:table-cell office:value-type="float" office:value="0.79457">
                <text:p>0.79457</text:p>
              </table:table-cell>
              <table:table-cell office:value-type="float" office:value="0.796459">
                <text:p>0.796459</text:p>
              </table:table-cell>
              <table:table-cell office:value-type="float" office:value="0.806126">
                <text:p>0.806126</text:p>
              </table:table-cell>
              <table:table-cell office:value-type="float" office:value="0.815725">
                <text:p>0.815725</text:p>
              </table:table-cell>
              <table:table-cell office:value-type="float" office:value="0.822211">
                <text:p>0.822211</text:p>
              </table:table-cell>
              <table:table-cell office:value-type="float" office:value="0.836759">
                <text:p>0.836759</text:p>
              </table:table-cell>
              <table:table-cell office:value-type="float" office:value="0.852602">
                <text:p>0.85260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1699">
                <text:p>0.7816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66822">
                <text:p>0.566822</text:p>
              </table:table-cell>
              <table:table-cell office:value-type="float" office:value="0.727252">
                <text:p>0.727252</text:p>
              </table:table-cell>
              <table:table-cell office:value-type="float" office:value="0.774166">
                <text:p>0.774166</text:p>
              </table:table-cell>
              <table:table-cell office:value-type="float" office:value="0.793243">
                <text:p>0.793243</text:p>
              </table:table-cell>
              <table:table-cell office:value-type="float" office:value="0.796684">
                <text:p>0.796684</text:p>
              </table:table-cell>
              <table:table-cell office:value-type="float" office:value="0.808279">
                <text:p>0.808279</text:p>
              </table:table-cell>
              <table:table-cell office:value-type="float" office:value="0.818189">
                <text:p>0.818189</text:p>
              </table:table-cell>
              <table:table-cell office:value-type="float" office:value="0.823442">
                <text:p>0.823442</text:p>
              </table:table-cell>
              <table:table-cell office:value-type="float" office:value="0.84279">
                <text:p>0.84279</text:p>
              </table:table-cell>
              <table:table-cell office:value-type="float" office:value="0.854842">
                <text:p>0.854842</text:p>
              </table:table-cell>
              <table:table-cell office:value-type="float" office:value="0.855546">
                <text:p>0.855546</text:p>
              </table:table-cell>
              <table:table-cell office:value-type="float" office:value="0.780571">
                <text:p>0.78057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3071">
                <text:p>0.63071</text:p>
              </table:table-cell>
              <table:table-cell office:value-type="float" office:value="0.748874">
                <text:p>0.748874</text:p>
              </table:table-cell>
              <table:table-cell office:value-type="float" office:value="0.783676">
                <text:p>0.783676</text:p>
              </table:table-cell>
              <table:table-cell office:value-type="float" office:value="0.796131">
                <text:p>0.796131</text:p>
              </table:table-cell>
              <table:table-cell office:value-type="float" office:value="0.798024">
                <text:p>0.798024</text:p>
              </table:table-cell>
              <table:table-cell office:value-type="float" office:value="0.808553">
                <text:p>0.808553</text:p>
              </table:table-cell>
              <table:table-cell office:value-type="float" office:value="0.817196">
                <text:p>0.817196</text:p>
              </table:table-cell>
              <table:table-cell office:value-type="float" office:value="0.823408">
                <text:p>0.823408</text:p>
              </table:table-cell>
              <table:table-cell office:value-type="float" office:value="0.839932">
                <text:p>0.839932</text:p>
              </table:table-cell>
              <table:table-cell office:value-type="float" office:value="0.853228">
                <text:p>0.853228</text:p>
              </table:table-cell>
              <table:table-cell office:value-type="float" office:value="0.855546">
                <text:p>0.855546</text:p>
              </table:table-cell>
              <table:table-cell office:value-type="float" office:value="0.789973">
                <text:p>0.78997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1973">
                <text:p>0.51973</text:p>
              </table:table-cell>
              <table:table-cell office:value-type="float" office:value="0.717867">
                <text:p>0.717867</text:p>
              </table:table-cell>
              <table:table-cell office:value-type="float" office:value="0.773674">
                <text:p>0.773674</text:p>
              </table:table-cell>
              <table:table-cell office:value-type="float" office:value="0.793225">
                <text:p>0.793225</text:p>
              </table:table-cell>
              <table:table-cell office:value-type="float" office:value="0.796154">
                <text:p>0.796154</text:p>
              </table:table-cell>
              <table:table-cell office:value-type="float" office:value="0.801676">
                <text:p>0.801676</text:p>
              </table:table-cell>
              <table:table-cell office:value-type="float" office:value="0.812786">
                <text:p>0.812786</text:p>
              </table:table-cell>
              <table:table-cell office:value-type="float" office:value="0.820458">
                <text:p>0.820458</text:p>
              </table:table-cell>
              <table:table-cell office:value-type="float" office:value="0.831969">
                <text:p>0.831969</text:p>
              </table:table-cell>
              <table:table-cell office:value-type="float" office:value="0.851741">
                <text:p>0.851741</text:p>
              </table:table-cell>
              <table:table-cell office:value-type="float" office:value="0.855546">
                <text:p>0.855546</text:p>
              </table:table-cell>
              <table:table-cell office:value-type="float" office:value="0.771928">
                <text:p>0.77192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09645">
                <text:p>0.509645</text:p>
              </table:table-cell>
              <table:table-cell office:value-type="float" office:value="0.742351">
                <text:p>0.742351</text:p>
              </table:table-cell>
              <table:table-cell office:value-type="float" office:value="0.782945">
                <text:p>0.782945</text:p>
              </table:table-cell>
              <table:table-cell office:value-type="float" office:value="0.796107">
                <text:p>0.796107</text:p>
              </table:table-cell>
              <table:table-cell office:value-type="float" office:value="0.796192">
                <text:p>0.796192</text:p>
              </table:table-cell>
              <table:table-cell office:value-type="float" office:value="0.803347">
                <text:p>0.803347</text:p>
              </table:table-cell>
              <table:table-cell office:value-type="float" office:value="0.813557">
                <text:p>0.813557</text:p>
              </table:table-cell>
              <table:table-cell office:value-type="float" office:value="0.821112">
                <text:p>0.821112</text:p>
              </table:table-cell>
              <table:table-cell office:value-type="float" office:value="0.833904">
                <text:p>0.833904</text:p>
              </table:table-cell>
              <table:table-cell office:value-type="float" office:value="0.852328">
                <text:p>0.852328</text:p>
              </table:table-cell>
              <table:table-cell office:value-type="float" office:value="0.855546">
                <text:p>0.855546</text:p>
              </table:table-cell>
              <table:table-cell office:value-type="float" office:value="0.775149">
                <text:p>0.77514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73209">
                <text:p>0.573209</text:p>
              </table:table-cell>
              <table:table-cell office:value-type="float" office:value="0.758684">
                <text:p>0.758684</text:p>
              </table:table-cell>
              <table:table-cell office:value-type="float" office:value="0.789008">
                <text:p>0.789008</text:p>
              </table:table-cell>
              <table:table-cell office:value-type="float" office:value="0.796154">
                <text:p>0.796154</text:p>
              </table:table-cell>
              <table:table-cell office:value-type="float" office:value="0.796542">
                <text:p>0.796542</text:p>
              </table:table-cell>
              <table:table-cell office:value-type="float" office:value="0.807434">
                <text:p>0.807434</text:p>
              </table:table-cell>
              <table:table-cell office:value-type="float" office:value="0.815904">
                <text:p>0.815904</text:p>
              </table:table-cell>
              <table:table-cell office:value-type="float" office:value="0.821677">
                <text:p>0.821677</text:p>
              </table:table-cell>
              <table:table-cell office:value-type="float" office:value="0.838912">
                <text:p>0.838912</text:p>
              </table:table-cell>
              <table:table-cell office:value-type="float" office:value="0.852355">
                <text:p>0.852355</text:p>
              </table:table-cell>
              <table:table-cell office:value-type="float" office:value="0.855546">
                <text:p>0.855546</text:p>
              </table:table-cell>
              <table:table-cell office:value-type="float" office:value="0.784988">
                <text:p>0.78498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06323">
                <text:p>0.506323</text:p>
              </table:table-cell>
              <table:table-cell office:value-type="float" office:value="0.745226">
                <text:p>0.745226</text:p>
              </table:table-cell>
              <table:table-cell office:value-type="float" office:value="0.786895">
                <text:p>0.786895</text:p>
              </table:table-cell>
              <table:table-cell office:value-type="float" office:value="0.796147">
                <text:p>0.796147</text:p>
              </table:table-cell>
              <table:table-cell office:value-type="float" office:value="0.796496">
                <text:p>0.796496</text:p>
              </table:table-cell>
              <table:table-cell office:value-type="float" office:value="0.807581">
                <text:p>0.807581</text:p>
              </table:table-cell>
              <table:table-cell office:value-type="float" office:value="0.815408">
                <text:p>0.815408</text:p>
              </table:table-cell>
              <table:table-cell office:value-type="float" office:value="0.821195">
                <text:p>0.821195</text:p>
              </table:table-cell>
              <table:table-cell office:value-type="float" office:value="0.835892">
                <text:p>0.835892</text:p>
              </table:table-cell>
              <table:table-cell office:value-type="float" office:value="0.852091">
                <text:p>0.852091</text:p>
              </table:table-cell>
              <table:table-cell office:value-type="float" office:value="0.855546">
                <text:p>0.855546</text:p>
              </table:table-cell>
              <table:table-cell office:value-type="float" office:value="0.776326">
                <text:p>0.77632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445862">
                <text:p>0.445862</text:p>
              </table:table-cell>
              <table:table-cell office:value-type="float" office:value="0.720527">
                <text:p>0.720527</text:p>
              </table:table-cell>
              <table:table-cell office:value-type="float" office:value="0.770689">
                <text:p>0.770689</text:p>
              </table:table-cell>
              <table:table-cell office:value-type="float" office:value="0.793726">
                <text:p>0.793726</text:p>
              </table:table-cell>
              <table:table-cell office:value-type="float" office:value="0.796154">
                <text:p>0.796154</text:p>
              </table:table-cell>
              <table:table-cell office:value-type="float" office:value="0.802527">
                <text:p>0.802527</text:p>
              </table:table-cell>
              <table:table-cell office:value-type="float" office:value="0.81361">
                <text:p>0.81361</text:p>
              </table:table-cell>
              <table:table-cell office:value-type="float" office:value="0.821241">
                <text:p>0.821241</text:p>
              </table:table-cell>
              <table:table-cell office:value-type="float" office:value="0.834307">
                <text:p>0.834307</text:p>
              </table:table-cell>
              <table:table-cell office:value-type="float" office:value="0.853408">
                <text:p>0.853408</text:p>
              </table:table-cell>
              <table:table-cell office:value-type="float" office:value="0.855546">
                <text:p>0.855546</text:p>
              </table:table-cell>
              <table:table-cell office:value-type="float" office:value="0.765205">
                <text:p>0.76520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460741">
                <text:p>0.460741</text:p>
              </table:table-cell>
              <table:table-cell office:value-type="float" office:value="0.727165">
                <text:p>0.727165</text:p>
              </table:table-cell>
              <table:table-cell office:value-type="float" office:value="0.779863">
                <text:p>0.779863</text:p>
              </table:table-cell>
              <table:table-cell office:value-type="float" office:value="0.796086">
                <text:p>0.796086</text:p>
              </table:table-cell>
              <table:table-cell office:value-type="float" office:value="0.800335">
                <text:p>0.800335</text:p>
              </table:table-cell>
              <table:table-cell office:value-type="float" office:value="0.811722">
                <text:p>0.811722</text:p>
              </table:table-cell>
              <table:table-cell office:value-type="float" office:value="0.818549">
                <text:p>0.818549</text:p>
              </table:table-cell>
              <table:table-cell office:value-type="float" office:value="0.823249">
                <text:p>0.823249</text:p>
              </table:table-cell>
              <table:table-cell office:value-type="float" office:value="0.839477">
                <text:p>0.839477</text:p>
              </table:table-cell>
              <table:table-cell office:value-type="float" office:value="0.854842">
                <text:p>0.854842</text:p>
              </table:table-cell>
              <table:table-cell office:value-type="float" office:value="0.855546">
                <text:p>0.855546</text:p>
              </table:table-cell>
              <table:table-cell office:value-type="float" office:value="0.771203">
                <text:p>0.77120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80973">
                <text:p>0.380973</text:p>
              </table:table-cell>
              <table:table-cell office:value-type="float" office:value="0.706121">
                <text:p>0.706121</text:p>
              </table:table-cell>
              <table:table-cell office:value-type="float" office:value="0.783745">
                <text:p>0.783745</text:p>
              </table:table-cell>
              <table:table-cell office:value-type="float" office:value="0.796137">
                <text:p>0.796137</text:p>
              </table:table-cell>
              <table:table-cell office:value-type="float" office:value="0.802645">
                <text:p>0.802645</text:p>
              </table:table-cell>
              <table:table-cell office:value-type="float" office:value="0.81323">
                <text:p>0.81323</text:p>
              </table:table-cell>
              <table:table-cell office:value-type="float" office:value="0.819375">
                <text:p>0.819375</text:p>
              </table:table-cell>
              <table:table-cell office:value-type="float" office:value="0.826296">
                <text:p>0.826296</text:p>
              </table:table-cell>
              <table:table-cell office:value-type="float" office:value="0.841533">
                <text:p>0.841533</text:p>
              </table:table-cell>
              <table:table-cell office:value-type="float" office:value="0.8541">
                <text:p>0.8541</text:p>
              </table:table-cell>
              <table:table-cell office:value-type="float" office:value="0.855546">
                <text:p>0.855546</text:p>
              </table:table-cell>
              <table:table-cell office:value-type="float" office:value="0.762415">
                <text:p>0.76241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15409">
                <text:p>0.515409</text:p>
              </table:table-cell>
              <table:table-cell office:value-type="float" office:value="0.738801">
                <text:p>0.738801</text:p>
              </table:table-cell>
              <table:table-cell office:value-type="float" office:value="0.790897">
                <text:p>0.790897</text:p>
              </table:table-cell>
              <table:table-cell office:value-type="float" office:value="0.796154">
                <text:p>0.796154</text:p>
              </table:table-cell>
              <table:table-cell office:value-type="float" office:value="0.804997">
                <text:p>0.804997</text:p>
              </table:table-cell>
              <table:table-cell office:value-type="float" office:value="0.815906">
                <text:p>0.815906</text:p>
              </table:table-cell>
              <table:table-cell office:value-type="float" office:value="0.821607">
                <text:p>0.821607</text:p>
              </table:table-cell>
              <table:table-cell office:value-type="float" office:value="0.833015">
                <text:p>0.833015</text:p>
              </table:table-cell>
              <table:table-cell office:value-type="float" office:value="0.844116">
                <text:p>0.844116</text:p>
              </table:table-cell>
              <table:table-cell office:value-type="float" office:value="0.854674">
                <text:p>0.854674</text:p>
              </table:table-cell>
              <table:table-cell office:value-type="float" office:value="0.855546">
                <text:p>0.855546</text:p>
              </table:table-cell>
              <table:table-cell office:value-type="float" office:value="0.781558">
                <text:p>0.78155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80184">
                <text:p>0.580184</text:p>
              </table:table-cell>
              <table:table-cell office:value-type="float" office:value="0.765382">
                <text:p>0.765382</text:p>
              </table:table-cell>
              <table:table-cell office:value-type="float" office:value="0.794742">
                <text:p>0.794742</text:p>
              </table:table-cell>
              <table:table-cell office:value-type="float" office:value="0.796154">
                <text:p>0.796154</text:p>
              </table:table-cell>
              <table:table-cell office:value-type="float" office:value="0.804017">
                <text:p>0.804017</text:p>
              </table:table-cell>
              <table:table-cell office:value-type="float" office:value="0.81531">
                <text:p>0.81531</text:p>
              </table:table-cell>
              <table:table-cell office:value-type="float" office:value="0.82028">
                <text:p>0.82028</text:p>
              </table:table-cell>
              <table:table-cell office:value-type="float" office:value="0.829766">
                <text:p>0.829766</text:p>
              </table:table-cell>
              <table:table-cell office:value-type="float" office:value="0.843075">
                <text:p>0.843075</text:p>
              </table:table-cell>
              <table:table-cell office:value-type="float" office:value="0.854077">
                <text:p>0.854077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299">
                <text:p>0.7902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85162">
                <text:p>0.585162</text:p>
              </table:table-cell>
              <table:table-cell office:value-type="float" office:value="0.765333">
                <text:p>0.765333</text:p>
              </table:table-cell>
              <table:table-cell office:value-type="float" office:value="0.794925">
                <text:p>0.794925</text:p>
              </table:table-cell>
              <table:table-cell office:value-type="float" office:value="0.796154">
                <text:p>0.796154</text:p>
              </table:table-cell>
              <table:table-cell office:value-type="float" office:value="0.804589">
                <text:p>0.804589</text:p>
              </table:table-cell>
              <table:table-cell office:value-type="float" office:value="0.816108">
                <text:p>0.816108</text:p>
              </table:table-cell>
              <table:table-cell office:value-type="float" office:value="0.821442">
                <text:p>0.821442</text:p>
              </table:table-cell>
              <table:table-cell office:value-type="float" office:value="0.833813">
                <text:p>0.833813</text:p>
              </table:table-cell>
              <table:table-cell office:value-type="float" office:value="0.844116">
                <text:p>0.844116</text:p>
              </table:table-cell>
              <table:table-cell office:value-type="float" office:value="0.855534">
                <text:p>0.855534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718">
                <text:p>0.79171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14523">
                <text:p>0.514523</text:p>
              </table:table-cell>
              <table:table-cell office:value-type="float" office:value="0.766104">
                <text:p>0.766104</text:p>
              </table:table-cell>
              <table:table-cell office:value-type="float" office:value="0.796101">
                <text:p>0.796101</text:p>
              </table:table-cell>
              <table:table-cell office:value-type="float" office:value="0.796154">
                <text:p>0.796154</text:p>
              </table:table-cell>
              <table:table-cell office:value-type="float" office:value="0.805355">
                <text:p>0.805355</text:p>
              </table:table-cell>
              <table:table-cell office:value-type="float" office:value="0.816759">
                <text:p>0.816759</text:p>
              </table:table-cell>
              <table:table-cell office:value-type="float" office:value="0.821956">
                <text:p>0.821956</text:p>
              </table:table-cell>
              <table:table-cell office:value-type="float" office:value="0.836041">
                <text:p>0.836041</text:p>
              </table:table-cell>
              <table:table-cell office:value-type="float" office:value="0.844218">
                <text:p>0.844218</text:p>
              </table:table-cell>
              <table:table-cell office:value-type="float" office:value="0.854961">
                <text:p>0.854961</text:p>
              </table:table-cell>
              <table:table-cell office:value-type="float" office:value="0.855546">
                <text:p>0.855546</text:p>
              </table:table-cell>
              <table:table-cell office:value-type="float" office:value="0.785217">
                <text:p>0.78521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54156">
                <text:p>0.554156</text:p>
              </table:table-cell>
              <table:table-cell office:value-type="float" office:value="0.75396">
                <text:p>0.75396</text:p>
              </table:table-cell>
              <table:table-cell office:value-type="float" office:value="0.795018">
                <text:p>0.795018</text:p>
              </table:table-cell>
              <table:table-cell office:value-type="float" office:value="0.796154">
                <text:p>0.796154</text:p>
              </table:table-cell>
              <table:table-cell office:value-type="float" office:value="0.797614">
                <text:p>0.797614</text:p>
              </table:table-cell>
              <table:table-cell office:value-type="float" office:value="0.811176">
                <text:p>0.811176</text:p>
              </table:table-cell>
              <table:table-cell office:value-type="float" office:value="0.818352">
                <text:p>0.818352</text:p>
              </table:table-cell>
              <table:table-cell office:value-type="float" office:value="0.824373">
                <text:p>0.824373</text:p>
              </table:table-cell>
              <table:table-cell office:value-type="float" office:value="0.841241">
                <text:p>0.841241</text:p>
              </table:table-cell>
              <table:table-cell office:value-type="float" office:value="0.852963">
                <text:p>0.852963</text:p>
              </table:table-cell>
              <table:table-cell office:value-type="float" office:value="0.855546">
                <text:p>0.855546</text:p>
              </table:table-cell>
              <table:table-cell office:value-type="float" office:value="0.784501">
                <text:p>0.78450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77157">
                <text:p>0.577157</text:p>
              </table:table-cell>
              <table:table-cell office:value-type="float" office:value="0.771872">
                <text:p>0.771872</text:p>
              </table:table-cell>
              <table:table-cell office:value-type="float" office:value="0.795536">
                <text:p>0.795536</text:p>
              </table:table-cell>
              <table:table-cell office:value-type="float" office:value="0.796245">
                <text:p>0.796245</text:p>
              </table:table-cell>
              <table:table-cell office:value-type="float" office:value="0.808162">
                <text:p>0.808162</text:p>
              </table:table-cell>
              <table:table-cell office:value-type="float" office:value="0.817064">
                <text:p>0.817064</text:p>
              </table:table-cell>
              <table:table-cell office:value-type="float" office:value="0.821356">
                <text:p>0.821356</text:p>
              </table:table-cell>
              <table:table-cell office:value-type="float" office:value="0.83152">
                <text:p>0.83152</text:p>
              </table:table-cell>
              <table:table-cell office:value-type="float" office:value="0.843422">
                <text:p>0.843422</text:p>
              </table:table-cell>
              <table:table-cell office:value-type="float" office:value="0.85239">
                <text:p>0.85239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473">
                <text:p>0.79147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69407">
                <text:p>0.569407</text:p>
              </table:table-cell>
              <table:table-cell office:value-type="float" office:value="0.786677">
                <text:p>0.786677</text:p>
              </table:table-cell>
              <table:table-cell office:value-type="float" office:value="0.796154">
                <text:p>0.796154</text:p>
              </table:table-cell>
              <table:table-cell office:value-type="float" office:value="0.800779">
                <text:p>0.800779</text:p>
              </table:table-cell>
              <table:table-cell office:value-type="float" office:value="0.812259">
                <text:p>0.812259</text:p>
              </table:table-cell>
              <table:table-cell office:value-type="float" office:value="0.818274">
                <text:p>0.818274</text:p>
              </table:table-cell>
              <table:table-cell office:value-type="float" office:value="0.821777">
                <text:p>0.821777</text:p>
              </table:table-cell>
              <table:table-cell office:value-type="float" office:value="0.834129">
                <text:p>0.834129</text:p>
              </table:table-cell>
              <table:table-cell office:value-type="float" office:value="0.843422">
                <text:p>0.843422</text:p>
              </table:table-cell>
              <table:table-cell office:value-type="float" office:value="0.853824">
                <text:p>0.853824</text:p>
              </table:table-cell>
              <table:table-cell office:value-type="float" office:value="0.855546">
                <text:p>0.855546</text:p>
              </table:table-cell>
              <table:table-cell office:value-type="float" office:value="0.79367">
                <text:p>0.7936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438966">
                <text:p>0.438966</text:p>
              </table:table-cell>
              <table:table-cell office:value-type="float" office:value="0.770884">
                <text:p>0.770884</text:p>
              </table:table-cell>
              <table:table-cell office:value-type="float" office:value="0.796154">
                <text:p>0.796154</text:p>
              </table:table-cell>
              <table:table-cell office:value-type="float" office:value="0.799283">
                <text:p>0.799283</text:p>
              </table:table-cell>
              <table:table-cell office:value-type="float" office:value="0.810188">
                <text:p>0.810188</text:p>
              </table:table-cell>
              <table:table-cell office:value-type="float" office:value="0.817406">
                <text:p>0.817406</text:p>
              </table:table-cell>
              <table:table-cell office:value-type="float" office:value="0.821584">
                <text:p>0.821584</text:p>
              </table:table-cell>
              <table:table-cell office:value-type="float" office:value="0.834588">
                <text:p>0.834588</text:p>
              </table:table-cell>
              <table:table-cell office:value-type="float" office:value="0.843422">
                <text:p>0.843422</text:p>
              </table:table-cell>
              <table:table-cell office:value-type="float" office:value="0.8541">
                <text:p>0.8541</text:p>
              </table:table-cell>
              <table:table-cell office:value-type="float" office:value="0.855546">
                <text:p>0.855546</text:p>
              </table:table-cell>
              <table:table-cell office:value-type="float" office:value="0.778657">
                <text:p>0.7786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82669">
                <text:p>0.582669</text:p>
              </table:table-cell>
              <table:table-cell office:value-type="float" office:value="0.779376">
                <text:p>0.779376</text:p>
              </table:table-cell>
              <table:table-cell office:value-type="float" office:value="0.796154">
                <text:p>0.796154</text:p>
              </table:table-cell>
              <table:table-cell office:value-type="float" office:value="0.804435">
                <text:p>0.804435</text:p>
              </table:table-cell>
              <table:table-cell office:value-type="float" office:value="0.813542">
                <text:p>0.813542</text:p>
              </table:table-cell>
              <table:table-cell office:value-type="float" office:value="0.818534">
                <text:p>0.818534</text:p>
              </table:table-cell>
              <table:table-cell office:value-type="float" office:value="0.823005">
                <text:p>0.823005</text:p>
              </table:table-cell>
              <table:table-cell office:value-type="float" office:value="0.837215">
                <text:p>0.837215</text:p>
              </table:table-cell>
              <table:table-cell office:value-type="float" office:value="0.845388">
                <text:p>0.845388</text:p>
              </table:table-cell>
              <table:table-cell office:value-type="float" office:value="0.853824">
                <text:p>0.853824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414">
                <text:p>0.7954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92882">
                <text:p>0.592882</text:p>
              </table:table-cell>
              <table:table-cell office:value-type="float" office:value="0.783799">
                <text:p>0.783799</text:p>
              </table:table-cell>
              <table:table-cell office:value-type="float" office:value="0.796154">
                <text:p>0.796154</text:p>
              </table:table-cell>
              <table:table-cell office:value-type="float" office:value="0.801128">
                <text:p>0.801128</text:p>
              </table:table-cell>
              <table:table-cell office:value-type="float" office:value="0.812461">
                <text:p>0.812461</text:p>
              </table:table-cell>
              <table:table-cell office:value-type="float" office:value="0.817503">
                <text:p>0.817503</text:p>
              </table:table-cell>
              <table:table-cell office:value-type="float" office:value="0.821693">
                <text:p>0.821693</text:p>
              </table:table-cell>
              <table:table-cell office:value-type="float" office:value="0.834033">
                <text:p>0.834033</text:p>
              </table:table-cell>
              <table:table-cell office:value-type="float" office:value="0.844694">
                <text:p>0.844694</text:p>
              </table:table-cell>
              <table:table-cell office:value-type="float" office:value="0.852677">
                <text:p>0.852677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702">
                <text:p>0.79570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85456">
                <text:p>0.585456</text:p>
              </table:table-cell>
              <table:table-cell office:value-type="float" office:value="0.787879">
                <text:p>0.787879</text:p>
              </table:table-cell>
              <table:table-cell office:value-type="float" office:value="0.796154">
                <text:p>0.796154</text:p>
              </table:table-cell>
              <table:table-cell office:value-type="float" office:value="0.802182">
                <text:p>0.802182</text:p>
              </table:table-cell>
              <table:table-cell office:value-type="float" office:value="0.812273">
                <text:p>0.812273</text:p>
              </table:table-cell>
              <table:table-cell office:value-type="float" office:value="0.818483">
                <text:p>0.818483</text:p>
              </table:table-cell>
              <table:table-cell office:value-type="float" office:value="0.82178">
                <text:p>0.82178</text:p>
              </table:table-cell>
              <table:table-cell office:value-type="float" office:value="0.831717">
                <text:p>0.831717</text:p>
              </table:table-cell>
              <table:table-cell office:value-type="float" office:value="0.844">
                <text:p>0.844</text:p>
              </table:table-cell>
              <table:table-cell office:value-type="float" office:value="0.852103">
                <text:p>0.852103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203">
                <text:p>0.79520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597582">
                <text:p>0.597582</text:p>
              </table:table-cell>
              <table:table-cell office:value-type="float" office:value="0.77669">
                <text:p>0.77669</text:p>
              </table:table-cell>
              <table:table-cell office:value-type="float" office:value="0.796071">
                <text:p>0.796071</text:p>
              </table:table-cell>
              <table:table-cell office:value-type="float" office:value="0.802571">
                <text:p>0.802571</text:p>
              </table:table-cell>
              <table:table-cell office:value-type="float" office:value="0.812621">
                <text:p>0.812621</text:p>
              </table:table-cell>
              <table:table-cell office:value-type="float" office:value="0.818457">
                <text:p>0.818457</text:p>
              </table:table-cell>
              <table:table-cell office:value-type="float" office:value="0.821717">
                <text:p>0.821717</text:p>
              </table:table-cell>
              <table:table-cell office:value-type="float" office:value="0.828029">
                <text:p>0.828029</text:p>
              </table:table-cell>
              <table:table-cell office:value-type="float" office:value="0.843307">
                <text:p>0.843307</text:p>
              </table:table-cell>
              <table:table-cell office:value-type="float" office:value="0.85325">
                <text:p>0.85325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03">
                <text:p>0.7950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61528">
                <text:p>0.661528</text:p>
              </table:table-cell>
              <table:table-cell office:value-type="float" office:value="0.786957">
                <text:p>0.786957</text:p>
              </table:table-cell>
              <table:table-cell office:value-type="float" office:value="0.796154">
                <text:p>0.796154</text:p>
              </table:table-cell>
              <table:table-cell office:value-type="float" office:value="0.805477">
                <text:p>0.805477</text:p>
              </table:table-cell>
              <table:table-cell office:value-type="float" office:value="0.814265">
                <text:p>0.814265</text:p>
              </table:table-cell>
              <table:table-cell office:value-type="float" office:value="0.819403">
                <text:p>0.819403</text:p>
              </table:table-cell>
              <table:table-cell office:value-type="float" office:value="0.822108">
                <text:p>0.822108</text:p>
              </table:table-cell>
              <table:table-cell office:value-type="float" office:value="0.831801">
                <text:p>0.831801</text:p>
              </table:table-cell>
              <table:table-cell office:value-type="float" office:value="0.844232">
                <text:p>0.844232</text:p>
              </table:table-cell>
              <table:table-cell office:value-type="float" office:value="0.854685">
                <text:p>0.854685</text:p>
              </table:table-cell>
              <table:table-cell office:value-type="float" office:value="0.855546">
                <text:p>0.855546</text:p>
              </table:table-cell>
              <table:table-cell office:value-type="float" office:value="0.803661">
                <text:p>0.80366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00285">
                <text:p>0.600285</text:p>
              </table:table-cell>
              <table:table-cell office:value-type="float" office:value="0.786776">
                <text:p>0.786776</text:p>
              </table:table-cell>
              <table:table-cell office:value-type="float" office:value="0.796154">
                <text:p>0.796154</text:p>
              </table:table-cell>
              <table:table-cell office:value-type="float" office:value="0.804938">
                <text:p>0.804938</text:p>
              </table:table-cell>
              <table:table-cell office:value-type="float" office:value="0.814948">
                <text:p>0.814948</text:p>
              </table:table-cell>
              <table:table-cell office:value-type="float" office:value="0.819945">
                <text:p>0.819945</text:p>
              </table:table-cell>
              <table:table-cell office:value-type="float" office:value="0.822166">
                <text:p>0.822166</text:p>
              </table:table-cell>
              <table:table-cell office:value-type="float" office:value="0.831056">
                <text:p>0.831056</text:p>
              </table:table-cell>
              <table:table-cell office:value-type="float" office:value="0.843422">
                <text:p>0.843422</text:p>
              </table:table-cell>
              <table:table-cell office:value-type="float" office:value="0.854972">
                <text:p>0.854972</text:p>
              </table:table-cell>
              <table:table-cell office:value-type="float" office:value="0.855546">
                <text:p>0.855546</text:p>
              </table:table-cell>
              <table:table-cell office:value-type="float" office:value="0.797466">
                <text:p>0.79746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582374">
                <text:p>0.582374</text:p>
              </table:table-cell>
              <table:table-cell office:value-type="float" office:value="0.787282">
                <text:p>0.787282</text:p>
              </table:table-cell>
              <table:table-cell office:value-type="float" office:value="0.798123">
                <text:p>0.798123</text:p>
              </table:table-cell>
              <table:table-cell office:value-type="float" office:value="0.811631">
                <text:p>0.811631</text:p>
              </table:table-cell>
              <table:table-cell office:value-type="float" office:value="0.817197">
                <text:p>0.817197</text:p>
              </table:table-cell>
              <table:table-cell office:value-type="float" office:value="0.821386">
                <text:p>0.821386</text:p>
              </table:table-cell>
              <table:table-cell office:value-type="float" office:value="0.82217">
                <text:p>0.82217</text:p>
              </table:table-cell>
              <table:table-cell office:value-type="float" office:value="0.834011">
                <text:p>0.834011</text:p>
              </table:table-cell>
              <table:table-cell office:value-type="float" office:value="0.844463">
                <text:p>0.84446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7418">
                <text:p>0.79741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40639">
                <text:p>0.640639</text:p>
              </table:table-cell>
              <table:table-cell office:value-type="float" office:value="0.793717">
                <text:p>0.793717</text:p>
              </table:table-cell>
              <table:table-cell office:value-type="float" office:value="0.804672">
                <text:p>0.804672</text:p>
              </table:table-cell>
              <table:table-cell office:value-type="float" office:value="0.815405">
                <text:p>0.815405</text:p>
              </table:table-cell>
              <table:table-cell office:value-type="float" office:value="0.81936">
                <text:p>0.81936</text:p>
              </table:table-cell>
              <table:table-cell office:value-type="float" office:value="0.82205">
                <text:p>0.82205</text:p>
              </table:table-cell>
              <table:table-cell office:value-type="float" office:value="0.825114">
                <text:p>0.825114</text:p>
              </table:table-cell>
              <table:table-cell office:value-type="float" office:value="0.840967">
                <text:p>0.840967</text:p>
              </table:table-cell>
              <table:table-cell office:value-type="float" office:value="0.848086">
                <text:p>0.84808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556">
                <text:p>0.80655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05236">
                <text:p>0.605236</text:p>
              </table:table-cell>
              <table:table-cell office:value-type="float" office:value="0.791359">
                <text:p>0.791359</text:p>
              </table:table-cell>
              <table:table-cell office:value-type="float" office:value="0.801276">
                <text:p>0.801276</text:p>
              </table:table-cell>
              <table:table-cell office:value-type="float" office:value="0.81557">
                <text:p>0.81557</text:p>
              </table:table-cell>
              <table:table-cell office:value-type="float" office:value="0.819045">
                <text:p>0.819045</text:p>
              </table:table-cell>
              <table:table-cell office:value-type="float" office:value="0.822108">
                <text:p>0.822108</text:p>
              </table:table-cell>
              <table:table-cell office:value-type="float" office:value="0.829155">
                <text:p>0.829155</text:p>
              </table:table-cell>
              <table:table-cell office:value-type="float" office:value="0.842497">
                <text:p>0.842497</text:p>
              </table:table-cell>
              <table:table-cell office:value-type="float" office:value="0.848946">
                <text:p>0.8489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3074">
                <text:p>0.80307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504078">
                <text:p>0.504078</text:p>
              </table:table-cell>
              <table:table-cell office:value-type="float" office:value="0.775688">
                <text:p>0.775688</text:p>
              </table:table-cell>
              <table:table-cell office:value-type="float" office:value="0.800415">
                <text:p>0.800415</text:p>
              </table:table-cell>
              <table:table-cell office:value-type="float" office:value="0.815634">
                <text:p>0.815634</text:p>
              </table:table-cell>
              <table:table-cell office:value-type="float" office:value="0.818904">
                <text:p>0.818904</text:p>
              </table:table-cell>
              <table:table-cell office:value-type="float" office:value="0.822181">
                <text:p>0.822181</text:p>
              </table:table-cell>
              <table:table-cell office:value-type="float" office:value="0.834927">
                <text:p>0.834927</text:p>
              </table:table-cell>
              <table:table-cell office:value-type="float" office:value="0.842844">
                <text:p>0.842844</text:p>
              </table:table-cell>
              <table:table-cell office:value-type="float" office:value="0.847225">
                <text:p>0.84722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744">
                <text:p>0.79174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483524">
                <text:p>0.483524</text:p>
              </table:table-cell>
              <table:table-cell office:value-type="float" office:value="0.785918">
                <text:p>0.785918</text:p>
              </table:table-cell>
              <table:table-cell office:value-type="float" office:value="0.80414">
                <text:p>0.80414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8">
                <text:p>0.8198</text:p>
              </table:table-cell>
              <table:table-cell office:value-type="float" office:value="0.822314">
                <text:p>0.822314</text:p>
              </table:table-cell>
              <table:table-cell office:value-type="float" office:value="0.835286">
                <text:p>0.835286</text:p>
              </table:table-cell>
              <table:table-cell office:value-type="float" office:value="0.843422">
                <text:p>0.843422</text:p>
              </table:table-cell>
              <table:table-cell office:value-type="float" office:value="0.850955">
                <text:p>0.85095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708">
                <text:p>0.79170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414208">
                <text:p>0.414208</text:p>
              </table:table-cell>
              <table:table-cell office:value-type="float" office:value="0.730037">
                <text:p>0.730037</text:p>
              </table:table-cell>
              <table:table-cell office:value-type="float" office:value="0.798345">
                <text:p>0.798345</text:p>
              </table:table-cell>
              <table:table-cell office:value-type="float" office:value="0.813718">
                <text:p>0.813718</text:p>
              </table:table-cell>
              <table:table-cell office:value-type="float" office:value="0.816464">
                <text:p>0.816464</text:p>
              </table:table-cell>
              <table:table-cell office:value-type="float" office:value="0.821061">
                <text:p>0.821061</text:p>
              </table:table-cell>
              <table:table-cell office:value-type="float" office:value="0.822976">
                <text:p>0.822976</text:p>
              </table:table-cell>
              <table:table-cell office:value-type="float" office:value="0.838777">
                <text:p>0.838777</text:p>
              </table:table-cell>
              <table:table-cell office:value-type="float" office:value="0.846416">
                <text:p>0.84641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75755">
                <text:p>0.77575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437654">
                <text:p>0.437654</text:p>
              </table:table-cell>
              <table:table-cell office:value-type="float" office:value="0.719626">
                <text:p>0.719626</text:p>
              </table:table-cell>
              <table:table-cell office:value-type="float" office:value="0.799373">
                <text:p>0.799373</text:p>
              </table:table-cell>
              <table:table-cell office:value-type="float" office:value="0.815042">
                <text:p>0.815042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392">
                <text:p>0.820392</text:p>
              </table:table-cell>
              <table:table-cell office:value-type="float" office:value="0.822861">
                <text:p>0.822861</text:p>
              </table:table-cell>
              <table:table-cell office:value-type="float" office:value="0.836639">
                <text:p>0.836639</text:p>
              </table:table-cell>
              <table:table-cell office:value-type="float" office:value="0.845611">
                <text:p>0.8456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76892">
                <text:p>0.77689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484235">
                <text:p>0.484235</text:p>
              </table:table-cell>
              <table:table-cell office:value-type="float" office:value="0.742064">
                <text:p>0.742064</text:p>
              </table:table-cell>
              <table:table-cell office:value-type="float" office:value="0.796791">
                <text:p>0.796791</text:p>
              </table:table-cell>
              <table:table-cell office:value-type="float" office:value="0.813418">
                <text:p>0.813418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3">
                <text:p>0.8193</text:p>
              </table:table-cell>
              <table:table-cell office:value-type="float" office:value="0.823561">
                <text:p>0.823561</text:p>
              </table:table-cell>
              <table:table-cell office:value-type="float" office:value="0.838186">
                <text:p>0.838186</text:p>
              </table:table-cell>
              <table:table-cell office:value-type="float" office:value="0.847597">
                <text:p>0.84759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83687">
                <text:p>0.78368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535306">
                <text:p>0.535306</text:p>
              </table:table-cell>
              <table:table-cell office:value-type="float" office:value="0.783633">
                <text:p>0.783633</text:p>
              </table:table-cell>
              <table:table-cell office:value-type="float" office:value="0.804253">
                <text:p>0.804253</text:p>
              </table:table-cell>
              <table:table-cell office:value-type="float" office:value="0.816107">
                <text:p>0.816107</text:p>
              </table:table-cell>
              <table:table-cell office:value-type="float" office:value="0.816701">
                <text:p>0.816701</text:p>
              </table:table-cell>
              <table:table-cell office:value-type="float" office:value="0.821216">
                <text:p>0.821216</text:p>
              </table:table-cell>
              <table:table-cell office:value-type="float" office:value="0.825059">
                <text:p>0.825059</text:p>
              </table:table-cell>
              <table:table-cell office:value-type="float" office:value="0.839767">
                <text:p>0.839767</text:p>
              </table:table-cell>
              <table:table-cell office:value-type="float" office:value="0.850437">
                <text:p>0.85043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4803">
                <text:p>0.79480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533983">
                <text:p>0.533983</text:p>
              </table:table-cell>
              <table:table-cell office:value-type="float" office:value="0.768288">
                <text:p>0.768288</text:p>
              </table:table-cell>
              <table:table-cell office:value-type="float" office:value="0.801357">
                <text:p>0.801357</text:p>
              </table:table-cell>
              <table:table-cell office:value-type="float" office:value="0.814577">
                <text:p>0.814577</text:p>
              </table:table-cell>
              <table:table-cell office:value-type="float" office:value="0.817095">
                <text:p>0.817095</text:p>
              </table:table-cell>
              <table:table-cell office:value-type="float" office:value="0.82145">
                <text:p>0.82145</text:p>
              </table:table-cell>
              <table:table-cell office:value-type="float" office:value="0.831898">
                <text:p>0.831898</text:p>
              </table:table-cell>
              <table:table-cell office:value-type="float" office:value="0.842035">
                <text:p>0.842035</text:p>
              </table:table-cell>
              <table:table-cell office:value-type="float" office:value="0.853824">
                <text:p>0.85382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4005">
                <text:p>0.79400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553411">
                <text:p>0.553411</text:p>
              </table:table-cell>
              <table:table-cell office:value-type="float" office:value="0.787359">
                <text:p>0.787359</text:p>
              </table:table-cell>
              <table:table-cell office:value-type="float" office:value="0.807782">
                <text:p>0.807782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996">
                <text:p>0.817996</text:p>
              </table:table-cell>
              <table:table-cell office:value-type="float" office:value="0.822457">
                <text:p>0.822457</text:p>
              </table:table-cell>
              <table:table-cell office:value-type="float" office:value="0.835505">
                <text:p>0.835505</text:p>
              </table:table-cell>
              <table:table-cell office:value-type="float" office:value="0.843478">
                <text:p>0.84347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9525">
                <text:p>0.79952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554359">
                <text:p>0.554359</text:p>
              </table:table-cell>
              <table:table-cell office:value-type="float" office:value="0.784482">
                <text:p>0.784482</text:p>
              </table:table-cell>
              <table:table-cell office:value-type="float" office:value="0.804813">
                <text:p>0.80481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796">
                <text:p>0.819796</text:p>
              </table:table-cell>
              <table:table-cell office:value-type="float" office:value="0.827706">
                <text:p>0.827706</text:p>
              </table:table-cell>
              <table:table-cell office:value-type="float" office:value="0.841122">
                <text:p>0.841122</text:p>
              </table:table-cell>
              <table:table-cell office:value-type="float" office:value="0.849371">
                <text:p>0.84937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0892">
                <text:p>0.80089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596817">
                <text:p>0.596817</text:p>
              </table:table-cell>
              <table:table-cell office:value-type="float" office:value="0.789739">
                <text:p>0.789739</text:p>
              </table:table-cell>
              <table:table-cell office:value-type="float" office:value="0.805811">
                <text:p>0.805811</text:p>
              </table:table-cell>
              <table:table-cell office:value-type="float" office:value="0.816387">
                <text:p>0.816387</text:p>
              </table:table-cell>
              <table:table-cell office:value-type="float" office:value="0.821226">
                <text:p>0.821226</text:p>
              </table:table-cell>
              <table:table-cell office:value-type="float" office:value="0.830609">
                <text:p>0.83060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7795">
                <text:p>0.84779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093">
                <text:p>0.806093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544189">
                <text:p>0.544189</text:p>
              </table:table-cell>
              <table:table-cell office:value-type="float" office:value="0.789404">
                <text:p>0.789404</text:p>
              </table:table-cell>
              <table:table-cell office:value-type="float" office:value="0.808327">
                <text:p>0.808327</text:p>
              </table:table-cell>
              <table:table-cell office:value-type="float" office:value="0.81686">
                <text:p>0.81686</text:p>
              </table:table-cell>
              <table:table-cell office:value-type="float" office:value="0.821563">
                <text:p>0.821563</text:p>
              </table:table-cell>
              <table:table-cell office:value-type="float" office:value="0.834232">
                <text:p>0.834232</text:p>
              </table:table-cell>
              <table:table-cell office:value-type="float" office:value="0.841804">
                <text:p>0.841804</text:p>
              </table:table-cell>
              <table:table-cell office:value-type="float" office:value="0.846364">
                <text:p>0.84636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1383">
                <text:p>0.80138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570391">
                <text:p>0.570391</text:p>
              </table:table-cell>
              <table:table-cell office:value-type="float" office:value="0.790855">
                <text:p>0.790855</text:p>
              </table:table-cell>
              <table:table-cell office:value-type="float" office:value="0.810311">
                <text:p>0.810311</text:p>
              </table:table-cell>
              <table:table-cell office:value-type="float" office:value="0.81804">
                <text:p>0.81804</text:p>
              </table:table-cell>
              <table:table-cell office:value-type="float" office:value="0.824148">
                <text:p>0.824148</text:p>
              </table:table-cell>
              <table:table-cell office:value-type="float" office:value="0.839446">
                <text:p>0.839446</text:p>
              </table:table-cell>
              <table:table-cell office:value-type="float" office:value="0.844347">
                <text:p>0.844347</text:p>
              </table:table-cell>
              <table:table-cell office:value-type="float" office:value="0.851242">
                <text:p>0.85124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5987">
                <text:p>0.8059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567724">
                <text:p>0.567724</text:p>
              </table:table-cell>
              <table:table-cell office:value-type="float" office:value="0.784256">
                <text:p>0.784256</text:p>
              </table:table-cell>
              <table:table-cell office:value-type="float" office:value="0.810823">
                <text:p>0.810823</text:p>
              </table:table-cell>
              <table:table-cell office:value-type="float" office:value="0.818532">
                <text:p>0.818532</text:p>
              </table:table-cell>
              <table:table-cell office:value-type="float" office:value="0.826911">
                <text:p>0.82691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694">
                <text:p>0.844694</text:p>
              </table:table-cell>
              <table:table-cell office:value-type="float" office:value="0.85325">
                <text:p>0.8532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5874">
                <text:p>0.80587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511888">
                <text:p>0.511888</text:p>
              </table:table-cell>
              <table:table-cell office:value-type="float" office:value="0.753996">
                <text:p>0.753996</text:p>
              </table:table-cell>
              <table:table-cell office:value-type="float" office:value="0.804144">
                <text:p>0.804144</text:p>
              </table:table-cell>
              <table:table-cell office:value-type="float" office:value="0.816397">
                <text:p>0.816397</text:p>
              </table:table-cell>
              <table:table-cell office:value-type="float" office:value="0.822212">
                <text:p>0.822212</text:p>
              </table:table-cell>
              <table:table-cell office:value-type="float" office:value="0.839815">
                <text:p>0.839815</text:p>
              </table:table-cell>
              <table:table-cell office:value-type="float" office:value="0.844347">
                <text:p>0.844347</text:p>
              </table:table-cell>
              <table:table-cell office:value-type="float" office:value="0.850955">
                <text:p>0.85095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485">
                <text:p>0.79548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580864">
                <text:p>0.580864</text:p>
              </table:table-cell>
              <table:table-cell office:value-type="float" office:value="0.786982">
                <text:p>0.786982</text:p>
              </table:table-cell>
              <table:table-cell office:value-type="float" office:value="0.808599">
                <text:p>0.808599</text:p>
              </table:table-cell>
              <table:table-cell office:value-type="float" office:value="0.81649">
                <text:p>0.81649</text:p>
              </table:table-cell>
              <table:table-cell office:value-type="float" office:value="0.825792">
                <text:p>0.82579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242">
                <text:p>0.85124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802">
                <text:p>0.80680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555558">
                <text:p>0.555558</text:p>
              </table:table-cell>
              <table:table-cell office:value-type="float" office:value="0.773893">
                <text:p>0.773893</text:p>
              </table:table-cell>
              <table:table-cell office:value-type="float" office:value="0.803965">
                <text:p>0.803965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522">
                <text:p>0.820522</text:p>
              </table:table-cell>
              <table:table-cell office:value-type="float" office:value="0.839594">
                <text:p>0.839594</text:p>
              </table:table-cell>
              <table:table-cell office:value-type="float" office:value="0.844">
                <text:p>0.844</text:p>
              </table:table-cell>
              <table:table-cell office:value-type="float" office:value="0.84866">
                <text:p>0.8486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1346">
                <text:p>0.80134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548904">
                <text:p>0.548904</text:p>
              </table:table-cell>
              <table:table-cell office:value-type="float" office:value="0.773149">
                <text:p>0.773149</text:p>
              </table:table-cell>
              <table:table-cell office:value-type="float" office:value="0.802017">
                <text:p>0.802017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524">
                <text:p>0.820524</text:p>
              </table:table-cell>
              <table:table-cell office:value-type="float" office:value="0.840463">
                <text:p>0.840463</text:p>
              </table:table-cell>
              <table:table-cell office:value-type="float" office:value="0.843191">
                <text:p>0.843191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398">
                <text:p>0.85439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9987">
                <text:p>0.799987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30547">
                <text:p>0.630547</text:p>
              </table:table-cell>
              <table:table-cell office:value-type="float" office:value="0.784065">
                <text:p>0.784065</text:p>
              </table:table-cell>
              <table:table-cell office:value-type="float" office:value="0.809282">
                <text:p>0.809282</text:p>
              </table:table-cell>
              <table:table-cell office:value-type="float" office:value="0.816174">
                <text:p>0.816174</text:p>
              </table:table-cell>
              <table:table-cell office:value-type="float" office:value="0.822419">
                <text:p>0.82241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8">
                <text:p>0.8438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685">
                <text:p>0.85468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0348">
                <text:p>0.81034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574387">
                <text:p>0.574387</text:p>
              </table:table-cell>
              <table:table-cell office:value-type="float" office:value="0.771712">
                <text:p>0.771712</text:p>
              </table:table-cell>
              <table:table-cell office:value-type="float" office:value="0.799785">
                <text:p>0.799785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631">
                <text:p>0.82063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885">
                <text:p>0.843885</text:p>
              </table:table-cell>
              <table:table-cell office:value-type="float" office:value="0.846077">
                <text:p>0.84607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252">
                <text:p>0.8025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11771">
                <text:p>0.611771</text:p>
              </table:table-cell>
              <table:table-cell office:value-type="float" office:value="0.788697">
                <text:p>0.788697</text:p>
              </table:table-cell>
              <table:table-cell office:value-type="float" office:value="0.813607">
                <text:p>0.813607</text:p>
              </table:table-cell>
              <table:table-cell office:value-type="float" office:value="0.817239">
                <text:p>0.817239</text:p>
              </table:table-cell>
              <table:table-cell office:value-type="float" office:value="0.833204">
                <text:p>0.833204</text:p>
              </table:table-cell>
              <table:table-cell office:value-type="float" office:value="0.841906">
                <text:p>0.841906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66">
                <text:p>0.8486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1168">
                <text:p>0.81116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576105">
                <text:p>0.576105</text:p>
              </table:table-cell>
              <table:table-cell office:value-type="float" office:value="0.783524">
                <text:p>0.783524</text:p>
              </table:table-cell>
              <table:table-cell office:value-type="float" office:value="0.814146">
                <text:p>0.814146</text:p>
              </table:table-cell>
              <table:table-cell office:value-type="float" office:value="0.816263">
                <text:p>0.816263</text:p>
              </table:table-cell>
              <table:table-cell office:value-type="float" office:value="0.828329">
                <text:p>0.82832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205">
                <text:p>0.84420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685">
                <text:p>0.85468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5976">
                <text:p>0.80597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518986">
                <text:p>0.518986</text:p>
              </table:table-cell>
              <table:table-cell office:value-type="float" office:value="0.762471">
                <text:p>0.762471</text:p>
              </table:table-cell>
              <table:table-cell office:value-type="float" office:value="0.813458">
                <text:p>0.813458</text:p>
              </table:table-cell>
              <table:table-cell office:value-type="float" office:value="0.816429">
                <text:p>0.816429</text:p>
              </table:table-cell>
              <table:table-cell office:value-type="float" office:value="0.827469">
                <text:p>0.82746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796">
                <text:p>0.844796</text:p>
              </table:table-cell>
              <table:table-cell office:value-type="float" office:value="0.849233">
                <text:p>0.84923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8539">
                <text:p>0.79853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15595">
                <text:p>0.515595</text:p>
              </table:table-cell>
              <table:table-cell office:value-type="float" office:value="0.751543">
                <text:p>0.751543</text:p>
              </table:table-cell>
              <table:table-cell office:value-type="float" office:value="0.80719">
                <text:p>0.80719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153">
                <text:p>0.821153</text:p>
              </table:table-cell>
              <table:table-cell office:value-type="float" office:value="0.839896">
                <text:p>0.839896</text:p>
              </table:table-cell>
              <table:table-cell office:value-type="float" office:value="0.844449">
                <text:p>0.844449</text:p>
              </table:table-cell>
              <table:table-cell office:value-type="float" office:value="0.85037">
                <text:p>0.8503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5746">
                <text:p>0.7957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483879">
                <text:p>0.483879</text:p>
              </table:table-cell>
              <table:table-cell office:value-type="float" office:value="0.741035">
                <text:p>0.741035</text:p>
              </table:table-cell>
              <table:table-cell office:value-type="float" office:value="0.808544">
                <text:p>0.808544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657">
                <text:p>0.819657</text:p>
              </table:table-cell>
              <table:table-cell office:value-type="float" office:value="0.837131">
                <text:p>0.837131</text:p>
              </table:table-cell>
              <table:table-cell office:value-type="float" office:value="0.844578">
                <text:p>0.844578</text:p>
              </table:table-cell>
              <table:table-cell office:value-type="float" office:value="0.851798">
                <text:p>0.85179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1389">
                <text:p>0.79138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548487">
                <text:p>0.548487</text:p>
              </table:table-cell>
              <table:table-cell office:value-type="float" office:value="0.738825">
                <text:p>0.738825</text:p>
              </table:table-cell>
              <table:table-cell office:value-type="float" office:value="0.800447">
                <text:p>0.800447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682">
                <text:p>0.821682</text:p>
              </table:table-cell>
              <table:table-cell office:value-type="float" office:value="0.841238">
                <text:p>0.841238</text:p>
              </table:table-cell>
              <table:table-cell office:value-type="float" office:value="0.845503">
                <text:p>0.845503</text:p>
              </table:table-cell>
              <table:table-cell office:value-type="float" office:value="0.85065">
                <text:p>0.8506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741">
                <text:p>0.7974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589522">
                <text:p>0.589522</text:p>
              </table:table-cell>
              <table:table-cell office:value-type="float" office:value="0.76671">
                <text:p>0.76671</text:p>
              </table:table-cell>
              <table:table-cell office:value-type="float" office:value="0.812062">
                <text:p>0.812062</text:p>
              </table:table-cell>
              <table:table-cell office:value-type="float" office:value="0.817673">
                <text:p>0.817673</text:p>
              </table:table-cell>
              <table:table-cell office:value-type="float" office:value="0.831418">
                <text:p>0.831418</text:p>
              </table:table-cell>
              <table:table-cell office:value-type="float" office:value="0.842613">
                <text:p>0.842613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086">
                <text:p>0.84808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468">
                <text:p>0.80646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546699">
                <text:p>0.546699</text:p>
              </table:table-cell>
              <table:table-cell office:value-type="float" office:value="0.730171">
                <text:p>0.730171</text:p>
              </table:table-cell>
              <table:table-cell office:value-type="float" office:value="0.811526">
                <text:p>0.811526</text:p>
              </table:table-cell>
              <table:table-cell office:value-type="float" office:value="0.816174">
                <text:p>0.816174</text:p>
              </table:table-cell>
              <table:table-cell office:value-type="float" office:value="0.830384">
                <text:p>0.830384</text:p>
              </table:table-cell>
              <table:table-cell office:value-type="float" office:value="0.843307">
                <text:p>0.843307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52">
                <text:p>0.8495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8437">
                <text:p>0.79843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51052">
                <text:p>0.51052</text:p>
              </table:table-cell>
              <table:table-cell office:value-type="float" office:value="0.694336">
                <text:p>0.694336</text:p>
              </table:table-cell>
              <table:table-cell office:value-type="float" office:value="0.802596">
                <text:p>0.802596</text:p>
              </table:table-cell>
              <table:table-cell office:value-type="float" office:value="0.816174">
                <text:p>0.816174</text:p>
              </table:table-cell>
              <table:table-cell office:value-type="float" office:value="0.82303">
                <text:p>0.8230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503">
                <text:p>0.845503</text:p>
              </table:table-cell>
              <table:table-cell office:value-type="float" office:value="0.847512">
                <text:p>0.84751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89222">
                <text:p>0.78922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440625">
                <text:p>0.440625</text:p>
              </table:table-cell>
              <table:table-cell office:value-type="float" office:value="0.682177">
                <text:p>0.682177</text:p>
              </table:table-cell>
              <table:table-cell office:value-type="float" office:value="0.801416">
                <text:p>0.801416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995">
                <text:p>0.818995</text:p>
              </table:table-cell>
              <table:table-cell office:value-type="float" office:value="0.841405">
                <text:p>0.841405</text:p>
              </table:table-cell>
              <table:table-cell office:value-type="float" office:value="0.845503">
                <text:p>0.845503</text:p>
              </table:table-cell>
              <table:table-cell office:value-type="float" office:value="0.847799">
                <text:p>0.84779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80518">
                <text:p>0.78051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462697">
                <text:p>0.462697</text:p>
              </table:table-cell>
              <table:table-cell office:value-type="float" office:value="0.733045">
                <text:p>0.733045</text:p>
              </table:table-cell>
              <table:table-cell office:value-type="float" office:value="0.815245">
                <text:p>0.815245</text:p>
              </table:table-cell>
              <table:table-cell office:value-type="float" office:value="0.816174">
                <text:p>0.816174</text:p>
              </table:table-cell>
              <table:table-cell office:value-type="float" office:value="0.834384">
                <text:p>0.834384</text:p>
              </table:table-cell>
              <table:table-cell office:value-type="float" office:value="0.843654">
                <text:p>0.843654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086">
                <text:p>0.84808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988">
                <text:p>0.79098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512116">
                <text:p>0.512116</text:p>
              </table:table-cell>
              <table:table-cell office:value-type="float" office:value="0.724036">
                <text:p>0.724036</text:p>
              </table:table-cell>
              <table:table-cell office:value-type="float" office:value="0.812107">
                <text:p>0.812107</text:p>
              </table:table-cell>
              <table:table-cell office:value-type="float" office:value="0.816174">
                <text:p>0.816174</text:p>
              </table:table-cell>
              <table:table-cell office:value-type="float" office:value="0.826703">
                <text:p>0.826703</text:p>
              </table:table-cell>
              <table:table-cell office:value-type="float" office:value="0.841804">
                <text:p>0.841804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373">
                <text:p>0.84837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3791">
                <text:p>0.79379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48729">
                <text:p>0.648729</text:p>
              </table:table-cell>
              <table:table-cell office:value-type="float" office:value="0.785441">
                <text:p>0.785441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71">
                <text:p>0.81771</text:p>
              </table:table-cell>
              <table:table-cell office:value-type="float" office:value="0.835879">
                <text:p>0.835879</text:p>
              </table:table-cell>
              <table:table-cell office:value-type="float" office:value="0.843075">
                <text:p>0.843075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66">
                <text:p>0.8486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5226">
                <text:p>0.8152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55324">
                <text:p>0.655324</text:p>
              </table:table-cell>
              <table:table-cell office:value-type="float" office:value="0.795985">
                <text:p>0.795985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449">
                <text:p>0.818449</text:p>
              </table:table-cell>
              <table:table-cell office:value-type="float" office:value="0.838041">
                <text:p>0.838041</text:p>
              </table:table-cell>
              <table:table-cell office:value-type="float" office:value="0.844347">
                <text:p>0.844347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074">
                <text:p>0.84807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7299">
                <text:p>0.8172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484964">
                <text:p>0.484964</text:p>
              </table:table-cell>
              <table:table-cell office:value-type="float" office:value="0.793195">
                <text:p>0.793195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952">
                <text:p>0.821952</text:p>
              </table:table-cell>
              <table:table-cell office:value-type="float" office:value="0.840285">
                <text:p>0.840285</text:p>
              </table:table-cell>
              <table:table-cell office:value-type="float" office:value="0.845143">
                <text:p>0.845143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793">
                <text:p>0.85179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101">
                <text:p>0.8010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594266">
                <text:p>0.594266</text:p>
              </table:table-cell>
              <table:table-cell office:value-type="float" office:value="0.801934">
                <text:p>0.801934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823">
                <text:p>0.819823</text:p>
              </table:table-cell>
              <table:table-cell office:value-type="float" office:value="0.839097">
                <text:p>0.839097</text:p>
              </table:table-cell>
              <table:table-cell office:value-type="float" office:value="0.844286">
                <text:p>0.844286</text:p>
              </table:table-cell>
              <table:table-cell office:value-type="float" office:value="0.845503">
                <text:p>0.845503</text:p>
              </table:table-cell>
              <table:table-cell office:value-type="float" office:value="0.850645">
                <text:p>0.85064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2282">
                <text:p>0.81228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542625">
                <text:p>0.542625</text:p>
              </table:table-cell>
              <table:table-cell office:value-type="float" office:value="0.798289">
                <text:p>0.798289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997">
                <text:p>0.819997</text:p>
              </table:table-cell>
              <table:table-cell office:value-type="float" office:value="0.838736">
                <text:p>0.838736</text:p>
              </table:table-cell>
              <table:table-cell office:value-type="float" office:value="0.844802">
                <text:p>0.844802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375">
                <text:p>0.85437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7159">
                <text:p>0.80715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43733">
                <text:p>0.543733</text:p>
              </table:table-cell>
              <table:table-cell office:value-type="float" office:value="0.796237">
                <text:p>0.796237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534">
                <text:p>0.818534</text:p>
              </table:table-cell>
              <table:table-cell office:value-type="float" office:value="0.835077">
                <text:p>0.835077</text:p>
              </table:table-cell>
              <table:table-cell office:value-type="float" office:value="0.844456">
                <text:p>0.844456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813">
                <text:p>0.85381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462">
                <text:p>0.80646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525174">
                <text:p>0.525174</text:p>
              </table:table-cell>
              <table:table-cell office:value-type="float" office:value="0.797403">
                <text:p>0.79740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546">
                <text:p>0.816546</text:p>
              </table:table-cell>
              <table:table-cell office:value-type="float" office:value="0.832247">
                <text:p>0.832247</text:p>
              </table:table-cell>
              <table:table-cell office:value-type="float" office:value="0.843592">
                <text:p>0.843592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807">
                <text:p>0.84980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3754">
                <text:p>0.80375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498698">
                <text:p>0.498698</text:p>
              </table:table-cell>
              <table:table-cell office:value-type="float" office:value="0.796527">
                <text:p>0.796527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797">
                <text:p>0.816797</text:p>
              </table:table-cell>
              <table:table-cell office:value-type="float" office:value="0.832373">
                <text:p>0.832373</text:p>
              </table:table-cell>
              <table:table-cell office:value-type="float" office:value="0.843538">
                <text:p>0.843538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807">
                <text:p>0.84980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1051">
                <text:p>0.80105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563843">
                <text:p>0.563843</text:p>
              </table:table-cell>
              <table:table-cell office:value-type="float" office:value="0.803723">
                <text:p>0.80372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011">
                <text:p>0.818011</text:p>
              </table:table-cell>
              <table:table-cell office:value-type="float" office:value="0.837287">
                <text:p>0.837287</text:p>
              </table:table-cell>
              <table:table-cell office:value-type="float" office:value="0.843769">
                <text:p>0.843769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091">
                <text:p>0.85209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9149">
                <text:p>0.80914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549627">
                <text:p>0.549627</text:p>
              </table:table-cell>
              <table:table-cell office:value-type="float" office:value="0.799338">
                <text:p>0.799338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139">
                <text:p>0.817139</text:p>
              </table:table-cell>
              <table:table-cell office:value-type="float" office:value="0.834418">
                <text:p>0.834418</text:p>
              </table:table-cell>
              <table:table-cell office:value-type="float" office:value="0.843654">
                <text:p>0.843654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367">
                <text:p>0.85236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931">
                <text:p>0.80693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5851">
                <text:p>0.5851</text:p>
              </table:table-cell>
              <table:table-cell office:value-type="float" office:value="0.798948">
                <text:p>0.798948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33133">
                <text:p>0.833133</text:p>
              </table:table-cell>
              <table:table-cell office:value-type="float" office:value="0.843422">
                <text:p>0.843422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654">
                <text:p>0.85265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022">
                <text:p>0.8102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75685">
                <text:p>0.575685</text:p>
              </table:table-cell>
              <table:table-cell office:value-type="float" office:value="0.806891">
                <text:p>0.806891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865">
                <text:p>0.818865</text:p>
              </table:table-cell>
              <table:table-cell office:value-type="float" office:value="0.839414">
                <text:p>0.839414</text:p>
              </table:table-cell>
              <table:table-cell office:value-type="float" office:value="0.845041">
                <text:p>0.845041</text:p>
              </table:table-cell>
              <table:table-cell office:value-type="float" office:value="0.846077">
                <text:p>0.84607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1478">
                <text:p>0.81147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580578">
                <text:p>0.580578</text:p>
              </table:table-cell>
              <table:table-cell office:value-type="float" office:value="0.812602">
                <text:p>0.812602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07">
                <text:p>0.81807</text:p>
              </table:table-cell>
              <table:table-cell office:value-type="float" office:value="0.836625">
                <text:p>0.836625</text:p>
              </table:table-cell>
              <table:table-cell office:value-type="float" office:value="0.844116">
                <text:p>0.844116</text:p>
              </table:table-cell>
              <table:table-cell office:value-type="float" office:value="0.846077">
                <text:p>0.84607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2088">
                <text:p>0.8120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96911">
                <text:p>0.596911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532">
                <text:p>0.821532</text:p>
              </table:table-cell>
              <table:table-cell office:value-type="float" office:value="0.837947">
                <text:p>0.837947</text:p>
              </table:table-cell>
              <table:table-cell office:value-type="float" office:value="0.843191">
                <text:p>0.843191</text:p>
              </table:table-cell>
              <table:table-cell office:value-type="float" office:value="0.847214">
                <text:p>0.84721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4578">
                <text:p>0.814578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57806">
                <text:p>0.557806</text:p>
              </table:table-cell>
              <table:table-cell office:value-type="float" office:value="0.816041">
                <text:p>0.816041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582">
                <text:p>0.821582</text:p>
              </table:table-cell>
              <table:table-cell office:value-type="float" office:value="0.837938">
                <text:p>0.837938</text:p>
              </table:table-cell>
              <table:table-cell office:value-type="float" office:value="0.842715">
                <text:p>0.84271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654">
                <text:p>0.85265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015">
                <text:p>0.8101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609959">
                <text:p>0.609959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654">
                <text:p>0.818654</text:p>
              </table:table-cell>
              <table:table-cell office:value-type="float" office:value="0.837742">
                <text:p>0.837742</text:p>
              </table:table-cell>
              <table:table-cell office:value-type="float" office:value="0.842613">
                <text:p>0.842613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517">
                <text:p>0.85151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4943">
                <text:p>0.81494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81144">
                <text:p>0.581144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461">
                <text:p>0.820461</text:p>
              </table:table-cell>
              <table:table-cell office:value-type="float" office:value="0.840946">
                <text:p>0.840946</text:p>
              </table:table-cell>
              <table:table-cell office:value-type="float" office:value="0.842844">
                <text:p>0.842844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813">
                <text:p>0.85381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2815">
                <text:p>0.81281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90718">
                <text:p>0.590718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358">
                <text:p>0.820358</text:p>
              </table:table-cell>
              <table:table-cell office:value-type="float" office:value="0.841096">
                <text:p>0.841096</text:p>
              </table:table-cell>
              <table:table-cell office:value-type="float" office:value="0.842035">
                <text:p>0.84203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228">
                <text:p>0.85322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3638">
                <text:p>0.81363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616388">
                <text:p>0.616388</text:p>
              </table:table-cell>
              <table:table-cell office:value-type="float" office:value="0.816135">
                <text:p>0.816135</text:p>
              </table:table-cell>
              <table:table-cell office:value-type="float" office:value="0.817552">
                <text:p>0.817552</text:p>
              </table:table-cell>
              <table:table-cell office:value-type="float" office:value="0.835896">
                <text:p>0.83589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885">
                <text:p>0.843885</text:p>
              </table:table-cell>
              <table:table-cell office:value-type="float" office:value="0.847466">
                <text:p>0.84746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8541">
                <text:p>0.81854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589775">
                <text:p>0.589775</text:p>
              </table:table-cell>
              <table:table-cell office:value-type="float" office:value="0.816154">
                <text:p>0.816154</text:p>
              </table:table-cell>
              <table:table-cell office:value-type="float" office:value="0.816432">
                <text:p>0.816432</text:p>
              </table:table-cell>
              <table:table-cell office:value-type="float" office:value="0.836728">
                <text:p>0.836728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441">
                <text:p>0.844441</text:p>
              </table:table-cell>
              <table:table-cell office:value-type="float" office:value="0.847489">
                <text:p>0.84748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5911">
                <text:p>0.81591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631429">
                <text:p>0.631429</text:p>
              </table:table-cell>
              <table:table-cell office:value-type="float" office:value="0.815983">
                <text:p>0.815983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458">
                <text:p>0.821458</text:p>
              </table:table-cell>
              <table:table-cell office:value-type="float" office:value="0.839703">
                <text:p>0.83970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366">
                <text:p>0.845366</text:p>
              </table:table-cell>
              <table:table-cell office:value-type="float" office:value="0.850944">
                <text:p>0.85094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736">
                <text:p>0.8173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42663">
                <text:p>0.542663</text:p>
              </table:table-cell>
              <table:table-cell office:value-type="float" office:value="0.814888">
                <text:p>0.814888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208">
                <text:p>0.821208</text:p>
              </table:table-cell>
              <table:table-cell office:value-type="float" office:value="0.839307">
                <text:p>0.839307</text:p>
              </table:table-cell>
              <table:table-cell office:value-type="float" office:value="0.84155">
                <text:p>0.8415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037">
                <text:p>0.8503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8275">
                <text:p>0.80827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92869">
                <text:p>0.592869</text:p>
              </table:table-cell>
              <table:table-cell office:value-type="float" office:value="0.81233">
                <text:p>0.8123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75">
                <text:p>0.81775</text:p>
              </table:table-cell>
              <table:table-cell office:value-type="float" office:value="0.832955">
                <text:p>0.83295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303">
                <text:p>0.844303</text:p>
              </table:table-cell>
              <table:table-cell office:value-type="float" office:value="0.846651">
                <text:p>0.84665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1558">
                <text:p>0.81155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60671">
                <text:p>0.560671</text:p>
              </table:table-cell>
              <table:table-cell office:value-type="float" office:value="0.811112">
                <text:p>0.811112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6546">
                <text:p>0.826546</text:p>
              </table:table-cell>
              <table:table-cell office:value-type="float" office:value="0.840165">
                <text:p>0.840165</text:p>
              </table:table-cell>
              <table:table-cell office:value-type="float" office:value="0.8428">
                <text:p>0.8428</text:p>
              </table:table-cell>
              <table:table-cell office:value-type="float" office:value="0.8475">
                <text:p>0.847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7223">
                <text:p>0.80722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15926">
                <text:p>0.515926</text:p>
              </table:table-cell>
              <table:table-cell office:value-type="float" office:value="0.792039">
                <text:p>0.792039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2279">
                <text:p>0.822279</text:p>
              </table:table-cell>
              <table:table-cell office:value-type="float" office:value="0.838811">
                <text:p>0.838811</text:p>
              </table:table-cell>
              <table:table-cell office:value-type="float" office:value="0.844103">
                <text:p>0.844103</text:p>
              </table:table-cell>
              <table:table-cell office:value-type="float" office:value="0.850645">
                <text:p>0.85064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0724">
                <text:p>0.80072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59236">
                <text:p>0.559236</text:p>
              </table:table-cell>
              <table:table-cell office:value-type="float" office:value="0.80769">
                <text:p>0.80769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2775">
                <text:p>0.822775</text:p>
              </table:table-cell>
              <table:table-cell office:value-type="float" office:value="0.839339">
                <text:p>0.839339</text:p>
              </table:table-cell>
              <table:table-cell office:value-type="float" office:value="0.843164">
                <text:p>0.843164</text:p>
              </table:table-cell>
              <table:table-cell office:value-type="float" office:value="0.846927">
                <text:p>0.84692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257">
                <text:p>0.80625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95141">
                <text:p>0.595141</text:p>
              </table:table-cell>
              <table:table-cell office:value-type="float" office:value="0.810298">
                <text:p>0.810298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4459">
                <text:p>0.824459</text:p>
              </table:table-cell>
              <table:table-cell office:value-type="float" office:value="0.839748">
                <text:p>0.839748</text:p>
              </table:table-cell>
              <table:table-cell office:value-type="float" office:value="0.843538">
                <text:p>0.843538</text:p>
              </table:table-cell>
              <table:table-cell office:value-type="float" office:value="0.848648">
                <text:p>0.84864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0527">
                <text:p>0.81052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561832">
                <text:p>0.561832</text:p>
              </table:table-cell>
              <table:table-cell office:value-type="float" office:value="0.812792">
                <text:p>0.812792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517">
                <text:p>0.817517</text:p>
              </table:table-cell>
              <table:table-cell office:value-type="float" office:value="0.831931">
                <text:p>0.83193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25">
                <text:p>0.84525</text:p>
              </table:table-cell>
              <table:table-cell office:value-type="float" office:value="0.849509">
                <text:p>0.84950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8755">
                <text:p>0.80875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70529">
                <text:p>0.570529</text:p>
              </table:table-cell>
              <table:table-cell office:value-type="float" office:value="0.814933">
                <text:p>0.81493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379">
                <text:p>0.818379</text:p>
              </table:table-cell>
              <table:table-cell office:value-type="float" office:value="0.835091">
                <text:p>0.835091</text:p>
              </table:table-cell>
              <table:table-cell office:value-type="float" office:value="0.842035">
                <text:p>0.842035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935">
                <text:p>0.84893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0267">
                <text:p>0.81026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526717">
                <text:p>0.526717</text:p>
              </table:table-cell>
              <table:table-cell office:value-type="float" office:value="0.81603">
                <text:p>0.8160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878">
                <text:p>0.818878</text:p>
              </table:table-cell>
              <table:table-cell office:value-type="float" office:value="0.835887">
                <text:p>0.835887</text:p>
              </table:table-cell>
              <table:table-cell office:value-type="float" office:value="0.842844">
                <text:p>0.842844</text:p>
              </table:table-cell>
              <table:table-cell office:value-type="float" office:value="0.845503">
                <text:p>0.845503</text:p>
              </table:table-cell>
              <table:table-cell office:value-type="float" office:value="0.848946">
                <text:p>0.8489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207">
                <text:p>0.80620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538454">
                <text:p>0.538454</text:p>
              </table:table-cell>
              <table:table-cell office:value-type="float" office:value="0.81603">
                <text:p>0.81603</text:p>
              </table:table-cell>
              <table:table-cell office:value-type="float" office:value="0.816174">
                <text:p>0.816174</text:p>
              </table:table-cell>
              <table:table-cell office:value-type="float" office:value="0.826279">
                <text:p>0.826279</text:p>
              </table:table-cell>
              <table:table-cell office:value-type="float" office:value="0.84144">
                <text:p>0.84144</text:p>
              </table:table-cell>
              <table:table-cell office:value-type="float" office:value="0.844529">
                <text:p>0.844529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498">
                <text:p>0.84949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89">
                <text:p>0.808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588258">
                <text:p>0.588258</text:p>
              </table:table-cell>
              <table:table-cell office:value-type="float" office:value="0.815495">
                <text:p>0.815495</text:p>
              </table:table-cell>
              <table:table-cell office:value-type="float" office:value="0.816174">
                <text:p>0.816174</text:p>
              </table:table-cell>
              <table:table-cell office:value-type="float" office:value="0.821706">
                <text:p>0.821706</text:p>
              </table:table-cell>
              <table:table-cell office:value-type="float" office:value="0.838737">
                <text:p>0.838737</text:p>
              </table:table-cell>
              <table:table-cell office:value-type="float" office:value="0.842831">
                <text:p>0.842831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11">
                <text:p>0.852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319">
                <text:p>0.8131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618872">
                <text:p>0.618872</text:p>
              </table:table-cell>
              <table:table-cell office:value-type="float" office:value="0.816002">
                <text:p>0.816002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653">
                <text:p>0.820653</text:p>
              </table:table-cell>
              <table:table-cell office:value-type="float" office:value="0.839959">
                <text:p>0.839959</text:p>
              </table:table-cell>
              <table:table-cell office:value-type="float" office:value="0.84296">
                <text:p>0.84296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103">
                <text:p>0.85210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6332">
                <text:p>0.81633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594602">
                <text:p>0.594602</text:p>
              </table:table-cell>
              <table:table-cell office:value-type="float" office:value="0.815815">
                <text:p>0.815815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018">
                <text:p>0.819018</text:p>
              </table:table-cell>
              <table:table-cell office:value-type="float" office:value="0.838966">
                <text:p>0.838966</text:p>
              </table:table-cell>
              <table:table-cell office:value-type="float" office:value="0.842613">
                <text:p>0.842613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367">
                <text:p>0.85236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3615">
                <text:p>0.81361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609038">
                <text:p>0.609038</text:p>
              </table:table-cell>
              <table:table-cell office:value-type="float" office:value="0.816107">
                <text:p>0.816107</text:p>
              </table:table-cell>
              <table:table-cell office:value-type="float" office:value="0.816174">
                <text:p>0.816174</text:p>
              </table:table-cell>
              <table:table-cell office:value-type="float" office:value="0.831813">
                <text:p>0.83181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538">
                <text:p>0.843538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506">
                <text:p>0.85150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6623">
                <text:p>0.81662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64323">
                <text:p>0.564323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939">
                <text:p>0.818939</text:p>
              </table:table-cell>
              <table:table-cell office:value-type="float" office:value="0.836838">
                <text:p>0.836838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863">
                <text:p>0.843863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498">
                <text:p>0.84949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2769">
                <text:p>0.81276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64624">
                <text:p>0.64624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28295">
                <text:p>0.82829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4">
                <text:p>0.8434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506">
                <text:p>0.85150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9984">
                <text:p>0.81998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655734">
                <text:p>0.655734</text:p>
              </table:table-cell>
              <table:table-cell office:value-type="float" office:value="0.816041">
                <text:p>0.816041</text:p>
              </table:table-cell>
              <table:table-cell office:value-type="float" office:value="0.816174">
                <text:p>0.816174</text:p>
              </table:table-cell>
              <table:table-cell office:value-type="float" office:value="0.830033">
                <text:p>0.83003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769">
                <text:p>0.843769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231">
                <text:p>0.85123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21103">
                <text:p>0.82110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617727">
                <text:p>0.617727</text:p>
              </table:table-cell>
              <table:table-cell office:value-type="float" office:value="0.816174">
                <text:p>0.816174</text:p>
              </table:table-cell>
              <table:table-cell office:value-type="float" office:value="0.820739">
                <text:p>0.820739</text:p>
              </table:table-cell>
              <table:table-cell office:value-type="float" office:value="0.8395">
                <text:p>0.8395</text:p>
              </table:table-cell>
              <table:table-cell office:value-type="float" office:value="0.842729">
                <text:p>0.842729</text:p>
              </table:table-cell>
              <table:table-cell office:value-type="float" office:value="0.845503">
                <text:p>0.845503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537">
                <text:p>0.85353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925">
                <text:p>0.8192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93516">
                <text:p>0.593516</text:p>
              </table:table-cell>
              <table:table-cell office:value-type="float" office:value="0.816174">
                <text:p>0.816174</text:p>
              </table:table-cell>
              <table:table-cell office:value-type="float" office:value="0.826354">
                <text:p>0.82635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151">
                <text:p>0.842151</text:p>
              </table:table-cell>
              <table:table-cell office:value-type="float" office:value="0.845503">
                <text:p>0.845503</text:p>
              </table:table-cell>
              <table:table-cell office:value-type="float" office:value="0.84579">
                <text:p>0.8457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7758">
                <text:p>0.81775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77461">
                <text:p>0.577461</text:p>
              </table:table-cell>
              <table:table-cell office:value-type="float" office:value="0.816174">
                <text:p>0.816174</text:p>
              </table:table-cell>
              <table:table-cell office:value-type="float" office:value="0.830391">
                <text:p>0.83039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">
                <text:p>0.844</text:p>
              </table:table-cell>
              <table:table-cell office:value-type="float" office:value="0.845503">
                <text:p>0.845503</text:p>
              </table:table-cell>
              <table:table-cell office:value-type="float" office:value="0.845503">
                <text:p>0.845503</text:p>
              </table:table-cell>
              <table:table-cell office:value-type="float" office:value="0.855259">
                <text:p>0.85525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6684">
                <text:p>0.8166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76395">
                <text:p>0.676395</text:p>
              </table:table-cell>
              <table:table-cell office:value-type="float" office:value="0.818106">
                <text:p>0.818106</text:p>
              </table:table-cell>
              <table:table-cell office:value-type="float" office:value="0.835729">
                <text:p>0.835729</text:p>
              </table:table-cell>
              <table:table-cell office:value-type="float" office:value="0.841572">
                <text:p>0.841572</text:p>
              </table:table-cell>
              <table:table-cell office:value-type="float" office:value="0.845503">
                <text:p>0.845503</text:p>
              </table:table-cell>
              <table:table-cell office:value-type="float" office:value="0.845503">
                <text:p>0.845503</text:p>
              </table:table-cell>
              <table:table-cell office:value-type="float" office:value="0.847799">
                <text:p>0.84779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27725">
                <text:p>0.82772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547292">
                <text:p>0.547292</text:p>
              </table:table-cell>
              <table:table-cell office:value-type="float" office:value="0.816174">
                <text:p>0.816174</text:p>
              </table:table-cell>
              <table:table-cell office:value-type="float" office:value="0.826153">
                <text:p>0.826153</text:p>
              </table:table-cell>
              <table:table-cell office:value-type="float" office:value="0.841414">
                <text:p>0.841414</text:p>
              </table:table-cell>
              <table:table-cell office:value-type="float" office:value="0.843307">
                <text:p>0.843307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807">
                <text:p>0.84980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3629">
                <text:p>0.81362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68054">
                <text:p>0.468054</text:p>
              </table:table-cell>
              <table:table-cell office:value-type="float" office:value="0.81635">
                <text:p>0.81635</text:p>
              </table:table-cell>
              <table:table-cell office:value-type="float" office:value="0.8329">
                <text:p>0.832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654">
                <text:p>0.843654</text:p>
              </table:table-cell>
              <table:table-cell office:value-type="float" office:value="0.845503">
                <text:p>0.845503</text:p>
              </table:table-cell>
              <table:table-cell office:value-type="float" office:value="0.846927">
                <text:p>0.84692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6148">
                <text:p>0.80614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479957">
                <text:p>0.479957</text:p>
              </table:table-cell>
              <table:table-cell office:value-type="float" office:value="0.808729">
                <text:p>0.808729</text:p>
              </table:table-cell>
              <table:table-cell office:value-type="float" office:value="0.823089">
                <text:p>0.82308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844">
                <text:p>0.842844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211">
                <text:p>0.8492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5743">
                <text:p>0.80574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386866">
                <text:p>0.386866</text:p>
              </table:table-cell>
              <table:table-cell office:value-type="float" office:value="0.763919">
                <text:p>0.763919</text:p>
              </table:table-cell>
              <table:table-cell office:value-type="float" office:value="0.81729">
                <text:p>0.81729</text:p>
              </table:table-cell>
              <table:table-cell office:value-type="float" office:value="0.834347">
                <text:p>0.83434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325">
                <text:p>0.844325</text:p>
              </table:table-cell>
              <table:table-cell office:value-type="float" office:value="0.847765">
                <text:p>0.84776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0261">
                <text:p>0.79026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43541">
                <text:p>0.443541</text:p>
              </table:table-cell>
              <table:table-cell office:value-type="float" office:value="0.808195">
                <text:p>0.808195</text:p>
              </table:table-cell>
              <table:table-cell office:value-type="float" office:value="0.818902">
                <text:p>0.818902</text:p>
              </table:table-cell>
              <table:table-cell office:value-type="float" office:value="0.8337">
                <text:p>0.833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325">
                <text:p>0.844325</text:p>
              </table:table-cell>
              <table:table-cell office:value-type="float" office:value="0.848935">
                <text:p>0.84893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0569">
                <text:p>0.80056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52549">
                <text:p>0.52549</text:p>
              </table:table-cell>
              <table:table-cell office:value-type="float" office:value="0.812119">
                <text:p>0.812119</text:p>
              </table:table-cell>
              <table:table-cell office:value-type="float" office:value="0.821383">
                <text:p>0.821383</text:p>
              </table:table-cell>
              <table:table-cell office:value-type="float" office:value="0.83422">
                <text:p>0.8342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769">
                <text:p>0.843769</text:p>
              </table:table-cell>
              <table:table-cell office:value-type="float" office:value="0.847787">
                <text:p>0.84778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9286">
                <text:p>0.8092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19992">
                <text:p>0.419992</text:p>
              </table:table-cell>
              <table:table-cell office:value-type="float" office:value="0.80328">
                <text:p>0.80328</text:p>
              </table:table-cell>
              <table:table-cell office:value-type="float" office:value="0.818042">
                <text:p>0.818042</text:p>
              </table:table-cell>
              <table:table-cell office:value-type="float" office:value="0.8325">
                <text:p>0.832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422">
                <text:p>0.843422</text:p>
              </table:table-cell>
              <table:table-cell office:value-type="float" office:value="0.848361">
                <text:p>0.84836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797369">
                <text:p>0.79736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95135">
                <text:p>0.495135</text:p>
              </table:table-cell>
              <table:table-cell office:value-type="float" office:value="0.802162">
                <text:p>0.802162</text:p>
              </table:table-cell>
              <table:table-cell office:value-type="float" office:value="0.817083">
                <text:p>0.817083</text:p>
              </table:table-cell>
              <table:table-cell office:value-type="float" office:value="0.832229">
                <text:p>0.83222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266">
                <text:p>0.842266</text:p>
              </table:table-cell>
              <table:table-cell office:value-type="float" office:value="0.847512">
                <text:p>0.84751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4448">
                <text:p>0.804448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97518">
                <text:p>0.497518</text:p>
              </table:table-cell>
              <table:table-cell office:value-type="float" office:value="0.808572">
                <text:p>0.808572</text:p>
              </table:table-cell>
              <table:table-cell office:value-type="float" office:value="0.816965">
                <text:p>0.816965</text:p>
              </table:table-cell>
              <table:table-cell office:value-type="float" office:value="0.832966">
                <text:p>0.83296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244">
                <text:p>0.842244</text:p>
              </table:table-cell>
              <table:table-cell office:value-type="float" office:value="0.850083">
                <text:p>0.85008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5644">
                <text:p>0.80564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55922">
                <text:p>0.555922</text:p>
              </table:table-cell>
              <table:table-cell office:value-type="float" office:value="0.78775">
                <text:p>0.78775</text:p>
              </table:table-cell>
              <table:table-cell office:value-type="float" office:value="0.816174">
                <text:p>0.816174</text:p>
              </table:table-cell>
              <table:table-cell office:value-type="float" office:value="0.823996">
                <text:p>0.823996</text:p>
              </table:table-cell>
              <table:table-cell office:value-type="float" office:value="0.841397">
                <text:p>0.84139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134">
                <text:p>0.845134</text:p>
              </table:table-cell>
              <table:table-cell office:value-type="float" office:value="0.853537">
                <text:p>0.85353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7646">
                <text:p>0.80764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76511">
                <text:p>0.476511</text:p>
              </table:table-cell>
              <table:table-cell office:value-type="float" office:value="0.796687">
                <text:p>0.796687</text:p>
              </table:table-cell>
              <table:table-cell office:value-type="float" office:value="0.816174">
                <text:p>0.816174</text:p>
              </table:table-cell>
              <table:table-cell office:value-type="float" office:value="0.822376">
                <text:p>0.822376</text:p>
              </table:table-cell>
              <table:table-cell office:value-type="float" office:value="0.840871">
                <text:p>0.84087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347">
                <text:p>0.844347</text:p>
              </table:table-cell>
              <table:table-cell office:value-type="float" office:value="0.852963">
                <text:p>0.85296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0248">
                <text:p>0.800248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85058">
                <text:p>0.485058</text:p>
              </table:table-cell>
              <table:table-cell office:value-type="float" office:value="0.778633">
                <text:p>0.778633</text:p>
              </table:table-cell>
              <table:table-cell office:value-type="float" office:value="0.816174">
                <text:p>0.816174</text:p>
              </table:table-cell>
              <table:table-cell office:value-type="float" office:value="0.82555">
                <text:p>0.82555</text:p>
              </table:table-cell>
              <table:table-cell office:value-type="float" office:value="0.841431">
                <text:p>0.84143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6052">
                <text:p>0.84605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00099">
                <text:p>0.800099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605648">
                <text:p>0.605648</text:p>
              </table:table-cell>
              <table:table-cell office:value-type="float" office:value="0.811804">
                <text:p>0.811804</text:p>
              </table:table-cell>
              <table:table-cell office:value-type="float" office:value="0.816237">
                <text:p>0.816237</text:p>
              </table:table-cell>
              <table:table-cell office:value-type="float" office:value="0.827542">
                <text:p>0.82754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925">
                <text:p>0.844925</text:p>
              </table:table-cell>
              <table:table-cell office:value-type="float" office:value="0.855523">
                <text:p>0.85552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5569">
                <text:p>0.81556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652231">
                <text:p>0.652231</text:p>
              </table:table-cell>
              <table:table-cell office:value-type="float" office:value="0.814418">
                <text:p>0.814418</text:p>
              </table:table-cell>
              <table:table-cell office:value-type="float" office:value="0.816174">
                <text:p>0.816174</text:p>
              </table:table-cell>
              <table:table-cell office:value-type="float" office:value="0.830436">
                <text:p>0.83043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672">
                <text:p>0.844672</text:p>
              </table:table-cell>
              <table:table-cell office:value-type="float" office:value="0.851506">
                <text:p>0.85150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20344">
                <text:p>0.82034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26912">
                <text:p>0.626912</text:p>
              </table:table-cell>
              <table:table-cell office:value-type="float" office:value="0.816174">
                <text:p>0.816174</text:p>
              </table:table-cell>
              <table:table-cell office:value-type="float" office:value="0.818397">
                <text:p>0.818397</text:p>
              </table:table-cell>
              <table:table-cell office:value-type="float" office:value="0.840215">
                <text:p>0.84021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075">
                <text:p>0.843075</text:p>
              </table:table-cell>
              <table:table-cell office:value-type="float" office:value="0.847776">
                <text:p>0.84777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20064">
                <text:p>0.82006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9308">
                <text:p>0.69308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295">
                <text:p>0.816295</text:p>
              </table:table-cell>
              <table:table-cell office:value-type="float" office:value="0.835767">
                <text:p>0.83576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885">
                <text:p>0.843885</text:p>
              </table:table-cell>
              <table:table-cell office:value-type="float" office:value="0.850634">
                <text:p>0.85063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26393">
                <text:p>0.82639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720227">
                <text:p>0.720227</text:p>
              </table:table-cell>
              <table:table-cell office:value-type="float" office:value="0.816174">
                <text:p>0.816174</text:p>
              </table:table-cell>
              <table:table-cell office:value-type="float" office:value="0.819948">
                <text:p>0.819948</text:p>
              </table:table-cell>
              <table:table-cell office:value-type="float" office:value="0.840232">
                <text:p>0.84023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81">
                <text:p>0.84481</text:p>
              </table:table-cell>
              <table:table-cell office:value-type="float" office:value="0.851208">
                <text:p>0.85120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30069">
                <text:p>0.8300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646465">
                <text:p>0.646465</text:p>
              </table:table-cell>
              <table:table-cell office:value-type="float" office:value="0.816174">
                <text:p>0.816174</text:p>
              </table:table-cell>
              <table:table-cell office:value-type="float" office:value="0.816174">
                <text:p>0.816174</text:p>
              </table:table-cell>
              <table:table-cell office:value-type="float" office:value="0.832812">
                <text:p>0.83281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885">
                <text:p>0.843885</text:p>
              </table:table-cell>
              <table:table-cell office:value-type="float" office:value="0.850909">
                <text:p>0.85090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21451">
                <text:p>0.82145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72456">
                <text:p>0.572456</text:p>
              </table:table-cell>
              <table:table-cell office:value-type="float" office:value="0.816096">
                <text:p>0.816096</text:p>
              </table:table-cell>
              <table:table-cell office:value-type="float" office:value="0.816174">
                <text:p>0.816174</text:p>
              </table:table-cell>
              <table:table-cell office:value-type="float" office:value="0.832911">
                <text:p>0.83291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654">
                <text:p>0.843654</text:p>
              </table:table-cell>
              <table:table-cell office:value-type="float" office:value="0.849188">
                <text:p>0.84918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3857">
                <text:p>0.8138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44017">
                <text:p>0.544017</text:p>
              </table:table-cell>
              <table:table-cell office:value-type="float" office:value="0.815645">
                <text:p>0.815645</text:p>
              </table:table-cell>
              <table:table-cell office:value-type="float" office:value="0.816174">
                <text:p>0.816174</text:p>
              </table:table-cell>
              <table:table-cell office:value-type="float" office:value="0.829713">
                <text:p>0.82971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">
                <text:p>0.844</text:p>
              </table:table-cell>
              <table:table-cell office:value-type="float" office:value="0.847202">
                <text:p>0.84720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10485">
                <text:p>0.810485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523719">
                <text:p>0.523719</text:p>
              </table:table-cell>
              <table:table-cell office:value-type="float" office:value="0.815507">
                <text:p>0.815507</text:p>
              </table:table-cell>
              <table:table-cell office:value-type="float" office:value="0.816174">
                <text:p>0.816174</text:p>
              </table:table-cell>
              <table:table-cell office:value-type="float" office:value="0.824366">
                <text:p>0.824366</text:p>
              </table:table-cell>
              <table:table-cell office:value-type="float" office:value="0.841247">
                <text:p>0.841247</text:p>
              </table:table-cell>
              <table:table-cell office:value-type="float" office:value="0.843422">
                <text:p>0.843422</text:p>
              </table:table-cell>
              <table:table-cell office:value-type="float" office:value="0.845779">
                <text:p>0.845779</text:p>
              </table:table-cell>
              <table:table-cell office:value-type="float" office:value="0.855534">
                <text:p>0.85553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62">
                <text:p>0.855562</text:p>
              </table:table-cell>
              <table:table-cell office:value-type="float" office:value="0.856115">
                <text:p>0.856115</text:p>
              </table:table-cell>
              <table:table-cell office:value-type="float" office:value="0.807686">
                <text:p>0.80768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595373">
                <text:p>0.595373</text:p>
              </table:table-cell>
              <table:table-cell office:value-type="float" office:value="0.815813">
                <text:p>0.815813</text:p>
              </table:table-cell>
              <table:table-cell office:value-type="float" office:value="0.816174">
                <text:p>0.816174</text:p>
              </table:table-cell>
              <table:table-cell office:value-type="float" office:value="0.827081">
                <text:p>0.82708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075">
                <text:p>0.84307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1">
                <text:p>0.854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78">
                <text:p>0.855578</text:p>
              </table:table-cell>
              <table:table-cell office:value-type="float" office:value="0.856115">
                <text:p>0.856115</text:p>
              </table:table-cell>
              <table:table-cell office:value-type="float" office:value="0.81497">
                <text:p>0.8149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612689">
                <text:p>0.612689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309">
                <text:p>0.817309</text:p>
              </table:table-cell>
              <table:table-cell office:value-type="float" office:value="0.83007">
                <text:p>0.8300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688">
                <text:p>0.841688</text:p>
              </table:table-cell>
              <table:table-cell office:value-type="float" office:value="0.845503">
                <text:p>0.845503</text:p>
              </table:table-cell>
              <table:table-cell office:value-type="float" office:value="0.851834">
                <text:p>0.85183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16788">
                <text:p>0.81678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592276">
                <text:p>0.592276</text:p>
              </table:table-cell>
              <table:table-cell office:value-type="float" office:value="0.816174">
                <text:p>0.816174</text:p>
              </table:table-cell>
              <table:table-cell office:value-type="float" office:value="0.817134">
                <text:p>0.817134</text:p>
              </table:table-cell>
              <table:table-cell office:value-type="float" office:value="0.829083">
                <text:p>0.82908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728">
                <text:p>0.842728</text:p>
              </table:table-cell>
              <table:table-cell office:value-type="float" office:value="0.845503">
                <text:p>0.845503</text:p>
              </table:table-cell>
              <table:table-cell office:value-type="float" office:value="0.852695">
                <text:p>0.85269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14821">
                <text:p>0.81482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672823">
                <text:p>0.672823</text:p>
              </table:table-cell>
              <table:table-cell office:value-type="float" office:value="0.815712">
                <text:p>0.815712</text:p>
              </table:table-cell>
              <table:table-cell office:value-type="float" office:value="0.816174">
                <text:p>0.816174</text:p>
              </table:table-cell>
              <table:table-cell office:value-type="float" office:value="0.825212">
                <text:p>0.825212</text:p>
              </table:table-cell>
              <table:table-cell office:value-type="float" office:value="0.841414">
                <text:p>0.841414</text:p>
              </table:table-cell>
              <table:table-cell office:value-type="float" office:value="0.841572">
                <text:p>0.841572</text:p>
              </table:table-cell>
              <table:table-cell office:value-type="float" office:value="0.845503">
                <text:p>0.845503</text:p>
              </table:table-cell>
              <table:table-cell office:value-type="float" office:value="0.849814">
                <text:p>0.84981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95">
                <text:p>0.855595</text:p>
              </table:table-cell>
              <table:table-cell office:value-type="float" office:value="0.856115">
                <text:p>0.856115</text:p>
              </table:table-cell>
              <table:table-cell office:value-type="float" office:value="0.821936">
                <text:p>0.82193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592916">
                <text:p>0.592916</text:p>
              </table:table-cell>
              <table:table-cell office:value-type="float" office:value="0.814232">
                <text:p>0.814232</text:p>
              </table:table-cell>
              <table:table-cell office:value-type="float" office:value="0.816436">
                <text:p>0.816436</text:p>
              </table:table-cell>
              <table:table-cell office:value-type="float" office:value="0.831511">
                <text:p>0.83151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307">
                <text:p>0.843307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102">
                <text:p>0.85410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15069">
                <text:p>0.81506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645941">
                <text:p>0.645941</text:p>
              </table:table-cell>
              <table:table-cell office:value-type="float" office:value="0.813571">
                <text:p>0.813571</text:p>
              </table:table-cell>
              <table:table-cell office:value-type="float" office:value="0.819289">
                <text:p>0.819289</text:p>
              </table:table-cell>
              <table:table-cell office:value-type="float" office:value="0.835846">
                <text:p>0.83584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129">
                <text:p>0.844129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26">
                <text:p>0.8532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92">
                <text:p>0.855692</text:p>
              </table:table-cell>
              <table:table-cell office:value-type="float" office:value="0.856115">
                <text:p>0.856115</text:p>
              </table:table-cell>
              <table:table-cell office:value-type="float" office:value="0.821023">
                <text:p>0.821023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716559">
                <text:p>0.716559</text:p>
              </table:table-cell>
              <table:table-cell office:value-type="float" office:value="0.815441">
                <text:p>0.815441</text:p>
              </table:table-cell>
              <table:table-cell office:value-type="float" office:value="0.820268">
                <text:p>0.820268</text:p>
              </table:table-cell>
              <table:table-cell office:value-type="float" office:value="0.837636">
                <text:p>0.83763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912">
                <text:p>0.844912</text:p>
              </table:table-cell>
              <table:table-cell office:value-type="float" office:value="0.847826">
                <text:p>0.84782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57">
                <text:p>0.855757</text:p>
              </table:table-cell>
              <table:table-cell office:value-type="float" office:value="0.856115">
                <text:p>0.856115</text:p>
              </table:table-cell>
              <table:table-cell office:value-type="float" office:value="0.829095">
                <text:p>0.82909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50707">
                <text:p>0.650707</text:p>
              </table:table-cell>
              <table:table-cell office:value-type="float" office:value="0.809388">
                <text:p>0.809388</text:p>
              </table:table-cell>
              <table:table-cell office:value-type="float" office:value="0.818158">
                <text:p>0.818158</text:p>
              </table:table-cell>
              <table:table-cell office:value-type="float" office:value="0.835697">
                <text:p>0.835697</text:p>
              </table:table-cell>
              <table:table-cell office:value-type="float" office:value="0.841559">
                <text:p>0.841559</text:p>
              </table:table-cell>
              <table:table-cell office:value-type="float" office:value="0.84549">
                <text:p>0.84549</text:p>
              </table:table-cell>
              <table:table-cell office:value-type="float" office:value="0.846403">
                <text:p>0.846403</text:p>
              </table:table-cell>
              <table:table-cell office:value-type="float" office:value="0.855523">
                <text:p>0.85552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41">
                <text:p>0.855741</text:p>
              </table:table-cell>
              <table:table-cell office:value-type="float" office:value="0.856115">
                <text:p>0.856115</text:p>
              </table:table-cell>
              <table:table-cell office:value-type="float" office:value="0.821421">
                <text:p>0.82142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00979">
                <text:p>0.600979</text:p>
              </table:table-cell>
              <table:table-cell office:value-type="float" office:value="0.803092">
                <text:p>0.803092</text:p>
              </table:table-cell>
              <table:table-cell office:value-type="float" office:value="0.816659">
                <text:p>0.816659</text:p>
              </table:table-cell>
              <table:table-cell office:value-type="float" office:value="0.829258">
                <text:p>0.829258</text:p>
              </table:table-cell>
              <table:table-cell office:value-type="float" office:value="0.841431">
                <text:p>0.841431</text:p>
              </table:table-cell>
              <table:table-cell office:value-type="float" office:value="0.8426">
                <text:p>0.8426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278">
                <text:p>0.85327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08">
                <text:p>0.855708</text:p>
              </table:table-cell>
              <table:table-cell office:value-type="float" office:value="0.856115">
                <text:p>0.856115</text:p>
              </table:table-cell>
              <table:table-cell office:value-type="float" office:value="0.814405">
                <text:p>0.81440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616168">
                <text:p>0.616168</text:p>
              </table:table-cell>
              <table:table-cell office:value-type="float" office:value="0.812429">
                <text:p>0.812429</text:p>
              </table:table-cell>
              <table:table-cell office:value-type="float" office:value="0.817155">
                <text:p>0.817155</text:p>
              </table:table-cell>
              <table:table-cell office:value-type="float" office:value="0.83386">
                <text:p>0.8338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871">
                <text:p>0.842871</text:p>
              </table:table-cell>
              <table:table-cell office:value-type="float" office:value="0.84554">
                <text:p>0.84554</text:p>
              </table:table-cell>
              <table:table-cell office:value-type="float" office:value="0.855232">
                <text:p>0.85523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6">
                <text:p>0.85566</text:p>
              </table:table-cell>
              <table:table-cell office:value-type="float" office:value="0.856115">
                <text:p>0.856115</text:p>
              </table:table-cell>
              <table:table-cell office:value-type="float" office:value="0.817592">
                <text:p>0.81759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617213">
                <text:p>0.617213</text:p>
              </table:table-cell>
              <table:table-cell office:value-type="float" office:value="0.812392">
                <text:p>0.812392</text:p>
              </table:table-cell>
              <table:table-cell office:value-type="float" office:value="0.820828">
                <text:p>0.820828</text:p>
              </table:table-cell>
              <table:table-cell office:value-type="float" office:value="0.837996">
                <text:p>0.83799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333">
                <text:p>0.843333</text:p>
              </table:table-cell>
              <table:table-cell office:value-type="float" office:value="0.848155">
                <text:p>0.84815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92">
                <text:p>0.855692</text:p>
              </table:table-cell>
              <table:table-cell office:value-type="float" office:value="0.856115">
                <text:p>0.856115</text:p>
              </table:table-cell>
              <table:table-cell office:value-type="float" office:value="0.818816">
                <text:p>0.81881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613258">
                <text:p>0.613258</text:p>
              </table:table-cell>
              <table:table-cell office:value-type="float" office:value="0.816674">
                <text:p>0.816674</text:p>
              </table:table-cell>
              <table:table-cell office:value-type="float" office:value="0.831996">
                <text:p>0.83199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031">
                <text:p>0.844031</text:p>
              </table:table-cell>
              <table:table-cell office:value-type="float" office:value="0.848692">
                <text:p>0.84869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41">
                <text:p>0.855741</text:p>
              </table:table-cell>
              <table:table-cell office:value-type="float" office:value="0.856115">
                <text:p>0.856115</text:p>
              </table:table-cell>
              <table:table-cell office:value-type="float" office:value="0.82044">
                <text:p>0.8204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671234">
                <text:p>0.671234</text:p>
              </table:table-cell>
              <table:table-cell office:value-type="float" office:value="0.816198">
                <text:p>0.816198</text:p>
              </table:table-cell>
              <table:table-cell office:value-type="float" office:value="0.825734">
                <text:p>0.825734</text:p>
              </table:table-cell>
              <table:table-cell office:value-type="float" office:value="0.841389">
                <text:p>0.84138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053">
                <text:p>0.844053</text:p>
              </table:table-cell>
              <table:table-cell office:value-type="float" office:value="0.846915">
                <text:p>0.84691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25375">
                <text:p>0.82537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570352">
                <text:p>0.570352</text:p>
              </table:table-cell>
              <table:table-cell office:value-type="float" office:value="0.814527">
                <text:p>0.814527</text:p>
              </table:table-cell>
              <table:table-cell office:value-type="float" office:value="0.819669">
                <text:p>0.819669</text:p>
              </table:table-cell>
              <table:table-cell office:value-type="float" office:value="0.836909">
                <text:p>0.83690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115">
                <text:p>0.84311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938">
                <text:p>0.85493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6">
                <text:p>0.85566</text:p>
              </table:table-cell>
              <table:table-cell office:value-type="float" office:value="0.856115">
                <text:p>0.856115</text:p>
              </table:table-cell>
              <table:table-cell office:value-type="float" office:value="0.813768">
                <text:p>0.81376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10629">
                <text:p>0.610629</text:p>
              </table:table-cell>
              <table:table-cell office:value-type="float" office:value="0.814666">
                <text:p>0.814666</text:p>
              </table:table-cell>
              <table:table-cell office:value-type="float" office:value="0.82102">
                <text:p>0.82102</text:p>
              </table:table-cell>
              <table:table-cell office:value-type="float" office:value="0.837332">
                <text:p>0.83733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986">
                <text:p>0.842986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537">
                <text:p>0.85353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78">
                <text:p>0.855578</text:p>
              </table:table-cell>
              <table:table-cell office:value-type="float" office:value="0.856115">
                <text:p>0.856115</text:p>
              </table:table-cell>
              <table:table-cell office:value-type="float" office:value="0.817826">
                <text:p>0.81782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587484">
                <text:p>0.587484</text:p>
              </table:table-cell>
              <table:table-cell office:value-type="float" office:value="0.814384">
                <text:p>0.814384</text:p>
              </table:table-cell>
              <table:table-cell office:value-type="float" office:value="0.824802">
                <text:p>0.824802</text:p>
              </table:table-cell>
              <table:table-cell office:value-type="float" office:value="0.841414">
                <text:p>0.84141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347">
                <text:p>0.844347</text:p>
              </table:table-cell>
              <table:table-cell office:value-type="float" office:value="0.848086">
                <text:p>0.84808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78">
                <text:p>0.855578</text:p>
              </table:table-cell>
              <table:table-cell office:value-type="float" office:value="0.856115">
                <text:p>0.856115</text:p>
              </table:table-cell>
              <table:table-cell office:value-type="float" office:value="0.816864">
                <text:p>0.81686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476711">
                <text:p>0.476711</text:p>
              </table:table-cell>
              <table:table-cell office:value-type="float" office:value="0.803209">
                <text:p>0.803209</text:p>
              </table:table-cell>
              <table:table-cell office:value-type="float" office:value="0.821619">
                <text:p>0.821619</text:p>
              </table:table-cell>
              <table:table-cell office:value-type="float" office:value="0.841009">
                <text:p>0.84100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81">
                <text:p>0.84481</text:p>
              </table:table-cell>
              <table:table-cell office:value-type="float" office:value="0.850377">
                <text:p>0.85037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78">
                <text:p>0.855578</text:p>
              </table:table-cell>
              <table:table-cell office:value-type="float" office:value="0.856115">
                <text:p>0.856115</text:p>
              </table:table-cell>
              <table:table-cell office:value-type="float" office:value="0.804586">
                <text:p>0.80458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466035">
                <text:p>0.466035</text:p>
              </table:table-cell>
              <table:table-cell office:value-type="float" office:value="0.810327">
                <text:p>0.810327</text:p>
              </table:table-cell>
              <table:table-cell office:value-type="float" office:value="0.820495">
                <text:p>0.820495</text:p>
              </table:table-cell>
              <table:table-cell office:value-type="float" office:value="0.838619">
                <text:p>0.838619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973">
                <text:p>0.842973</text:p>
              </table:table-cell>
              <table:table-cell office:value-type="float" office:value="0.849211">
                <text:p>0.8492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78">
                <text:p>0.855578</text:p>
              </table:table-cell>
              <table:table-cell office:value-type="float" office:value="0.856115">
                <text:p>0.856115</text:p>
              </table:table-cell>
              <table:table-cell office:value-type="float" office:value="0.803579">
                <text:p>0.80357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596377">
                <text:p>0.596377</text:p>
              </table:table-cell>
              <table:table-cell office:value-type="float" office:value="0.81144">
                <text:p>0.81144</text:p>
              </table:table-cell>
              <table:table-cell office:value-type="float" office:value="0.820812">
                <text:p>0.820812</text:p>
              </table:table-cell>
              <table:table-cell office:value-type="float" office:value="0.83884">
                <text:p>0.8388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626">
                <text:p>0.842626</text:p>
              </table:table-cell>
              <table:table-cell office:value-type="float" office:value="0.847817">
                <text:p>0.84781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43">
                <text:p>0.855643</text:p>
              </table:table-cell>
              <table:table-cell office:value-type="float" office:value="0.856115">
                <text:p>0.856115</text:p>
              </table:table-cell>
              <table:table-cell office:value-type="float" office:value="0.81661">
                <text:p>0.8166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522933">
                <text:p>0.522933</text:p>
              </table:table-cell>
              <table:table-cell office:value-type="float" office:value="0.793402">
                <text:p>0.793402</text:p>
              </table:table-cell>
              <table:table-cell office:value-type="float" office:value="0.82065">
                <text:p>0.82065</text:p>
              </table:table-cell>
              <table:table-cell office:value-type="float" office:value="0.838485">
                <text:p>0.83848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307">
                <text:p>0.843307</text:p>
              </table:table-cell>
              <table:table-cell office:value-type="float" office:value="0.848648">
                <text:p>0.84864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07565">
                <text:p>0.80756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544168">
                <text:p>0.544168</text:p>
              </table:table-cell>
              <table:table-cell office:value-type="float" office:value="0.814829">
                <text:p>0.814829</text:p>
              </table:table-cell>
              <table:table-cell office:value-type="float" office:value="0.828694">
                <text:p>0.82869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667">
                <text:p>0.843667</text:p>
              </table:table-cell>
              <table:table-cell office:value-type="float" office:value="0.846669">
                <text:p>0.84666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12764">
                <text:p>0.81276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482137">
                <text:p>0.482137</text:p>
              </table:table-cell>
              <table:table-cell office:value-type="float" office:value="0.796238">
                <text:p>0.796238</text:p>
              </table:table-cell>
              <table:table-cell office:value-type="float" office:value="0.826048">
                <text:p>0.826048</text:p>
              </table:table-cell>
              <table:table-cell office:value-type="float" office:value="0.84144">
                <text:p>0.8414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035">
                <text:p>0.842035</text:p>
              </table:table-cell>
              <table:table-cell office:value-type="float" office:value="0.845503">
                <text:p>0.845503</text:p>
              </table:table-cell>
              <table:table-cell office:value-type="float" office:value="0.855236">
                <text:p>0.85523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04125">
                <text:p>0.80412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466818">
                <text:p>0.466818</text:p>
              </table:table-cell>
              <table:table-cell office:value-type="float" office:value="0.722202">
                <text:p>0.722202</text:p>
              </table:table-cell>
              <table:table-cell office:value-type="float" office:value="0.818446">
                <text:p>0.818446</text:p>
              </table:table-cell>
              <table:table-cell office:value-type="float" office:value="0.833944">
                <text:p>0.83394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36">
                <text:p>0.84436</text:p>
              </table:table-cell>
              <table:table-cell office:value-type="float" office:value="0.852677">
                <text:p>0.85267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43">
                <text:p>0.855643</text:p>
              </table:table-cell>
              <table:table-cell office:value-type="float" office:value="0.856115">
                <text:p>0.856115</text:p>
              </table:table-cell>
              <table:table-cell office:value-type="float" office:value="0.793255">
                <text:p>0.79325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460637">
                <text:p>0.460637</text:p>
              </table:table-cell>
              <table:table-cell office:value-type="float" office:value="0.673455">
                <text:p>0.673455</text:p>
              </table:table-cell>
              <table:table-cell office:value-type="float" office:value="0.818382">
                <text:p>0.818382</text:p>
              </table:table-cell>
              <table:table-cell office:value-type="float" office:value="0.833778">
                <text:p>0.833778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16">
                <text:p>0.84416</text:p>
              </table:table-cell>
              <table:table-cell office:value-type="float" office:value="0.852677">
                <text:p>0.85267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43">
                <text:p>0.855643</text:p>
              </table:table-cell>
              <table:table-cell office:value-type="float" office:value="0.856115">
                <text:p>0.856115</text:p>
              </table:table-cell>
              <table:table-cell office:value-type="float" office:value="0.787719">
                <text:p>0.78771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389737">
                <text:p>0.389737</text:p>
              </table:table-cell>
              <table:table-cell office:value-type="float" office:value="0.672799">
                <text:p>0.672799</text:p>
              </table:table-cell>
              <table:table-cell office:value-type="float" office:value="0.818961">
                <text:p>0.818961</text:p>
              </table:table-cell>
              <table:table-cell office:value-type="float" office:value="0.831765">
                <text:p>0.83176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592">
                <text:p>0.844592</text:p>
              </table:table-cell>
              <table:table-cell office:value-type="float" office:value="0.854398">
                <text:p>0.85439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6">
                <text:p>0.85566</text:p>
              </table:table-cell>
              <table:table-cell office:value-type="float" office:value="0.856115">
                <text:p>0.856115</text:p>
              </table:table-cell>
              <table:table-cell office:value-type="float" office:value="0.780637">
                <text:p>0.78063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490624">
                <text:p>0.490624</text:p>
              </table:table-cell>
              <table:table-cell office:value-type="float" office:value="0.785486">
                <text:p>0.785486</text:p>
              </table:table-cell>
              <table:table-cell office:value-type="float" office:value="0.825634">
                <text:p>0.825634</text:p>
              </table:table-cell>
              <table:table-cell office:value-type="float" office:value="0.839617">
                <text:p>0.83961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592">
                <text:p>0.844592</text:p>
              </table:table-cell>
              <table:table-cell office:value-type="float" office:value="0.850973">
                <text:p>0.85097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03106">
                <text:p>0.80310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495643">
                <text:p>0.495643</text:p>
              </table:table-cell>
              <table:table-cell office:value-type="float" office:value="0.78613">
                <text:p>0.78613</text:p>
              </table:table-cell>
              <table:table-cell office:value-type="float" office:value="0.823083">
                <text:p>0.823083</text:p>
              </table:table-cell>
              <table:table-cell office:value-type="float" office:value="0.83504">
                <text:p>0.8350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795">
                <text:p>0.842795</text:p>
              </table:table-cell>
              <table:table-cell office:value-type="float" office:value="0.849803">
                <text:p>0.84980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43">
                <text:p>0.855643</text:p>
              </table:table-cell>
              <table:table-cell office:value-type="float" office:value="0.856115">
                <text:p>0.856115</text:p>
              </table:table-cell>
              <table:table-cell office:value-type="float" office:value="0.80266">
                <text:p>0.8026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57981">
                <text:p>0.57981</text:p>
              </table:table-cell>
              <table:table-cell office:value-type="float" office:value="0.815933">
                <text:p>0.815933</text:p>
              </table:table-cell>
              <table:table-cell office:value-type="float" office:value="0.826487">
                <text:p>0.826487</text:p>
              </table:table-cell>
              <table:table-cell office:value-type="float" office:value="0.841284">
                <text:p>0.84128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6023">
                <text:p>0.846023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15922">
                <text:p>0.81592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561597">
                <text:p>0.561597</text:p>
              </table:table-cell>
              <table:table-cell office:value-type="float" office:value="0.818486">
                <text:p>0.818486</text:p>
              </table:table-cell>
              <table:table-cell office:value-type="float" office:value="0.829926">
                <text:p>0.829926</text:p>
              </table:table-cell>
              <table:table-cell office:value-type="float" office:value="0.841431">
                <text:p>0.84143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4503">
                <text:p>0.844503</text:p>
              </table:table-cell>
              <table:table-cell office:value-type="float" office:value="0.847179">
                <text:p>0.847179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6">
                <text:p>0.85566</text:p>
              </table:table-cell>
              <table:table-cell office:value-type="float" office:value="0.856115">
                <text:p>0.856115</text:p>
              </table:table-cell>
              <table:table-cell office:value-type="float" office:value="0.815133">
                <text:p>0.81513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534167">
                <text:p>0.534167</text:p>
              </table:table-cell>
              <table:table-cell office:value-type="float" office:value="0.818745">
                <text:p>0.818745</text:p>
              </table:table-cell>
              <table:table-cell office:value-type="float" office:value="0.830219">
                <text:p>0.830219</text:p>
              </table:table-cell>
              <table:table-cell office:value-type="float" office:value="0.841196">
                <text:p>0.84119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782">
                <text:p>0.843782</text:p>
              </table:table-cell>
              <table:table-cell office:value-type="float" office:value="0.847478">
                <text:p>0.847478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27">
                <text:p>0.855627</text:p>
              </table:table-cell>
              <table:table-cell office:value-type="float" office:value="0.856115">
                <text:p>0.856115</text:p>
              </table:table-cell>
              <table:table-cell office:value-type="float" office:value="0.812376">
                <text:p>0.81237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601388">
                <text:p>0.601388</text:p>
              </table:table-cell>
              <table:table-cell office:value-type="float" office:value="0.815401">
                <text:p>0.815401</text:p>
              </table:table-cell>
              <table:table-cell office:value-type="float" office:value="0.826979">
                <text:p>0.826979</text:p>
              </table:table-cell>
              <table:table-cell office:value-type="float" office:value="0.840745">
                <text:p>0.84074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653">
                <text:p>0.842653</text:p>
              </table:table-cell>
              <table:table-cell office:value-type="float" office:value="0.846892">
                <text:p>0.84689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18222">
                <text:p>0.81822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545491">
                <text:p>0.545491</text:p>
              </table:table-cell>
              <table:table-cell office:value-type="float" office:value="0.816889">
                <text:p>0.816889</text:p>
              </table:table-cell>
              <table:table-cell office:value-type="float" office:value="0.82738">
                <text:p>0.82738</text:p>
              </table:table-cell>
              <table:table-cell office:value-type="float" office:value="0.840782">
                <text:p>0.840782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">
                <text:p>0.843</text:p>
              </table:table-cell>
              <table:table-cell office:value-type="float" office:value="0.846624">
                <text:p>0.846624</text:p>
              </table:table-cell>
              <table:table-cell office:value-type="float" office:value="0.855534">
                <text:p>0.85553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12831">
                <text:p>0.81283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69629">
                <text:p>0.69629</text:p>
              </table:table-cell>
              <table:table-cell office:value-type="float" office:value="0.82219">
                <text:p>0.82219</text:p>
              </table:table-cell>
              <table:table-cell office:value-type="float" office:value="0.834477">
                <text:p>0.83447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59">
                <text:p>0.84259</text:p>
              </table:table-cell>
              <table:table-cell office:value-type="float" office:value="0.845503">
                <text:p>0.845503</text:p>
              </table:table-cell>
              <table:table-cell office:value-type="float" office:value="0.853562">
                <text:p>0.85356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11">
                <text:p>0.855611</text:p>
              </table:table-cell>
              <table:table-cell office:value-type="float" office:value="0.856115">
                <text:p>0.856115</text:p>
              </table:table-cell>
              <table:table-cell office:value-type="float" office:value="0.828868">
                <text:p>0.82886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664287">
                <text:p>0.664287</text:p>
              </table:table-cell>
              <table:table-cell office:value-type="float" office:value="0.819091">
                <text:p>0.819091</text:p>
              </table:table-cell>
              <table:table-cell office:value-type="float" office:value="0.830893">
                <text:p>0.83089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897">
                <text:p>0.842897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111">
                <text:p>0.85411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95">
                <text:p>0.855595</text:p>
              </table:table-cell>
              <table:table-cell office:value-type="float" office:value="0.856115">
                <text:p>0.856115</text:p>
              </table:table-cell>
              <table:table-cell office:value-type="float" office:value="0.825084">
                <text:p>0.82508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671118">
                <text:p>0.671118</text:p>
              </table:table-cell>
              <table:table-cell office:value-type="float" office:value="0.815128">
                <text:p>0.815128</text:p>
              </table:table-cell>
              <table:table-cell office:value-type="float" office:value="0.830988">
                <text:p>0.830988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3631">
                <text:p>0.843631</text:p>
              </table:table-cell>
              <table:table-cell office:value-type="float" office:value="0.845503">
                <text:p>0.845503</text:p>
              </table:table-cell>
              <table:table-cell office:value-type="float" office:value="0.85474">
                <text:p>0.8547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43">
                <text:p>0.855643</text:p>
              </table:table-cell>
              <table:table-cell office:value-type="float" office:value="0.856115">
                <text:p>0.856115</text:p>
              </table:table-cell>
              <table:table-cell office:value-type="float" office:value="0.825521">
                <text:p>0.82552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648623">
                <text:p>0.648623</text:p>
              </table:table-cell>
              <table:table-cell office:value-type="float" office:value="0.810372">
                <text:p>0.810372</text:p>
              </table:table-cell>
              <table:table-cell office:value-type="float" office:value="0.824255">
                <text:p>0.824255</text:p>
              </table:table-cell>
              <table:table-cell office:value-type="float" office:value="0.839596">
                <text:p>0.83959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435">
                <text:p>0.842435</text:p>
              </table:table-cell>
              <table:table-cell office:value-type="float" office:value="0.84554">
                <text:p>0.84554</text:p>
              </table:table-cell>
              <table:table-cell office:value-type="float" office:value="0.855254">
                <text:p>0.85525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92">
                <text:p>0.855692</text:p>
              </table:table-cell>
              <table:table-cell office:value-type="float" office:value="0.856115">
                <text:p>0.856115</text:p>
              </table:table-cell>
              <table:table-cell office:value-type="float" office:value="0.821877">
                <text:p>0.821877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58367">
                <text:p>0.58367</text:p>
              </table:table-cell>
              <table:table-cell office:value-type="float" office:value="0.809176">
                <text:p>0.809176</text:p>
              </table:table-cell>
              <table:table-cell office:value-type="float" office:value="0.826198">
                <text:p>0.826198</text:p>
              </table:table-cell>
              <table:table-cell office:value-type="float" office:value="0.840105">
                <text:p>0.840105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01">
                <text:p>0.84501</text:p>
              </table:table-cell>
              <table:table-cell office:value-type="float" office:value="0.853574">
                <text:p>0.85357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27">
                <text:p>0.855627</text:p>
              </table:table-cell>
              <table:table-cell office:value-type="float" office:value="0.856115">
                <text:p>0.856115</text:p>
              </table:table-cell>
              <table:table-cell office:value-type="float" office:value="0.815182">
                <text:p>0.81518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475339">
                <text:p>0.475339</text:p>
              </table:table-cell>
              <table:table-cell office:value-type="float" office:value="0.803221">
                <text:p>0.803221</text:p>
              </table:table-cell>
              <table:table-cell office:value-type="float" office:value="0.822045">
                <text:p>0.822045</text:p>
              </table:table-cell>
              <table:table-cell office:value-type="float" office:value="0.834204">
                <text:p>0.83420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6736">
                <text:p>0.84673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08">
                <text:p>0.855708</text:p>
              </table:table-cell>
              <table:table-cell office:value-type="float" office:value="0.856115">
                <text:p>0.856115</text:p>
              </table:table-cell>
              <table:table-cell office:value-type="float" office:value="0.803126">
                <text:p>0.80312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530606">
                <text:p>0.530606</text:p>
              </table:table-cell>
              <table:table-cell office:value-type="float" office:value="0.806138">
                <text:p>0.806138</text:p>
              </table:table-cell>
              <table:table-cell office:value-type="float" office:value="0.823013">
                <text:p>0.823013</text:p>
              </table:table-cell>
              <table:table-cell office:value-type="float" office:value="0.835041">
                <text:p>0.835041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587">
                <text:p>0.84587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41">
                <text:p>0.855741</text:p>
              </table:table-cell>
              <table:table-cell office:value-type="float" office:value="0.856115">
                <text:p>0.856115</text:p>
              </table:table-cell>
              <table:table-cell office:value-type="float" office:value="0.809041">
                <text:p>0.80904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523525">
                <text:p>0.523525</text:p>
              </table:table-cell>
              <table:table-cell office:value-type="float" office:value="0.806442">
                <text:p>0.806442</text:p>
              </table:table-cell>
              <table:table-cell office:value-type="float" office:value="0.823675">
                <text:p>0.823675</text:p>
              </table:table-cell>
              <table:table-cell office:value-type="float" office:value="0.837643">
                <text:p>0.83764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83">
                <text:p>0.841483</text:p>
              </table:table-cell>
              <table:table-cell office:value-type="float" office:value="0.846854">
                <text:p>0.84685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08">
                <text:p>0.855708</text:p>
              </table:table-cell>
              <table:table-cell office:value-type="float" office:value="0.856115">
                <text:p>0.856115</text:p>
              </table:table-cell>
              <table:table-cell office:value-type="float" office:value="0.808788">
                <text:p>0.80878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0538">
                <text:p>0.60538</text:p>
              </table:table-cell>
              <table:table-cell office:value-type="float" office:value="0.814991">
                <text:p>0.814991</text:p>
              </table:table-cell>
              <table:table-cell office:value-type="float" office:value="0.832183">
                <text:p>0.832183</text:p>
              </table:table-cell>
              <table:table-cell office:value-type="float" office:value="0.841448">
                <text:p>0.841448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435">
                <text:p>0.842435</text:p>
              </table:table-cell>
              <table:table-cell office:value-type="float" office:value="0.848935">
                <text:p>0.84893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6">
                <text:p>0.85566</text:p>
              </table:table-cell>
              <table:table-cell office:value-type="float" office:value="0.856115">
                <text:p>0.856115</text:p>
              </table:table-cell>
              <table:table-cell office:value-type="float" office:value="0.819358">
                <text:p>0.81935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475426">
                <text:p>0.475426</text:p>
              </table:table-cell>
              <table:table-cell office:value-type="float" office:value="0.809091">
                <text:p>0.809091</text:p>
              </table:table-cell>
              <table:table-cell office:value-type="float" office:value="0.832935">
                <text:p>0.832935</text:p>
              </table:table-cell>
              <table:table-cell office:value-type="float" office:value="0.84144">
                <text:p>0.8414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986">
                <text:p>0.842986</text:p>
              </table:table-cell>
              <table:table-cell office:value-type="float" office:value="0.849814">
                <text:p>0.84981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05992">
                <text:p>0.80599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57305">
                <text:p>0.57305</text:p>
              </table:table-cell>
              <table:table-cell office:value-type="float" office:value="0.814598">
                <text:p>0.814598</text:p>
              </table:table-cell>
              <table:table-cell office:value-type="float" office:value="0.836383">
                <text:p>0.83638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2074">
                <text:p>0.842074</text:p>
              </table:table-cell>
              <table:table-cell office:value-type="float" office:value="0.84694">
                <text:p>0.84694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43">
                <text:p>0.855643</text:p>
              </table:table-cell>
              <table:table-cell office:value-type="float" office:value="0.856115">
                <text:p>0.856115</text:p>
              </table:table-cell>
              <table:table-cell office:value-type="float" office:value="0.816269">
                <text:p>0.816269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579655">
                <text:p>0.579655</text:p>
              </table:table-cell>
              <table:table-cell office:value-type="float" office:value="0.817354">
                <text:p>0.817354</text:p>
              </table:table-cell>
              <table:table-cell office:value-type="float" office:value="0.832644">
                <text:p>0.832644</text:p>
              </table:table-cell>
              <table:table-cell office:value-type="float" office:value="0.84144">
                <text:p>0.8414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7">
                <text:p>0.84147</text:p>
              </table:table-cell>
              <table:table-cell office:value-type="float" office:value="0.847781">
                <text:p>0.84778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08">
                <text:p>0.855708</text:p>
              </table:table-cell>
              <table:table-cell office:value-type="float" office:value="0.856115">
                <text:p>0.856115</text:p>
              </table:table-cell>
              <table:table-cell office:value-type="float" office:value="0.81686">
                <text:p>0.81686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486117">
                <text:p>0.486117</text:p>
              </table:table-cell>
              <table:table-cell office:value-type="float" office:value="0.803889">
                <text:p>0.803889</text:p>
              </table:table-cell>
              <table:table-cell office:value-type="float" office:value="0.827339">
                <text:p>0.827339</text:p>
              </table:table-cell>
              <table:table-cell office:value-type="float" office:value="0.841423">
                <text:p>0.841423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6542">
                <text:p>0.846542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741">
                <text:p>0.855741</text:p>
              </table:table-cell>
              <table:table-cell office:value-type="float" office:value="0.856115">
                <text:p>0.856115</text:p>
              </table:table-cell>
              <table:table-cell office:value-type="float" office:value="0.805506">
                <text:p>0.80550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470123">
                <text:p>0.470123</text:p>
              </table:table-cell>
              <table:table-cell office:value-type="float" office:value="0.782628">
                <text:p>0.782628</text:p>
              </table:table-cell>
              <table:table-cell office:value-type="float" office:value="0.828626">
                <text:p>0.82862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83">
                <text:p>0.84183</text:p>
              </table:table-cell>
              <table:table-cell office:value-type="float" office:value="0.850381">
                <text:p>0.850381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92">
                <text:p>0.855692</text:p>
              </table:table-cell>
              <table:table-cell office:value-type="float" office:value="0.856115">
                <text:p>0.856115</text:p>
              </table:table-cell>
              <table:table-cell office:value-type="float" office:value="0.802329">
                <text:p>0.8023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517696">
                <text:p>0.517696</text:p>
              </table:table-cell>
              <table:table-cell office:value-type="float" office:value="0.76993">
                <text:p>0.76993</text:p>
              </table:table-cell>
              <table:table-cell office:value-type="float" office:value="0.827932">
                <text:p>0.827932</text:p>
              </table:table-cell>
              <table:table-cell office:value-type="float" office:value="0.84144">
                <text:p>0.84144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6556">
                <text:p>0.84655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92">
                <text:p>0.855692</text:p>
              </table:table-cell>
              <table:table-cell office:value-type="float" office:value="0.856115">
                <text:p>0.856115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481476">
                <text:p>0.481476</text:p>
              </table:table-cell>
              <table:table-cell office:value-type="float" office:value="0.810377">
                <text:p>0.810377</text:p>
              </table:table-cell>
              <table:table-cell office:value-type="float" office:value="0.835036">
                <text:p>0.835036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457">
                <text:p>0.841457</text:p>
              </table:table-cell>
              <table:table-cell office:value-type="float" office:value="0.84155">
                <text:p>0.84155</text:p>
              </table:table-cell>
              <table:table-cell office:value-type="float" office:value="0.848965">
                <text:p>0.848965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546">
                <text:p>0.855546</text:p>
              </table:table-cell>
              <table:table-cell office:value-type="float" office:value="0.855676">
                <text:p>0.855676</text:p>
              </table:table-cell>
              <table:table-cell office:value-type="float" office:value="0.856115">
                <text:p>0.856115</text:p>
              </table:table-cell>
              <table:table-cell office:value-type="float" office:value="0.806709">
                <text:p>0.806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